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11.299cm"/>
    </style:style>
    <style:style style:name="co8" style:family="table-column">
      <style:table-column-properties fo:break-before="auto" style:column-width="15.187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3.371cm"/>
    </style:style>
    <style:style style:name="co11" style:family="table-column">
      <style:table-column-properties fo:break-before="auto" style:column-width="4.424cm"/>
    </style:style>
    <style:style style:name="co12" style:family="table-column">
      <style:table-column-properties fo:break-before="auto" style:column-width="5.794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757cm"/>
    </style:style>
    <style:style style:name="ro1" style:family="table-row">
      <style:table-row-properties style:row-height="0.388cm" fo:break-before="auto" style:use-optimal-row-height="fals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PCLT_5f_data_5f_pageSty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clt 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9" table:number-columns-repeated="241" table:default-cell-style-name="ce2"/>
        <table:table-column table:style-name="co14" table:number-columns-repeated="766" table:default-cell-style-name="Default"/>
        <table:table-row table:style-name="ro1">
          <table:table-cell table:style-name="ce1"/>
          <table:table-cell table:style-name="ce3" office:value-type="string">
            <text:p>Copyright (C) 2009 Andrejs Sisojevs &lt;andrejs.sisojevs@nextmail.ru&gt;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free software; you can redistribute it and/o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odify it under the terms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s published by the Free Software Foundation; eithe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version 2.1 of the License, or (at your option) any later version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distributed in the hope that it will be useful,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but WITHOUT ANY WARRANTY; without even the implied warranty of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ERCHANTABILITY or FITNESS FOR A PARTICULAR PURPOSE. <text:s/>See the GNU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esser General Public License for more details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You should have received a copy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long with this library; if not, write to the Free Software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Foundation, Inc., 51 Franklin St, Fifth Floor, Boston, MA <text:s/>02110-1301 <text:s/>USA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PCLT initial templates set</text:p>
          </table:table-cell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*(saving nerves) if you are using StarOffice, make sure that it doesn't automatically change double quote on two single ones, and also one single on two single ones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table:number-columns-spanned="1" table:number-rows-spanned="2">
            <text:p>Collection</text:p>
          </table:table-cell>
          <table:table-cell table:style-name="ce10" office:value-type="string" table:number-columns-spanned="1" table:number-rows-spanned="2">
            <text:p>Collection ID</text:p>
          </table:table-cell>
          <table:table-cell table:style-name="ce10" office:value-type="string" table:number-columns-spanned="1" table:number-rows-spanned="2">
            <text:p>Template ID (wrapped)</text:p>
          </table:table-cell>
          <table:table-cell table:style-name="ce10" office:value-type="string" table:number-columns-spanned="1" table:number-rows-spanned="2">
            <text:p>Template ID</text:p>
          </table:table-cell>
          <table:table-cell table:style-name="ce19" office:value-type="string" table:number-columns-spanned="1" table:number-rows-spanned="2">
            <text:p>For representation required detalization level</text:p>
          </table:table-cell>
          <table:table-cell table:style-name="ce20" office:value-type="string" table:number-columns-spanned="2" table:number-rows-spanned="1">
            <text:p>Templates</text:p>
          </table:table-cell>
          <table:covered-table-cell table:style-name="ce10"/>
          <table:table-cell table:style-name="ce10" table:number-columns-spanned="1" table:number-rows-spanned="2"/>
          <table:table-cell table:style-name="ce10" office:value-type="string" table:number-columns-spanned="1" table:number-rows-spanned="2">
            <text:p>HS</text:p>
          </table:table-cell>
          <table:table-cell table:style-name="ce10" office:value-type="string" table:number-columns-spanned="1" table:number-rows-spanned="2">
            <text:p>RAW</text:p>
          </table:table-cell>
          <table:table-cell table:style-name="ce10" office:value-type="string" table:number-columns-spanned="1" table:number-rows-spanned="2">
            <text:p>SQL</text:p>
          </table:table-cell>
          <table:table-cell table:style-name="ce10" table:number-columns-spanned="1" table:number-rows-spanned="2"/>
          <table:table-cell table:style-name="ce10" office:value-type="string" table:number-columns-spanned="2" table:number-rows-spanned="1">
            <text:p>Templates — with escaped symbols for PostgreSQL</text:p>
          </table:table-cell>
          <table:covered-table-cell table:style-name="ce10"/>
          <table:table-cell table:style-name="ce10" office:value-type="string" table:number-columns-spanned="2" table:number-rows-spanned="1">
            <text:p>Templates — with escaped symbols for Haskell (only “ gets escaped here)</text:p>
          </table:table-cell>
          <table:covered-table-cell table:style-name="ce10"/>
          <table:table-cell table:number-columns-repeated="1007"/>
        </table:table-row>
        <table:table-row table:style-name="ro3">
          <table:table-cell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office:value-type="string">
            <text:p>rus</text:p>
          </table:table-cell>
          <table:table-cell table:style-name="ce21" office:value-type="string">
            <text:p>eng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number-columns-repeated="1007"/>
        </table:table-row>
        <table:table-row table:style-name="ro3">
          <table:table-cell/>
          <table:table-cell table:style-name="ce6"/>
          <table:table-cell table:style-name="ce11" table:number-columns-repeated="2"/>
          <table:table-cell table:style-name="ce7" table:number-columns-repeated="13"/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2]=&quot;General commons&quot;;1;IF([.B22]=&quot;General DB commons&quot;;2;IF([.B22]=&quot;General networking commons&quot;;3;IF([.B22]=&quot;PCLT messages&quot;;4;IF([.B22]=&quot;PCLT-DB messages&quot;;5;-1)))))" office:value-type="float" office:value="1">
            <text:p>1</text:p>
          </table:table-cell>
          <table:table-cell table:style-name="ce11" table:formula="of:=IF([.E22]=&quot;&quot;;&quot;&quot;;CONCATENATE(&quot;##|&quot;;[.E22];&quot;##|&quot;) )" office:value-type="string" office:string-value="##|TRUE##|">
            <text:p>##|TRUE##|</text:p>
          </table:table-cell>
          <table:table-cell table:style-name="ce7" office:value-type="string">
            <text:p>TRUE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ДА</text:p>
          </table:table-cell>
          <table:table-cell table:style-name="ce7" office:value-type="string">
            <text:p>TRUE</text:p>
          </table:table-cell>
          <table:table-cell table:style-name="ce7" office:value-type="string">
            <text:p><text:s/></text:p>
          </table:table-cell>
          <table:table-cell table:style-name="ce7" table:formula="of:=IF([.E22]=&quot;&quot;;&quot;&quot;;CONCATENATE(&quot;, (&quot;;CHAR(34);[.E22];CHAR(34);&quot;, (M.fromList [(&quot; &amp; CHAR(34) &amp; [.P$20] &amp; CHAR(34) &amp; &quot;, &quot; &amp; IF([.P22]=&quot;&quot;;&quot;B.empty&quot;;&quot;B.pack &quot; &amp; CHAR(34) &amp; [.P22] &amp; CHAR(34)) &amp; &quot;), (&quot; &amp; CHAR(34) &amp; [.Q$20] &amp; CHAR(34) &amp; &quot;, &quot; &amp; IF([.Q22]=&quot;&quot;;&quot;B.empty&quot;;&quot;B.pack &quot; &amp; CHAR(34) &amp; [.Q22] &amp; CHAR(34)) &amp; &quot;)], str2PCLT_SDL Required_SDLM &quot;;CHAR(34);[.F22];CHAR(34);&quot; inner_cfg))&quot;))" office:value-type="string" office:string-value=", (&quot;TRUE&quot;, (M.fromList [(&quot;rus&quot;, B.pack &quot;ДА&quot;), (&quot;eng&quot;, B.pack &quot;TRUE&quot;)], str2PCLT_SDL Required_SDLM &quot;one&quot; inner_cfg))">
            <text:p>, ("TRUE", (M.fromList [("rus", B.pack "ДА"), ("eng", B.pack "TRUE")], str2PCLT_SDL Required_SDLM "one" inner_cfg))</text:p>
          </table:table-cell>
          <table:table-cell table:style-name="ce7" table:formula="of:=IF([.E22]=&quot;&quot;;&quot;&quot;;CONCATENATE([.E22];&quot;%&quot;;[.F22];&quot;%&quot;;[.G22];&quot;%&quot;;[.H22]))" office:value-type="string" office:string-value="TRUE%one%ДА%TRUE">
            <text:p>TRUE%one%ДА%TRUE</text:p>
          </table:table-cell>
          <table:table-cell table:style-name="ce11" table:formula="of:=IF([.E22]=&quot;&quot;;&quot;&quot;;&quot;INSERT INTO tpls (pclt_id) VALUES('&quot;&amp;[.E22]&amp;&quot;');&quot;&amp;CHAR(13)&amp;CHAR(10) &amp; IF([.N22]=&quot;&quot;;&quot;&quot;;&quot;INSERT INTO tpls_localized (lng, pclt_id, structured_text) VALUES('&quot;&amp; [.N$20] &amp; &quot;', '&quot;&amp;[.E22]&amp;&quot;', '&quot;&amp;[.N22]&amp;&quot;');&quot;) &amp; CHAR(13)&amp;CHAR(10) &amp; IF([.O22]=&quot;&quot;;&quot;&quot;;&quot;INSERT INTO tpls_localized (lng, pclt_id, structured_text) VALUES('&quot;&amp;[.O$20]&amp;&quot;', '&quot;&amp;[.E22]&amp;&quot;', '&quot;&amp;[.O22]&amp;&quot;');&quot;) &amp; CHAR(13)&amp;CHAR(10)&amp;&quot;INSERT INTO tpls_inclusions_in_collections (tpls_collection_id, pclt_id, tpl_dflt_req_sdl) VALUES (&quot;&amp;[.C22]&amp;&quot;,'&quot;&amp;[.E22]&amp;&quot;','&quot;&amp;[.F22]&amp;&quot;');&quot;)" office:value-type="string" office:string-value="INSERT INTO tpls (pclt_id) VALUES('TRUE');&#13;&#10;INSERT INTO tpls_localized (lng, pclt_id, structured_text) VALUES('rus', 'TRUE', 'ДА');&#13;&#10;INSERT INTO tpls_localized (lng, pclt_id, structured_text) VALUES('eng', 'TRUE', 'TRUE');&#13;&#10;INSERT INTO tpls_inclusions_in_collections (tpls_collection_id, pclt_id, tpl_dflt_req_sdl) VALUES (1,'TRUE','one');">
            <text:p>INSERT INTO tpls (pclt_id) VALUES('TRUE');<text:line-break/>INSERT INTO tpls_localized (lng, pclt_id, structured_text) VALUES('rus', 'TRUE', 'ДА');<text:line-break/>INSERT INTO tpls_localized (lng, pclt_id, structured_text) VALUES('eng', 'TRUE', 'TRUE');<text:line-break/>INSERT INTO tpls_inclusions_in_collections (tpls_collection_id, pclt_id, tpl_dflt_req_sdl) VALUES (1,'TRUE','one');</text:p>
          </table:table-cell>
          <table:table-cell table:style-name="ce7" office:value-type="string">
            <text:p><text:s/></text:p>
          </table:table-cell>
          <table:table-cell table:style-name="ce11" table:formula="of:=SUBSTITUTE([.G22];&quot;'&quot;;&quot;''&quot;)" office:value-type="string" office:string-value="ДА">
            <text:p>ДА</text:p>
          </table:table-cell>
          <table:table-cell table:style-name="ce11" table:formula="of:=SUBSTITUTE([.H22];&quot;'&quot;;&quot;''&quot;)" office:value-type="string" office:string-value="TRUE">
            <text:p>TRUE</text:p>
          </table:table-cell>
          <table:table-cell table:style-name="ce11" table:formula="of:=SUBSTITUTE([.G22];&quot;&quot;&quot;&quot;;&quot;\&quot;&quot;&quot;)" office:value-type="string" office:string-value="ДА">
            <text:p>ДА</text:p>
          </table:table-cell>
          <table:table-cell table:style-name="ce11" table:formula="of:=SUBSTITUTE([.H22];&quot;&quot;&quot;&quot;;&quot;\&quot;&quot;&quot;)" office:value-type="string" office:string-value="TRUE">
            <text:p>TRUE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3]=&quot;General commons&quot;;1;IF([.B23]=&quot;General DB commons&quot;;2;IF([.B23]=&quot;General networking commons&quot;;3;IF([.B23]=&quot;PCLT messages&quot;;4;IF([.B23]=&quot;PCLT-DB messages&quot;;5;-1)))))" office:value-type="float" office:value="1">
            <text:p>1</text:p>
          </table:table-cell>
          <table:table-cell table:style-name="ce11" table:formula="of:=IF([.E23]=&quot;&quot;;&quot;&quot;;CONCATENATE(&quot;##|&quot;;[.E23];&quot;##|&quot;) )" office:value-type="string" office:string-value="##|FALSE##|">
            <text:p>##|FALSE##|</text:p>
          </table:table-cell>
          <table:table-cell table:style-name="ce15" office:value-type="string">
            <text:p>FALSE</text:p>
          </table:table-cell>
          <table:table-cell table:style-name="ce7" office:value-type="string">
            <text:p>##|TRUE##|</text:p>
          </table:table-cell>
          <table:table-cell table:style-name="ce7" office:value-type="string">
            <text:p>НЕТ</text:p>
          </table:table-cell>
          <table:table-cell table:style-name="ce7" office:value-type="string">
            <text:p>FALSE</text:p>
          </table:table-cell>
          <table:table-cell table:style-name="ce7" office:value-type="string">
            <text:p><text:s/></text:p>
          </table:table-cell>
          <table:table-cell table:style-name="ce7" table:formula="of:=IF([.E23]=&quot;&quot;;&quot;&quot;;CONCATENATE(&quot;, (&quot;;CHAR(34);[.E23];CHAR(34);&quot;, (M.fromList [(&quot; &amp; CHAR(34) &amp; [.P$20] &amp; CHAR(34) &amp; &quot;, &quot; &amp; IF([.P23]=&quot;&quot;;&quot;B.empty&quot;;&quot;B.pack &quot; &amp; CHAR(34) &amp; [.P23] &amp; CHAR(34)) &amp; &quot;), (&quot; &amp; CHAR(34) &amp; [.Q$20] &amp; CHAR(34) &amp; &quot;, &quot; &amp; IF([.Q23]=&quot;&quot;;&quot;B.empty&quot;;&quot;B.pack &quot; &amp; CHAR(34) &amp; [.Q23] &amp; CHAR(34)) &amp; &quot;)], str2PCLT_SDL Required_SDLM &quot;;CHAR(34);[.F23];CHAR(34);&quot; inner_cfg))&quot;))" office:value-type="string" office:string-value=", (&quot;FALSE&quot;, (M.fromList [(&quot;rus&quot;, B.pack &quot;НЕТ&quot;), (&quot;eng&quot;, B.pack &quot;FALSE&quot;)], str2PCLT_SDL Required_SDLM &quot;##|TRUE##|&quot; inner_cfg))">
            <text:p>, ("FALSE", (M.fromList [("rus", B.pack "НЕТ"), ("eng", B.pack "FALSE")], str2PCLT_SDL Required_SDLM "##|TRUE##|" inner_cfg))</text:p>
          </table:table-cell>
          <table:table-cell table:style-name="ce7" table:formula="of:=IF([.E23]=&quot;&quot;;&quot;&quot;;CONCATENATE([.E23];&quot;%&quot;;[.F23];&quot;%&quot;;[.G23];&quot;%&quot;;[.H23]))" office:value-type="string" office:string-value="FALSE%##|TRUE##|%НЕТ%FALSE">
            <text:p>FALSE%##|TRUE##|%НЕТ%FALSE</text:p>
          </table:table-cell>
          <table:table-cell table:style-name="ce11" table:formula="of:=IF([.E23]=&quot;&quot;;&quot;&quot;;&quot;INSERT INTO tpls (pclt_id) VALUES('&quot;&amp;[.E23]&amp;&quot;');&quot;&amp;CHAR(13)&amp;CHAR(10) &amp; IF([.N23]=&quot;&quot;;&quot;&quot;;&quot;INSERT INTO tpls_localized (lng, pclt_id, structured_text) VALUES('&quot;&amp; [.N$20] &amp; &quot;', '&quot;&amp;[.E23]&amp;&quot;', '&quot;&amp;[.N23]&amp;&quot;');&quot;) &amp; CHAR(13)&amp;CHAR(10) &amp; IF([.O23]=&quot;&quot;;&quot;&quot;;&quot;INSERT INTO tpls_localized (lng, pclt_id, structured_text) VALUES('&quot;&amp;[.O$20]&amp;&quot;', '&quot;&amp;[.E23]&amp;&quot;', '&quot;&amp;[.O23]&amp;&quot;');&quot;) &amp; CHAR(13)&amp;CHAR(10)&amp;&quot;INSERT INTO tpls_inclusions_in_collections (tpls_collection_id, pclt_id, tpl_dflt_req_sdl) VALUES (&quot;&amp;[.C23]&amp;&quot;,'&quot;&amp;[.E23]&amp;&quot;','&quot;&amp;[.F23]&amp;&quot;');&quot;)" office:value-type="string" office:string-value="INSERT INTO tpls (pclt_id) VALUES('FALSE');&#13;&#10;INSERT INTO tpls_localized (lng, pclt_id, structured_text) VALUES('rus', 'FALSE', 'НЕТ');&#13;&#10;INSERT INTO tpls_localized (lng, pclt_id, structured_text) VALUES('eng', 'FALSE', 'FALSE');&#13;&#10;INSERT INTO tpls_inclusions_in_collections (tpls_collection_id, pclt_id, tpl_dflt_req_sdl) VALUES (1,'FALSE','##|TRUE##|');">
            <text:p>INSERT INTO tpls (pclt_id) VALUES('FALSE');<text:line-break/>INSERT INTO tpls_localized (lng, pclt_id, structured_text) VALUES('rus', 'FALSE', 'НЕТ');<text:line-break/>INSERT INTO tpls_localized (lng, pclt_id, structured_text) VALUES('eng', 'FALSE', 'FALSE');<text:line-break/>INSERT INTO tpls_inclusions_in_collections (tpls_collection_id, pclt_id, tpl_dflt_req_sdl) VALUES (1,'FALSE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3];&quot;'&quot;;&quot;''&quot;)" office:value-type="string" office:string-value="НЕТ">
            <text:p>НЕТ</text:p>
          </table:table-cell>
          <table:table-cell table:style-name="ce11" table:formula="of:=SUBSTITUTE([.H23];&quot;'&quot;;&quot;''&quot;)" office:value-type="string" office:string-value="FALSE">
            <text:p>FALSE</text:p>
          </table:table-cell>
          <table:table-cell table:style-name="ce11" table:formula="of:=SUBSTITUTE([.G23];&quot;&quot;&quot;&quot;;&quot;\&quot;&quot;&quot;)" office:value-type="string" office:string-value="НЕТ">
            <text:p>НЕТ</text:p>
          </table:table-cell>
          <table:table-cell table:style-name="ce11" table:formula="of:=SUBSTITUTE([.H23];&quot;&quot;&quot;&quot;;&quot;\&quot;&quot;&quot;)" office:value-type="string" office:string-value="FALSE">
            <text:p>FALSE</text:p>
          </table:table-cell>
          <table:table-cell table:number-columns-repeated="1007"/>
        </table:table-row>
        <table:table-row table:style-name="ro3">
          <table:table-cell/>
          <table:table-cell table:style-name="ce6"/>
          <table:table-cell table:style-name="ce11" table:formula="of:=IF([.B24]=&quot;General commons&quot;;1;IF([.B24]=&quot;General DB commons&quot;;2;IF([.B24]=&quot;General networking commons&quot;;3;IF([.B24]=&quot;PCLT messages&quot;;4;IF([.B24]=&quot;PCLT-DB messages&quot;;5;-1)))))" office:value-type="float" office:value="-1">
            <text:p>-1</text:p>
          </table:table-cell>
          <table:table-cell table:style-name="ce11" table:formula="of:=IF([.E24]=&quot;&quot;;&quot;&quot;;CONCATENATE(&quot;##|&quot;;[.E24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4]=&quot;&quot;;&quot;&quot;;CONCATENATE(&quot;, (&quot;;CHAR(34);[.E24];CHAR(34);&quot;, (M.fromList [(&quot; &amp; CHAR(34) &amp; [.P$20] &amp; CHAR(34) &amp; &quot;, &quot; &amp; IF([.P24]=&quot;&quot;;&quot;B.empty&quot;;&quot;B.pack &quot; &amp; CHAR(34) &amp; [.P24] &amp; CHAR(34)) &amp; &quot;), (&quot; &amp; CHAR(34) &amp; [.Q$20] &amp; CHAR(34) &amp; &quot;, &quot; &amp; IF([.Q24]=&quot;&quot;;&quot;B.empty&quot;;&quot;B.pack &quot; &amp; CHAR(34) &amp; [.Q24] &amp; CHAR(34)) &amp; &quot;)], str2PCLT_SDL Required_SDLM &quot;;CHAR(34);[.F24];CHAR(34);&quot; inner_cfg))&quot;))">
            <text:p/>
          </table:table-cell>
          <table:table-cell table:style-name="ce7" table:formula="of:=IF([.E24]=&quot;&quot;;&quot;&quot;;CONCATENATE([.E24];&quot;%&quot;;[.F24];&quot;%&quot;;[.G24];&quot;%&quot;;[.H24]))">
            <text:p/>
          </table:table-cell>
          <table:table-cell table:style-name="ce11" table:formula="of:=IF([.E24]=&quot;&quot;;&quot;&quot;;&quot;INSERT INTO tpls (pclt_id) VALUES('&quot;&amp;[.E24]&amp;&quot;');&quot;&amp;CHAR(13)&amp;CHAR(10) &amp; IF([.N24]=&quot;&quot;;&quot;&quot;;&quot;INSERT INTO tpls_localized (lng, pclt_id, structured_text) VALUES('&quot;&amp; [.N$20] &amp; &quot;', '&quot;&amp;[.E24]&amp;&quot;', '&quot;&amp;[.N24]&amp;&quot;');&quot;) &amp; CHAR(13)&amp;CHAR(10) &amp; IF([.O24]=&quot;&quot;;&quot;&quot;;&quot;INSERT INTO tpls_localized (lng, pclt_id, structured_text) VALUES('&quot;&amp;[.O$20]&amp;&quot;', '&quot;&amp;[.E24]&amp;&quot;', '&quot;&amp;[.O24]&amp;&quot;');&quot;) &amp; CHAR(13)&amp;CHAR(10)&amp;&quot;INSERT INTO tpls_inclusions_in_collections (tpls_collection_id, pclt_id, tpl_dflt_req_sdl) VALUES (&quot;&amp;[.C24]&amp;&quot;,'&quot;&amp;[.E24]&amp;&quot;','&quot;&amp;[.F2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4];&quot;'&quot;;&quot;''&quot;)">
            <text:p/>
          </table:table-cell>
          <table:table-cell table:style-name="ce11" table:formula="of:=SUBSTITUTE([.H24];&quot;'&quot;;&quot;''&quot;)">
            <text:p/>
          </table:table-cell>
          <table:table-cell table:style-name="ce11" table:formula="of:=SUBSTITUTE([.G24];&quot;&quot;&quot;&quot;;&quot;\&quot;&quot;&quot;)">
            <text:p/>
          </table:table-cell>
          <table:table-cell table:style-name="ce11" table:formula="of:=SUBSTITUTE([.H24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5]=&quot;General commons&quot;;1;IF([.B25]=&quot;General DB commons&quot;;2;IF([.B25]=&quot;General networking commons&quot;;3;IF([.B25]=&quot;PCLT messages&quot;;4;IF([.B25]=&quot;PCLT-DB messages&quot;;5;-1)))))" office:value-type="float" office:value="1">
            <text:p>1</text:p>
          </table:table-cell>
          <table:table-cell table:style-name="ce11" table:formula="of:=IF([.E25]=&quot;&quot;;&quot;&quot;;CONCATENATE(&quot;##|&quot;;[.E25];&quot;##|&quot;) )" office:value-type="string" office:string-value="##|MAYBE_A##|">
            <text:p>##|MAYBE_A##|</text:p>
          </table:table-cell>
          <table:table-cell table:style-name="ce15" office:value-type="string">
            <text:p>MAYBE_A</text:p>
          </table:table-cell>
          <table:table-cell table:style-name="ce7" office:value-type="string">
            <text:p>##|TRUE##|</text:p>
          </table:table-cell>
          <table:table-cell table:style-name="ce7" office:value-type="string">
            <text:p>@@|maybe_cnstr@@|</text:p>
          </table:table-cell>
          <table:table-cell table:style-name="ce7" office:value-type="string">
            <text:p>@@|maybe_cnstr@@|</text:p>
          </table:table-cell>
          <table:table-cell table:style-name="ce7" office:value-type="string">
            <text:p><text:s/></text:p>
          </table:table-cell>
          <table:table-cell table:style-name="ce7" table:formula="of:=IF([.E25]=&quot;&quot;;&quot;&quot;;CONCATENATE(&quot;, (&quot;;CHAR(34);[.E25];CHAR(34);&quot;, (M.fromList [(&quot; &amp; CHAR(34) &amp; [.P$20] &amp; CHAR(34) &amp; &quot;, &quot; &amp; IF([.P25]=&quot;&quot;;&quot;B.empty&quot;;&quot;B.pack &quot; &amp; CHAR(34) &amp; [.P25] &amp; CHAR(34)) &amp; &quot;), (&quot; &amp; CHAR(34) &amp; [.Q$20] &amp; CHAR(34) &amp; &quot;, &quot; &amp; IF([.Q25]=&quot;&quot;;&quot;B.empty&quot;;&quot;B.pack &quot; &amp; CHAR(34) &amp; [.Q25] &amp; CHAR(34)) &amp; &quot;)], str2PCLT_SDL Required_SDLM &quot;;CHAR(34);[.F25];CHAR(34);&quot; inner_cfg))&quot;))" office:value-type="string" office:string-value=", (&quot;MAYBE_A&quot;, (M.fromList [(&quot;rus&quot;, B.pack &quot;@@|maybe_cnstr@@|&quot;), (&quot;eng&quot;, B.pack &quot;@@|maybe_cnstr@@|&quot;)], str2PCLT_SDL Required_SDLM &quot;##|TRUE##|&quot; inner_cfg))">
            <text:p>, ("MAYBE_A", (M.fromList [("rus", B.pack "@@|maybe_cnstr@@|"), ("eng", B.pack "@@|maybe_cnstr@@|")], str2PCLT_SDL Required_SDLM "##|TRUE##|" inner_cfg))</text:p>
          </table:table-cell>
          <table:table-cell table:style-name="ce7" table:formula="of:=IF([.E25]=&quot;&quot;;&quot;&quot;;CONCATENATE([.E25];&quot;%&quot;;[.F25];&quot;%&quot;;[.G25];&quot;%&quot;;[.H25]))" office:value-type="string" office:string-value="MAYBE_A%##|TRUE##|%@@|maybe_cnstr@@|%@@|maybe_cnstr@@|">
            <text:p>MAYBE_A%##|TRUE##|%@@|maybe_cnstr@@|%@@|maybe_cnstr@@|</text:p>
          </table:table-cell>
          <table:table-cell table:style-name="ce11" table:formula="of:=IF([.E25]=&quot;&quot;;&quot;&quot;;&quot;INSERT INTO tpls (pclt_id) VALUES('&quot;&amp;[.E25]&amp;&quot;');&quot;&amp;CHAR(13)&amp;CHAR(10) &amp; IF([.N25]=&quot;&quot;;&quot;&quot;;&quot;INSERT INTO tpls_localized (lng, pclt_id, structured_text) VALUES('&quot;&amp; [.N$20] &amp; &quot;', '&quot;&amp;[.E25]&amp;&quot;', '&quot;&amp;[.N25]&amp;&quot;');&quot;) &amp; CHAR(13)&amp;CHAR(10) &amp; IF([.O25]=&quot;&quot;;&quot;&quot;;&quot;INSERT INTO tpls_localized (lng, pclt_id, structured_text) VALUES('&quot;&amp;[.O$20]&amp;&quot;', '&quot;&amp;[.E25]&amp;&quot;', '&quot;&amp;[.O25]&amp;&quot;');&quot;) &amp; CHAR(13)&amp;CHAR(10)&amp;&quot;INSERT INTO tpls_inclusions_in_collections (tpls_collection_id, pclt_id, tpl_dflt_req_sdl) VALUES (&quot;&amp;[.C25]&amp;&quot;,'&quot;&amp;[.E25]&amp;&quot;','&quot;&amp;[.F25]&amp;&quot;');&quot;)" office:value-type="string" office:string-value="INSERT INTO tpls (pclt_id) VALUES('MAYBE_A');&#13;&#10;INSERT INTO tpls_localized (lng, pclt_id, structured_text) VALUES('rus', 'MAYBE_A', '@@|maybe_cnstr@@|');&#13;&#10;INSERT INTO tpls_localized (lng, pclt_id, structured_text) VALUES('eng', 'MAYBE_A', '@@|maybe_cnstr@@|');&#13;&#10;INSERT INTO tpls_inclusions_in_collections (tpls_collection_id, pclt_id, tpl_dflt_req_sdl) VALUES (1,'MAYBE_A','##|TRUE##|');">
            <text:p>INSERT INTO tpls (pclt_id) VALUES('MAYBE_A');<text:line-break/>INSERT INTO tpls_localized (lng, pclt_id, structured_text) VALUES('rus', 'MAYBE_A', '@@|maybe_cnstr@@|');<text:line-break/>INSERT INTO tpls_localized (lng, pclt_id, structured_text) VALUES('eng', 'MAYBE_A', '@@|maybe_cnstr@@|');<text:line-break/>INSERT INTO tpls_inclusions_in_collections (tpls_collection_id, pclt_id, tpl_dflt_req_sdl) VALUES (1,'MAYBE_A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5];&quot;'&quot;;&quot;''&quot;)" office:value-type="string" office:string-value="@@|maybe_cnstr@@|">
            <text:p>@@|maybe_cnstr@@|</text:p>
          </table:table-cell>
          <table:table-cell table:style-name="ce11" table:formula="of:=SUBSTITUTE([.H25];&quot;'&quot;;&quot;''&quot;)" office:value-type="string" office:string-value="@@|maybe_cnstr@@|">
            <text:p>@@|maybe_cnstr@@|</text:p>
          </table:table-cell>
          <table:table-cell table:style-name="ce11" table:formula="of:=SUBSTITUTE([.G25];&quot;&quot;&quot;&quot;;&quot;\&quot;&quot;&quot;)" office:value-type="string" office:string-value="@@|maybe_cnstr@@|">
            <text:p>@@|maybe_cnstr@@|</text:p>
          </table:table-cell>
          <table:table-cell table:style-name="ce11" table:formula="of:=SUBSTITUTE([.H25];&quot;&quot;&quot;&quot;;&quot;\&quot;&quot;&quot;)" office:value-type="string" office:string-value="@@|maybe_cnstr@@|">
            <text:p>@@|maybe_cnstr@@|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6]=&quot;General commons&quot;;1;IF([.B26]=&quot;General DB commons&quot;;2;IF([.B26]=&quot;General networking commons&quot;;3;IF([.B26]=&quot;PCLT messages&quot;;4;IF([.B26]=&quot;PCLT-DB messages&quot;;5;-1)))))" office:value-type="float" office:value="1">
            <text:p>1</text:p>
          </table:table-cell>
          <table:table-cell table:style-name="ce11" table:formula="of:=IF([.E26]=&quot;&quot;;&quot;&quot;;CONCATENATE(&quot;##|&quot;;[.E26];&quot;##|&quot;) )" office:value-type="string" office:string-value="##|MAYBE_JUST##|">
            <text:p>##|MAYBE_JUST##|</text:p>
          </table:table-cell>
          <table:table-cell table:style-name="ce15" office:value-type="string">
            <text:p>MAYBE_JUST</text:p>
          </table:table-cell>
          <table:table-cell table:style-name="ce15" office:value-type="string">
            <text:p>##|MAYBE_A##|</text:p>
          </table:table-cell>
          <table:table-cell table:style-name="ce7" office:value-type="string">
            <text:p>@@|a@@|</text:p>
          </table:table-cell>
          <table:table-cell table:style-name="ce7" office:value-type="string">
            <text:p>@@|a@@|</text:p>
          </table:table-cell>
          <table:table-cell table:style-name="ce7" office:value-type="string">
            <text:p><text:s/></text:p>
          </table:table-cell>
          <table:table-cell table:style-name="ce7" table:formula="of:=IF([.E26]=&quot;&quot;;&quot;&quot;;CONCATENATE(&quot;, (&quot;;CHAR(34);[.E26];CHAR(34);&quot;, (M.fromList [(&quot; &amp; CHAR(34) &amp; [.P$20] &amp; CHAR(34) &amp; &quot;, &quot; &amp; IF([.P26]=&quot;&quot;;&quot;B.empty&quot;;&quot;B.pack &quot; &amp; CHAR(34) &amp; [.P26] &amp; CHAR(34)) &amp; &quot;), (&quot; &amp; CHAR(34) &amp; [.Q$20] &amp; CHAR(34) &amp; &quot;, &quot; &amp; IF([.Q26]=&quot;&quot;;&quot;B.empty&quot;;&quot;B.pack &quot; &amp; CHAR(34) &amp; [.Q26] &amp; CHAR(34)) &amp; &quot;)], str2PCLT_SDL Required_SDLM &quot;;CHAR(34);[.F26];CHAR(34);&quot; inner_cfg))&quot;))" office:value-type="string" office:string-value=", (&quot;MAYBE_JUST&quot;, (M.fromList [(&quot;rus&quot;, B.pack &quot;@@|a@@|&quot;), (&quot;eng&quot;, B.pack &quot;@@|a@@|&quot;)], str2PCLT_SDL Required_SDLM &quot;##|MAYBE_A##|&quot; inner_cfg))">
            <text:p>, ("MAYBE_JUST", (M.fromList [("rus", B.pack "@@|a@@|"), ("eng", B.pack "@@|a@@|")], str2PCLT_SDL Required_SDLM "##|MAYBE_A##|" inner_cfg))</text:p>
          </table:table-cell>
          <table:table-cell table:style-name="ce7" table:formula="of:=IF([.E26]=&quot;&quot;;&quot;&quot;;CONCATENATE([.E26];&quot;%&quot;;[.F26];&quot;%&quot;;[.G26];&quot;%&quot;;[.H26]))" office:value-type="string" office:string-value="MAYBE_JUST%##|MAYBE_A##|%@@|a@@|%@@|a@@|">
            <text:p>MAYBE_JUST%##|MAYBE_A##|%@@|a@@|%@@|a@@|</text:p>
          </table:table-cell>
          <table:table-cell table:style-name="ce11" table:formula="of:=IF([.E26]=&quot;&quot;;&quot;&quot;;&quot;INSERT INTO tpls (pclt_id) VALUES('&quot;&amp;[.E26]&amp;&quot;');&quot;&amp;CHAR(13)&amp;CHAR(10) &amp; IF([.N26]=&quot;&quot;;&quot;&quot;;&quot;INSERT INTO tpls_localized (lng, pclt_id, structured_text) VALUES('&quot;&amp; [.N$20] &amp; &quot;', '&quot;&amp;[.E26]&amp;&quot;', '&quot;&amp;[.N26]&amp;&quot;');&quot;) &amp; CHAR(13)&amp;CHAR(10) &amp; IF([.O26]=&quot;&quot;;&quot;&quot;;&quot;INSERT INTO tpls_localized (lng, pclt_id, structured_text) VALUES('&quot;&amp;[.O$20]&amp;&quot;', '&quot;&amp;[.E26]&amp;&quot;', '&quot;&amp;[.O26]&amp;&quot;');&quot;) &amp; CHAR(13)&amp;CHAR(10)&amp;&quot;INSERT INTO tpls_inclusions_in_collections (tpls_collection_id, pclt_id, tpl_dflt_req_sdl) VALUES (&quot;&amp;[.C26]&amp;&quot;,'&quot;&amp;[.E26]&amp;&quot;','&quot;&amp;[.F26]&amp;&quot;');&quot;)" office:value-type="string" office:string-value="INSERT INTO tpls (pclt_id) VALUES('MAYBE_JUST');&#13;&#10;INSERT INTO tpls_localized (lng, pclt_id, structured_text) VALUES('rus', 'MAYBE_JUST', '@@|a@@|');&#13;&#10;INSERT INTO tpls_localized (lng, pclt_id, structured_text) VALUES('eng', 'MAYBE_JUST', '@@|a@@|');&#13;&#10;INSERT INTO tpls_inclusions_in_collections (tpls_collection_id, pclt_id, tpl_dflt_req_sdl) VALUES (1,'MAYBE_JUST','##|MAYBE_A##|');">
            <text:p>INSERT INTO tpls (pclt_id) VALUES('MAYBE_JUST');<text:line-break/>INSERT INTO tpls_localized (lng, pclt_id, structured_text) VALUES('rus', 'MAYBE_JUST', '@@|a@@|');<text:line-break/>INSERT INTO tpls_localized (lng, pclt_id, structured_text) VALUES('eng', 'MAYBE_JUST', '@@|a@@|');<text:line-break/>INSERT INTO tpls_inclusions_in_collections (tpls_collection_id, pclt_id, tpl_dflt_req_sdl) VALUES (1,'MAYBE_JUST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6];&quot;'&quot;;&quot;''&quot;)" office:value-type="string" office:string-value="@@|a@@|">
            <text:p>@@|a@@|</text:p>
          </table:table-cell>
          <table:table-cell table:style-name="ce11" table:formula="of:=SUBSTITUTE([.H26];&quot;'&quot;;&quot;''&quot;)" office:value-type="string" office:string-value="@@|a@@|">
            <text:p>@@|a@@|</text:p>
          </table:table-cell>
          <table:table-cell table:style-name="ce11" table:formula="of:=SUBSTITUTE([.G26];&quot;&quot;&quot;&quot;;&quot;\&quot;&quot;&quot;)" office:value-type="string" office:string-value="@@|a@@|">
            <text:p>@@|a@@|</text:p>
          </table:table-cell>
          <table:table-cell table:style-name="ce11" table:formula="of:=SUBSTITUTE([.H26];&quot;&quot;&quot;&quot;;&quot;\&quot;&quot;&quot;)" office:value-type="string" office:string-value="@@|a@@|">
            <text:p>@@|a@@|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7]=&quot;General commons&quot;;1;IF([.B27]=&quot;General DB commons&quot;;2;IF([.B27]=&quot;General networking commons&quot;;3;IF([.B27]=&quot;PCLT messages&quot;;4;IF([.B27]=&quot;PCLT-DB messages&quot;;5;-1)))))" office:value-type="float" office:value="1">
            <text:p>1</text:p>
          </table:table-cell>
          <table:table-cell table:style-name="ce11" table:formula="of:=IF([.E27]=&quot;&quot;;&quot;&quot;;CONCATENATE(&quot;##|&quot;;[.E27];&quot;##|&quot;) )" office:value-type="string" office:string-value="##|MAYBE_NOTHING##|">
            <text:p>##|MAYBE_NOTHING##|</text:p>
          </table:table-cell>
          <table:table-cell table:style-name="ce15" office:value-type="string">
            <text:p>MAYBE_NOTHING</text:p>
          </table:table-cell>
          <table:table-cell table:style-name="ce15" office:value-type="string">
            <text:p>##|MAYBE_A##|</text:p>
          </table:table-cell>
          <table:table-cell table:style-name="ce7" office:value-type="string">
            <text:p>ничего</text:p>
          </table:table-cell>
          <table:table-cell table:style-name="ce7" office:value-type="string">
            <text:p>nothing</text:p>
          </table:table-cell>
          <table:table-cell table:style-name="ce7" office:value-type="string">
            <text:p><text:s/></text:p>
          </table:table-cell>
          <table:table-cell table:style-name="ce7" table:formula="of:=IF([.E27]=&quot;&quot;;&quot;&quot;;CONCATENATE(&quot;, (&quot;;CHAR(34);[.E27];CHAR(34);&quot;, (M.fromList [(&quot; &amp; CHAR(34) &amp; [.P$20] &amp; CHAR(34) &amp; &quot;, &quot; &amp; IF([.P27]=&quot;&quot;;&quot;B.empty&quot;;&quot;B.pack &quot; &amp; CHAR(34) &amp; [.P27] &amp; CHAR(34)) &amp; &quot;), (&quot; &amp; CHAR(34) &amp; [.Q$20] &amp; CHAR(34) &amp; &quot;, &quot; &amp; IF([.Q27]=&quot;&quot;;&quot;B.empty&quot;;&quot;B.pack &quot; &amp; CHAR(34) &amp; [.Q27] &amp; CHAR(34)) &amp; &quot;)], str2PCLT_SDL Required_SDLM &quot;;CHAR(34);[.F27];CHAR(34);&quot; inner_cfg))&quot;))" office:value-type="string" office:string-value=", (&quot;MAYBE_NOTHING&quot;, (M.fromList [(&quot;rus&quot;, B.pack &quot;ничего&quot;), (&quot;eng&quot;, B.pack &quot;nothing&quot;)], str2PCLT_SDL Required_SDLM &quot;##|MAYBE_A##|&quot; inner_cfg))">
            <text:p>, ("MAYBE_NOTHING", (M.fromList [("rus", B.pack "ничего"), ("eng", B.pack "nothing")], str2PCLT_SDL Required_SDLM "##|MAYBE_A##|" inner_cfg))</text:p>
          </table:table-cell>
          <table:table-cell table:style-name="ce7" table:formula="of:=IF([.E27]=&quot;&quot;;&quot;&quot;;CONCATENATE([.E27];&quot;%&quot;;[.F27];&quot;%&quot;;[.G27];&quot;%&quot;;[.H27]))" office:value-type="string" office:string-value="MAYBE_NOTHING%##|MAYBE_A##|%ничего%nothing">
            <text:p>MAYBE_NOTHING%##|MAYBE_A##|%ничего%nothing</text:p>
          </table:table-cell>
          <table:table-cell table:style-name="ce11" table:formula="of:=IF([.E27]=&quot;&quot;;&quot;&quot;;&quot;INSERT INTO tpls (pclt_id) VALUES('&quot;&amp;[.E27]&amp;&quot;');&quot;&amp;CHAR(13)&amp;CHAR(10) &amp; IF([.N27]=&quot;&quot;;&quot;&quot;;&quot;INSERT INTO tpls_localized (lng, pclt_id, structured_text) VALUES('&quot;&amp; [.N$20] &amp; &quot;', '&quot;&amp;[.E27]&amp;&quot;', '&quot;&amp;[.N27]&amp;&quot;');&quot;) &amp; CHAR(13)&amp;CHAR(10) &amp; IF([.O27]=&quot;&quot;;&quot;&quot;;&quot;INSERT INTO tpls_localized (lng, pclt_id, structured_text) VALUES('&quot;&amp;[.O$20]&amp;&quot;', '&quot;&amp;[.E27]&amp;&quot;', '&quot;&amp;[.O27]&amp;&quot;');&quot;) &amp; CHAR(13)&amp;CHAR(10)&amp;&quot;INSERT INTO tpls_inclusions_in_collections (tpls_collection_id, pclt_id, tpl_dflt_req_sdl) VALUES (&quot;&amp;[.C27]&amp;&quot;,'&quot;&amp;[.E27]&amp;&quot;','&quot;&amp;[.F27]&amp;&quot;');&quot;)" office:value-type="string" office:string-value="INSERT INTO tpls (pclt_id) VALUES('MAYBE_NOTHING');&#13;&#10;INSERT INTO tpls_localized (lng, pclt_id, structured_text) VALUES('rus', 'MAYBE_NOTHING', 'ничего');&#13;&#10;INSERT INTO tpls_localized (lng, pclt_id, structured_text) VALUES('eng', 'MAYBE_NOTHING', 'nothing');&#13;&#10;INSERT INTO tpls_inclusions_in_collections (tpls_collection_id, pclt_id, tpl_dflt_req_sdl) VALUES (1,'MAYBE_NOTHING','##|MAYBE_A##|');">
            <text:p>INSERT INTO tpls (pclt_id) VALUES('MAYBE_NOTHING');<text:line-break/>INSERT INTO tpls_localized (lng, pclt_id, structured_text) VALUES('rus', 'MAYBE_NOTHING', 'ничего');<text:line-break/>INSERT INTO tpls_localized (lng, pclt_id, structured_text) VALUES('eng', 'MAYBE_NOTHING', 'nothing');<text:line-break/>INSERT INTO tpls_inclusions_in_collections (tpls_collection_id, pclt_id, tpl_dflt_req_sdl) VALUES (1,'MAYBE_NOTHING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7];&quot;'&quot;;&quot;''&quot;)" office:value-type="string" office:string-value="ничего">
            <text:p>ничего</text:p>
          </table:table-cell>
          <table:table-cell table:style-name="ce11" table:formula="of:=SUBSTITUTE([.H27];&quot;'&quot;;&quot;''&quot;)" office:value-type="string" office:string-value="nothing">
            <text:p>nothing</text:p>
          </table:table-cell>
          <table:table-cell table:style-name="ce11" table:formula="of:=SUBSTITUTE([.G27];&quot;&quot;&quot;&quot;;&quot;\&quot;&quot;&quot;)" office:value-type="string" office:string-value="ничего">
            <text:p>ничего</text:p>
          </table:table-cell>
          <table:table-cell table:style-name="ce11" table:formula="of:=SUBSTITUTE([.H27];&quot;&quot;&quot;&quot;;&quot;\&quot;&quot;&quot;)" office:value-type="string" office:string-value="nothing">
            <text:p>nothing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8]=&quot;General commons&quot;;1;IF([.B28]=&quot;General DB commons&quot;;2;IF([.B28]=&quot;General networking commons&quot;;3;IF([.B28]=&quot;PCLT messages&quot;;4;IF([.B28]=&quot;PCLT-DB messages&quot;;5;-1)))))" office:value-type="float" office:value="1">
            <text:p>1</text:p>
          </table:table-cell>
          <table:table-cell table:style-name="ce11" table:formula="of:=IF([.E28]=&quot;&quot;;&quot;&quot;;CONCATENATE(&quot;##|&quot;;[.E28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8]=&quot;&quot;;&quot;&quot;;CONCATENATE(&quot;, (&quot;;CHAR(34);[.E28];CHAR(34);&quot;, (M.fromList [(&quot; &amp; CHAR(34) &amp; [.P$20] &amp; CHAR(34) &amp; &quot;, &quot; &amp; IF([.P28]=&quot;&quot;;&quot;B.empty&quot;;&quot;B.pack &quot; &amp; CHAR(34) &amp; [.P28] &amp; CHAR(34)) &amp; &quot;), (&quot; &amp; CHAR(34) &amp; [.Q$20] &amp; CHAR(34) &amp; &quot;, &quot; &amp; IF([.Q28]=&quot;&quot;;&quot;B.empty&quot;;&quot;B.pack &quot; &amp; CHAR(34) &amp; [.Q28] &amp; CHAR(34)) &amp; &quot;)], str2PCLT_SDL Required_SDLM &quot;;CHAR(34);[.F28];CHAR(34);&quot; inner_cfg))&quot;))">
            <text:p/>
          </table:table-cell>
          <table:table-cell table:style-name="ce7" table:formula="of:=IF([.E28]=&quot;&quot;;&quot;&quot;;CONCATENATE([.E28];&quot;%&quot;;[.F28];&quot;%&quot;;[.G28];&quot;%&quot;;[.H28]))">
            <text:p/>
          </table:table-cell>
          <table:table-cell table:style-name="ce11" table:formula="of:=IF([.E28]=&quot;&quot;;&quot;&quot;;&quot;INSERT INTO tpls (pclt_id) VALUES('&quot;&amp;[.E28]&amp;&quot;');&quot;&amp;CHAR(13)&amp;CHAR(10) &amp; IF([.N28]=&quot;&quot;;&quot;&quot;;&quot;INSERT INTO tpls_localized (lng, pclt_id, structured_text) VALUES('&quot;&amp; [.N$20] &amp; &quot;', '&quot;&amp;[.E28]&amp;&quot;', '&quot;&amp;[.N28]&amp;&quot;');&quot;) &amp; CHAR(13)&amp;CHAR(10) &amp; IF([.O28]=&quot;&quot;;&quot;&quot;;&quot;INSERT INTO tpls_localized (lng, pclt_id, structured_text) VALUES('&quot;&amp;[.O$20]&amp;&quot;', '&quot;&amp;[.E28]&amp;&quot;', '&quot;&amp;[.O28]&amp;&quot;');&quot;) &amp; CHAR(13)&amp;CHAR(10)&amp;&quot;INSERT INTO tpls_inclusions_in_collections (tpls_collection_id, pclt_id, tpl_dflt_req_sdl) VALUES (&quot;&amp;[.C28]&amp;&quot;,'&quot;&amp;[.E28]&amp;&quot;','&quot;&amp;[.F28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8];&quot;'&quot;;&quot;''&quot;)">
            <text:p/>
          </table:table-cell>
          <table:table-cell table:style-name="ce11" table:formula="of:=SUBSTITUTE([.H28];&quot;'&quot;;&quot;''&quot;)">
            <text:p/>
          </table:table-cell>
          <table:table-cell table:style-name="ce11" table:formula="of:=SUBSTITUTE([.G28];&quot;&quot;&quot;&quot;;&quot;\&quot;&quot;&quot;)">
            <text:p/>
          </table:table-cell>
          <table:table-cell table:style-name="ce11" table:formula="of:=SUBSTITUTE([.H28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9]=&quot;General commons&quot;;1;IF([.B29]=&quot;General DB commons&quot;;2;IF([.B29]=&quot;General networking commons&quot;;3;IF([.B29]=&quot;PCLT messages&quot;;4;IF([.B29]=&quot;PCLT-DB messages&quot;;5;-1)))))" office:value-type="float" office:value="1">
            <text:p>1</text:p>
          </table:table-cell>
          <table:table-cell table:style-name="ce11" table:formula="of:=IF([.E29]=&quot;&quot;;&quot;&quot;;CONCATENATE(&quot;##|&quot;;[.E29];&quot;##|&quot;) )" office:value-type="string" office:string-value="##|LLEXCPT##|">
            <text:p>##|LLEXCPT##|</text:p>
          </table:table-cell>
          <table:table-cell table:style-name="ce16" office:value-type="string">
            <text:p>LLEXCPT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Программное исключение, детали: "@@|excpt_msg@@|"</text:p>
          </table:table-cell>
          <table:table-cell table:style-name="ce7" office:value-type="string">
            <text:p>Program exception, details: "@@|excpt_msg@@|"</text:p>
          </table:table-cell>
          <table:table-cell table:style-name="ce7" office:value-type="string">
            <text:p><text:s/></text:p>
          </table:table-cell>
          <table:table-cell table:style-name="ce7" table:formula="of:=IF([.E29]=&quot;&quot;;&quot;&quot;;CONCATENATE(&quot;, (&quot;;CHAR(34);[.E29];CHAR(34);&quot;, (M.fromList [(&quot; &amp; CHAR(34) &amp; [.P$20] &amp; CHAR(34) &amp; &quot;, &quot; &amp; IF([.P29]=&quot;&quot;;&quot;B.empty&quot;;&quot;B.pack &quot; &amp; CHAR(34) &amp; [.P29] &amp; CHAR(34)) &amp; &quot;), (&quot; &amp; CHAR(34) &amp; [.Q$20] &amp; CHAR(34) &amp; &quot;, &quot; &amp; IF([.Q29]=&quot;&quot;;&quot;B.empty&quot;;&quot;B.pack &quot; &amp; CHAR(34) &amp; [.Q29] &amp; CHAR(34)) &amp; &quot;)], str2PCLT_SDL Required_SDLM &quot;;CHAR(34);[.F29];CHAR(34);&quot; inner_cfg))&quot;))" office:value-type="string" office:string-value=", (&quot;LLEXCPT&quot;, (M.fromList [(&quot;rus&quot;, B.pack &quot;Программное исключение, детали: \&quot;@@|excpt_msg@@|\&quot;&quot;), (&quot;eng&quot;, B.pack &quot;Program exception, details: \&quot;@@|excpt_msg@@|\&quot;&quot;)], str2PCLT_SDL Required_SDLM &quot;1000&quot; inner_cfg))">
            <text:p>, ("LLEXCPT", (M.fromList [("rus", B.pack "Программное исключение, детали: \"@@|excpt_msg@@|\""), ("eng", B.pack "Program exception, details: \"@@|excpt_msg@@|\"")], str2PCLT_SDL Required_SDLM "1000" inner_cfg))</text:p>
          </table:table-cell>
          <table:table-cell table:style-name="ce7" table:formula="of:=IF([.E29]=&quot;&quot;;&quot;&quot;;CONCATENATE([.E29];&quot;%&quot;;[.F29];&quot;%&quot;;[.G29];&quot;%&quot;;[.H29]))" office:value-type="string" office:string-value="LLEXCPT%1000%Программное исключение, детали: &quot;@@|excpt_msg@@|&quot;%Program exception, details: &quot;@@|excpt_msg@@|&quot;">
            <text:p>LLEXCPT%1000%Программное исключение, детали: "@@|excpt_msg@@|"%Program exception, details: "@@|excpt_msg@@|"</text:p>
          </table:table-cell>
          <table:table-cell table:style-name="ce11" table:formula="of:=IF([.E29]=&quot;&quot;;&quot;&quot;;&quot;INSERT INTO tpls (pclt_id) VALUES('&quot;&amp;[.E29]&amp;&quot;');&quot;&amp;CHAR(13)&amp;CHAR(10) &amp; IF([.N29]=&quot;&quot;;&quot;&quot;;&quot;INSERT INTO tpls_localized (lng, pclt_id, structured_text) VALUES('&quot;&amp; [.N$20] &amp; &quot;', '&quot;&amp;[.E29]&amp;&quot;', '&quot;&amp;[.N29]&amp;&quot;');&quot;) &amp; CHAR(13)&amp;CHAR(10) &amp; IF([.O29]=&quot;&quot;;&quot;&quot;;&quot;INSERT INTO tpls_localized (lng, pclt_id, structured_text) VALUES('&quot;&amp;[.O$20]&amp;&quot;', '&quot;&amp;[.E29]&amp;&quot;', '&quot;&amp;[.O29]&amp;&quot;');&quot;) &amp; CHAR(13)&amp;CHAR(10)&amp;&quot;INSERT INTO tpls_inclusions_in_collections (tpls_collection_id, pclt_id, tpl_dflt_req_sdl) VALUES (&quot;&amp;[.C29]&amp;&quot;,'&quot;&amp;[.E29]&amp;&quot;','&quot;&amp;[.F29]&amp;&quot;');&quot;)" office:value-type="string" office:string-value="INSERT INTO tpls (pclt_id) VALUES('LLEXCPT');&#13;&#10;INSERT INTO tpls_localized (lng, pclt_id, structured_text) VALUES('rus', 'LLEXCPT', 'Программное исключение, детали: &quot;@@|excpt_msg@@|&quot;');&#13;&#10;INSERT INTO tpls_localized (lng, pclt_id, structured_text) VALUES('eng', 'LLEXCPT', 'Program exception, details: &quot;@@|excpt_msg@@|&quot;');&#13;&#10;INSERT INTO tpls_inclusions_in_collections (tpls_collection_id, pclt_id, tpl_dflt_req_sdl) VALUES (1,'LLEXCPT','1000');">
            <text:p>INSERT INTO tpls (pclt_id) VALUES('LLEXCPT');<text:line-break/>INSERT INTO tpls_localized (lng, pclt_id, structured_text) VALUES('rus', 'LLEXCPT', 'Программное исключение, детали: "@@|excpt_msg@@|"');<text:line-break/>INSERT INTO tpls_localized (lng, pclt_id, structured_text) VALUES('eng', 'LLEXCPT', 'Program exception, details: "@@|excpt_msg@@|"');<text:line-break/>INSERT INTO tpls_inclusions_in_collections (tpls_collection_id, pclt_id, tpl_dflt_req_sdl) VALUES (1,'LLEXCPT','1000');</text:p>
          </table:table-cell>
          <table:table-cell table:style-name="ce7" office:value-type="string">
            <text:p><text:s/></text:p>
          </table:table-cell>
          <table:table-cell table:style-name="ce11" table:formula="of:=SUBSTITUTE([.G29];&quot;'&quot;;&quot;''&quot;)" office:value-type="string" office:string-value="Программное исключение, детали: &quot;@@|excpt_msg@@|&quot;">
            <text:p>Программное исключение, детали: "@@|excpt_msg@@|"</text:p>
          </table:table-cell>
          <table:table-cell table:style-name="ce11" table:formula="of:=SUBSTITUTE([.H29];&quot;'&quot;;&quot;''&quot;)" office:value-type="string" office:string-value="Program exception, details: &quot;@@|excpt_msg@@|&quot;">
            <text:p>Program exception, details: "@@|excpt_msg@@|"</text:p>
          </table:table-cell>
          <table:table-cell table:style-name="ce11" table:formula="of:=SUBSTITUTE([.G29];&quot;&quot;&quot;&quot;;&quot;\&quot;&quot;&quot;)" office:value-type="string" office:string-value="Программное исключение, детали: \&quot;@@|excpt_msg@@|\&quot;">
            <text:p>Программное исключение, детали: \"@@|excpt_msg@@|\"</text:p>
          </table:table-cell>
          <table:table-cell table:style-name="ce11" table:formula="of:=SUBSTITUTE([.H29];&quot;&quot;&quot;&quot;;&quot;\&quot;&quot;&quot;)" office:value-type="string" office:string-value="Program exception, details: \&quot;@@|excpt_msg@@|\&quot;">
            <text:p>Program exception, details: \"@@|excpt_msg@@|\"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30]=&quot;General commons&quot;;1;IF([.B30]=&quot;General DB commons&quot;;2;IF([.B30]=&quot;General networking commons&quot;;3;IF([.B30]=&quot;PCLT messages&quot;;4;IF([.B30]=&quot;PCLT-DB messages&quot;;5;-1)))))" office:value-type="float" office:value="-1">
            <text:p>-1</text:p>
          </table:table-cell>
          <table:table-cell table:style-name="ce11" table:formula="of:=IF([.E30]=&quot;&quot;;&quot;&quot;;CONCATENATE(&quot;##|&quot;;[.E30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30]=&quot;&quot;;&quot;&quot;;CONCATENATE(&quot;, (&quot;;CHAR(34);[.E30];CHAR(34);&quot;, (M.fromList [(&quot; &amp; CHAR(34) &amp; [.P$20] &amp; CHAR(34) &amp; &quot;, &quot; &amp; IF([.P30]=&quot;&quot;;&quot;B.empty&quot;;&quot;B.pack &quot; &amp; CHAR(34) &amp; [.P30] &amp; CHAR(34)) &amp; &quot;), (&quot; &amp; CHAR(34) &amp; [.Q$20] &amp; CHAR(34) &amp; &quot;, &quot; &amp; IF([.Q30]=&quot;&quot;;&quot;B.empty&quot;;&quot;B.pack &quot; &amp; CHAR(34) &amp; [.Q30] &amp; CHAR(34)) &amp; &quot;)], str2PCLT_SDL Required_SDLM &quot;;CHAR(34);[.F30];CHAR(34);&quot; inner_cfg))&quot;))">
            <text:p/>
          </table:table-cell>
          <table:table-cell table:style-name="ce7" table:formula="of:=IF([.E30]=&quot;&quot;;&quot;&quot;;CONCATENATE([.E30];&quot;%&quot;;[.F30];&quot;%&quot;;[.G30];&quot;%&quot;;[.H30]))">
            <text:p/>
          </table:table-cell>
          <table:table-cell table:style-name="ce11" table:formula="of:=IF([.E30]=&quot;&quot;;&quot;&quot;;&quot;INSERT INTO tpls (pclt_id) VALUES('&quot;&amp;[.E30]&amp;&quot;');&quot;&amp;CHAR(13)&amp;CHAR(10) &amp; IF([.N30]=&quot;&quot;;&quot;&quot;;&quot;INSERT INTO tpls_localized (lng, pclt_id, structured_text) VALUES('&quot;&amp; [.N$20] &amp; &quot;', '&quot;&amp;[.E30]&amp;&quot;', '&quot;&amp;[.N30]&amp;&quot;');&quot;) &amp; CHAR(13)&amp;CHAR(10) &amp; IF([.O30]=&quot;&quot;;&quot;&quot;;&quot;INSERT INTO tpls_localized (lng, pclt_id, structured_text) VALUES('&quot;&amp;[.O$20]&amp;&quot;', '&quot;&amp;[.E30]&amp;&quot;', '&quot;&amp;[.O30]&amp;&quot;');&quot;) &amp; CHAR(13)&amp;CHAR(10)&amp;&quot;INSERT INTO tpls_inclusions_in_collections (tpls_collection_id, pclt_id, tpl_dflt_req_sdl) VALUES (&quot;&amp;[.C30]&amp;&quot;,'&quot;&amp;[.E30]&amp;&quot;','&quot;&amp;[.F30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0];&quot;'&quot;;&quot;''&quot;)">
            <text:p/>
          </table:table-cell>
          <table:table-cell table:style-name="ce11" table:formula="of:=SUBSTITUTE([.H30];&quot;'&quot;;&quot;''&quot;)">
            <text:p/>
          </table:table-cell>
          <table:table-cell table:style-name="ce11" table:formula="of:=SUBSTITUTE([.G30];&quot;&quot;&quot;&quot;;&quot;\&quot;&quot;&quot;)">
            <text:p/>
          </table:table-cell>
          <table:table-cell table:style-name="ce11" table:formula="of:=SUBSTITUTE([.H30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networking commons</text:p>
          </table:table-cell>
          <table:table-cell table:style-name="ce11" table:formula="of:=IF([.B31]=&quot;General commons&quot;;1;IF([.B31]=&quot;General DB commons&quot;;2;IF([.B31]=&quot;General networking commons&quot;;3;IF([.B31]=&quot;PCLT messages&quot;;4;IF([.B31]=&quot;PCLT-DB messages&quot;;5;-1)))))" office:value-type="float" office:value="3">
            <text:p>3</text:p>
          </table:table-cell>
          <table:table-cell table:style-name="ce11" table:formula="of:=IF([.E31]=&quot;&quot;;&quot;&quot;;CONCATENATE(&quot;##|&quot;;[.E31];&quot;##|&quot;) )" office:value-type="string" office:string-value="##|EMAIL_RECEPIENT_NAME##|">
            <text:p>##|EMAIL_RECEPIENT_NAME##|</text:p>
          </table:table-cell>
          <table:table-cell table:style-name="ce16" office:value-type="string">
            <text:p>EMAIL_RECEPIENT_NAME</text:p>
          </table:table-cell>
          <table:table-cell table:style-name="ce7" office:value-type="float" office:value="1000">
            <text:p>1000</text:p>
          </table:table-cell>
          <table:table-cell table:style-name="ce16" office:value-type="string">
            <text:p>Имя получателя: @@|recepient_name@@|. </text:p>
          </table:table-cell>
          <table:table-cell table:style-name="ce7" office:value-type="string">
            <text:p>Recepient name: @@|recepient_name@@|. </text:p>
          </table:table-cell>
          <table:table-cell table:style-name="ce7" office:value-type="string">
            <text:p><text:s/></text:p>
          </table:table-cell>
          <table:table-cell table:style-name="ce7" table:formula="of:=IF([.E31]=&quot;&quot;;&quot;&quot;;CONCATENATE(&quot;, (&quot;;CHAR(34);[.E31];CHAR(34);&quot;, (M.fromList [(&quot; &amp; CHAR(34) &amp; [.P$20] &amp; CHAR(34) &amp; &quot;, &quot; &amp; IF([.P31]=&quot;&quot;;&quot;B.empty&quot;;&quot;B.pack &quot; &amp; CHAR(34) &amp; [.P31] &amp; CHAR(34)) &amp; &quot;), (&quot; &amp; CHAR(34) &amp; [.Q$20] &amp; CHAR(34) &amp; &quot;, &quot; &amp; IF([.Q31]=&quot;&quot;;&quot;B.empty&quot;;&quot;B.pack &quot; &amp; CHAR(34) &amp; [.Q31] &amp; CHAR(34)) &amp; &quot;)], str2PCLT_SDL Required_SDLM &quot;;CHAR(34);[.F31];CHAR(34);&quot; inner_cfg))&quot;))" office:value-type="string" office:string-value=", (&quot;EMAIL_RECEPIENT_NAME&quot;, (M.fromList [(&quot;rus&quot;, B.pack &quot;Имя получателя: @@|recepient_name@@|. &quot;), (&quot;eng&quot;, B.pack &quot;Recepient name: @@|recepient_name@@|. &quot;)], str2PCLT_SDL Required_SDLM &quot;1000&quot; inner_cfg))">
            <text:p>, ("EMAIL_RECEPIENT_NAME", (M.fromList [("rus", B.pack "Имя получателя: @@|recepient_name@@|. "), ("eng", B.pack "Recepient name: @@|recepient_name@@|. ")], str2PCLT_SDL Required_SDLM "1000" inner_cfg))</text:p>
          </table:table-cell>
          <table:table-cell table:style-name="ce7" table:formula="of:=IF([.E31]=&quot;&quot;;&quot;&quot;;CONCATENATE([.E31];&quot;%&quot;;[.F31];&quot;%&quot;;[.G31];&quot;%&quot;;[.H31]))" office:value-type="string" office:string-value="EMAIL_RECEPIENT_NAME%1000%Имя получателя: @@|recepient_name@@|. %Recepient name: @@|recepient_name@@|. ">
            <text:p>EMAIL_RECEPIENT_NAME%1000%Имя получателя: @@|recepient_name@@|. %Recepient name: @@|recepient_name@@|. </text:p>
          </table:table-cell>
          <table:table-cell table:style-name="ce11" table:formula="of:=IF([.E31]=&quot;&quot;;&quot;&quot;;&quot;INSERT INTO tpls (pclt_id) VALUES('&quot;&amp;[.E31]&amp;&quot;');&quot;&amp;CHAR(13)&amp;CHAR(10) &amp; IF([.N31]=&quot;&quot;;&quot;&quot;;&quot;INSERT INTO tpls_localized (lng, pclt_id, structured_text) VALUES('&quot;&amp; [.N$20] &amp; &quot;', '&quot;&amp;[.E31]&amp;&quot;', '&quot;&amp;[.N31]&amp;&quot;');&quot;) &amp; CHAR(13)&amp;CHAR(10) &amp; IF([.O31]=&quot;&quot;;&quot;&quot;;&quot;INSERT INTO tpls_localized (lng, pclt_id, structured_text) VALUES('&quot;&amp;[.O$20]&amp;&quot;', '&quot;&amp;[.E31]&amp;&quot;', '&quot;&amp;[.O31]&amp;&quot;');&quot;) &amp; CHAR(13)&amp;CHAR(10)&amp;&quot;INSERT INTO tpls_inclusions_in_collections (tpls_collection_id, pclt_id, tpl_dflt_req_sdl) VALUES (&quot;&amp;[.C31]&amp;&quot;,'&quot;&amp;[.E31]&amp;&quot;','&quot;&amp;[.F31]&amp;&quot;');&quot;)" office:value-type="string" office:string-value="INSERT INTO tpls (pclt_id) VALUES('EMAIL_RECEPIENT_NAME');&#13;&#10;INSERT INTO tpls_localized (lng, pclt_id, structured_text) VALUES('rus', 'EMAIL_RECEPIENT_NAME', 'Имя получателя: @@|recepient_name@@|. ');&#13;&#10;INSERT INTO tpls_localized (lng, pclt_id, structured_text) VALUES('eng', 'EMAIL_RECEPIENT_NAME', 'Recepient name: @@|recepient_name@@|. ');&#13;&#10;INSERT INTO tpls_inclusions_in_collections (tpls_collection_id, pclt_id, tpl_dflt_req_sdl) VALUES (3,'EMAIL_RECEPIENT_NAME','1000');">
            <text:p>INSERT INTO tpls (pclt_id) VALUES('EMAIL_RECEPIENT_NAME');<text:line-break/>INSERT INTO tpls_localized (lng, pclt_id, structured_text) VALUES('rus', 'EMAIL_RECEPIENT_NAME', 'Имя получателя: @@|recepient_name@@|. ');<text:line-break/>INSERT INTO tpls_localized (lng, pclt_id, structured_text) VALUES('eng', 'EMAIL_RECEPIENT_NAME', 'Recepient name: @@|recepient_name@@|. ');<text:line-break/>INSERT INTO tpls_inclusions_in_collections (tpls_collection_id, pclt_id, tpl_dflt_req_sdl) VALUES (3,'EMAIL_RECEPIENT_NAME','1000');</text:p>
          </table:table-cell>
          <table:table-cell table:style-name="ce7" office:value-type="string">
            <text:p><text:s/></text:p>
          </table:table-cell>
          <table:table-cell table:style-name="ce11" table:formula="of:=SUBSTITUTE([.G31];&quot;'&quot;;&quot;''&quot;)" office:value-type="string" office:string-value="Имя получателя: @@|recepient_name@@|. ">
            <text:p>Имя получателя: @@|recepient_name@@|. </text:p>
          </table:table-cell>
          <table:table-cell table:style-name="ce11" table:formula="of:=SUBSTITUTE([.H31];&quot;'&quot;;&quot;''&quot;)" office:value-type="string" office:string-value="Recepient name: @@|recepient_name@@|. ">
            <text:p>Recepient name: @@|recepient_name@@|. </text:p>
          </table:table-cell>
          <table:table-cell table:style-name="ce11" table:formula="of:=SUBSTITUTE([.G31];&quot;&quot;&quot;&quot;;&quot;\&quot;&quot;&quot;)" office:value-type="string" office:string-value="Имя получателя: @@|recepient_name@@|. ">
            <text:p>Имя получателя: @@|recepient_name@@|. </text:p>
          </table:table-cell>
          <table:table-cell table:style-name="ce11" table:formula="of:=SUBSTITUTE([.H31];&quot;&quot;&quot;&quot;;&quot;\&quot;&quot;&quot;)" office:value-type="string" office:string-value="Recepient name: @@|recepient_name@@|. ">
            <text:p>Recepient name: @@|recepient_name@@|.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networking commons</text:p>
          </table:table-cell>
          <table:table-cell table:style-name="ce11" table:formula="of:=IF([.B32]=&quot;General commons&quot;;1;IF([.B32]=&quot;General DB commons&quot;;2;IF([.B32]=&quot;General networking commons&quot;;3;IF([.B32]=&quot;PCLT messages&quot;;4;IF([.B32]=&quot;PCLT-DB messages&quot;;5;-1)))))" office:value-type="float" office:value="3">
            <text:p>3</text:p>
          </table:table-cell>
          <table:table-cell table:style-name="ce11" table:formula="of:=IF([.E32]=&quot;&quot;;&quot;&quot;;CONCATENATE(&quot;##|&quot;;[.E32];&quot;##|&quot;) )" office:value-type="string" office:string-value="##|EMAIL_RECEPIENT_EMADDR##|">
            <text:p>##|EMAIL_RECEPIENT_EMADDR##|</text:p>
          </table:table-cell>
          <table:table-cell table:style-name="ce16" office:value-type="string">
            <text:p>EMAIL_RECEPIENT_EMADDR</text:p>
          </table:table-cell>
          <table:table-cell table:style-name="ce7" office:value-type="string">
            <text:p>##|EMAIL_RECEPIENT_NAME##|</text:p>
          </table:table-cell>
          <table:table-cell table:style-name="ce16" office:value-type="string">
            <text:p>Э-Почтовый адрес получателя: @@|recepient_addr@@|. </text:p>
          </table:table-cell>
          <table:table-cell table:style-name="ce7" office:value-type="string">
            <text:p>Recepient email address: @@|recepient_addr@@|. </text:p>
          </table:table-cell>
          <table:table-cell table:style-name="ce7" office:value-type="string">
            <text:p><text:s/></text:p>
          </table:table-cell>
          <table:table-cell table:style-name="ce7" table:formula="of:=IF([.E32]=&quot;&quot;;&quot;&quot;;CONCATENATE(&quot;, (&quot;;CHAR(34);[.E32];CHAR(34);&quot;, (M.fromList [(&quot; &amp; CHAR(34) &amp; [.P$20] &amp; CHAR(34) &amp; &quot;, &quot; &amp; IF([.P32]=&quot;&quot;;&quot;B.empty&quot;;&quot;B.pack &quot; &amp; CHAR(34) &amp; [.P32] &amp; CHAR(34)) &amp; &quot;), (&quot; &amp; CHAR(34) &amp; [.Q$20] &amp; CHAR(34) &amp; &quot;, &quot; &amp; IF([.Q32]=&quot;&quot;;&quot;B.empty&quot;;&quot;B.pack &quot; &amp; CHAR(34) &amp; [.Q32] &amp; CHAR(34)) &amp; &quot;)], str2PCLT_SDL Required_SDLM &quot;;CHAR(34);[.F32];CHAR(34);&quot; inner_cfg))&quot;))" office:value-type="string" office:string-value=", (&quot;EMAIL_RECEPIENT_EMADDR&quot;, (M.fromList [(&quot;rus&quot;, B.pack &quot;Э-Почтовый адрес получателя: @@|recepient_addr@@|. &quot;), (&quot;eng&quot;, B.pack &quot;Recepient email address: @@|recepient_addr@@|. &quot;)], str2PCLT_SDL Required_SDLM &quot;##|EMAIL_RECEPIENT_NAME##|&quot; inner_cfg))">
            <text:p>, ("EMAIL_RECEPIENT_EMADDR", (M.fromList [("rus", B.pack "Э-Почтовый адрес получателя: @@|recepient_addr@@|. "), ("eng", B.pack "Recepient email address: @@|recepient_addr@@|. ")], str2PCLT_SDL Required_SDLM "##|EMAIL_RECEPIENT_NAME##|" inner_cfg))</text:p>
          </table:table-cell>
          <table:table-cell table:style-name="ce7" table:formula="of:=IF([.E32]=&quot;&quot;;&quot;&quot;;CONCATENATE([.E32];&quot;%&quot;;[.F32];&quot;%&quot;;[.G32];&quot;%&quot;;[.H32]))" office:value-type="string" office:string-value="EMAIL_RECEPIENT_EMADDR%##|EMAIL_RECEPIENT_NAME##|%Э-Почтовый адрес получателя: @@|recepient_addr@@|. %Recepient email address: @@|recepient_addr@@|. ">
            <text:p>EMAIL_RECEPIENT_EMADDR%##|EMAIL_RECEPIENT_NAME##|%Э-Почтовый адрес получателя: @@|recepient_addr@@|. %Recepient email address: @@|recepient_addr@@|. </text:p>
          </table:table-cell>
          <table:table-cell table:style-name="ce11" table:formula="of:=IF([.E32]=&quot;&quot;;&quot;&quot;;&quot;INSERT INTO tpls (pclt_id) VALUES('&quot;&amp;[.E32]&amp;&quot;');&quot;&amp;CHAR(13)&amp;CHAR(10) &amp; IF([.N32]=&quot;&quot;;&quot;&quot;;&quot;INSERT INTO tpls_localized (lng, pclt_id, structured_text) VALUES('&quot;&amp; [.N$20] &amp; &quot;', '&quot;&amp;[.E32]&amp;&quot;', '&quot;&amp;[.N32]&amp;&quot;');&quot;) &amp; CHAR(13)&amp;CHAR(10) &amp; IF([.O32]=&quot;&quot;;&quot;&quot;;&quot;INSERT INTO tpls_localized (lng, pclt_id, structured_text) VALUES('&quot;&amp;[.O$20]&amp;&quot;', '&quot;&amp;[.E32]&amp;&quot;', '&quot;&amp;[.O32]&amp;&quot;');&quot;) &amp; CHAR(13)&amp;CHAR(10)&amp;&quot;INSERT INTO tpls_inclusions_in_collections (tpls_collection_id, pclt_id, tpl_dflt_req_sdl) VALUES (&quot;&amp;[.C32]&amp;&quot;,'&quot;&amp;[.E32]&amp;&quot;','&quot;&amp;[.F32]&amp;&quot;');&quot;)" office:value-type="string" office:string-value="INSERT INTO tpls (pclt_id) VALUES('EMAIL_RECEPIENT_EMADDR');&#13;&#10;INSERT INTO tpls_localized (lng, pclt_id, structured_text) VALUES('rus', 'EMAIL_RECEPIENT_EMADDR', 'Э-Почтовый адрес получателя: @@|recepient_addr@@|. ');&#13;&#10;INSERT INTO tpls_localized (lng, pclt_id, structured_text) VALUES('eng', 'EMAIL_RECEPIENT_EMADDR', 'Recepient email address: @@|recepient_addr@@|. ');&#13;&#10;INSERT INTO tpls_inclusions_in_collections (tpls_collection_id, pclt_id, tpl_dflt_req_sdl) VALUES (3,'EMAIL_RECEPIENT_EMADDR','##|EMAIL_RECEPIENT_NAME##|');">
            <text:p>INSERT INTO tpls (pclt_id) VALUES('EMAIL_RECEPIENT_EMADDR');<text:line-break/>INSERT INTO tpls_localized (lng, pclt_id, structured_text) VALUES('rus', 'EMAIL_RECEPIENT_EMADDR', 'Э-Почтовый адрес получателя: @@|recepient_addr@@|. ');<text:line-break/>INSERT INTO tpls_localized (lng, pclt_id, structured_text) VALUES('eng', 'EMAIL_RECEPIENT_EMADDR', 'Recepient email address: @@|recepient_addr@@|. ');<text:line-break/>INSERT INTO tpls_inclusions_in_collections (tpls_collection_id, pclt_id, tpl_dflt_req_sdl) VALUES (3,'EMAIL_RECEPIENT_EMADDR','##|EMAIL_RECEPIENT_NAM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2];&quot;'&quot;;&quot;''&quot;)" office:value-type="string" office:string-value="Э-Почтовый адрес получателя: @@|recepient_addr@@|. ">
            <text:p>Э-Почтовый адрес получателя: @@|recepient_addr@@|. </text:p>
          </table:table-cell>
          <table:table-cell table:style-name="ce11" table:formula="of:=SUBSTITUTE([.H32];&quot;'&quot;;&quot;''&quot;)" office:value-type="string" office:string-value="Recepient email address: @@|recepient_addr@@|. ">
            <text:p>Recepient email address: @@|recepient_addr@@|. </text:p>
          </table:table-cell>
          <table:table-cell table:style-name="ce11" table:formula="of:=SUBSTITUTE([.G32];&quot;&quot;&quot;&quot;;&quot;\&quot;&quot;&quot;)" office:value-type="string" office:string-value="Э-Почтовый адрес получателя: @@|recepient_addr@@|. ">
            <text:p>Э-Почтовый адрес получателя: @@|recepient_addr@@|. </text:p>
          </table:table-cell>
          <table:table-cell table:style-name="ce11" table:formula="of:=SUBSTITUTE([.H32];&quot;&quot;&quot;&quot;;&quot;\&quot;&quot;&quot;)" office:value-type="string" office:string-value="Recepient email address: @@|recepient_addr@@|. ">
            <text:p>Recepient email address: @@|recepient_addr@@|. 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33]=&quot;General commons&quot;;1;IF([.B33]=&quot;General DB commons&quot;;2;IF([.B33]=&quot;General networking commons&quot;;3;IF([.B33]=&quot;PCLT messages&quot;;4;IF([.B33]=&quot;PCLT-DB messages&quot;;5;-1)))))" office:value-type="float" office:value="-1">
            <text:p>-1</text:p>
          </table:table-cell>
          <table:table-cell table:style-name="ce11" table:formula="of:=IF([.E33]=&quot;&quot;;&quot;&quot;;CONCATENATE(&quot;##|&quot;;[.E33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33]=&quot;&quot;;&quot;&quot;;CONCATENATE(&quot;, (&quot;;CHAR(34);[.E33];CHAR(34);&quot;, (M.fromList [(&quot; &amp; CHAR(34) &amp; [.P$20] &amp; CHAR(34) &amp; &quot;, &quot; &amp; IF([.P33]=&quot;&quot;;&quot;B.empty&quot;;&quot;B.pack &quot; &amp; CHAR(34) &amp; [.P33] &amp; CHAR(34)) &amp; &quot;), (&quot; &amp; CHAR(34) &amp; [.Q$20] &amp; CHAR(34) &amp; &quot;, &quot; &amp; IF([.Q33]=&quot;&quot;;&quot;B.empty&quot;;&quot;B.pack &quot; &amp; CHAR(34) &amp; [.Q33] &amp; CHAR(34)) &amp; &quot;)], str2PCLT_SDL Required_SDLM &quot;;CHAR(34);[.F33];CHAR(34);&quot; inner_cfg))&quot;))">
            <text:p/>
          </table:table-cell>
          <table:table-cell table:style-name="ce7" table:formula="of:=IF([.E33]=&quot;&quot;;&quot;&quot;;CONCATENATE([.E33];&quot;%&quot;;[.F33];&quot;%&quot;;[.G33];&quot;%&quot;;[.H33]))">
            <text:p/>
          </table:table-cell>
          <table:table-cell table:style-name="ce11" table:formula="of:=IF([.E33]=&quot;&quot;;&quot;&quot;;&quot;INSERT INTO tpls (pclt_id) VALUES('&quot;&amp;[.E33]&amp;&quot;');&quot;&amp;CHAR(13)&amp;CHAR(10) &amp; IF([.N33]=&quot;&quot;;&quot;&quot;;&quot;INSERT INTO tpls_localized (lng, pclt_id, structured_text) VALUES('&quot;&amp; [.N$20] &amp; &quot;', '&quot;&amp;[.E33]&amp;&quot;', '&quot;&amp;[.N33]&amp;&quot;');&quot;) &amp; CHAR(13)&amp;CHAR(10) &amp; IF([.O33]=&quot;&quot;;&quot;&quot;;&quot;INSERT INTO tpls_localized (lng, pclt_id, structured_text) VALUES('&quot;&amp;[.O$20]&amp;&quot;', '&quot;&amp;[.E33]&amp;&quot;', '&quot;&amp;[.O33]&amp;&quot;');&quot;) &amp; CHAR(13)&amp;CHAR(10)&amp;&quot;INSERT INTO tpls_inclusions_in_collections (tpls_collection_id, pclt_id, tpl_dflt_req_sdl) VALUES (&quot;&amp;[.C33]&amp;&quot;,'&quot;&amp;[.E33]&amp;&quot;','&quot;&amp;[.F33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3];&quot;'&quot;;&quot;''&quot;)">
            <text:p/>
          </table:table-cell>
          <table:table-cell table:style-name="ce11" table:formula="of:=SUBSTITUTE([.H33];&quot;'&quot;;&quot;''&quot;)">
            <text:p/>
          </table:table-cell>
          <table:table-cell table:style-name="ce11" table:formula="of:=SUBSTITUTE([.G33];&quot;&quot;&quot;&quot;;&quot;\&quot;&quot;&quot;)">
            <text:p/>
          </table:table-cell>
          <table:table-cell table:style-name="ce11" table:formula="of:=SUBSTITUTE([.H33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34]=&quot;General commons&quot;;1;IF([.B34]=&quot;General DB commons&quot;;2;IF([.B34]=&quot;General networking commons&quot;;3;IF([.B34]=&quot;PCLT messages&quot;;4;IF([.B34]=&quot;PCLT-DB messages&quot;;5;-1)))))" office:value-type="float" office:value="4">
            <text:p>4</text:p>
          </table:table-cell>
          <table:table-cell table:style-name="ce11" table:formula="of:=IF([.E34]=&quot;&quot;;&quot;&quot;;CONCATENATE(&quot;##|&quot;;[.E34];&quot;##|&quot;) )" office:value-type="string" office:string-value="##|E_PCLT_P2TE_LIST##|">
            <text:p>##|E_PCLT_P2TE_LIST##|</text:p>
          </table:table-cell>
          <table:table-cell table:style-name="ce7" office:value-type="string">
            <text:p>E_PCLT_P2TE_LIST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P2TE_LIST_PREFIX##|\n@@|errors_list@@|\n##|E_PCLT_P2TE_LIST_POSTFIX##|</text:p>
          </table:table-cell>
          <table:table-cell table:style-name="ce7" office:value-type="string">
            <text:p>##|E_PCLT_P2TE_LIST_PREFIX##|\n@@|errors_list@@|\n##|E_PCLT_P2TE_LIST_POSTFIX##|</text:p>
          </table:table-cell>
          <table:table-cell table:style-name="ce7" office:value-type="string">
            <text:p><text:s/></text:p>
          </table:table-cell>
          <table:table-cell table:style-name="ce7" table:formula="of:=IF([.E34]=&quot;&quot;;&quot;&quot;;CONCATENATE(&quot;, (&quot;;CHAR(34);[.E34];CHAR(34);&quot;, (M.fromList [(&quot; &amp; CHAR(34) &amp; [.P$20] &amp; CHAR(34) &amp; &quot;, &quot; &amp; IF([.P34]=&quot;&quot;;&quot;B.empty&quot;;&quot;B.pack &quot; &amp; CHAR(34) &amp; [.P34] &amp; CHAR(34)) &amp; &quot;), (&quot; &amp; CHAR(34) &amp; [.Q$20] &amp; CHAR(34) &amp; &quot;, &quot; &amp; IF([.Q34]=&quot;&quot;;&quot;B.empty&quot;;&quot;B.pack &quot; &amp; CHAR(34) &amp; [.Q34] &amp; CHAR(34)) &amp; &quot;)], str2PCLT_SDL Required_SDLM &quot;;CHAR(34);[.F34];CHAR(34);&quot; inner_cfg))&quot;))" office:value-type="string" office:string-value=", (&quot;E_PCLT_P2TE_LIST&quot;, (M.fromList [(&quot;rus&quot;, B.pack &quot;##|E_PCLT_P2TE_LIST_PREFIX##|\n@@|errors_list@@|\n##|E_PCLT_P2TE_LIST_POSTFIX##|&quot;), (&quot;eng&quot;, B.pack &quot;##|E_PCLT_P2TE_LIST_PREFIX##|\n@@|errors_list@@|\n##|E_PCLT_P2TE_LIST_POSTFIX##|&quot;)], str2PCLT_SDL Required_SDLM &quot;##|LLEXCPT##|&quot; inner_cfg))">
            <text:p>, ("E_PCLT_P2TE_LIST", (M.fromList [("rus", B.pack "##|E_PCLT_P2TE_LIST_PREFIX##|\n@@|errors_list@@|\n##|E_PCLT_P2TE_LIST_POSTFIX##|"), ("eng", B.pack "##|E_PCLT_P2TE_LIST_PREFIX##|\n@@|errors_list@@|\n##|E_PCLT_P2TE_LIST_POSTFIX##|")], str2PCLT_SDL Required_SDLM "##|LLEXCPT##|" inner_cfg))</text:p>
          </table:table-cell>
          <table:table-cell table:style-name="ce7" table:formula="of:=IF([.E34]=&quot;&quot;;&quot;&quot;;CONCATENATE([.E34];&quot;%&quot;;[.F34];&quot;%&quot;;[.G34];&quot;%&quot;;[.H34]))" office:value-type="string" office:string-value="E_PCLT_P2TE_LIST%##|LLEXCPT##|%##|E_PCLT_P2TE_LIST_PREFIX##|\n@@|errors_list@@|\n##|E_PCLT_P2TE_LIST_POSTFIX##|%##|E_PCLT_P2TE_LIST_PREFIX##|\n@@|errors_list@@|\n##|E_PCLT_P2TE_LIST_POSTFIX##|">
            <text:p>E_PCLT_P2TE_LIST%##|LLEXCPT##|%##|E_PCLT_P2TE_LIST_PREFIX##|\n@@|errors_list@@|\n##|E_PCLT_P2TE_LIST_POSTFIX##|%##|E_PCLT_P2TE_LIST_PREFIX##|\n@@|errors_list@@|\n##|E_PCLT_P2TE_LIST_POSTFIX##|</text:p>
          </table:table-cell>
          <table:table-cell table:style-name="ce11" table:formula="of:=IF([.E34]=&quot;&quot;;&quot;&quot;;&quot;INSERT INTO tpls (pclt_id) VALUES('&quot;&amp;[.E34]&amp;&quot;');&quot;&amp;CHAR(13)&amp;CHAR(10) &amp; IF([.N34]=&quot;&quot;;&quot;&quot;;&quot;INSERT INTO tpls_localized (lng, pclt_id, structured_text) VALUES('&quot;&amp; [.N$20] &amp; &quot;', '&quot;&amp;[.E34]&amp;&quot;', '&quot;&amp;[.N34]&amp;&quot;');&quot;) &amp; CHAR(13)&amp;CHAR(10) &amp; IF([.O34]=&quot;&quot;;&quot;&quot;;&quot;INSERT INTO tpls_localized (lng, pclt_id, structured_text) VALUES('&quot;&amp;[.O$20]&amp;&quot;', '&quot;&amp;[.E34]&amp;&quot;', '&quot;&amp;[.O34]&amp;&quot;');&quot;) &amp; CHAR(13)&amp;CHAR(10)&amp;&quot;INSERT INTO tpls_inclusions_in_collections (tpls_collection_id, pclt_id, tpl_dflt_req_sdl) VALUES (&quot;&amp;[.C34]&amp;&quot;,'&quot;&amp;[.E34]&amp;&quot;','&quot;&amp;[.F34]&amp;&quot;');&quot;)" office:value-type="string" office:string-value="INSERT INTO tpls (pclt_id) VALUES('E_PCLT_P2TE_LIST');&#13;&#10;INSERT INTO tpls_localized (lng, pclt_id, structured_text) VALUES('rus', 'E_PCLT_P2TE_LIST', '##|E_PCLT_P2TE_LIST_PREFIX##|\n@@|errors_list@@|\n##|E_PCLT_P2TE_LIST_POSTFIX##|');&#13;&#10;INSERT INTO tpls_localized (lng, pclt_id, structured_text) VALUES('eng', 'E_PCLT_P2TE_LIST', '##|E_PCLT_P2TE_LIST_PREFIX##|\n@@|errors_list@@|\n##|E_PCLT_P2TE_LIST_POSTFIX##|');&#13;&#10;INSERT INTO tpls_inclusions_in_collections (tpls_collection_id, pclt_id, tpl_dflt_req_sdl) VALUES (4,'E_PCLT_P2TE_LIST','##|LLEXCPT##|');">
            <text:p>INSERT INTO tpls (pclt_id) VALUES('E_PCLT_P2TE_LIST');<text:line-break/>INSERT INTO tpls_localized (lng, pclt_id, structured_text) VALUES('rus', 'E_PCLT_P2TE_LIST', '##|E_PCLT_P2TE_LIST_PREFIX##|\n@@|errors_list@@|\n##|E_PCLT_P2TE_LIST_POSTFIX##|');<text:line-break/>INSERT INTO tpls_localized (lng, pclt_id, structured_text) VALUES('eng', 'E_PCLT_P2TE_LIST', '##|E_PCLT_P2TE_LIST_PREFIX##|\n@@|errors_list@@|\n##|E_PCLT_P2TE_LIST_POSTFIX##|');<text:line-break/>INSERT INTO tpls_inclusions_in_collections (tpls_collection_id, pclt_id, tpl_dflt_req_sdl) VALUES (4,'E_PCLT_P2TE_LIST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4];&quot;'&quot;;&quot;''&quot;)" office:value-type="string" office:string-value="##|E_PCLT_P2TE_LIST_PREFIX##|\n@@|errors_list@@|\n##|E_PCLT_P2TE_LIST_POSTFIX##|">
            <text:p>##|E_PCLT_P2TE_LIST_PREFIX##|\n@@|errors_list@@|\n##|E_PCLT_P2TE_LIST_POSTFIX##|</text:p>
          </table:table-cell>
          <table:table-cell table:style-name="ce11" table:formula="of:=SUBSTITUTE([.H34];&quot;'&quot;;&quot;''&quot;)" office:value-type="string" office:string-value="##|E_PCLT_P2TE_LIST_PREFIX##|\n@@|errors_list@@|\n##|E_PCLT_P2TE_LIST_POSTFIX##|">
            <text:p>##|E_PCLT_P2TE_LIST_PREFIX##|\n@@|errors_list@@|\n##|E_PCLT_P2TE_LIST_POSTFIX##|</text:p>
          </table:table-cell>
          <table:table-cell table:style-name="ce11" table:formula="of:=SUBSTITUTE([.G34];&quot;&quot;&quot;&quot;;&quot;\&quot;&quot;&quot;)" office:value-type="string" office:string-value="##|E_PCLT_P2TE_LIST_PREFIX##|\n@@|errors_list@@|\n##|E_PCLT_P2TE_LIST_POSTFIX##|">
            <text:p>##|E_PCLT_P2TE_LIST_PREFIX##|\n@@|errors_list@@|\n##|E_PCLT_P2TE_LIST_POSTFIX##|</text:p>
          </table:table-cell>
          <table:table-cell table:style-name="ce11" table:formula="of:=SUBSTITUTE([.H34];&quot;&quot;&quot;&quot;;&quot;\&quot;&quot;&quot;)" office:value-type="string" office:string-value="##|E_PCLT_P2TE_LIST_PREFIX##|\n@@|errors_list@@|\n##|E_PCLT_P2TE_LIST_POSTFIX##|">
            <text:p>##|E_PCLT_P2TE_LIST_PREFIX##|\n@@|errors_list@@|\n##|E_PCLT_P2TE_LIST_POSTFIX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35]=&quot;General commons&quot;;1;IF([.B35]=&quot;General DB commons&quot;;2;IF([.B35]=&quot;General networking commons&quot;;3;IF([.B35]=&quot;PCLT messages&quot;;4;IF([.B35]=&quot;PCLT-DB messages&quot;;5;-1)))))" office:value-type="float" office:value="4">
            <text:p>4</text:p>
          </table:table-cell>
          <table:table-cell table:style-name="ce11" table:formula="of:=IF([.E35]=&quot;&quot;;&quot;&quot;;CONCATENATE(&quot;##|&quot;;[.E35];&quot;##|&quot;) )" office:value-type="string" office:string-value="##|E_PCLT_P2TE_LIST_PREFIX##|">
            <text:p>##|E_PCLT_P2TE_LIST_PREFIX##|</text:p>
          </table:table-cell>
          <table:table-cell table:style-name="ce16" office:value-type="string">
            <text:p>E_PCLT_P2TE_LIST_PREFIX</text:p>
          </table:table-cell>
          <table:table-cell table:style-name="ce7" office:value-type="string">
            <text:p>##|E_PCLT_P2TE_LIST##|</text:p>
          </table:table-cell>
          <table:table-cell table:style-name="ce7" office:value-type="string">
            <text:p>----СЛЕЛУЮЩИЕ-ОШИБКИ-ВОЗНИКЛИ-ПРИ-ГЕНЕРАЦИИ-СООБЩЕНИЙ ИЗ-ШАБЛОНОВ----\n</text:p>
          </table:table-cell>
          <table:table-cell table:style-name="ce7" office:value-type="string">
            <text:p>----FOLLOWING-ERRORS-OCCURED-WHEN-GENERATING-MESSAGES-FROM-TEMPLATES----------\n</text:p>
          </table:table-cell>
          <table:table-cell table:style-name="ce7" office:value-type="string">
            <text:p><text:s/></text:p>
          </table:table-cell>
          <table:table-cell table:style-name="ce7" table:formula="of:=IF([.E35]=&quot;&quot;;&quot;&quot;;CONCATENATE(&quot;, (&quot;;CHAR(34);[.E35];CHAR(34);&quot;, (M.fromList [(&quot; &amp; CHAR(34) &amp; [.P$20] &amp; CHAR(34) &amp; &quot;, &quot; &amp; IF([.P35]=&quot;&quot;;&quot;B.empty&quot;;&quot;B.pack &quot; &amp; CHAR(34) &amp; [.P35] &amp; CHAR(34)) &amp; &quot;), (&quot; &amp; CHAR(34) &amp; [.Q$20] &amp; CHAR(34) &amp; &quot;, &quot; &amp; IF([.Q35]=&quot;&quot;;&quot;B.empty&quot;;&quot;B.pack &quot; &amp; CHAR(34) &amp; [.Q35] &amp; CHAR(34)) &amp; &quot;)], str2PCLT_SDL Required_SDLM &quot;;CHAR(34);[.F35];CHAR(34);&quot; inner_cfg))&quot;))" office:value-type="string" office:string-value=", (&quot;E_PCLT_P2TE_LIST_PREFIX&quot;, (M.fromList [(&quot;rus&quot;, B.pack &quot;----СЛЕЛУЮЩИЕ-ОШИБКИ-ВОЗНИКЛИ-ПРИ-ГЕНЕРАЦИИ-СООБЩЕНИЙ ИЗ-ШАБЛОНОВ----\n&quot;), (&quot;eng&quot;, B.pack &quot;----FOLLOWING-ERRORS-OCCURED-WHEN-GENERATING-MESSAGES-FROM-TEMPLATES----------\n&quot;)], str2PCLT_SDL Required_SDLM &quot;##|E_PCLT_P2TE_LIST##|&quot; inner_cfg))">
            <text:p>, ("E_PCLT_P2TE_LIST_PREFIX", (M.fromList [("rus", B.pack "----СЛЕЛУЮЩИЕ-ОШИБКИ-ВОЗНИКЛИ-ПРИ-ГЕНЕРАЦИИ-СООБЩЕНИЙ ИЗ-ШАБЛОНОВ----\n"), ("eng", B.pack "----FOLLOWING-ERRORS-OCCURED-WHEN-GENERATING-MESSAGES-FROM-TEMPLATES----------\n")], str2PCLT_SDL Required_SDLM "##|E_PCLT_P2TE_LIST##|" inner_cfg))</text:p>
          </table:table-cell>
          <table:table-cell table:style-name="ce7" table:formula="of:=IF([.E35]=&quot;&quot;;&quot;&quot;;CONCATENATE([.E35];&quot;%&quot;;[.F35];&quot;%&quot;;[.G35];&quot;%&quot;;[.H35]))" office:value-type="string" office:string-value="E_PCLT_P2TE_LIST_PREFIX%##|E_PCLT_P2TE_LIST##|%----СЛЕЛУЮЩИЕ-ОШИБКИ-ВОЗНИКЛИ-ПРИ-ГЕНЕРАЦИИ-СООБЩЕНИЙ ИЗ-ШАБЛОНОВ----\n%----FOLLOWING-ERRORS-OCCURED-WHEN-GENERATING-MESSAGES-FROM-TEMPLATES----------\n">
            <text:p>E_PCLT_P2TE_LIST_PREFIX%##|E_PCLT_P2TE_LIST##|%----СЛЕЛУЮЩИЕ-ОШИБКИ-ВОЗНИКЛИ-ПРИ-ГЕНЕРАЦИИ-СООБЩЕНИЙ ИЗ-ШАБЛОНОВ----\n%----FOLLOWING-ERRORS-OCCURED-WHEN-GENERATING-MESSAGES-FROM-TEMPLATES----------\n</text:p>
          </table:table-cell>
          <table:table-cell table:style-name="ce11" table:formula="of:=IF([.E35]=&quot;&quot;;&quot;&quot;;&quot;INSERT INTO tpls (pclt_id) VALUES('&quot;&amp;[.E35]&amp;&quot;');&quot;&amp;CHAR(13)&amp;CHAR(10) &amp; IF([.N35]=&quot;&quot;;&quot;&quot;;&quot;INSERT INTO tpls_localized (lng, pclt_id, structured_text) VALUES('&quot;&amp; [.N$20] &amp; &quot;', '&quot;&amp;[.E35]&amp;&quot;', '&quot;&amp;[.N35]&amp;&quot;');&quot;) &amp; CHAR(13)&amp;CHAR(10) &amp; IF([.O35]=&quot;&quot;;&quot;&quot;;&quot;INSERT INTO tpls_localized (lng, pclt_id, structured_text) VALUES('&quot;&amp;[.O$20]&amp;&quot;', '&quot;&amp;[.E35]&amp;&quot;', '&quot;&amp;[.O35]&amp;&quot;');&quot;) &amp; CHAR(13)&amp;CHAR(10)&amp;&quot;INSERT INTO tpls_inclusions_in_collections (tpls_collection_id, pclt_id, tpl_dflt_req_sdl) VALUES (&quot;&amp;[.C35]&amp;&quot;,'&quot;&amp;[.E35]&amp;&quot;','&quot;&amp;[.F35]&amp;&quot;');&quot;)" office:value-type="string" office:string-value="INSERT INTO tpls (pclt_id) VALUES('E_PCLT_P2TE_LIST_PREFIX');&#13;&#10;INSERT INTO tpls_localized (lng, pclt_id, structured_text) VALUES('rus', 'E_PCLT_P2TE_LIST_PREFIX', '----СЛЕЛУЮЩИЕ-ОШИБКИ-ВОЗНИКЛИ-ПРИ-ГЕНЕРАЦИИ-СООБЩЕНИЙ ИЗ-ШАБЛОНОВ----\n');&#13;&#10;INSERT INTO tpls_localized (lng, pclt_id, structured_text) VALUES('eng', 'E_PCLT_P2TE_LIST_PREFIX', '----FOLLOWING-ERRORS-OCCURED-WHEN-GENERATING-MESSAGES-FROM-TEMPLATES----------\n');&#13;&#10;INSERT INTO tpls_inclusions_in_collections (tpls_collection_id, pclt_id, tpl_dflt_req_sdl) VALUES (4,'E_PCLT_P2TE_LIST_PREFIX','##|E_PCLT_P2TE_LIST##|');">
            <text:p>INSERT INTO tpls (pclt_id) VALUES('E_PCLT_P2TE_LIST_PREFIX');<text:line-break/>INSERT INTO tpls_localized (lng, pclt_id, structured_text) VALUES('rus', 'E_PCLT_P2TE_LIST_PREFIX', '----СЛЕЛУЮЩИЕ-ОШИБКИ-ВОЗНИКЛИ-ПРИ-ГЕНЕРАЦИИ-СООБЩЕНИЙ ИЗ-ШАБЛОНОВ----\n');<text:line-break/>INSERT INTO tpls_localized (lng, pclt_id, structured_text) VALUES('eng', 'E_PCLT_P2TE_LIST_PREFIX', '----FOLLOWING-ERRORS-OCCURED-WHEN-GENERATING-MESSAGES-FROM-TEMPLATES----------\n');<text:line-break/>INSERT INTO tpls_inclusions_in_collections (tpls_collection_id, pclt_id, tpl_dflt_req_sdl) VALUES (4,'E_PCLT_P2TE_LIST_PREFIX','##|E_PCLT_P2TE_LIS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5];&quot;'&quot;;&quot;''&quot;)" office:value-type="string" office:string-value="----СЛЕЛУЮЩИЕ-ОШИБКИ-ВОЗНИКЛИ-ПРИ-ГЕНЕРАЦИИ-СООБЩЕНИЙ ИЗ-ШАБЛОНОВ----\n">
            <text:p>----СЛЕЛУЮЩИЕ-ОШИБКИ-ВОЗНИКЛИ-ПРИ-ГЕНЕРАЦИИ-СООБЩЕНИЙ ИЗ-ШАБЛОНОВ----\n</text:p>
          </table:table-cell>
          <table:table-cell table:style-name="ce11" table:formula="of:=SUBSTITUTE([.H35];&quot;'&quot;;&quot;''&quot;)" office:value-type="string" office:string-value="----FOLLOWING-ERRORS-OCCURED-WHEN-GENERATING-MESSAGES-FROM-TEMPLATES----------\n">
            <text:p>----FOLLOWING-ERRORS-OCCURED-WHEN-GENERATING-MESSAGES-FROM-TEMPLATES----------\n</text:p>
          </table:table-cell>
          <table:table-cell table:style-name="ce11" table:formula="of:=SUBSTITUTE([.G35];&quot;&quot;&quot;&quot;;&quot;\&quot;&quot;&quot;)" office:value-type="string" office:string-value="----СЛЕЛУЮЩИЕ-ОШИБКИ-ВОЗНИКЛИ-ПРИ-ГЕНЕРАЦИИ-СООБЩЕНИЙ ИЗ-ШАБЛОНОВ----\n">
            <text:p>----СЛЕЛУЮЩИЕ-ОШИБКИ-ВОЗНИКЛИ-ПРИ-ГЕНЕРАЦИИ-СООБЩЕНИЙ ИЗ-ШАБЛОНОВ----\n</text:p>
          </table:table-cell>
          <table:table-cell table:style-name="ce11" table:formula="of:=SUBSTITUTE([.H35];&quot;&quot;&quot;&quot;;&quot;\&quot;&quot;&quot;)" office:value-type="string" office:string-value="----FOLLOWING-ERRORS-OCCURED-WHEN-GENERATING-MESSAGES-FROM-TEMPLATES----------\n">
            <text:p>----FOLLOWING-ERRORS-OCCURED-WHEN-GENERATING-MESSAGES-FROM-TEMPLATES----------\n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36]=&quot;General commons&quot;;1;IF([.B36]=&quot;General DB commons&quot;;2;IF([.B36]=&quot;General networking commons&quot;;3;IF([.B36]=&quot;PCLT messages&quot;;4;IF([.B36]=&quot;PCLT-DB messages&quot;;5;-1)))))" office:value-type="float" office:value="4">
            <text:p>4</text:p>
          </table:table-cell>
          <table:table-cell table:style-name="ce11" table:formula="of:=IF([.E36]=&quot;&quot;;&quot;&quot;;CONCATENATE(&quot;##|&quot;;[.E36];&quot;##|&quot;) )" office:value-type="string" office:string-value="##|E_PCLT_P2TE_LIST_POSTFIX##|">
            <text:p>##|E_PCLT_P2TE_LIST_POSTFIX##|</text:p>
          </table:table-cell>
          <table:table-cell table:style-name="ce7" office:value-type="string">
            <text:p>E_PCLT_P2TE_LIST_POSTFIX</text:p>
          </table:table-cell>
          <table:table-cell table:style-name="ce7" office:value-type="string">
            <text:p>##|E_PCLT_P2TE_LIST##|</text:p>
          </table:table-cell>
          <table:table-cell table:style-name="ce7" office:value-type="string">
            <text:p>\n----------------\n----ОШИБКИ-ГЕНЕРАТОРА-СООБЩЕНИЙ-[END]----------\n</text:p>
          </table:table-cell>
          <table:table-cell table:style-name="ce7" office:value-type="string">
            <text:p>\n----------------\n----MESSAGES-GENERATOR-ERRORS-[END]----------\n</text:p>
          </table:table-cell>
          <table:table-cell table:style-name="ce7" office:value-type="string">
            <text:p><text:s/></text:p>
          </table:table-cell>
          <table:table-cell table:style-name="ce7" table:formula="of:=IF([.E36]=&quot;&quot;;&quot;&quot;;CONCATENATE(&quot;, (&quot;;CHAR(34);[.E36];CHAR(34);&quot;, (M.fromList [(&quot; &amp; CHAR(34) &amp; [.P$20] &amp; CHAR(34) &amp; &quot;, &quot; &amp; IF([.P36]=&quot;&quot;;&quot;B.empty&quot;;&quot;B.pack &quot; &amp; CHAR(34) &amp; [.P36] &amp; CHAR(34)) &amp; &quot;), (&quot; &amp; CHAR(34) &amp; [.Q$20] &amp; CHAR(34) &amp; &quot;, &quot; &amp; IF([.Q36]=&quot;&quot;;&quot;B.empty&quot;;&quot;B.pack &quot; &amp; CHAR(34) &amp; [.Q36] &amp; CHAR(34)) &amp; &quot;)], str2PCLT_SDL Required_SDLM &quot;;CHAR(34);[.F36];CHAR(34);&quot; inner_cfg))&quot;))" office:value-type="string" office:string-value=", (&quot;E_PCLT_P2TE_LIST_POSTFIX&quot;, (M.fromList [(&quot;rus&quot;, B.pack &quot;\n----------------\n----ОШИБКИ-ГЕНЕРАТОРА-СООБЩЕНИЙ-[END]----------\n&quot;), (&quot;eng&quot;, B.pack &quot;\n----------------\n----MESSAGES-GENERATOR-ERRORS-[END]----------\n&quot;)], str2PCLT_SDL Required_SDLM &quot;##|E_PCLT_P2TE_LIST##|&quot; inner_cfg))">
            <text:p>, ("E_PCLT_P2TE_LIST_POSTFIX", (M.fromList [("rus", B.pack "\n----------------\n----ОШИБКИ-ГЕНЕРАТОРА-СООБЩЕНИЙ-[END]----------\n"), ("eng", B.pack "\n----------------\n----MESSAGES-GENERATOR-ERRORS-[END]----------\n")], str2PCLT_SDL Required_SDLM "##|E_PCLT_P2TE_LIST##|" inner_cfg))</text:p>
          </table:table-cell>
          <table:table-cell table:style-name="ce7" table:formula="of:=IF([.E36]=&quot;&quot;;&quot;&quot;;CONCATENATE([.E36];&quot;%&quot;;[.F36];&quot;%&quot;;[.G36];&quot;%&quot;;[.H36]))" office:value-type="string" office:string-value="E_PCLT_P2TE_LIST_POSTFIX%##|E_PCLT_P2TE_LIST##|%\n----------------\n----ОШИБКИ-ГЕНЕРАТОРА-СООБЩЕНИЙ-[END]----------\n%\n----------------\n----MESSAGES-GENERATOR-ERRORS-[END]----------\n">
            <text:p>E_PCLT_P2TE_LIST_POSTFIX%##|E_PCLT_P2TE_LIST##|%\n----------------\n----ОШИБКИ-ГЕНЕРАТОРА-СООБЩЕНИЙ-[END]----------\n%\n----------------\n----MESSAGES-GENERATOR-ERRORS-[END]----------\n</text:p>
          </table:table-cell>
          <table:table-cell table:style-name="ce11" table:formula="of:=IF([.E36]=&quot;&quot;;&quot;&quot;;&quot;INSERT INTO tpls (pclt_id) VALUES('&quot;&amp;[.E36]&amp;&quot;');&quot;&amp;CHAR(13)&amp;CHAR(10) &amp; IF([.N36]=&quot;&quot;;&quot;&quot;;&quot;INSERT INTO tpls_localized (lng, pclt_id, structured_text) VALUES('&quot;&amp; [.N$20] &amp; &quot;', '&quot;&amp;[.E36]&amp;&quot;', '&quot;&amp;[.N36]&amp;&quot;');&quot;) &amp; CHAR(13)&amp;CHAR(10) &amp; IF([.O36]=&quot;&quot;;&quot;&quot;;&quot;INSERT INTO tpls_localized (lng, pclt_id, structured_text) VALUES('&quot;&amp;[.O$20]&amp;&quot;', '&quot;&amp;[.E36]&amp;&quot;', '&quot;&amp;[.O36]&amp;&quot;');&quot;) &amp; CHAR(13)&amp;CHAR(10)&amp;&quot;INSERT INTO tpls_inclusions_in_collections (tpls_collection_id, pclt_id, tpl_dflt_req_sdl) VALUES (&quot;&amp;[.C36]&amp;&quot;,'&quot;&amp;[.E36]&amp;&quot;','&quot;&amp;[.F36]&amp;&quot;');&quot;)" office:value-type="string" office:string-value="INSERT INTO tpls (pclt_id) VALUES('E_PCLT_P2TE_LIST_POSTFIX');&#13;&#10;INSERT INTO tpls_localized (lng, pclt_id, structured_text) VALUES('rus', 'E_PCLT_P2TE_LIST_POSTFIX', '\n----------------\n----ОШИБКИ-ГЕНЕРАТОРА-СООБЩЕНИЙ-[END]----------\n');&#13;&#10;INSERT INTO tpls_localized (lng, pclt_id, structured_text) VALUES('eng', 'E_PCLT_P2TE_LIST_POSTFIX', '\n----------------\n----MESSAGES-GENERATOR-ERRORS-[END]----------\n');&#13;&#10;INSERT INTO tpls_inclusions_in_collections (tpls_collection_id, pclt_id, tpl_dflt_req_sdl) VALUES (4,'E_PCLT_P2TE_LIST_POSTFIX','##|E_PCLT_P2TE_LIST##|');">
            <text:p>INSERT INTO tpls (pclt_id) VALUES('E_PCLT_P2TE_LIST_POSTFIX');<text:line-break/>INSERT INTO tpls_localized (lng, pclt_id, structured_text) VALUES('rus', 'E_PCLT_P2TE_LIST_POSTFIX', '\n----------------\n----ОШИБКИ-ГЕНЕРАТОРА-СООБЩЕНИЙ-[END]----------\n');<text:line-break/>INSERT INTO tpls_localized (lng, pclt_id, structured_text) VALUES('eng', 'E_PCLT_P2TE_LIST_POSTFIX', '\n----------------\n----MESSAGES-GENERATOR-ERRORS-[END]----------\n');<text:line-break/>INSERT INTO tpls_inclusions_in_collections (tpls_collection_id, pclt_id, tpl_dflt_req_sdl) VALUES (4,'E_PCLT_P2TE_LIST_POSTFIX','##|E_PCLT_P2TE_LIS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6];&quot;'&quot;;&quot;''&quot;)" office:value-type="string" office:string-value="\n----------------\n----ОШИБКИ-ГЕНЕРАТОРА-СООБЩЕНИЙ-[END]----------\n">
            <text:p>\n----------------\n----ОШИБКИ-ГЕНЕРАТОРА-СООБЩЕНИЙ-[END]----------\n</text:p>
          </table:table-cell>
          <table:table-cell table:style-name="ce11" table:formula="of:=SUBSTITUTE([.H36];&quot;'&quot;;&quot;''&quot;)" office:value-type="string" office:string-value="\n----------------\n----MESSAGES-GENERATOR-ERRORS-[END]----------\n">
            <text:p>\n----------------\n----MESSAGES-GENERATOR-ERRORS-[END]----------\n</text:p>
          </table:table-cell>
          <table:table-cell table:style-name="ce11" table:formula="of:=SUBSTITUTE([.G36];&quot;&quot;&quot;&quot;;&quot;\&quot;&quot;&quot;)" office:value-type="string" office:string-value="\n----------------\n----ОШИБКИ-ГЕНЕРАТОРА-СООБЩЕНИЙ-[END]----------\n">
            <text:p>\n----------------\n----ОШИБКИ-ГЕНЕРАТОРА-СООБЩЕНИЙ-[END]----------\n</text:p>
          </table:table-cell>
          <table:table-cell table:style-name="ce11" table:formula="of:=SUBSTITUTE([.H36];&quot;&quot;&quot;&quot;;&quot;\&quot;&quot;&quot;)" office:value-type="string" office:string-value="\n----------------\n----MESSAGES-GENERATOR-ERRORS-[END]----------\n">
            <text:p>\n----------------\n----MESSAGES-GENERATOR-ERRORS-[END]----------\n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37]=&quot;General commons&quot;;1;IF([.B37]=&quot;General DB commons&quot;;2;IF([.B37]=&quot;General networking commons&quot;;3;IF([.B37]=&quot;PCLT messages&quot;;4;IF([.B37]=&quot;PCLT-DB messages&quot;;5;-1)))))" office:value-type="float" office:value="-1">
            <text:p>-1</text:p>
          </table:table-cell>
          <table:table-cell table:style-name="ce11" table:formula="of:=IF([.E37]=&quot;&quot;;&quot;&quot;;CONCATENATE(&quot;##|&quot;;[.E37];&quot;##|&quot;) )">
            <text:p/>
          </table:table-cell>
          <table:table-cell table:style-name="ce16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37]=&quot;&quot;;&quot;&quot;;CONCATENATE(&quot;, (&quot;;CHAR(34);[.E37];CHAR(34);&quot;, (M.fromList [(&quot; &amp; CHAR(34) &amp; [.P$20] &amp; CHAR(34) &amp; &quot;, &quot; &amp; IF([.P37]=&quot;&quot;;&quot;B.empty&quot;;&quot;B.pack &quot; &amp; CHAR(34) &amp; [.P37] &amp; CHAR(34)) &amp; &quot;), (&quot; &amp; CHAR(34) &amp; [.Q$20] &amp; CHAR(34) &amp; &quot;, &quot; &amp; IF([.Q37]=&quot;&quot;;&quot;B.empty&quot;;&quot;B.pack &quot; &amp; CHAR(34) &amp; [.Q37] &amp; CHAR(34)) &amp; &quot;)], str2PCLT_SDL Required_SDLM &quot;;CHAR(34);[.F37];CHAR(34);&quot; inner_cfg))&quot;))">
            <text:p/>
          </table:table-cell>
          <table:table-cell table:style-name="ce7" table:formula="of:=IF([.E37]=&quot;&quot;;&quot;&quot;;CONCATENATE([.E37];&quot;%&quot;;[.F37];&quot;%&quot;;[.G37];&quot;%&quot;;[.H37]))">
            <text:p/>
          </table:table-cell>
          <table:table-cell table:style-name="ce11" table:formula="of:=IF([.E37]=&quot;&quot;;&quot;&quot;;&quot;INSERT INTO tpls (pclt_id) VALUES('&quot;&amp;[.E37]&amp;&quot;');&quot;&amp;CHAR(13)&amp;CHAR(10) &amp; IF([.N37]=&quot;&quot;;&quot;&quot;;&quot;INSERT INTO tpls_localized (lng, pclt_id, structured_text) VALUES('&quot;&amp; [.N$20] &amp; &quot;', '&quot;&amp;[.E37]&amp;&quot;', '&quot;&amp;[.N37]&amp;&quot;');&quot;) &amp; CHAR(13)&amp;CHAR(10) &amp; IF([.O37]=&quot;&quot;;&quot;&quot;;&quot;INSERT INTO tpls_localized (lng, pclt_id, structured_text) VALUES('&quot;&amp;[.O$20]&amp;&quot;', '&quot;&amp;[.E37]&amp;&quot;', '&quot;&amp;[.O37]&amp;&quot;');&quot;) &amp; CHAR(13)&amp;CHAR(10)&amp;&quot;INSERT INTO tpls_inclusions_in_collections (tpls_collection_id, pclt_id, tpl_dflt_req_sdl) VALUES (&quot;&amp;[.C37]&amp;&quot;,'&quot;&amp;[.E37]&amp;&quot;','&quot;&amp;[.F37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7];&quot;'&quot;;&quot;''&quot;)">
            <text:p/>
          </table:table-cell>
          <table:table-cell table:style-name="ce11" table:formula="of:=SUBSTITUTE([.H37];&quot;'&quot;;&quot;''&quot;)">
            <text:p/>
          </table:table-cell>
          <table:table-cell table:style-name="ce11" table:formula="of:=SUBSTITUTE([.G37];&quot;&quot;&quot;&quot;;&quot;\&quot;&quot;&quot;)">
            <text:p/>
          </table:table-cell>
          <table:table-cell table:style-name="ce11" table:formula="of:=SUBSTITUTE([.H37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38]=&quot;General commons&quot;;1;IF([.B38]=&quot;General DB commons&quot;;2;IF([.B38]=&quot;General networking commons&quot;;3;IF([.B38]=&quot;PCLT messages&quot;;4;IF([.B38]=&quot;PCLT-DB messages&quot;;5;-1)))))" office:value-type="float" office:value="4">
            <text:p>4</text:p>
          </table:table-cell>
          <table:table-cell table:style-name="ce11" table:formula="of:=IF([.E38]=&quot;&quot;;&quot;&quot;;CONCATENATE(&quot;##|&quot;;[.E38];&quot;##|&quot;) )" office:value-type="string" office:string-value="##|PARSER_SSM##|">
            <text:p>##|PARSER_SSM##|</text:p>
          </table:table-cell>
          <table:table-cell table:style-name="ce16" office:value-type="string">
            <text:p>PARSER_SSM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PARSER_SSM_PREFIX##|@@|parser_ssm_details@@|.</text:p>
          </table:table-cell>
          <table:table-cell table:style-name="ce15" office:value-type="string">
            <text:p>##|PARSER_SSM_PREFIX##|@@|parser_ssm_details@@|.</text:p>
          </table:table-cell>
          <table:table-cell table:style-name="ce7" office:value-type="string">
            <text:p><text:s/></text:p>
          </table:table-cell>
          <table:table-cell table:style-name="ce7" table:formula="of:=IF([.E38]=&quot;&quot;;&quot;&quot;;CONCATENATE(&quot;, (&quot;;CHAR(34);[.E38];CHAR(34);&quot;, (M.fromList [(&quot; &amp; CHAR(34) &amp; [.P$20] &amp; CHAR(34) &amp; &quot;, &quot; &amp; IF([.P38]=&quot;&quot;;&quot;B.empty&quot;;&quot;B.pack &quot; &amp; CHAR(34) &amp; [.P38] &amp; CHAR(34)) &amp; &quot;), (&quot; &amp; CHAR(34) &amp; [.Q$20] &amp; CHAR(34) &amp; &quot;, &quot; &amp; IF([.Q38]=&quot;&quot;;&quot;B.empty&quot;;&quot;B.pack &quot; &amp; CHAR(34) &amp; [.Q38] &amp; CHAR(34)) &amp; &quot;)], str2PCLT_SDL Required_SDLM &quot;;CHAR(34);[.F38];CHAR(34);&quot; inner_cfg))&quot;))" office:value-type="string" office:string-value=", (&quot;PARSER_SSM&quot;, (M.fromList [(&quot;rus&quot;, B.pack &quot;##|PARSER_SSM_PREFIX##|@@|parser_ssm_details@@|.&quot;), (&quot;eng&quot;, B.pack &quot;##|PARSER_SSM_PREFIX##|@@|parser_ssm_details@@|.&quot;)], str2PCLT_SDL Required_SDLM &quot;##|LLEXCPT##|&quot; inner_cfg))">
            <text:p>, ("PARSER_SSM", (M.fromList [("rus", B.pack "##|PARSER_SSM_PREFIX##|@@|parser_ssm_details@@|."), ("eng", B.pack "##|PARSER_SSM_PREFIX##|@@|parser_ssm_details@@|.")], str2PCLT_SDL Required_SDLM "##|LLEXCPT##|" inner_cfg))</text:p>
          </table:table-cell>
          <table:table-cell table:style-name="ce7" table:formula="of:=IF([.E38]=&quot;&quot;;&quot;&quot;;CONCATENATE([.E38];&quot;%&quot;;[.F38];&quot;%&quot;;[.G38];&quot;%&quot;;[.H38]))" office:value-type="string" office:string-value="PARSER_SSM%##|LLEXCPT##|%##|PARSER_SSM_PREFIX##|@@|parser_ssm_details@@|.%##|PARSER_SSM_PREFIX##|@@|parser_ssm_details@@|.">
            <text:p>PARSER_SSM%##|LLEXCPT##|%##|PARSER_SSM_PREFIX##|@@|parser_ssm_details@@|.%##|PARSER_SSM_PREFIX##|@@|parser_ssm_details@@|.</text:p>
          </table:table-cell>
          <table:table-cell table:style-name="ce11" table:formula="of:=IF([.E38]=&quot;&quot;;&quot;&quot;;&quot;INSERT INTO tpls (pclt_id) VALUES('&quot;&amp;[.E38]&amp;&quot;');&quot;&amp;CHAR(13)&amp;CHAR(10) &amp; IF([.N38]=&quot;&quot;;&quot;&quot;;&quot;INSERT INTO tpls_localized (lng, pclt_id, structured_text) VALUES('&quot;&amp; [.N$20] &amp; &quot;', '&quot;&amp;[.E38]&amp;&quot;', '&quot;&amp;[.N38]&amp;&quot;');&quot;) &amp; CHAR(13)&amp;CHAR(10) &amp; IF([.O38]=&quot;&quot;;&quot;&quot;;&quot;INSERT INTO tpls_localized (lng, pclt_id, structured_text) VALUES('&quot;&amp;[.O$20]&amp;&quot;', '&quot;&amp;[.E38]&amp;&quot;', '&quot;&amp;[.O38]&amp;&quot;');&quot;) &amp; CHAR(13)&amp;CHAR(10)&amp;&quot;INSERT INTO tpls_inclusions_in_collections (tpls_collection_id, pclt_id, tpl_dflt_req_sdl) VALUES (&quot;&amp;[.C38]&amp;&quot;,'&quot;&amp;[.E38]&amp;&quot;','&quot;&amp;[.F38]&amp;&quot;');&quot;)" office:value-type="string" office:string-value="INSERT INTO tpls (pclt_id) VALUES('PARSER_SSM');&#13;&#10;INSERT INTO tpls_localized (lng, pclt_id, structured_text) VALUES('rus', 'PARSER_SSM', '##|PARSER_SSM_PREFIX##|@@|parser_ssm_details@@|.');&#13;&#10;INSERT INTO tpls_localized (lng, pclt_id, structured_text) VALUES('eng', 'PARSER_SSM', '##|PARSER_SSM_PREFIX##|@@|parser_ssm_details@@|.');&#13;&#10;INSERT INTO tpls_inclusions_in_collections (tpls_collection_id, pclt_id, tpl_dflt_req_sdl) VALUES (4,'PARSER_SSM','##|LLEXCPT##|');">
            <text:p>INSERT INTO tpls (pclt_id) VALUES('PARSER_SSM');<text:line-break/>INSERT INTO tpls_localized (lng, pclt_id, structured_text) VALUES('rus', 'PARSER_SSM', '##|PARSER_SSM_PREFIX##|@@|parser_ssm_details@@|.');<text:line-break/>INSERT INTO tpls_localized (lng, pclt_id, structured_text) VALUES('eng', 'PARSER_SSM', '##|PARSER_SSM_PREFIX##|@@|parser_ssm_details@@|.');<text:line-break/>INSERT INTO tpls_inclusions_in_collections (tpls_collection_id, pclt_id, tpl_dflt_req_sdl) VALUES (4,'PARSER_SSM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8];&quot;'&quot;;&quot;''&quot;)" office:value-type="string" office:string-value="##|PARSER_SSM_PREFIX##|@@|parser_ssm_details@@|.">
            <text:p>##|PARSER_SSM_PREFIX##|@@|parser_ssm_details@@|.</text:p>
          </table:table-cell>
          <table:table-cell table:style-name="ce11" table:formula="of:=SUBSTITUTE([.H38];&quot;'&quot;;&quot;''&quot;)" office:value-type="string" office:string-value="##|PARSER_SSM_PREFIX##|@@|parser_ssm_details@@|.">
            <text:p>##|PARSER_SSM_PREFIX##|@@|parser_ssm_details@@|.</text:p>
          </table:table-cell>
          <table:table-cell table:style-name="ce11" table:formula="of:=SUBSTITUTE([.G38];&quot;&quot;&quot;&quot;;&quot;\&quot;&quot;&quot;)" office:value-type="string" office:string-value="##|PARSER_SSM_PREFIX##|@@|parser_ssm_details@@|.">
            <text:p>##|PARSER_SSM_PREFIX##|@@|parser_ssm_details@@|.</text:p>
          </table:table-cell>
          <table:table-cell table:style-name="ce11" table:formula="of:=SUBSTITUTE([.H38];&quot;&quot;&quot;&quot;;&quot;\&quot;&quot;&quot;)" office:value-type="string" office:string-value="##|PARSER_SSM_PREFIX##|@@|parser_ssm_details@@|.">
            <text:p>##|PARSER_SSM_PREFIX##|@@|parser_ssm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39]=&quot;General commons&quot;;1;IF([.B39]=&quot;General DB commons&quot;;2;IF([.B39]=&quot;General networking commons&quot;;3;IF([.B39]=&quot;PCLT messages&quot;;4;IF([.B39]=&quot;PCLT-DB messages&quot;;5;-1)))))" office:value-type="float" office:value="4">
            <text:p>4</text:p>
          </table:table-cell>
          <table:table-cell table:style-name="ce11" table:formula="of:=IF([.E39]=&quot;&quot;;&quot;&quot;;CONCATENATE(&quot;##|&quot;;[.E39];&quot;##|&quot;) )" office:value-type="string" office:string-value="##|PARSER_SSM_PREFIX##|">
            <text:p>##|PARSER_SSM_PREFIX##|</text:p>
          </table:table-cell>
          <table:table-cell table:style-name="ce16" office:value-type="string">
            <text:p>PARSER_SSM_PREFIX</text:p>
          </table:table-cell>
          <table:table-cell table:style-name="ce16" office:value-type="string">
            <text:p>##|PARSER_SSM##|</text:p>
          </table:table-cell>
          <table:table-cell table:style-name="ce7" office:value-type="string">
            <text:p>Маркер разделения секторов:</text:p>
          </table:table-cell>
          <table:table-cell table:style-name="ce15" office:value-type="string">
            <text:p>Sector separation marker: </text:p>
          </table:table-cell>
          <table:table-cell table:style-name="ce7" office:value-type="string">
            <text:p><text:s/></text:p>
          </table:table-cell>
          <table:table-cell table:style-name="ce7" table:formula="of:=IF([.E39]=&quot;&quot;;&quot;&quot;;CONCATENATE(&quot;, (&quot;;CHAR(34);[.E39];CHAR(34);&quot;, (M.fromList [(&quot; &amp; CHAR(34) &amp; [.P$20] &amp; CHAR(34) &amp; &quot;, &quot; &amp; IF([.P39]=&quot;&quot;;&quot;B.empty&quot;;&quot;B.pack &quot; &amp; CHAR(34) &amp; [.P39] &amp; CHAR(34)) &amp; &quot;), (&quot; &amp; CHAR(34) &amp; [.Q$20] &amp; CHAR(34) &amp; &quot;, &quot; &amp; IF([.Q39]=&quot;&quot;;&quot;B.empty&quot;;&quot;B.pack &quot; &amp; CHAR(34) &amp; [.Q39] &amp; CHAR(34)) &amp; &quot;)], str2PCLT_SDL Required_SDLM &quot;;CHAR(34);[.F39];CHAR(34);&quot; inner_cfg))&quot;))" office:value-type="string" office:string-value=", (&quot;PARSER_SSM_PREFIX&quot;, (M.fromList [(&quot;rus&quot;, B.pack &quot;Маркер разделения секторов:&quot;), (&quot;eng&quot;, B.pack &quot;Sector separation marker: &quot;)], str2PCLT_SDL Required_SDLM &quot;##|PARSER_SSM##|&quot; inner_cfg))">
            <text:p>, ("PARSER_SSM_PREFIX", (M.fromList [("rus", B.pack "Маркер разделения секторов:"), ("eng", B.pack "Sector separation marker: ")], str2PCLT_SDL Required_SDLM "##|PARSER_SSM##|" inner_cfg))</text:p>
          </table:table-cell>
          <table:table-cell table:style-name="ce7" table:formula="of:=IF([.E39]=&quot;&quot;;&quot;&quot;;CONCATENATE([.E39];&quot;%&quot;;[.F39];&quot;%&quot;;[.G39];&quot;%&quot;;[.H39]))" office:value-type="string" office:string-value="PARSER_SSM_PREFIX%##|PARSER_SSM##|%Маркер разделения секторов:%Sector separation marker: ">
            <text:p>PARSER_SSM_PREFIX%##|PARSER_SSM##|%Маркер разделения секторов:%Sector separation marker: </text:p>
          </table:table-cell>
          <table:table-cell table:style-name="ce11" table:formula="of:=IF([.E39]=&quot;&quot;;&quot;&quot;;&quot;INSERT INTO tpls (pclt_id) VALUES('&quot;&amp;[.E39]&amp;&quot;');&quot;&amp;CHAR(13)&amp;CHAR(10) &amp; IF([.N39]=&quot;&quot;;&quot;&quot;;&quot;INSERT INTO tpls_localized (lng, pclt_id, structured_text) VALUES('&quot;&amp; [.N$20] &amp; &quot;', '&quot;&amp;[.E39]&amp;&quot;', '&quot;&amp;[.N39]&amp;&quot;');&quot;) &amp; CHAR(13)&amp;CHAR(10) &amp; IF([.O39]=&quot;&quot;;&quot;&quot;;&quot;INSERT INTO tpls_localized (lng, pclt_id, structured_text) VALUES('&quot;&amp;[.O$20]&amp;&quot;', '&quot;&amp;[.E39]&amp;&quot;', '&quot;&amp;[.O39]&amp;&quot;');&quot;) &amp; CHAR(13)&amp;CHAR(10)&amp;&quot;INSERT INTO tpls_inclusions_in_collections (tpls_collection_id, pclt_id, tpl_dflt_req_sdl) VALUES (&quot;&amp;[.C39]&amp;&quot;,'&quot;&amp;[.E39]&amp;&quot;','&quot;&amp;[.F39]&amp;&quot;');&quot;)" office:value-type="string" office:string-value="INSERT INTO tpls (pclt_id) VALUES('PARSER_SSM_PREFIX');&#13;&#10;INSERT INTO tpls_localized (lng, pclt_id, structured_text) VALUES('rus', 'PARSER_SSM_PREFIX', 'Маркер разделения секторов:');&#13;&#10;INSERT INTO tpls_localized (lng, pclt_id, structured_text) VALUES('eng', 'PARSER_SSM_PREFIX', 'Sector separation marker: ');&#13;&#10;INSERT INTO tpls_inclusions_in_collections (tpls_collection_id, pclt_id, tpl_dflt_req_sdl) VALUES (4,'PARSER_SSM_PREFIX','##|PARSER_SSM##|');">
            <text:p>INSERT INTO tpls (pclt_id) VALUES('PARSER_SSM_PREFIX');<text:line-break/>INSERT INTO tpls_localized (lng, pclt_id, structured_text) VALUES('rus', 'PARSER_SSM_PREFIX', 'Маркер разделения секторов:');<text:line-break/>INSERT INTO tpls_localized (lng, pclt_id, structured_text) VALUES('eng', 'PARSER_SSM_PREFIX', 'Sector separation marker: ');<text:line-break/>INSERT INTO tpls_inclusions_in_collections (tpls_collection_id, pclt_id, tpl_dflt_req_sdl) VALUES (4,'PARSER_SSM_PREFIX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9];&quot;'&quot;;&quot;''&quot;)" office:value-type="string" office:string-value="Маркер разделения секторов:">
            <text:p>Маркер разделения секторов:</text:p>
          </table:table-cell>
          <table:table-cell table:style-name="ce11" table:formula="of:=SUBSTITUTE([.H39];&quot;'&quot;;&quot;''&quot;)" office:value-type="string" office:string-value="Sector separation marker: ">
            <text:p>Sector separation marker: </text:p>
          </table:table-cell>
          <table:table-cell table:style-name="ce11" table:formula="of:=SUBSTITUTE([.G39];&quot;&quot;&quot;&quot;;&quot;\&quot;&quot;&quot;)" office:value-type="string" office:string-value="Маркер разделения секторов:">
            <text:p>Маркер разделения секторов:</text:p>
          </table:table-cell>
          <table:table-cell table:style-name="ce11" table:formula="of:=SUBSTITUTE([.H39];&quot;&quot;&quot;&quot;;&quot;\&quot;&quot;&quot;)" office:value-type="string" office:string-value="Sector separation marker: ">
            <text:p>Sector separation marker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0]=&quot;General commons&quot;;1;IF([.B40]=&quot;General DB commons&quot;;2;IF([.B40]=&quot;General networking commons&quot;;3;IF([.B40]=&quot;PCLT messages&quot;;4;IF([.B40]=&quot;PCLT-DB messages&quot;;5;-1)))))" office:value-type="float" office:value="4">
            <text:p>4</text:p>
          </table:table-cell>
          <table:table-cell table:style-name="ce11" table:formula="of:=IF([.E40]=&quot;&quot;;&quot;&quot;;CONCATENATE(&quot;##|&quot;;[.E40];&quot;##|&quot;) )" office:value-type="string" office:string-value="##|PARSER_SSM_BEGIN##|">
            <text:p>##|PARSER_SSM_BEGIN##|</text:p>
          </table:table-cell>
          <table:table-cell table:style-name="ce16" office:value-type="string">
            <text:p>PARSER_SSM_BEGIN</text:p>
          </table:table-cell>
          <table:table-cell table:style-name="ce16" office:value-type="string">
            <text:p>##|PARSER_SSM##|</text:p>
          </table:table-cell>
          <table:table-cell table:style-name="ce7" office:value-type="string">
            <text:p>начало ввода</text:p>
          </table:table-cell>
          <table:table-cell table:style-name="ce15" office:value-type="string">
            <text:p>input beginning</text:p>
          </table:table-cell>
          <table:table-cell table:style-name="ce7" office:value-type="string">
            <text:p><text:s/></text:p>
          </table:table-cell>
          <table:table-cell table:style-name="ce7" table:formula="of:=IF([.E40]=&quot;&quot;;&quot;&quot;;CONCATENATE(&quot;, (&quot;;CHAR(34);[.E40];CHAR(34);&quot;, (M.fromList [(&quot; &amp; CHAR(34) &amp; [.P$20] &amp; CHAR(34) &amp; &quot;, &quot; &amp; IF([.P40]=&quot;&quot;;&quot;B.empty&quot;;&quot;B.pack &quot; &amp; CHAR(34) &amp; [.P40] &amp; CHAR(34)) &amp; &quot;), (&quot; &amp; CHAR(34) &amp; [.Q$20] &amp; CHAR(34) &amp; &quot;, &quot; &amp; IF([.Q40]=&quot;&quot;;&quot;B.empty&quot;;&quot;B.pack &quot; &amp; CHAR(34) &amp; [.Q40] &amp; CHAR(34)) &amp; &quot;)], str2PCLT_SDL Required_SDLM &quot;;CHAR(34);[.F40];CHAR(34);&quot; inner_cfg))&quot;))" office:value-type="string" office:string-value=", (&quot;PARSER_SSM_BEGIN&quot;, (M.fromList [(&quot;rus&quot;, B.pack &quot;начало ввода&quot;), (&quot;eng&quot;, B.pack &quot;input beginning&quot;)], str2PCLT_SDL Required_SDLM &quot;##|PARSER_SSM##|&quot; inner_cfg))">
            <text:p>, ("PARSER_SSM_BEGIN", (M.fromList [("rus", B.pack "начало ввода"), ("eng", B.pack "input beginning")], str2PCLT_SDL Required_SDLM "##|PARSER_SSM##|" inner_cfg))</text:p>
          </table:table-cell>
          <table:table-cell table:style-name="ce7" table:formula="of:=IF([.E40]=&quot;&quot;;&quot;&quot;;CONCATENATE([.E40];&quot;%&quot;;[.F40];&quot;%&quot;;[.G40];&quot;%&quot;;[.H40]))" office:value-type="string" office:string-value="PARSER_SSM_BEGIN%##|PARSER_SSM##|%начало ввода%input beginning">
            <text:p>PARSER_SSM_BEGIN%##|PARSER_SSM##|%начало ввода%input beginning</text:p>
          </table:table-cell>
          <table:table-cell table:style-name="ce11" table:formula="of:=IF([.E40]=&quot;&quot;;&quot;&quot;;&quot;INSERT INTO tpls (pclt_id) VALUES('&quot;&amp;[.E40]&amp;&quot;');&quot;&amp;CHAR(13)&amp;CHAR(10) &amp; IF([.N40]=&quot;&quot;;&quot;&quot;;&quot;INSERT INTO tpls_localized (lng, pclt_id, structured_text) VALUES('&quot;&amp; [.N$20] &amp; &quot;', '&quot;&amp;[.E40]&amp;&quot;', '&quot;&amp;[.N40]&amp;&quot;');&quot;) &amp; CHAR(13)&amp;CHAR(10) &amp; IF([.O40]=&quot;&quot;;&quot;&quot;;&quot;INSERT INTO tpls_localized (lng, pclt_id, structured_text) VALUES('&quot;&amp;[.O$20]&amp;&quot;', '&quot;&amp;[.E40]&amp;&quot;', '&quot;&amp;[.O40]&amp;&quot;');&quot;) &amp; CHAR(13)&amp;CHAR(10)&amp;&quot;INSERT INTO tpls_inclusions_in_collections (tpls_collection_id, pclt_id, tpl_dflt_req_sdl) VALUES (&quot;&amp;[.C40]&amp;&quot;,'&quot;&amp;[.E40]&amp;&quot;','&quot;&amp;[.F40]&amp;&quot;');&quot;)" office:value-type="string" office:string-value="INSERT INTO tpls (pclt_id) VALUES('PARSER_SSM_BEGIN');&#13;&#10;INSERT INTO tpls_localized (lng, pclt_id, structured_text) VALUES('rus', 'PARSER_SSM_BEGIN', 'начало ввода');&#13;&#10;INSERT INTO tpls_localized (lng, pclt_id, structured_text) VALUES('eng', 'PARSER_SSM_BEGIN', 'input beginning');&#13;&#10;INSERT INTO tpls_inclusions_in_collections (tpls_collection_id, pclt_id, tpl_dflt_req_sdl) VALUES (4,'PARSER_SSM_BEGIN','##|PARSER_SSM##|');">
            <text:p>INSERT INTO tpls (pclt_id) VALUES('PARSER_SSM_BEGIN');<text:line-break/>INSERT INTO tpls_localized (lng, pclt_id, structured_text) VALUES('rus', 'PARSER_SSM_BEGIN', 'начало ввода');<text:line-break/>INSERT INTO tpls_localized (lng, pclt_id, structured_text) VALUES('eng', 'PARSER_SSM_BEGIN', 'input beginning');<text:line-break/>INSERT INTO tpls_inclusions_in_collections (tpls_collection_id, pclt_id, tpl_dflt_req_sdl) VALUES (4,'PARSER_SSM_BEGIN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0];&quot;'&quot;;&quot;''&quot;)" office:value-type="string" office:string-value="начало ввода">
            <text:p>начало ввода</text:p>
          </table:table-cell>
          <table:table-cell table:style-name="ce11" table:formula="of:=SUBSTITUTE([.H40];&quot;'&quot;;&quot;''&quot;)" office:value-type="string" office:string-value="input beginning">
            <text:p>input beginning</text:p>
          </table:table-cell>
          <table:table-cell table:style-name="ce11" table:formula="of:=SUBSTITUTE([.G40];&quot;&quot;&quot;&quot;;&quot;\&quot;&quot;&quot;)" office:value-type="string" office:string-value="начало ввода">
            <text:p>начало ввода</text:p>
          </table:table-cell>
          <table:table-cell table:style-name="ce11" table:formula="of:=SUBSTITUTE([.H40];&quot;&quot;&quot;&quot;;&quot;\&quot;&quot;&quot;)" office:value-type="string" office:string-value="input beginning">
            <text:p>input beginning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1]=&quot;General commons&quot;;1;IF([.B41]=&quot;General DB commons&quot;;2;IF([.B41]=&quot;General networking commons&quot;;3;IF([.B41]=&quot;PCLT messages&quot;;4;IF([.B41]=&quot;PCLT-DB messages&quot;;5;-1)))))" office:value-type="float" office:value="4">
            <text:p>4</text:p>
          </table:table-cell>
          <table:table-cell table:style-name="ce11" table:formula="of:=IF([.E41]=&quot;&quot;;&quot;&quot;;CONCATENATE(&quot;##|&quot;;[.E41];&quot;##|&quot;) )" office:value-type="string" office:string-value="##|PARSER_SSM_EOF##|">
            <text:p>##|PARSER_SSM_EOF##|</text:p>
          </table:table-cell>
          <table:table-cell table:style-name="ce16" office:value-type="string">
            <text:p>PARSER_SSM_EOF</text:p>
          </table:table-cell>
          <table:table-cell table:style-name="ce16" office:value-type="string">
            <text:p>##|PARSER_SSM##|</text:p>
          </table:table-cell>
          <table:table-cell table:style-name="ce7" office:value-type="string">
            <text:p>конец ввода</text:p>
          </table:table-cell>
          <table:table-cell table:style-name="ce15" office:value-type="string">
            <text:p>input ending</text:p>
          </table:table-cell>
          <table:table-cell table:style-name="ce7" office:value-type="string">
            <text:p><text:s/></text:p>
          </table:table-cell>
          <table:table-cell table:style-name="ce7" table:formula="of:=IF([.E41]=&quot;&quot;;&quot;&quot;;CONCATENATE(&quot;, (&quot;;CHAR(34);[.E41];CHAR(34);&quot;, (M.fromList [(&quot; &amp; CHAR(34) &amp; [.P$20] &amp; CHAR(34) &amp; &quot;, &quot; &amp; IF([.P41]=&quot;&quot;;&quot;B.empty&quot;;&quot;B.pack &quot; &amp; CHAR(34) &amp; [.P41] &amp; CHAR(34)) &amp; &quot;), (&quot; &amp; CHAR(34) &amp; [.Q$20] &amp; CHAR(34) &amp; &quot;, &quot; &amp; IF([.Q41]=&quot;&quot;;&quot;B.empty&quot;;&quot;B.pack &quot; &amp; CHAR(34) &amp; [.Q41] &amp; CHAR(34)) &amp; &quot;)], str2PCLT_SDL Required_SDLM &quot;;CHAR(34);[.F41];CHAR(34);&quot; inner_cfg))&quot;))" office:value-type="string" office:string-value=", (&quot;PARSER_SSM_EOF&quot;, (M.fromList [(&quot;rus&quot;, B.pack &quot;конец ввода&quot;), (&quot;eng&quot;, B.pack &quot;input ending&quot;)], str2PCLT_SDL Required_SDLM &quot;##|PARSER_SSM##|&quot; inner_cfg))">
            <text:p>, ("PARSER_SSM_EOF", (M.fromList [("rus", B.pack "конец ввода"), ("eng", B.pack "input ending")], str2PCLT_SDL Required_SDLM "##|PARSER_SSM##|" inner_cfg))</text:p>
          </table:table-cell>
          <table:table-cell table:style-name="ce7" table:formula="of:=IF([.E41]=&quot;&quot;;&quot;&quot;;CONCATENATE([.E41];&quot;%&quot;;[.F41];&quot;%&quot;;[.G41];&quot;%&quot;;[.H41]))" office:value-type="string" office:string-value="PARSER_SSM_EOF%##|PARSER_SSM##|%конец ввода%input ending">
            <text:p>PARSER_SSM_EOF%##|PARSER_SSM##|%конец ввода%input ending</text:p>
          </table:table-cell>
          <table:table-cell table:style-name="ce11" table:formula="of:=IF([.E41]=&quot;&quot;;&quot;&quot;;&quot;INSERT INTO tpls (pclt_id) VALUES('&quot;&amp;[.E41]&amp;&quot;');&quot;&amp;CHAR(13)&amp;CHAR(10) &amp; IF([.N41]=&quot;&quot;;&quot;&quot;;&quot;INSERT INTO tpls_localized (lng, pclt_id, structured_text) VALUES('&quot;&amp; [.N$20] &amp; &quot;', '&quot;&amp;[.E41]&amp;&quot;', '&quot;&amp;[.N41]&amp;&quot;');&quot;) &amp; CHAR(13)&amp;CHAR(10) &amp; IF([.O41]=&quot;&quot;;&quot;&quot;;&quot;INSERT INTO tpls_localized (lng, pclt_id, structured_text) VALUES('&quot;&amp;[.O$20]&amp;&quot;', '&quot;&amp;[.E41]&amp;&quot;', '&quot;&amp;[.O41]&amp;&quot;');&quot;) &amp; CHAR(13)&amp;CHAR(10)&amp;&quot;INSERT INTO tpls_inclusions_in_collections (tpls_collection_id, pclt_id, tpl_dflt_req_sdl) VALUES (&quot;&amp;[.C41]&amp;&quot;,'&quot;&amp;[.E41]&amp;&quot;','&quot;&amp;[.F41]&amp;&quot;');&quot;)" office:value-type="string" office:string-value="INSERT INTO tpls (pclt_id) VALUES('PARSER_SSM_EOF');&#13;&#10;INSERT INTO tpls_localized (lng, pclt_id, structured_text) VALUES('rus', 'PARSER_SSM_EOF', 'конец ввода');&#13;&#10;INSERT INTO tpls_localized (lng, pclt_id, structured_text) VALUES('eng', 'PARSER_SSM_EOF', 'input ending');&#13;&#10;INSERT INTO tpls_inclusions_in_collections (tpls_collection_id, pclt_id, tpl_dflt_req_sdl) VALUES (4,'PARSER_SSM_EOF','##|PARSER_SSM##|');">
            <text:p>INSERT INTO tpls (pclt_id) VALUES('PARSER_SSM_EOF');<text:line-break/>INSERT INTO tpls_localized (lng, pclt_id, structured_text) VALUES('rus', 'PARSER_SSM_EOF', 'конец ввода');<text:line-break/>INSERT INTO tpls_localized (lng, pclt_id, structured_text) VALUES('eng', 'PARSER_SSM_EOF', 'input ending');<text:line-break/>INSERT INTO tpls_inclusions_in_collections (tpls_collection_id, pclt_id, tpl_dflt_req_sdl) VALUES (4,'PARSER_SSM_EOF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1];&quot;'&quot;;&quot;''&quot;)" office:value-type="string" office:string-value="конец ввода">
            <text:p>конец ввода</text:p>
          </table:table-cell>
          <table:table-cell table:style-name="ce11" table:formula="of:=SUBSTITUTE([.H41];&quot;'&quot;;&quot;''&quot;)" office:value-type="string" office:string-value="input ending">
            <text:p>input ending</text:p>
          </table:table-cell>
          <table:table-cell table:style-name="ce11" table:formula="of:=SUBSTITUTE([.G41];&quot;&quot;&quot;&quot;;&quot;\&quot;&quot;&quot;)" office:value-type="string" office:string-value="конец ввода">
            <text:p>конец ввода</text:p>
          </table:table-cell>
          <table:table-cell table:style-name="ce11" table:formula="of:=SUBSTITUTE([.H41];&quot;&quot;&quot;&quot;;&quot;\&quot;&quot;&quot;)" office:value-type="string" office:string-value="input ending">
            <text:p>input ending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2]=&quot;General commons&quot;;1;IF([.B42]=&quot;General DB commons&quot;;2;IF([.B42]=&quot;General networking commons&quot;;3;IF([.B42]=&quot;PCLT messages&quot;;4;IF([.B42]=&quot;PCLT-DB messages&quot;;5;-1)))))" office:value-type="float" office:value="4">
            <text:p>4</text:p>
          </table:table-cell>
          <table:table-cell table:style-name="ce11" table:formula="of:=IF([.E42]=&quot;&quot;;&quot;&quot;;CONCATENATE(&quot;##|&quot;;[.E42];&quot;##|&quot;) )" office:value-type="string" office:string-value="##|PARSER_SSM_INNER##|">
            <text:p>##|PARSER_SSM_INNER##|</text:p>
          </table:table-cell>
          <table:table-cell table:style-name="ce16" office:value-type="string">
            <text:p>PARSER_SSM_INNER</text:p>
          </table:table-cell>
          <table:table-cell table:style-name="ce16" office:value-type="string">
            <text:p>##|PARSER_SSM##|</text:p>
          </table:table-cell>
          <table:table-cell table:style-name="ce7" office:value-type="string">
            <text:p>маркер #@@|sm_idx@@|</text:p>
          </table:table-cell>
          <table:table-cell table:style-name="ce15" office:value-type="string">
            <text:p>marker #@@|sm_idx@@|</text:p>
          </table:table-cell>
          <table:table-cell table:style-name="ce7" office:value-type="string">
            <text:p><text:s/></text:p>
          </table:table-cell>
          <table:table-cell table:style-name="ce7" table:formula="of:=IF([.E42]=&quot;&quot;;&quot;&quot;;CONCATENATE(&quot;, (&quot;;CHAR(34);[.E42];CHAR(34);&quot;, (M.fromList [(&quot; &amp; CHAR(34) &amp; [.P$20] &amp; CHAR(34) &amp; &quot;, &quot; &amp; IF([.P42]=&quot;&quot;;&quot;B.empty&quot;;&quot;B.pack &quot; &amp; CHAR(34) &amp; [.P42] &amp; CHAR(34)) &amp; &quot;), (&quot; &amp; CHAR(34) &amp; [.Q$20] &amp; CHAR(34) &amp; &quot;, &quot; &amp; IF([.Q42]=&quot;&quot;;&quot;B.empty&quot;;&quot;B.pack &quot; &amp; CHAR(34) &amp; [.Q42] &amp; CHAR(34)) &amp; &quot;)], str2PCLT_SDL Required_SDLM &quot;;CHAR(34);[.F42];CHAR(34);&quot; inner_cfg))&quot;))" office:value-type="string" office:string-value=", (&quot;PARSER_SSM_INNER&quot;, (M.fromList [(&quot;rus&quot;, B.pack &quot;маркер #@@|sm_idx@@|&quot;), (&quot;eng&quot;, B.pack &quot;marker #@@|sm_idx@@|&quot;)], str2PCLT_SDL Required_SDLM &quot;##|PARSER_SSM##|&quot; inner_cfg))">
            <text:p>, ("PARSER_SSM_INNER", (M.fromList [("rus", B.pack "маркер #@@|sm_idx@@|"), ("eng", B.pack "marker #@@|sm_idx@@|")], str2PCLT_SDL Required_SDLM "##|PARSER_SSM##|" inner_cfg))</text:p>
          </table:table-cell>
          <table:table-cell table:style-name="ce7" table:formula="of:=IF([.E42]=&quot;&quot;;&quot;&quot;;CONCATENATE([.E42];&quot;%&quot;;[.F42];&quot;%&quot;;[.G42];&quot;%&quot;;[.H42]))" office:value-type="string" office:string-value="PARSER_SSM_INNER%##|PARSER_SSM##|%маркер #@@|sm_idx@@|%marker #@@|sm_idx@@|">
            <text:p>PARSER_SSM_INNER%##|PARSER_SSM##|%маркер #@@|sm_idx@@|%marker #@@|sm_idx@@|</text:p>
          </table:table-cell>
          <table:table-cell table:style-name="ce11" table:formula="of:=IF([.E42]=&quot;&quot;;&quot;&quot;;&quot;INSERT INTO tpls (pclt_id) VALUES('&quot;&amp;[.E42]&amp;&quot;');&quot;&amp;CHAR(13)&amp;CHAR(10) &amp; IF([.N42]=&quot;&quot;;&quot;&quot;;&quot;INSERT INTO tpls_localized (lng, pclt_id, structured_text) VALUES('&quot;&amp; [.N$20] &amp; &quot;', '&quot;&amp;[.E42]&amp;&quot;', '&quot;&amp;[.N42]&amp;&quot;');&quot;) &amp; CHAR(13)&amp;CHAR(10) &amp; IF([.O42]=&quot;&quot;;&quot;&quot;;&quot;INSERT INTO tpls_localized (lng, pclt_id, structured_text) VALUES('&quot;&amp;[.O$20]&amp;&quot;', '&quot;&amp;[.E42]&amp;&quot;', '&quot;&amp;[.O42]&amp;&quot;');&quot;) &amp; CHAR(13)&amp;CHAR(10)&amp;&quot;INSERT INTO tpls_inclusions_in_collections (tpls_collection_id, pclt_id, tpl_dflt_req_sdl) VALUES (&quot;&amp;[.C42]&amp;&quot;,'&quot;&amp;[.E42]&amp;&quot;','&quot;&amp;[.F42]&amp;&quot;');&quot;)" office:value-type="string" office:string-value="INSERT INTO tpls (pclt_id) VALUES('PARSER_SSM_INNER');&#13;&#10;INSERT INTO tpls_localized (lng, pclt_id, structured_text) VALUES('rus', 'PARSER_SSM_INNER', 'маркер #@@|sm_idx@@|');&#13;&#10;INSERT INTO tpls_localized (lng, pclt_id, structured_text) VALUES('eng', 'PARSER_SSM_INNER', 'marker #@@|sm_idx@@|');&#13;&#10;INSERT INTO tpls_inclusions_in_collections (tpls_collection_id, pclt_id, tpl_dflt_req_sdl) VALUES (4,'PARSER_SSM_INNER','##|PARSER_SSM##|');">
            <text:p>INSERT INTO tpls (pclt_id) VALUES('PARSER_SSM_INNER');<text:line-break/>INSERT INTO tpls_localized (lng, pclt_id, structured_text) VALUES('rus', 'PARSER_SSM_INNER', 'маркер #@@|sm_idx@@|');<text:line-break/>INSERT INTO tpls_localized (lng, pclt_id, structured_text) VALUES('eng', 'PARSER_SSM_INNER', 'marker #@@|sm_idx@@|');<text:line-break/>INSERT INTO tpls_inclusions_in_collections (tpls_collection_id, pclt_id, tpl_dflt_req_sdl) VALUES (4,'PARSER_SSM_INNER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2];&quot;'&quot;;&quot;''&quot;)" office:value-type="string" office:string-value="маркер #@@|sm_idx@@|">
            <text:p>маркер #@@|sm_idx@@|</text:p>
          </table:table-cell>
          <table:table-cell table:style-name="ce11" table:formula="of:=SUBSTITUTE([.H42];&quot;'&quot;;&quot;''&quot;)" office:value-type="string" office:string-value="marker #@@|sm_idx@@|">
            <text:p>marker #@@|sm_idx@@|</text:p>
          </table:table-cell>
          <table:table-cell table:style-name="ce11" table:formula="of:=SUBSTITUTE([.G42];&quot;&quot;&quot;&quot;;&quot;\&quot;&quot;&quot;)" office:value-type="string" office:string-value="маркер #@@|sm_idx@@|">
            <text:p>маркер #@@|sm_idx@@|</text:p>
          </table:table-cell>
          <table:table-cell table:style-name="ce11" table:formula="of:=SUBSTITUTE([.H42];&quot;&quot;&quot;&quot;;&quot;\&quot;&quot;&quot;)" office:value-type="string" office:string-value="marker #@@|sm_idx@@|">
            <text:p>marker #@@|sm_idx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3]=&quot;General commons&quot;;1;IF([.B43]=&quot;General DB commons&quot;;2;IF([.B43]=&quot;General networking commons&quot;;3;IF([.B43]=&quot;PCLT messages&quot;;4;IF([.B43]=&quot;PCLT-DB messages&quot;;5;-1)))))" office:value-type="float" office:value="4">
            <text:p>4</text:p>
          </table:table-cell>
          <table:table-cell table:style-name="ce11" table:formula="of:=IF([.E43]=&quot;&quot;;&quot;&quot;;CONCATENATE(&quot;##|&quot;;[.E43];&quot;##|&quot;) )" office:value-type="string" office:string-value="##|PARSER_SSM_ERR##|">
            <text:p>##|PARSER_SSM_ERR##|</text:p>
          </table:table-cell>
          <table:table-cell table:style-name="ce7" office:value-type="string">
            <text:p>PARSER_SSM_ERR</text:p>
          </table:table-cell>
          <table:table-cell table:style-name="ce16" office:value-type="string">
            <text:p>##|PARSER_SSM##|</text:p>
          </table:table-cell>
          <table:table-cell table:style-name="ce7" office:value-type="string">
            <text:p>ошибка "@@|smse@@|"</text:p>
          </table:table-cell>
          <table:table-cell table:style-name="ce15" office:value-type="string">
            <text:p>error "@@|smse@@|"</text:p>
          </table:table-cell>
          <table:table-cell table:style-name="ce7" office:value-type="string">
            <text:p><text:s/></text:p>
          </table:table-cell>
          <table:table-cell table:style-name="ce7" table:formula="of:=IF([.E43]=&quot;&quot;;&quot;&quot;;CONCATENATE(&quot;, (&quot;;CHAR(34);[.E43];CHAR(34);&quot;, (M.fromList [(&quot; &amp; CHAR(34) &amp; [.P$20] &amp; CHAR(34) &amp; &quot;, &quot; &amp; IF([.P43]=&quot;&quot;;&quot;B.empty&quot;;&quot;B.pack &quot; &amp; CHAR(34) &amp; [.P43] &amp; CHAR(34)) &amp; &quot;), (&quot; &amp; CHAR(34) &amp; [.Q$20] &amp; CHAR(34) &amp; &quot;, &quot; &amp; IF([.Q43]=&quot;&quot;;&quot;B.empty&quot;;&quot;B.pack &quot; &amp; CHAR(34) &amp; [.Q43] &amp; CHAR(34)) &amp; &quot;)], str2PCLT_SDL Required_SDLM &quot;;CHAR(34);[.F43];CHAR(34);&quot; inner_cfg))&quot;))" office:value-type="string" office:string-value=", (&quot;PARSER_SSM_ERR&quot;, (M.fromList [(&quot;rus&quot;, B.pack &quot;ошибка \&quot;@@|smse@@|\&quot;&quot;), (&quot;eng&quot;, B.pack &quot;error \&quot;@@|smse@@|\&quot;&quot;)], str2PCLT_SDL Required_SDLM &quot;##|PARSER_SSM##|&quot; inner_cfg))">
            <text:p>, ("PARSER_SSM_ERR", (M.fromList [("rus", B.pack "ошибка \"@@|smse@@|\""), ("eng", B.pack "error \"@@|smse@@|\"")], str2PCLT_SDL Required_SDLM "##|PARSER_SSM##|" inner_cfg))</text:p>
          </table:table-cell>
          <table:table-cell table:style-name="ce7" table:formula="of:=IF([.E43]=&quot;&quot;;&quot;&quot;;CONCATENATE([.E43];&quot;%&quot;;[.F43];&quot;%&quot;;[.G43];&quot;%&quot;;[.H43]))" office:value-type="string" office:string-value="PARSER_SSM_ERR%##|PARSER_SSM##|%ошибка &quot;@@|smse@@|&quot;%error &quot;@@|smse@@|&quot;">
            <text:p>PARSER_SSM_ERR%##|PARSER_SSM##|%ошибка "@@|smse@@|"%error "@@|smse@@|"</text:p>
          </table:table-cell>
          <table:table-cell table:style-name="ce11" table:formula="of:=IF([.E43]=&quot;&quot;;&quot;&quot;;&quot;INSERT INTO tpls (pclt_id) VALUES('&quot;&amp;[.E43]&amp;&quot;');&quot;&amp;CHAR(13)&amp;CHAR(10) &amp; IF([.N43]=&quot;&quot;;&quot;&quot;;&quot;INSERT INTO tpls_localized (lng, pclt_id, structured_text) VALUES('&quot;&amp; [.N$20] &amp; &quot;', '&quot;&amp;[.E43]&amp;&quot;', '&quot;&amp;[.N43]&amp;&quot;');&quot;) &amp; CHAR(13)&amp;CHAR(10) &amp; IF([.O43]=&quot;&quot;;&quot;&quot;;&quot;INSERT INTO tpls_localized (lng, pclt_id, structured_text) VALUES('&quot;&amp;[.O$20]&amp;&quot;', '&quot;&amp;[.E43]&amp;&quot;', '&quot;&amp;[.O43]&amp;&quot;');&quot;) &amp; CHAR(13)&amp;CHAR(10)&amp;&quot;INSERT INTO tpls_inclusions_in_collections (tpls_collection_id, pclt_id, tpl_dflt_req_sdl) VALUES (&quot;&amp;[.C43]&amp;&quot;,'&quot;&amp;[.E43]&amp;&quot;','&quot;&amp;[.F43]&amp;&quot;');&quot;)" office:value-type="string" office:string-value="INSERT INTO tpls (pclt_id) VALUES('PARSER_SSM_ERR');&#13;&#10;INSERT INTO tpls_localized (lng, pclt_id, structured_text) VALUES('rus', 'PARSER_SSM_ERR', 'ошибка &quot;@@|smse@@|&quot;');&#13;&#10;INSERT INTO tpls_localized (lng, pclt_id, structured_text) VALUES('eng', 'PARSER_SSM_ERR', 'error &quot;@@|smse@@|&quot;');&#13;&#10;INSERT INTO tpls_inclusions_in_collections (tpls_collection_id, pclt_id, tpl_dflt_req_sdl) VALUES (4,'PARSER_SSM_ERR','##|PARSER_SSM##|');">
            <text:p>INSERT INTO tpls (pclt_id) VALUES('PARSER_SSM_ERR');<text:line-break/>INSERT INTO tpls_localized (lng, pclt_id, structured_text) VALUES('rus', 'PARSER_SSM_ERR', 'ошибка "@@|smse@@|"');<text:line-break/>INSERT INTO tpls_localized (lng, pclt_id, structured_text) VALUES('eng', 'PARSER_SSM_ERR', 'error "@@|smse@@|"');<text:line-break/>INSERT INTO tpls_inclusions_in_collections (tpls_collection_id, pclt_id, tpl_dflt_req_sdl) VALUES (4,'PARSER_SSM_ERR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3];&quot;'&quot;;&quot;''&quot;)" office:value-type="string" office:string-value="ошибка &quot;@@|smse@@|&quot;">
            <text:p>ошибка "@@|smse@@|"</text:p>
          </table:table-cell>
          <table:table-cell table:style-name="ce11" table:formula="of:=SUBSTITUTE([.H43];&quot;'&quot;;&quot;''&quot;)" office:value-type="string" office:string-value="error &quot;@@|smse@@|&quot;">
            <text:p>error "@@|smse@@|"</text:p>
          </table:table-cell>
          <table:table-cell table:style-name="ce11" table:formula="of:=SUBSTITUTE([.G43];&quot;&quot;&quot;&quot;;&quot;\&quot;&quot;&quot;)" office:value-type="string" office:string-value="ошибка \&quot;@@|smse@@|\&quot;">
            <text:p>ошибка \"@@|smse@@|\"</text:p>
          </table:table-cell>
          <table:table-cell table:style-name="ce11" table:formula="of:=SUBSTITUTE([.H43];&quot;&quot;&quot;&quot;;&quot;\&quot;&quot;&quot;)" office:value-type="string" office:string-value="error \&quot;@@|smse@@|\&quot;">
            <text:p>error \"@@|smse@@|\"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4]=&quot;General commons&quot;;1;IF([.B44]=&quot;General DB commons&quot;;2;IF([.B44]=&quot;General networking commons&quot;;3;IF([.B44]=&quot;PCLT messages&quot;;4;IF([.B44]=&quot;PCLT-DB messages&quot;;5;-1)))))" office:value-type="float" office:value="4">
            <text:p>4</text:p>
          </table:table-cell>
          <table:table-cell table:style-name="ce11" table:formula="of:=IF([.E44]=&quot;&quot;;&quot;&quot;;CONCATENATE(&quot;##|&quot;;[.E44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44]=&quot;&quot;;&quot;&quot;;CONCATENATE(&quot;, (&quot;;CHAR(34);[.E44];CHAR(34);&quot;, (M.fromList [(&quot; &amp; CHAR(34) &amp; [.P$20] &amp; CHAR(34) &amp; &quot;, &quot; &amp; IF([.P44]=&quot;&quot;;&quot;B.empty&quot;;&quot;B.pack &quot; &amp; CHAR(34) &amp; [.P44] &amp; CHAR(34)) &amp; &quot;), (&quot; &amp; CHAR(34) &amp; [.Q$20] &amp; CHAR(34) &amp; &quot;, &quot; &amp; IF([.Q44]=&quot;&quot;;&quot;B.empty&quot;;&quot;B.pack &quot; &amp; CHAR(34) &amp; [.Q44] &amp; CHAR(34)) &amp; &quot;)], str2PCLT_SDL Required_SDLM &quot;;CHAR(34);[.F44];CHAR(34);&quot; inner_cfg))&quot;))">
            <text:p/>
          </table:table-cell>
          <table:table-cell table:style-name="ce7" table:formula="of:=IF([.E44]=&quot;&quot;;&quot;&quot;;CONCATENATE([.E44];&quot;%&quot;;[.F44];&quot;%&quot;;[.G44];&quot;%&quot;;[.H44]))">
            <text:p/>
          </table:table-cell>
          <table:table-cell table:style-name="ce11" table:formula="of:=IF([.E44]=&quot;&quot;;&quot;&quot;;&quot;INSERT INTO tpls (pclt_id) VALUES('&quot;&amp;[.E44]&amp;&quot;');&quot;&amp;CHAR(13)&amp;CHAR(10) &amp; IF([.N44]=&quot;&quot;;&quot;&quot;;&quot;INSERT INTO tpls_localized (lng, pclt_id, structured_text) VALUES('&quot;&amp; [.N$20] &amp; &quot;', '&quot;&amp;[.E44]&amp;&quot;', '&quot;&amp;[.N44]&amp;&quot;');&quot;) &amp; CHAR(13)&amp;CHAR(10) &amp; IF([.O44]=&quot;&quot;;&quot;&quot;;&quot;INSERT INTO tpls_localized (lng, pclt_id, structured_text) VALUES('&quot;&amp;[.O$20]&amp;&quot;', '&quot;&amp;[.E44]&amp;&quot;', '&quot;&amp;[.O44]&amp;&quot;');&quot;) &amp; CHAR(13)&amp;CHAR(10)&amp;&quot;INSERT INTO tpls_inclusions_in_collections (tpls_collection_id, pclt_id, tpl_dflt_req_sdl) VALUES (&quot;&amp;[.C44]&amp;&quot;,'&quot;&amp;[.E44]&amp;&quot;','&quot;&amp;[.F4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44];&quot;'&quot;;&quot;''&quot;)">
            <text:p/>
          </table:table-cell>
          <table:table-cell table:style-name="ce11" table:formula="of:=SUBSTITUTE([.H44];&quot;'&quot;;&quot;''&quot;)">
            <text:p/>
          </table:table-cell>
          <table:table-cell table:style-name="ce11" table:formula="of:=SUBSTITUTE([.G44];&quot;&quot;&quot;&quot;;&quot;\&quot;&quot;&quot;)">
            <text:p/>
          </table:table-cell>
          <table:table-cell table:style-name="ce11" table:formula="of:=SUBSTITUTE([.H44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5]=&quot;General commons&quot;;1;IF([.B45]=&quot;General DB commons&quot;;2;IF([.B45]=&quot;General networking commons&quot;;3;IF([.B45]=&quot;PCLT messages&quot;;4;IF([.B45]=&quot;PCLT-DB messages&quot;;5;-1)))))" office:value-type="float" office:value="4">
            <text:p>4</text:p>
          </table:table-cell>
          <table:table-cell table:style-name="ce11" table:formula="of:=IF([.E45]=&quot;&quot;;&quot;&quot;;CONCATENATE(&quot;##|&quot;;[.E45];&quot;##|&quot;) )" office:value-type="string" office:string-value="##|E_PARSER_SMSE##|">
            <text:p>##|E_PARSER_SMSE##|</text:p>
          </table:table-cell>
          <table:table-cell table:style-name="ce7" office:value-type="string">
            <text:p>E_PARSER_SMS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ARSER_SMSE_PREFIX##|@@|parser_smse_err_details@@|.</text:p>
          </table:table-cell>
          <table:table-cell table:style-name="ce7" office:value-type="string">
            <text:p>##|E_PARSER_SMSE_PREFIX##|@@|parser_sms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45]=&quot;&quot;;&quot;&quot;;CONCATENATE(&quot;, (&quot;;CHAR(34);[.E45];CHAR(34);&quot;, (M.fromList [(&quot; &amp; CHAR(34) &amp; [.P$20] &amp; CHAR(34) &amp; &quot;, &quot; &amp; IF([.P45]=&quot;&quot;;&quot;B.empty&quot;;&quot;B.pack &quot; &amp; CHAR(34) &amp; [.P45] &amp; CHAR(34)) &amp; &quot;), (&quot; &amp; CHAR(34) &amp; [.Q$20] &amp; CHAR(34) &amp; &quot;, &quot; &amp; IF([.Q45]=&quot;&quot;;&quot;B.empty&quot;;&quot;B.pack &quot; &amp; CHAR(34) &amp; [.Q45] &amp; CHAR(34)) &amp; &quot;)], str2PCLT_SDL Required_SDLM &quot;;CHAR(34);[.F45];CHAR(34);&quot; inner_cfg))&quot;))" office:value-type="string" office:string-value=", (&quot;E_PARSER_SMSE&quot;, (M.fromList [(&quot;rus&quot;, B.pack &quot;##|E_PARSER_SMSE_PREFIX##|@@|parser_smse_err_details@@|.&quot;), (&quot;eng&quot;, B.pack &quot;##|E_PARSER_SMSE_PREFIX##|@@|parser_smse_err_details@@|.&quot;)], str2PCLT_SDL Required_SDLM &quot;##|LLEXCPT##|&quot; inner_cfg))">
            <text:p>, ("E_PARSER_SMSE", (M.fromList [("rus", B.pack "##|E_PARSER_SMSE_PREFIX##|@@|parser_smse_err_details@@|."), ("eng", B.pack "##|E_PARSER_SMSE_PREFIX##|@@|parser_smse_err_details@@|.")], str2PCLT_SDL Required_SDLM "##|LLEXCPT##|" inner_cfg))</text:p>
          </table:table-cell>
          <table:table-cell table:style-name="ce7" table:formula="of:=IF([.E45]=&quot;&quot;;&quot;&quot;;CONCATENATE([.E45];&quot;%&quot;;[.F45];&quot;%&quot;;[.G45];&quot;%&quot;;[.H45]))" office:value-type="string" office:string-value="E_PARSER_SMSE%##|LLEXCPT##|%##|E_PARSER_SMSE_PREFIX##|@@|parser_smse_err_details@@|.%##|E_PARSER_SMSE_PREFIX##|@@|parser_smse_err_details@@|.">
            <text:p>E_PARSER_SMSE%##|LLEXCPT##|%##|E_PARSER_SMSE_PREFIX##|@@|parser_smse_err_details@@|.%##|E_PARSER_SMSE_PREFIX##|@@|parser_smse_err_details@@|.</text:p>
          </table:table-cell>
          <table:table-cell table:style-name="ce11" table:formula="of:=IF([.E45]=&quot;&quot;;&quot;&quot;;&quot;INSERT INTO tpls (pclt_id) VALUES('&quot;&amp;[.E45]&amp;&quot;');&quot;&amp;CHAR(13)&amp;CHAR(10) &amp; IF([.N45]=&quot;&quot;;&quot;&quot;;&quot;INSERT INTO tpls_localized (lng, pclt_id, structured_text) VALUES('&quot;&amp; [.N$20] &amp; &quot;', '&quot;&amp;[.E45]&amp;&quot;', '&quot;&amp;[.N45]&amp;&quot;');&quot;) &amp; CHAR(13)&amp;CHAR(10) &amp; IF([.O45]=&quot;&quot;;&quot;&quot;;&quot;INSERT INTO tpls_localized (lng, pclt_id, structured_text) VALUES('&quot;&amp;[.O$20]&amp;&quot;', '&quot;&amp;[.E45]&amp;&quot;', '&quot;&amp;[.O45]&amp;&quot;');&quot;) &amp; CHAR(13)&amp;CHAR(10)&amp;&quot;INSERT INTO tpls_inclusions_in_collections (tpls_collection_id, pclt_id, tpl_dflt_req_sdl) VALUES (&quot;&amp;[.C45]&amp;&quot;,'&quot;&amp;[.E45]&amp;&quot;','&quot;&amp;[.F45]&amp;&quot;');&quot;)" office:value-type="string" office:string-value="INSERT INTO tpls (pclt_id) VALUES('E_PARSER_SMSE');&#13;&#10;INSERT INTO tpls_localized (lng, pclt_id, structured_text) VALUES('rus', 'E_PARSER_SMSE', '##|E_PARSER_SMSE_PREFIX##|@@|parser_smse_err_details@@|.');&#13;&#10;INSERT INTO tpls_localized (lng, pclt_id, structured_text) VALUES('eng', 'E_PARSER_SMSE', '##|E_PARSER_SMSE_PREFIX##|@@|parser_smse_err_details@@|.');&#13;&#10;INSERT INTO tpls_inclusions_in_collections (tpls_collection_id, pclt_id, tpl_dflt_req_sdl) VALUES (4,'E_PARSER_SMSE','##|LLEXCPT##|');">
            <text:p>INSERT INTO tpls (pclt_id) VALUES('E_PARSER_SMSE');<text:line-break/>INSERT INTO tpls_localized (lng, pclt_id, structured_text) VALUES('rus', 'E_PARSER_SMSE', '##|E_PARSER_SMSE_PREFIX##|@@|parser_smse_err_details@@|.');<text:line-break/>INSERT INTO tpls_localized (lng, pclt_id, structured_text) VALUES('eng', 'E_PARSER_SMSE', '##|E_PARSER_SMSE_PREFIX##|@@|parser_smse_err_details@@|.');<text:line-break/>INSERT INTO tpls_inclusions_in_collections (tpls_collection_id, pclt_id, tpl_dflt_req_sdl) VALUES (4,'E_PARSER_SMS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5];&quot;'&quot;;&quot;''&quot;)" office:value-type="string" office:string-value="##|E_PARSER_SMSE_PREFIX##|@@|parser_smse_err_details@@|.">
            <text:p>##|E_PARSER_SMSE_PREFIX##|@@|parser_smse_err_details@@|.</text:p>
          </table:table-cell>
          <table:table-cell table:style-name="ce11" table:formula="of:=SUBSTITUTE([.H45];&quot;'&quot;;&quot;''&quot;)" office:value-type="string" office:string-value="##|E_PARSER_SMSE_PREFIX##|@@|parser_smse_err_details@@|.">
            <text:p>##|E_PARSER_SMSE_PREFIX##|@@|parser_smse_err_details@@|.</text:p>
          </table:table-cell>
          <table:table-cell table:style-name="ce11" table:formula="of:=SUBSTITUTE([.G45];&quot;&quot;&quot;&quot;;&quot;\&quot;&quot;&quot;)" office:value-type="string" office:string-value="##|E_PARSER_SMSE_PREFIX##|@@|parser_smse_err_details@@|.">
            <text:p>##|E_PARSER_SMSE_PREFIX##|@@|parser_smse_err_details@@|.</text:p>
          </table:table-cell>
          <table:table-cell table:style-name="ce11" table:formula="of:=SUBSTITUTE([.H45];&quot;&quot;&quot;&quot;;&quot;\&quot;&quot;&quot;)" office:value-type="string" office:string-value="##|E_PARSER_SMSE_PREFIX##|@@|parser_smse_err_details@@|.">
            <text:p>##|E_PARSER_SMSE_PREFIX##|@@|parser_sms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6]=&quot;General commons&quot;;1;IF([.B46]=&quot;General DB commons&quot;;2;IF([.B46]=&quot;General networking commons&quot;;3;IF([.B46]=&quot;PCLT messages&quot;;4;IF([.B46]=&quot;PCLT-DB messages&quot;;5;-1)))))" office:value-type="float" office:value="4">
            <text:p>4</text:p>
          </table:table-cell>
          <table:table-cell table:style-name="ce11" table:formula="of:=IF([.E46]=&quot;&quot;;&quot;&quot;;CONCATENATE(&quot;##|&quot;;[.E46];&quot;##|&quot;) )" office:value-type="string" office:string-value="##|E_PARSER_SMSE_PREFIX##|">
            <text:p>##|E_PARSER_SMSE_PREFIX##|</text:p>
          </table:table-cell>
          <table:table-cell table:style-name="ce7" office:value-type="string">
            <text:p>E_PARSER_SMSE_PREFIX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Произошла ошибка при грамматическом разборе маркированого текста. Ошибка маркирования:</text:p>
          </table:table-cell>
          <table:table-cell table:style-name="ce15" office:value-type="string">
            <text:p>An error occured when parsing a marked text. Marking failed: </text:p>
          </table:table-cell>
          <table:table-cell table:style-name="ce7" office:value-type="string">
            <text:p><text:s/></text:p>
          </table:table-cell>
          <table:table-cell table:style-name="ce7" table:formula="of:=IF([.E46]=&quot;&quot;;&quot;&quot;;CONCATENATE(&quot;, (&quot;;CHAR(34);[.E46];CHAR(34);&quot;, (M.fromList [(&quot; &amp; CHAR(34) &amp; [.P$20] &amp; CHAR(34) &amp; &quot;, &quot; &amp; IF([.P46]=&quot;&quot;;&quot;B.empty&quot;;&quot;B.pack &quot; &amp; CHAR(34) &amp; [.P46] &amp; CHAR(34)) &amp; &quot;), (&quot; &amp; CHAR(34) &amp; [.Q$20] &amp; CHAR(34) &amp; &quot;, &quot; &amp; IF([.Q46]=&quot;&quot;;&quot;B.empty&quot;;&quot;B.pack &quot; &amp; CHAR(34) &amp; [.Q46] &amp; CHAR(34)) &amp; &quot;)], str2PCLT_SDL Required_SDLM &quot;;CHAR(34);[.F46];CHAR(34);&quot; inner_cfg))&quot;))" office:value-type="string" office:string-value=", (&quot;E_PARSER_SMSE_PREFIX&quot;, (M.fromList [(&quot;rus&quot;, B.pack &quot;Произошла ошибка при грамматическом разборе маркированого текста. Ошибка маркирования:&quot;), (&quot;eng&quot;, B.pack &quot;An error occured when parsing a marked text. Marking failed: &quot;)], str2PCLT_SDL Required_SDLM &quot;##|E_PARSER_SMSE##|&quot; inner_cfg))">
            <text:p>, ("E_PARSER_SMSE_PREFIX", (M.fromList [("rus", B.pack "Произошла ошибка при грамматическом разборе маркированого текста. Ошибка маркирования:"), ("eng", B.pack "An error occured when parsing a marked text. Marking failed: ")], str2PCLT_SDL Required_SDLM "##|E_PARSER_SMSE##|" inner_cfg))</text:p>
          </table:table-cell>
          <table:table-cell table:style-name="ce7" table:formula="of:=IF([.E46]=&quot;&quot;;&quot;&quot;;CONCATENATE([.E46];&quot;%&quot;;[.F46];&quot;%&quot;;[.G46];&quot;%&quot;;[.H46]))" office:value-type="string" office:string-value="E_PARSER_SMSE_PREFIX%##|E_PARSER_SMSE##|%Произошла ошибка при грамматическом разборе маркированого текста. Ошибка маркирования:%An error occured when parsing a marked text. Marking failed: ">
            <text:p>E_PARSER_SMSE_PREFIX%##|E_PARSER_SMSE##|%Произошла ошибка при грамматическом разборе маркированого текста. Ошибка маркирования:%An error occured when parsing a marked text. Marking failed: </text:p>
          </table:table-cell>
          <table:table-cell table:style-name="ce11" table:formula="of:=IF([.E46]=&quot;&quot;;&quot;&quot;;&quot;INSERT INTO tpls (pclt_id) VALUES('&quot;&amp;[.E46]&amp;&quot;');&quot;&amp;CHAR(13)&amp;CHAR(10) &amp; IF([.N46]=&quot;&quot;;&quot;&quot;;&quot;INSERT INTO tpls_localized (lng, pclt_id, structured_text) VALUES('&quot;&amp; [.N$20] &amp; &quot;', '&quot;&amp;[.E46]&amp;&quot;', '&quot;&amp;[.N46]&amp;&quot;');&quot;) &amp; CHAR(13)&amp;CHAR(10) &amp; IF([.O46]=&quot;&quot;;&quot;&quot;;&quot;INSERT INTO tpls_localized (lng, pclt_id, structured_text) VALUES('&quot;&amp;[.O$20]&amp;&quot;', '&quot;&amp;[.E46]&amp;&quot;', '&quot;&amp;[.O46]&amp;&quot;');&quot;) &amp; CHAR(13)&amp;CHAR(10)&amp;&quot;INSERT INTO tpls_inclusions_in_collections (tpls_collection_id, pclt_id, tpl_dflt_req_sdl) VALUES (&quot;&amp;[.C46]&amp;&quot;,'&quot;&amp;[.E46]&amp;&quot;','&quot;&amp;[.F46]&amp;&quot;');&quot;)" office:value-type="string" office:string-value="INSERT INTO tpls (pclt_id) VALUES('E_PARSER_SMSE_PREFIX');&#13;&#10;INSERT INTO tpls_localized (lng, pclt_id, structured_text) VALUES('rus', 'E_PARSER_SMSE_PREFIX', 'Произошла ошибка при грамматическом разборе маркированого текста. Ошибка маркирования:');&#13;&#10;INSERT INTO tpls_localized (lng, pclt_id, structured_text) VALUES('eng', 'E_PARSER_SMSE_PREFIX', 'An error occured when parsing a marked text. Marking failed: ');&#13;&#10;INSERT INTO tpls_inclusions_in_collections (tpls_collection_id, pclt_id, tpl_dflt_req_sdl) VALUES (4,'E_PARSER_SMSE_PREFIX','##|E_PARSER_SMSE##|');">
            <text:p>INSERT INTO tpls (pclt_id) VALUES('E_PARSER_SMSE_PREFIX');<text:line-break/>INSERT INTO tpls_localized (lng, pclt_id, structured_text) VALUES('rus', 'E_PARSER_SMSE_PREFIX', 'Произошла ошибка при грамматическом разборе маркированого текста. Ошибка маркирования:');<text:line-break/>INSERT INTO tpls_localized (lng, pclt_id, structured_text) VALUES('eng', 'E_PARSER_SMSE_PREFIX', 'An error occured when parsing a marked text. Marking failed: ');<text:line-break/>INSERT INTO tpls_inclusions_in_collections (tpls_collection_id, pclt_id, tpl_dflt_req_sdl) VALUES (4,'E_PARSER_SMSE_PREFIX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6];&quot;'&quot;;&quot;''&quot;)" office:value-type="string" office:string-value="Произошла ошибка при грамматическом разборе маркированого текста. Ошибка маркирования:">
            <text:p>Произошла ошибка при грамматическом разборе маркированого текста. Ошибка маркирования:</text:p>
          </table:table-cell>
          <table:table-cell table:style-name="ce11" table:formula="of:=SUBSTITUTE([.H46];&quot;'&quot;;&quot;''&quot;)" office:value-type="string" office:string-value="An error occured when parsing a marked text. Marking failed: ">
            <text:p>An error occured when parsing a marked text. Marking failed: </text:p>
          </table:table-cell>
          <table:table-cell table:style-name="ce11" table:formula="of:=SUBSTITUTE([.G46];&quot;&quot;&quot;&quot;;&quot;\&quot;&quot;&quot;)" office:value-type="string" office:string-value="Произошла ошибка при грамматическом разборе маркированого текста. Ошибка маркирования:">
            <text:p>Произошла ошибка при грамматическом разборе маркированого текста. Ошибка маркирования:</text:p>
          </table:table-cell>
          <table:table-cell table:style-name="ce11" table:formula="of:=SUBSTITUTE([.H46];&quot;&quot;&quot;&quot;;&quot;\&quot;&quot;&quot;)" office:value-type="string" office:string-value="An error occured when parsing a marked text. Marking failed: ">
            <text:p>An error occured when parsing a marked text. Marking failed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7]=&quot;General commons&quot;;1;IF([.B47]=&quot;General DB commons&quot;;2;IF([.B47]=&quot;General networking commons&quot;;3;IF([.B47]=&quot;PCLT messages&quot;;4;IF([.B47]=&quot;PCLT-DB messages&quot;;5;-1)))))" office:value-type="float" office:value="4">
            <text:p>4</text:p>
          </table:table-cell>
          <table:table-cell table:style-name="ce11" table:formula="of:=IF([.E47]=&quot;&quot;;&quot;&quot;;CONCATENATE(&quot;##|&quot;;[.E47];&quot;##|&quot;) )" office:value-type="string" office:string-value="##|E_PARSER_SMSE_INPUTAFTEREOF##|">
            <text:p>##|E_PARSER_SMSE_INPUTAFTEREOF##|</text:p>
          </table:table-cell>
          <table:table-cell table:style-name="ce7" office:value-type="string">
            <text:p>E_PARSER_SMSE_INPUTAFTEREOF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ввод после конца ввода</text:p>
          </table:table-cell>
          <table:table-cell table:style-name="ce15" office:value-type="string">
            <text:p>input is not allowed after EOF</text:p>
          </table:table-cell>
          <table:table-cell table:style-name="ce7" office:value-type="string">
            <text:p><text:s/></text:p>
          </table:table-cell>
          <table:table-cell table:style-name="ce7" table:formula="of:=IF([.E47]=&quot;&quot;;&quot;&quot;;CONCATENATE(&quot;, (&quot;;CHAR(34);[.E47];CHAR(34);&quot;, (M.fromList [(&quot; &amp; CHAR(34) &amp; [.P$20] &amp; CHAR(34) &amp; &quot;, &quot; &amp; IF([.P47]=&quot;&quot;;&quot;B.empty&quot;;&quot;B.pack &quot; &amp; CHAR(34) &amp; [.P47] &amp; CHAR(34)) &amp; &quot;), (&quot; &amp; CHAR(34) &amp; [.Q$20] &amp; CHAR(34) &amp; &quot;, &quot; &amp; IF([.Q47]=&quot;&quot;;&quot;B.empty&quot;;&quot;B.pack &quot; &amp; CHAR(34) &amp; [.Q47] &amp; CHAR(34)) &amp; &quot;)], str2PCLT_SDL Required_SDLM &quot;;CHAR(34);[.F47];CHAR(34);&quot; inner_cfg))&quot;))" office:value-type="string" office:string-value=", (&quot;E_PARSER_SMSE_INPUTAFTEREOF&quot;, (M.fromList [(&quot;rus&quot;, B.pack &quot;ввод после конца ввода&quot;), (&quot;eng&quot;, B.pack &quot;input is not allowed after EOF&quot;)], str2PCLT_SDL Required_SDLM &quot;##|E_PARSER_SMSE##|&quot; inner_cfg))">
            <text:p>, ("E_PARSER_SMSE_INPUTAFTEREOF", (M.fromList [("rus", B.pack "ввод после конца ввода"), ("eng", B.pack "input is not allowed after EOF")], str2PCLT_SDL Required_SDLM "##|E_PARSER_SMSE##|" inner_cfg))</text:p>
          </table:table-cell>
          <table:table-cell table:style-name="ce7" table:formula="of:=IF([.E47]=&quot;&quot;;&quot;&quot;;CONCATENATE([.E47];&quot;%&quot;;[.F47];&quot;%&quot;;[.G47];&quot;%&quot;;[.H47]))" office:value-type="string" office:string-value="E_PARSER_SMSE_INPUTAFTEREOF%##|E_PARSER_SMSE##|%ввод после конца ввода%input is not allowed after EOF">
            <text:p>E_PARSER_SMSE_INPUTAFTEREOF%##|E_PARSER_SMSE##|%ввод после конца ввода%input is not allowed after EOF</text:p>
          </table:table-cell>
          <table:table-cell table:style-name="ce11" table:formula="of:=IF([.E47]=&quot;&quot;;&quot;&quot;;&quot;INSERT INTO tpls (pclt_id) VALUES('&quot;&amp;[.E47]&amp;&quot;');&quot;&amp;CHAR(13)&amp;CHAR(10) &amp; IF([.N47]=&quot;&quot;;&quot;&quot;;&quot;INSERT INTO tpls_localized (lng, pclt_id, structured_text) VALUES('&quot;&amp; [.N$20] &amp; &quot;', '&quot;&amp;[.E47]&amp;&quot;', '&quot;&amp;[.N47]&amp;&quot;');&quot;) &amp; CHAR(13)&amp;CHAR(10) &amp; IF([.O47]=&quot;&quot;;&quot;&quot;;&quot;INSERT INTO tpls_localized (lng, pclt_id, structured_text) VALUES('&quot;&amp;[.O$20]&amp;&quot;', '&quot;&amp;[.E47]&amp;&quot;', '&quot;&amp;[.O47]&amp;&quot;');&quot;) &amp; CHAR(13)&amp;CHAR(10)&amp;&quot;INSERT INTO tpls_inclusions_in_collections (tpls_collection_id, pclt_id, tpl_dflt_req_sdl) VALUES (&quot;&amp;[.C47]&amp;&quot;,'&quot;&amp;[.E47]&amp;&quot;','&quot;&amp;[.F47]&amp;&quot;');&quot;)" office:value-type="string" office:string-value="INSERT INTO tpls (pclt_id) VALUES('E_PARSER_SMSE_INPUTAFTEREOF');&#13;&#10;INSERT INTO tpls_localized (lng, pclt_id, structured_text) VALUES('rus', 'E_PARSER_SMSE_INPUTAFTEREOF', 'ввод после конца ввода');&#13;&#10;INSERT INTO tpls_localized (lng, pclt_id, structured_text) VALUES('eng', 'E_PARSER_SMSE_INPUTAFTEREOF', 'input is not allowed after EOF');&#13;&#10;INSERT INTO tpls_inclusions_in_collections (tpls_collection_id, pclt_id, tpl_dflt_req_sdl) VALUES (4,'E_PARSER_SMSE_INPUTAFTEREOF','##|E_PARSER_SMSE##|');">
            <text:p>INSERT INTO tpls (pclt_id) VALUES('E_PARSER_SMSE_INPUTAFTEREOF');<text:line-break/>INSERT INTO tpls_localized (lng, pclt_id, structured_text) VALUES('rus', 'E_PARSER_SMSE_INPUTAFTEREOF', 'ввод после конца ввода');<text:line-break/>INSERT INTO tpls_localized (lng, pclt_id, structured_text) VALUES('eng', 'E_PARSER_SMSE_INPUTAFTEREOF', 'input is not allowed after EOF');<text:line-break/>INSERT INTO tpls_inclusions_in_collections (tpls_collection_id, pclt_id, tpl_dflt_req_sdl) VALUES (4,'E_PARSER_SMSE_INPUTAFTEREOF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7];&quot;'&quot;;&quot;''&quot;)" office:value-type="string" office:string-value="ввод после конца ввода">
            <text:p>ввод после конца ввода</text:p>
          </table:table-cell>
          <table:table-cell table:style-name="ce11" table:formula="of:=SUBSTITUTE([.H47];&quot;'&quot;;&quot;''&quot;)" office:value-type="string" office:string-value="input is not allowed after EOF">
            <text:p>input is not allowed after EOF</text:p>
          </table:table-cell>
          <table:table-cell table:style-name="ce11" table:formula="of:=SUBSTITUTE([.G47];&quot;&quot;&quot;&quot;;&quot;\&quot;&quot;&quot;)" office:value-type="string" office:string-value="ввод после конца ввода">
            <text:p>ввод после конца ввода</text:p>
          </table:table-cell>
          <table:table-cell table:style-name="ce11" table:formula="of:=SUBSTITUTE([.H47];&quot;&quot;&quot;&quot;;&quot;\&quot;&quot;&quot;)" office:value-type="string" office:string-value="input is not allowed after EOF">
            <text:p>input is not allowed after EOF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8]=&quot;General commons&quot;;1;IF([.B48]=&quot;General DB commons&quot;;2;IF([.B48]=&quot;General networking commons&quot;;3;IF([.B48]=&quot;PCLT messages&quot;;4;IF([.B48]=&quot;PCLT-DB messages&quot;;5;-1)))))" office:value-type="float" office:value="4">
            <text:p>4</text:p>
          </table:table-cell>
          <table:table-cell table:style-name="ce11" table:formula="of:=IF([.E48]=&quot;&quot;;&quot;&quot;;CONCATENATE(&quot;##|&quot;;[.E48];&quot;##|&quot;) )" office:value-type="string" office:string-value="##|E_PARSER_SMSE_BEGINNIGINMID##|">
            <text:p>##|E_PARSER_SMSE_BEGINNIGINMID##|</text:p>
          </table:table-cell>
          <table:table-cell table:style-name="ce7" office:value-type="string">
            <text:p>E_PARSER_SMSE_BEGINNIGINMID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начало вводе не в начале</text:p>
          </table:table-cell>
          <table:table-cell table:style-name="ce15" office:value-type="string">
            <text:p>beginning is allowed to occur only as the first input marker</text:p>
          </table:table-cell>
          <table:table-cell table:style-name="ce7" office:value-type="string">
            <text:p><text:s/></text:p>
          </table:table-cell>
          <table:table-cell table:style-name="ce7" table:formula="of:=IF([.E48]=&quot;&quot;;&quot;&quot;;CONCATENATE(&quot;, (&quot;;CHAR(34);[.E48];CHAR(34);&quot;, (M.fromList [(&quot; &amp; CHAR(34) &amp; [.P$20] &amp; CHAR(34) &amp; &quot;, &quot; &amp; IF([.P48]=&quot;&quot;;&quot;B.empty&quot;;&quot;B.pack &quot; &amp; CHAR(34) &amp; [.P48] &amp; CHAR(34)) &amp; &quot;), (&quot; &amp; CHAR(34) &amp; [.Q$20] &amp; CHAR(34) &amp; &quot;, &quot; &amp; IF([.Q48]=&quot;&quot;;&quot;B.empty&quot;;&quot;B.pack &quot; &amp; CHAR(34) &amp; [.Q48] &amp; CHAR(34)) &amp; &quot;)], str2PCLT_SDL Required_SDLM &quot;;CHAR(34);[.F48];CHAR(34);&quot; inner_cfg))&quot;))" office:value-type="string" office:string-value=", (&quot;E_PARSER_SMSE_BEGINNIGINMID&quot;, (M.fromList [(&quot;rus&quot;, B.pack &quot;начало вводе не в начале&quot;), (&quot;eng&quot;, B.pack &quot;beginning is allowed to occur only as the first input marker&quot;)], str2PCLT_SDL Required_SDLM &quot;##|E_PARSER_SMSE##|&quot; inner_cfg))">
            <text:p>, ("E_PARSER_SMSE_BEGINNIGINMID", (M.fromList [("rus", B.pack "начало вводе не в начале"), ("eng", B.pack "beginning is allowed to occur only as the first input marker")], str2PCLT_SDL Required_SDLM "##|E_PARSER_SMSE##|" inner_cfg))</text:p>
          </table:table-cell>
          <table:table-cell table:style-name="ce7" table:formula="of:=IF([.E48]=&quot;&quot;;&quot;&quot;;CONCATENATE([.E48];&quot;%&quot;;[.F48];&quot;%&quot;;[.G48];&quot;%&quot;;[.H48]))" office:value-type="string" office:string-value="E_PARSER_SMSE_BEGINNIGINMID%##|E_PARSER_SMSE##|%начало вводе не в начале%beginning is allowed to occur only as the first input marker">
            <text:p>E_PARSER_SMSE_BEGINNIGINMID%##|E_PARSER_SMSE##|%начало вводе не в начале%beginning is allowed to occur only as the first input marker</text:p>
          </table:table-cell>
          <table:table-cell table:style-name="ce11" table:formula="of:=IF([.E48]=&quot;&quot;;&quot;&quot;;&quot;INSERT INTO tpls (pclt_id) VALUES('&quot;&amp;[.E48]&amp;&quot;');&quot;&amp;CHAR(13)&amp;CHAR(10) &amp; IF([.N48]=&quot;&quot;;&quot;&quot;;&quot;INSERT INTO tpls_localized (lng, pclt_id, structured_text) VALUES('&quot;&amp; [.N$20] &amp; &quot;', '&quot;&amp;[.E48]&amp;&quot;', '&quot;&amp;[.N48]&amp;&quot;');&quot;) &amp; CHAR(13)&amp;CHAR(10) &amp; IF([.O48]=&quot;&quot;;&quot;&quot;;&quot;INSERT INTO tpls_localized (lng, pclt_id, structured_text) VALUES('&quot;&amp;[.O$20]&amp;&quot;', '&quot;&amp;[.E48]&amp;&quot;', '&quot;&amp;[.O48]&amp;&quot;');&quot;) &amp; CHAR(13)&amp;CHAR(10)&amp;&quot;INSERT INTO tpls_inclusions_in_collections (tpls_collection_id, pclt_id, tpl_dflt_req_sdl) VALUES (&quot;&amp;[.C48]&amp;&quot;,'&quot;&amp;[.E48]&amp;&quot;','&quot;&amp;[.F48]&amp;&quot;');&quot;)" office:value-type="string" office:string-value="INSERT INTO tpls (pclt_id) VALUES('E_PARSER_SMSE_BEGINNIGINMID');&#13;&#10;INSERT INTO tpls_localized (lng, pclt_id, structured_text) VALUES('rus', 'E_PARSER_SMSE_BEGINNIGINMID', 'начало вводе не в начале');&#13;&#10;INSERT INTO tpls_localized (lng, pclt_id, structured_text) VALUES('eng', 'E_PARSER_SMSE_BEGINNIGINMID', 'beginning is allowed to occur only as the first input marker');&#13;&#10;INSERT INTO tpls_inclusions_in_collections (tpls_collection_id, pclt_id, tpl_dflt_req_sdl) VALUES (4,'E_PARSER_SMSE_BEGINNIGINMID','##|E_PARSER_SMSE##|');">
            <text:p>INSERT INTO tpls (pclt_id) VALUES('E_PARSER_SMSE_BEGINNIGINMID');<text:line-break/>INSERT INTO tpls_localized (lng, pclt_id, structured_text) VALUES('rus', 'E_PARSER_SMSE_BEGINNIGINMID', 'начало вводе не в начале');<text:line-break/>INSERT INTO tpls_localized (lng, pclt_id, structured_text) VALUES('eng', 'E_PARSER_SMSE_BEGINNIGINMID', 'beginning is allowed to occur only as the first input marker');<text:line-break/>INSERT INTO tpls_inclusions_in_collections (tpls_collection_id, pclt_id, tpl_dflt_req_sdl) VALUES (4,'E_PARSER_SMSE_BEGINNIGINMID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8];&quot;'&quot;;&quot;''&quot;)" office:value-type="string" office:string-value="начало вводе не в начале">
            <text:p>начало вводе не в начале</text:p>
          </table:table-cell>
          <table:table-cell table:style-name="ce11" table:formula="of:=SUBSTITUTE([.H48];&quot;'&quot;;&quot;''&quot;)" office:value-type="string" office:string-value="beginning is allowed to occur only as the first input marker">
            <text:p>beginning is allowed to occur only as the first input marker</text:p>
          </table:table-cell>
          <table:table-cell table:style-name="ce11" table:formula="of:=SUBSTITUTE([.G48];&quot;&quot;&quot;&quot;;&quot;\&quot;&quot;&quot;)" office:value-type="string" office:string-value="начало вводе не в начале">
            <text:p>начало вводе не в начале</text:p>
          </table:table-cell>
          <table:table-cell table:style-name="ce11" table:formula="of:=SUBSTITUTE([.H48];&quot;&quot;&quot;&quot;;&quot;\&quot;&quot;&quot;)" office:value-type="string" office:string-value="beginning is allowed to occur only as the first input marker">
            <text:p>beginning is allowed to occur only as the first input marker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49]=&quot;General commons&quot;;1;IF([.B49]=&quot;General DB commons&quot;;2;IF([.B49]=&quot;General networking commons&quot;;3;IF([.B49]=&quot;PCLT messages&quot;;4;IF([.B49]=&quot;PCLT-DB messages&quot;;5;-1)))))" office:value-type="float" office:value="4">
            <text:p>4</text:p>
          </table:table-cell>
          <table:table-cell table:style-name="ce11" table:formula="of:=IF([.E49]=&quot;&quot;;&quot;&quot;;CONCATENATE(&quot;##|&quot;;[.E49];&quot;##|&quot;) )" office:value-type="string" office:string-value="##|E_PARSER_SMSE_OVERLAPMARK##|">
            <text:p>##|E_PARSER_SMSE_OVERLAPMARK##|</text:p>
          </table:table-cell>
          <table:table-cell table:style-name="ce7" office:value-type="string">
            <text:p>E_PARSER_SMSE_OVERLAPMARK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пересекающиеся маркированые регионы не допускаются</text:p>
          </table:table-cell>
          <table:table-cell table:style-name="ce15" office:value-type="string">
            <text:p>the marking strategy doesn't allow overlapping marked text chunks</text:p>
          </table:table-cell>
          <table:table-cell table:style-name="ce7" office:value-type="string">
            <text:p><text:s/></text:p>
          </table:table-cell>
          <table:table-cell table:style-name="ce7" table:formula="of:=IF([.E49]=&quot;&quot;;&quot;&quot;;CONCATENATE(&quot;, (&quot;;CHAR(34);[.E49];CHAR(34);&quot;, (M.fromList [(&quot; &amp; CHAR(34) &amp; [.P$20] &amp; CHAR(34) &amp; &quot;, &quot; &amp; IF([.P49]=&quot;&quot;;&quot;B.empty&quot;;&quot;B.pack &quot; &amp; CHAR(34) &amp; [.P49] &amp; CHAR(34)) &amp; &quot;), (&quot; &amp; CHAR(34) &amp; [.Q$20] &amp; CHAR(34) &amp; &quot;, &quot; &amp; IF([.Q49]=&quot;&quot;;&quot;B.empty&quot;;&quot;B.pack &quot; &amp; CHAR(34) &amp; [.Q49] &amp; CHAR(34)) &amp; &quot;)], str2PCLT_SDL Required_SDLM &quot;;CHAR(34);[.F49];CHAR(34);&quot; inner_cfg))&quot;))" office:value-type="string" office:string-value=", (&quot;E_PARSER_SMSE_OVERLAPMARK&quot;, (M.fromList [(&quot;rus&quot;, B.pack &quot;пересекающиеся маркированые регионы не допускаются&quot;), (&quot;eng&quot;, B.pack &quot;the marking strategy doesn't allow overlapping marked text chunks&quot;)], str2PCLT_SDL Required_SDLM &quot;##|E_PARSER_SMSE##|&quot; inner_cfg))">
            <text:p>, ("E_PARSER_SMSE_OVERLAPMARK", (M.fromList [("rus", B.pack "пересекающиеся маркированые регионы не допускаются"), ("eng", B.pack "the marking strategy doesn't allow overlapping marked text chunks")], str2PCLT_SDL Required_SDLM "##|E_PARSER_SMSE##|" inner_cfg))</text:p>
          </table:table-cell>
          <table:table-cell table:style-name="ce7" table:formula="of:=IF([.E49]=&quot;&quot;;&quot;&quot;;CONCATENATE([.E49];&quot;%&quot;;[.F49];&quot;%&quot;;[.G49];&quot;%&quot;;[.H49]))" office:value-type="string" office:string-value="E_PARSER_SMSE_OVERLAPMARK%##|E_PARSER_SMSE##|%пересекающиеся маркированые регионы не допускаются%the marking strategy doesn't allow overlapping marked text chunks">
            <text:p>E_PARSER_SMSE_OVERLAPMARK%##|E_PARSER_SMSE##|%пересекающиеся маркированые регионы не допускаются%the marking strategy doesn't allow overlapping marked text chunks</text:p>
          </table:table-cell>
          <table:table-cell table:style-name="ce11" table:formula="of:=IF([.E49]=&quot;&quot;;&quot;&quot;;&quot;INSERT INTO tpls (pclt_id) VALUES('&quot;&amp;[.E49]&amp;&quot;');&quot;&amp;CHAR(13)&amp;CHAR(10) &amp; IF([.N49]=&quot;&quot;;&quot;&quot;;&quot;INSERT INTO tpls_localized (lng, pclt_id, structured_text) VALUES('&quot;&amp; [.N$20] &amp; &quot;', '&quot;&amp;[.E49]&amp;&quot;', '&quot;&amp;[.N49]&amp;&quot;');&quot;) &amp; CHAR(13)&amp;CHAR(10) &amp; IF([.O49]=&quot;&quot;;&quot;&quot;;&quot;INSERT INTO tpls_localized (lng, pclt_id, structured_text) VALUES('&quot;&amp;[.O$20]&amp;&quot;', '&quot;&amp;[.E49]&amp;&quot;', '&quot;&amp;[.O49]&amp;&quot;');&quot;) &amp; CHAR(13)&amp;CHAR(10)&amp;&quot;INSERT INTO tpls_inclusions_in_collections (tpls_collection_id, pclt_id, tpl_dflt_req_sdl) VALUES (&quot;&amp;[.C49]&amp;&quot;,'&quot;&amp;[.E49]&amp;&quot;','&quot;&amp;[.F49]&amp;&quot;');&quot;)" office:value-type="string" office:string-value="INSERT INTO tpls (pclt_id) VALUES('E_PARSER_SMSE_OVERLAPMARK');&#13;&#10;INSERT INTO tpls_localized (lng, pclt_id, structured_text) VALUES('rus', 'E_PARSER_SMSE_OVERLAPMARK', 'пересекающиеся маркированые регионы не допускаются');&#13;&#10;INSERT INTO tpls_localized (lng, pclt_id, structured_text) VALUES('eng', 'E_PARSER_SMSE_OVERLAPMARK', 'the marking strategy doesn''t allow overlapping marked text chunks');&#13;&#10;INSERT INTO tpls_inclusions_in_collections (tpls_collection_id, pclt_id, tpl_dflt_req_sdl) VALUES (4,'E_PARSER_SMSE_OVERLAPMARK','##|E_PARSER_SMSE##|');">
            <text:p>INSERT INTO tpls (pclt_id) VALUES('E_PARSER_SMSE_OVERLAPMARK');<text:line-break/>INSERT INTO tpls_localized (lng, pclt_id, structured_text) VALUES('rus', 'E_PARSER_SMSE_OVERLAPMARK', 'пересекающиеся маркированые регионы не допускаются');<text:line-break/>INSERT INTO tpls_localized (lng, pclt_id, structured_text) VALUES('eng', 'E_PARSER_SMSE_OVERLAPMARK', 'the marking strategy doesn''t allow overlapping marked text chunks');<text:line-break/>INSERT INTO tpls_inclusions_in_collections (tpls_collection_id, pclt_id, tpl_dflt_req_sdl) VALUES (4,'E_PARSER_SMSE_OVERLAPMARK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9];&quot;'&quot;;&quot;''&quot;)" office:value-type="string" office:string-value="пересекающиеся маркированые регионы не допускаются">
            <text:p>пересекающиеся маркированые регионы не допускаются</text:p>
          </table:table-cell>
          <table:table-cell table:style-name="ce11" table:formula="of:=SUBSTITUTE([.H49];&quot;'&quot;;&quot;''&quot;)" office:value-type="string" office:string-value="the marking strategy doesn''t allow overlapping marked text chunks">
            <text:p>the marking strategy doesn''t allow overlapping marked text chunks</text:p>
          </table:table-cell>
          <table:table-cell table:style-name="ce11" table:formula="of:=SUBSTITUTE([.G49];&quot;&quot;&quot;&quot;;&quot;\&quot;&quot;&quot;)" office:value-type="string" office:string-value="пересекающиеся маркированые регионы не допускаются">
            <text:p>пересекающиеся маркированые регионы не допускаются</text:p>
          </table:table-cell>
          <table:table-cell table:style-name="ce11" table:formula="of:=SUBSTITUTE([.H49];&quot;&quot;&quot;&quot;;&quot;\&quot;&quot;&quot;)" office:value-type="string" office:string-value="the marking strategy doesn't allow overlapping marked text chunks">
            <text:p>the marking strategy doesn't allow overlapping marked text chunks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0]=&quot;General commons&quot;;1;IF([.B50]=&quot;General DB commons&quot;;2;IF([.B50]=&quot;General networking commons&quot;;3;IF([.B50]=&quot;PCLT messages&quot;;4;IF([.B50]=&quot;PCLT-DB messages&quot;;5;-1)))))" office:value-type="float" office:value="4">
            <text:p>4</text:p>
          </table:table-cell>
          <table:table-cell table:style-name="ce11" table:formula="of:=IF([.E50]=&quot;&quot;;&quot;&quot;;CONCATENATE(&quot;##|&quot;;[.E50];&quot;##|&quot;) )" office:value-type="string" office:string-value="##|E_PARSER_SMSE_UNSUPMARKSEQ##|">
            <text:p>##|E_PARSER_SMSE_UNSUPMARKSEQ##|</text:p>
          </table:table-cell>
          <table:table-cell table:style-name="ce11" office:value-type="string">
            <text:p>E_PARSER_SMSE_UNSUPMARKSEQ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неподдерживаемая последовательность маркеров (активный предыдущий маркер -&gt; текущий маркер): @@|prev_active_sm@@| -&gt; @@|cur_sm@@|</text:p>
          </table:table-cell>
          <table:table-cell table:style-name="ce15" office:value-type="string">
            <text:p>the marking strategy does't support markers sequence (active previous separator marker -&gt; current separator marker): @@|prev_active_sm@@| -&gt; @@|cur_sm@@|</text:p>
          </table:table-cell>
          <table:table-cell table:style-name="ce7" office:value-type="string">
            <text:p><text:s/></text:p>
          </table:table-cell>
          <table:table-cell table:style-name="ce7" table:formula="of:=IF([.E50]=&quot;&quot;;&quot;&quot;;CONCATENATE(&quot;, (&quot;;CHAR(34);[.E50];CHAR(34);&quot;, (M.fromList [(&quot; &amp; CHAR(34) &amp; [.P$20] &amp; CHAR(34) &amp; &quot;, &quot; &amp; IF([.P50]=&quot;&quot;;&quot;B.empty&quot;;&quot;B.pack &quot; &amp; CHAR(34) &amp; [.P50] &amp; CHAR(34)) &amp; &quot;), (&quot; &amp; CHAR(34) &amp; [.Q$20] &amp; CHAR(34) &amp; &quot;, &quot; &amp; IF([.Q50]=&quot;&quot;;&quot;B.empty&quot;;&quot;B.pack &quot; &amp; CHAR(34) &amp; [.Q50] &amp; CHAR(34)) &amp; &quot;)], str2PCLT_SDL Required_SDLM &quot;;CHAR(34);[.F50];CHAR(34);&quot; inner_cfg))&quot;))" office:value-type="string" office:string-value=", (&quot;E_PARSER_SMSE_UNSUPMARKSEQ&quot;, (M.fromList [(&quot;rus&quot;, B.pack &quot;неподдерживаемая последовательность маркеров (активный предыдущий маркер -&gt; текущий маркер): @@|prev_active_sm@@| -&gt; @@|cur_sm@@|&quot;), (&quot;eng&quot;, B.pack &quot;the marking strategy does't support markers sequence (active previous separator marker -&gt; current separator marker): @@|prev_active_sm@@| -&gt; @@|cur_sm@@|&quot;)], str2PCLT_SDL Required_SDLM &quot;##|E_PARSER_SMSE##|&quot; inner_cfg))">
            <text:p>, ("E_PARSER_SMSE_UNSUPMARKSEQ", (M.fromList [("rus", B.pack "неподдерживаемая последовательность маркеров (активный предыдущий маркер -&gt; текущий маркер): @@|prev_active_sm@@| -&gt; @@|cur_sm@@|"), ("eng", B.pack "the marking strategy does't support markers sequence (active previous separator marker -&gt; current separator marker): @@|prev_active_sm@@| -&gt; @@|cur_sm@@|")], str2PCLT_SDL Required_SDLM "##|E_PARSER_SMSE##|" inner_cfg))</text:p>
          </table:table-cell>
          <table:table-cell table:style-name="ce7" table:formula="of:=IF([.E50]=&quot;&quot;;&quot;&quot;;CONCATENATE([.E50];&quot;%&quot;;[.F50];&quot;%&quot;;[.G50];&quot;%&quot;;[.H50]))" office:value-type="string" office:string-value="E_PARSER_SMSE_UNSUPMARKSEQ%##|E_PARSER_SMSE##|%неподдерживаемая последовательность маркеров (активный предыдущий маркер -&gt; текущий маркер): @@|prev_active_sm@@| -&gt; @@|cur_sm@@|%the marking strategy does't support markers sequence (active previous separator marker -&gt; current separator marker): @@|prev_active_sm@@| -&gt; @@|cur_sm@@|">
            <text:p>E_PARSER_SMSE_UNSUPMARKSEQ%##|E_PARSER_SMSE##|%неподдерживаемая последовательность маркеров (активный предыдущий маркер -&gt; текущий маркер): @@|prev_active_sm@@| -&gt; @@|cur_sm@@|%the marking strategy does't support markers sequence (active previous separator marker -&gt; current separator marker): @@|prev_active_sm@@| -&gt; @@|cur_sm@@|</text:p>
          </table:table-cell>
          <table:table-cell table:style-name="ce11" table:formula="of:=IF([.E50]=&quot;&quot;;&quot;&quot;;&quot;INSERT INTO tpls (pclt_id) VALUES('&quot;&amp;[.E50]&amp;&quot;');&quot;&amp;CHAR(13)&amp;CHAR(10) &amp; IF([.N50]=&quot;&quot;;&quot;&quot;;&quot;INSERT INTO tpls_localized (lng, pclt_id, structured_text) VALUES('&quot;&amp; [.N$20] &amp; &quot;', '&quot;&amp;[.E50]&amp;&quot;', '&quot;&amp;[.N50]&amp;&quot;');&quot;) &amp; CHAR(13)&amp;CHAR(10) &amp; IF([.O50]=&quot;&quot;;&quot;&quot;;&quot;INSERT INTO tpls_localized (lng, pclt_id, structured_text) VALUES('&quot;&amp;[.O$20]&amp;&quot;', '&quot;&amp;[.E50]&amp;&quot;', '&quot;&amp;[.O50]&amp;&quot;');&quot;) &amp; CHAR(13)&amp;CHAR(10)&amp;&quot;INSERT INTO tpls_inclusions_in_collections (tpls_collection_id, pclt_id, tpl_dflt_req_sdl) VALUES (&quot;&amp;[.C50]&amp;&quot;,'&quot;&amp;[.E50]&amp;&quot;','&quot;&amp;[.F50]&amp;&quot;');&quot;)" office:value-type="string" office:string-value="INSERT INTO tpls (pclt_id) VALUES('E_PARSER_SMSE_UNSUPMARKSEQ');&#13;&#10;INSERT INTO tpls_localized (lng, pclt_id, structured_text) VALUES('rus', 'E_PARSER_SMSE_UNSUPMARKSEQ', 'неподдерживаемая последовательность маркеров (активный предыдущий маркер -&gt; текущий маркер): @@|prev_active_sm@@| -&gt; @@|cur_sm@@|');&#13;&#10;INSERT INTO tpls_localized (lng, pclt_id, structured_text) VALUES('eng', 'E_PARSER_SMSE_UNSUPMARKSEQ', 'the marking strategy does''t support markers sequence (active previous separator marker -&gt; current separator marker): @@|prev_active_sm@@| -&gt; @@|cur_sm@@|');&#13;&#10;INSERT INTO tpls_inclusions_in_collections (tpls_collection_id, pclt_id, tpl_dflt_req_sdl) VALUES (4,'E_PARSER_SMSE_UNSUPMARKSEQ','##|E_PARSER_SMSE##|');">
            <text:p>INSERT INTO tpls (pclt_id) VALUES('E_PARSER_SMSE_UNSUPMARKSEQ');<text:line-break/>INSERT INTO tpls_localized (lng, pclt_id, structured_text) VALUES('rus', 'E_PARSER_SMSE_UNSUPMARKSEQ', 'неподдерживаемая последовательность маркеров (активный предыдущий маркер -&gt; текущий маркер): @@|prev_active_sm@@| -&gt; @@|cur_sm@@|');<text:line-break/>INSERT INTO tpls_localized (lng, pclt_id, structured_text) VALUES('eng', 'E_PARSER_SMSE_UNSUPMARKSEQ', 'the marking strategy does''t support markers sequence (active previous separator marker -&gt; current separator marker): @@|prev_active_sm@@| -&gt; @@|cur_sm@@|');<text:line-break/>INSERT INTO tpls_inclusions_in_collections (tpls_collection_id, pclt_id, tpl_dflt_req_sdl) VALUES (4,'E_PARSER_SMSE_UNSUPMARKSEQ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0];&quot;'&quot;;&quot;''&quot;)" office:value-type="string" office:string-value="неподдерживаемая последовательность маркеров (активный предыдущий маркер -&gt; текущий маркер): @@|prev_active_sm@@| -&gt; @@|cur_sm@@|">
            <text:p>неподдерживаемая последовательность маркеров (активный предыдущий маркер -&gt; текущий маркер): @@|prev_active_sm@@| -&gt; @@|cur_sm@@|</text:p>
          </table:table-cell>
          <table:table-cell table:style-name="ce11" table:formula="of:=SUBSTITUTE([.H50];&quot;'&quot;;&quot;''&quot;)" office:value-type="string" office:string-value="the marking strategy does''t support markers sequence (active previous separator marker -&gt; current separator marker): @@|prev_active_sm@@| -&gt; @@|cur_sm@@|">
            <text:p>the marking strategy does''t support markers sequence (active previous separator marker -&gt; current separator marker): @@|prev_active_sm@@| -&gt; @@|cur_sm@@|</text:p>
          </table:table-cell>
          <table:table-cell table:style-name="ce11" table:formula="of:=SUBSTITUTE([.G50];&quot;&quot;&quot;&quot;;&quot;\&quot;&quot;&quot;)" office:value-type="string" office:string-value="неподдерживаемая последовательность маркеров (активный предыдущий маркер -&gt; текущий маркер): @@|prev_active_sm@@| -&gt; @@|cur_sm@@|">
            <text:p>неподдерживаемая последовательность маркеров (активный предыдущий маркер -&gt; текущий маркер): @@|prev_active_sm@@| -&gt; @@|cur_sm@@|</text:p>
          </table:table-cell>
          <table:table-cell table:style-name="ce11" table:formula="of:=SUBSTITUTE([.H50];&quot;&quot;&quot;&quot;;&quot;\&quot;&quot;&quot;)" office:value-type="string" office:string-value="the marking strategy does't support markers sequence (active previous separator marker -&gt; current separator marker): @@|prev_active_sm@@| -&gt; @@|cur_sm@@|">
            <text:p>the marking strategy does't support markers sequence (active previous separator marker -&gt; current separator marker): @@|prev_active_sm@@| -&gt; @@|cur_sm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1]=&quot;General commons&quot;;1;IF([.B51]=&quot;General DB commons&quot;;2;IF([.B51]=&quot;General networking commons&quot;;3;IF([.B51]=&quot;PCLT messages&quot;;4;IF([.B51]=&quot;PCLT-DB messages&quot;;5;-1)))))" office:value-type="float" office:value="4">
            <text:p>4</text:p>
          </table:table-cell>
          <table:table-cell table:style-name="ce11" table:formula="of:=IF([.E51]=&quot;&quot;;&quot;&quot;;CONCATENATE(&quot;##|&quot;;[.E51];&quot;##|&quot;) )" office:value-type="string" office:string-value="##|E_PARSER_SMSE_UNFINWHENEOF##|">
            <text:p>##|E_PARSER_SMSE_UNFINWHENEOF##|</text:p>
          </table:table-cell>
          <table:table-cell table:style-name="ce7" office:value-type="string">
            <text:p>E_PARSER_SMSE_UNFINWHENEOF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ввод оканчивается незакрытым маркированым регионом (индекс маркера: @@|sm_idx@@|)</text:p>
          </table:table-cell>
          <table:table-cell table:style-name="ce15" office:value-type="string">
            <text:p>input ends with unclosed chunk of text (marker index: @@|sm_idx@@|)</text:p>
          </table:table-cell>
          <table:table-cell table:style-name="ce7" office:value-type="string">
            <text:p><text:s/></text:p>
          </table:table-cell>
          <table:table-cell table:style-name="ce7" table:formula="of:=IF([.E51]=&quot;&quot;;&quot;&quot;;CONCATENATE(&quot;, (&quot;;CHAR(34);[.E51];CHAR(34);&quot;, (M.fromList [(&quot; &amp; CHAR(34) &amp; [.P$20] &amp; CHAR(34) &amp; &quot;, &quot; &amp; IF([.P51]=&quot;&quot;;&quot;B.empty&quot;;&quot;B.pack &quot; &amp; CHAR(34) &amp; [.P51] &amp; CHAR(34)) &amp; &quot;), (&quot; &amp; CHAR(34) &amp; [.Q$20] &amp; CHAR(34) &amp; &quot;, &quot; &amp; IF([.Q51]=&quot;&quot;;&quot;B.empty&quot;;&quot;B.pack &quot; &amp; CHAR(34) &amp; [.Q51] &amp; CHAR(34)) &amp; &quot;)], str2PCLT_SDL Required_SDLM &quot;;CHAR(34);[.F51];CHAR(34);&quot; inner_cfg))&quot;))" office:value-type="string" office:string-value=", (&quot;E_PARSER_SMSE_UNFINWHENEOF&quot;, (M.fromList [(&quot;rus&quot;, B.pack &quot;ввод оканчивается незакрытым маркированым регионом (индекс маркера: @@|sm_idx@@|)&quot;), (&quot;eng&quot;, B.pack &quot;input ends with unclosed chunk of text (marker index: @@|sm_idx@@|)&quot;)], str2PCLT_SDL Required_SDLM &quot;##|E_PARSER_SMSE##|&quot; inner_cfg))">
            <text:p>, ("E_PARSER_SMSE_UNFINWHENEOF", (M.fromList [("rus", B.pack "ввод оканчивается незакрытым маркированым регионом (индекс маркера: @@|sm_idx@@|)"), ("eng", B.pack "input ends with unclosed chunk of text (marker index: @@|sm_idx@@|)")], str2PCLT_SDL Required_SDLM "##|E_PARSER_SMSE##|" inner_cfg))</text:p>
          </table:table-cell>
          <table:table-cell table:style-name="ce7" table:formula="of:=IF([.E51]=&quot;&quot;;&quot;&quot;;CONCATENATE([.E51];&quot;%&quot;;[.F51];&quot;%&quot;;[.G51];&quot;%&quot;;[.H51]))" office:value-type="string" office:string-value="E_PARSER_SMSE_UNFINWHENEOF%##|E_PARSER_SMSE##|%ввод оканчивается незакрытым маркированым регионом (индекс маркера: @@|sm_idx@@|)%input ends with unclosed chunk of text (marker index: @@|sm_idx@@|)">
            <text:p>E_PARSER_SMSE_UNFINWHENEOF%##|E_PARSER_SMSE##|%ввод оканчивается незакрытым маркированым регионом (индекс маркера: @@|sm_idx@@|)%input ends with unclosed chunk of text (marker index: @@|sm_idx@@|)</text:p>
          </table:table-cell>
          <table:table-cell table:style-name="ce11" table:formula="of:=IF([.E51]=&quot;&quot;;&quot;&quot;;&quot;INSERT INTO tpls (pclt_id) VALUES('&quot;&amp;[.E51]&amp;&quot;');&quot;&amp;CHAR(13)&amp;CHAR(10) &amp; IF([.N51]=&quot;&quot;;&quot;&quot;;&quot;INSERT INTO tpls_localized (lng, pclt_id, structured_text) VALUES('&quot;&amp; [.N$20] &amp; &quot;', '&quot;&amp;[.E51]&amp;&quot;', '&quot;&amp;[.N51]&amp;&quot;');&quot;) &amp; CHAR(13)&amp;CHAR(10) &amp; IF([.O51]=&quot;&quot;;&quot;&quot;;&quot;INSERT INTO tpls_localized (lng, pclt_id, structured_text) VALUES('&quot;&amp;[.O$20]&amp;&quot;', '&quot;&amp;[.E51]&amp;&quot;', '&quot;&amp;[.O51]&amp;&quot;');&quot;) &amp; CHAR(13)&amp;CHAR(10)&amp;&quot;INSERT INTO tpls_inclusions_in_collections (tpls_collection_id, pclt_id, tpl_dflt_req_sdl) VALUES (&quot;&amp;[.C51]&amp;&quot;,'&quot;&amp;[.E51]&amp;&quot;','&quot;&amp;[.F51]&amp;&quot;');&quot;)" office:value-type="string" office:string-value="INSERT INTO tpls (pclt_id) VALUES('E_PARSER_SMSE_UNFINWHENEOF');&#13;&#10;INSERT INTO tpls_localized (lng, pclt_id, structured_text) VALUES('rus', 'E_PARSER_SMSE_UNFINWHENEOF', 'ввод оканчивается незакрытым маркированым регионом (индекс маркера: @@|sm_idx@@|)');&#13;&#10;INSERT INTO tpls_localized (lng, pclt_id, structured_text) VALUES('eng', 'E_PARSER_SMSE_UNFINWHENEOF', 'input ends with unclosed chunk of text (marker index: @@|sm_idx@@|)');&#13;&#10;INSERT INTO tpls_inclusions_in_collections (tpls_collection_id, pclt_id, tpl_dflt_req_sdl) VALUES (4,'E_PARSER_SMSE_UNFINWHENEOF','##|E_PARSER_SMSE##|');">
            <text:p>INSERT INTO tpls (pclt_id) VALUES('E_PARSER_SMSE_UNFINWHENEOF');<text:line-break/>INSERT INTO tpls_localized (lng, pclt_id, structured_text) VALUES('rus', 'E_PARSER_SMSE_UNFINWHENEOF', 'ввод оканчивается незакрытым маркированым регионом (индекс маркера: @@|sm_idx@@|)');<text:line-break/>INSERT INTO tpls_localized (lng, pclt_id, structured_text) VALUES('eng', 'E_PARSER_SMSE_UNFINWHENEOF', 'input ends with unclosed chunk of text (marker index: @@|sm_idx@@|)');<text:line-break/>INSERT INTO tpls_inclusions_in_collections (tpls_collection_id, pclt_id, tpl_dflt_req_sdl) VALUES (4,'E_PARSER_SMSE_UNFINWHENEOF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1];&quot;'&quot;;&quot;''&quot;)" office:value-type="string" office:string-value="ввод оканчивается незакрытым маркированым регионом (индекс маркера: @@|sm_idx@@|)">
            <text:p>ввод оканчивается незакрытым маркированым регионом (индекс маркера: @@|sm_idx@@|)</text:p>
          </table:table-cell>
          <table:table-cell table:style-name="ce11" table:formula="of:=SUBSTITUTE([.H51];&quot;'&quot;;&quot;''&quot;)" office:value-type="string" office:string-value="input ends with unclosed chunk of text (marker index: @@|sm_idx@@|)">
            <text:p>input ends with unclosed chunk of text (marker index: @@|sm_idx@@|)</text:p>
          </table:table-cell>
          <table:table-cell table:style-name="ce11" table:formula="of:=SUBSTITUTE([.G51];&quot;&quot;&quot;&quot;;&quot;\&quot;&quot;&quot;)" office:value-type="string" office:string-value="ввод оканчивается незакрытым маркированым регионом (индекс маркера: @@|sm_idx@@|)">
            <text:p>ввод оканчивается незакрытым маркированым регионом (индекс маркера: @@|sm_idx@@|)</text:p>
          </table:table-cell>
          <table:table-cell table:style-name="ce11" table:formula="of:=SUBSTITUTE([.H51];&quot;&quot;&quot;&quot;;&quot;\&quot;&quot;&quot;)" office:value-type="string" office:string-value="input ends with unclosed chunk of text (marker index: @@|sm_idx@@|)">
            <text:p>input ends with unclosed chunk of text (marker index: @@|sm_idx@@|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2]=&quot;General commons&quot;;1;IF([.B52]=&quot;General DB commons&quot;;2;IF([.B52]=&quot;General networking commons&quot;;3;IF([.B52]=&quot;PCLT messages&quot;;4;IF([.B52]=&quot;PCLT-DB messages&quot;;5;-1)))))" office:value-type="float" office:value="4">
            <text:p>4</text:p>
          </table:table-cell>
          <table:table-cell table:style-name="ce11" table:formula="of:=IF([.E52]=&quot;&quot;;&quot;&quot;;CONCATENATE(&quot;##|&quot;;[.E52];&quot;##|&quot;) )" office:value-type="string" office:string-value="##|E_PARSER_SMSE_BADCHAR##|">
            <text:p>##|E_PARSER_SMSE_BADCHAR##|</text:p>
          </table:table-cell>
          <table:table-cell table:style-name="ce7" office:value-type="string">
            <text:p>E_PARSER_SMSE_BADCHAR</text:p>
          </table:table-cell>
          <table:table-cell table:style-name="ce11" office:value-type="string">
            <text:p>##|E_PARSER_SMSE##|</text:p>
          </table:table-cell>
          <table:table-cell table:style-name="ce7" office:value-type="string">
            <text:p>поток символов застопорился из-за недопустимого символа</text:p>
          </table:table-cell>
          <table:table-cell table:style-name="ce15" office:value-type="string">
            <text:p>input flow stopped due to occurrence of unallowed character</text:p>
          </table:table-cell>
          <table:table-cell table:style-name="ce7"/>
          <table:table-cell table:style-name="ce7" table:formula="of:=IF([.E52]=&quot;&quot;;&quot;&quot;;CONCATENATE(&quot;, (&quot;;CHAR(34);[.E52];CHAR(34);&quot;, (M.fromList [(&quot; &amp; CHAR(34) &amp; [.P$20] &amp; CHAR(34) &amp; &quot;, &quot; &amp; IF([.P52]=&quot;&quot;;&quot;B.empty&quot;;&quot;B.pack &quot; &amp; CHAR(34) &amp; [.P52] &amp; CHAR(34)) &amp; &quot;), (&quot; &amp; CHAR(34) &amp; [.Q$20] &amp; CHAR(34) &amp; &quot;, &quot; &amp; IF([.Q52]=&quot;&quot;;&quot;B.empty&quot;;&quot;B.pack &quot; &amp; CHAR(34) &amp; [.Q52] &amp; CHAR(34)) &amp; &quot;)], str2PCLT_SDL Required_SDLM &quot;;CHAR(34);[.F52];CHAR(34);&quot; inner_cfg))&quot;))" office:value-type="string" office:string-value=", (&quot;E_PARSER_SMSE_BADCHAR&quot;, (M.fromList [(&quot;rus&quot;, B.pack &quot;поток символов застопорился из-за недопустимого символа&quot;), (&quot;eng&quot;, B.pack &quot;input flow stopped due to occurrence of unallowed character&quot;)], str2PCLT_SDL Required_SDLM &quot;##|E_PARSER_SMSE##|&quot; inner_cfg))">
            <text:p>, ("E_PARSER_SMSE_BADCHAR", (M.fromList [("rus", B.pack "поток символов застопорился из-за недопустимого символа"), ("eng", B.pack "input flow stopped due to occurrence of unallowed character")], str2PCLT_SDL Required_SDLM "##|E_PARSER_SMSE##|" inner_cfg))</text:p>
          </table:table-cell>
          <table:table-cell table:style-name="ce7" table:formula="of:=IF([.E52]=&quot;&quot;;&quot;&quot;;CONCATENATE([.E52];&quot;%&quot;;[.F52];&quot;%&quot;;[.G52];&quot;%&quot;;[.H52]))" office:value-type="string" office:string-value="E_PARSER_SMSE_BADCHAR%##|E_PARSER_SMSE##|%поток символов застопорился из-за недопустимого символа%input flow stopped due to occurrence of unallowed character">
            <text:p>E_PARSER_SMSE_BADCHAR%##|E_PARSER_SMSE##|%поток символов застопорился из-за недопустимого символа%input flow stopped due to occurrence of unallowed character</text:p>
          </table:table-cell>
          <table:table-cell table:style-name="ce11" table:formula="of:=IF([.E52]=&quot;&quot;;&quot;&quot;;&quot;INSERT INTO tpls (pclt_id) VALUES('&quot;&amp;[.E52]&amp;&quot;');&quot;&amp;CHAR(13)&amp;CHAR(10) &amp; IF([.N52]=&quot;&quot;;&quot;&quot;;&quot;INSERT INTO tpls_localized (lng, pclt_id, structured_text) VALUES('&quot;&amp; [.N$20] &amp; &quot;', '&quot;&amp;[.E52]&amp;&quot;', '&quot;&amp;[.N52]&amp;&quot;');&quot;) &amp; CHAR(13)&amp;CHAR(10) &amp; IF([.O52]=&quot;&quot;;&quot;&quot;;&quot;INSERT INTO tpls_localized (lng, pclt_id, structured_text) VALUES('&quot;&amp;[.O$20]&amp;&quot;', '&quot;&amp;[.E52]&amp;&quot;', '&quot;&amp;[.O52]&amp;&quot;');&quot;) &amp; CHAR(13)&amp;CHAR(10)&amp;&quot;INSERT INTO tpls_inclusions_in_collections (tpls_collection_id, pclt_id, tpl_dflt_req_sdl) VALUES (&quot;&amp;[.C52]&amp;&quot;,'&quot;&amp;[.E52]&amp;&quot;','&quot;&amp;[.F52]&amp;&quot;');&quot;)" office:value-type="string" office:string-value="INSERT INTO tpls (pclt_id) VALUES('E_PARSER_SMSE_BADCHAR');&#13;&#10;INSERT INTO tpls_localized (lng, pclt_id, structured_text) VALUES('rus', 'E_PARSER_SMSE_BADCHAR', 'поток символов застопорился из-за недопустимого символа');&#13;&#10;INSERT INTO tpls_localized (lng, pclt_id, structured_text) VALUES('eng', 'E_PARSER_SMSE_BADCHAR', 'input flow stopped due to occurrence of unallowed character');&#13;&#10;INSERT INTO tpls_inclusions_in_collections (tpls_collection_id, pclt_id, tpl_dflt_req_sdl) VALUES (4,'E_PARSER_SMSE_BADCHAR','##|E_PARSER_SMSE##|');">
            <text:p>INSERT INTO tpls (pclt_id) VALUES('E_PARSER_SMSE_BADCHAR');<text:line-break/>INSERT INTO tpls_localized (lng, pclt_id, structured_text) VALUES('rus', 'E_PARSER_SMSE_BADCHAR', 'поток символов застопорился из-за недопустимого символа');<text:line-break/>INSERT INTO tpls_localized (lng, pclt_id, structured_text) VALUES('eng', 'E_PARSER_SMSE_BADCHAR', 'input flow stopped due to occurrence of unallowed character');<text:line-break/>INSERT INTO tpls_inclusions_in_collections (tpls_collection_id, pclt_id, tpl_dflt_req_sdl) VALUES (4,'E_PARSER_SMSE_BADCHAR','##|E_PARSER_SMS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2];&quot;'&quot;;&quot;''&quot;)" office:value-type="string" office:string-value="поток символов застопорился из-за недопустимого символа">
            <text:p>поток символов застопорился из-за недопустимого символа</text:p>
          </table:table-cell>
          <table:table-cell table:style-name="ce11" table:formula="of:=SUBSTITUTE([.H52];&quot;'&quot;;&quot;''&quot;)" office:value-type="string" office:string-value="input flow stopped due to occurrence of unallowed character">
            <text:p>input flow stopped due to occurrence of unallowed character</text:p>
          </table:table-cell>
          <table:table-cell table:style-name="ce11" table:formula="of:=SUBSTITUTE([.G52];&quot;&quot;&quot;&quot;;&quot;\&quot;&quot;&quot;)" office:value-type="string" office:string-value="поток символов застопорился из-за недопустимого символа">
            <text:p>поток символов застопорился из-за недопустимого символа</text:p>
          </table:table-cell>
          <table:table-cell table:style-name="ce11" table:formula="of:=SUBSTITUTE([.H52];&quot;&quot;&quot;&quot;;&quot;\&quot;&quot;&quot;)" office:value-type="string" office:string-value="input flow stopped due to occurrence of unallowed character">
            <text:p>input flow stopped due to occurrence of unallowed character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3]=&quot;General commons&quot;;1;IF([.B53]=&quot;General DB commons&quot;;2;IF([.B53]=&quot;General networking commons&quot;;3;IF([.B53]=&quot;PCLT messages&quot;;4;IF([.B53]=&quot;PCLT-DB messages&quot;;5;-1)))))" office:value-type="float" office:value="4">
            <text:p>4</text:p>
          </table:table-cell>
          <table:table-cell table:style-name="ce11" table:formula="of:=IF([.E53]=&quot;&quot;;&quot;&quot;;CONCATENATE(&quot;##|&quot;;[.E53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53]=&quot;&quot;;&quot;&quot;;CONCATENATE(&quot;, (&quot;;CHAR(34);[.E53];CHAR(34);&quot;, (M.fromList [(&quot; &amp; CHAR(34) &amp; [.P$20] &amp; CHAR(34) &amp; &quot;, &quot; &amp; IF([.P53]=&quot;&quot;;&quot;B.empty&quot;;&quot;B.pack &quot; &amp; CHAR(34) &amp; [.P53] &amp; CHAR(34)) &amp; &quot;), (&quot; &amp; CHAR(34) &amp; [.Q$20] &amp; CHAR(34) &amp; &quot;, &quot; &amp; IF([.Q53]=&quot;&quot;;&quot;B.empty&quot;;&quot;B.pack &quot; &amp; CHAR(34) &amp; [.Q53] &amp; CHAR(34)) &amp; &quot;)], str2PCLT_SDL Required_SDLM &quot;;CHAR(34);[.F53];CHAR(34);&quot; inner_cfg))&quot;))">
            <text:p/>
          </table:table-cell>
          <table:table-cell table:style-name="ce7" table:formula="of:=IF([.E53]=&quot;&quot;;&quot;&quot;;CONCATENATE([.E53];&quot;%&quot;;[.F53];&quot;%&quot;;[.G53];&quot;%&quot;;[.H53]))">
            <text:p/>
          </table:table-cell>
          <table:table-cell table:style-name="ce11" table:formula="of:=IF([.E53]=&quot;&quot;;&quot;&quot;;&quot;INSERT INTO tpls (pclt_id) VALUES('&quot;&amp;[.E53]&amp;&quot;');&quot;&amp;CHAR(13)&amp;CHAR(10) &amp; IF([.N53]=&quot;&quot;;&quot;&quot;;&quot;INSERT INTO tpls_localized (lng, pclt_id, structured_text) VALUES('&quot;&amp; [.N$20] &amp; &quot;', '&quot;&amp;[.E53]&amp;&quot;', '&quot;&amp;[.N53]&amp;&quot;');&quot;) &amp; CHAR(13)&amp;CHAR(10) &amp; IF([.O53]=&quot;&quot;;&quot;&quot;;&quot;INSERT INTO tpls_localized (lng, pclt_id, structured_text) VALUES('&quot;&amp;[.O$20]&amp;&quot;', '&quot;&amp;[.E53]&amp;&quot;', '&quot;&amp;[.O53]&amp;&quot;');&quot;) &amp; CHAR(13)&amp;CHAR(10)&amp;&quot;INSERT INTO tpls_inclusions_in_collections (tpls_collection_id, pclt_id, tpl_dflt_req_sdl) VALUES (&quot;&amp;[.C53]&amp;&quot;,'&quot;&amp;[.E53]&amp;&quot;','&quot;&amp;[.F53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53];&quot;'&quot;;&quot;''&quot;)">
            <text:p/>
          </table:table-cell>
          <table:table-cell table:style-name="ce11" table:formula="of:=SUBSTITUTE([.H53];&quot;'&quot;;&quot;''&quot;)">
            <text:p/>
          </table:table-cell>
          <table:table-cell table:style-name="ce11" table:formula="of:=SUBSTITUTE([.G53];&quot;&quot;&quot;&quot;;&quot;\&quot;&quot;&quot;)">
            <text:p/>
          </table:table-cell>
          <table:table-cell table:style-name="ce11" table:formula="of:=SUBSTITUTE([.H53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4]=&quot;General commons&quot;;1;IF([.B54]=&quot;General DB commons&quot;;2;IF([.B54]=&quot;General networking commons&quot;;3;IF([.B54]=&quot;PCLT messages&quot;;4;IF([.B54]=&quot;PCLT-DB messages&quot;;5;-1)))))" office:value-type="float" office:value="4">
            <text:p>4</text:p>
          </table:table-cell>
          <table:table-cell table:style-name="ce11" table:formula="of:=IF([.E54]=&quot;&quot;;&quot;&quot;;CONCATENATE(&quot;##|&quot;;[.E54];&quot;##|&quot;) )" office:value-type="string" office:string-value="##|PCLT_SDL##|">
            <text:p>##|PCLT_SDL##|</text:p>
          </table:table-cell>
          <table:table-cell table:style-name="ce7" office:value-type="string">
            <text:p>PCLT_SDL</text:p>
          </table:table-cell>
          <table:table-cell table:style-name="ce7" office:value-type="float" office:value="5000">
            <text:p>5000</text:p>
          </table:table-cell>
          <table:table-cell table:style-name="ce7" office:value-type="string">
            <text:p>##|PCLT_SDL_PREFIX##|@@|pclt_sdl_details@@|.</text:p>
          </table:table-cell>
          <table:table-cell table:style-name="ce7" office:value-type="string">
            <text:p>##|PCLT_SDL_PREFIX##|@@|pclt_sdl_details@@|.</text:p>
          </table:table-cell>
          <table:table-cell table:style-name="ce7" office:value-type="string">
            <text:p><text:s/></text:p>
          </table:table-cell>
          <table:table-cell table:style-name="ce7" table:formula="of:=IF([.E54]=&quot;&quot;;&quot;&quot;;CONCATENATE(&quot;, (&quot;;CHAR(34);[.E54];CHAR(34);&quot;, (M.fromList [(&quot; &amp; CHAR(34) &amp; [.P$20] &amp; CHAR(34) &amp; &quot;, &quot; &amp; IF([.P54]=&quot;&quot;;&quot;B.empty&quot;;&quot;B.pack &quot; &amp; CHAR(34) &amp; [.P54] &amp; CHAR(34)) &amp; &quot;), (&quot; &amp; CHAR(34) &amp; [.Q$20] &amp; CHAR(34) &amp; &quot;, &quot; &amp; IF([.Q54]=&quot;&quot;;&quot;B.empty&quot;;&quot;B.pack &quot; &amp; CHAR(34) &amp; [.Q54] &amp; CHAR(34)) &amp; &quot;)], str2PCLT_SDL Required_SDLM &quot;;CHAR(34);[.F54];CHAR(34);&quot; inner_cfg))&quot;))" office:value-type="string" office:string-value=", (&quot;PCLT_SDL&quot;, (M.fromList [(&quot;rus&quot;, B.pack &quot;##|PCLT_SDL_PREFIX##|@@|pclt_sdl_details@@|.&quot;), (&quot;eng&quot;, B.pack &quot;##|PCLT_SDL_PREFIX##|@@|pclt_sdl_details@@|.&quot;)], str2PCLT_SDL Required_SDLM &quot;5000&quot; inner_cfg))">
            <text:p>, ("PCLT_SDL", (M.fromList [("rus", B.pack "##|PCLT_SDL_PREFIX##|@@|pclt_sdl_details@@|."), ("eng", B.pack "##|PCLT_SDL_PREFIX##|@@|pclt_sdl_details@@|.")], str2PCLT_SDL Required_SDLM "5000" inner_cfg))</text:p>
          </table:table-cell>
          <table:table-cell table:style-name="ce7" table:formula="of:=IF([.E54]=&quot;&quot;;&quot;&quot;;CONCATENATE([.E54];&quot;%&quot;;[.F54];&quot;%&quot;;[.G54];&quot;%&quot;;[.H54]))" office:value-type="string" office:string-value="PCLT_SDL%5000%##|PCLT_SDL_PREFIX##|@@|pclt_sdl_details@@|.%##|PCLT_SDL_PREFIX##|@@|pclt_sdl_details@@|.">
            <text:p>PCLT_SDL%5000%##|PCLT_SDL_PREFIX##|@@|pclt_sdl_details@@|.%##|PCLT_SDL_PREFIX##|@@|pclt_sdl_details@@|.</text:p>
          </table:table-cell>
          <table:table-cell table:style-name="ce11" table:formula="of:=IF([.E54]=&quot;&quot;;&quot;&quot;;&quot;INSERT INTO tpls (pclt_id) VALUES('&quot;&amp;[.E54]&amp;&quot;');&quot;&amp;CHAR(13)&amp;CHAR(10) &amp; IF([.N54]=&quot;&quot;;&quot;&quot;;&quot;INSERT INTO tpls_localized (lng, pclt_id, structured_text) VALUES('&quot;&amp; [.N$20] &amp; &quot;', '&quot;&amp;[.E54]&amp;&quot;', '&quot;&amp;[.N54]&amp;&quot;');&quot;) &amp; CHAR(13)&amp;CHAR(10) &amp; IF([.O54]=&quot;&quot;;&quot;&quot;;&quot;INSERT INTO tpls_localized (lng, pclt_id, structured_text) VALUES('&quot;&amp;[.O$20]&amp;&quot;', '&quot;&amp;[.E54]&amp;&quot;', '&quot;&amp;[.O54]&amp;&quot;');&quot;) &amp; CHAR(13)&amp;CHAR(10)&amp;&quot;INSERT INTO tpls_inclusions_in_collections (tpls_collection_id, pclt_id, tpl_dflt_req_sdl) VALUES (&quot;&amp;[.C54]&amp;&quot;,'&quot;&amp;[.E54]&amp;&quot;','&quot;&amp;[.F54]&amp;&quot;');&quot;)" office:value-type="string" office:string-value="INSERT INTO tpls (pclt_id) VALUES('PCLT_SDL');&#13;&#10;INSERT INTO tpls_localized (lng, pclt_id, structured_text) VALUES('rus', 'PCLT_SDL', '##|PCLT_SDL_PREFIX##|@@|pclt_sdl_details@@|.');&#13;&#10;INSERT INTO tpls_localized (lng, pclt_id, structured_text) VALUES('eng', 'PCLT_SDL', '##|PCLT_SDL_PREFIX##|@@|pclt_sdl_details@@|.');&#13;&#10;INSERT INTO tpls_inclusions_in_collections (tpls_collection_id, pclt_id, tpl_dflt_req_sdl) VALUES (4,'PCLT_SDL','5000');">
            <text:p>INSERT INTO tpls (pclt_id) VALUES('PCLT_SDL');<text:line-break/>INSERT INTO tpls_localized (lng, pclt_id, structured_text) VALUES('rus', 'PCLT_SDL', '##|PCLT_SDL_PREFIX##|@@|pclt_sdl_details@@|.');<text:line-break/>INSERT INTO tpls_localized (lng, pclt_id, structured_text) VALUES('eng', 'PCLT_SDL', '##|PCLT_SDL_PREFIX##|@@|pclt_sdl_details@@|.');<text:line-break/>INSERT INTO tpls_inclusions_in_collections (tpls_collection_id, pclt_id, tpl_dflt_req_sdl) VALUES (4,'PCLT_SDL','5000');</text:p>
          </table:table-cell>
          <table:table-cell table:style-name="ce7" office:value-type="string">
            <text:p><text:s/></text:p>
          </table:table-cell>
          <table:table-cell table:style-name="ce11" table:formula="of:=SUBSTITUTE([.G54];&quot;'&quot;;&quot;''&quot;)" office:value-type="string" office:string-value="##|PCLT_SDL_PREFIX##|@@|pclt_sdl_details@@|.">
            <text:p>##|PCLT_SDL_PREFIX##|@@|pclt_sdl_details@@|.</text:p>
          </table:table-cell>
          <table:table-cell table:style-name="ce11" table:formula="of:=SUBSTITUTE([.H54];&quot;'&quot;;&quot;''&quot;)" office:value-type="string" office:string-value="##|PCLT_SDL_PREFIX##|@@|pclt_sdl_details@@|.">
            <text:p>##|PCLT_SDL_PREFIX##|@@|pclt_sdl_details@@|.</text:p>
          </table:table-cell>
          <table:table-cell table:style-name="ce11" table:formula="of:=SUBSTITUTE([.G54];&quot;&quot;&quot;&quot;;&quot;\&quot;&quot;&quot;)" office:value-type="string" office:string-value="##|PCLT_SDL_PREFIX##|@@|pclt_sdl_details@@|.">
            <text:p>##|PCLT_SDL_PREFIX##|@@|pclt_sdl_details@@|.</text:p>
          </table:table-cell>
          <table:table-cell table:style-name="ce11" table:formula="of:=SUBSTITUTE([.H54];&quot;&quot;&quot;&quot;;&quot;\&quot;&quot;&quot;)" office:value-type="string" office:string-value="##|PCLT_SDL_PREFIX##|@@|pclt_sdl_details@@|.">
            <text:p>##|PCLT_SDL_PREFIX##|@@|pclt_sdl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5]=&quot;General commons&quot;;1;IF([.B55]=&quot;General DB commons&quot;;2;IF([.B55]=&quot;General networking commons&quot;;3;IF([.B55]=&quot;PCLT messages&quot;;4;IF([.B55]=&quot;PCLT-DB messages&quot;;5;-1)))))" office:value-type="float" office:value="4">
            <text:p>4</text:p>
          </table:table-cell>
          <table:table-cell table:style-name="ce11" table:formula="of:=IF([.E55]=&quot;&quot;;&quot;&quot;;CONCATENATE(&quot;##|&quot;;[.E55];&quot;##|&quot;) )" office:value-type="string" office:string-value="##|PCLT_SDL_PREFIX##|">
            <text:p>##|PCLT_SDL_PREFIX##|</text:p>
          </table:table-cell>
          <table:table-cell table:style-name="ce7" office:value-type="string">
            <text:p>PCLT_SDL_PREFIX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Уровень детализации отображения сообщения из шаблона: </text:p>
          </table:table-cell>
          <table:table-cell table:style-name="ce7" office:value-type="string">
            <text:p>Show detalization level from a message template:</text:p>
          </table:table-cell>
          <table:table-cell table:style-name="ce7" office:value-type="string">
            <text:p><text:s/></text:p>
          </table:table-cell>
          <table:table-cell table:style-name="ce7" table:formula="of:=IF([.E55]=&quot;&quot;;&quot;&quot;;CONCATENATE(&quot;, (&quot;;CHAR(34);[.E55];CHAR(34);&quot;, (M.fromList [(&quot; &amp; CHAR(34) &amp; [.P$20] &amp; CHAR(34) &amp; &quot;, &quot; &amp; IF([.P55]=&quot;&quot;;&quot;B.empty&quot;;&quot;B.pack &quot; &amp; CHAR(34) &amp; [.P55] &amp; CHAR(34)) &amp; &quot;), (&quot; &amp; CHAR(34) &amp; [.Q$20] &amp; CHAR(34) &amp; &quot;, &quot; &amp; IF([.Q55]=&quot;&quot;;&quot;B.empty&quot;;&quot;B.pack &quot; &amp; CHAR(34) &amp; [.Q55] &amp; CHAR(34)) &amp; &quot;)], str2PCLT_SDL Required_SDLM &quot;;CHAR(34);[.F55];CHAR(34);&quot; inner_cfg))&quot;))" office:value-type="string" office:string-value=", (&quot;PCLT_SDL_PREFIX&quot;, (M.fromList [(&quot;rus&quot;, B.pack &quot;Уровень детализации отображения сообщения из шаблона: &quot;), (&quot;eng&quot;, B.pack &quot;Show detalization level from a message template:&quot;)], str2PCLT_SDL Required_SDLM &quot;##|PCLT_SDL##|&quot; inner_cfg))">
            <text:p>, ("PCLT_SDL_PREFIX", (M.fromList [("rus", B.pack "Уровень детализации отображения сообщения из шаблона: "), ("eng", B.pack "Show detalization level from a message template:")], str2PCLT_SDL Required_SDLM "##|PCLT_SDL##|" inner_cfg))</text:p>
          </table:table-cell>
          <table:table-cell table:style-name="ce7" table:formula="of:=IF([.E55]=&quot;&quot;;&quot;&quot;;CONCATENATE([.E55];&quot;%&quot;;[.F55];&quot;%&quot;;[.G55];&quot;%&quot;;[.H55]))" office:value-type="string" office:string-value="PCLT_SDL_PREFIX%##|PCLT_SDL##|%Уровень детализации отображения сообщения из шаблона: %Show detalization level from a message template:">
            <text:p>PCLT_SDL_PREFIX%##|PCLT_SDL##|%Уровень детализации отображения сообщения из шаблона: %Show detalization level from a message template:</text:p>
          </table:table-cell>
          <table:table-cell table:style-name="ce11" table:formula="of:=IF([.E55]=&quot;&quot;;&quot;&quot;;&quot;INSERT INTO tpls (pclt_id) VALUES('&quot;&amp;[.E55]&amp;&quot;');&quot;&amp;CHAR(13)&amp;CHAR(10) &amp; IF([.N55]=&quot;&quot;;&quot;&quot;;&quot;INSERT INTO tpls_localized (lng, pclt_id, structured_text) VALUES('&quot;&amp; [.N$20] &amp; &quot;', '&quot;&amp;[.E55]&amp;&quot;', '&quot;&amp;[.N55]&amp;&quot;');&quot;) &amp; CHAR(13)&amp;CHAR(10) &amp; IF([.O55]=&quot;&quot;;&quot;&quot;;&quot;INSERT INTO tpls_localized (lng, pclt_id, structured_text) VALUES('&quot;&amp;[.O$20]&amp;&quot;', '&quot;&amp;[.E55]&amp;&quot;', '&quot;&amp;[.O55]&amp;&quot;');&quot;) &amp; CHAR(13)&amp;CHAR(10)&amp;&quot;INSERT INTO tpls_inclusions_in_collections (tpls_collection_id, pclt_id, tpl_dflt_req_sdl) VALUES (&quot;&amp;[.C55]&amp;&quot;,'&quot;&amp;[.E55]&amp;&quot;','&quot;&amp;[.F55]&amp;&quot;');&quot;)" office:value-type="string" office:string-value="INSERT INTO tpls (pclt_id) VALUES('PCLT_SDL_PREFIX');&#13;&#10;INSERT INTO tpls_localized (lng, pclt_id, structured_text) VALUES('rus', 'PCLT_SDL_PREFIX', 'Уровень детализации отображения сообщения из шаблона: ');&#13;&#10;INSERT INTO tpls_localized (lng, pclt_id, structured_text) VALUES('eng', 'PCLT_SDL_PREFIX', 'Show detalization level from a message template:');&#13;&#10;INSERT INTO tpls_inclusions_in_collections (tpls_collection_id, pclt_id, tpl_dflt_req_sdl) VALUES (4,'PCLT_SDL_PREFIX','##|PCLT_SDL##|');">
            <text:p>INSERT INTO tpls (pclt_id) VALUES('PCLT_SDL_PREFIX');<text:line-break/>INSERT INTO tpls_localized (lng, pclt_id, structured_text) VALUES('rus', 'PCLT_SDL_PREFIX', 'Уровень детализации отображения сообщения из шаблона: ');<text:line-break/>INSERT INTO tpls_localized (lng, pclt_id, structured_text) VALUES('eng', 'PCLT_SDL_PREFIX', 'Show detalization level from a message template:');<text:line-break/>INSERT INTO tpls_inclusions_in_collections (tpls_collection_id, pclt_id, tpl_dflt_req_sdl) VALUES (4,'PCLT_SDL_PREFIX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5];&quot;'&quot;;&quot;''&quot;)" office:value-type="string" office:string-value="Уровень детализации отображения сообщения из шаблона: ">
            <text:p>Уровень детализации отображения сообщения из шаблона: </text:p>
          </table:table-cell>
          <table:table-cell table:style-name="ce11" table:formula="of:=SUBSTITUTE([.H55];&quot;'&quot;;&quot;''&quot;)" office:value-type="string" office:string-value="Show detalization level from a message template:">
            <text:p>Show detalization level from a message template:</text:p>
          </table:table-cell>
          <table:table-cell table:style-name="ce11" table:formula="of:=SUBSTITUTE([.G55];&quot;&quot;&quot;&quot;;&quot;\&quot;&quot;&quot;)" office:value-type="string" office:string-value="Уровень детализации отображения сообщения из шаблона: ">
            <text:p>Уровень детализации отображения сообщения из шаблона: </text:p>
          </table:table-cell>
          <table:table-cell table:style-name="ce11" table:formula="of:=SUBSTITUTE([.H55];&quot;&quot;&quot;&quot;;&quot;\&quot;&quot;&quot;)" office:value-type="string" office:string-value="Show detalization level from a message template:">
            <text:p>Show detalization level from a message templat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6]=&quot;General commons&quot;;1;IF([.B56]=&quot;General DB commons&quot;;2;IF([.B56]=&quot;General networking commons&quot;;3;IF([.B56]=&quot;PCLT messages&quot;;4;IF([.B56]=&quot;PCLT-DB messages&quot;;5;-1)))))" office:value-type="float" office:value="4">
            <text:p>4</text:p>
          </table:table-cell>
          <table:table-cell table:style-name="ce11" table:formula="of:=IF([.E56]=&quot;&quot;;&quot;&quot;;CONCATENATE(&quot;##|&quot;;[.E56];&quot;##|&quot;) )" office:value-type="string" office:string-value="##|PCLT_SDL_INFBIG##|">
            <text:p>##|PCLT_SDL_INFBIG##|</text:p>
          </table:table-cell>
          <table:table-cell table:style-name="ce7" office:value-type="string">
            <text:p>PCLT_SDL_INFBIG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бесконечно большой ("@@|sdl_m@@|")</text:p>
          </table:table-cell>
          <table:table-cell table:style-name="ce7" office:value-type="string">
            <text:p>infinitely big ("@@|sdl_m@@|")</text:p>
          </table:table-cell>
          <table:table-cell table:style-name="ce7" office:value-type="string">
            <text:p><text:s/></text:p>
          </table:table-cell>
          <table:table-cell table:style-name="ce7" table:formula="of:=IF([.E56]=&quot;&quot;;&quot;&quot;;CONCATENATE(&quot;, (&quot;;CHAR(34);[.E56];CHAR(34);&quot;, (M.fromList [(&quot; &amp; CHAR(34) &amp; [.P$20] &amp; CHAR(34) &amp; &quot;, &quot; &amp; IF([.P56]=&quot;&quot;;&quot;B.empty&quot;;&quot;B.pack &quot; &amp; CHAR(34) &amp; [.P56] &amp; CHAR(34)) &amp; &quot;), (&quot; &amp; CHAR(34) &amp; [.Q$20] &amp; CHAR(34) &amp; &quot;, &quot; &amp; IF([.Q56]=&quot;&quot;;&quot;B.empty&quot;;&quot;B.pack &quot; &amp; CHAR(34) &amp; [.Q56] &amp; CHAR(34)) &amp; &quot;)], str2PCLT_SDL Required_SDLM &quot;;CHAR(34);[.F56];CHAR(34);&quot; inner_cfg))&quot;))" office:value-type="string" office:string-value=", (&quot;PCLT_SDL_INFBIG&quot;, (M.fromList [(&quot;rus&quot;, B.pack &quot;бесконечно большой (\&quot;@@|sdl_m@@|\&quot;)&quot;), (&quot;eng&quot;, B.pack &quot;infinitely big (\&quot;@@|sdl_m@@|\&quot;)&quot;)], str2PCLT_SDL Required_SDLM &quot;##|PCLT_SDL##|&quot; inner_cfg))">
            <text:p>, ("PCLT_SDL_INFBIG", (M.fromList [("rus", B.pack "бесконечно большой (\"@@|sdl_m@@|\")"), ("eng", B.pack "infinitely big (\"@@|sdl_m@@|\")")], str2PCLT_SDL Required_SDLM "##|PCLT_SDL##|" inner_cfg))</text:p>
          </table:table-cell>
          <table:table-cell table:style-name="ce7" table:formula="of:=IF([.E56]=&quot;&quot;;&quot;&quot;;CONCATENATE([.E56];&quot;%&quot;;[.F56];&quot;%&quot;;[.G56];&quot;%&quot;;[.H56]))" office:value-type="string" office:string-value="PCLT_SDL_INFBIG%##|PCLT_SDL##|%бесконечно большой (&quot;@@|sdl_m@@|&quot;)%infinitely big (&quot;@@|sdl_m@@|&quot;)">
            <text:p>PCLT_SDL_INFBIG%##|PCLT_SDL##|%бесконечно большой ("@@|sdl_m@@|")%infinitely big ("@@|sdl_m@@|")</text:p>
          </table:table-cell>
          <table:table-cell table:style-name="ce11" table:formula="of:=IF([.E56]=&quot;&quot;;&quot;&quot;;&quot;INSERT INTO tpls (pclt_id) VALUES('&quot;&amp;[.E56]&amp;&quot;');&quot;&amp;CHAR(13)&amp;CHAR(10) &amp; IF([.N56]=&quot;&quot;;&quot;&quot;;&quot;INSERT INTO tpls_localized (lng, pclt_id, structured_text) VALUES('&quot;&amp; [.N$20] &amp; &quot;', '&quot;&amp;[.E56]&amp;&quot;', '&quot;&amp;[.N56]&amp;&quot;');&quot;) &amp; CHAR(13)&amp;CHAR(10) &amp; IF([.O56]=&quot;&quot;;&quot;&quot;;&quot;INSERT INTO tpls_localized (lng, pclt_id, structured_text) VALUES('&quot;&amp;[.O$20]&amp;&quot;', '&quot;&amp;[.E56]&amp;&quot;', '&quot;&amp;[.O56]&amp;&quot;');&quot;) &amp; CHAR(13)&amp;CHAR(10)&amp;&quot;INSERT INTO tpls_inclusions_in_collections (tpls_collection_id, pclt_id, tpl_dflt_req_sdl) VALUES (&quot;&amp;[.C56]&amp;&quot;,'&quot;&amp;[.E56]&amp;&quot;','&quot;&amp;[.F56]&amp;&quot;');&quot;)" office:value-type="string" office:string-value="INSERT INTO tpls (pclt_id) VALUES('PCLT_SDL_INFBIG');&#13;&#10;INSERT INTO tpls_localized (lng, pclt_id, structured_text) VALUES('rus', 'PCLT_SDL_INFBIG', 'бесконечно большой (&quot;@@|sdl_m@@|&quot;)');&#13;&#10;INSERT INTO tpls_localized (lng, pclt_id, structured_text) VALUES('eng', 'PCLT_SDL_INFBIG', 'infinitely big (&quot;@@|sdl_m@@|&quot;)');&#13;&#10;INSERT INTO tpls_inclusions_in_collections (tpls_collection_id, pclt_id, tpl_dflt_req_sdl) VALUES (4,'PCLT_SDL_INFBIG','##|PCLT_SDL##|');">
            <text:p>INSERT INTO tpls (pclt_id) VALUES('PCLT_SDL_INFBIG');<text:line-break/>INSERT INTO tpls_localized (lng, pclt_id, structured_text) VALUES('rus', 'PCLT_SDL_INFBIG', 'бесконечно большой ("@@|sdl_m@@|")');<text:line-break/>INSERT INTO tpls_localized (lng, pclt_id, structured_text) VALUES('eng', 'PCLT_SDL_INFBIG', 'infinitely big ("@@|sdl_m@@|")');<text:line-break/>INSERT INTO tpls_inclusions_in_collections (tpls_collection_id, pclt_id, tpl_dflt_req_sdl) VALUES (4,'PCLT_SDL_INFBIG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6];&quot;'&quot;;&quot;''&quot;)" office:value-type="string" office:string-value="бесконечно большой (&quot;@@|sdl_m@@|&quot;)">
            <text:p>бесконечно большой ("@@|sdl_m@@|")</text:p>
          </table:table-cell>
          <table:table-cell table:style-name="ce11" table:formula="of:=SUBSTITUTE([.H56];&quot;'&quot;;&quot;''&quot;)" office:value-type="string" office:string-value="infinitely big (&quot;@@|sdl_m@@|&quot;)">
            <text:p>infinitely big ("@@|sdl_m@@|")</text:p>
          </table:table-cell>
          <table:table-cell table:style-name="ce11" table:formula="of:=SUBSTITUTE([.G56];&quot;&quot;&quot;&quot;;&quot;\&quot;&quot;&quot;)" office:value-type="string" office:string-value="бесконечно большой (\&quot;@@|sdl_m@@|\&quot;)">
            <text:p>бесконечно большой (\"@@|sdl_m@@|\")</text:p>
          </table:table-cell>
          <table:table-cell table:style-name="ce11" table:formula="of:=SUBSTITUTE([.H56];&quot;&quot;&quot;&quot;;&quot;\&quot;&quot;&quot;)" office:value-type="string" office:string-value="infinitely big (\&quot;@@|sdl_m@@|\&quot;)">
            <text:p>infinitely big (\"@@|sdl_m@@|\"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7]=&quot;General commons&quot;;1;IF([.B57]=&quot;General DB commons&quot;;2;IF([.B57]=&quot;General networking commons&quot;;3;IF([.B57]=&quot;PCLT messages&quot;;4;IF([.B57]=&quot;PCLT-DB messages&quot;;5;-1)))))" office:value-type="float" office:value="4">
            <text:p>4</text:p>
          </table:table-cell>
          <table:table-cell table:style-name="ce11" table:formula="of:=IF([.E57]=&quot;&quot;;&quot;&quot;;CONCATENATE(&quot;##|&quot;;[.E57];&quot;##|&quot;) )" office:value-type="string" office:string-value="##|PCLT_SDL_ZERO##|">
            <text:p>##|PCLT_SDL_ZERO##|</text:p>
          </table:table-cell>
          <table:table-cell table:style-name="ce7" office:value-type="string">
            <text:p>PCLT_SDL_ZERO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ноль ("@@|sdl_m@@|")</text:p>
          </table:table-cell>
          <table:table-cell table:style-name="ce7" office:value-type="string">
            <text:p>zero ("@@|sdl_m@@|")</text:p>
          </table:table-cell>
          <table:table-cell table:style-name="ce7" office:value-type="string">
            <text:p><text:s/></text:p>
          </table:table-cell>
          <table:table-cell table:style-name="ce7" table:formula="of:=IF([.E57]=&quot;&quot;;&quot;&quot;;CONCATENATE(&quot;, (&quot;;CHAR(34);[.E57];CHAR(34);&quot;, (M.fromList [(&quot; &amp; CHAR(34) &amp; [.P$20] &amp; CHAR(34) &amp; &quot;, &quot; &amp; IF([.P57]=&quot;&quot;;&quot;B.empty&quot;;&quot;B.pack &quot; &amp; CHAR(34) &amp; [.P57] &amp; CHAR(34)) &amp; &quot;), (&quot; &amp; CHAR(34) &amp; [.Q$20] &amp; CHAR(34) &amp; &quot;, &quot; &amp; IF([.Q57]=&quot;&quot;;&quot;B.empty&quot;;&quot;B.pack &quot; &amp; CHAR(34) &amp; [.Q57] &amp; CHAR(34)) &amp; &quot;)], str2PCLT_SDL Required_SDLM &quot;;CHAR(34);[.F57];CHAR(34);&quot; inner_cfg))&quot;))" office:value-type="string" office:string-value=", (&quot;PCLT_SDL_ZERO&quot;, (M.fromList [(&quot;rus&quot;, B.pack &quot;ноль (\&quot;@@|sdl_m@@|\&quot;)&quot;), (&quot;eng&quot;, B.pack &quot;zero (\&quot;@@|sdl_m@@|\&quot;)&quot;)], str2PCLT_SDL Required_SDLM &quot;##|PCLT_SDL##|&quot; inner_cfg))">
            <text:p>, ("PCLT_SDL_ZERO", (M.fromList [("rus", B.pack "ноль (\"@@|sdl_m@@|\")"), ("eng", B.pack "zero (\"@@|sdl_m@@|\")")], str2PCLT_SDL Required_SDLM "##|PCLT_SDL##|" inner_cfg))</text:p>
          </table:table-cell>
          <table:table-cell table:style-name="ce7" table:formula="of:=IF([.E57]=&quot;&quot;;&quot;&quot;;CONCATENATE([.E57];&quot;%&quot;;[.F57];&quot;%&quot;;[.G57];&quot;%&quot;;[.H57]))" office:value-type="string" office:string-value="PCLT_SDL_ZERO%##|PCLT_SDL##|%ноль (&quot;@@|sdl_m@@|&quot;)%zero (&quot;@@|sdl_m@@|&quot;)">
            <text:p>PCLT_SDL_ZERO%##|PCLT_SDL##|%ноль ("@@|sdl_m@@|")%zero ("@@|sdl_m@@|")</text:p>
          </table:table-cell>
          <table:table-cell table:style-name="ce11" table:formula="of:=IF([.E57]=&quot;&quot;;&quot;&quot;;&quot;INSERT INTO tpls (pclt_id) VALUES('&quot;&amp;[.E57]&amp;&quot;');&quot;&amp;CHAR(13)&amp;CHAR(10) &amp; IF([.N57]=&quot;&quot;;&quot;&quot;;&quot;INSERT INTO tpls_localized (lng, pclt_id, structured_text) VALUES('&quot;&amp; [.N$20] &amp; &quot;', '&quot;&amp;[.E57]&amp;&quot;', '&quot;&amp;[.N57]&amp;&quot;');&quot;) &amp; CHAR(13)&amp;CHAR(10) &amp; IF([.O57]=&quot;&quot;;&quot;&quot;;&quot;INSERT INTO tpls_localized (lng, pclt_id, structured_text) VALUES('&quot;&amp;[.O$20]&amp;&quot;', '&quot;&amp;[.E57]&amp;&quot;', '&quot;&amp;[.O57]&amp;&quot;');&quot;) &amp; CHAR(13)&amp;CHAR(10)&amp;&quot;INSERT INTO tpls_inclusions_in_collections (tpls_collection_id, pclt_id, tpl_dflt_req_sdl) VALUES (&quot;&amp;[.C57]&amp;&quot;,'&quot;&amp;[.E57]&amp;&quot;','&quot;&amp;[.F57]&amp;&quot;');&quot;)" office:value-type="string" office:string-value="INSERT INTO tpls (pclt_id) VALUES('PCLT_SDL_ZERO');&#13;&#10;INSERT INTO tpls_localized (lng, pclt_id, structured_text) VALUES('rus', 'PCLT_SDL_ZERO', 'ноль (&quot;@@|sdl_m@@|&quot;)');&#13;&#10;INSERT INTO tpls_localized (lng, pclt_id, structured_text) VALUES('eng', 'PCLT_SDL_ZERO', 'zero (&quot;@@|sdl_m@@|&quot;)');&#13;&#10;INSERT INTO tpls_inclusions_in_collections (tpls_collection_id, pclt_id, tpl_dflt_req_sdl) VALUES (4,'PCLT_SDL_ZERO','##|PCLT_SDL##|');">
            <text:p>INSERT INTO tpls (pclt_id) VALUES('PCLT_SDL_ZERO');<text:line-break/>INSERT INTO tpls_localized (lng, pclt_id, structured_text) VALUES('rus', 'PCLT_SDL_ZERO', 'ноль ("@@|sdl_m@@|")');<text:line-break/>INSERT INTO tpls_localized (lng, pclt_id, structured_text) VALUES('eng', 'PCLT_SDL_ZERO', 'zero ("@@|sdl_m@@|")');<text:line-break/>INSERT INTO tpls_inclusions_in_collections (tpls_collection_id, pclt_id, tpl_dflt_req_sdl) VALUES (4,'PCLT_SDL_ZERO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7];&quot;'&quot;;&quot;''&quot;)" office:value-type="string" office:string-value="ноль (&quot;@@|sdl_m@@|&quot;)">
            <text:p>ноль ("@@|sdl_m@@|")</text:p>
          </table:table-cell>
          <table:table-cell table:style-name="ce11" table:formula="of:=SUBSTITUTE([.H57];&quot;'&quot;;&quot;''&quot;)" office:value-type="string" office:string-value="zero (&quot;@@|sdl_m@@|&quot;)">
            <text:p>zero ("@@|sdl_m@@|")</text:p>
          </table:table-cell>
          <table:table-cell table:style-name="ce11" table:formula="of:=SUBSTITUTE([.G57];&quot;&quot;&quot;&quot;;&quot;\&quot;&quot;&quot;)" office:value-type="string" office:string-value="ноль (\&quot;@@|sdl_m@@|\&quot;)">
            <text:p>ноль (\"@@|sdl_m@@|\")</text:p>
          </table:table-cell>
          <table:table-cell table:style-name="ce11" table:formula="of:=SUBSTITUTE([.H57];&quot;&quot;&quot;&quot;;&quot;\&quot;&quot;&quot;)" office:value-type="string" office:string-value="zero (\&quot;@@|sdl_m@@|\&quot;)">
            <text:p>zero (\"@@|sdl_m@@|\"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8]=&quot;General commons&quot;;1;IF([.B58]=&quot;General DB commons&quot;;2;IF([.B58]=&quot;General networking commons&quot;;3;IF([.B58]=&quot;PCLT messages&quot;;4;IF([.B58]=&quot;PCLT-DB messages&quot;;5;-1)))))" office:value-type="float" office:value="4">
            <text:p>4</text:p>
          </table:table-cell>
          <table:table-cell table:style-name="ce11" table:formula="of:=IF([.E58]=&quot;&quot;;&quot;&quot;;CONCATENATE(&quot;##|&quot;;[.E58];&quot;##|&quot;) )" office:value-type="string" office:string-value="##|PCLT_SDL_ONE##|">
            <text:p>##|PCLT_SDL_ONE##|</text:p>
          </table:table-cell>
          <table:table-cell table:style-name="ce7" office:value-type="string">
            <text:p>PCLT_SDL_ONE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единица ("@@|sdl_m@@|")</text:p>
          </table:table-cell>
          <table:table-cell table:style-name="ce7" office:value-type="string">
            <text:p>one ("@@|sdl_m@@|")</text:p>
          </table:table-cell>
          <table:table-cell table:style-name="ce7" office:value-type="string">
            <text:p><text:s/></text:p>
          </table:table-cell>
          <table:table-cell table:style-name="ce7" table:formula="of:=IF([.E58]=&quot;&quot;;&quot;&quot;;CONCATENATE(&quot;, (&quot;;CHAR(34);[.E58];CHAR(34);&quot;, (M.fromList [(&quot; &amp; CHAR(34) &amp; [.P$20] &amp; CHAR(34) &amp; &quot;, &quot; &amp; IF([.P58]=&quot;&quot;;&quot;B.empty&quot;;&quot;B.pack &quot; &amp; CHAR(34) &amp; [.P58] &amp; CHAR(34)) &amp; &quot;), (&quot; &amp; CHAR(34) &amp; [.Q$20] &amp; CHAR(34) &amp; &quot;, &quot; &amp; IF([.Q58]=&quot;&quot;;&quot;B.empty&quot;;&quot;B.pack &quot; &amp; CHAR(34) &amp; [.Q58] &amp; CHAR(34)) &amp; &quot;)], str2PCLT_SDL Required_SDLM &quot;;CHAR(34);[.F58];CHAR(34);&quot; inner_cfg))&quot;))" office:value-type="string" office:string-value=", (&quot;PCLT_SDL_ONE&quot;, (M.fromList [(&quot;rus&quot;, B.pack &quot;единица (\&quot;@@|sdl_m@@|\&quot;)&quot;), (&quot;eng&quot;, B.pack &quot;one (\&quot;@@|sdl_m@@|\&quot;)&quot;)], str2PCLT_SDL Required_SDLM &quot;##|PCLT_SDL##|&quot; inner_cfg))">
            <text:p>, ("PCLT_SDL_ONE", (M.fromList [("rus", B.pack "единица (\"@@|sdl_m@@|\")"), ("eng", B.pack "one (\"@@|sdl_m@@|\")")], str2PCLT_SDL Required_SDLM "##|PCLT_SDL##|" inner_cfg))</text:p>
          </table:table-cell>
          <table:table-cell table:style-name="ce7" table:formula="of:=IF([.E58]=&quot;&quot;;&quot;&quot;;CONCATENATE([.E58];&quot;%&quot;;[.F58];&quot;%&quot;;[.G58];&quot;%&quot;;[.H58]))" office:value-type="string" office:string-value="PCLT_SDL_ONE%##|PCLT_SDL##|%единица (&quot;@@|sdl_m@@|&quot;)%one (&quot;@@|sdl_m@@|&quot;)">
            <text:p>PCLT_SDL_ONE%##|PCLT_SDL##|%единица ("@@|sdl_m@@|")%one ("@@|sdl_m@@|")</text:p>
          </table:table-cell>
          <table:table-cell table:style-name="ce11" table:formula="of:=IF([.E58]=&quot;&quot;;&quot;&quot;;&quot;INSERT INTO tpls (pclt_id) VALUES('&quot;&amp;[.E58]&amp;&quot;');&quot;&amp;CHAR(13)&amp;CHAR(10) &amp; IF([.N58]=&quot;&quot;;&quot;&quot;;&quot;INSERT INTO tpls_localized (lng, pclt_id, structured_text) VALUES('&quot;&amp; [.N$20] &amp; &quot;', '&quot;&amp;[.E58]&amp;&quot;', '&quot;&amp;[.N58]&amp;&quot;');&quot;) &amp; CHAR(13)&amp;CHAR(10) &amp; IF([.O58]=&quot;&quot;;&quot;&quot;;&quot;INSERT INTO tpls_localized (lng, pclt_id, structured_text) VALUES('&quot;&amp;[.O$20]&amp;&quot;', '&quot;&amp;[.E58]&amp;&quot;', '&quot;&amp;[.O58]&amp;&quot;');&quot;) &amp; CHAR(13)&amp;CHAR(10)&amp;&quot;INSERT INTO tpls_inclusions_in_collections (tpls_collection_id, pclt_id, tpl_dflt_req_sdl) VALUES (&quot;&amp;[.C58]&amp;&quot;,'&quot;&amp;[.E58]&amp;&quot;','&quot;&amp;[.F58]&amp;&quot;');&quot;)" office:value-type="string" office:string-value="INSERT INTO tpls (pclt_id) VALUES('PCLT_SDL_ONE');&#13;&#10;INSERT INTO tpls_localized (lng, pclt_id, structured_text) VALUES('rus', 'PCLT_SDL_ONE', 'единица (&quot;@@|sdl_m@@|&quot;)');&#13;&#10;INSERT INTO tpls_localized (lng, pclt_id, structured_text) VALUES('eng', 'PCLT_SDL_ONE', 'one (&quot;@@|sdl_m@@|&quot;)');&#13;&#10;INSERT INTO tpls_inclusions_in_collections (tpls_collection_id, pclt_id, tpl_dflt_req_sdl) VALUES (4,'PCLT_SDL_ONE','##|PCLT_SDL##|');">
            <text:p>INSERT INTO tpls (pclt_id) VALUES('PCLT_SDL_ONE');<text:line-break/>INSERT INTO tpls_localized (lng, pclt_id, structured_text) VALUES('rus', 'PCLT_SDL_ONE', 'единица ("@@|sdl_m@@|")');<text:line-break/>INSERT INTO tpls_localized (lng, pclt_id, structured_text) VALUES('eng', 'PCLT_SDL_ONE', 'one ("@@|sdl_m@@|")');<text:line-break/>INSERT INTO tpls_inclusions_in_collections (tpls_collection_id, pclt_id, tpl_dflt_req_sdl) VALUES (4,'PCLT_SDL_ONE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8];&quot;'&quot;;&quot;''&quot;)" office:value-type="string" office:string-value="единица (&quot;@@|sdl_m@@|&quot;)">
            <text:p>единица ("@@|sdl_m@@|")</text:p>
          </table:table-cell>
          <table:table-cell table:style-name="ce11" table:formula="of:=SUBSTITUTE([.H58];&quot;'&quot;;&quot;''&quot;)" office:value-type="string" office:string-value="one (&quot;@@|sdl_m@@|&quot;)">
            <text:p>one ("@@|sdl_m@@|")</text:p>
          </table:table-cell>
          <table:table-cell table:style-name="ce11" table:formula="of:=SUBSTITUTE([.G58];&quot;&quot;&quot;&quot;;&quot;\&quot;&quot;&quot;)" office:value-type="string" office:string-value="единица (\&quot;@@|sdl_m@@|\&quot;)">
            <text:p>единица (\"@@|sdl_m@@|\")</text:p>
          </table:table-cell>
          <table:table-cell table:style-name="ce11" table:formula="of:=SUBSTITUTE([.H58];&quot;&quot;&quot;&quot;;&quot;\&quot;&quot;&quot;)" office:value-type="string" office:string-value="one (\&quot;@@|sdl_m@@|\&quot;)">
            <text:p>one (\"@@|sdl_m@@|\"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59]=&quot;General commons&quot;;1;IF([.B59]=&quot;General DB commons&quot;;2;IF([.B59]=&quot;General networking commons&quot;;3;IF([.B59]=&quot;PCLT messages&quot;;4;IF([.B59]=&quot;PCLT-DB messages&quot;;5;-1)))))" office:value-type="float" office:value="4">
            <text:p>4</text:p>
          </table:table-cell>
          <table:table-cell table:style-name="ce11" table:formula="of:=IF([.E59]=&quot;&quot;;&quot;&quot;;CONCATENATE(&quot;##|&quot;;[.E59];&quot;##|&quot;) )" office:value-type="string" office:string-value="##|PCLT_SDL_NUM##|">
            <text:p>##|PCLT_SDL_NUM##|</text:p>
          </table:table-cell>
          <table:table-cell table:style-name="ce7" office:value-type="string">
            <text:p>PCLT_SDL_NUM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номер: "@@|sdl_m@@|"</text:p>
          </table:table-cell>
          <table:table-cell table:style-name="ce7" office:value-type="string">
            <text:p>numeric: "@@|sdl_m@@|"</text:p>
          </table:table-cell>
          <table:table-cell table:style-name="ce7" office:value-type="string">
            <text:p><text:s/></text:p>
          </table:table-cell>
          <table:table-cell table:style-name="ce7" table:formula="of:=IF([.E59]=&quot;&quot;;&quot;&quot;;CONCATENATE(&quot;, (&quot;;CHAR(34);[.E59];CHAR(34);&quot;, (M.fromList [(&quot; &amp; CHAR(34) &amp; [.P$20] &amp; CHAR(34) &amp; &quot;, &quot; &amp; IF([.P59]=&quot;&quot;;&quot;B.empty&quot;;&quot;B.pack &quot; &amp; CHAR(34) &amp; [.P59] &amp; CHAR(34)) &amp; &quot;), (&quot; &amp; CHAR(34) &amp; [.Q$20] &amp; CHAR(34) &amp; &quot;, &quot; &amp; IF([.Q59]=&quot;&quot;;&quot;B.empty&quot;;&quot;B.pack &quot; &amp; CHAR(34) &amp; [.Q59] &amp; CHAR(34)) &amp; &quot;)], str2PCLT_SDL Required_SDLM &quot;;CHAR(34);[.F59];CHAR(34);&quot; inner_cfg))&quot;))" office:value-type="string" office:string-value=", (&quot;PCLT_SDL_NUM&quot;, (M.fromList [(&quot;rus&quot;, B.pack &quot;номер: \&quot;@@|sdl_m@@|\&quot;&quot;), (&quot;eng&quot;, B.pack &quot;numeric: \&quot;@@|sdl_m@@|\&quot;&quot;)], str2PCLT_SDL Required_SDLM &quot;##|PCLT_SDL##|&quot; inner_cfg))">
            <text:p>, ("PCLT_SDL_NUM", (M.fromList [("rus", B.pack "номер: \"@@|sdl_m@@|\""), ("eng", B.pack "numeric: \"@@|sdl_m@@|\"")], str2PCLT_SDL Required_SDLM "##|PCLT_SDL##|" inner_cfg))</text:p>
          </table:table-cell>
          <table:table-cell table:style-name="ce7" table:formula="of:=IF([.E59]=&quot;&quot;;&quot;&quot;;CONCATENATE([.E59];&quot;%&quot;;[.F59];&quot;%&quot;;[.G59];&quot;%&quot;;[.H59]))" office:value-type="string" office:string-value="PCLT_SDL_NUM%##|PCLT_SDL##|%номер: &quot;@@|sdl_m@@|&quot;%numeric: &quot;@@|sdl_m@@|&quot;">
            <text:p>PCLT_SDL_NUM%##|PCLT_SDL##|%номер: "@@|sdl_m@@|"%numeric: "@@|sdl_m@@|"</text:p>
          </table:table-cell>
          <table:table-cell table:style-name="ce11" table:formula="of:=IF([.E59]=&quot;&quot;;&quot;&quot;;&quot;INSERT INTO tpls (pclt_id) VALUES('&quot;&amp;[.E59]&amp;&quot;');&quot;&amp;CHAR(13)&amp;CHAR(10) &amp; IF([.N59]=&quot;&quot;;&quot;&quot;;&quot;INSERT INTO tpls_localized (lng, pclt_id, structured_text) VALUES('&quot;&amp; [.N$20] &amp; &quot;', '&quot;&amp;[.E59]&amp;&quot;', '&quot;&amp;[.N59]&amp;&quot;');&quot;) &amp; CHAR(13)&amp;CHAR(10) &amp; IF([.O59]=&quot;&quot;;&quot;&quot;;&quot;INSERT INTO tpls_localized (lng, pclt_id, structured_text) VALUES('&quot;&amp;[.O$20]&amp;&quot;', '&quot;&amp;[.E59]&amp;&quot;', '&quot;&amp;[.O59]&amp;&quot;');&quot;) &amp; CHAR(13)&amp;CHAR(10)&amp;&quot;INSERT INTO tpls_inclusions_in_collections (tpls_collection_id, pclt_id, tpl_dflt_req_sdl) VALUES (&quot;&amp;[.C59]&amp;&quot;,'&quot;&amp;[.E59]&amp;&quot;','&quot;&amp;[.F59]&amp;&quot;');&quot;)" office:value-type="string" office:string-value="INSERT INTO tpls (pclt_id) VALUES('PCLT_SDL_NUM');&#13;&#10;INSERT INTO tpls_localized (lng, pclt_id, structured_text) VALUES('rus', 'PCLT_SDL_NUM', 'номер: &quot;@@|sdl_m@@|&quot;');&#13;&#10;INSERT INTO tpls_localized (lng, pclt_id, structured_text) VALUES('eng', 'PCLT_SDL_NUM', 'numeric: &quot;@@|sdl_m@@|&quot;');&#13;&#10;INSERT INTO tpls_inclusions_in_collections (tpls_collection_id, pclt_id, tpl_dflt_req_sdl) VALUES (4,'PCLT_SDL_NUM','##|PCLT_SDL##|');">
            <text:p>INSERT INTO tpls (pclt_id) VALUES('PCLT_SDL_NUM');<text:line-break/>INSERT INTO tpls_localized (lng, pclt_id, structured_text) VALUES('rus', 'PCLT_SDL_NUM', 'номер: "@@|sdl_m@@|"');<text:line-break/>INSERT INTO tpls_localized (lng, pclt_id, structured_text) VALUES('eng', 'PCLT_SDL_NUM', 'numeric: "@@|sdl_m@@|"');<text:line-break/>INSERT INTO tpls_inclusions_in_collections (tpls_collection_id, pclt_id, tpl_dflt_req_sdl) VALUES (4,'PCLT_SDL_NUM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9];&quot;'&quot;;&quot;''&quot;)" office:value-type="string" office:string-value="номер: &quot;@@|sdl_m@@|&quot;">
            <text:p>номер: "@@|sdl_m@@|"</text:p>
          </table:table-cell>
          <table:table-cell table:style-name="ce11" table:formula="of:=SUBSTITUTE([.H59];&quot;'&quot;;&quot;''&quot;)" office:value-type="string" office:string-value="numeric: &quot;@@|sdl_m@@|&quot;">
            <text:p>numeric: "@@|sdl_m@@|"</text:p>
          </table:table-cell>
          <table:table-cell table:style-name="ce11" table:formula="of:=SUBSTITUTE([.G59];&quot;&quot;&quot;&quot;;&quot;\&quot;&quot;&quot;)" office:value-type="string" office:string-value="номер: \&quot;@@|sdl_m@@|\&quot;">
            <text:p>номер: \"@@|sdl_m@@|\"</text:p>
          </table:table-cell>
          <table:table-cell table:style-name="ce11" table:formula="of:=SUBSTITUTE([.H59];&quot;&quot;&quot;&quot;;&quot;\&quot;&quot;&quot;)" office:value-type="string" office:string-value="numeric: \&quot;@@|sdl_m@@|\&quot;">
            <text:p>numeric: \"@@|sdl_m@@|\"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0]=&quot;General commons&quot;;1;IF([.B60]=&quot;General DB commons&quot;;2;IF([.B60]=&quot;General networking commons&quot;;3;IF([.B60]=&quot;PCLT messages&quot;;4;IF([.B60]=&quot;PCLT-DB messages&quot;;5;-1)))))" office:value-type="float" office:value="4">
            <text:p>4</text:p>
          </table:table-cell>
          <table:table-cell table:style-name="ce11" table:formula="of:=IF([.E60]=&quot;&quot;;&quot;&quot;;CONCATENATE(&quot;##|&quot;;[.E60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60]=&quot;&quot;;&quot;&quot;;CONCATENATE(&quot;, (&quot;;CHAR(34);[.E60];CHAR(34);&quot;, (M.fromList [(&quot; &amp; CHAR(34) &amp; [.P$20] &amp; CHAR(34) &amp; &quot;, &quot; &amp; IF([.P60]=&quot;&quot;;&quot;B.empty&quot;;&quot;B.pack &quot; &amp; CHAR(34) &amp; [.P60] &amp; CHAR(34)) &amp; &quot;), (&quot; &amp; CHAR(34) &amp; [.Q$20] &amp; CHAR(34) &amp; &quot;, &quot; &amp; IF([.Q60]=&quot;&quot;;&quot;B.empty&quot;;&quot;B.pack &quot; &amp; CHAR(34) &amp; [.Q60] &amp; CHAR(34)) &amp; &quot;)], str2PCLT_SDL Required_SDLM &quot;;CHAR(34);[.F60];CHAR(34);&quot; inner_cfg))&quot;))">
            <text:p/>
          </table:table-cell>
          <table:table-cell table:style-name="ce7" table:formula="of:=IF([.E60]=&quot;&quot;;&quot;&quot;;CONCATENATE([.E60];&quot;%&quot;;[.F60];&quot;%&quot;;[.G60];&quot;%&quot;;[.H60]))">
            <text:p/>
          </table:table-cell>
          <table:table-cell table:style-name="ce11" table:formula="of:=IF([.E60]=&quot;&quot;;&quot;&quot;;&quot;INSERT INTO tpls (pclt_id) VALUES('&quot;&amp;[.E60]&amp;&quot;');&quot;&amp;CHAR(13)&amp;CHAR(10) &amp; IF([.N60]=&quot;&quot;;&quot;&quot;;&quot;INSERT INTO tpls_localized (lng, pclt_id, structured_text) VALUES('&quot;&amp; [.N$20] &amp; &quot;', '&quot;&amp;[.E60]&amp;&quot;', '&quot;&amp;[.N60]&amp;&quot;');&quot;) &amp; CHAR(13)&amp;CHAR(10) &amp; IF([.O60]=&quot;&quot;;&quot;&quot;;&quot;INSERT INTO tpls_localized (lng, pclt_id, structured_text) VALUES('&quot;&amp;[.O$20]&amp;&quot;', '&quot;&amp;[.E60]&amp;&quot;', '&quot;&amp;[.O60]&amp;&quot;');&quot;) &amp; CHAR(13)&amp;CHAR(10)&amp;&quot;INSERT INTO tpls_inclusions_in_collections (tpls_collection_id, pclt_id, tpl_dflt_req_sdl) VALUES (&quot;&amp;[.C60]&amp;&quot;,'&quot;&amp;[.E60]&amp;&quot;','&quot;&amp;[.F60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60];&quot;'&quot;;&quot;''&quot;)">
            <text:p/>
          </table:table-cell>
          <table:table-cell table:style-name="ce11" table:formula="of:=SUBSTITUTE([.H60];&quot;'&quot;;&quot;''&quot;)">
            <text:p/>
          </table:table-cell>
          <table:table-cell table:style-name="ce11" table:formula="of:=SUBSTITUTE([.G60];&quot;&quot;&quot;&quot;;&quot;\&quot;&quot;&quot;)">
            <text:p/>
          </table:table-cell>
          <table:table-cell table:style-name="ce11" table:formula="of:=SUBSTITUTE([.H60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1]=&quot;General commons&quot;;1;IF([.B61]=&quot;General DB commons&quot;;2;IF([.B61]=&quot;General networking commons&quot;;3;IF([.B61]=&quot;PCLT messages&quot;;4;IF([.B61]=&quot;PCLT-DB messages&quot;;5;-1)))))" office:value-type="float" office:value="4">
            <text:p>4</text:p>
          </table:table-cell>
          <table:table-cell table:style-name="ce11" table:formula="of:=IF([.E61]=&quot;&quot;;&quot;&quot;;CONCATENATE(&quot;##|&quot;;[.E61];&quot;##|&quot;) )" office:value-type="string" office:string-value="##|PCLT_SDLM##|">
            <text:p>##|PCLT_SDLM##|</text:p>
          </table:table-cell>
          <table:table-cell table:style-name="ce7" office:value-type="string">
            <text:p>PCLT_SDLM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##|PCLT_SDLM_PREFIX##|@@|pclt_sdlm_details@@|.</text:p>
          </table:table-cell>
          <table:table-cell table:style-name="ce7" office:value-type="string">
            <text:p>##|PCLT_SDLM_PREFIX##|@@|pclt_sdlm_details@@|.</text:p>
          </table:table-cell>
          <table:table-cell table:style-name="ce7" office:value-type="string">
            <text:p><text:s/></text:p>
          </table:table-cell>
          <table:table-cell table:style-name="ce7" table:formula="of:=IF([.E61]=&quot;&quot;;&quot;&quot;;CONCATENATE(&quot;, (&quot;;CHAR(34);[.E61];CHAR(34);&quot;, (M.fromList [(&quot; &amp; CHAR(34) &amp; [.P$20] &amp; CHAR(34) &amp; &quot;, &quot; &amp; IF([.P61]=&quot;&quot;;&quot;B.empty&quot;;&quot;B.pack &quot; &amp; CHAR(34) &amp; [.P61] &amp; CHAR(34)) &amp; &quot;), (&quot; &amp; CHAR(34) &amp; [.Q$20] &amp; CHAR(34) &amp; &quot;, &quot; &amp; IF([.Q61]=&quot;&quot;;&quot;B.empty&quot;;&quot;B.pack &quot; &amp; CHAR(34) &amp; [.Q61] &amp; CHAR(34)) &amp; &quot;)], str2PCLT_SDL Required_SDLM &quot;;CHAR(34);[.F61];CHAR(34);&quot; inner_cfg))&quot;))" office:value-type="string" office:string-value=", (&quot;PCLT_SDLM&quot;, (M.fromList [(&quot;rus&quot;, B.pack &quot;##|PCLT_SDLM_PREFIX##|@@|pclt_sdlm_details@@|.&quot;), (&quot;eng&quot;, B.pack &quot;##|PCLT_SDLM_PREFIX##|@@|pclt_sdlm_details@@|.&quot;)], str2PCLT_SDL Required_SDLM &quot;##|PCLT_SDL##|&quot; inner_cfg))">
            <text:p>, ("PCLT_SDLM", (M.fromList [("rus", B.pack "##|PCLT_SDLM_PREFIX##|@@|pclt_sdlm_details@@|."), ("eng", B.pack "##|PCLT_SDLM_PREFIX##|@@|pclt_sdlm_details@@|.")], str2PCLT_SDL Required_SDLM "##|PCLT_SDL##|" inner_cfg))</text:p>
          </table:table-cell>
          <table:table-cell table:style-name="ce7" table:formula="of:=IF([.E61]=&quot;&quot;;&quot;&quot;;CONCATENATE([.E61];&quot;%&quot;;[.F61];&quot;%&quot;;[.G61];&quot;%&quot;;[.H61]))" office:value-type="string" office:string-value="PCLT_SDLM%##|PCLT_SDL##|%##|PCLT_SDLM_PREFIX##|@@|pclt_sdlm_details@@|.%##|PCLT_SDLM_PREFIX##|@@|pclt_sdlm_details@@|.">
            <text:p>PCLT_SDLM%##|PCLT_SDL##|%##|PCLT_SDLM_PREFIX##|@@|pclt_sdlm_details@@|.%##|PCLT_SDLM_PREFIX##|@@|pclt_sdlm_details@@|.</text:p>
          </table:table-cell>
          <table:table-cell table:style-name="ce11" table:formula="of:=IF([.E61]=&quot;&quot;;&quot;&quot;;&quot;INSERT INTO tpls (pclt_id) VALUES('&quot;&amp;[.E61]&amp;&quot;');&quot;&amp;CHAR(13)&amp;CHAR(10) &amp; IF([.N61]=&quot;&quot;;&quot;&quot;;&quot;INSERT INTO tpls_localized (lng, pclt_id, structured_text) VALUES('&quot;&amp; [.N$20] &amp; &quot;', '&quot;&amp;[.E61]&amp;&quot;', '&quot;&amp;[.N61]&amp;&quot;');&quot;) &amp; CHAR(13)&amp;CHAR(10) &amp; IF([.O61]=&quot;&quot;;&quot;&quot;;&quot;INSERT INTO tpls_localized (lng, pclt_id, structured_text) VALUES('&quot;&amp;[.O$20]&amp;&quot;', '&quot;&amp;[.E61]&amp;&quot;', '&quot;&amp;[.O61]&amp;&quot;');&quot;) &amp; CHAR(13)&amp;CHAR(10)&amp;&quot;INSERT INTO tpls_inclusions_in_collections (tpls_collection_id, pclt_id, tpl_dflt_req_sdl) VALUES (&quot;&amp;[.C61]&amp;&quot;,'&quot;&amp;[.E61]&amp;&quot;','&quot;&amp;[.F61]&amp;&quot;');&quot;)" office:value-type="string" office:string-value="INSERT INTO tpls (pclt_id) VALUES('PCLT_SDLM');&#13;&#10;INSERT INTO tpls_localized (lng, pclt_id, structured_text) VALUES('rus', 'PCLT_SDLM', '##|PCLT_SDLM_PREFIX##|@@|pclt_sdlm_details@@|.');&#13;&#10;INSERT INTO tpls_localized (lng, pclt_id, structured_text) VALUES('eng', 'PCLT_SDLM', '##|PCLT_SDLM_PREFIX##|@@|pclt_sdlm_details@@|.');&#13;&#10;INSERT INTO tpls_inclusions_in_collections (tpls_collection_id, pclt_id, tpl_dflt_req_sdl) VALUES (4,'PCLT_SDLM','##|PCLT_SDL##|');">
            <text:p>INSERT INTO tpls (pclt_id) VALUES('PCLT_SDLM');<text:line-break/>INSERT INTO tpls_localized (lng, pclt_id, structured_text) VALUES('rus', 'PCLT_SDLM', '##|PCLT_SDLM_PREFIX##|@@|pclt_sdlm_details@@|.');<text:line-break/>INSERT INTO tpls_localized (lng, pclt_id, structured_text) VALUES('eng', 'PCLT_SDLM', '##|PCLT_SDLM_PREFIX##|@@|pclt_sdlm_details@@|.');<text:line-break/>INSERT INTO tpls_inclusions_in_collections (tpls_collection_id, pclt_id, tpl_dflt_req_sdl) VALUES (4,'PCLT_SDLM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1];&quot;'&quot;;&quot;''&quot;)" office:value-type="string" office:string-value="##|PCLT_SDLM_PREFIX##|@@|pclt_sdlm_details@@|.">
            <text:p>##|PCLT_SDLM_PREFIX##|@@|pclt_sdlm_details@@|.</text:p>
          </table:table-cell>
          <table:table-cell table:style-name="ce11" table:formula="of:=SUBSTITUTE([.H61];&quot;'&quot;;&quot;''&quot;)" office:value-type="string" office:string-value="##|PCLT_SDLM_PREFIX##|@@|pclt_sdlm_details@@|.">
            <text:p>##|PCLT_SDLM_PREFIX##|@@|pclt_sdlm_details@@|.</text:p>
          </table:table-cell>
          <table:table-cell table:style-name="ce11" table:formula="of:=SUBSTITUTE([.G61];&quot;&quot;&quot;&quot;;&quot;\&quot;&quot;&quot;)" office:value-type="string" office:string-value="##|PCLT_SDLM_PREFIX##|@@|pclt_sdlm_details@@|.">
            <text:p>##|PCLT_SDLM_PREFIX##|@@|pclt_sdlm_details@@|.</text:p>
          </table:table-cell>
          <table:table-cell table:style-name="ce11" table:formula="of:=SUBSTITUTE([.H61];&quot;&quot;&quot;&quot;;&quot;\&quot;&quot;&quot;)" office:value-type="string" office:string-value="##|PCLT_SDLM_PREFIX##|@@|pclt_sdlm_details@@|.">
            <text:p>##|PCLT_SDLM_PREFIX##|@@|pclt_sdlm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2]=&quot;General commons&quot;;1;IF([.B62]=&quot;General DB commons&quot;;2;IF([.B62]=&quot;General networking commons&quot;;3;IF([.B62]=&quot;PCLT messages&quot;;4;IF([.B62]=&quot;PCLT-DB messages&quot;;5;-1)))))" office:value-type="float" office:value="4">
            <text:p>4</text:p>
          </table:table-cell>
          <table:table-cell table:style-name="ce11" table:formula="of:=IF([.E62]=&quot;&quot;;&quot;&quot;;CONCATENATE(&quot;##|&quot;;[.E62];&quot;##|&quot;) )" office:value-type="string" office:string-value="##|PCLT_SDLM_PREFIX##|">
            <text:p>##|PCLT_SDLM_PREFIX##|</text:p>
          </table:table-cell>
          <table:table-cell table:style-name="ce7" office:value-type="string">
            <text:p>PCLT_SDLM_PREFIX</text:p>
          </table:table-cell>
          <table:table-cell table:style-name="ce11" office:value-type="string">
            <text:p>##|PCLT_SDLM##|</text:p>
          </table:table-cell>
          <table:table-cell table:style-name="ce7" office:value-type="string">
            <text:p>Контекст уровня детализации отображения сообщения: </text:p>
          </table:table-cell>
          <table:table-cell table:style-name="ce7" office:value-type="string">
            <text:p>Show detalization level usage:</text:p>
          </table:table-cell>
          <table:table-cell table:style-name="ce7" office:value-type="string">
            <text:p><text:s/></text:p>
          </table:table-cell>
          <table:table-cell table:style-name="ce7" table:formula="of:=IF([.E62]=&quot;&quot;;&quot;&quot;;CONCATENATE(&quot;, (&quot;;CHAR(34);[.E62];CHAR(34);&quot;, (M.fromList [(&quot; &amp; CHAR(34) &amp; [.P$20] &amp; CHAR(34) &amp; &quot;, &quot; &amp; IF([.P62]=&quot;&quot;;&quot;B.empty&quot;;&quot;B.pack &quot; &amp; CHAR(34) &amp; [.P62] &amp; CHAR(34)) &amp; &quot;), (&quot; &amp; CHAR(34) &amp; [.Q$20] &amp; CHAR(34) &amp; &quot;, &quot; &amp; IF([.Q62]=&quot;&quot;;&quot;B.empty&quot;;&quot;B.pack &quot; &amp; CHAR(34) &amp; [.Q62] &amp; CHAR(34)) &amp; &quot;)], str2PCLT_SDL Required_SDLM &quot;;CHAR(34);[.F62];CHAR(34);&quot; inner_cfg))&quot;))" office:value-type="string" office:string-value=", (&quot;PCLT_SDLM_PREFIX&quot;, (M.fromList [(&quot;rus&quot;, B.pack &quot;Контекст уровня детализации отображения сообщения: &quot;), (&quot;eng&quot;, B.pack &quot;Show detalization level usage:&quot;)], str2PCLT_SDL Required_SDLM &quot;##|PCLT_SDLM##|&quot; inner_cfg))">
            <text:p>, ("PCLT_SDLM_PREFIX", (M.fromList [("rus", B.pack "Контекст уровня детализации отображения сообщения: "), ("eng", B.pack "Show detalization level usage:")], str2PCLT_SDL Required_SDLM "##|PCLT_SDLM##|" inner_cfg))</text:p>
          </table:table-cell>
          <table:table-cell table:style-name="ce7" table:formula="of:=IF([.E62]=&quot;&quot;;&quot;&quot;;CONCATENATE([.E62];&quot;%&quot;;[.F62];&quot;%&quot;;[.G62];&quot;%&quot;;[.H62]))" office:value-type="string" office:string-value="PCLT_SDLM_PREFIX%##|PCLT_SDLM##|%Контекст уровня детализации отображения сообщения: %Show detalization level usage:">
            <text:p>PCLT_SDLM_PREFIX%##|PCLT_SDLM##|%Контекст уровня детализации отображения сообщения: %Show detalization level usage:</text:p>
          </table:table-cell>
          <table:table-cell table:style-name="ce11" table:formula="of:=IF([.E62]=&quot;&quot;;&quot;&quot;;&quot;INSERT INTO tpls (pclt_id) VALUES('&quot;&amp;[.E62]&amp;&quot;');&quot;&amp;CHAR(13)&amp;CHAR(10) &amp; IF([.N62]=&quot;&quot;;&quot;&quot;;&quot;INSERT INTO tpls_localized (lng, pclt_id, structured_text) VALUES('&quot;&amp; [.N$20] &amp; &quot;', '&quot;&amp;[.E62]&amp;&quot;', '&quot;&amp;[.N62]&amp;&quot;');&quot;) &amp; CHAR(13)&amp;CHAR(10) &amp; IF([.O62]=&quot;&quot;;&quot;&quot;;&quot;INSERT INTO tpls_localized (lng, pclt_id, structured_text) VALUES('&quot;&amp;[.O$20]&amp;&quot;', '&quot;&amp;[.E62]&amp;&quot;', '&quot;&amp;[.O62]&amp;&quot;');&quot;) &amp; CHAR(13)&amp;CHAR(10)&amp;&quot;INSERT INTO tpls_inclusions_in_collections (tpls_collection_id, pclt_id, tpl_dflt_req_sdl) VALUES (&quot;&amp;[.C62]&amp;&quot;,'&quot;&amp;[.E62]&amp;&quot;','&quot;&amp;[.F62]&amp;&quot;');&quot;)" office:value-type="string" office:string-value="INSERT INTO tpls (pclt_id) VALUES('PCLT_SDLM_PREFIX');&#13;&#10;INSERT INTO tpls_localized (lng, pclt_id, structured_text) VALUES('rus', 'PCLT_SDLM_PREFIX', 'Контекст уровня детализации отображения сообщения: ');&#13;&#10;INSERT INTO tpls_localized (lng, pclt_id, structured_text) VALUES('eng', 'PCLT_SDLM_PREFIX', 'Show detalization level usage:');&#13;&#10;INSERT INTO tpls_inclusions_in_collections (tpls_collection_id, pclt_id, tpl_dflt_req_sdl) VALUES (4,'PCLT_SDLM_PREFIX','##|PCLT_SDLM##|');">
            <text:p>INSERT INTO tpls (pclt_id) VALUES('PCLT_SDLM_PREFIX');<text:line-break/>INSERT INTO tpls_localized (lng, pclt_id, structured_text) VALUES('rus', 'PCLT_SDLM_PREFIX', 'Контекст уровня детализации отображения сообщения: ');<text:line-break/>INSERT INTO tpls_localized (lng, pclt_id, structured_text) VALUES('eng', 'PCLT_SDLM_PREFIX', 'Show detalization level usage:');<text:line-break/>INSERT INTO tpls_inclusions_in_collections (tpls_collection_id, pclt_id, tpl_dflt_req_sdl) VALUES (4,'PCLT_SDLM_PREFIX','##|PCLT_SDL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2];&quot;'&quot;;&quot;''&quot;)" office:value-type="string" office:string-value="Контекст уровня детализации отображения сообщения: ">
            <text:p>Контекст уровня детализации отображения сообщения: </text:p>
          </table:table-cell>
          <table:table-cell table:style-name="ce11" table:formula="of:=SUBSTITUTE([.H62];&quot;'&quot;;&quot;''&quot;)" office:value-type="string" office:string-value="Show detalization level usage:">
            <text:p>Show detalization level usage:</text:p>
          </table:table-cell>
          <table:table-cell table:style-name="ce11" table:formula="of:=SUBSTITUTE([.G62];&quot;&quot;&quot;&quot;;&quot;\&quot;&quot;&quot;)" office:value-type="string" office:string-value="Контекст уровня детализации отображения сообщения: ">
            <text:p>Контекст уровня детализации отображения сообщения: </text:p>
          </table:table-cell>
          <table:table-cell table:style-name="ce11" table:formula="of:=SUBSTITUTE([.H62];&quot;&quot;&quot;&quot;;&quot;\&quot;&quot;&quot;)" office:value-type="string" office:string-value="Show detalization level usage:">
            <text:p>Show detalization level usag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3]=&quot;General commons&quot;;1;IF([.B63]=&quot;General DB commons&quot;;2;IF([.B63]=&quot;General networking commons&quot;;3;IF([.B63]=&quot;PCLT messages&quot;;4;IF([.B63]=&quot;PCLT-DB messages&quot;;5;-1)))))" office:value-type="float" office:value="4">
            <text:p>4</text:p>
          </table:table-cell>
          <table:table-cell table:style-name="ce11" table:formula="of:=IF([.E63]=&quot;&quot;;&quot;&quot;;CONCATENATE(&quot;##|&quot;;[.E63];&quot;##|&quot;) )" office:value-type="string" office:string-value="##|PCLT_SDLM_ALLOC##|">
            <text:p>##|PCLT_SDLM_ALLOC##|</text:p>
          </table:table-cell>
          <table:table-cell table:style-name="ce7" office:value-type="string">
            <text:p>PCLT_SDLM_ALLOC</text:p>
          </table:table-cell>
          <table:table-cell table:style-name="ce11" office:value-type="string">
            <text:p>##|PCLT_SDLM##|</text:p>
          </table:table-cell>
          <table:table-cell table:style-name="ce7" office:value-type="string">
            <text:p>дозволенный получателю сообщения</text:p>
          </table:table-cell>
          <table:table-cell table:style-name="ce7" office:value-type="string">
            <text:p>allowed to message reader</text:p>
          </table:table-cell>
          <table:table-cell table:style-name="ce7" office:value-type="string">
            <text:p><text:s/></text:p>
          </table:table-cell>
          <table:table-cell table:style-name="ce7" table:formula="of:=IF([.E63]=&quot;&quot;;&quot;&quot;;CONCATENATE(&quot;, (&quot;;CHAR(34);[.E63];CHAR(34);&quot;, (M.fromList [(&quot; &amp; CHAR(34) &amp; [.P$20] &amp; CHAR(34) &amp; &quot;, &quot; &amp; IF([.P63]=&quot;&quot;;&quot;B.empty&quot;;&quot;B.pack &quot; &amp; CHAR(34) &amp; [.P63] &amp; CHAR(34)) &amp; &quot;), (&quot; &amp; CHAR(34) &amp; [.Q$20] &amp; CHAR(34) &amp; &quot;, &quot; &amp; IF([.Q63]=&quot;&quot;;&quot;B.empty&quot;;&quot;B.pack &quot; &amp; CHAR(34) &amp; [.Q63] &amp; CHAR(34)) &amp; &quot;)], str2PCLT_SDL Required_SDLM &quot;;CHAR(34);[.F63];CHAR(34);&quot; inner_cfg))&quot;))" office:value-type="string" office:string-value=", (&quot;PCLT_SDLM_ALLOC&quot;, (M.fromList [(&quot;rus&quot;, B.pack &quot;дозволенный получателю сообщения&quot;), (&quot;eng&quot;, B.pack &quot;allowed to message reader&quot;)], str2PCLT_SDL Required_SDLM &quot;##|PCLT_SDLM##|&quot; inner_cfg))">
            <text:p>, ("PCLT_SDLM_ALLOC", (M.fromList [("rus", B.pack "дозволенный получателю сообщения"), ("eng", B.pack "allowed to message reader")], str2PCLT_SDL Required_SDLM "##|PCLT_SDLM##|" inner_cfg))</text:p>
          </table:table-cell>
          <table:table-cell table:style-name="ce7" table:formula="of:=IF([.E63]=&quot;&quot;;&quot;&quot;;CONCATENATE([.E63];&quot;%&quot;;[.F63];&quot;%&quot;;[.G63];&quot;%&quot;;[.H63]))" office:value-type="string" office:string-value="PCLT_SDLM_ALLOC%##|PCLT_SDLM##|%дозволенный получателю сообщения%allowed to message reader">
            <text:p>PCLT_SDLM_ALLOC%##|PCLT_SDLM##|%дозволенный получателю сообщения%allowed to message reader</text:p>
          </table:table-cell>
          <table:table-cell table:style-name="ce11" table:formula="of:=IF([.E63]=&quot;&quot;;&quot;&quot;;&quot;INSERT INTO tpls (pclt_id) VALUES('&quot;&amp;[.E63]&amp;&quot;');&quot;&amp;CHAR(13)&amp;CHAR(10) &amp; IF([.N63]=&quot;&quot;;&quot;&quot;;&quot;INSERT INTO tpls_localized (lng, pclt_id, structured_text) VALUES('&quot;&amp; [.N$20] &amp; &quot;', '&quot;&amp;[.E63]&amp;&quot;', '&quot;&amp;[.N63]&amp;&quot;');&quot;) &amp; CHAR(13)&amp;CHAR(10) &amp; IF([.O63]=&quot;&quot;;&quot;&quot;;&quot;INSERT INTO tpls_localized (lng, pclt_id, structured_text) VALUES('&quot;&amp;[.O$20]&amp;&quot;', '&quot;&amp;[.E63]&amp;&quot;', '&quot;&amp;[.O63]&amp;&quot;');&quot;) &amp; CHAR(13)&amp;CHAR(10)&amp;&quot;INSERT INTO tpls_inclusions_in_collections (tpls_collection_id, pclt_id, tpl_dflt_req_sdl) VALUES (&quot;&amp;[.C63]&amp;&quot;,'&quot;&amp;[.E63]&amp;&quot;','&quot;&amp;[.F63]&amp;&quot;');&quot;)" office:value-type="string" office:string-value="INSERT INTO tpls (pclt_id) VALUES('PCLT_SDLM_ALLOC');&#13;&#10;INSERT INTO tpls_localized (lng, pclt_id, structured_text) VALUES('rus', 'PCLT_SDLM_ALLOC', 'дозволенный получателю сообщения');&#13;&#10;INSERT INTO tpls_localized (lng, pclt_id, structured_text) VALUES('eng', 'PCLT_SDLM_ALLOC', 'allowed to message reader');&#13;&#10;INSERT INTO tpls_inclusions_in_collections (tpls_collection_id, pclt_id, tpl_dflt_req_sdl) VALUES (4,'PCLT_SDLM_ALLOC','##|PCLT_SDLM##|');">
            <text:p>INSERT INTO tpls (pclt_id) VALUES('PCLT_SDLM_ALLOC');<text:line-break/>INSERT INTO tpls_localized (lng, pclt_id, structured_text) VALUES('rus', 'PCLT_SDLM_ALLOC', 'дозволенный получателю сообщения');<text:line-break/>INSERT INTO tpls_localized (lng, pclt_id, structured_text) VALUES('eng', 'PCLT_SDLM_ALLOC', 'allowed to message reader');<text:line-break/>INSERT INTO tpls_inclusions_in_collections (tpls_collection_id, pclt_id, tpl_dflt_req_sdl) VALUES (4,'PCLT_SDLM_ALLOC','##|PCLT_SDL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3];&quot;'&quot;;&quot;''&quot;)" office:value-type="string" office:string-value="дозволенный получателю сообщения">
            <text:p>дозволенный получателю сообщения</text:p>
          </table:table-cell>
          <table:table-cell table:style-name="ce11" table:formula="of:=SUBSTITUTE([.H63];&quot;'&quot;;&quot;''&quot;)" office:value-type="string" office:string-value="allowed to message reader">
            <text:p>allowed to message reader</text:p>
          </table:table-cell>
          <table:table-cell table:style-name="ce11" table:formula="of:=SUBSTITUTE([.G63];&quot;&quot;&quot;&quot;;&quot;\&quot;&quot;&quot;)" office:value-type="string" office:string-value="дозволенный получателю сообщения">
            <text:p>дозволенный получателю сообщения</text:p>
          </table:table-cell>
          <table:table-cell table:style-name="ce11" table:formula="of:=SUBSTITUTE([.H63];&quot;&quot;&quot;&quot;;&quot;\&quot;&quot;&quot;)" office:value-type="string" office:string-value="allowed to message reader">
            <text:p>allowed to message reader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4]=&quot;General commons&quot;;1;IF([.B64]=&quot;General DB commons&quot;;2;IF([.B64]=&quot;General networking commons&quot;;3;IF([.B64]=&quot;PCLT messages&quot;;4;IF([.B64]=&quot;PCLT-DB messages&quot;;5;-1)))))" office:value-type="float" office:value="4">
            <text:p>4</text:p>
          </table:table-cell>
          <table:table-cell table:style-name="ce11" table:formula="of:=IF([.E64]=&quot;&quot;;&quot;&quot;;CONCATENATE(&quot;##|&quot;;[.E64];&quot;##|&quot;) )" office:value-type="string" office:string-value="##|PCLT_SDLM_REQ##|">
            <text:p>##|PCLT_SDLM_REQ##|</text:p>
          </table:table-cell>
          <table:table-cell table:style-name="ce7" office:value-type="string">
            <text:p>PCLT_SDLM_REQ</text:p>
          </table:table-cell>
          <table:table-cell table:style-name="ce11" office:value-type="string">
            <text:p>##|PCLT_SDLM##|</text:p>
          </table:table-cell>
          <table:table-cell table:style-name="ce7" office:value-type="string">
            <text:p>требуемый для отоброжения</text:p>
          </table:table-cell>
          <table:table-cell table:style-name="ce7" office:value-type="string">
            <text:p>required for message representation</text:p>
          </table:table-cell>
          <table:table-cell table:style-name="ce7" office:value-type="string">
            <text:p><text:s/></text:p>
          </table:table-cell>
          <table:table-cell table:style-name="ce7" table:formula="of:=IF([.E64]=&quot;&quot;;&quot;&quot;;CONCATENATE(&quot;, (&quot;;CHAR(34);[.E64];CHAR(34);&quot;, (M.fromList [(&quot; &amp; CHAR(34) &amp; [.P$20] &amp; CHAR(34) &amp; &quot;, &quot; &amp; IF([.P64]=&quot;&quot;;&quot;B.empty&quot;;&quot;B.pack &quot; &amp; CHAR(34) &amp; [.P64] &amp; CHAR(34)) &amp; &quot;), (&quot; &amp; CHAR(34) &amp; [.Q$20] &amp; CHAR(34) &amp; &quot;, &quot; &amp; IF([.Q64]=&quot;&quot;;&quot;B.empty&quot;;&quot;B.pack &quot; &amp; CHAR(34) &amp; [.Q64] &amp; CHAR(34)) &amp; &quot;)], str2PCLT_SDL Required_SDLM &quot;;CHAR(34);[.F64];CHAR(34);&quot; inner_cfg))&quot;))" office:value-type="string" office:string-value=", (&quot;PCLT_SDLM_REQ&quot;, (M.fromList [(&quot;rus&quot;, B.pack &quot;требуемый для отоброжения&quot;), (&quot;eng&quot;, B.pack &quot;required for message representation&quot;)], str2PCLT_SDL Required_SDLM &quot;##|PCLT_SDLM##|&quot; inner_cfg))">
            <text:p>, ("PCLT_SDLM_REQ", (M.fromList [("rus", B.pack "требуемый для отоброжения"), ("eng", B.pack "required for message representation")], str2PCLT_SDL Required_SDLM "##|PCLT_SDLM##|" inner_cfg))</text:p>
          </table:table-cell>
          <table:table-cell table:style-name="ce7" table:formula="of:=IF([.E64]=&quot;&quot;;&quot;&quot;;CONCATENATE([.E64];&quot;%&quot;;[.F64];&quot;%&quot;;[.G64];&quot;%&quot;;[.H64]))" office:value-type="string" office:string-value="PCLT_SDLM_REQ%##|PCLT_SDLM##|%требуемый для отоброжения%required for message representation">
            <text:p>PCLT_SDLM_REQ%##|PCLT_SDLM##|%требуемый для отоброжения%required for message representation</text:p>
          </table:table-cell>
          <table:table-cell table:style-name="ce11" table:formula="of:=IF([.E64]=&quot;&quot;;&quot;&quot;;&quot;INSERT INTO tpls (pclt_id) VALUES('&quot;&amp;[.E64]&amp;&quot;');&quot;&amp;CHAR(13)&amp;CHAR(10) &amp; IF([.N64]=&quot;&quot;;&quot;&quot;;&quot;INSERT INTO tpls_localized (lng, pclt_id, structured_text) VALUES('&quot;&amp; [.N$20] &amp; &quot;', '&quot;&amp;[.E64]&amp;&quot;', '&quot;&amp;[.N64]&amp;&quot;');&quot;) &amp; CHAR(13)&amp;CHAR(10) &amp; IF([.O64]=&quot;&quot;;&quot;&quot;;&quot;INSERT INTO tpls_localized (lng, pclt_id, structured_text) VALUES('&quot;&amp;[.O$20]&amp;&quot;', '&quot;&amp;[.E64]&amp;&quot;', '&quot;&amp;[.O64]&amp;&quot;');&quot;) &amp; CHAR(13)&amp;CHAR(10)&amp;&quot;INSERT INTO tpls_inclusions_in_collections (tpls_collection_id, pclt_id, tpl_dflt_req_sdl) VALUES (&quot;&amp;[.C64]&amp;&quot;,'&quot;&amp;[.E64]&amp;&quot;','&quot;&amp;[.F64]&amp;&quot;');&quot;)" office:value-type="string" office:string-value="INSERT INTO tpls (pclt_id) VALUES('PCLT_SDLM_REQ');&#13;&#10;INSERT INTO tpls_localized (lng, pclt_id, structured_text) VALUES('rus', 'PCLT_SDLM_REQ', 'требуемый для отоброжения');&#13;&#10;INSERT INTO tpls_localized (lng, pclt_id, structured_text) VALUES('eng', 'PCLT_SDLM_REQ', 'required for message representation');&#13;&#10;INSERT INTO tpls_inclusions_in_collections (tpls_collection_id, pclt_id, tpl_dflt_req_sdl) VALUES (4,'PCLT_SDLM_REQ','##|PCLT_SDLM##|');">
            <text:p>INSERT INTO tpls (pclt_id) VALUES('PCLT_SDLM_REQ');<text:line-break/>INSERT INTO tpls_localized (lng, pclt_id, structured_text) VALUES('rus', 'PCLT_SDLM_REQ', 'требуемый для отоброжения');<text:line-break/>INSERT INTO tpls_localized (lng, pclt_id, structured_text) VALUES('eng', 'PCLT_SDLM_REQ', 'required for message representation');<text:line-break/>INSERT INTO tpls_inclusions_in_collections (tpls_collection_id, pclt_id, tpl_dflt_req_sdl) VALUES (4,'PCLT_SDLM_REQ','##|PCLT_SDL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4];&quot;'&quot;;&quot;''&quot;)" office:value-type="string" office:string-value="требуемый для отоброжения">
            <text:p>требуемый для отоброжения</text:p>
          </table:table-cell>
          <table:table-cell table:style-name="ce11" table:formula="of:=SUBSTITUTE([.H64];&quot;'&quot;;&quot;''&quot;)" office:value-type="string" office:string-value="required for message representation">
            <text:p>required for message representation</text:p>
          </table:table-cell>
          <table:table-cell table:style-name="ce11" table:formula="of:=SUBSTITUTE([.G64];&quot;&quot;&quot;&quot;;&quot;\&quot;&quot;&quot;)" office:value-type="string" office:string-value="требуемый для отоброжения">
            <text:p>требуемый для отоброжения</text:p>
          </table:table-cell>
          <table:table-cell table:style-name="ce11" table:formula="of:=SUBSTITUTE([.H64];&quot;&quot;&quot;&quot;;&quot;\&quot;&quot;&quot;)" office:value-type="string" office:string-value="required for message representation">
            <text:p>required for message representation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5]=&quot;General commons&quot;;1;IF([.B65]=&quot;General DB commons&quot;;2;IF([.B65]=&quot;General networking commons&quot;;3;IF([.B65]=&quot;PCLT messages&quot;;4;IF([.B65]=&quot;PCLT-DB messages&quot;;5;-1)))))" office:value-type="float" office:value="4">
            <text:p>4</text:p>
          </table:table-cell>
          <table:table-cell table:style-name="ce11" table:formula="of:=IF([.E65]=&quot;&quot;;&quot;&quot;;CONCATENATE(&quot;##|&quot;;[.E65];&quot;##|&quot;) )">
            <text:p/>
          </table:table-cell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formula="of:=IF([.E65]=&quot;&quot;;&quot;&quot;;CONCATENATE(&quot;, (&quot;;CHAR(34);[.E65];CHAR(34);&quot;, (M.fromList [(&quot; &amp; CHAR(34) &amp; [.P$20] &amp; CHAR(34) &amp; &quot;, &quot; &amp; IF([.P65]=&quot;&quot;;&quot;B.empty&quot;;&quot;B.pack &quot; &amp; CHAR(34) &amp; [.P65] &amp; CHAR(34)) &amp; &quot;), (&quot; &amp; CHAR(34) &amp; [.Q$20] &amp; CHAR(34) &amp; &quot;, &quot; &amp; IF([.Q65]=&quot;&quot;;&quot;B.empty&quot;;&quot;B.pack &quot; &amp; CHAR(34) &amp; [.Q65] &amp; CHAR(34)) &amp; &quot;)], str2PCLT_SDL Required_SDLM &quot;;CHAR(34);[.F65];CHAR(34);&quot; inner_cfg))&quot;))">
            <text:p/>
          </table:table-cell>
          <table:table-cell table:style-name="ce7" table:formula="of:=IF([.E65]=&quot;&quot;;&quot;&quot;;CONCATENATE([.E65];&quot;%&quot;;[.F65];&quot;%&quot;;[.G65];&quot;%&quot;;[.H65]))">
            <text:p/>
          </table:table-cell>
          <table:table-cell table:style-name="ce11" table:formula="of:=IF([.E65]=&quot;&quot;;&quot;&quot;;&quot;INSERT INTO tpls (pclt_id) VALUES('&quot;&amp;[.E65]&amp;&quot;');&quot;&amp;CHAR(13)&amp;CHAR(10) &amp; IF([.N65]=&quot;&quot;;&quot;&quot;;&quot;INSERT INTO tpls_localized (lng, pclt_id, structured_text) VALUES('&quot;&amp; [.N$20] &amp; &quot;', '&quot;&amp;[.E65]&amp;&quot;', '&quot;&amp;[.N65]&amp;&quot;');&quot;) &amp; CHAR(13)&amp;CHAR(10) &amp; IF([.O65]=&quot;&quot;;&quot;&quot;;&quot;INSERT INTO tpls_localized (lng, pclt_id, structured_text) VALUES('&quot;&amp;[.O$20]&amp;&quot;', '&quot;&amp;[.E65]&amp;&quot;', '&quot;&amp;[.O65]&amp;&quot;');&quot;) &amp; CHAR(13)&amp;CHAR(10)&amp;&quot;INSERT INTO tpls_inclusions_in_collections (tpls_collection_id, pclt_id, tpl_dflt_req_sdl) VALUES (&quot;&amp;[.C65]&amp;&quot;,'&quot;&amp;[.E65]&amp;&quot;','&quot;&amp;[.F65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65];&quot;'&quot;;&quot;''&quot;)">
            <text:p/>
          </table:table-cell>
          <table:table-cell table:style-name="ce11" table:formula="of:=SUBSTITUTE([.H65];&quot;'&quot;;&quot;''&quot;)">
            <text:p/>
          </table:table-cell>
          <table:table-cell table:style-name="ce11" table:formula="of:=SUBSTITUTE([.G65];&quot;&quot;&quot;&quot;;&quot;\&quot;&quot;&quot;)">
            <text:p/>
          </table:table-cell>
          <table:table-cell table:style-name="ce11" table:formula="of:=SUBSTITUTE([.H65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6]=&quot;General commons&quot;;1;IF([.B66]=&quot;General DB commons&quot;;2;IF([.B66]=&quot;General networking commons&quot;;3;IF([.B66]=&quot;PCLT messages&quot;;4;IF([.B66]=&quot;PCLT-DB messages&quot;;5;-1)))))" office:value-type="float" office:value="4">
            <text:p>4</text:p>
          </table:table-cell>
          <table:table-cell table:style-name="ce11" table:formula="of:=IF([.E66]=&quot;&quot;;&quot;&quot;;CONCATENATE(&quot;##|&quot;;[.E66];&quot;##|&quot;) )" office:value-type="string" office:string-value="##|PCLT_PSDL##|">
            <text:p>##|PCLT_PSDL##|</text:p>
          </table:table-cell>
          <table:table-cell table:style-name="ce7" office:value-type="string">
            <text:p>PCLT_PSDL</text:p>
          </table:table-cell>
          <table:table-cell table:style-name="ce11" office:value-type="string">
            <text:p>##|PCLT_SDL##|</text:p>
          </table:table-cell>
          <table:table-cell table:style-name="ce7" office:value-type="string">
            <text:p>##|PCLT_PSDL_PREFIX##| @@|psdl@@|</text:p>
          </table:table-cell>
          <table:table-cell table:style-name="ce7" office:value-type="string">
            <text:p>##|PCLT_PSDL_PREFIX##| @@|psdl@@|</text:p>
          </table:table-cell>
          <table:table-cell table:style-name="ce7"/>
          <table:table-cell table:style-name="ce7" table:formula="of:=IF([.E66]=&quot;&quot;;&quot;&quot;;CONCATENATE(&quot;, (&quot;;CHAR(34);[.E66];CHAR(34);&quot;, (M.fromList [(&quot; &amp; CHAR(34) &amp; [.P$20] &amp; CHAR(34) &amp; &quot;, &quot; &amp; IF([.P66]=&quot;&quot;;&quot;B.empty&quot;;&quot;B.pack &quot; &amp; CHAR(34) &amp; [.P66] &amp; CHAR(34)) &amp; &quot;), (&quot; &amp; CHAR(34) &amp; [.Q$20] &amp; CHAR(34) &amp; &quot;, &quot; &amp; IF([.Q66]=&quot;&quot;;&quot;B.empty&quot;;&quot;B.pack &quot; &amp; CHAR(34) &amp; [.Q66] &amp; CHAR(34)) &amp; &quot;)], str2PCLT_SDL Required_SDLM &quot;;CHAR(34);[.F66];CHAR(34);&quot; inner_cfg))&quot;))" office:value-type="string" office:string-value=", (&quot;PCLT_PSDL&quot;, (M.fromList [(&quot;rus&quot;, B.pack &quot;##|PCLT_PSDL_PREFIX##| @@|psdl@@|&quot;), (&quot;eng&quot;, B.pack &quot;##|PCLT_PSDL_PREFIX##| @@|psdl@@|&quot;)], str2PCLT_SDL Required_SDLM &quot;##|PCLT_SDL##|&quot; inner_cfg))">
            <text:p>, ("PCLT_PSDL", (M.fromList [("rus", B.pack "##|PCLT_PSDL_PREFIX##| @@|psdl@@|"), ("eng", B.pack "##|PCLT_PSDL_PREFIX##| @@|psdl@@|")], str2PCLT_SDL Required_SDLM "##|PCLT_SDL##|" inner_cfg))</text:p>
          </table:table-cell>
          <table:table-cell table:style-name="ce7" table:formula="of:=IF([.E66]=&quot;&quot;;&quot;&quot;;CONCATENATE([.E66];&quot;%&quot;;[.F66];&quot;%&quot;;[.G66];&quot;%&quot;;[.H66]))" office:value-type="string" office:string-value="PCLT_PSDL%##|PCLT_SDL##|%##|PCLT_PSDL_PREFIX##| @@|psdl@@|%##|PCLT_PSDL_PREFIX##| @@|psdl@@|">
            <text:p>PCLT_PSDL%##|PCLT_SDL##|%##|PCLT_PSDL_PREFIX##| @@|psdl@@|%##|PCLT_PSDL_PREFIX##| @@|psdl@@|</text:p>
          </table:table-cell>
          <table:table-cell table:style-name="ce11" table:formula="of:=IF([.E66]=&quot;&quot;;&quot;&quot;;&quot;INSERT INTO tpls (pclt_id) VALUES('&quot;&amp;[.E66]&amp;&quot;');&quot;&amp;CHAR(13)&amp;CHAR(10) &amp; IF([.N66]=&quot;&quot;;&quot;&quot;;&quot;INSERT INTO tpls_localized (lng, pclt_id, structured_text) VALUES('&quot;&amp; [.N$20] &amp; &quot;', '&quot;&amp;[.E66]&amp;&quot;', '&quot;&amp;[.N66]&amp;&quot;');&quot;) &amp; CHAR(13)&amp;CHAR(10) &amp; IF([.O66]=&quot;&quot;;&quot;&quot;;&quot;INSERT INTO tpls_localized (lng, pclt_id, structured_text) VALUES('&quot;&amp;[.O$20]&amp;&quot;', '&quot;&amp;[.E66]&amp;&quot;', '&quot;&amp;[.O66]&amp;&quot;');&quot;) &amp; CHAR(13)&amp;CHAR(10)&amp;&quot;INSERT INTO tpls_inclusions_in_collections (tpls_collection_id, pclt_id, tpl_dflt_req_sdl) VALUES (&quot;&amp;[.C66]&amp;&quot;,'&quot;&amp;[.E66]&amp;&quot;','&quot;&amp;[.F66]&amp;&quot;');&quot;)" office:value-type="string" office:string-value="INSERT INTO tpls (pclt_id) VALUES('PCLT_PSDL');&#13;&#10;INSERT INTO tpls_localized (lng, pclt_id, structured_text) VALUES('rus', 'PCLT_PSDL', '##|PCLT_PSDL_PREFIX##| @@|psdl@@|');&#13;&#10;INSERT INTO tpls_localized (lng, pclt_id, structured_text) VALUES('eng', 'PCLT_PSDL', '##|PCLT_PSDL_PREFIX##| @@|psdl@@|');&#13;&#10;INSERT INTO tpls_inclusions_in_collections (tpls_collection_id, pclt_id, tpl_dflt_req_sdl) VALUES (4,'PCLT_PSDL','##|PCLT_SDL##|');">
            <text:p>INSERT INTO tpls (pclt_id) VALUES('PCLT_PSDL');<text:line-break/>INSERT INTO tpls_localized (lng, pclt_id, structured_text) VALUES('rus', 'PCLT_PSDL', '##|PCLT_PSDL_PREFIX##| @@|psdl@@|');<text:line-break/>INSERT INTO tpls_localized (lng, pclt_id, structured_text) VALUES('eng', 'PCLT_PSDL', '##|PCLT_PSDL_PREFIX##| @@|psdl@@|');<text:line-break/>INSERT INTO tpls_inclusions_in_collections (tpls_collection_id, pclt_id, tpl_dflt_req_sdl) VALUES (4,'PCLT_PSDL','##|PCLT_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6];&quot;'&quot;;&quot;''&quot;)" office:value-type="string" office:string-value="##|PCLT_PSDL_PREFIX##| @@|psdl@@|">
            <text:p>##|PCLT_PSDL_PREFIX##| @@|psdl@@|</text:p>
          </table:table-cell>
          <table:table-cell table:style-name="ce11" table:formula="of:=SUBSTITUTE([.H66];&quot;'&quot;;&quot;''&quot;)" office:value-type="string" office:string-value="##|PCLT_PSDL_PREFIX##| @@|psdl@@|">
            <text:p>##|PCLT_PSDL_PREFIX##| @@|psdl@@|</text:p>
          </table:table-cell>
          <table:table-cell table:style-name="ce11" table:formula="of:=SUBSTITUTE([.G66];&quot;&quot;&quot;&quot;;&quot;\&quot;&quot;&quot;)" office:value-type="string" office:string-value="##|PCLT_PSDL_PREFIX##| @@|psdl@@|">
            <text:p>##|PCLT_PSDL_PREFIX##| @@|psdl@@|</text:p>
          </table:table-cell>
          <table:table-cell table:style-name="ce11" table:formula="of:=SUBSTITUTE([.H66];&quot;&quot;&quot;&quot;;&quot;\&quot;&quot;&quot;)" office:value-type="string" office:string-value="##|PCLT_PSDL_PREFIX##| @@|psdl@@|">
            <text:p>##|PCLT_PSDL_PREFIX##| @@|psdl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7]=&quot;General commons&quot;;1;IF([.B67]=&quot;General DB commons&quot;;2;IF([.B67]=&quot;General networking commons&quot;;3;IF([.B67]=&quot;PCLT messages&quot;;4;IF([.B67]=&quot;PCLT-DB messages&quot;;5;-1)))))" office:value-type="float" office:value="4">
            <text:p>4</text:p>
          </table:table-cell>
          <table:table-cell table:style-name="ce11" table:formula="of:=IF([.E67]=&quot;&quot;;&quot;&quot;;CONCATENATE(&quot;##|&quot;;[.E67];&quot;##|&quot;) )" office:value-type="string" office:string-value="##|PCLT_PSDL_PREFIX##|">
            <text:p>##|PCLT_PSDL_PREFIX##|</text:p>
          </table:table-cell>
          <table:table-cell table:style-name="ce7" office:value-type="string">
            <text:p>PCLT_PSDL_PREFIX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Уровень детализации отображения сообщения из шаблона (определённый при шаблоне, как минимальный необходимый для отображения сообщения): </text:p>
          </table:table-cell>
          <table:table-cell table:style-name="ce7" office:value-type="string">
            <text:p>Show detalization level from a message template (specified by the template, as a required minimum for message representation):</text:p>
          </table:table-cell>
          <table:table-cell table:style-name="ce7"/>
          <table:table-cell table:style-name="ce7" table:formula="of:=IF([.E67]=&quot;&quot;;&quot;&quot;;CONCATENATE(&quot;, (&quot;;CHAR(34);[.E67];CHAR(34);&quot;, (M.fromList [(&quot; &amp; CHAR(34) &amp; [.P$20] &amp; CHAR(34) &amp; &quot;, &quot; &amp; IF([.P67]=&quot;&quot;;&quot;B.empty&quot;;&quot;B.pack &quot; &amp; CHAR(34) &amp; [.P67] &amp; CHAR(34)) &amp; &quot;), (&quot; &amp; CHAR(34) &amp; [.Q$20] &amp; CHAR(34) &amp; &quot;, &quot; &amp; IF([.Q67]=&quot;&quot;;&quot;B.empty&quot;;&quot;B.pack &quot; &amp; CHAR(34) &amp; [.Q67] &amp; CHAR(34)) &amp; &quot;)], str2PCLT_SDL Required_SDLM &quot;;CHAR(34);[.F67];CHAR(34);&quot; inner_cfg))&quot;))" office:value-type="string" office:string-value=", (&quot;PCLT_PSDL_PREFIX&quot;, (M.fromList [(&quot;rus&quot;, B.pack &quot;Уровень детализации отображения сообщения из шаблона (определённый при шаблоне, как минимальный необходимый для отображения сообщения): &quot;), (&quot;eng&quot;, B.pack &quot;Show detalization level from a message template (specified by the template, as a required minimum for message representation):&quot;)], str2PCLT_SDL Required_SDLM &quot;##|PCLT_PSDL##|&quot; inner_cfg))">
            <text:p>, ("PCLT_PSDL_PREFIX", (M.fromList [("rus", B.pack "Уровень детализации отображения сообщения из шаблона (определённый при шаблоне, как минимальный необходимый для отображения сообщения): "), ("eng", B.pack "Show detalization level from a message template (specified by the template, as a required minimum for message representation):")], str2PCLT_SDL Required_SDLM "##|PCLT_PSDL##|" inner_cfg))</text:p>
          </table:table-cell>
          <table:table-cell table:style-name="ce7" table:formula="of:=IF([.E67]=&quot;&quot;;&quot;&quot;;CONCATENATE([.E67];&quot;%&quot;;[.F67];&quot;%&quot;;[.G67];&quot;%&quot;;[.H67]))" office:value-type="string" office:string-value="PCLT_PSDL_PREFIX%##|PCLT_PSDL##|%Уровень детализации отображения сообщения из шаблона (определённый при шаблоне, как минимальный необходимый для отображения сообщения): %Show detalization level from a message template (specified by the template, as a required minimum for message representation):">
            <text:p>PCLT_PSDL_PREFIX%##|PCLT_PSDL##|%Уровень детализации отображения сообщения из шаблона (определённый при шаблоне, как минимальный необходимый для отображения сообщения): %Show detalization level from a message template (specified by the template, as a required minimum for message representation):</text:p>
          </table:table-cell>
          <table:table-cell table:style-name="ce11" table:formula="of:=IF([.E67]=&quot;&quot;;&quot;&quot;;&quot;INSERT INTO tpls (pclt_id) VALUES('&quot;&amp;[.E67]&amp;&quot;');&quot;&amp;CHAR(13)&amp;CHAR(10) &amp; IF([.N67]=&quot;&quot;;&quot;&quot;;&quot;INSERT INTO tpls_localized (lng, pclt_id, structured_text) VALUES('&quot;&amp; [.N$20] &amp; &quot;', '&quot;&amp;[.E67]&amp;&quot;', '&quot;&amp;[.N67]&amp;&quot;');&quot;) &amp; CHAR(13)&amp;CHAR(10) &amp; IF([.O67]=&quot;&quot;;&quot;&quot;;&quot;INSERT INTO tpls_localized (lng, pclt_id, structured_text) VALUES('&quot;&amp;[.O$20]&amp;&quot;', '&quot;&amp;[.E67]&amp;&quot;', '&quot;&amp;[.O67]&amp;&quot;');&quot;) &amp; CHAR(13)&amp;CHAR(10)&amp;&quot;INSERT INTO tpls_inclusions_in_collections (tpls_collection_id, pclt_id, tpl_dflt_req_sdl) VALUES (&quot;&amp;[.C67]&amp;&quot;,'&quot;&amp;[.E67]&amp;&quot;','&quot;&amp;[.F67]&amp;&quot;');&quot;)" office:value-type="string" office:string-value="INSERT INTO tpls (pclt_id) VALUES('PCLT_PSDL_PREFIX');&#13;&#10;INSERT INTO tpls_localized (lng, pclt_id, structured_text) VALUES('rus', 'PCLT_PSDL_PREFIX', 'Уровень детализации отображения сообщения из шаблона (определённый при шаблоне, как минимальный необходимый для отображения сообщения): ');&#13;&#10;INSERT INTO tpls_localized (lng, pclt_id, structured_text) VALUES('eng', 'PCLT_PSDL_PREFIX', 'Show detalization level from a message template (specified by the template, as a required minimum for message representation):');&#13;&#10;INSERT INTO tpls_inclusions_in_collections (tpls_collection_id, pclt_id, tpl_dflt_req_sdl) VALUES (4,'PCLT_PSDL_PREFIX','##|PCLT_PSDL##|');">
            <text:p>INSERT INTO tpls (pclt_id) VALUES('PCLT_PSDL_PREFIX');<text:line-break/>INSERT INTO tpls_localized (lng, pclt_id, structured_text) VALUES('rus', 'PCLT_PSDL_PREFIX', 'Уровень детализации отображения сообщения из шаблона (определённый при шаблоне, как минимальный необходимый для отображения сообщения): ');<text:line-break/>INSERT INTO tpls_localized (lng, pclt_id, structured_text) VALUES('eng', 'PCLT_PSDL_PREFIX', 'Show detalization level from a message template (specified by the template, as a required minimum for message representation):');<text:line-break/>INSERT INTO tpls_inclusions_in_collections (tpls_collection_id, pclt_id, tpl_dflt_req_sdl) VALUES (4,'PCLT_PSDL_PREFIX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7];&quot;'&quot;;&quot;''&quot;)" office:value-type="string" office:string-value="Уровень детализации отображения сообщения из шаблона (определённый при шаблоне, как минимальный необходимый для отображения сообщения): ">
            <text:p>Уровень детализации отображения сообщения из шаблона (определённый при шаблоне, как минимальный необходимый для отображения сообщения): </text:p>
          </table:table-cell>
          <table:table-cell table:style-name="ce11" table:formula="of:=SUBSTITUTE([.H67];&quot;'&quot;;&quot;''&quot;)" office:value-type="string" office:string-value="Show detalization level from a message template (specified by the template, as a required minimum for message representation):">
            <text:p>Show detalization level from a message template (specified by the template, as a required minimum for message representation):</text:p>
          </table:table-cell>
          <table:table-cell table:style-name="ce11" table:formula="of:=SUBSTITUTE([.G67];&quot;&quot;&quot;&quot;;&quot;\&quot;&quot;&quot;)" office:value-type="string" office:string-value="Уровень детализации отображения сообщения из шаблона (определённый при шаблоне, как минимальный необходимый для отображения сообщения): ">
            <text:p>Уровень детализации отображения сообщения из шаблона (определённый при шаблоне, как минимальный необходимый для отображения сообщения): </text:p>
          </table:table-cell>
          <table:table-cell table:style-name="ce11" table:formula="of:=SUBSTITUTE([.H67];&quot;&quot;&quot;&quot;;&quot;\&quot;&quot;&quot;)" office:value-type="string" office:string-value="Show detalization level from a message template (specified by the template, as a required minimum for message representation):">
            <text:p>Show detalization level from a message template (specified by the template, as a required minimum for message representation)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8]=&quot;General commons&quot;;1;IF([.B68]=&quot;General DB commons&quot;;2;IF([.B68]=&quot;General networking commons&quot;;3;IF([.B68]=&quot;PCLT messages&quot;;4;IF([.B68]=&quot;PCLT-DB messages&quot;;5;-1)))))" office:value-type="float" office:value="4">
            <text:p>4</text:p>
          </table:table-cell>
          <table:table-cell table:style-name="ce11" table:formula="of:=IF([.E68]=&quot;&quot;;&quot;&quot;;CONCATENATE(&quot;##|&quot;;[.E68];&quot;##|&quot;) )" office:value-type="string" office:string-value="##|PCLT_PSDL_SDL##|">
            <text:p>##|PCLT_PSDL_SDL##|</text:p>
          </table:table-cell>
          <table:table-cell table:style-name="ce7" office:value-type="string">
            <text:p>PCLT_PSDL_SDL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@@|sdl@@|</text:p>
          </table:table-cell>
          <table:table-cell table:style-name="ce7" office:value-type="string">
            <text:p>@@|sdl@@|</text:p>
          </table:table-cell>
          <table:table-cell table:style-name="ce7"/>
          <table:table-cell table:style-name="ce7" table:formula="of:=IF([.E68]=&quot;&quot;;&quot;&quot;;CONCATENATE(&quot;, (&quot;;CHAR(34);[.E68];CHAR(34);&quot;, (M.fromList [(&quot; &amp; CHAR(34) &amp; [.P$20] &amp; CHAR(34) &amp; &quot;, &quot; &amp; IF([.P68]=&quot;&quot;;&quot;B.empty&quot;;&quot;B.pack &quot; &amp; CHAR(34) &amp; [.P68] &amp; CHAR(34)) &amp; &quot;), (&quot; &amp; CHAR(34) &amp; [.Q$20] &amp; CHAR(34) &amp; &quot;, &quot; &amp; IF([.Q68]=&quot;&quot;;&quot;B.empty&quot;;&quot;B.pack &quot; &amp; CHAR(34) &amp; [.Q68] &amp; CHAR(34)) &amp; &quot;)], str2PCLT_SDL Required_SDLM &quot;;CHAR(34);[.F68];CHAR(34);&quot; inner_cfg))&quot;))" office:value-type="string" office:string-value=", (&quot;PCLT_PSDL_SDL&quot;, (M.fromList [(&quot;rus&quot;, B.pack &quot;@@|sdl@@|&quot;), (&quot;eng&quot;, B.pack &quot;@@|sdl@@|&quot;)], str2PCLT_SDL Required_SDLM &quot;##|PCLT_PSDL##|&quot; inner_cfg))">
            <text:p>, ("PCLT_PSDL_SDL", (M.fromList [("rus", B.pack "@@|sdl@@|"), ("eng", B.pack "@@|sdl@@|")], str2PCLT_SDL Required_SDLM "##|PCLT_PSDL##|" inner_cfg))</text:p>
          </table:table-cell>
          <table:table-cell table:style-name="ce7" table:formula="of:=IF([.E68]=&quot;&quot;;&quot;&quot;;CONCATENATE([.E68];&quot;%&quot;;[.F68];&quot;%&quot;;[.G68];&quot;%&quot;;[.H68]))" office:value-type="string" office:string-value="PCLT_PSDL_SDL%##|PCLT_PSDL##|%@@|sdl@@|%@@|sdl@@|">
            <text:p>PCLT_PSDL_SDL%##|PCLT_PSDL##|%@@|sdl@@|%@@|sdl@@|</text:p>
          </table:table-cell>
          <table:table-cell table:style-name="ce11" table:formula="of:=IF([.E68]=&quot;&quot;;&quot;&quot;;&quot;INSERT INTO tpls (pclt_id) VALUES('&quot;&amp;[.E68]&amp;&quot;');&quot;&amp;CHAR(13)&amp;CHAR(10) &amp; IF([.N68]=&quot;&quot;;&quot;&quot;;&quot;INSERT INTO tpls_localized (lng, pclt_id, structured_text) VALUES('&quot;&amp; [.N$20] &amp; &quot;', '&quot;&amp;[.E68]&amp;&quot;', '&quot;&amp;[.N68]&amp;&quot;');&quot;) &amp; CHAR(13)&amp;CHAR(10) &amp; IF([.O68]=&quot;&quot;;&quot;&quot;;&quot;INSERT INTO tpls_localized (lng, pclt_id, structured_text) VALUES('&quot;&amp;[.O$20]&amp;&quot;', '&quot;&amp;[.E68]&amp;&quot;', '&quot;&amp;[.O68]&amp;&quot;');&quot;) &amp; CHAR(13)&amp;CHAR(10)&amp;&quot;INSERT INTO tpls_inclusions_in_collections (tpls_collection_id, pclt_id, tpl_dflt_req_sdl) VALUES (&quot;&amp;[.C68]&amp;&quot;,'&quot;&amp;[.E68]&amp;&quot;','&quot;&amp;[.F68]&amp;&quot;');&quot;)" office:value-type="string" office:string-value="INSERT INTO tpls (pclt_id) VALUES('PCLT_PSDL_SDL');&#13;&#10;INSERT INTO tpls_localized (lng, pclt_id, structured_text) VALUES('rus', 'PCLT_PSDL_SDL', '@@|sdl@@|');&#13;&#10;INSERT INTO tpls_localized (lng, pclt_id, structured_text) VALUES('eng', 'PCLT_PSDL_SDL', '@@|sdl@@|');&#13;&#10;INSERT INTO tpls_inclusions_in_collections (tpls_collection_id, pclt_id, tpl_dflt_req_sdl) VALUES (4,'PCLT_PSDL_SDL','##|PCLT_PSDL##|');">
            <text:p>INSERT INTO tpls (pclt_id) VALUES('PCLT_PSDL_SDL');<text:line-break/>INSERT INTO tpls_localized (lng, pclt_id, structured_text) VALUES('rus', 'PCLT_PSDL_SDL', '@@|sdl@@|');<text:line-break/>INSERT INTO tpls_localized (lng, pclt_id, structured_text) VALUES('eng', 'PCLT_PSDL_SDL', '@@|sdl@@|');<text:line-break/>INSERT INTO tpls_inclusions_in_collections (tpls_collection_id, pclt_id, tpl_dflt_req_sdl) VALUES (4,'PCLT_PSDL_SDL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8];&quot;'&quot;;&quot;''&quot;)" office:value-type="string" office:string-value="@@|sdl@@|">
            <text:p>@@|sdl@@|</text:p>
          </table:table-cell>
          <table:table-cell table:style-name="ce11" table:formula="of:=SUBSTITUTE([.H68];&quot;'&quot;;&quot;''&quot;)" office:value-type="string" office:string-value="@@|sdl@@|">
            <text:p>@@|sdl@@|</text:p>
          </table:table-cell>
          <table:table-cell table:style-name="ce11" table:formula="of:=SUBSTITUTE([.G68];&quot;&quot;&quot;&quot;;&quot;\&quot;&quot;&quot;)" office:value-type="string" office:string-value="@@|sdl@@|">
            <text:p>@@|sdl@@|</text:p>
          </table:table-cell>
          <table:table-cell table:style-name="ce11" table:formula="of:=SUBSTITUTE([.H68];&quot;&quot;&quot;&quot;;&quot;\&quot;&quot;&quot;)" office:value-type="string" office:string-value="@@|sdl@@|">
            <text:p>@@|sdl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69]=&quot;General commons&quot;;1;IF([.B69]=&quot;General DB commons&quot;;2;IF([.B69]=&quot;General networking commons&quot;;3;IF([.B69]=&quot;PCLT messages&quot;;4;IF([.B69]=&quot;PCLT-DB messages&quot;;5;-1)))))" office:value-type="float" office:value="4">
            <text:p>4</text:p>
          </table:table-cell>
          <table:table-cell table:style-name="ce11" table:formula="of:=IF([.E69]=&quot;&quot;;&quot;&quot;;CONCATENATE(&quot;##|&quot;;[.E69];&quot;##|&quot;) )" office:value-type="string" office:string-value="##|PCLT_PSDL_CMPST##|">
            <text:p>##|PCLT_PSDL_CMPST##|</text:p>
          </table:table-cell>
          <table:table-cell table:style-name="ce7" office:value-type="string">
            <text:p>PCLT_PSDL_CMPST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такой же, как для шаблона '@@|tpl_id@@|'</text:p>
          </table:table-cell>
          <table:table-cell table:style-name="ce7" office:value-type="string">
            <text:p>the same, as specified for template '@@|tpl_id@@|'</text:p>
          </table:table-cell>
          <table:table-cell table:style-name="ce7"/>
          <table:table-cell table:style-name="ce7" table:formula="of:=IF([.E69]=&quot;&quot;;&quot;&quot;;CONCATENATE(&quot;, (&quot;;CHAR(34);[.E69];CHAR(34);&quot;, (M.fromList [(&quot; &amp; CHAR(34) &amp; [.P$20] &amp; CHAR(34) &amp; &quot;, &quot; &amp; IF([.P69]=&quot;&quot;;&quot;B.empty&quot;;&quot;B.pack &quot; &amp; CHAR(34) &amp; [.P69] &amp; CHAR(34)) &amp; &quot;), (&quot; &amp; CHAR(34) &amp; [.Q$20] &amp; CHAR(34) &amp; &quot;, &quot; &amp; IF([.Q69]=&quot;&quot;;&quot;B.empty&quot;;&quot;B.pack &quot; &amp; CHAR(34) &amp; [.Q69] &amp; CHAR(34)) &amp; &quot;)], str2PCLT_SDL Required_SDLM &quot;;CHAR(34);[.F69];CHAR(34);&quot; inner_cfg))&quot;))" office:value-type="string" office:string-value=", (&quot;PCLT_PSDL_CMPST&quot;, (M.fromList [(&quot;rus&quot;, B.pack &quot;такой же, как для шаблона '@@|tpl_id@@|'&quot;), (&quot;eng&quot;, B.pack &quot;the same, as specified for template '@@|tpl_id@@|'&quot;)], str2PCLT_SDL Required_SDLM &quot;##|PCLT_PSDL##|&quot; inner_cfg))">
            <text:p>, ("PCLT_PSDL_CMPST", (M.fromList [("rus", B.pack "такой же, как для шаблона '@@|tpl_id@@|'"), ("eng", B.pack "the same, as specified for template '@@|tpl_id@@|'")], str2PCLT_SDL Required_SDLM "##|PCLT_PSDL##|" inner_cfg))</text:p>
          </table:table-cell>
          <table:table-cell table:style-name="ce7" table:formula="of:=IF([.E69]=&quot;&quot;;&quot;&quot;;CONCATENATE([.E69];&quot;%&quot;;[.F69];&quot;%&quot;;[.G69];&quot;%&quot;;[.H69]))" office:value-type="string" office:string-value="PCLT_PSDL_CMPST%##|PCLT_PSDL##|%такой же, как для шаблона '@@|tpl_id@@|'%the same, as specified for template '@@|tpl_id@@|'">
            <text:p>PCLT_PSDL_CMPST%##|PCLT_PSDL##|%такой же, как для шаблона '@@|tpl_id@@|'%the same, as specified for template '@@|tpl_id@@|'</text:p>
          </table:table-cell>
          <table:table-cell table:style-name="ce11" table:formula="of:=IF([.E69]=&quot;&quot;;&quot;&quot;;&quot;INSERT INTO tpls (pclt_id) VALUES('&quot;&amp;[.E69]&amp;&quot;');&quot;&amp;CHAR(13)&amp;CHAR(10) &amp; IF([.N69]=&quot;&quot;;&quot;&quot;;&quot;INSERT INTO tpls_localized (lng, pclt_id, structured_text) VALUES('&quot;&amp; [.N$20] &amp; &quot;', '&quot;&amp;[.E69]&amp;&quot;', '&quot;&amp;[.N69]&amp;&quot;');&quot;) &amp; CHAR(13)&amp;CHAR(10) &amp; IF([.O69]=&quot;&quot;;&quot;&quot;;&quot;INSERT INTO tpls_localized (lng, pclt_id, structured_text) VALUES('&quot;&amp;[.O$20]&amp;&quot;', '&quot;&amp;[.E69]&amp;&quot;', '&quot;&amp;[.O69]&amp;&quot;');&quot;) &amp; CHAR(13)&amp;CHAR(10)&amp;&quot;INSERT INTO tpls_inclusions_in_collections (tpls_collection_id, pclt_id, tpl_dflt_req_sdl) VALUES (&quot;&amp;[.C69]&amp;&quot;,'&quot;&amp;[.E69]&amp;&quot;','&quot;&amp;[.F69]&amp;&quot;');&quot;)" office:value-type="string" office:string-value="INSERT INTO tpls (pclt_id) VALUES('PCLT_PSDL_CMPST');&#13;&#10;INSERT INTO tpls_localized (lng, pclt_id, structured_text) VALUES('rus', 'PCLT_PSDL_CMPST', 'такой же, как для шаблона ''@@|tpl_id@@|''');&#13;&#10;INSERT INTO tpls_localized (lng, pclt_id, structured_text) VALUES('eng', 'PCLT_PSDL_CMPST', 'the same, as specified for template ''@@|tpl_id@@|''');&#13;&#10;INSERT INTO tpls_inclusions_in_collections (tpls_collection_id, pclt_id, tpl_dflt_req_sdl) VALUES (4,'PCLT_PSDL_CMPST','##|PCLT_PSDL##|');">
            <text:p>INSERT INTO tpls (pclt_id) VALUES('PCLT_PSDL_CMPST');<text:line-break/>INSERT INTO tpls_localized (lng, pclt_id, structured_text) VALUES('rus', 'PCLT_PSDL_CMPST', 'такой же, как для шаблона ''@@|tpl_id@@|''');<text:line-break/>INSERT INTO tpls_localized (lng, pclt_id, structured_text) VALUES('eng', 'PCLT_PSDL_CMPST', 'the same, as specified for template ''@@|tpl_id@@|''');<text:line-break/>INSERT INTO tpls_inclusions_in_collections (tpls_collection_id, pclt_id, tpl_dflt_req_sdl) VALUES (4,'PCLT_PSDL_CMPST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69];&quot;'&quot;;&quot;''&quot;)" office:value-type="string" office:string-value="такой же, как для шаблона ''@@|tpl_id@@|''">
            <text:p>такой же, как для шаблона ''@@|tpl_id@@|''</text:p>
          </table:table-cell>
          <table:table-cell table:style-name="ce11" table:formula="of:=SUBSTITUTE([.H69];&quot;'&quot;;&quot;''&quot;)" office:value-type="string" office:string-value="the same, as specified for template ''@@|tpl_id@@|''">
            <text:p>the same, as specified for template ''@@|tpl_id@@|''</text:p>
          </table:table-cell>
          <table:table-cell table:style-name="ce11" table:formula="of:=SUBSTITUTE([.G69];&quot;&quot;&quot;&quot;;&quot;\&quot;&quot;&quot;)" office:value-type="string" office:string-value="такой же, как для шаблона '@@|tpl_id@@|'">
            <text:p>такой же, как для шаблона '@@|tpl_id@@|'</text:p>
          </table:table-cell>
          <table:table-cell table:style-name="ce11" table:formula="of:=SUBSTITUTE([.H69];&quot;&quot;&quot;&quot;;&quot;\&quot;&quot;&quot;)" office:value-type="string" office:string-value="the same, as specified for template '@@|tpl_id@@|'">
            <text:p>the same, as specified for template '@@|tpl_id@@|'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0]=&quot;General commons&quot;;1;IF([.B70]=&quot;General DB commons&quot;;2;IF([.B70]=&quot;General networking commons&quot;;3;IF([.B70]=&quot;PCLT messages&quot;;4;IF([.B70]=&quot;PCLT-DB messages&quot;;5;-1)))))" office:value-type="float" office:value="4">
            <text:p>4</text:p>
          </table:table-cell>
          <table:table-cell table:style-name="ce11" table:formula="of:=IF([.E70]=&quot;&quot;;&quot;&quot;;CONCATENATE(&quot;##|&quot;;[.E70];&quot;##|&quot;) )" office:value-type="string" office:string-value="##|PCLT_PSDL_PARAMCMPST##|">
            <text:p>##|PCLT_PSDL_PARAMCMPST##|</text:p>
          </table:table-cell>
          <table:table-cell table:style-name="ce7" office:value-type="string">
            <text:p>PCLT_PSDL_PARAMCMPST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такой же, как для шаблона, который должен быть под параметром '@@|param_name@@|'</text:p>
          </table:table-cell>
          <table:table-cell table:style-name="ce7" office:value-type="string">
            <text:p>the same, as specified for template, that is to be put under parameter '@@|param_name@@|'</text:p>
          </table:table-cell>
          <table:table-cell table:style-name="ce7"/>
          <table:table-cell table:style-name="ce7" table:formula="of:=IF([.E70]=&quot;&quot;;&quot;&quot;;CONCATENATE(&quot;, (&quot;;CHAR(34);[.E70];CHAR(34);&quot;, (M.fromList [(&quot; &amp; CHAR(34) &amp; [.P$20] &amp; CHAR(34) &amp; &quot;, &quot; &amp; IF([.P70]=&quot;&quot;;&quot;B.empty&quot;;&quot;B.pack &quot; &amp; CHAR(34) &amp; [.P70] &amp; CHAR(34)) &amp; &quot;), (&quot; &amp; CHAR(34) &amp; [.Q$20] &amp; CHAR(34) &amp; &quot;, &quot; &amp; IF([.Q70]=&quot;&quot;;&quot;B.empty&quot;;&quot;B.pack &quot; &amp; CHAR(34) &amp; [.Q70] &amp; CHAR(34)) &amp; &quot;)], str2PCLT_SDL Required_SDLM &quot;;CHAR(34);[.F70];CHAR(34);&quot; inner_cfg))&quot;))" office:value-type="string" office:string-value=", (&quot;PCLT_PSDL_PARAMCMPST&quot;, (M.fromList [(&quot;rus&quot;, B.pack &quot;такой же, как для шаблона, который должен быть под параметром '@@|param_name@@|'&quot;), (&quot;eng&quot;, B.pack &quot;the same, as specified for template, that is to be put under parameter '@@|param_name@@|'&quot;)], str2PCLT_SDL Required_SDLM &quot;##|PCLT_PSDL##|&quot; inner_cfg))">
            <text:p>, ("PCLT_PSDL_PARAMCMPST", (M.fromList [("rus", B.pack "такой же, как для шаблона, который должен быть под параметром '@@|param_name@@|'"), ("eng", B.pack "the same, as specified for template, that is to be put under parameter '@@|param_name@@|'")], str2PCLT_SDL Required_SDLM "##|PCLT_PSDL##|" inner_cfg))</text:p>
          </table:table-cell>
          <table:table-cell table:style-name="ce7" table:formula="of:=IF([.E70]=&quot;&quot;;&quot;&quot;;CONCATENATE([.E70];&quot;%&quot;;[.F70];&quot;%&quot;;[.G70];&quot;%&quot;;[.H70]))" office:value-type="string" office:string-value="PCLT_PSDL_PARAMCMPST%##|PCLT_PSDL##|%такой же, как для шаблона, который должен быть под параметром '@@|param_name@@|'%the same, as specified for template, that is to be put under parameter '@@|param_name@@|'">
            <text:p>PCLT_PSDL_PARAMCMPST%##|PCLT_PSDL##|%такой же, как для шаблона, который должен быть под параметром '@@|param_name@@|'%the same, as specified for template, that is to be put under parameter '@@|param_name@@|'</text:p>
          </table:table-cell>
          <table:table-cell table:style-name="ce11" table:formula="of:=IF([.E70]=&quot;&quot;;&quot;&quot;;&quot;INSERT INTO tpls (pclt_id) VALUES('&quot;&amp;[.E70]&amp;&quot;');&quot;&amp;CHAR(13)&amp;CHAR(10) &amp; IF([.N70]=&quot;&quot;;&quot;&quot;;&quot;INSERT INTO tpls_localized (lng, pclt_id, structured_text) VALUES('&quot;&amp; [.N$20] &amp; &quot;', '&quot;&amp;[.E70]&amp;&quot;', '&quot;&amp;[.N70]&amp;&quot;');&quot;) &amp; CHAR(13)&amp;CHAR(10) &amp; IF([.O70]=&quot;&quot;;&quot;&quot;;&quot;INSERT INTO tpls_localized (lng, pclt_id, structured_text) VALUES('&quot;&amp;[.O$20]&amp;&quot;', '&quot;&amp;[.E70]&amp;&quot;', '&quot;&amp;[.O70]&amp;&quot;');&quot;) &amp; CHAR(13)&amp;CHAR(10)&amp;&quot;INSERT INTO tpls_inclusions_in_collections (tpls_collection_id, pclt_id, tpl_dflt_req_sdl) VALUES (&quot;&amp;[.C70]&amp;&quot;,'&quot;&amp;[.E70]&amp;&quot;','&quot;&amp;[.F70]&amp;&quot;');&quot;)" office:value-type="string" office:string-value="INSERT INTO tpls (pclt_id) VALUES('PCLT_PSDL_PARAMCMPST');&#13;&#10;INSERT INTO tpls_localized (lng, pclt_id, structured_text) VALUES('rus', 'PCLT_PSDL_PARAMCMPST', 'такой же, как для шаблона, который должен быть под параметром ''@@|param_name@@|''');&#13;&#10;INSERT INTO tpls_localized (lng, pclt_id, structured_text) VALUES('eng', 'PCLT_PSDL_PARAMCMPST', 'the same, as specified for template, that is to be put under parameter ''@@|param_name@@|''');&#13;&#10;INSERT INTO tpls_inclusions_in_collections (tpls_collection_id, pclt_id, tpl_dflt_req_sdl) VALUES (4,'PCLT_PSDL_PARAMCMPST','##|PCLT_PSDL##|');">
            <text:p>INSERT INTO tpls (pclt_id) VALUES('PCLT_PSDL_PARAMCMPST');<text:line-break/>INSERT INTO tpls_localized (lng, pclt_id, structured_text) VALUES('rus', 'PCLT_PSDL_PARAMCMPST', 'такой же, как для шаблона, который должен быть под параметром ''@@|param_name@@|''');<text:line-break/>INSERT INTO tpls_localized (lng, pclt_id, structured_text) VALUES('eng', 'PCLT_PSDL_PARAMCMPST', 'the same, as specified for template, that is to be put under parameter ''@@|param_name@@|''');<text:line-break/>INSERT INTO tpls_inclusions_in_collections (tpls_collection_id, pclt_id, tpl_dflt_req_sdl) VALUES (4,'PCLT_PSDL_PARAMCMPST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0];&quot;'&quot;;&quot;''&quot;)" office:value-type="string" office:string-value="такой же, как для шаблона, который должен быть под параметром ''@@|param_name@@|''">
            <text:p>такой же, как для шаблона, который должен быть под параметром ''@@|param_name@@|''</text:p>
          </table:table-cell>
          <table:table-cell table:style-name="ce11" table:formula="of:=SUBSTITUTE([.H70];&quot;'&quot;;&quot;''&quot;)" office:value-type="string" office:string-value="the same, as specified for template, that is to be put under parameter ''@@|param_name@@|''">
            <text:p>the same, as specified for template, that is to be put under parameter ''@@|param_name@@|''</text:p>
          </table:table-cell>
          <table:table-cell table:style-name="ce11" table:formula="of:=SUBSTITUTE([.G70];&quot;&quot;&quot;&quot;;&quot;\&quot;&quot;&quot;)" office:value-type="string" office:string-value="такой же, как для шаблона, который должен быть под параметром '@@|param_name@@|'">
            <text:p>такой же, как для шаблона, который должен быть под параметром '@@|param_name@@|'</text:p>
          </table:table-cell>
          <table:table-cell table:style-name="ce11" table:formula="of:=SUBSTITUTE([.H70];&quot;&quot;&quot;&quot;;&quot;\&quot;&quot;&quot;)" office:value-type="string" office:string-value="the same, as specified for template, that is to be put under parameter '@@|param_name@@|'">
            <text:p>the same, as specified for template, that is to be put under parameter '@@|param_name@@|'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1]=&quot;General commons&quot;;1;IF([.B71]=&quot;General DB commons&quot;;2;IF([.B71]=&quot;General networking commons&quot;;3;IF([.B71]=&quot;PCLT messages&quot;;4;IF([.B71]=&quot;PCLT-DB messages&quot;;5;-1)))))" office:value-type="float" office:value="4">
            <text:p>4</text:p>
          </table:table-cell>
          <table:table-cell table:style-name="ce11" table:formula="of:=IF([.E71]=&quot;&quot;;&quot;&quot;;CONCATENATE(&quot;##|&quot;;[.E71];&quot;##|&quot;) )" office:value-type="string" office:string-value="##|PCLT_PSDL_ERR##|">
            <text:p>##|PCLT_PSDL_ERR##|</text:p>
          </table:table-cell>
          <table:table-cell table:style-name="ce7" office:value-type="string">
            <text:p>PCLT_PSDL_ERR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ошибка определения уровня ('@@|err_details@@|')</text:p>
          </table:table-cell>
          <table:table-cell table:style-name="ce7" office:value-type="string">
            <text:p>SDL specification error ('@@|err_details@@|')</text:p>
          </table:table-cell>
          <table:table-cell table:style-name="ce7"/>
          <table:table-cell table:style-name="ce7" table:formula="of:=IF([.E71]=&quot;&quot;;&quot;&quot;;CONCATENATE(&quot;, (&quot;;CHAR(34);[.E71];CHAR(34);&quot;, (M.fromList [(&quot; &amp; CHAR(34) &amp; [.P$20] &amp; CHAR(34) &amp; &quot;, &quot; &amp; IF([.P71]=&quot;&quot;;&quot;B.empty&quot;;&quot;B.pack &quot; &amp; CHAR(34) &amp; [.P71] &amp; CHAR(34)) &amp; &quot;), (&quot; &amp; CHAR(34) &amp; [.Q$20] &amp; CHAR(34) &amp; &quot;, &quot; &amp; IF([.Q71]=&quot;&quot;;&quot;B.empty&quot;;&quot;B.pack &quot; &amp; CHAR(34) &amp; [.Q71] &amp; CHAR(34)) &amp; &quot;)], str2PCLT_SDL Required_SDLM &quot;;CHAR(34);[.F71];CHAR(34);&quot; inner_cfg))&quot;))" office:value-type="string" office:string-value=", (&quot;PCLT_PSDL_ERR&quot;, (M.fromList [(&quot;rus&quot;, B.pack &quot;ошибка определения уровня ('@@|err_details@@|')&quot;), (&quot;eng&quot;, B.pack &quot;SDL specification error ('@@|err_details@@|')&quot;)], str2PCLT_SDL Required_SDLM &quot;##|PCLT_PSDL##|&quot; inner_cfg))">
            <text:p>, ("PCLT_PSDL_ERR", (M.fromList [("rus", B.pack "ошибка определения уровня ('@@|err_details@@|')"), ("eng", B.pack "SDL specification error ('@@|err_details@@|')")], str2PCLT_SDL Required_SDLM "##|PCLT_PSDL##|" inner_cfg))</text:p>
          </table:table-cell>
          <table:table-cell table:style-name="ce7" table:formula="of:=IF([.E71]=&quot;&quot;;&quot;&quot;;CONCATENATE([.E71];&quot;%&quot;;[.F71];&quot;%&quot;;[.G71];&quot;%&quot;;[.H71]))" office:value-type="string" office:string-value="PCLT_PSDL_ERR%##|PCLT_PSDL##|%ошибка определения уровня ('@@|err_details@@|')%SDL specification error ('@@|err_details@@|')">
            <text:p>PCLT_PSDL_ERR%##|PCLT_PSDL##|%ошибка определения уровня ('@@|err_details@@|')%SDL specification error ('@@|err_details@@|')</text:p>
          </table:table-cell>
          <table:table-cell table:style-name="ce11" table:formula="of:=IF([.E71]=&quot;&quot;;&quot;&quot;;&quot;INSERT INTO tpls (pclt_id) VALUES('&quot;&amp;[.E71]&amp;&quot;');&quot;&amp;CHAR(13)&amp;CHAR(10) &amp; IF([.N71]=&quot;&quot;;&quot;&quot;;&quot;INSERT INTO tpls_localized (lng, pclt_id, structured_text) VALUES('&quot;&amp; [.N$20] &amp; &quot;', '&quot;&amp;[.E71]&amp;&quot;', '&quot;&amp;[.N71]&amp;&quot;');&quot;) &amp; CHAR(13)&amp;CHAR(10) &amp; IF([.O71]=&quot;&quot;;&quot;&quot;;&quot;INSERT INTO tpls_localized (lng, pclt_id, structured_text) VALUES('&quot;&amp;[.O$20]&amp;&quot;', '&quot;&amp;[.E71]&amp;&quot;', '&quot;&amp;[.O71]&amp;&quot;');&quot;) &amp; CHAR(13)&amp;CHAR(10)&amp;&quot;INSERT INTO tpls_inclusions_in_collections (tpls_collection_id, pclt_id, tpl_dflt_req_sdl) VALUES (&quot;&amp;[.C71]&amp;&quot;,'&quot;&amp;[.E71]&amp;&quot;','&quot;&amp;[.F71]&amp;&quot;');&quot;)" office:value-type="string" office:string-value="INSERT INTO tpls (pclt_id) VALUES('PCLT_PSDL_ERR');&#13;&#10;INSERT INTO tpls_localized (lng, pclt_id, structured_text) VALUES('rus', 'PCLT_PSDL_ERR', 'ошибка определения уровня (''@@|err_details@@|'')');&#13;&#10;INSERT INTO tpls_localized (lng, pclt_id, structured_text) VALUES('eng', 'PCLT_PSDL_ERR', 'SDL specification error (''@@|err_details@@|'')');&#13;&#10;INSERT INTO tpls_inclusions_in_collections (tpls_collection_id, pclt_id, tpl_dflt_req_sdl) VALUES (4,'PCLT_PSDL_ERR','##|PCLT_PSDL##|');">
            <text:p>INSERT INTO tpls (pclt_id) VALUES('PCLT_PSDL_ERR');<text:line-break/>INSERT INTO tpls_localized (lng, pclt_id, structured_text) VALUES('rus', 'PCLT_PSDL_ERR', 'ошибка определения уровня (''@@|err_details@@|'')');<text:line-break/>INSERT INTO tpls_localized (lng, pclt_id, structured_text) VALUES('eng', 'PCLT_PSDL_ERR', 'SDL specification error (''@@|err_details@@|'')');<text:line-break/>INSERT INTO tpls_inclusions_in_collections (tpls_collection_id, pclt_id, tpl_dflt_req_sdl) VALUES (4,'PCLT_PSDL_ERR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1];&quot;'&quot;;&quot;''&quot;)" office:value-type="string" office:string-value="ошибка определения уровня (''@@|err_details@@|'')">
            <text:p>ошибка определения уровня (''@@|err_details@@|'')</text:p>
          </table:table-cell>
          <table:table-cell table:style-name="ce11" table:formula="of:=SUBSTITUTE([.H71];&quot;'&quot;;&quot;''&quot;)" office:value-type="string" office:string-value="SDL specification error (''@@|err_details@@|'')">
            <text:p>SDL specification error (''@@|err_details@@|'')</text:p>
          </table:table-cell>
          <table:table-cell table:style-name="ce11" table:formula="of:=SUBSTITUTE([.G71];&quot;&quot;&quot;&quot;;&quot;\&quot;&quot;&quot;)" office:value-type="string" office:string-value="ошибка определения уровня ('@@|err_details@@|')">
            <text:p>ошибка определения уровня ('@@|err_details@@|')</text:p>
          </table:table-cell>
          <table:table-cell table:style-name="ce11" table:formula="of:=SUBSTITUTE([.H71];&quot;&quot;&quot;&quot;;&quot;\&quot;&quot;&quot;)" office:value-type="string" office:string-value="SDL specification error ('@@|err_details@@|')">
            <text:p>SDL specification error ('@@|err_details@@|'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2]=&quot;General commons&quot;;1;IF([.B72]=&quot;General DB commons&quot;;2;IF([.B72]=&quot;General networking commons&quot;;3;IF([.B72]=&quot;PCLT messages&quot;;4;IF([.B72]=&quot;PCLT-DB messages&quot;;5;-1)))))" office:value-type="float" office:value="4">
            <text:p>4</text:p>
          </table:table-cell>
          <table:table-cell table:style-name="ce11" table:formula="of:=IF([.E72]=&quot;&quot;;&quot;&quot;;CONCATENATE(&quot;##|&quot;;[.E72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72]=&quot;&quot;;&quot;&quot;;CONCATENATE(&quot;, (&quot;;CHAR(34);[.E72];CHAR(34);&quot;, (M.fromList [(&quot; &amp; CHAR(34) &amp; [.P$20] &amp; CHAR(34) &amp; &quot;, &quot; &amp; IF([.P72]=&quot;&quot;;&quot;B.empty&quot;;&quot;B.pack &quot; &amp; CHAR(34) &amp; [.P72] &amp; CHAR(34)) &amp; &quot;), (&quot; &amp; CHAR(34) &amp; [.Q$20] &amp; CHAR(34) &amp; &quot;, &quot; &amp; IF([.Q72]=&quot;&quot;;&quot;B.empty&quot;;&quot;B.pack &quot; &amp; CHAR(34) &amp; [.Q72] &amp; CHAR(34)) &amp; &quot;)], str2PCLT_SDL Required_SDLM &quot;;CHAR(34);[.F72];CHAR(34);&quot; inner_cfg))&quot;))">
            <text:p/>
          </table:table-cell>
          <table:table-cell table:style-name="ce7" table:formula="of:=IF([.E72]=&quot;&quot;;&quot;&quot;;CONCATENATE([.E72];&quot;%&quot;;[.F72];&quot;%&quot;;[.G72];&quot;%&quot;;[.H72]))">
            <text:p/>
          </table:table-cell>
          <table:table-cell table:style-name="ce11" table:formula="of:=IF([.E72]=&quot;&quot;;&quot;&quot;;&quot;INSERT INTO tpls (pclt_id) VALUES('&quot;&amp;[.E72]&amp;&quot;');&quot;&amp;CHAR(13)&amp;CHAR(10) &amp; IF([.N72]=&quot;&quot;;&quot;&quot;;&quot;INSERT INTO tpls_localized (lng, pclt_id, structured_text) VALUES('&quot;&amp; [.N$20] &amp; &quot;', '&quot;&amp;[.E72]&amp;&quot;', '&quot;&amp;[.N72]&amp;&quot;');&quot;) &amp; CHAR(13)&amp;CHAR(10) &amp; IF([.O72]=&quot;&quot;;&quot;&quot;;&quot;INSERT INTO tpls_localized (lng, pclt_id, structured_text) VALUES('&quot;&amp;[.O$20]&amp;&quot;', '&quot;&amp;[.E72]&amp;&quot;', '&quot;&amp;[.O72]&amp;&quot;');&quot;) &amp; CHAR(13)&amp;CHAR(10)&amp;&quot;INSERT INTO tpls_inclusions_in_collections (tpls_collection_id, pclt_id, tpl_dflt_req_sdl) VALUES (&quot;&amp;[.C72]&amp;&quot;,'&quot;&amp;[.E72]&amp;&quot;','&quot;&amp;[.F72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72];&quot;'&quot;;&quot;''&quot;)">
            <text:p/>
          </table:table-cell>
          <table:table-cell table:style-name="ce11" table:formula="of:=SUBSTITUTE([.H72];&quot;'&quot;;&quot;''&quot;)">
            <text:p/>
          </table:table-cell>
          <table:table-cell table:style-name="ce11" table:formula="of:=SUBSTITUTE([.G72];&quot;&quot;&quot;&quot;;&quot;\&quot;&quot;&quot;)">
            <text:p/>
          </table:table-cell>
          <table:table-cell table:style-name="ce11" table:formula="of:=SUBSTITUTE([.H72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3]=&quot;General commons&quot;;1;IF([.B73]=&quot;General DB commons&quot;;2;IF([.B73]=&quot;General networking commons&quot;;3;IF([.B73]=&quot;PCLT messages&quot;;4;IF([.B73]=&quot;PCLT-DB messages&quot;;5;-1)))))" office:value-type="float" office:value="4">
            <text:p>4</text:p>
          </table:table-cell>
          <table:table-cell table:style-name="ce11" table:formula="of:=IF([.E73]=&quot;&quot;;&quot;&quot;;CONCATENATE(&quot;##|&quot;;[.E73];&quot;##|&quot;) )" office:value-type="string" office:string-value="##|PCLT_MARKER##|">
            <text:p>##|PCLT_MARKER##|</text:p>
          </table:table-cell>
          <table:table-cell table:style-name="ce7" office:value-type="string">
            <text:p>PCLT_MARKER</text:p>
          </table:table-cell>
          <table:table-cell table:style-name="ce16" office:value-type="string">
            <text:p>##|PARSER_SSM##|</text:p>
          </table:table-cell>
          <table:table-cell table:style-name="ce15" office:value-type="string">
            <text:p>##|PCLT_MARKER_PREFIX##|@@|pclt_marker_details@@|.</text:p>
          </table:table-cell>
          <table:table-cell table:style-name="ce7" office:value-type="string">
            <text:p>##|PCLT_MARKER_PREFIX##|@@|pclt_marker_details@@|.</text:p>
          </table:table-cell>
          <table:table-cell table:style-name="ce7" office:value-type="string">
            <text:p><text:s/></text:p>
          </table:table-cell>
          <table:table-cell table:style-name="ce7" table:formula="of:=IF([.E73]=&quot;&quot;;&quot;&quot;;CONCATENATE(&quot;, (&quot;;CHAR(34);[.E73];CHAR(34);&quot;, (M.fromList [(&quot; &amp; CHAR(34) &amp; [.P$20] &amp; CHAR(34) &amp; &quot;, &quot; &amp; IF([.P73]=&quot;&quot;;&quot;B.empty&quot;;&quot;B.pack &quot; &amp; CHAR(34) &amp; [.P73] &amp; CHAR(34)) &amp; &quot;), (&quot; &amp; CHAR(34) &amp; [.Q$20] &amp; CHAR(34) &amp; &quot;, &quot; &amp; IF([.Q73]=&quot;&quot;;&quot;B.empty&quot;;&quot;B.pack &quot; &amp; CHAR(34) &amp; [.Q73] &amp; CHAR(34)) &amp; &quot;)], str2PCLT_SDL Required_SDLM &quot;;CHAR(34);[.F73];CHAR(34);&quot; inner_cfg))&quot;))" office:value-type="string" office:string-value=", (&quot;PCLT_MARKER&quot;, (M.fromList [(&quot;rus&quot;, B.pack &quot;##|PCLT_MARKER_PREFIX##|@@|pclt_marker_details@@|.&quot;), (&quot;eng&quot;, B.pack &quot;##|PCLT_MARKER_PREFIX##|@@|pclt_marker_details@@|.&quot;)], str2PCLT_SDL Required_SDLM &quot;##|PARSER_SSM##|&quot; inner_cfg))">
            <text:p>, ("PCLT_MARKER", (M.fromList [("rus", B.pack "##|PCLT_MARKER_PREFIX##|@@|pclt_marker_details@@|."), ("eng", B.pack "##|PCLT_MARKER_PREFIX##|@@|pclt_marker_details@@|.")], str2PCLT_SDL Required_SDLM "##|PARSER_SSM##|" inner_cfg))</text:p>
          </table:table-cell>
          <table:table-cell table:style-name="ce7" table:formula="of:=IF([.E73]=&quot;&quot;;&quot;&quot;;CONCATENATE([.E73];&quot;%&quot;;[.F73];&quot;%&quot;;[.G73];&quot;%&quot;;[.H73]))" office:value-type="string" office:string-value="PCLT_MARKER%##|PARSER_SSM##|%##|PCLT_MARKER_PREFIX##|@@|pclt_marker_details@@|.%##|PCLT_MARKER_PREFIX##|@@|pclt_marker_details@@|.">
            <text:p>PCLT_MARKER%##|PARSER_SSM##|%##|PCLT_MARKER_PREFIX##|@@|pclt_marker_details@@|.%##|PCLT_MARKER_PREFIX##|@@|pclt_marker_details@@|.</text:p>
          </table:table-cell>
          <table:table-cell table:style-name="ce11" table:formula="of:=IF([.E73]=&quot;&quot;;&quot;&quot;;&quot;INSERT INTO tpls (pclt_id) VALUES('&quot;&amp;[.E73]&amp;&quot;');&quot;&amp;CHAR(13)&amp;CHAR(10) &amp; IF([.N73]=&quot;&quot;;&quot;&quot;;&quot;INSERT INTO tpls_localized (lng, pclt_id, structured_text) VALUES('&quot;&amp; [.N$20] &amp; &quot;', '&quot;&amp;[.E73]&amp;&quot;', '&quot;&amp;[.N73]&amp;&quot;');&quot;) &amp; CHAR(13)&amp;CHAR(10) &amp; IF([.O73]=&quot;&quot;;&quot;&quot;;&quot;INSERT INTO tpls_localized (lng, pclt_id, structured_text) VALUES('&quot;&amp;[.O$20]&amp;&quot;', '&quot;&amp;[.E73]&amp;&quot;', '&quot;&amp;[.O73]&amp;&quot;');&quot;) &amp; CHAR(13)&amp;CHAR(10)&amp;&quot;INSERT INTO tpls_inclusions_in_collections (tpls_collection_id, pclt_id, tpl_dflt_req_sdl) VALUES (&quot;&amp;[.C73]&amp;&quot;,'&quot;&amp;[.E73]&amp;&quot;','&quot;&amp;[.F73]&amp;&quot;');&quot;)" office:value-type="string" office:string-value="INSERT INTO tpls (pclt_id) VALUES('PCLT_MARKER');&#13;&#10;INSERT INTO tpls_localized (lng, pclt_id, structured_text) VALUES('rus', 'PCLT_MARKER', '##|PCLT_MARKER_PREFIX##|@@|pclt_marker_details@@|.');&#13;&#10;INSERT INTO tpls_localized (lng, pclt_id, structured_text) VALUES('eng', 'PCLT_MARKER', '##|PCLT_MARKER_PREFIX##|@@|pclt_marker_details@@|.');&#13;&#10;INSERT INTO tpls_inclusions_in_collections (tpls_collection_id, pclt_id, tpl_dflt_req_sdl) VALUES (4,'PCLT_MARKER','##|PARSER_SSM##|');">
            <text:p>INSERT INTO tpls (pclt_id) VALUES('PCLT_MARKER');<text:line-break/>INSERT INTO tpls_localized (lng, pclt_id, structured_text) VALUES('rus', 'PCLT_MARKER', '##|PCLT_MARKER_PREFIX##|@@|pclt_marker_details@@|.');<text:line-break/>INSERT INTO tpls_localized (lng, pclt_id, structured_text) VALUES('eng', 'PCLT_MARKER', '##|PCLT_MARKER_PREFIX##|@@|pclt_marker_details@@|.');<text:line-break/>INSERT INTO tpls_inclusions_in_collections (tpls_collection_id, pclt_id, tpl_dflt_req_sdl) VALUES (4,'PCLT_MARKER','##|PARSER_SSM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3];&quot;'&quot;;&quot;''&quot;)" office:value-type="string" office:string-value="##|PCLT_MARKER_PREFIX##|@@|pclt_marker_details@@|.">
            <text:p>##|PCLT_MARKER_PREFIX##|@@|pclt_marker_details@@|.</text:p>
          </table:table-cell>
          <table:table-cell table:style-name="ce11" table:formula="of:=SUBSTITUTE([.H73];&quot;'&quot;;&quot;''&quot;)" office:value-type="string" office:string-value="##|PCLT_MARKER_PREFIX##|@@|pclt_marker_details@@|.">
            <text:p>##|PCLT_MARKER_PREFIX##|@@|pclt_marker_details@@|.</text:p>
          </table:table-cell>
          <table:table-cell table:style-name="ce11" table:formula="of:=SUBSTITUTE([.G73];&quot;&quot;&quot;&quot;;&quot;\&quot;&quot;&quot;)" office:value-type="string" office:string-value="##|PCLT_MARKER_PREFIX##|@@|pclt_marker_details@@|.">
            <text:p>##|PCLT_MARKER_PREFIX##|@@|pclt_marker_details@@|.</text:p>
          </table:table-cell>
          <table:table-cell table:style-name="ce11" table:formula="of:=SUBSTITUTE([.H73];&quot;&quot;&quot;&quot;;&quot;\&quot;&quot;&quot;)" office:value-type="string" office:string-value="##|PCLT_MARKER_PREFIX##|@@|pclt_marker_details@@|.">
            <text:p>##|PCLT_MARKER_PREFIX##|@@|pclt_marke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4]=&quot;General commons&quot;;1;IF([.B74]=&quot;General DB commons&quot;;2;IF([.B74]=&quot;General networking commons&quot;;3;IF([.B74]=&quot;PCLT messages&quot;;4;IF([.B74]=&quot;PCLT-DB messages&quot;;5;-1)))))" office:value-type="float" office:value="4">
            <text:p>4</text:p>
          </table:table-cell>
          <table:table-cell table:style-name="ce11" table:formula="of:=IF([.E74]=&quot;&quot;;&quot;&quot;;CONCATENATE(&quot;##|&quot;;[.E74];&quot;##|&quot;) )" office:value-type="string" office:string-value="##|PCLT_MARKER_PREFIX##|">
            <text:p>##|PCLT_MARKER_PREFIX##|</text:p>
          </table:table-cell>
          <table:table-cell table:style-name="ce11" office:value-type="string">
            <text:p>PCLT_MARKER_PREFIX</text:p>
          </table:table-cell>
          <table:table-cell table:style-name="ce11" office:value-type="string">
            <text:p>##|PCLT_MARKER##|</text:p>
          </table:table-cell>
          <table:table-cell table:style-name="ce15" office:value-type="string">
            <text:p>PCST маркер:</text:p>
          </table:table-cell>
          <table:table-cell table:style-name="ce7" office:value-type="string">
            <text:p>PCST marker: </text:p>
          </table:table-cell>
          <table:table-cell table:style-name="ce7" office:value-type="string">
            <text:p><text:s/></text:p>
          </table:table-cell>
          <table:table-cell table:style-name="ce7" table:formula="of:=IF([.E74]=&quot;&quot;;&quot;&quot;;CONCATENATE(&quot;, (&quot;;CHAR(34);[.E74];CHAR(34);&quot;, (M.fromList [(&quot; &amp; CHAR(34) &amp; [.P$20] &amp; CHAR(34) &amp; &quot;, &quot; &amp; IF([.P74]=&quot;&quot;;&quot;B.empty&quot;;&quot;B.pack &quot; &amp; CHAR(34) &amp; [.P74] &amp; CHAR(34)) &amp; &quot;), (&quot; &amp; CHAR(34) &amp; [.Q$20] &amp; CHAR(34) &amp; &quot;, &quot; &amp; IF([.Q74]=&quot;&quot;;&quot;B.empty&quot;;&quot;B.pack &quot; &amp; CHAR(34) &amp; [.Q74] &amp; CHAR(34)) &amp; &quot;)], str2PCLT_SDL Required_SDLM &quot;;CHAR(34);[.F74];CHAR(34);&quot; inner_cfg))&quot;))" office:value-type="string" office:string-value=", (&quot;PCLT_MARKER_PREFIX&quot;, (M.fromList [(&quot;rus&quot;, B.pack &quot;PCST маркер:&quot;), (&quot;eng&quot;, B.pack &quot;PCST marker: &quot;)], str2PCLT_SDL Required_SDLM &quot;##|PCLT_MARKER##|&quot; inner_cfg))">
            <text:p>, ("PCLT_MARKER_PREFIX", (M.fromList [("rus", B.pack "PCST маркер:"), ("eng", B.pack "PCST marker: ")], str2PCLT_SDL Required_SDLM "##|PCLT_MARKER##|" inner_cfg))</text:p>
          </table:table-cell>
          <table:table-cell table:style-name="ce7" table:formula="of:=IF([.E74]=&quot;&quot;;&quot;&quot;;CONCATENATE([.E74];&quot;%&quot;;[.F74];&quot;%&quot;;[.G74];&quot;%&quot;;[.H74]))" office:value-type="string" office:string-value="PCLT_MARKER_PREFIX%##|PCLT_MARKER##|%PCST маркер:%PCST marker: ">
            <text:p>PCLT_MARKER_PREFIX%##|PCLT_MARKER##|%PCST маркер:%PCST marker: </text:p>
          </table:table-cell>
          <table:table-cell table:style-name="ce11" table:formula="of:=IF([.E74]=&quot;&quot;;&quot;&quot;;&quot;INSERT INTO tpls (pclt_id) VALUES('&quot;&amp;[.E74]&amp;&quot;');&quot;&amp;CHAR(13)&amp;CHAR(10) &amp; IF([.N74]=&quot;&quot;;&quot;&quot;;&quot;INSERT INTO tpls_localized (lng, pclt_id, structured_text) VALUES('&quot;&amp; [.N$20] &amp; &quot;', '&quot;&amp;[.E74]&amp;&quot;', '&quot;&amp;[.N74]&amp;&quot;');&quot;) &amp; CHAR(13)&amp;CHAR(10) &amp; IF([.O74]=&quot;&quot;;&quot;&quot;;&quot;INSERT INTO tpls_localized (lng, pclt_id, structured_text) VALUES('&quot;&amp;[.O$20]&amp;&quot;', '&quot;&amp;[.E74]&amp;&quot;', '&quot;&amp;[.O74]&amp;&quot;');&quot;) &amp; CHAR(13)&amp;CHAR(10)&amp;&quot;INSERT INTO tpls_inclusions_in_collections (tpls_collection_id, pclt_id, tpl_dflt_req_sdl) VALUES (&quot;&amp;[.C74]&amp;&quot;,'&quot;&amp;[.E74]&amp;&quot;','&quot;&amp;[.F74]&amp;&quot;');&quot;)" office:value-type="string" office:string-value="INSERT INTO tpls (pclt_id) VALUES('PCLT_MARKER_PREFIX');&#13;&#10;INSERT INTO tpls_localized (lng, pclt_id, structured_text) VALUES('rus', 'PCLT_MARKER_PREFIX', 'PCST маркер:');&#13;&#10;INSERT INTO tpls_localized (lng, pclt_id, structured_text) VALUES('eng', 'PCLT_MARKER_PREFIX', 'PCST marker: ');&#13;&#10;INSERT INTO tpls_inclusions_in_collections (tpls_collection_id, pclt_id, tpl_dflt_req_sdl) VALUES (4,'PCLT_MARKER_PREFIX','##|PCLT_MARKER##|');">
            <text:p>INSERT INTO tpls (pclt_id) VALUES('PCLT_MARKER_PREFIX');<text:line-break/>INSERT INTO tpls_localized (lng, pclt_id, structured_text) VALUES('rus', 'PCLT_MARKER_PREFIX', 'PCST маркер:');<text:line-break/>INSERT INTO tpls_localized (lng, pclt_id, structured_text) VALUES('eng', 'PCLT_MARKER_PREFIX', 'PCST marker: ');<text:line-break/>INSERT INTO tpls_inclusions_in_collections (tpls_collection_id, pclt_id, tpl_dflt_req_sdl) VALUES (4,'PCLT_MARKER_PREFIX','##|PCLT_MARKE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4];&quot;'&quot;;&quot;''&quot;)" office:value-type="string" office:string-value="PCST маркер:">
            <text:p>PCST маркер:</text:p>
          </table:table-cell>
          <table:table-cell table:style-name="ce11" table:formula="of:=SUBSTITUTE([.H74];&quot;'&quot;;&quot;''&quot;)" office:value-type="string" office:string-value="PCST marker: ">
            <text:p>PCST marker: </text:p>
          </table:table-cell>
          <table:table-cell table:style-name="ce11" table:formula="of:=SUBSTITUTE([.G74];&quot;&quot;&quot;&quot;;&quot;\&quot;&quot;&quot;)" office:value-type="string" office:string-value="PCST маркер:">
            <text:p>PCST маркер:</text:p>
          </table:table-cell>
          <table:table-cell table:style-name="ce11" table:formula="of:=SUBSTITUTE([.H74];&quot;&quot;&quot;&quot;;&quot;\&quot;&quot;&quot;)" office:value-type="string" office:string-value="PCST marker: ">
            <text:p>PCST marker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5]=&quot;General commons&quot;;1;IF([.B75]=&quot;General DB commons&quot;;2;IF([.B75]=&quot;General networking commons&quot;;3;IF([.B75]=&quot;PCLT messages&quot;;4;IF([.B75]=&quot;PCLT-DB messages&quot;;5;-1)))))" office:value-type="float" office:value="4">
            <text:p>4</text:p>
          </table:table-cell>
          <table:table-cell table:style-name="ce11" table:formula="of:=IF([.E75]=&quot;&quot;;&quot;&quot;;CONCATENATE(&quot;##|&quot;;[.E75];&quot;##|&quot;) )" office:value-type="string" office:string-value="##|PCLT_MARKER_PLAINTXT##|">
            <text:p>##|PCLT_MARKER_PLAINTXT##|</text:p>
          </table:table-cell>
          <table:table-cell table:style-name="ce11" office:value-type="string">
            <text:p>PCLT_MARKER_PLAINTXT</text:p>
          </table:table-cell>
          <table:table-cell table:style-name="ce11" office:value-type="string">
            <text:p>##|PCLT_MARKER##|</text:p>
          </table:table-cell>
          <table:table-cell table:style-name="ce15" office:value-type="string">
            <text:p>обычный текст</text:p>
          </table:table-cell>
          <table:table-cell table:style-name="ce7" office:value-type="string">
            <text:p>plain text</text:p>
          </table:table-cell>
          <table:table-cell table:style-name="ce7" office:value-type="string">
            <text:p><text:s/></text:p>
          </table:table-cell>
          <table:table-cell table:style-name="ce7" table:formula="of:=IF([.E75]=&quot;&quot;;&quot;&quot;;CONCATENATE(&quot;, (&quot;;CHAR(34);[.E75];CHAR(34);&quot;, (M.fromList [(&quot; &amp; CHAR(34) &amp; [.P$20] &amp; CHAR(34) &amp; &quot;, &quot; &amp; IF([.P75]=&quot;&quot;;&quot;B.empty&quot;;&quot;B.pack &quot; &amp; CHAR(34) &amp; [.P75] &amp; CHAR(34)) &amp; &quot;), (&quot; &amp; CHAR(34) &amp; [.Q$20] &amp; CHAR(34) &amp; &quot;, &quot; &amp; IF([.Q75]=&quot;&quot;;&quot;B.empty&quot;;&quot;B.pack &quot; &amp; CHAR(34) &amp; [.Q75] &amp; CHAR(34)) &amp; &quot;)], str2PCLT_SDL Required_SDLM &quot;;CHAR(34);[.F75];CHAR(34);&quot; inner_cfg))&quot;))" office:value-type="string" office:string-value=", (&quot;PCLT_MARKER_PLAINTXT&quot;, (M.fromList [(&quot;rus&quot;, B.pack &quot;обычный текст&quot;), (&quot;eng&quot;, B.pack &quot;plain text&quot;)], str2PCLT_SDL Required_SDLM &quot;##|PCLT_MARKER##|&quot; inner_cfg))">
            <text:p>, ("PCLT_MARKER_PLAINTXT", (M.fromList [("rus", B.pack "обычный текст"), ("eng", B.pack "plain text")], str2PCLT_SDL Required_SDLM "##|PCLT_MARKER##|" inner_cfg))</text:p>
          </table:table-cell>
          <table:table-cell table:style-name="ce7" table:formula="of:=IF([.E75]=&quot;&quot;;&quot;&quot;;CONCATENATE([.E75];&quot;%&quot;;[.F75];&quot;%&quot;;[.G75];&quot;%&quot;;[.H75]))" office:value-type="string" office:string-value="PCLT_MARKER_PLAINTXT%##|PCLT_MARKER##|%обычный текст%plain text">
            <text:p>PCLT_MARKER_PLAINTXT%##|PCLT_MARKER##|%обычный текст%plain text</text:p>
          </table:table-cell>
          <table:table-cell table:style-name="ce11" table:formula="of:=IF([.E75]=&quot;&quot;;&quot;&quot;;&quot;INSERT INTO tpls (pclt_id) VALUES('&quot;&amp;[.E75]&amp;&quot;');&quot;&amp;CHAR(13)&amp;CHAR(10) &amp; IF([.N75]=&quot;&quot;;&quot;&quot;;&quot;INSERT INTO tpls_localized (lng, pclt_id, structured_text) VALUES('&quot;&amp; [.N$20] &amp; &quot;', '&quot;&amp;[.E75]&amp;&quot;', '&quot;&amp;[.N75]&amp;&quot;');&quot;) &amp; CHAR(13)&amp;CHAR(10) &amp; IF([.O75]=&quot;&quot;;&quot;&quot;;&quot;INSERT INTO tpls_localized (lng, pclt_id, structured_text) VALUES('&quot;&amp;[.O$20]&amp;&quot;', '&quot;&amp;[.E75]&amp;&quot;', '&quot;&amp;[.O75]&amp;&quot;');&quot;) &amp; CHAR(13)&amp;CHAR(10)&amp;&quot;INSERT INTO tpls_inclusions_in_collections (tpls_collection_id, pclt_id, tpl_dflt_req_sdl) VALUES (&quot;&amp;[.C75]&amp;&quot;,'&quot;&amp;[.E75]&amp;&quot;','&quot;&amp;[.F75]&amp;&quot;');&quot;)" office:value-type="string" office:string-value="INSERT INTO tpls (pclt_id) VALUES('PCLT_MARKER_PLAINTXT');&#13;&#10;INSERT INTO tpls_localized (lng, pclt_id, structured_text) VALUES('rus', 'PCLT_MARKER_PLAINTXT', 'обычный текст');&#13;&#10;INSERT INTO tpls_localized (lng, pclt_id, structured_text) VALUES('eng', 'PCLT_MARKER_PLAINTXT', 'plain text');&#13;&#10;INSERT INTO tpls_inclusions_in_collections (tpls_collection_id, pclt_id, tpl_dflt_req_sdl) VALUES (4,'PCLT_MARKER_PLAINTXT','##|PCLT_MARKER##|');">
            <text:p>INSERT INTO tpls (pclt_id) VALUES('PCLT_MARKER_PLAINTXT');<text:line-break/>INSERT INTO tpls_localized (lng, pclt_id, structured_text) VALUES('rus', 'PCLT_MARKER_PLAINTXT', 'обычный текст');<text:line-break/>INSERT INTO tpls_localized (lng, pclt_id, structured_text) VALUES('eng', 'PCLT_MARKER_PLAINTXT', 'plain text');<text:line-break/>INSERT INTO tpls_inclusions_in_collections (tpls_collection_id, pclt_id, tpl_dflt_req_sdl) VALUES (4,'PCLT_MARKER_PLAINTXT','##|PCLT_MARKE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5];&quot;'&quot;;&quot;''&quot;)" office:value-type="string" office:string-value="обычный текст">
            <text:p>обычный текст</text:p>
          </table:table-cell>
          <table:table-cell table:style-name="ce11" table:formula="of:=SUBSTITUTE([.H75];&quot;'&quot;;&quot;''&quot;)" office:value-type="string" office:string-value="plain text">
            <text:p>plain text</text:p>
          </table:table-cell>
          <table:table-cell table:style-name="ce11" table:formula="of:=SUBSTITUTE([.G75];&quot;&quot;&quot;&quot;;&quot;\&quot;&quot;&quot;)" office:value-type="string" office:string-value="обычный текст">
            <text:p>обычный текст</text:p>
          </table:table-cell>
          <table:table-cell table:style-name="ce11" table:formula="of:=SUBSTITUTE([.H75];&quot;&quot;&quot;&quot;;&quot;\&quot;&quot;&quot;)" office:value-type="string" office:string-value="plain text">
            <text:p>plain text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6]=&quot;General commons&quot;;1;IF([.B76]=&quot;General DB commons&quot;;2;IF([.B76]=&quot;General networking commons&quot;;3;IF([.B76]=&quot;PCLT messages&quot;;4;IF([.B76]=&quot;PCLT-DB messages&quot;;5;-1)))))" office:value-type="float" office:value="4">
            <text:p>4</text:p>
          </table:table-cell>
          <table:table-cell table:style-name="ce11" table:formula="of:=IF([.E76]=&quot;&quot;;&quot;&quot;;CONCATENATE(&quot;##|&quot;;[.E76];&quot;##|&quot;) )" office:value-type="string" office:string-value="##|PCLT_MARKER_PARAM##|">
            <text:p>##|PCLT_MARKER_PARAM##|</text:p>
          </table:table-cell>
          <table:table-cell table:style-name="ce7" office:value-type="string">
            <text:p>PCLT_MARKER_PARAM</text:p>
          </table:table-cell>
          <table:table-cell table:style-name="ce11" office:value-type="string">
            <text:p>##|PCLT_MARKER##|</text:p>
          </table:table-cell>
          <table:table-cell table:style-name="ce15" office:value-type="string">
            <text:p>параметр</text:p>
          </table:table-cell>
          <table:table-cell table:style-name="ce7" office:value-type="string">
            <text:p>parameter</text:p>
          </table:table-cell>
          <table:table-cell table:style-name="ce7" office:value-type="string">
            <text:p><text:s/></text:p>
          </table:table-cell>
          <table:table-cell table:style-name="ce7" table:formula="of:=IF([.E76]=&quot;&quot;;&quot;&quot;;CONCATENATE(&quot;, (&quot;;CHAR(34);[.E76];CHAR(34);&quot;, (M.fromList [(&quot; &amp; CHAR(34) &amp; [.P$20] &amp; CHAR(34) &amp; &quot;, &quot; &amp; IF([.P76]=&quot;&quot;;&quot;B.empty&quot;;&quot;B.pack &quot; &amp; CHAR(34) &amp; [.P76] &amp; CHAR(34)) &amp; &quot;), (&quot; &amp; CHAR(34) &amp; [.Q$20] &amp; CHAR(34) &amp; &quot;, &quot; &amp; IF([.Q76]=&quot;&quot;;&quot;B.empty&quot;;&quot;B.pack &quot; &amp; CHAR(34) &amp; [.Q76] &amp; CHAR(34)) &amp; &quot;)], str2PCLT_SDL Required_SDLM &quot;;CHAR(34);[.F76];CHAR(34);&quot; inner_cfg))&quot;))" office:value-type="string" office:string-value=", (&quot;PCLT_MARKER_PARAM&quot;, (M.fromList [(&quot;rus&quot;, B.pack &quot;параметр&quot;), (&quot;eng&quot;, B.pack &quot;parameter&quot;)], str2PCLT_SDL Required_SDLM &quot;##|PCLT_MARKER##|&quot; inner_cfg))">
            <text:p>, ("PCLT_MARKER_PARAM", (M.fromList [("rus", B.pack "параметр"), ("eng", B.pack "parameter")], str2PCLT_SDL Required_SDLM "##|PCLT_MARKER##|" inner_cfg))</text:p>
          </table:table-cell>
          <table:table-cell table:style-name="ce7" table:formula="of:=IF([.E76]=&quot;&quot;;&quot;&quot;;CONCATENATE([.E76];&quot;%&quot;;[.F76];&quot;%&quot;;[.G76];&quot;%&quot;;[.H76]))" office:value-type="string" office:string-value="PCLT_MARKER_PARAM%##|PCLT_MARKER##|%параметр%parameter">
            <text:p>PCLT_MARKER_PARAM%##|PCLT_MARKER##|%параметр%parameter</text:p>
          </table:table-cell>
          <table:table-cell table:style-name="ce11" table:formula="of:=IF([.E76]=&quot;&quot;;&quot;&quot;;&quot;INSERT INTO tpls (pclt_id) VALUES('&quot;&amp;[.E76]&amp;&quot;');&quot;&amp;CHAR(13)&amp;CHAR(10) &amp; IF([.N76]=&quot;&quot;;&quot;&quot;;&quot;INSERT INTO tpls_localized (lng, pclt_id, structured_text) VALUES('&quot;&amp; [.N$20] &amp; &quot;', '&quot;&amp;[.E76]&amp;&quot;', '&quot;&amp;[.N76]&amp;&quot;');&quot;) &amp; CHAR(13)&amp;CHAR(10) &amp; IF([.O76]=&quot;&quot;;&quot;&quot;;&quot;INSERT INTO tpls_localized (lng, pclt_id, structured_text) VALUES('&quot;&amp;[.O$20]&amp;&quot;', '&quot;&amp;[.E76]&amp;&quot;', '&quot;&amp;[.O76]&amp;&quot;');&quot;) &amp; CHAR(13)&amp;CHAR(10)&amp;&quot;INSERT INTO tpls_inclusions_in_collections (tpls_collection_id, pclt_id, tpl_dflt_req_sdl) VALUES (&quot;&amp;[.C76]&amp;&quot;,'&quot;&amp;[.E76]&amp;&quot;','&quot;&amp;[.F76]&amp;&quot;');&quot;)" office:value-type="string" office:string-value="INSERT INTO tpls (pclt_id) VALUES('PCLT_MARKER_PARAM');&#13;&#10;INSERT INTO tpls_localized (lng, pclt_id, structured_text) VALUES('rus', 'PCLT_MARKER_PARAM', 'параметр');&#13;&#10;INSERT INTO tpls_localized (lng, pclt_id, structured_text) VALUES('eng', 'PCLT_MARKER_PARAM', 'parameter');&#13;&#10;INSERT INTO tpls_inclusions_in_collections (tpls_collection_id, pclt_id, tpl_dflt_req_sdl) VALUES (4,'PCLT_MARKER_PARAM','##|PCLT_MARKER##|');">
            <text:p>INSERT INTO tpls (pclt_id) VALUES('PCLT_MARKER_PARAM');<text:line-break/>INSERT INTO tpls_localized (lng, pclt_id, structured_text) VALUES('rus', 'PCLT_MARKER_PARAM', 'параметр');<text:line-break/>INSERT INTO tpls_localized (lng, pclt_id, structured_text) VALUES('eng', 'PCLT_MARKER_PARAM', 'parameter');<text:line-break/>INSERT INTO tpls_inclusions_in_collections (tpls_collection_id, pclt_id, tpl_dflt_req_sdl) VALUES (4,'PCLT_MARKER_PARAM','##|PCLT_MARKE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6];&quot;'&quot;;&quot;''&quot;)" office:value-type="string" office:string-value="параметр">
            <text:p>параметр</text:p>
          </table:table-cell>
          <table:table-cell table:style-name="ce11" table:formula="of:=SUBSTITUTE([.H76];&quot;'&quot;;&quot;''&quot;)" office:value-type="string" office:string-value="parameter">
            <text:p>parameter</text:p>
          </table:table-cell>
          <table:table-cell table:style-name="ce11" table:formula="of:=SUBSTITUTE([.G76];&quot;&quot;&quot;&quot;;&quot;\&quot;&quot;&quot;)" office:value-type="string" office:string-value="параметр">
            <text:p>параметр</text:p>
          </table:table-cell>
          <table:table-cell table:style-name="ce11" table:formula="of:=SUBSTITUTE([.H76];&quot;&quot;&quot;&quot;;&quot;\&quot;&quot;&quot;)" office:value-type="string" office:string-value="parameter">
            <text:p>parameter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7]=&quot;General commons&quot;;1;IF([.B77]=&quot;General DB commons&quot;;2;IF([.B77]=&quot;General networking commons&quot;;3;IF([.B77]=&quot;PCLT messages&quot;;4;IF([.B77]=&quot;PCLT-DB messages&quot;;5;-1)))))" office:value-type="float" office:value="4">
            <text:p>4</text:p>
          </table:table-cell>
          <table:table-cell table:style-name="ce11" table:formula="of:=IF([.E77]=&quot;&quot;;&quot;&quot;;CONCATENATE(&quot;##|&quot;;[.E77];&quot;##|&quot;) )" office:value-type="string" office:string-value="##|PCLT_MARKER_COMPOSITE##|">
            <text:p>##|PCLT_MARKER_COMPOSITE##|</text:p>
          </table:table-cell>
          <table:table-cell table:style-name="ce7" office:value-type="string">
            <text:p>PCLT_MARKER_COMPOSITE</text:p>
          </table:table-cell>
          <table:table-cell table:style-name="ce11" office:value-type="string">
            <text:p>##|PCLT_MARKER##|</text:p>
          </table:table-cell>
          <table:table-cell table:style-name="ce15" office:value-type="string">
            <text:p>композит</text:p>
          </table:table-cell>
          <table:table-cell table:style-name="ce7" office:value-type="string">
            <text:p>composite</text:p>
          </table:table-cell>
          <table:table-cell table:style-name="ce7" office:value-type="string">
            <text:p><text:s/></text:p>
          </table:table-cell>
          <table:table-cell table:style-name="ce7" table:formula="of:=IF([.E77]=&quot;&quot;;&quot;&quot;;CONCATENATE(&quot;, (&quot;;CHAR(34);[.E77];CHAR(34);&quot;, (M.fromList [(&quot; &amp; CHAR(34) &amp; [.P$20] &amp; CHAR(34) &amp; &quot;, &quot; &amp; IF([.P77]=&quot;&quot;;&quot;B.empty&quot;;&quot;B.pack &quot; &amp; CHAR(34) &amp; [.P77] &amp; CHAR(34)) &amp; &quot;), (&quot; &amp; CHAR(34) &amp; [.Q$20] &amp; CHAR(34) &amp; &quot;, &quot; &amp; IF([.Q77]=&quot;&quot;;&quot;B.empty&quot;;&quot;B.pack &quot; &amp; CHAR(34) &amp; [.Q77] &amp; CHAR(34)) &amp; &quot;)], str2PCLT_SDL Required_SDLM &quot;;CHAR(34);[.F77];CHAR(34);&quot; inner_cfg))&quot;))" office:value-type="string" office:string-value=", (&quot;PCLT_MARKER_COMPOSITE&quot;, (M.fromList [(&quot;rus&quot;, B.pack &quot;композит&quot;), (&quot;eng&quot;, B.pack &quot;composite&quot;)], str2PCLT_SDL Required_SDLM &quot;##|PCLT_MARKER##|&quot; inner_cfg))">
            <text:p>, ("PCLT_MARKER_COMPOSITE", (M.fromList [("rus", B.pack "композит"), ("eng", B.pack "composite")], str2PCLT_SDL Required_SDLM "##|PCLT_MARKER##|" inner_cfg))</text:p>
          </table:table-cell>
          <table:table-cell table:style-name="ce7" table:formula="of:=IF([.E77]=&quot;&quot;;&quot;&quot;;CONCATENATE([.E77];&quot;%&quot;;[.F77];&quot;%&quot;;[.G77];&quot;%&quot;;[.H77]))" office:value-type="string" office:string-value="PCLT_MARKER_COMPOSITE%##|PCLT_MARKER##|%композит%composite">
            <text:p>PCLT_MARKER_COMPOSITE%##|PCLT_MARKER##|%композит%composite</text:p>
          </table:table-cell>
          <table:table-cell table:style-name="ce11" table:formula="of:=IF([.E77]=&quot;&quot;;&quot;&quot;;&quot;INSERT INTO tpls (pclt_id) VALUES('&quot;&amp;[.E77]&amp;&quot;');&quot;&amp;CHAR(13)&amp;CHAR(10) &amp; IF([.N77]=&quot;&quot;;&quot;&quot;;&quot;INSERT INTO tpls_localized (lng, pclt_id, structured_text) VALUES('&quot;&amp; [.N$20] &amp; &quot;', '&quot;&amp;[.E77]&amp;&quot;', '&quot;&amp;[.N77]&amp;&quot;');&quot;) &amp; CHAR(13)&amp;CHAR(10) &amp; IF([.O77]=&quot;&quot;;&quot;&quot;;&quot;INSERT INTO tpls_localized (lng, pclt_id, structured_text) VALUES('&quot;&amp;[.O$20]&amp;&quot;', '&quot;&amp;[.E77]&amp;&quot;', '&quot;&amp;[.O77]&amp;&quot;');&quot;) &amp; CHAR(13)&amp;CHAR(10)&amp;&quot;INSERT INTO tpls_inclusions_in_collections (tpls_collection_id, pclt_id, tpl_dflt_req_sdl) VALUES (&quot;&amp;[.C77]&amp;&quot;,'&quot;&amp;[.E77]&amp;&quot;','&quot;&amp;[.F77]&amp;&quot;');&quot;)" office:value-type="string" office:string-value="INSERT INTO tpls (pclt_id) VALUES('PCLT_MARKER_COMPOSITE');&#13;&#10;INSERT INTO tpls_localized (lng, pclt_id, structured_text) VALUES('rus', 'PCLT_MARKER_COMPOSITE', 'композит');&#13;&#10;INSERT INTO tpls_localized (lng, pclt_id, structured_text) VALUES('eng', 'PCLT_MARKER_COMPOSITE', 'composite');&#13;&#10;INSERT INTO tpls_inclusions_in_collections (tpls_collection_id, pclt_id, tpl_dflt_req_sdl) VALUES (4,'PCLT_MARKER_COMPOSITE','##|PCLT_MARKER##|');">
            <text:p>INSERT INTO tpls (pclt_id) VALUES('PCLT_MARKER_COMPOSITE');<text:line-break/>INSERT INTO tpls_localized (lng, pclt_id, structured_text) VALUES('rus', 'PCLT_MARKER_COMPOSITE', 'композит');<text:line-break/>INSERT INTO tpls_localized (lng, pclt_id, structured_text) VALUES('eng', 'PCLT_MARKER_COMPOSITE', 'composite');<text:line-break/>INSERT INTO tpls_inclusions_in_collections (tpls_collection_id, pclt_id, tpl_dflt_req_sdl) VALUES (4,'PCLT_MARKER_COMPOSITE','##|PCLT_MARKE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7];&quot;'&quot;;&quot;''&quot;)" office:value-type="string" office:string-value="композит">
            <text:p>композит</text:p>
          </table:table-cell>
          <table:table-cell table:style-name="ce11" table:formula="of:=SUBSTITUTE([.H77];&quot;'&quot;;&quot;''&quot;)" office:value-type="string" office:string-value="composite">
            <text:p>composite</text:p>
          </table:table-cell>
          <table:table-cell table:style-name="ce11" table:formula="of:=SUBSTITUTE([.G77];&quot;&quot;&quot;&quot;;&quot;\&quot;&quot;&quot;)" office:value-type="string" office:string-value="композит">
            <text:p>композит</text:p>
          </table:table-cell>
          <table:table-cell table:style-name="ce11" table:formula="of:=SUBSTITUTE([.H77];&quot;&quot;&quot;&quot;;&quot;\&quot;&quot;&quot;)" office:value-type="string" office:string-value="composite">
            <text:p>composite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8]=&quot;General commons&quot;;1;IF([.B78]=&quot;General DB commons&quot;;2;IF([.B78]=&quot;General networking commons&quot;;3;IF([.B78]=&quot;PCLT messages&quot;;4;IF([.B78]=&quot;PCLT-DB messages&quot;;5;-1)))))" office:value-type="float" office:value="4">
            <text:p>4</text:p>
          </table:table-cell>
          <table:table-cell table:style-name="ce11" table:formula="of:=IF([.E78]=&quot;&quot;;&quot;&quot;;CONCATENATE(&quot;##|&quot;;[.E78];&quot;##|&quot;) )" office:value-type="string" office:string-value="##|PCLT_MARKER_UNSUP##|">
            <text:p>##|PCLT_MARKER_UNSUP##|</text:p>
          </table:table-cell>
          <table:table-cell table:style-name="ce7" office:value-type="string">
            <text:p>PCLT_MARKER_UNSUP</text:p>
          </table:table-cell>
          <table:table-cell table:style-name="ce11" office:value-type="string">
            <text:p>##|PCLT_MARKER##|</text:p>
          </table:table-cell>
          <table:table-cell table:style-name="ce15" office:value-type="string">
            <text:p>неподдерживаемый маркер "@@|ssm@@|"</text:p>
          </table:table-cell>
          <table:table-cell table:style-name="ce7" office:value-type="string">
            <text:p>unsupported marker "@@|ssm@@|"</text:p>
          </table:table-cell>
          <table:table-cell table:style-name="ce7" office:value-type="string">
            <text:p><text:s/></text:p>
          </table:table-cell>
          <table:table-cell table:style-name="ce7" table:formula="of:=IF([.E78]=&quot;&quot;;&quot;&quot;;CONCATENATE(&quot;, (&quot;;CHAR(34);[.E78];CHAR(34);&quot;, (M.fromList [(&quot; &amp; CHAR(34) &amp; [.P$20] &amp; CHAR(34) &amp; &quot;, &quot; &amp; IF([.P78]=&quot;&quot;;&quot;B.empty&quot;;&quot;B.pack &quot; &amp; CHAR(34) &amp; [.P78] &amp; CHAR(34)) &amp; &quot;), (&quot; &amp; CHAR(34) &amp; [.Q$20] &amp; CHAR(34) &amp; &quot;, &quot; &amp; IF([.Q78]=&quot;&quot;;&quot;B.empty&quot;;&quot;B.pack &quot; &amp; CHAR(34) &amp; [.Q78] &amp; CHAR(34)) &amp; &quot;)], str2PCLT_SDL Required_SDLM &quot;;CHAR(34);[.F78];CHAR(34);&quot; inner_cfg))&quot;))" office:value-type="string" office:string-value=", (&quot;PCLT_MARKER_UNSUP&quot;, (M.fromList [(&quot;rus&quot;, B.pack &quot;неподдерживаемый маркер \&quot;@@|ssm@@|\&quot;&quot;), (&quot;eng&quot;, B.pack &quot;unsupported marker \&quot;@@|ssm@@|\&quot;&quot;)], str2PCLT_SDL Required_SDLM &quot;##|PCLT_MARKER##|&quot; inner_cfg))">
            <text:p>, ("PCLT_MARKER_UNSUP", (M.fromList [("rus", B.pack "неподдерживаемый маркер \"@@|ssm@@|\""), ("eng", B.pack "unsupported marker \"@@|ssm@@|\"")], str2PCLT_SDL Required_SDLM "##|PCLT_MARKER##|" inner_cfg))</text:p>
          </table:table-cell>
          <table:table-cell table:style-name="ce7" table:formula="of:=IF([.E78]=&quot;&quot;;&quot;&quot;;CONCATENATE([.E78];&quot;%&quot;;[.F78];&quot;%&quot;;[.G78];&quot;%&quot;;[.H78]))" office:value-type="string" office:string-value="PCLT_MARKER_UNSUP%##|PCLT_MARKER##|%неподдерживаемый маркер &quot;@@|ssm@@|&quot;%unsupported marker &quot;@@|ssm@@|&quot;">
            <text:p>PCLT_MARKER_UNSUP%##|PCLT_MARKER##|%неподдерживаемый маркер "@@|ssm@@|"%unsupported marker "@@|ssm@@|"</text:p>
          </table:table-cell>
          <table:table-cell table:style-name="ce11" table:formula="of:=IF([.E78]=&quot;&quot;;&quot;&quot;;&quot;INSERT INTO tpls (pclt_id) VALUES('&quot;&amp;[.E78]&amp;&quot;');&quot;&amp;CHAR(13)&amp;CHAR(10) &amp; IF([.N78]=&quot;&quot;;&quot;&quot;;&quot;INSERT INTO tpls_localized (lng, pclt_id, structured_text) VALUES('&quot;&amp; [.N$20] &amp; &quot;', '&quot;&amp;[.E78]&amp;&quot;', '&quot;&amp;[.N78]&amp;&quot;');&quot;) &amp; CHAR(13)&amp;CHAR(10) &amp; IF([.O78]=&quot;&quot;;&quot;&quot;;&quot;INSERT INTO tpls_localized (lng, pclt_id, structured_text) VALUES('&quot;&amp;[.O$20]&amp;&quot;', '&quot;&amp;[.E78]&amp;&quot;', '&quot;&amp;[.O78]&amp;&quot;');&quot;) &amp; CHAR(13)&amp;CHAR(10)&amp;&quot;INSERT INTO tpls_inclusions_in_collections (tpls_collection_id, pclt_id, tpl_dflt_req_sdl) VALUES (&quot;&amp;[.C78]&amp;&quot;,'&quot;&amp;[.E78]&amp;&quot;','&quot;&amp;[.F78]&amp;&quot;');&quot;)" office:value-type="string" office:string-value="INSERT INTO tpls (pclt_id) VALUES('PCLT_MARKER_UNSUP');&#13;&#10;INSERT INTO tpls_localized (lng, pclt_id, structured_text) VALUES('rus', 'PCLT_MARKER_UNSUP', 'неподдерживаемый маркер &quot;@@|ssm@@|&quot;');&#13;&#10;INSERT INTO tpls_localized (lng, pclt_id, structured_text) VALUES('eng', 'PCLT_MARKER_UNSUP', 'unsupported marker &quot;@@|ssm@@|&quot;');&#13;&#10;INSERT INTO tpls_inclusions_in_collections (tpls_collection_id, pclt_id, tpl_dflt_req_sdl) VALUES (4,'PCLT_MARKER_UNSUP','##|PCLT_MARKER##|');">
            <text:p>INSERT INTO tpls (pclt_id) VALUES('PCLT_MARKER_UNSUP');<text:line-break/>INSERT INTO tpls_localized (lng, pclt_id, structured_text) VALUES('rus', 'PCLT_MARKER_UNSUP', 'неподдерживаемый маркер "@@|ssm@@|"');<text:line-break/>INSERT INTO tpls_localized (lng, pclt_id, structured_text) VALUES('eng', 'PCLT_MARKER_UNSUP', 'unsupported marker "@@|ssm@@|"');<text:line-break/>INSERT INTO tpls_inclusions_in_collections (tpls_collection_id, pclt_id, tpl_dflt_req_sdl) VALUES (4,'PCLT_MARKER_UNSUP','##|PCLT_MARKE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78];&quot;'&quot;;&quot;''&quot;)" office:value-type="string" office:string-value="неподдерживаемый маркер &quot;@@|ssm@@|&quot;">
            <text:p>неподдерживаемый маркер "@@|ssm@@|"</text:p>
          </table:table-cell>
          <table:table-cell table:style-name="ce11" table:formula="of:=SUBSTITUTE([.H78];&quot;'&quot;;&quot;''&quot;)" office:value-type="string" office:string-value="unsupported marker &quot;@@|ssm@@|&quot;">
            <text:p>unsupported marker "@@|ssm@@|"</text:p>
          </table:table-cell>
          <table:table-cell table:style-name="ce11" table:formula="of:=SUBSTITUTE([.G78];&quot;&quot;&quot;&quot;;&quot;\&quot;&quot;&quot;)" office:value-type="string" office:string-value="неподдерживаемый маркер \&quot;@@|ssm@@|\&quot;">
            <text:p>неподдерживаемый маркер \"@@|ssm@@|\"</text:p>
          </table:table-cell>
          <table:table-cell table:style-name="ce11" table:formula="of:=SUBSTITUTE([.H78];&quot;&quot;&quot;&quot;;&quot;\&quot;&quot;&quot;)" office:value-type="string" office:string-value="unsupported marker \&quot;@@|ssm@@|\&quot;">
            <text:p>unsupported marker \"@@|ssm@@|\"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79]=&quot;General commons&quot;;1;IF([.B79]=&quot;General DB commons&quot;;2;IF([.B79]=&quot;General networking commons&quot;;3;IF([.B79]=&quot;PCLT messages&quot;;4;IF([.B79]=&quot;PCLT-DB messages&quot;;5;-1)))))" office:value-type="float" office:value="4">
            <text:p>4</text:p>
          </table:table-cell>
          <table:table-cell table:style-name="ce11" table:formula="of:=IF([.E79]=&quot;&quot;;&quot;&quot;;CONCATENATE(&quot;##|&quot;;[.E79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79]=&quot;&quot;;&quot;&quot;;CONCATENATE(&quot;, (&quot;;CHAR(34);[.E79];CHAR(34);&quot;, (M.fromList [(&quot; &amp; CHAR(34) &amp; [.P$20] &amp; CHAR(34) &amp; &quot;, &quot; &amp; IF([.P79]=&quot;&quot;;&quot;B.empty&quot;;&quot;B.pack &quot; &amp; CHAR(34) &amp; [.P79] &amp; CHAR(34)) &amp; &quot;), (&quot; &amp; CHAR(34) &amp; [.Q$20] &amp; CHAR(34) &amp; &quot;, &quot; &amp; IF([.Q79]=&quot;&quot;;&quot;B.empty&quot;;&quot;B.pack &quot; &amp; CHAR(34) &amp; [.Q79] &amp; CHAR(34)) &amp; &quot;)], str2PCLT_SDL Required_SDLM &quot;;CHAR(34);[.F79];CHAR(34);&quot; inner_cfg))&quot;))">
            <text:p/>
          </table:table-cell>
          <table:table-cell table:style-name="ce7" table:formula="of:=IF([.E79]=&quot;&quot;;&quot;&quot;;CONCATENATE([.E79];&quot;%&quot;;[.F79];&quot;%&quot;;[.G79];&quot;%&quot;;[.H79]))">
            <text:p/>
          </table:table-cell>
          <table:table-cell table:style-name="ce11" table:formula="of:=IF([.E79]=&quot;&quot;;&quot;&quot;;&quot;INSERT INTO tpls (pclt_id) VALUES('&quot;&amp;[.E79]&amp;&quot;');&quot;&amp;CHAR(13)&amp;CHAR(10) &amp; IF([.N79]=&quot;&quot;;&quot;&quot;;&quot;INSERT INTO tpls_localized (lng, pclt_id, structured_text) VALUES('&quot;&amp; [.N$20] &amp; &quot;', '&quot;&amp;[.E79]&amp;&quot;', '&quot;&amp;[.N79]&amp;&quot;');&quot;) &amp; CHAR(13)&amp;CHAR(10) &amp; IF([.O79]=&quot;&quot;;&quot;&quot;;&quot;INSERT INTO tpls_localized (lng, pclt_id, structured_text) VALUES('&quot;&amp;[.O$20]&amp;&quot;', '&quot;&amp;[.E79]&amp;&quot;', '&quot;&amp;[.O79]&amp;&quot;');&quot;) &amp; CHAR(13)&amp;CHAR(10)&amp;&quot;INSERT INTO tpls_inclusions_in_collections (tpls_collection_id, pclt_id, tpl_dflt_req_sdl) VALUES (&quot;&amp;[.C79]&amp;&quot;,'&quot;&amp;[.E79]&amp;&quot;','&quot;&amp;[.F79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79];&quot;'&quot;;&quot;''&quot;)">
            <text:p/>
          </table:table-cell>
          <table:table-cell table:style-name="ce11" table:formula="of:=SUBSTITUTE([.H79];&quot;'&quot;;&quot;''&quot;)">
            <text:p/>
          </table:table-cell>
          <table:table-cell table:style-name="ce11" table:formula="of:=SUBSTITUTE([.G79];&quot;&quot;&quot;&quot;;&quot;\&quot;&quot;&quot;)">
            <text:p/>
          </table:table-cell>
          <table:table-cell table:style-name="ce11" table:formula="of:=SUBSTITUTE([.H79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0]=&quot;General commons&quot;;1;IF([.B80]=&quot;General DB commons&quot;;2;IF([.B80]=&quot;General networking commons&quot;;3;IF([.B80]=&quot;PCLT messages&quot;;4;IF([.B80]=&quot;PCLT-DB messages&quot;;5;-1)))))" office:value-type="float" office:value="4">
            <text:p>4</text:p>
          </table:table-cell>
          <table:table-cell table:style-name="ce11" table:formula="of:=IF([.E80]=&quot;&quot;;&quot;&quot;;CONCATENATE(&quot;##|&quot;;[.E80];&quot;##|&quot;) )" office:value-type="string" office:string-value="##|E_PCLT_PLLF##|">
            <text:p>##|E_PCLT_PLLF##|</text:p>
          </table:table-cell>
          <table:table-cell table:style-name="ce7" office:value-type="string">
            <text:p>E_PCLT_PLLF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PLLF_PREFIX##|@@|pclt_pllf_details@@|.</text:p>
          </table:table-cell>
          <table:table-cell table:style-name="ce15" office:value-type="string">
            <text:p>##|E_PCLT_PLLF_PREFIX##|@@|pclt_pllf_details@@|.</text:p>
          </table:table-cell>
          <table:table-cell table:style-name="ce7" office:value-type="string">
            <text:p><text:s/></text:p>
          </table:table-cell>
          <table:table-cell table:style-name="ce7" table:formula="of:=IF([.E80]=&quot;&quot;;&quot;&quot;;CONCATENATE(&quot;, (&quot;;CHAR(34);[.E80];CHAR(34);&quot;, (M.fromList [(&quot; &amp; CHAR(34) &amp; [.P$20] &amp; CHAR(34) &amp; &quot;, &quot; &amp; IF([.P80]=&quot;&quot;;&quot;B.empty&quot;;&quot;B.pack &quot; &amp; CHAR(34) &amp; [.P80] &amp; CHAR(34)) &amp; &quot;), (&quot; &amp; CHAR(34) &amp; [.Q$20] &amp; CHAR(34) &amp; &quot;, &quot; &amp; IF([.Q80]=&quot;&quot;;&quot;B.empty&quot;;&quot;B.pack &quot; &amp; CHAR(34) &amp; [.Q80] &amp; CHAR(34)) &amp; &quot;)], str2PCLT_SDL Required_SDLM &quot;;CHAR(34);[.F80];CHAR(34);&quot; inner_cfg))&quot;))" office:value-type="string" office:string-value=", (&quot;E_PCLT_PLLF&quot;, (M.fromList [(&quot;rus&quot;, B.pack &quot;##|E_PCLT_PLLF_PREFIX##|@@|pclt_pllf_details@@|.&quot;), (&quot;eng&quot;, B.pack &quot;##|E_PCLT_PLLF_PREFIX##|@@|pclt_pllf_details@@|.&quot;)], str2PCLT_SDL Required_SDLM &quot;##|LLEXCPT##|&quot; inner_cfg))">
            <text:p>, ("E_PCLT_PLLF", (M.fromList [("rus", B.pack "##|E_PCLT_PLLF_PREFIX##|@@|pclt_pllf_details@@|."), ("eng", B.pack "##|E_PCLT_PLLF_PREFIX##|@@|pclt_pllf_details@@|.")], str2PCLT_SDL Required_SDLM "##|LLEXCPT##|" inner_cfg))</text:p>
          </table:table-cell>
          <table:table-cell table:style-name="ce7" table:formula="of:=IF([.E80]=&quot;&quot;;&quot;&quot;;CONCATENATE([.E80];&quot;%&quot;;[.F80];&quot;%&quot;;[.G80];&quot;%&quot;;[.H80]))" office:value-type="string" office:string-value="E_PCLT_PLLF%##|LLEXCPT##|%##|E_PCLT_PLLF_PREFIX##|@@|pclt_pllf_details@@|.%##|E_PCLT_PLLF_PREFIX##|@@|pclt_pllf_details@@|.">
            <text:p>E_PCLT_PLLF%##|LLEXCPT##|%##|E_PCLT_PLLF_PREFIX##|@@|pclt_pllf_details@@|.%##|E_PCLT_PLLF_PREFIX##|@@|pclt_pllf_details@@|.</text:p>
          </table:table-cell>
          <table:table-cell table:style-name="ce11" table:formula="of:=IF([.E80]=&quot;&quot;;&quot;&quot;;&quot;INSERT INTO tpls (pclt_id) VALUES('&quot;&amp;[.E80]&amp;&quot;');&quot;&amp;CHAR(13)&amp;CHAR(10) &amp; IF([.N80]=&quot;&quot;;&quot;&quot;;&quot;INSERT INTO tpls_localized (lng, pclt_id, structured_text) VALUES('&quot;&amp; [.N$20] &amp; &quot;', '&quot;&amp;[.E80]&amp;&quot;', '&quot;&amp;[.N80]&amp;&quot;');&quot;) &amp; CHAR(13)&amp;CHAR(10) &amp; IF([.O80]=&quot;&quot;;&quot;&quot;;&quot;INSERT INTO tpls_localized (lng, pclt_id, structured_text) VALUES('&quot;&amp;[.O$20]&amp;&quot;', '&quot;&amp;[.E80]&amp;&quot;', '&quot;&amp;[.O80]&amp;&quot;');&quot;) &amp; CHAR(13)&amp;CHAR(10)&amp;&quot;INSERT INTO tpls_inclusions_in_collections (tpls_collection_id, pclt_id, tpl_dflt_req_sdl) VALUES (&quot;&amp;[.C80]&amp;&quot;,'&quot;&amp;[.E80]&amp;&quot;','&quot;&amp;[.F80]&amp;&quot;');&quot;)" office:value-type="string" office:string-value="INSERT INTO tpls (pclt_id) VALUES('E_PCLT_PLLF');&#13;&#10;INSERT INTO tpls_localized (lng, pclt_id, structured_text) VALUES('rus', 'E_PCLT_PLLF', '##|E_PCLT_PLLF_PREFIX##|@@|pclt_pllf_details@@|.');&#13;&#10;INSERT INTO tpls_localized (lng, pclt_id, structured_text) VALUES('eng', 'E_PCLT_PLLF', '##|E_PCLT_PLLF_PREFIX##|@@|pclt_pllf_details@@|.');&#13;&#10;INSERT INTO tpls_inclusions_in_collections (tpls_collection_id, pclt_id, tpl_dflt_req_sdl) VALUES (4,'E_PCLT_PLLF','##|LLEXCPT##|');">
            <text:p>INSERT INTO tpls (pclt_id) VALUES('E_PCLT_PLLF');<text:line-break/>INSERT INTO tpls_localized (lng, pclt_id, structured_text) VALUES('rus', 'E_PCLT_PLLF', '##|E_PCLT_PLLF_PREFIX##|@@|pclt_pllf_details@@|.');<text:line-break/>INSERT INTO tpls_localized (lng, pclt_id, structured_text) VALUES('eng', 'E_PCLT_PLLF', '##|E_PCLT_PLLF_PREFIX##|@@|pclt_pllf_details@@|.');<text:line-break/>INSERT INTO tpls_inclusions_in_collections (tpls_collection_id, pclt_id, tpl_dflt_req_sdl) VALUES (4,'E_PCLT_PLLF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0];&quot;'&quot;;&quot;''&quot;)" office:value-type="string" office:string-value="##|E_PCLT_PLLF_PREFIX##|@@|pclt_pllf_details@@|.">
            <text:p>##|E_PCLT_PLLF_PREFIX##|@@|pclt_pllf_details@@|.</text:p>
          </table:table-cell>
          <table:table-cell table:style-name="ce11" table:formula="of:=SUBSTITUTE([.H80];&quot;'&quot;;&quot;''&quot;)" office:value-type="string" office:string-value="##|E_PCLT_PLLF_PREFIX##|@@|pclt_pllf_details@@|.">
            <text:p>##|E_PCLT_PLLF_PREFIX##|@@|pclt_pllf_details@@|.</text:p>
          </table:table-cell>
          <table:table-cell table:style-name="ce11" table:formula="of:=SUBSTITUTE([.G80];&quot;&quot;&quot;&quot;;&quot;\&quot;&quot;&quot;)" office:value-type="string" office:string-value="##|E_PCLT_PLLF_PREFIX##|@@|pclt_pllf_details@@|.">
            <text:p>##|E_PCLT_PLLF_PREFIX##|@@|pclt_pllf_details@@|.</text:p>
          </table:table-cell>
          <table:table-cell table:style-name="ce11" table:formula="of:=SUBSTITUTE([.H80];&quot;&quot;&quot;&quot;;&quot;\&quot;&quot;&quot;)" office:value-type="string" office:string-value="##|E_PCLT_PLLF_PREFIX##|@@|pclt_pllf_details@@|.">
            <text:p>##|E_PCLT_PLLF_PREFIX##|@@|pclt_pllf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1]=&quot;General commons&quot;;1;IF([.B81]=&quot;General DB commons&quot;;2;IF([.B81]=&quot;General networking commons&quot;;3;IF([.B81]=&quot;PCLT messages&quot;;4;IF([.B81]=&quot;PCLT-DB messages&quot;;5;-1)))))" office:value-type="float" office:value="4">
            <text:p>4</text:p>
          </table:table-cell>
          <table:table-cell table:style-name="ce11" table:formula="of:=IF([.E81]=&quot;&quot;;&quot;&quot;;CONCATENATE(&quot;##|&quot;;[.E81];&quot;##|&quot;) )" office:value-type="string" office:string-value="##|E_PCLT_PLLF_PREFIX##|">
            <text:p>##|E_PCLT_PLLF_PREFIX##|</text:p>
          </table:table-cell>
          <table:table-cell table:style-name="ce7" office:value-type="string">
            <text:p>E_PCLT_PLLF_PREFIX</text:p>
          </table:table-cell>
          <table:table-cell table:style-name="ce11" office:value-type="string">
            <text:p>##|E_PCLT_PLLF##|</text:p>
          </table:table-cell>
          <table:table-cell table:style-name="ce7" office:value-type="string">
            <text:p>Произошла ошибка в результате применения парсера, который разделяет обычный текст, параметры и композиты:</text:p>
          </table:table-cell>
          <table:table-cell table:style-name="ce15" office:value-type="string">
            <text:p>An error occurred when applying parser, that separates plain text, parameters and composites: </text:p>
          </table:table-cell>
          <table:table-cell table:style-name="ce7" office:value-type="string">
            <text:p><text:s/></text:p>
          </table:table-cell>
          <table:table-cell table:style-name="ce7" table:formula="of:=IF([.E81]=&quot;&quot;;&quot;&quot;;CONCATENATE(&quot;, (&quot;;CHAR(34);[.E81];CHAR(34);&quot;, (M.fromList [(&quot; &amp; CHAR(34) &amp; [.P$20] &amp; CHAR(34) &amp; &quot;, &quot; &amp; IF([.P81]=&quot;&quot;;&quot;B.empty&quot;;&quot;B.pack &quot; &amp; CHAR(34) &amp; [.P81] &amp; CHAR(34)) &amp; &quot;), (&quot; &amp; CHAR(34) &amp; [.Q$20] &amp; CHAR(34) &amp; &quot;, &quot; &amp; IF([.Q81]=&quot;&quot;;&quot;B.empty&quot;;&quot;B.pack &quot; &amp; CHAR(34) &amp; [.Q81] &amp; CHAR(34)) &amp; &quot;)], str2PCLT_SDL Required_SDLM &quot;;CHAR(34);[.F81];CHAR(34);&quot; inner_cfg))&quot;))" office:value-type="string" office:string-value=", (&quot;E_PCLT_PLLF_PREFIX&quot;, (M.fromList [(&quot;rus&quot;, B.pack &quot;Произошла ошибка в результате применения парсера, который разделяет обычный текст, параметры и композиты:&quot;), (&quot;eng&quot;, B.pack &quot;An error occurred when applying parser, that separates plain text, parameters and composites: &quot;)], str2PCLT_SDL Required_SDLM &quot;##|E_PCLT_PLLF##|&quot; inner_cfg))">
            <text:p>, ("E_PCLT_PLLF_PREFIX", (M.fromList [("rus", B.pack "Произошла ошибка в результате применения парсера, который разделяет обычный текст, параметры и композиты:"), ("eng", B.pack "An error occurred when applying parser, that separates plain text, parameters and composites: ")], str2PCLT_SDL Required_SDLM "##|E_PCLT_PLLF##|" inner_cfg))</text:p>
          </table:table-cell>
          <table:table-cell table:style-name="ce7" table:formula="of:=IF([.E81]=&quot;&quot;;&quot;&quot;;CONCATENATE([.E81];&quot;%&quot;;[.F81];&quot;%&quot;;[.G81];&quot;%&quot;;[.H81]))" office:value-type="string" office:string-value="E_PCLT_PLLF_PREFIX%##|E_PCLT_PLLF##|%Произошла ошибка в результате применения парсера, который разделяет обычный текст, параметры и композиты:%An error occurred when applying parser, that separates plain text, parameters and composites: ">
            <text:p>E_PCLT_PLLF_PREFIX%##|E_PCLT_PLLF##|%Произошла ошибка в результате применения парсера, который разделяет обычный текст, параметры и композиты:%An error occurred when applying parser, that separates plain text, parameters and composites: </text:p>
          </table:table-cell>
          <table:table-cell table:style-name="ce11" table:formula="of:=IF([.E81]=&quot;&quot;;&quot;&quot;;&quot;INSERT INTO tpls (pclt_id) VALUES('&quot;&amp;[.E81]&amp;&quot;');&quot;&amp;CHAR(13)&amp;CHAR(10) &amp; IF([.N81]=&quot;&quot;;&quot;&quot;;&quot;INSERT INTO tpls_localized (lng, pclt_id, structured_text) VALUES('&quot;&amp; [.N$20] &amp; &quot;', '&quot;&amp;[.E81]&amp;&quot;', '&quot;&amp;[.N81]&amp;&quot;');&quot;) &amp; CHAR(13)&amp;CHAR(10) &amp; IF([.O81]=&quot;&quot;;&quot;&quot;;&quot;INSERT INTO tpls_localized (lng, pclt_id, structured_text) VALUES('&quot;&amp;[.O$20]&amp;&quot;', '&quot;&amp;[.E81]&amp;&quot;', '&quot;&amp;[.O81]&amp;&quot;');&quot;) &amp; CHAR(13)&amp;CHAR(10)&amp;&quot;INSERT INTO tpls_inclusions_in_collections (tpls_collection_id, pclt_id, tpl_dflt_req_sdl) VALUES (&quot;&amp;[.C81]&amp;&quot;,'&quot;&amp;[.E81]&amp;&quot;','&quot;&amp;[.F81]&amp;&quot;');&quot;)" office:value-type="string" office:string-value="INSERT INTO tpls (pclt_id) VALUES('E_PCLT_PLLF_PREFIX');&#13;&#10;INSERT INTO tpls_localized (lng, pclt_id, structured_text) VALUES('rus', 'E_PCLT_PLLF_PREFIX', 'Произошла ошибка в результате применения парсера, который разделяет обычный текст, параметры и композиты:');&#13;&#10;INSERT INTO tpls_localized (lng, pclt_id, structured_text) VALUES('eng', 'E_PCLT_PLLF_PREFIX', 'An error occurred when applying parser, that separates plain text, parameters and composites: ');&#13;&#10;INSERT INTO tpls_inclusions_in_collections (tpls_collection_id, pclt_id, tpl_dflt_req_sdl) VALUES (4,'E_PCLT_PLLF_PREFIX','##|E_PCLT_PLLF##|');">
            <text:p>INSERT INTO tpls (pclt_id) VALUES('E_PCLT_PLLF_PREFIX');<text:line-break/>INSERT INTO tpls_localized (lng, pclt_id, structured_text) VALUES('rus', 'E_PCLT_PLLF_PREFIX', 'Произошла ошибка в результате применения парсера, который разделяет обычный текст, параметры и композиты:');<text:line-break/>INSERT INTO tpls_localized (lng, pclt_id, structured_text) VALUES('eng', 'E_PCLT_PLLF_PREFIX', 'An error occurred when applying parser, that separates plain text, parameters and composites: ');<text:line-break/>INSERT INTO tpls_inclusions_in_collections (tpls_collection_id, pclt_id, tpl_dflt_req_sdl) VALUES (4,'E_PCLT_PLLF_PREFIX','##|E_PCLT_PLL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1];&quot;'&quot;;&quot;''&quot;)" office:value-type="string" office:string-value="Произошла ошибка в результате применения парсера, который разделяет обычный текст, параметры и композиты:">
            <text:p>Произошла ошибка в результате применения парсера, который разделяет обычный текст, параметры и композиты:</text:p>
          </table:table-cell>
          <table:table-cell table:style-name="ce11" table:formula="of:=SUBSTITUTE([.H81];&quot;'&quot;;&quot;''&quot;)" office:value-type="string" office:string-value="An error occurred when applying parser, that separates plain text, parameters and composites: ">
            <text:p>An error occurred when applying parser, that separates plain text, parameters and composites: </text:p>
          </table:table-cell>
          <table:table-cell table:style-name="ce11" table:formula="of:=SUBSTITUTE([.G81];&quot;&quot;&quot;&quot;;&quot;\&quot;&quot;&quot;)" office:value-type="string" office:string-value="Произошла ошибка в результате применения парсера, который разделяет обычный текст, параметры и композиты:">
            <text:p>Произошла ошибка в результате применения парсера, который разделяет обычный текст, параметры и композиты:</text:p>
          </table:table-cell>
          <table:table-cell table:style-name="ce11" table:formula="of:=SUBSTITUTE([.H81];&quot;&quot;&quot;&quot;;&quot;\&quot;&quot;&quot;)" office:value-type="string" office:string-value="An error occurred when applying parser, that separates plain text, parameters and composites: ">
            <text:p>An error occurred when applying parser, that separates plain text, parameters and composites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2]=&quot;General commons&quot;;1;IF([.B82]=&quot;General DB commons&quot;;2;IF([.B82]=&quot;General networking commons&quot;;3;IF([.B82]=&quot;PCLT messages&quot;;4;IF([.B82]=&quot;PCLT-DB messages&quot;;5;-1)))))" office:value-type="float" office:value="4">
            <text:p>4</text:p>
          </table:table-cell>
          <table:table-cell table:style-name="ce11" table:formula="of:=IF([.E82]=&quot;&quot;;&quot;&quot;;CONCATENATE(&quot;##|&quot;;[.E82];&quot;##|&quot;) )" office:value-type="string" office:string-value="##|E_PCLT_PLLF_UNEXP##|">
            <text:p>##|E_PCLT_PLLF_UNEXP##|</text:p>
          </table:table-cell>
          <table:table-cell table:style-name="ce7" office:value-type="string">
            <text:p>E_PCLT_PLLF_UNEXP</text:p>
          </table:table-cell>
          <table:table-cell table:style-name="ce11" office:value-type="string">
            <text:p>##|E_PCLT_PLLF##|</text:p>
          </table:table-cell>
          <table:table-cell table:style-name="ce7" office:value-type="string">
            <text:p>парсер вернул ненормальное состояние "@@|parse_result_str@@|"</text:p>
          </table:table-cell>
          <table:table-cell table:style-name="ce15" office:value-type="string">
            <text:p>parser returned an unexpected state "@@|parse_result_str@@|"</text:p>
          </table:table-cell>
          <table:table-cell table:style-name="ce7" office:value-type="string">
            <text:p><text:s/></text:p>
          </table:table-cell>
          <table:table-cell table:style-name="ce7" table:formula="of:=IF([.E82]=&quot;&quot;;&quot;&quot;;CONCATENATE(&quot;, (&quot;;CHAR(34);[.E82];CHAR(34);&quot;, (M.fromList [(&quot; &amp; CHAR(34) &amp; [.P$20] &amp; CHAR(34) &amp; &quot;, &quot; &amp; IF([.P82]=&quot;&quot;;&quot;B.empty&quot;;&quot;B.pack &quot; &amp; CHAR(34) &amp; [.P82] &amp; CHAR(34)) &amp; &quot;), (&quot; &amp; CHAR(34) &amp; [.Q$20] &amp; CHAR(34) &amp; &quot;, &quot; &amp; IF([.Q82]=&quot;&quot;;&quot;B.empty&quot;;&quot;B.pack &quot; &amp; CHAR(34) &amp; [.Q82] &amp; CHAR(34)) &amp; &quot;)], str2PCLT_SDL Required_SDLM &quot;;CHAR(34);[.F82];CHAR(34);&quot; inner_cfg))&quot;))" office:value-type="string" office:string-value=", (&quot;E_PCLT_PLLF_UNEXP&quot;, (M.fromList [(&quot;rus&quot;, B.pack &quot;парсер вернул ненормальное состояние \&quot;@@|parse_result_str@@|\&quot;&quot;), (&quot;eng&quot;, B.pack &quot;parser returned an unexpected state \&quot;@@|parse_result_str@@|\&quot;&quot;)], str2PCLT_SDL Required_SDLM &quot;##|E_PCLT_PLLF##|&quot; inner_cfg))">
            <text:p>, ("E_PCLT_PLLF_UNEXP", (M.fromList [("rus", B.pack "парсер вернул ненормальное состояние \"@@|parse_result_str@@|\""), ("eng", B.pack "parser returned an unexpected state \"@@|parse_result_str@@|\"")], str2PCLT_SDL Required_SDLM "##|E_PCLT_PLLF##|" inner_cfg))</text:p>
          </table:table-cell>
          <table:table-cell table:style-name="ce7" table:formula="of:=IF([.E82]=&quot;&quot;;&quot;&quot;;CONCATENATE([.E82];&quot;%&quot;;[.F82];&quot;%&quot;;[.G82];&quot;%&quot;;[.H82]))" office:value-type="string" office:string-value="E_PCLT_PLLF_UNEXP%##|E_PCLT_PLLF##|%парсер вернул ненормальное состояние &quot;@@|parse_result_str@@|&quot;%parser returned an unexpected state &quot;@@|parse_result_str@@|&quot;">
            <text:p>E_PCLT_PLLF_UNEXP%##|E_PCLT_PLLF##|%парсер вернул ненормальное состояние "@@|parse_result_str@@|"%parser returned an unexpected state "@@|parse_result_str@@|"</text:p>
          </table:table-cell>
          <table:table-cell table:style-name="ce11" table:formula="of:=IF([.E82]=&quot;&quot;;&quot;&quot;;&quot;INSERT INTO tpls (pclt_id) VALUES('&quot;&amp;[.E82]&amp;&quot;');&quot;&amp;CHAR(13)&amp;CHAR(10) &amp; IF([.N82]=&quot;&quot;;&quot;&quot;;&quot;INSERT INTO tpls_localized (lng, pclt_id, structured_text) VALUES('&quot;&amp; [.N$20] &amp; &quot;', '&quot;&amp;[.E82]&amp;&quot;', '&quot;&amp;[.N82]&amp;&quot;');&quot;) &amp; CHAR(13)&amp;CHAR(10) &amp; IF([.O82]=&quot;&quot;;&quot;&quot;;&quot;INSERT INTO tpls_localized (lng, pclt_id, structured_text) VALUES('&quot;&amp;[.O$20]&amp;&quot;', '&quot;&amp;[.E82]&amp;&quot;', '&quot;&amp;[.O82]&amp;&quot;');&quot;) &amp; CHAR(13)&amp;CHAR(10)&amp;&quot;INSERT INTO tpls_inclusions_in_collections (tpls_collection_id, pclt_id, tpl_dflt_req_sdl) VALUES (&quot;&amp;[.C82]&amp;&quot;,'&quot;&amp;[.E82]&amp;&quot;','&quot;&amp;[.F82]&amp;&quot;');&quot;)" office:value-type="string" office:string-value="INSERT INTO tpls (pclt_id) VALUES('E_PCLT_PLLF_UNEXP');&#13;&#10;INSERT INTO tpls_localized (lng, pclt_id, structured_text) VALUES('rus', 'E_PCLT_PLLF_UNEXP', 'парсер вернул ненормальное состояние &quot;@@|parse_result_str@@|&quot;');&#13;&#10;INSERT INTO tpls_localized (lng, pclt_id, structured_text) VALUES('eng', 'E_PCLT_PLLF_UNEXP', 'parser returned an unexpected state &quot;@@|parse_result_str@@|&quot;');&#13;&#10;INSERT INTO tpls_inclusions_in_collections (tpls_collection_id, pclt_id, tpl_dflt_req_sdl) VALUES (4,'E_PCLT_PLLF_UNEXP','##|E_PCLT_PLLF##|');">
            <text:p>INSERT INTO tpls (pclt_id) VALUES('E_PCLT_PLLF_UNEXP');<text:line-break/>INSERT INTO tpls_localized (lng, pclt_id, structured_text) VALUES('rus', 'E_PCLT_PLLF_UNEXP', 'парсер вернул ненормальное состояние "@@|parse_result_str@@|"');<text:line-break/>INSERT INTO tpls_localized (lng, pclt_id, structured_text) VALUES('eng', 'E_PCLT_PLLF_UNEXP', 'parser returned an unexpected state "@@|parse_result_str@@|"');<text:line-break/>INSERT INTO tpls_inclusions_in_collections (tpls_collection_id, pclt_id, tpl_dflt_req_sdl) VALUES (4,'E_PCLT_PLLF_UNEXP','##|E_PCLT_PLL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2];&quot;'&quot;;&quot;''&quot;)" office:value-type="string" office:string-value="парсер вернул ненормальное состояние &quot;@@|parse_result_str@@|&quot;">
            <text:p>парсер вернул ненормальное состояние "@@|parse_result_str@@|"</text:p>
          </table:table-cell>
          <table:table-cell table:style-name="ce11" table:formula="of:=SUBSTITUTE([.H82];&quot;'&quot;;&quot;''&quot;)" office:value-type="string" office:string-value="parser returned an unexpected state &quot;@@|parse_result_str@@|&quot;">
            <text:p>parser returned an unexpected state "@@|parse_result_str@@|"</text:p>
          </table:table-cell>
          <table:table-cell table:style-name="ce11" table:formula="of:=SUBSTITUTE([.G82];&quot;&quot;&quot;&quot;;&quot;\&quot;&quot;&quot;)" office:value-type="string" office:string-value="парсер вернул ненормальное состояние \&quot;@@|parse_result_str@@|\&quot;">
            <text:p>парсер вернул ненормальное состояние \"@@|parse_result_str@@|\"</text:p>
          </table:table-cell>
          <table:table-cell table:style-name="ce11" table:formula="of:=SUBSTITUTE([.H82];&quot;&quot;&quot;&quot;;&quot;\&quot;&quot;&quot;)" office:value-type="string" office:string-value="parser returned an unexpected state \&quot;@@|parse_result_str@@|\&quot;">
            <text:p>parser returned an unexpected state \"@@|parse_result_str@@|\"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3]=&quot;General commons&quot;;1;IF([.B83]=&quot;General DB commons&quot;;2;IF([.B83]=&quot;General networking commons&quot;;3;IF([.B83]=&quot;PCLT messages&quot;;4;IF([.B83]=&quot;PCLT-DB messages&quot;;5;-1)))))" office:value-type="float" office:value="4">
            <text:p>4</text:p>
          </table:table-cell>
          <table:table-cell table:style-name="ce11" table:formula="of:=IF([.E83]=&quot;&quot;;&quot;&quot;;CONCATENATE(&quot;##|&quot;;[.E83];&quot;##|&quot;) )" office:value-type="string" office:string-value="##|E_PCLT_PLLF_BADSSM##|">
            <text:p>##|E_PCLT_PLLF_BADSSM##|</text:p>
          </table:table-cell>
          <table:table-cell table:style-name="ce7" office:value-type="string">
            <text:p>E_PCLT_PLLF_BADSSM</text:p>
          </table:table-cell>
          <table:table-cell table:style-name="ce11" office:value-type="string">
            <text:p>##|E_PCLT_PLLF##|</text:p>
          </table:table-cell>
          <table:table-cell table:style-name="ce7" office:value-type="string">
            <text:p>плохой маркер у куска текста (позиция: @@|chunk_idx@@|): @@|ssm@@|</text:p>
          </table:table-cell>
          <table:table-cell table:style-name="ce15" office:value-type="string">
            <text:p>bad chunk marker (position: @@|chunk_idx@@|): @@|ssm@@|</text:p>
          </table:table-cell>
          <table:table-cell table:style-name="ce7" office:value-type="string">
            <text:p><text:s/></text:p>
          </table:table-cell>
          <table:table-cell table:style-name="ce7" table:formula="of:=IF([.E83]=&quot;&quot;;&quot;&quot;;CONCATENATE(&quot;, (&quot;;CHAR(34);[.E83];CHAR(34);&quot;, (M.fromList [(&quot; &amp; CHAR(34) &amp; [.P$20] &amp; CHAR(34) &amp; &quot;, &quot; &amp; IF([.P83]=&quot;&quot;;&quot;B.empty&quot;;&quot;B.pack &quot; &amp; CHAR(34) &amp; [.P83] &amp; CHAR(34)) &amp; &quot;), (&quot; &amp; CHAR(34) &amp; [.Q$20] &amp; CHAR(34) &amp; &quot;, &quot; &amp; IF([.Q83]=&quot;&quot;;&quot;B.empty&quot;;&quot;B.pack &quot; &amp; CHAR(34) &amp; [.Q83] &amp; CHAR(34)) &amp; &quot;)], str2PCLT_SDL Required_SDLM &quot;;CHAR(34);[.F83];CHAR(34);&quot; inner_cfg))&quot;))" office:value-type="string" office:string-value=", (&quot;E_PCLT_PLLF_BADSSM&quot;, (M.fromList [(&quot;rus&quot;, B.pack &quot;плохой маркер у куска текста (позиция: @@|chunk_idx@@|): @@|ssm@@|&quot;), (&quot;eng&quot;, B.pack &quot;bad chunk marker (position: @@|chunk_idx@@|): @@|ssm@@|&quot;)], str2PCLT_SDL Required_SDLM &quot;##|E_PCLT_PLLF##|&quot; inner_cfg))">
            <text:p>, ("E_PCLT_PLLF_BADSSM", (M.fromList [("rus", B.pack "плохой маркер у куска текста (позиция: @@|chunk_idx@@|): @@|ssm@@|"), ("eng", B.pack "bad chunk marker (position: @@|chunk_idx@@|): @@|ssm@@|")], str2PCLT_SDL Required_SDLM "##|E_PCLT_PLLF##|" inner_cfg))</text:p>
          </table:table-cell>
          <table:table-cell table:style-name="ce7" table:formula="of:=IF([.E83]=&quot;&quot;;&quot;&quot;;CONCATENATE([.E83];&quot;%&quot;;[.F83];&quot;%&quot;;[.G83];&quot;%&quot;;[.H83]))" office:value-type="string" office:string-value="E_PCLT_PLLF_BADSSM%##|E_PCLT_PLLF##|%плохой маркер у куска текста (позиция: @@|chunk_idx@@|): @@|ssm@@|%bad chunk marker (position: @@|chunk_idx@@|): @@|ssm@@|">
            <text:p>E_PCLT_PLLF_BADSSM%##|E_PCLT_PLLF##|%плохой маркер у куска текста (позиция: @@|chunk_idx@@|): @@|ssm@@|%bad chunk marker (position: @@|chunk_idx@@|): @@|ssm@@|</text:p>
          </table:table-cell>
          <table:table-cell table:style-name="ce11" table:formula="of:=IF([.E83]=&quot;&quot;;&quot;&quot;;&quot;INSERT INTO tpls (pclt_id) VALUES('&quot;&amp;[.E83]&amp;&quot;');&quot;&amp;CHAR(13)&amp;CHAR(10) &amp; IF([.N83]=&quot;&quot;;&quot;&quot;;&quot;INSERT INTO tpls_localized (lng, pclt_id, structured_text) VALUES('&quot;&amp; [.N$20] &amp; &quot;', '&quot;&amp;[.E83]&amp;&quot;', '&quot;&amp;[.N83]&amp;&quot;');&quot;) &amp; CHAR(13)&amp;CHAR(10) &amp; IF([.O83]=&quot;&quot;;&quot;&quot;;&quot;INSERT INTO tpls_localized (lng, pclt_id, structured_text) VALUES('&quot;&amp;[.O$20]&amp;&quot;', '&quot;&amp;[.E83]&amp;&quot;', '&quot;&amp;[.O83]&amp;&quot;');&quot;) &amp; CHAR(13)&amp;CHAR(10)&amp;&quot;INSERT INTO tpls_inclusions_in_collections (tpls_collection_id, pclt_id, tpl_dflt_req_sdl) VALUES (&quot;&amp;[.C83]&amp;&quot;,'&quot;&amp;[.E83]&amp;&quot;','&quot;&amp;[.F83]&amp;&quot;');&quot;)" office:value-type="string" office:string-value="INSERT INTO tpls (pclt_id) VALUES('E_PCLT_PLLF_BADSSM');&#13;&#10;INSERT INTO tpls_localized (lng, pclt_id, structured_text) VALUES('rus', 'E_PCLT_PLLF_BADSSM', 'плохой маркер у куска текста (позиция: @@|chunk_idx@@|): @@|ssm@@|');&#13;&#10;INSERT INTO tpls_localized (lng, pclt_id, structured_text) VALUES('eng', 'E_PCLT_PLLF_BADSSM', 'bad chunk marker (position: @@|chunk_idx@@|): @@|ssm@@|');&#13;&#10;INSERT INTO tpls_inclusions_in_collections (tpls_collection_id, pclt_id, tpl_dflt_req_sdl) VALUES (4,'E_PCLT_PLLF_BADSSM','##|E_PCLT_PLLF##|');">
            <text:p>INSERT INTO tpls (pclt_id) VALUES('E_PCLT_PLLF_BADSSM');<text:line-break/>INSERT INTO tpls_localized (lng, pclt_id, structured_text) VALUES('rus', 'E_PCLT_PLLF_BADSSM', 'плохой маркер у куска текста (позиция: @@|chunk_idx@@|): @@|ssm@@|');<text:line-break/>INSERT INTO tpls_localized (lng, pclt_id, structured_text) VALUES('eng', 'E_PCLT_PLLF_BADSSM', 'bad chunk marker (position: @@|chunk_idx@@|): @@|ssm@@|');<text:line-break/>INSERT INTO tpls_inclusions_in_collections (tpls_collection_id, pclt_id, tpl_dflt_req_sdl) VALUES (4,'E_PCLT_PLLF_BADSSM','##|E_PCLT_PLL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3];&quot;'&quot;;&quot;''&quot;)" office:value-type="string" office:string-value="плохой маркер у куска текста (позиция: @@|chunk_idx@@|): @@|ssm@@|">
            <text:p>плохой маркер у куска текста (позиция: @@|chunk_idx@@|): @@|ssm@@|</text:p>
          </table:table-cell>
          <table:table-cell table:style-name="ce11" table:formula="of:=SUBSTITUTE([.H83];&quot;'&quot;;&quot;''&quot;)" office:value-type="string" office:string-value="bad chunk marker (position: @@|chunk_idx@@|): @@|ssm@@|">
            <text:p>bad chunk marker (position: @@|chunk_idx@@|): @@|ssm@@|</text:p>
          </table:table-cell>
          <table:table-cell table:style-name="ce11" table:formula="of:=SUBSTITUTE([.G83];&quot;&quot;&quot;&quot;;&quot;\&quot;&quot;&quot;)" office:value-type="string" office:string-value="плохой маркер у куска текста (позиция: @@|chunk_idx@@|): @@|ssm@@|">
            <text:p>плохой маркер у куска текста (позиция: @@|chunk_idx@@|): @@|ssm@@|</text:p>
          </table:table-cell>
          <table:table-cell table:style-name="ce11" table:formula="of:=SUBSTITUTE([.H83];&quot;&quot;&quot;&quot;;&quot;\&quot;&quot;&quot;)" office:value-type="string" office:string-value="bad chunk marker (position: @@|chunk_idx@@|): @@|ssm@@|">
            <text:p>bad chunk marker (position: @@|chunk_idx@@|): @@|ssm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4]=&quot;General commons&quot;;1;IF([.B84]=&quot;General DB commons&quot;;2;IF([.B84]=&quot;General networking commons&quot;;3;IF([.B84]=&quot;PCLT messages&quot;;4;IF([.B84]=&quot;PCLT-DB messages&quot;;5;-1)))))" office:value-type="float" office:value="4">
            <text:p>4</text:p>
          </table:table-cell>
          <table:table-cell table:style-name="ce11" table:formula="of:=IF([.E84]=&quot;&quot;;&quot;&quot;;CONCATENATE(&quot;##|&quot;;[.E84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84]=&quot;&quot;;&quot;&quot;;CONCATENATE(&quot;, (&quot;;CHAR(34);[.E84];CHAR(34);&quot;, (M.fromList [(&quot; &amp; CHAR(34) &amp; [.P$20] &amp; CHAR(34) &amp; &quot;, &quot; &amp; IF([.P84]=&quot;&quot;;&quot;B.empty&quot;;&quot;B.pack &quot; &amp; CHAR(34) &amp; [.P84] &amp; CHAR(34)) &amp; &quot;), (&quot; &amp; CHAR(34) &amp; [.Q$20] &amp; CHAR(34) &amp; &quot;, &quot; &amp; IF([.Q84]=&quot;&quot;;&quot;B.empty&quot;;&quot;B.pack &quot; &amp; CHAR(34) &amp; [.Q84] &amp; CHAR(34)) &amp; &quot;)], str2PCLT_SDL Required_SDLM &quot;;CHAR(34);[.F84];CHAR(34);&quot; inner_cfg))&quot;))">
            <text:p/>
          </table:table-cell>
          <table:table-cell table:style-name="ce7" table:formula="of:=IF([.E84]=&quot;&quot;;&quot;&quot;;CONCATENATE([.E84];&quot;%&quot;;[.F84];&quot;%&quot;;[.G84];&quot;%&quot;;[.H84]))">
            <text:p/>
          </table:table-cell>
          <table:table-cell table:style-name="ce11" table:formula="of:=IF([.E84]=&quot;&quot;;&quot;&quot;;&quot;INSERT INTO tpls (pclt_id) VALUES('&quot;&amp;[.E84]&amp;&quot;');&quot;&amp;CHAR(13)&amp;CHAR(10) &amp; IF([.N84]=&quot;&quot;;&quot;&quot;;&quot;INSERT INTO tpls_localized (lng, pclt_id, structured_text) VALUES('&quot;&amp; [.N$20] &amp; &quot;', '&quot;&amp;[.E84]&amp;&quot;', '&quot;&amp;[.N84]&amp;&quot;');&quot;) &amp; CHAR(13)&amp;CHAR(10) &amp; IF([.O84]=&quot;&quot;;&quot;&quot;;&quot;INSERT INTO tpls_localized (lng, pclt_id, structured_text) VALUES('&quot;&amp;[.O$20]&amp;&quot;', '&quot;&amp;[.E84]&amp;&quot;', '&quot;&amp;[.O84]&amp;&quot;');&quot;) &amp; CHAR(13)&amp;CHAR(10)&amp;&quot;INSERT INTO tpls_inclusions_in_collections (tpls_collection_id, pclt_id, tpl_dflt_req_sdl) VALUES (&quot;&amp;[.C84]&amp;&quot;,'&quot;&amp;[.E84]&amp;&quot;','&quot;&amp;[.F8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84];&quot;'&quot;;&quot;''&quot;)">
            <text:p/>
          </table:table-cell>
          <table:table-cell table:style-name="ce11" table:formula="of:=SUBSTITUTE([.H84];&quot;'&quot;;&quot;''&quot;)">
            <text:p/>
          </table:table-cell>
          <table:table-cell table:style-name="ce11" table:formula="of:=SUBSTITUTE([.G84];&quot;&quot;&quot;&quot;;&quot;\&quot;&quot;&quot;)">
            <text:p/>
          </table:table-cell>
          <table:table-cell table:style-name="ce11" table:formula="of:=SUBSTITUTE([.H84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5]=&quot;General commons&quot;;1;IF([.B85]=&quot;General DB commons&quot;;2;IF([.B85]=&quot;General networking commons&quot;;3;IF([.B85]=&quot;PCLT messages&quot;;4;IF([.B85]=&quot;PCLT-DB messages&quot;;5;-1)))))" office:value-type="float" office:value="4">
            <text:p>4</text:p>
          </table:table-cell>
          <table:table-cell table:style-name="ce11" table:formula="of:=IF([.E85]=&quot;&quot;;&quot;&quot;;CONCATENATE(&quot;##|&quot;;[.E85];&quot;##|&quot;) )" office:value-type="string" office:string-value="##|E_PCLT_DRLNE##|">
            <text:p>##|E_PCLT_DRLNE##|</text:p>
          </table:table-cell>
          <table:table-cell table:style-name="ce7" office:value-type="string">
            <text:p>E_PCLT_DRLN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DRLNE_PREFIX##|@@|pclt_drlne_err_details@@|.</text:p>
          </table:table-cell>
          <table:table-cell table:style-name="ce11" office:value-type="string">
            <text:p>##|E_PCLT_DRLNE_PREFIX##|@@|pclt_drln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85]=&quot;&quot;;&quot;&quot;;CONCATENATE(&quot;, (&quot;;CHAR(34);[.E85];CHAR(34);&quot;, (M.fromList [(&quot; &amp; CHAR(34) &amp; [.P$20] &amp; CHAR(34) &amp; &quot;, &quot; &amp; IF([.P85]=&quot;&quot;;&quot;B.empty&quot;;&quot;B.pack &quot; &amp; CHAR(34) &amp; [.P85] &amp; CHAR(34)) &amp; &quot;), (&quot; &amp; CHAR(34) &amp; [.Q$20] &amp; CHAR(34) &amp; &quot;, &quot; &amp; IF([.Q85]=&quot;&quot;;&quot;B.empty&quot;;&quot;B.pack &quot; &amp; CHAR(34) &amp; [.Q85] &amp; CHAR(34)) &amp; &quot;)], str2PCLT_SDL Required_SDLM &quot;;CHAR(34);[.F85];CHAR(34);&quot; inner_cfg))&quot;))" office:value-type="string" office:string-value=", (&quot;E_PCLT_DRLNE&quot;, (M.fromList [(&quot;rus&quot;, B.pack &quot;##|E_PCLT_DRLNE_PREFIX##|@@|pclt_drlne_err_details@@|.&quot;), (&quot;eng&quot;, B.pack &quot;##|E_PCLT_DRLNE_PREFIX##|@@|pclt_drlne_err_details@@|.&quot;)], str2PCLT_SDL Required_SDLM &quot;##|LLEXCPT##|&quot; inner_cfg))">
            <text:p>, ("E_PCLT_DRLNE", (M.fromList [("rus", B.pack "##|E_PCLT_DRLNE_PREFIX##|@@|pclt_drlne_err_details@@|."), ("eng", B.pack "##|E_PCLT_DRLNE_PREFIX##|@@|pclt_drlne_err_details@@|.")], str2PCLT_SDL Required_SDLM "##|LLEXCPT##|" inner_cfg))</text:p>
          </table:table-cell>
          <table:table-cell table:style-name="ce7" table:formula="of:=IF([.E85]=&quot;&quot;;&quot;&quot;;CONCATENATE([.E85];&quot;%&quot;;[.F85];&quot;%&quot;;[.G85];&quot;%&quot;;[.H85]))" office:value-type="string" office:string-value="E_PCLT_DRLNE%##|LLEXCPT##|%##|E_PCLT_DRLNE_PREFIX##|@@|pclt_drlne_err_details@@|.%##|E_PCLT_DRLNE_PREFIX##|@@|pclt_drlne_err_details@@|.">
            <text:p>E_PCLT_DRLNE%##|LLEXCPT##|%##|E_PCLT_DRLNE_PREFIX##|@@|pclt_drlne_err_details@@|.%##|E_PCLT_DRLNE_PREFIX##|@@|pclt_drlne_err_details@@|.</text:p>
          </table:table-cell>
          <table:table-cell table:style-name="ce11" table:formula="of:=IF([.E85]=&quot;&quot;;&quot;&quot;;&quot;INSERT INTO tpls (pclt_id) VALUES('&quot;&amp;[.E85]&amp;&quot;');&quot;&amp;CHAR(13)&amp;CHAR(10) &amp; IF([.N85]=&quot;&quot;;&quot;&quot;;&quot;INSERT INTO tpls_localized (lng, pclt_id, structured_text) VALUES('&quot;&amp; [.N$20] &amp; &quot;', '&quot;&amp;[.E85]&amp;&quot;', '&quot;&amp;[.N85]&amp;&quot;');&quot;) &amp; CHAR(13)&amp;CHAR(10) &amp; IF([.O85]=&quot;&quot;;&quot;&quot;;&quot;INSERT INTO tpls_localized (lng, pclt_id, structured_text) VALUES('&quot;&amp;[.O$20]&amp;&quot;', '&quot;&amp;[.E85]&amp;&quot;', '&quot;&amp;[.O85]&amp;&quot;');&quot;) &amp; CHAR(13)&amp;CHAR(10)&amp;&quot;INSERT INTO tpls_inclusions_in_collections (tpls_collection_id, pclt_id, tpl_dflt_req_sdl) VALUES (&quot;&amp;[.C85]&amp;&quot;,'&quot;&amp;[.E85]&amp;&quot;','&quot;&amp;[.F85]&amp;&quot;');&quot;)" office:value-type="string" office:string-value="INSERT INTO tpls (pclt_id) VALUES('E_PCLT_DRLNE');&#13;&#10;INSERT INTO tpls_localized (lng, pclt_id, structured_text) VALUES('rus', 'E_PCLT_DRLNE', '##|E_PCLT_DRLNE_PREFIX##|@@|pclt_drlne_err_details@@|.');&#13;&#10;INSERT INTO tpls_localized (lng, pclt_id, structured_text) VALUES('eng', 'E_PCLT_DRLNE', '##|E_PCLT_DRLNE_PREFIX##|@@|pclt_drlne_err_details@@|.');&#13;&#10;INSERT INTO tpls_inclusions_in_collections (tpls_collection_id, pclt_id, tpl_dflt_req_sdl) VALUES (4,'E_PCLT_DRLNE','##|LLEXCPT##|');">
            <text:p>INSERT INTO tpls (pclt_id) VALUES('E_PCLT_DRLNE');<text:line-break/>INSERT INTO tpls_localized (lng, pclt_id, structured_text) VALUES('rus', 'E_PCLT_DRLNE', '##|E_PCLT_DRLNE_PREFIX##|@@|pclt_drlne_err_details@@|.');<text:line-break/>INSERT INTO tpls_localized (lng, pclt_id, structured_text) VALUES('eng', 'E_PCLT_DRLNE', '##|E_PCLT_DRLNE_PREFIX##|@@|pclt_drlne_err_details@@|.');<text:line-break/>INSERT INTO tpls_inclusions_in_collections (tpls_collection_id, pclt_id, tpl_dflt_req_sdl) VALUES (4,'E_PCLT_DRLN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5];&quot;'&quot;;&quot;''&quot;)" office:value-type="string" office:string-value="##|E_PCLT_DRLNE_PREFIX##|@@|pclt_drlne_err_details@@|.">
            <text:p>##|E_PCLT_DRLNE_PREFIX##|@@|pclt_drlne_err_details@@|.</text:p>
          </table:table-cell>
          <table:table-cell table:style-name="ce11" table:formula="of:=SUBSTITUTE([.H85];&quot;'&quot;;&quot;''&quot;)" office:value-type="string" office:string-value="##|E_PCLT_DRLNE_PREFIX##|@@|pclt_drlne_err_details@@|.">
            <text:p>##|E_PCLT_DRLNE_PREFIX##|@@|pclt_drlne_err_details@@|.</text:p>
          </table:table-cell>
          <table:table-cell table:style-name="ce11" table:formula="of:=SUBSTITUTE([.G85];&quot;&quot;&quot;&quot;;&quot;\&quot;&quot;&quot;)" office:value-type="string" office:string-value="##|E_PCLT_DRLNE_PREFIX##|@@|pclt_drlne_err_details@@|.">
            <text:p>##|E_PCLT_DRLNE_PREFIX##|@@|pclt_drlne_err_details@@|.</text:p>
          </table:table-cell>
          <table:table-cell table:style-name="ce11" table:formula="of:=SUBSTITUTE([.H85];&quot;&quot;&quot;&quot;;&quot;\&quot;&quot;&quot;)" office:value-type="string" office:string-value="##|E_PCLT_DRLNE_PREFIX##|@@|pclt_drlne_err_details@@|.">
            <text:p>##|E_PCLT_DRLNE_PREFIX##|@@|pclt_drln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6]=&quot;General commons&quot;;1;IF([.B86]=&quot;General DB commons&quot;;2;IF([.B86]=&quot;General networking commons&quot;;3;IF([.B86]=&quot;PCLT messages&quot;;4;IF([.B86]=&quot;PCLT-DB messages&quot;;5;-1)))))" office:value-type="float" office:value="4">
            <text:p>4</text:p>
          </table:table-cell>
          <table:table-cell table:style-name="ce11" table:formula="of:=IF([.E86]=&quot;&quot;;&quot;&quot;;CONCATENATE(&quot;##|&quot;;[.E86];&quot;##|&quot;) )" office:value-type="string" office:string-value="##|E_PCLT_DRLNE_PREFIX##|">
            <text:p>##|E_PCLT_DRLNE_PREFIX##|</text:p>
          </table:table-cell>
          <table:table-cell table:style-name="ce7" office:value-type="string">
            <text:p>E_PCLT_DRLNE_PREFIX</text:p>
          </table:table-cell>
          <table:table-cell table:style-name="ce11" office:value-type="string">
            <text:p>##|E_PCLT_DRLNE##|</text:p>
          </table:table-cell>
          <table:table-cell table:style-name="ce7" office:value-type="string">
            <text:p>Произошла ошибка во время окончательной нормализации [требований к уровням детализации для отображения]: </text:p>
          </table:table-cell>
          <table:table-cell table:style-name="ce7" office:value-type="string">
            <text:p>An error occured during normalization of detalization level requirements (DRL) of message templetes:</text:p>
          </table:table-cell>
          <table:table-cell table:style-name="ce7" office:value-type="string">
            <text:p><text:s/></text:p>
          </table:table-cell>
          <table:table-cell table:style-name="ce7" table:formula="of:=IF([.E86]=&quot;&quot;;&quot;&quot;;CONCATENATE(&quot;, (&quot;;CHAR(34);[.E86];CHAR(34);&quot;, (M.fromList [(&quot; &amp; CHAR(34) &amp; [.P$20] &amp; CHAR(34) &amp; &quot;, &quot; &amp; IF([.P86]=&quot;&quot;;&quot;B.empty&quot;;&quot;B.pack &quot; &amp; CHAR(34) &amp; [.P86] &amp; CHAR(34)) &amp; &quot;), (&quot; &amp; CHAR(34) &amp; [.Q$20] &amp; CHAR(34) &amp; &quot;, &quot; &amp; IF([.Q86]=&quot;&quot;;&quot;B.empty&quot;;&quot;B.pack &quot; &amp; CHAR(34) &amp; [.Q86] &amp; CHAR(34)) &amp; &quot;)], str2PCLT_SDL Required_SDLM &quot;;CHAR(34);[.F86];CHAR(34);&quot; inner_cfg))&quot;))" office:value-type="string" office:string-value=", (&quot;E_PCLT_DRLNE_PREFIX&quot;, (M.fromList [(&quot;rus&quot;, B.pack &quot;Произошла ошибка во время окончательной нормализации [требований к уровням детализации для отображения]: &quot;), (&quot;eng&quot;, B.pack &quot;An error occured during normalization of detalization level requirements (DRL) of message templetes:&quot;)], str2PCLT_SDL Required_SDLM &quot;##|E_PCLT_DRLNE##|&quot; inner_cfg))">
            <text:p>, ("E_PCLT_DRLNE_PREFIX", (M.fromList [("rus", B.pack "Произошла ошибка во время окончательной нормализации [требований к уровням детализации для отображения]: "), ("eng", B.pack "An error occured during normalization of detalization level requirements (DRL) of message templetes:")], str2PCLT_SDL Required_SDLM "##|E_PCLT_DRLNE##|" inner_cfg))</text:p>
          </table:table-cell>
          <table:table-cell table:style-name="ce7" table:formula="of:=IF([.E86]=&quot;&quot;;&quot;&quot;;CONCATENATE([.E86];&quot;%&quot;;[.F86];&quot;%&quot;;[.G86];&quot;%&quot;;[.H86]))" office:value-type="string" office:string-value="E_PCLT_DRLNE_PREFIX%##|E_PCLT_DRLNE##|%Произошла ошибка во время окончательной нормализации [требований к уровням детализации для отображения]: %An error occured during normalization of detalization level requirements (DRL) of message templetes:">
            <text:p>E_PCLT_DRLNE_PREFIX%##|E_PCLT_DRLNE##|%Произошла ошибка во время окончательной нормализации [требований к уровням детализации для отображения]: %An error occured during normalization of detalization level requirements (DRL) of message templetes:</text:p>
          </table:table-cell>
          <table:table-cell table:style-name="ce11" table:formula="of:=IF([.E86]=&quot;&quot;;&quot;&quot;;&quot;INSERT INTO tpls (pclt_id) VALUES('&quot;&amp;[.E86]&amp;&quot;');&quot;&amp;CHAR(13)&amp;CHAR(10) &amp; IF([.N86]=&quot;&quot;;&quot;&quot;;&quot;INSERT INTO tpls_localized (lng, pclt_id, structured_text) VALUES('&quot;&amp; [.N$20] &amp; &quot;', '&quot;&amp;[.E86]&amp;&quot;', '&quot;&amp;[.N86]&amp;&quot;');&quot;) &amp; CHAR(13)&amp;CHAR(10) &amp; IF([.O86]=&quot;&quot;;&quot;&quot;;&quot;INSERT INTO tpls_localized (lng, pclt_id, structured_text) VALUES('&quot;&amp;[.O$20]&amp;&quot;', '&quot;&amp;[.E86]&amp;&quot;', '&quot;&amp;[.O86]&amp;&quot;');&quot;) &amp; CHAR(13)&amp;CHAR(10)&amp;&quot;INSERT INTO tpls_inclusions_in_collections (tpls_collection_id, pclt_id, tpl_dflt_req_sdl) VALUES (&quot;&amp;[.C86]&amp;&quot;,'&quot;&amp;[.E86]&amp;&quot;','&quot;&amp;[.F86]&amp;&quot;');&quot;)" office:value-type="string" office:string-value="INSERT INTO tpls (pclt_id) VALUES('E_PCLT_DRLNE_PREFIX');&#13;&#10;INSERT INTO tpls_localized (lng, pclt_id, structured_text) VALUES('rus', 'E_PCLT_DRLNE_PREFIX', 'Произошла ошибка во время окончательной нормализации [требований к уровням детализации для отображения]: ');&#13;&#10;INSERT INTO tpls_localized (lng, pclt_id, structured_text) VALUES('eng', 'E_PCLT_DRLNE_PREFIX', 'An error occured during normalization of detalization level requirements (DRL) of message templetes:');&#13;&#10;INSERT INTO tpls_inclusions_in_collections (tpls_collection_id, pclt_id, tpl_dflt_req_sdl) VALUES (4,'E_PCLT_DRLNE_PREFIX','##|E_PCLT_DRLNE##|');">
            <text:p>INSERT INTO tpls (pclt_id) VALUES('E_PCLT_DRLNE_PREFIX');<text:line-break/>INSERT INTO tpls_localized (lng, pclt_id, structured_text) VALUES('rus', 'E_PCLT_DRLNE_PREFIX', 'Произошла ошибка во время окончательной нормализации [требований к уровням детализации для отображения]: ');<text:line-break/>INSERT INTO tpls_localized (lng, pclt_id, structured_text) VALUES('eng', 'E_PCLT_DRLNE_PREFIX', 'An error occured during normalization of detalization level requirements (DRL) of message templetes:');<text:line-break/>INSERT INTO tpls_inclusions_in_collections (tpls_collection_id, pclt_id, tpl_dflt_req_sdl) VALUES (4,'E_PCLT_DRLNE_PREFIX','##|E_PCLT_DRLN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6];&quot;'&quot;;&quot;''&quot;)" office:value-type="string" office:string-value="Произошла ошибка во время окончательной нормализации [требований к уровням детализации для отображения]: ">
            <text:p>Произошла ошибка во время окончательной нормализации [требований к уровням детализации для отображения]: </text:p>
          </table:table-cell>
          <table:table-cell table:style-name="ce11" table:formula="of:=SUBSTITUTE([.H86];&quot;'&quot;;&quot;''&quot;)" office:value-type="string" office:string-value="An error occured during normalization of detalization level requirements (DRL) of message templetes:">
            <text:p>An error occured during normalization of detalization level requirements (DRL) of message templetes:</text:p>
          </table:table-cell>
          <table:table-cell table:style-name="ce11" table:formula="of:=SUBSTITUTE([.G86];&quot;&quot;&quot;&quot;;&quot;\&quot;&quot;&quot;)" office:value-type="string" office:string-value="Произошла ошибка во время окончательной нормализации [требований к уровням детализации для отображения]: ">
            <text:p>Произошла ошибка во время окончательной нормализации [требований к уровням детализации для отображения]: </text:p>
          </table:table-cell>
          <table:table-cell table:style-name="ce11" table:formula="of:=SUBSTITUTE([.H86];&quot;&quot;&quot;&quot;;&quot;\&quot;&quot;&quot;)" office:value-type="string" office:string-value="An error occured during normalization of detalization level requirements (DRL) of message templetes:">
            <text:p>An error occured during normalization of detalization level requirements (DRL) of message templetes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7]=&quot;General commons&quot;;1;IF([.B87]=&quot;General DB commons&quot;;2;IF([.B87]=&quot;General networking commons&quot;;3;IF([.B87]=&quot;PCLT messages&quot;;4;IF([.B87]=&quot;PCLT-DB messages&quot;;5;-1)))))" office:value-type="float" office:value="4">
            <text:p>4</text:p>
          </table:table-cell>
          <table:table-cell table:style-name="ce11" table:formula="of:=IF([.E87]=&quot;&quot;;&quot;&quot;;CONCATENATE(&quot;##|&quot;;[.E87];&quot;##|&quot;) )" office:value-type="string" office:string-value="##|E_PCLT_DRLNE_CYCL##|">
            <text:p>##|E_PCLT_DRLNE_CYCL##|</text:p>
          </table:table-cell>
          <table:table-cell table:style-name="ce7" office:value-type="string">
            <text:p>E_PCLT_DRLNE_CYCL</text:p>
          </table:table-cell>
          <table:table-cell table:style-name="ce11" office:value-type="string">
            <text:p>##|E_PCLT_DRLNE##|</text:p>
          </table:table-cell>
          <table:table-cell table:style-name="ce7" office:value-type="string">
            <text:p>обнаружен ссылочный композиционный цикл. Буфер композитов: @@|buf@@|</text:p>
          </table:table-cell>
          <table:table-cell table:style-name="ce7" office:value-type="string">
            <text:p>compositional referential cycle detected. Composites buffer: @@|buf@@|</text:p>
          </table:table-cell>
          <table:table-cell table:style-name="ce7" office:value-type="string">
            <text:p><text:s/></text:p>
          </table:table-cell>
          <table:table-cell table:style-name="ce7" table:formula="of:=IF([.E87]=&quot;&quot;;&quot;&quot;;CONCATENATE(&quot;, (&quot;;CHAR(34);[.E87];CHAR(34);&quot;, (M.fromList [(&quot; &amp; CHAR(34) &amp; [.P$20] &amp; CHAR(34) &amp; &quot;, &quot; &amp; IF([.P87]=&quot;&quot;;&quot;B.empty&quot;;&quot;B.pack &quot; &amp; CHAR(34) &amp; [.P87] &amp; CHAR(34)) &amp; &quot;), (&quot; &amp; CHAR(34) &amp; [.Q$20] &amp; CHAR(34) &amp; &quot;, &quot; &amp; IF([.Q87]=&quot;&quot;;&quot;B.empty&quot;;&quot;B.pack &quot; &amp; CHAR(34) &amp; [.Q87] &amp; CHAR(34)) &amp; &quot;)], str2PCLT_SDL Required_SDLM &quot;;CHAR(34);[.F87];CHAR(34);&quot; inner_cfg))&quot;))" office:value-type="string" office:string-value=", (&quot;E_PCLT_DRLNE_CYCL&quot;, (M.fromList [(&quot;rus&quot;, B.pack &quot;обнаружен ссылочный композиционный цикл. Буфер композитов: @@|buf@@|&quot;), (&quot;eng&quot;, B.pack &quot;compositional referential cycle detected. Composites buffer: @@|buf@@|&quot;)], str2PCLT_SDL Required_SDLM &quot;##|E_PCLT_DRLNE##|&quot; inner_cfg))">
            <text:p>, ("E_PCLT_DRLNE_CYCL", (M.fromList [("rus", B.pack "обнаружен ссылочный композиционный цикл. Буфер композитов: @@|buf@@|"), ("eng", B.pack "compositional referential cycle detected. Composites buffer: @@|buf@@|")], str2PCLT_SDL Required_SDLM "##|E_PCLT_DRLNE##|" inner_cfg))</text:p>
          </table:table-cell>
          <table:table-cell table:style-name="ce7" table:formula="of:=IF([.E87]=&quot;&quot;;&quot;&quot;;CONCATENATE([.E87];&quot;%&quot;;[.F87];&quot;%&quot;;[.G87];&quot;%&quot;;[.H87]))" office:value-type="string" office:string-value="E_PCLT_DRLNE_CYCL%##|E_PCLT_DRLNE##|%обнаружен ссылочный композиционный цикл. Буфер композитов: @@|buf@@|%compositional referential cycle detected. Composites buffer: @@|buf@@|">
            <text:p>E_PCLT_DRLNE_CYCL%##|E_PCLT_DRLNE##|%обнаружен ссылочный композиционный цикл. Буфер композитов: @@|buf@@|%compositional referential cycle detected. Composites buffer: @@|buf@@|</text:p>
          </table:table-cell>
          <table:table-cell table:style-name="ce11" table:formula="of:=IF([.E87]=&quot;&quot;;&quot;&quot;;&quot;INSERT INTO tpls (pclt_id) VALUES('&quot;&amp;[.E87]&amp;&quot;');&quot;&amp;CHAR(13)&amp;CHAR(10) &amp; IF([.N87]=&quot;&quot;;&quot;&quot;;&quot;INSERT INTO tpls_localized (lng, pclt_id, structured_text) VALUES('&quot;&amp; [.N$20] &amp; &quot;', '&quot;&amp;[.E87]&amp;&quot;', '&quot;&amp;[.N87]&amp;&quot;');&quot;) &amp; CHAR(13)&amp;CHAR(10) &amp; IF([.O87]=&quot;&quot;;&quot;&quot;;&quot;INSERT INTO tpls_localized (lng, pclt_id, structured_text) VALUES('&quot;&amp;[.O$20]&amp;&quot;', '&quot;&amp;[.E87]&amp;&quot;', '&quot;&amp;[.O87]&amp;&quot;');&quot;) &amp; CHAR(13)&amp;CHAR(10)&amp;&quot;INSERT INTO tpls_inclusions_in_collections (tpls_collection_id, pclt_id, tpl_dflt_req_sdl) VALUES (&quot;&amp;[.C87]&amp;&quot;,'&quot;&amp;[.E87]&amp;&quot;','&quot;&amp;[.F87]&amp;&quot;');&quot;)" office:value-type="string" office:string-value="INSERT INTO tpls (pclt_id) VALUES('E_PCLT_DRLNE_CYCL');&#13;&#10;INSERT INTO tpls_localized (lng, pclt_id, structured_text) VALUES('rus', 'E_PCLT_DRLNE_CYCL', 'обнаружен ссылочный композиционный цикл. Буфер композитов: @@|buf@@|');&#13;&#10;INSERT INTO tpls_localized (lng, pclt_id, structured_text) VALUES('eng', 'E_PCLT_DRLNE_CYCL', 'compositional referential cycle detected. Composites buffer: @@|buf@@|');&#13;&#10;INSERT INTO tpls_inclusions_in_collections (tpls_collection_id, pclt_id, tpl_dflt_req_sdl) VALUES (4,'E_PCLT_DRLNE_CYCL','##|E_PCLT_DRLNE##|');">
            <text:p>INSERT INTO tpls (pclt_id) VALUES('E_PCLT_DRLNE_CYCL');<text:line-break/>INSERT INTO tpls_localized (lng, pclt_id, structured_text) VALUES('rus', 'E_PCLT_DRLNE_CYCL', 'обнаружен ссылочный композиционный цикл. Буфер композитов: @@|buf@@|');<text:line-break/>INSERT INTO tpls_localized (lng, pclt_id, structured_text) VALUES('eng', 'E_PCLT_DRLNE_CYCL', 'compositional referential cycle detected. Composites buffer: @@|buf@@|');<text:line-break/>INSERT INTO tpls_inclusions_in_collections (tpls_collection_id, pclt_id, tpl_dflt_req_sdl) VALUES (4,'E_PCLT_DRLNE_CYCL','##|E_PCLT_DRLN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7];&quot;'&quot;;&quot;''&quot;)" office:value-type="string" office:string-value="обнаружен ссылочный композиционный цикл. Буфер композитов: @@|buf@@|">
            <text:p>обнаружен ссылочный композиционный цикл. Буфер композитов: @@|buf@@|</text:p>
          </table:table-cell>
          <table:table-cell table:style-name="ce11" table:formula="of:=SUBSTITUTE([.H87];&quot;'&quot;;&quot;''&quot;)" office:value-type="string" office:string-value="compositional referential cycle detected. Composites buffer: @@|buf@@|">
            <text:p>compositional referential cycle detected. Composites buffer: @@|buf@@|</text:p>
          </table:table-cell>
          <table:table-cell table:style-name="ce11" table:formula="of:=SUBSTITUTE([.G87];&quot;&quot;&quot;&quot;;&quot;\&quot;&quot;&quot;)" office:value-type="string" office:string-value="обнаружен ссылочный композиционный цикл. Буфер композитов: @@|buf@@|">
            <text:p>обнаружен ссылочный композиционный цикл. Буфер композитов: @@|buf@@|</text:p>
          </table:table-cell>
          <table:table-cell table:style-name="ce11" table:formula="of:=SUBSTITUTE([.H87];&quot;&quot;&quot;&quot;;&quot;\&quot;&quot;&quot;)" office:value-type="string" office:string-value="compositional referential cycle detected. Composites buffer: @@|buf@@|">
            <text:p>compositional referential cycle detected. Composites buffer: @@|buf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8]=&quot;General commons&quot;;1;IF([.B88]=&quot;General DB commons&quot;;2;IF([.B88]=&quot;General networking commons&quot;;3;IF([.B88]=&quot;PCLT messages&quot;;4;IF([.B88]=&quot;PCLT-DB messages&quot;;5;-1)))))" office:value-type="float" office:value="4">
            <text:p>4</text:p>
          </table:table-cell>
          <table:table-cell table:style-name="ce11" table:formula="of:=IF([.E88]=&quot;&quot;;&quot;&quot;;CONCATENATE(&quot;##|&quot;;[.E88];&quot;##|&quot;) )" office:value-type="string" office:string-value="##|E_PCLT_DRLNE_BADREF##|">
            <text:p>##|E_PCLT_DRLNE_BADREF##|</text:p>
          </table:table-cell>
          <table:table-cell table:style-name="ce11" office:value-type="string">
            <text:p>E_PCLT_DRLNE_BADREF</text:p>
          </table:table-cell>
          <table:table-cell table:style-name="ce11" office:value-type="string">
            <text:p>##|E_PCLT_DRLNE##|</text:p>
          </table:table-cell>
          <table:table-cell table:style-name="ce7" office:value-type="string">
            <text:p>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</text:p>
          </table:table-cell>
          <table:table-cell table:style-name="ce7" office:value-type="string">
            <text:p>couldn't determine the DRL of referenced template (ID: @@|red_id@@|), referenced by a composite (ID: @@|rer_id@@|) DRL. Referenced template is missing.</text:p>
          </table:table-cell>
          <table:table-cell table:style-name="ce7" office:value-type="string">
            <text:p><text:s/></text:p>
          </table:table-cell>
          <table:table-cell table:style-name="ce7" table:formula="of:=IF([.E88]=&quot;&quot;;&quot;&quot;;CONCATENATE(&quot;, (&quot;;CHAR(34);[.E88];CHAR(34);&quot;, (M.fromList [(&quot; &amp; CHAR(34) &amp; [.P$20] &amp; CHAR(34) &amp; &quot;, &quot; &amp; IF([.P88]=&quot;&quot;;&quot;B.empty&quot;;&quot;B.pack &quot; &amp; CHAR(34) &amp; [.P88] &amp; CHAR(34)) &amp; &quot;), (&quot; &amp; CHAR(34) &amp; [.Q$20] &amp; CHAR(34) &amp; &quot;, &quot; &amp; IF([.Q88]=&quot;&quot;;&quot;B.empty&quot;;&quot;B.pack &quot; &amp; CHAR(34) &amp; [.Q88] &amp; CHAR(34)) &amp; &quot;)], str2PCLT_SDL Required_SDLM &quot;;CHAR(34);[.F88];CHAR(34);&quot; inner_cfg))&quot;))" office:value-type="string" office:string-value=", (&quot;E_PCLT_DRLNE_BADREF&quot;, (M.fromList [(&quot;rus&quot;, B.pack &quot;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&quot;), (&quot;eng&quot;, B.pack &quot;couldn't determine the DRL of referenced template (ID: @@|red_id@@|), referenced by a composite (ID: @@|rer_id@@|) DRL. Referenced template is missing.&quot;)], str2PCLT_SDL Required_SDLM &quot;##|E_PCLT_DRLNE##|&quot; inner_cfg))">
            <text:p>, ("E_PCLT_DRLNE_BADREF", (M.fromList [("rus", B.pack "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"), ("eng", B.pack "couldn't determine the DRL of referenced template (ID: @@|red_id@@|), referenced by a composite (ID: @@|rer_id@@|) DRL. Referenced template is missing.")], str2PCLT_SDL Required_SDLM "##|E_PCLT_DRLNE##|" inner_cfg))</text:p>
          </table:table-cell>
          <table:table-cell table:style-name="ce7" table:formula="of:=IF([.E88]=&quot;&quot;;&quot;&quot;;CONCATENATE([.E88];&quot;%&quot;;[.F88];&quot;%&quot;;[.G88];&quot;%&quot;;[.H88]))" office:value-type="string" office:string-value="E_PCLT_DRLNE_BADREF%##|E_PCLT_DRLNE##|%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%couldn't determine the DRL of referenced template (ID: @@|red_id@@|), referenced by a composite (ID: @@|rer_id@@|) DRL. Referenced template is missing.">
            <text:p>E_PCLT_DRLNE_BADREF%##|E_PCLT_DRLNE##|%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%couldn't determine the DRL of referenced template (ID: @@|red_id@@|), referenced by a composite (ID: @@|rer_id@@|) DRL. Referenced template is missing.</text:p>
          </table:table-cell>
          <table:table-cell table:style-name="ce11" table:formula="of:=IF([.E88]=&quot;&quot;;&quot;&quot;;&quot;INSERT INTO tpls (pclt_id) VALUES('&quot;&amp;[.E88]&amp;&quot;');&quot;&amp;CHAR(13)&amp;CHAR(10) &amp; IF([.N88]=&quot;&quot;;&quot;&quot;;&quot;INSERT INTO tpls_localized (lng, pclt_id, structured_text) VALUES('&quot;&amp; [.N$20] &amp; &quot;', '&quot;&amp;[.E88]&amp;&quot;', '&quot;&amp;[.N88]&amp;&quot;');&quot;) &amp; CHAR(13)&amp;CHAR(10) &amp; IF([.O88]=&quot;&quot;;&quot;&quot;;&quot;INSERT INTO tpls_localized (lng, pclt_id, structured_text) VALUES('&quot;&amp;[.O$20]&amp;&quot;', '&quot;&amp;[.E88]&amp;&quot;', '&quot;&amp;[.O88]&amp;&quot;');&quot;) &amp; CHAR(13)&amp;CHAR(10)&amp;&quot;INSERT INTO tpls_inclusions_in_collections (tpls_collection_id, pclt_id, tpl_dflt_req_sdl) VALUES (&quot;&amp;[.C88]&amp;&quot;,'&quot;&amp;[.E88]&amp;&quot;','&quot;&amp;[.F88]&amp;&quot;');&quot;)" office:value-type="string" office:string-value="INSERT INTO tpls (pclt_id) VALUES('E_PCLT_DRLNE_BADREF');&#13;&#10;INSERT INTO tpls_localized (lng, pclt_id, structured_text) VALUES('rus', 'E_PCLT_DRLNE_BADREF', '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');&#13;&#10;INSERT INTO tpls_localized (lng, pclt_id, structured_text) VALUES('eng', 'E_PCLT_DRLNE_BADREF', 'couldn''t determine the DRL of referenced template (ID: @@|red_id@@|), referenced by a composite (ID: @@|rer_id@@|) DRL. Referenced template is missing.');&#13;&#10;INSERT INTO tpls_inclusions_in_collections (tpls_collection_id, pclt_id, tpl_dflt_req_sdl) VALUES (4,'E_PCLT_DRLNE_BADREF','##|E_PCLT_DRLNE##|');">
            <text:p>INSERT INTO tpls (pclt_id) VALUES('E_PCLT_DRLNE_BADREF');<text:line-break/>INSERT INTO tpls_localized (lng, pclt_id, structured_text) VALUES('rus', 'E_PCLT_DRLNE_BADREF', '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');<text:line-break/>INSERT INTO tpls_localized (lng, pclt_id, structured_text) VALUES('eng', 'E_PCLT_DRLNE_BADREF', 'couldn''t determine the DRL of referenced template (ID: @@|red_id@@|), referenced by a composite (ID: @@|rer_id@@|) DRL. Referenced template is missing.');<text:line-break/>INSERT INTO tpls_inclusions_in_collections (tpls_collection_id, pclt_id, tpl_dflt_req_sdl) VALUES (4,'E_PCLT_DRLNE_BADREF','##|E_PCLT_DRLN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88];&quot;'&quot;;&quot;''&quot;)" office:value-type="string" office:string-value="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">
            <text:p>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</text:p>
          </table:table-cell>
          <table:table-cell table:style-name="ce11" table:formula="of:=SUBSTITUTE([.H88];&quot;'&quot;;&quot;''&quot;)" office:value-type="string" office:string-value="couldn''t determine the DRL of referenced template (ID: @@|red_id@@|), referenced by a composite (ID: @@|rer_id@@|) DRL. Referenced template is missing.">
            <text:p>couldn''t determine the DRL of referenced template (ID: @@|red_id@@|), referenced by a composite (ID: @@|rer_id@@|) DRL. Referenced template is missing.</text:p>
          </table:table-cell>
          <table:table-cell table:style-name="ce11" table:formula="of:=SUBSTITUTE([.G88];&quot;&quot;&quot;&quot;;&quot;\&quot;&quot;&quot;)" office:value-type="string" office:string-value="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">
            <text:p>не получается определить требование к уровню детализации шаблона (ИД: @@|red_id@@|), на который ссылается шаблон, чей ИД - @@|rer_id@@|. Шаблон на который ссылка — отсутствует.</text:p>
          </table:table-cell>
          <table:table-cell table:style-name="ce11" table:formula="of:=SUBSTITUTE([.H88];&quot;&quot;&quot;&quot;;&quot;\&quot;&quot;&quot;)" office:value-type="string" office:string-value="couldn't determine the DRL of referenced template (ID: @@|red_id@@|), referenced by a composite (ID: @@|rer_id@@|) DRL. Referenced template is missing.">
            <text:p>couldn't determine the DRL of referenced template (ID: @@|red_id@@|), referenced by a composite (ID: @@|rer_id@@|) DRL. Referenced template is missing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89]=&quot;General commons&quot;;1;IF([.B89]=&quot;General DB commons&quot;;2;IF([.B89]=&quot;General networking commons&quot;;3;IF([.B89]=&quot;PCLT messages&quot;;4;IF([.B89]=&quot;PCLT-DB messages&quot;;5;-1)))))" office:value-type="float" office:value="4">
            <text:p>4</text:p>
          </table:table-cell>
          <table:table-cell table:style-name="ce11" table:formula="of:=IF([.E89]=&quot;&quot;;&quot;&quot;;CONCATENATE(&quot;##|&quot;;[.E89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89]=&quot;&quot;;&quot;&quot;;CONCATENATE(&quot;, (&quot;;CHAR(34);[.E89];CHAR(34);&quot;, (M.fromList [(&quot; &amp; CHAR(34) &amp; [.P$20] &amp; CHAR(34) &amp; &quot;, &quot; &amp; IF([.P89]=&quot;&quot;;&quot;B.empty&quot;;&quot;B.pack &quot; &amp; CHAR(34) &amp; [.P89] &amp; CHAR(34)) &amp; &quot;), (&quot; &amp; CHAR(34) &amp; [.Q$20] &amp; CHAR(34) &amp; &quot;, &quot; &amp; IF([.Q89]=&quot;&quot;;&quot;B.empty&quot;;&quot;B.pack &quot; &amp; CHAR(34) &amp; [.Q89] &amp; CHAR(34)) &amp; &quot;)], str2PCLT_SDL Required_SDLM &quot;;CHAR(34);[.F89];CHAR(34);&quot; inner_cfg))&quot;))">
            <text:p/>
          </table:table-cell>
          <table:table-cell table:style-name="ce7" table:formula="of:=IF([.E89]=&quot;&quot;;&quot;&quot;;CONCATENATE([.E89];&quot;%&quot;;[.F89];&quot;%&quot;;[.G89];&quot;%&quot;;[.H89]))">
            <text:p/>
          </table:table-cell>
          <table:table-cell table:style-name="ce11" table:formula="of:=IF([.E89]=&quot;&quot;;&quot;&quot;;&quot;INSERT INTO tpls (pclt_id) VALUES('&quot;&amp;[.E89]&amp;&quot;');&quot;&amp;CHAR(13)&amp;CHAR(10) &amp; IF([.N89]=&quot;&quot;;&quot;&quot;;&quot;INSERT INTO tpls_localized (lng, pclt_id, structured_text) VALUES('&quot;&amp; [.N$20] &amp; &quot;', '&quot;&amp;[.E89]&amp;&quot;', '&quot;&amp;[.N89]&amp;&quot;');&quot;) &amp; CHAR(13)&amp;CHAR(10) &amp; IF([.O89]=&quot;&quot;;&quot;&quot;;&quot;INSERT INTO tpls_localized (lng, pclt_id, structured_text) VALUES('&quot;&amp;[.O$20]&amp;&quot;', '&quot;&amp;[.E89]&amp;&quot;', '&quot;&amp;[.O89]&amp;&quot;');&quot;) &amp; CHAR(13)&amp;CHAR(10)&amp;&quot;INSERT INTO tpls_inclusions_in_collections (tpls_collection_id, pclt_id, tpl_dflt_req_sdl) VALUES (&quot;&amp;[.C89]&amp;&quot;,'&quot;&amp;[.E89]&amp;&quot;','&quot;&amp;[.F89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89];&quot;'&quot;;&quot;''&quot;)">
            <text:p/>
          </table:table-cell>
          <table:table-cell table:style-name="ce11" table:formula="of:=SUBSTITUTE([.H89];&quot;'&quot;;&quot;''&quot;)">
            <text:p/>
          </table:table-cell>
          <table:table-cell table:style-name="ce11" table:formula="of:=SUBSTITUTE([.G89];&quot;&quot;&quot;&quot;;&quot;\&quot;&quot;&quot;)">
            <text:p/>
          </table:table-cell>
          <table:table-cell table:style-name="ce11" table:formula="of:=SUBSTITUTE([.H89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0]=&quot;General commons&quot;;1;IF([.B90]=&quot;General DB commons&quot;;2;IF([.B90]=&quot;General networking commons&quot;;3;IF([.B90]=&quot;PCLT messages&quot;;4;IF([.B90]=&quot;PCLT-DB messages&quot;;5;-1)))))" office:value-type="float" office:value="4">
            <text:p>4</text:p>
          </table:table-cell>
          <table:table-cell table:style-name="ce11" table:formula="of:=IF([.E90]=&quot;&quot;;&quot;&quot;;CONCATENATE(&quot;##|&quot;;[.E90];&quot;##|&quot;) )" office:value-type="string" office:string-value="##|E_PCLT_COMMONS_CCYCL##|">
            <text:p>##|E_PCLT_COMMONS_CCYCL##|</text:p>
          </table:table-cell>
          <table:table-cell table:style-name="ce7" office:value-type="string">
            <text:p>E_PCLT_COMMONS_CCYCL</text:p>
          </table:table-cell>
          <table:table-cell table:style-name="ce7" office:value-type="string">
            <text:p>##|LLEXCPT##|</text:p>
          </table:table-cell>
          <table:table-cell table:style-name="ce11" office:value-type="string">
            <text:p>обнаружен композиционный цикл в шаблоне сообщения (ИД: @@|tpl_id@@|), буфер композиций: @@|buf@@|</text:p>
          </table:table-cell>
          <table:table-cell table:style-name="ce11" office:value-type="string">
            <text:p>a composition cycle detected in a message template (ID: @@|tpl_id@@|), compositions path buffer: @@|buf@@|</text:p>
          </table:table-cell>
          <table:table-cell table:style-name="ce7" office:value-type="string">
            <text:p><text:s/></text:p>
          </table:table-cell>
          <table:table-cell table:style-name="ce7" table:formula="of:=IF([.E90]=&quot;&quot;;&quot;&quot;;CONCATENATE(&quot;, (&quot;;CHAR(34);[.E90];CHAR(34);&quot;, (M.fromList [(&quot; &amp; CHAR(34) &amp; [.P$20] &amp; CHAR(34) &amp; &quot;, &quot; &amp; IF([.P90]=&quot;&quot;;&quot;B.empty&quot;;&quot;B.pack &quot; &amp; CHAR(34) &amp; [.P90] &amp; CHAR(34)) &amp; &quot;), (&quot; &amp; CHAR(34) &amp; [.Q$20] &amp; CHAR(34) &amp; &quot;, &quot; &amp; IF([.Q90]=&quot;&quot;;&quot;B.empty&quot;;&quot;B.pack &quot; &amp; CHAR(34) &amp; [.Q90] &amp; CHAR(34)) &amp; &quot;)], str2PCLT_SDL Required_SDLM &quot;;CHAR(34);[.F90];CHAR(34);&quot; inner_cfg))&quot;))" office:value-type="string" office:string-value=", (&quot;E_PCLT_COMMONS_CCYCL&quot;, (M.fromList [(&quot;rus&quot;, B.pack &quot;обнаружен композиционный цикл в шаблоне сообщения (ИД: @@|tpl_id@@|), буфер композиций: @@|buf@@|&quot;), (&quot;eng&quot;, B.pack &quot;a composition cycle detected in a message template (ID: @@|tpl_id@@|), compositions path buffer: @@|buf@@|&quot;)], str2PCLT_SDL Required_SDLM &quot;##|LLEXCPT##|&quot; inner_cfg))">
            <text:p>, ("E_PCLT_COMMONS_CCYCL", (M.fromList [("rus", B.pack "обнаружен композиционный цикл в шаблоне сообщения (ИД: @@|tpl_id@@|), буфер композиций: @@|buf@@|"), ("eng", B.pack "a composition cycle detected in a message template (ID: @@|tpl_id@@|), compositions path buffer: @@|buf@@|")], str2PCLT_SDL Required_SDLM "##|LLEXCPT##|" inner_cfg))</text:p>
          </table:table-cell>
          <table:table-cell table:style-name="ce7" table:formula="of:=IF([.E90]=&quot;&quot;;&quot;&quot;;CONCATENATE([.E90];&quot;%&quot;;[.F90];&quot;%&quot;;[.G90];&quot;%&quot;;[.H90]))" office:value-type="string" office:string-value="E_PCLT_COMMONS_CCYCL%##|LLEXCPT##|%обнаружен композиционный цикл в шаблоне сообщения (ИД: @@|tpl_id@@|), буфер композиций: @@|buf@@|%a composition cycle detected in a message template (ID: @@|tpl_id@@|), compositions path buffer: @@|buf@@|">
            <text:p>E_PCLT_COMMONS_CCYCL%##|LLEXCPT##|%обнаружен композиционный цикл в шаблоне сообщения (ИД: @@|tpl_id@@|), буфер композиций: @@|buf@@|%a composition cycle detected in a message template (ID: @@|tpl_id@@|), compositions path buffer: @@|buf@@|</text:p>
          </table:table-cell>
          <table:table-cell table:style-name="ce11" table:formula="of:=IF([.E90]=&quot;&quot;;&quot;&quot;;&quot;INSERT INTO tpls (pclt_id) VALUES('&quot;&amp;[.E90]&amp;&quot;');&quot;&amp;CHAR(13)&amp;CHAR(10) &amp; IF([.N90]=&quot;&quot;;&quot;&quot;;&quot;INSERT INTO tpls_localized (lng, pclt_id, structured_text) VALUES('&quot;&amp; [.N$20] &amp; &quot;', '&quot;&amp;[.E90]&amp;&quot;', '&quot;&amp;[.N90]&amp;&quot;');&quot;) &amp; CHAR(13)&amp;CHAR(10) &amp; IF([.O90]=&quot;&quot;;&quot;&quot;;&quot;INSERT INTO tpls_localized (lng, pclt_id, structured_text) VALUES('&quot;&amp;[.O$20]&amp;&quot;', '&quot;&amp;[.E90]&amp;&quot;', '&quot;&amp;[.O90]&amp;&quot;');&quot;) &amp; CHAR(13)&amp;CHAR(10)&amp;&quot;INSERT INTO tpls_inclusions_in_collections (tpls_collection_id, pclt_id, tpl_dflt_req_sdl) VALUES (&quot;&amp;[.C90]&amp;&quot;,'&quot;&amp;[.E90]&amp;&quot;','&quot;&amp;[.F90]&amp;&quot;');&quot;)" office:value-type="string" office:string-value="INSERT INTO tpls (pclt_id) VALUES('E_PCLT_COMMONS_CCYCL');&#13;&#10;INSERT INTO tpls_localized (lng, pclt_id, structured_text) VALUES('rus', 'E_PCLT_COMMONS_CCYCL', 'обнаружен композиционный цикл в шаблоне сообщения (ИД: @@|tpl_id@@|), буфер композиций: @@|buf@@|');&#13;&#10;INSERT INTO tpls_localized (lng, pclt_id, structured_text) VALUES('eng', 'E_PCLT_COMMONS_CCYCL', 'a composition cycle detected in a message template (ID: @@|tpl_id@@|), compositions path buffer: @@|buf@@|');&#13;&#10;INSERT INTO tpls_inclusions_in_collections (tpls_collection_id, pclt_id, tpl_dflt_req_sdl) VALUES (4,'E_PCLT_COMMONS_CCYCL','##|LLEXCPT##|');">
            <text:p>INSERT INTO tpls (pclt_id) VALUES('E_PCLT_COMMONS_CCYCL');<text:line-break/>INSERT INTO tpls_localized (lng, pclt_id, structured_text) VALUES('rus', 'E_PCLT_COMMONS_CCYCL', 'обнаружен композиционный цикл в шаблоне сообщения (ИД: @@|tpl_id@@|), буфер композиций: @@|buf@@|');<text:line-break/>INSERT INTO tpls_localized (lng, pclt_id, structured_text) VALUES('eng', 'E_PCLT_COMMONS_CCYCL', 'a composition cycle detected in a message template (ID: @@|tpl_id@@|), compositions path buffer: @@|buf@@|');<text:line-break/>INSERT INTO tpls_inclusions_in_collections (tpls_collection_id, pclt_id, tpl_dflt_req_sdl) VALUES (4,'E_PCLT_COMMONS_CCYCL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0];&quot;'&quot;;&quot;''&quot;)" office:value-type="string" office:string-value="обнаружен композиционный цикл в шаблоне сообщения (ИД: @@|tpl_id@@|), буфер композиций: @@|buf@@|">
            <text:p>обнаружен композиционный цикл в шаблоне сообщения (ИД: @@|tpl_id@@|), буфер композиций: @@|buf@@|</text:p>
          </table:table-cell>
          <table:table-cell table:style-name="ce11" table:formula="of:=SUBSTITUTE([.H90];&quot;'&quot;;&quot;''&quot;)" office:value-type="string" office:string-value="a composition cycle detected in a message template (ID: @@|tpl_id@@|), compositions path buffer: @@|buf@@|">
            <text:p>a composition cycle detected in a message template (ID: @@|tpl_id@@|), compositions path buffer: @@|buf@@|</text:p>
          </table:table-cell>
          <table:table-cell table:style-name="ce11" table:formula="of:=SUBSTITUTE([.G90];&quot;&quot;&quot;&quot;;&quot;\&quot;&quot;&quot;)" office:value-type="string" office:string-value="обнаружен композиционный цикл в шаблоне сообщения (ИД: @@|tpl_id@@|), буфер композиций: @@|buf@@|">
            <text:p>обнаружен композиционный цикл в шаблоне сообщения (ИД: @@|tpl_id@@|), буфер композиций: @@|buf@@|</text:p>
          </table:table-cell>
          <table:table-cell table:style-name="ce11" table:formula="of:=SUBSTITUTE([.H90];&quot;&quot;&quot;&quot;;&quot;\&quot;&quot;&quot;)" office:value-type="string" office:string-value="a composition cycle detected in a message template (ID: @@|tpl_id@@|), compositions path buffer: @@|buf@@|">
            <text:p>a composition cycle detected in a message template (ID: @@|tpl_id@@|), compositions path buffer: @@|buf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1]=&quot;General commons&quot;;1;IF([.B91]=&quot;General DB commons&quot;;2;IF([.B91]=&quot;General networking commons&quot;;3;IF([.B91]=&quot;PCLT messages&quot;;4;IF([.B91]=&quot;PCLT-DB messages&quot;;5;-1)))))" office:value-type="float" office:value="4">
            <text:p>4</text:p>
          </table:table-cell>
          <table:table-cell table:style-name="ce11" table:formula="of:=IF([.E91]=&quot;&quot;;&quot;&quot;;CONCATENATE(&quot;##|&quot;;[.E91];&quot;##|&quot;) )" office:value-type="string" office:string-value="##|E_PCLT_COMMONS_MISSINGCOMPST##|">
            <text:p>##|E_PCLT_COMMONS_MISSINGCOMPST##|</text:p>
          </table:table-cell>
          <table:table-cell table:style-name="ce7" office:value-type="string">
            <text:p>E_PCLT_COMMONS_MISSINGCOMPST</text:p>
          </table:table-cell>
          <table:table-cell table:style-name="ce11" office:value-type="string">
            <text:p>##|E_PCLT_COMMONS_CCYCL##|</text:p>
          </table:table-cell>
          <table:table-cell table:style-name="ce7" office:value-type="string">
            <text:p>композит (ИД: @@|red_id@@|) в каталоге отсутствует</text:p>
          </table:table-cell>
          <table:table-cell table:style-name="ce7" office:value-type="string">
            <text:p>a composite (ID: @@|red_id@@|) is missing in catalog</text:p>
          </table:table-cell>
          <table:table-cell table:style-name="ce7" office:value-type="string">
            <text:p><text:s/></text:p>
          </table:table-cell>
          <table:table-cell table:style-name="ce7" table:formula="of:=IF([.E91]=&quot;&quot;;&quot;&quot;;CONCATENATE(&quot;, (&quot;;CHAR(34);[.E91];CHAR(34);&quot;, (M.fromList [(&quot; &amp; CHAR(34) &amp; [.P$20] &amp; CHAR(34) &amp; &quot;, &quot; &amp; IF([.P91]=&quot;&quot;;&quot;B.empty&quot;;&quot;B.pack &quot; &amp; CHAR(34) &amp; [.P91] &amp; CHAR(34)) &amp; &quot;), (&quot; &amp; CHAR(34) &amp; [.Q$20] &amp; CHAR(34) &amp; &quot;, &quot; &amp; IF([.Q91]=&quot;&quot;;&quot;B.empty&quot;;&quot;B.pack &quot; &amp; CHAR(34) &amp; [.Q91] &amp; CHAR(34)) &amp; &quot;)], str2PCLT_SDL Required_SDLM &quot;;CHAR(34);[.F91];CHAR(34);&quot; inner_cfg))&quot;))" office:value-type="string" office:string-value=", (&quot;E_PCLT_COMMONS_MISSINGCOMPST&quot;, (M.fromList [(&quot;rus&quot;, B.pack &quot;композит (ИД: @@|red_id@@|) в каталоге отсутствует&quot;), (&quot;eng&quot;, B.pack &quot;a composite (ID: @@|red_id@@|) is missing in catalog&quot;)], str2PCLT_SDL Required_SDLM &quot;##|E_PCLT_COMMONS_CCYCL##|&quot; inner_cfg))">
            <text:p>, ("E_PCLT_COMMONS_MISSINGCOMPST", (M.fromList [("rus", B.pack "композит (ИД: @@|red_id@@|) в каталоге отсутствует"), ("eng", B.pack "a composite (ID: @@|red_id@@|) is missing in catalog")], str2PCLT_SDL Required_SDLM "##|E_PCLT_COMMONS_CCYCL##|" inner_cfg))</text:p>
          </table:table-cell>
          <table:table-cell table:style-name="ce7" table:formula="of:=IF([.E91]=&quot;&quot;;&quot;&quot;;CONCATENATE([.E91];&quot;%&quot;;[.F91];&quot;%&quot;;[.G91];&quot;%&quot;;[.H91]))" office:value-type="string" office:string-value="E_PCLT_COMMONS_MISSINGCOMPST%##|E_PCLT_COMMONS_CCYCL##|%композит (ИД: @@|red_id@@|) в каталоге отсутствует%a composite (ID: @@|red_id@@|) is missing in catalog">
            <text:p>E_PCLT_COMMONS_MISSINGCOMPST%##|E_PCLT_COMMONS_CCYCL##|%композит (ИД: @@|red_id@@|) в каталоге отсутствует%a composite (ID: @@|red_id@@|) is missing in catalog</text:p>
          </table:table-cell>
          <table:table-cell table:style-name="ce11" table:formula="of:=IF([.E91]=&quot;&quot;;&quot;&quot;;&quot;INSERT INTO tpls (pclt_id) VALUES('&quot;&amp;[.E91]&amp;&quot;');&quot;&amp;CHAR(13)&amp;CHAR(10) &amp; IF([.N91]=&quot;&quot;;&quot;&quot;;&quot;INSERT INTO tpls_localized (lng, pclt_id, structured_text) VALUES('&quot;&amp; [.N$20] &amp; &quot;', '&quot;&amp;[.E91]&amp;&quot;', '&quot;&amp;[.N91]&amp;&quot;');&quot;) &amp; CHAR(13)&amp;CHAR(10) &amp; IF([.O91]=&quot;&quot;;&quot;&quot;;&quot;INSERT INTO tpls_localized (lng, pclt_id, structured_text) VALUES('&quot;&amp;[.O$20]&amp;&quot;', '&quot;&amp;[.E91]&amp;&quot;', '&quot;&amp;[.O91]&amp;&quot;');&quot;) &amp; CHAR(13)&amp;CHAR(10)&amp;&quot;INSERT INTO tpls_inclusions_in_collections (tpls_collection_id, pclt_id, tpl_dflt_req_sdl) VALUES (&quot;&amp;[.C91]&amp;&quot;,'&quot;&amp;[.E91]&amp;&quot;','&quot;&amp;[.F91]&amp;&quot;');&quot;)" office:value-type="string" office:string-value="INSERT INTO tpls (pclt_id) VALUES('E_PCLT_COMMONS_MISSINGCOMPST');&#13;&#10;INSERT INTO tpls_localized (lng, pclt_id, structured_text) VALUES('rus', 'E_PCLT_COMMONS_MISSINGCOMPST', 'композит (ИД: @@|red_id@@|) в каталоге отсутствует');&#13;&#10;INSERT INTO tpls_localized (lng, pclt_id, structured_text) VALUES('eng', 'E_PCLT_COMMONS_MISSINGCOMPST', 'a composite (ID: @@|red_id@@|) is missing in catalog');&#13;&#10;INSERT INTO tpls_inclusions_in_collections (tpls_collection_id, pclt_id, tpl_dflt_req_sdl) VALUES (4,'E_PCLT_COMMONS_MISSINGCOMPST','##|E_PCLT_COMMONS_CCYCL##|');">
            <text:p>INSERT INTO tpls (pclt_id) VALUES('E_PCLT_COMMONS_MISSINGCOMPST');<text:line-break/>INSERT INTO tpls_localized (lng, pclt_id, structured_text) VALUES('rus', 'E_PCLT_COMMONS_MISSINGCOMPST', 'композит (ИД: @@|red_id@@|) в каталоге отсутствует');<text:line-break/>INSERT INTO tpls_localized (lng, pclt_id, structured_text) VALUES('eng', 'E_PCLT_COMMONS_MISSINGCOMPST', 'a composite (ID: @@|red_id@@|) is missing in catalog');<text:line-break/>INSERT INTO tpls_inclusions_in_collections (tpls_collection_id, pclt_id, tpl_dflt_req_sdl) VALUES (4,'E_PCLT_COMMONS_MISSINGCOMPST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1];&quot;'&quot;;&quot;''&quot;)" office:value-type="string" office:string-value="композит (ИД: @@|red_id@@|) в каталоге отсутствует">
            <text:p>композит (ИД: @@|red_id@@|) в каталоге отсутствует</text:p>
          </table:table-cell>
          <table:table-cell table:style-name="ce11" table:formula="of:=SUBSTITUTE([.H91];&quot;'&quot;;&quot;''&quot;)" office:value-type="string" office:string-value="a composite (ID: @@|red_id@@|) is missing in catalog">
            <text:p>a composite (ID: @@|red_id@@|) is missing in catalog</text:p>
          </table:table-cell>
          <table:table-cell table:style-name="ce11" table:formula="of:=SUBSTITUTE([.G91];&quot;&quot;&quot;&quot;;&quot;\&quot;&quot;&quot;)" office:value-type="string" office:string-value="композит (ИД: @@|red_id@@|) в каталоге отсутствует">
            <text:p>композит (ИД: @@|red_id@@|) в каталоге отсутствует</text:p>
          </table:table-cell>
          <table:table-cell table:style-name="ce11" table:formula="of:=SUBSTITUTE([.H91];&quot;&quot;&quot;&quot;;&quot;\&quot;&quot;&quot;)" office:value-type="string" office:string-value="a composite (ID: @@|red_id@@|) is missing in catalog">
            <text:p>a composite (ID: @@|red_id@@|) is missing in catalog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2]=&quot;General commons&quot;;1;IF([.B92]=&quot;General DB commons&quot;;2;IF([.B92]=&quot;General networking commons&quot;;3;IF([.B92]=&quot;PCLT messages&quot;;4;IF([.B92]=&quot;PCLT-DB messages&quot;;5;-1)))))" office:value-type="float" office:value="4">
            <text:p>4</text:p>
          </table:table-cell>
          <table:table-cell table:style-name="ce11" table:formula="of:=IF([.E92]=&quot;&quot;;&quot;&quot;;CONCATENATE(&quot;##|&quot;;[.E92];&quot;##|&quot;) )" office:value-type="string" office:string-value="##|E_PCLT_COMMONS_MISSINGCOMPSTBYRER##|">
            <text:p>##|E_PCLT_COMMONS_MISSINGCOMPSTBYRER##|</text:p>
          </table:table-cell>
          <table:table-cell table:style-name="ce7" office:value-type="string">
            <text:p>E_PCLT_COMMONS_MISSINGCOMPSTBYRER</text:p>
          </table:table-cell>
          <table:table-cell table:style-name="ce11" office:value-type="string">
            <text:p>##|E_PCLT_COMMONS_CCYCL##|</text:p>
          </table:table-cell>
          <table:table-cell table:style-name="ce7" office:value-type="string">
            <text:p>##|E_PCLT_COMMONS_MISSINGCOMPST##|. На недостающий композит ссылается шаблон (ИД: @@|rer_id@@|)</text:p>
          </table:table-cell>
          <table:table-cell table:style-name="ce7" office:value-type="string">
            <text:p>##|E_PCLT_COMMONS_MISSINGCOMPST##|. The missing composite is required by the message template (ID: @@|rer_id@@|)</text:p>
          </table:table-cell>
          <table:table-cell table:style-name="ce7"/>
          <table:table-cell table:style-name="ce7" table:formula="of:=IF([.E92]=&quot;&quot;;&quot;&quot;;CONCATENATE(&quot;, (&quot;;CHAR(34);[.E92];CHAR(34);&quot;, (M.fromList [(&quot; &amp; CHAR(34) &amp; [.P$20] &amp; CHAR(34) &amp; &quot;, &quot; &amp; IF([.P92]=&quot;&quot;;&quot;B.empty&quot;;&quot;B.pack &quot; &amp; CHAR(34) &amp; [.P92] &amp; CHAR(34)) &amp; &quot;), (&quot; &amp; CHAR(34) &amp; [.Q$20] &amp; CHAR(34) &amp; &quot;, &quot; &amp; IF([.Q92]=&quot;&quot;;&quot;B.empty&quot;;&quot;B.pack &quot; &amp; CHAR(34) &amp; [.Q92] &amp; CHAR(34)) &amp; &quot;)], str2PCLT_SDL Required_SDLM &quot;;CHAR(34);[.F92];CHAR(34);&quot; inner_cfg))&quot;))" office:value-type="string" office:string-value=", (&quot;E_PCLT_COMMONS_MISSINGCOMPSTBYRER&quot;, (M.fromList [(&quot;rus&quot;, B.pack &quot;##|E_PCLT_COMMONS_MISSINGCOMPST##|. На недостающий композит ссылается шаблон (ИД: @@|rer_id@@|)&quot;), (&quot;eng&quot;, B.pack &quot;##|E_PCLT_COMMONS_MISSINGCOMPST##|. The missing composite is required by the message template (ID: @@|rer_id@@|)&quot;)], str2PCLT_SDL Required_SDLM &quot;##|E_PCLT_COMMONS_CCYCL##|&quot; inner_cfg))">
            <text:p>, ("E_PCLT_COMMONS_MISSINGCOMPSTBYRER", (M.fromList [("rus", B.pack "##|E_PCLT_COMMONS_MISSINGCOMPST##|. На недостающий композит ссылается шаблон (ИД: @@|rer_id@@|)"), ("eng", B.pack "##|E_PCLT_COMMONS_MISSINGCOMPST##|. The missing composite is required by the message template (ID: @@|rer_id@@|)")], str2PCLT_SDL Required_SDLM "##|E_PCLT_COMMONS_CCYCL##|" inner_cfg))</text:p>
          </table:table-cell>
          <table:table-cell table:style-name="ce7" table:formula="of:=IF([.E92]=&quot;&quot;;&quot;&quot;;CONCATENATE([.E92];&quot;%&quot;;[.F92];&quot;%&quot;;[.G92];&quot;%&quot;;[.H92]))" office:value-type="string" office:string-value="E_PCLT_COMMONS_MISSINGCOMPSTBYRER%##|E_PCLT_COMMONS_CCYCL##|%##|E_PCLT_COMMONS_MISSINGCOMPST##|. На недостающий композит ссылается шаблон (ИД: @@|rer_id@@|)%##|E_PCLT_COMMONS_MISSINGCOMPST##|. The missing composite is required by the message template (ID: @@|rer_id@@|)">
            <text:p>E_PCLT_COMMONS_MISSINGCOMPSTBYRER%##|E_PCLT_COMMONS_CCYCL##|%##|E_PCLT_COMMONS_MISSINGCOMPST##|. На недостающий композит ссылается шаблон (ИД: @@|rer_id@@|)%##|E_PCLT_COMMONS_MISSINGCOMPST##|. The missing composite is required by the message template (ID: @@|rer_id@@|)</text:p>
          </table:table-cell>
          <table:table-cell table:style-name="ce11" table:formula="of:=IF([.E92]=&quot;&quot;;&quot;&quot;;&quot;INSERT INTO tpls (pclt_id) VALUES('&quot;&amp;[.E92]&amp;&quot;');&quot;&amp;CHAR(13)&amp;CHAR(10) &amp; IF([.N92]=&quot;&quot;;&quot;&quot;;&quot;INSERT INTO tpls_localized (lng, pclt_id, structured_text) VALUES('&quot;&amp; [.N$20] &amp; &quot;', '&quot;&amp;[.E92]&amp;&quot;', '&quot;&amp;[.N92]&amp;&quot;');&quot;) &amp; CHAR(13)&amp;CHAR(10) &amp; IF([.O92]=&quot;&quot;;&quot;&quot;;&quot;INSERT INTO tpls_localized (lng, pclt_id, structured_text) VALUES('&quot;&amp;[.O$20]&amp;&quot;', '&quot;&amp;[.E92]&amp;&quot;', '&quot;&amp;[.O92]&amp;&quot;');&quot;) &amp; CHAR(13)&amp;CHAR(10)&amp;&quot;INSERT INTO tpls_inclusions_in_collections (tpls_collection_id, pclt_id, tpl_dflt_req_sdl) VALUES (&quot;&amp;[.C92]&amp;&quot;,'&quot;&amp;[.E92]&amp;&quot;','&quot;&amp;[.F92]&amp;&quot;');&quot;)" office:value-type="string" office:string-value="INSERT INTO tpls (pclt_id) VALUES('E_PCLT_COMMONS_MISSINGCOMPSTBYRER');&#13;&#10;INSERT INTO tpls_localized (lng, pclt_id, structured_text) VALUES('rus', 'E_PCLT_COMMONS_MISSINGCOMPSTBYRER', '##|E_PCLT_COMMONS_MISSINGCOMPST##|. На недостающий композит ссылается шаблон (ИД: @@|rer_id@@|)');&#13;&#10;INSERT INTO tpls_localized (lng, pclt_id, structured_text) VALUES('eng', 'E_PCLT_COMMONS_MISSINGCOMPSTBYRER', '##|E_PCLT_COMMONS_MISSINGCOMPST##|. The missing composite is required by the message template (ID: @@|rer_id@@|)');&#13;&#10;INSERT INTO tpls_inclusions_in_collections (tpls_collection_id, pclt_id, tpl_dflt_req_sdl) VALUES (4,'E_PCLT_COMMONS_MISSINGCOMPSTBYRER','##|E_PCLT_COMMONS_CCYCL##|');">
            <text:p>INSERT INTO tpls (pclt_id) VALUES('E_PCLT_COMMONS_MISSINGCOMPSTBYRER');<text:line-break/>INSERT INTO tpls_localized (lng, pclt_id, structured_text) VALUES('rus', 'E_PCLT_COMMONS_MISSINGCOMPSTBYRER', '##|E_PCLT_COMMONS_MISSINGCOMPST##|. На недостающий композит ссылается шаблон (ИД: @@|rer_id@@|)');<text:line-break/>INSERT INTO tpls_localized (lng, pclt_id, structured_text) VALUES('eng', 'E_PCLT_COMMONS_MISSINGCOMPSTBYRER', '##|E_PCLT_COMMONS_MISSINGCOMPST##|. The missing composite is required by the message template (ID: @@|rer_id@@|)');<text:line-break/>INSERT INTO tpls_inclusions_in_collections (tpls_collection_id, pclt_id, tpl_dflt_req_sdl) VALUES (4,'E_PCLT_COMMONS_MISSINGCOMPSTBYRER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2];&quot;'&quot;;&quot;''&quot;)" office:value-type="string" office:string-value="##|E_PCLT_COMMONS_MISSINGCOMPST##|. На недостающий композит ссылается шаблон (ИД: @@|rer_id@@|)">
            <text:p>##|E_PCLT_COMMONS_MISSINGCOMPST##|. На недостающий композит ссылается шаблон (ИД: @@|rer_id@@|)</text:p>
          </table:table-cell>
          <table:table-cell table:style-name="ce11" table:formula="of:=SUBSTITUTE([.H92];&quot;'&quot;;&quot;''&quot;)" office:value-type="string" office:string-value="##|E_PCLT_COMMONS_MISSINGCOMPST##|. The missing composite is required by the message template (ID: @@|rer_id@@|)">
            <text:p>##|E_PCLT_COMMONS_MISSINGCOMPST##|. The missing composite is required by the message template (ID: @@|rer_id@@|)</text:p>
          </table:table-cell>
          <table:table-cell table:style-name="ce11" table:formula="of:=SUBSTITUTE([.G92];&quot;&quot;&quot;&quot;;&quot;\&quot;&quot;&quot;)" office:value-type="string" office:string-value="##|E_PCLT_COMMONS_MISSINGCOMPST##|. На недостающий композит ссылается шаблон (ИД: @@|rer_id@@|)">
            <text:p>##|E_PCLT_COMMONS_MISSINGCOMPST##|. На недостающий композит ссылается шаблон (ИД: @@|rer_id@@|)</text:p>
          </table:table-cell>
          <table:table-cell table:style-name="ce11" table:formula="of:=SUBSTITUTE([.H92];&quot;&quot;&quot;&quot;;&quot;\&quot;&quot;&quot;)" office:value-type="string" office:string-value="##|E_PCLT_COMMONS_MISSINGCOMPST##|. The missing composite is required by the message template (ID: @@|rer_id@@|)">
            <text:p>##|E_PCLT_COMMONS_MISSINGCOMPST##|. The missing composite is required by the message template (ID: @@|rer_id@@|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3]=&quot;General commons&quot;;1;IF([.B93]=&quot;General DB commons&quot;;2;IF([.B93]=&quot;General networking commons&quot;;3;IF([.B93]=&quot;PCLT messages&quot;;4;IF([.B93]=&quot;PCLT-DB messages&quot;;5;-1)))))" office:value-type="float" office:value="4">
            <text:p>4</text:p>
          </table:table-cell>
          <table:table-cell table:style-name="ce11" table:formula="of:=IF([.E93]=&quot;&quot;;&quot;&quot;;CONCATENATE(&quot;##|&quot;;[.E93];&quot;##|&quot;) )" office:value-type="string" office:string-value="##|E_PCLT_COMMONS_TDLIM##|">
            <text:p>##|E_PCLT_COMMONS_TDLIM##|</text:p>
          </table:table-cell>
          <table:table-cell table:style-name="ce11" office:value-type="string">
            <text:p>E_PCLT_COMMONS_TDLIM</text:p>
          </table:table-cell>
          <table:table-cell table:style-name="ce11" office:value-type="string">
            <text:p>##|E_PCLT_COMMONS_CCYCL##|</text:p>
          </table:table-cell>
          <table:table-cell table:style-name="ce7" office:value-type="string">
            <text:p>шаблон (ИД: @@|tpl_id@@|) на основном языке не дан, но дан для др. языков. ДЛЯ ВСЕХ ЯЗЫКОВ данный шаблон будет отвергнут</text:p>
          </table:table-cell>
          <table:table-cell table:style-name="ce7" office:value-type="string">
            <text:p>A message template (ID: @@|tpl_id@@|) in default language is missing (while persisting for other languages). FOR ALL LANGUAGES the message template will be discarded</text:p>
          </table:table-cell>
          <table:table-cell table:style-name="ce7" office:value-type="string">
            <text:p><text:s/></text:p>
          </table:table-cell>
          <table:table-cell table:style-name="ce7" table:formula="of:=IF([.E93]=&quot;&quot;;&quot;&quot;;CONCATENATE(&quot;, (&quot;;CHAR(34);[.E93];CHAR(34);&quot;, (M.fromList [(&quot; &amp; CHAR(34) &amp; [.P$20] &amp; CHAR(34) &amp; &quot;, &quot; &amp; IF([.P93]=&quot;&quot;;&quot;B.empty&quot;;&quot;B.pack &quot; &amp; CHAR(34) &amp; [.P93] &amp; CHAR(34)) &amp; &quot;), (&quot; &amp; CHAR(34) &amp; [.Q$20] &amp; CHAR(34) &amp; &quot;, &quot; &amp; IF([.Q93]=&quot;&quot;;&quot;B.empty&quot;;&quot;B.pack &quot; &amp; CHAR(34) &amp; [.Q93] &amp; CHAR(34)) &amp; &quot;)], str2PCLT_SDL Required_SDLM &quot;;CHAR(34);[.F93];CHAR(34);&quot; inner_cfg))&quot;))" office:value-type="string" office:string-value=", (&quot;E_PCLT_COMMONS_TDLIM&quot;, (M.fromList [(&quot;rus&quot;, B.pack &quot;шаблон (ИД: @@|tpl_id@@|) на основном языке не дан, но дан для др. языков. ДЛЯ ВСЕХ ЯЗЫКОВ данный шаблон будет отвергнут&quot;), (&quot;eng&quot;, B.pack &quot;A message template (ID: @@|tpl_id@@|) in default language is missing (while persisting for other languages). FOR ALL LANGUAGES the message template will be discarded&quot;)], str2PCLT_SDL Required_SDLM &quot;##|E_PCLT_COMMONS_CCYCL##|&quot; inner_cfg))">
            <text:p>, ("E_PCLT_COMMONS_TDLIM", (M.fromList [("rus", B.pack "шаблон (ИД: @@|tpl_id@@|) на основном языке не дан, но дан для др. языков. ДЛЯ ВСЕХ ЯЗЫКОВ данный шаблон будет отвергнут"), ("eng", B.pack "A message template (ID: @@|tpl_id@@|) in default language is missing (while persisting for other languages). FOR ALL LANGUAGES the message template will be discarded")], str2PCLT_SDL Required_SDLM "##|E_PCLT_COMMONS_CCYCL##|" inner_cfg))</text:p>
          </table:table-cell>
          <table:table-cell table:style-name="ce7" table:formula="of:=IF([.E93]=&quot;&quot;;&quot;&quot;;CONCATENATE([.E93];&quot;%&quot;;[.F93];&quot;%&quot;;[.G93];&quot;%&quot;;[.H93]))" office:value-type="string" office:string-value="E_PCLT_COMMONS_TDLIM%##|E_PCLT_COMMONS_CCYCL##|%шаблон (ИД: @@|tpl_id@@|) на основном языке не дан, но дан для др. языков. ДЛЯ ВСЕХ ЯЗЫКОВ данный шаблон будет отвергнут%A message template (ID: @@|tpl_id@@|) in default language is missing (while persisting for other languages). FOR ALL LANGUAGES the message template will be discarded">
            <text:p>E_PCLT_COMMONS_TDLIM%##|E_PCLT_COMMONS_CCYCL##|%шаблон (ИД: @@|tpl_id@@|) на основном языке не дан, но дан для др. языков. ДЛЯ ВСЕХ ЯЗЫКОВ данный шаблон будет отвергнут%A message template (ID: @@|tpl_id@@|) in default language is missing (while persisting for other languages). FOR ALL LANGUAGES the message template will be discarded</text:p>
          </table:table-cell>
          <table:table-cell table:style-name="ce11" table:formula="of:=IF([.E93]=&quot;&quot;;&quot;&quot;;&quot;INSERT INTO tpls (pclt_id) VALUES('&quot;&amp;[.E93]&amp;&quot;');&quot;&amp;CHAR(13)&amp;CHAR(10) &amp; IF([.N93]=&quot;&quot;;&quot;&quot;;&quot;INSERT INTO tpls_localized (lng, pclt_id, structured_text) VALUES('&quot;&amp; [.N$20] &amp; &quot;', '&quot;&amp;[.E93]&amp;&quot;', '&quot;&amp;[.N93]&amp;&quot;');&quot;) &amp; CHAR(13)&amp;CHAR(10) &amp; IF([.O93]=&quot;&quot;;&quot;&quot;;&quot;INSERT INTO tpls_localized (lng, pclt_id, structured_text) VALUES('&quot;&amp;[.O$20]&amp;&quot;', '&quot;&amp;[.E93]&amp;&quot;', '&quot;&amp;[.O93]&amp;&quot;');&quot;) &amp; CHAR(13)&amp;CHAR(10)&amp;&quot;INSERT INTO tpls_inclusions_in_collections (tpls_collection_id, pclt_id, tpl_dflt_req_sdl) VALUES (&quot;&amp;[.C93]&amp;&quot;,'&quot;&amp;[.E93]&amp;&quot;','&quot;&amp;[.F93]&amp;&quot;');&quot;)" office:value-type="string" office:string-value="INSERT INTO tpls (pclt_id) VALUES('E_PCLT_COMMONS_TDLIM');&#13;&#10;INSERT INTO tpls_localized (lng, pclt_id, structured_text) VALUES('rus', 'E_PCLT_COMMONS_TDLIM', 'шаблон (ИД: @@|tpl_id@@|) на основном языке не дан, но дан для др. языков. ДЛЯ ВСЕХ ЯЗЫКОВ данный шаблон будет отвергнут');&#13;&#10;INSERT INTO tpls_localized (lng, pclt_id, structured_text) VALUES('eng', 'E_PCLT_COMMONS_TDLIM', 'A message template (ID: @@|tpl_id@@|) in default language is missing (while persisting for other languages). FOR ALL LANGUAGES the message template will be discarded');&#13;&#10;INSERT INTO tpls_inclusions_in_collections (tpls_collection_id, pclt_id, tpl_dflt_req_sdl) VALUES (4,'E_PCLT_COMMONS_TDLIM','##|E_PCLT_COMMONS_CCYCL##|');">
            <text:p>INSERT INTO tpls (pclt_id) VALUES('E_PCLT_COMMONS_TDLIM');<text:line-break/>INSERT INTO tpls_localized (lng, pclt_id, structured_text) VALUES('rus', 'E_PCLT_COMMONS_TDLIM', 'шаблон (ИД: @@|tpl_id@@|) на основном языке не дан, но дан для др. языков. ДЛЯ ВСЕХ ЯЗЫКОВ данный шаблон будет отвергнут');<text:line-break/>INSERT INTO tpls_localized (lng, pclt_id, structured_text) VALUES('eng', 'E_PCLT_COMMONS_TDLIM', 'A message template (ID: @@|tpl_id@@|) in default language is missing (while persisting for other languages). FOR ALL LANGUAGES the message template will be discarded');<text:line-break/>INSERT INTO tpls_inclusions_in_collections (tpls_collection_id, pclt_id, tpl_dflt_req_sdl) VALUES (4,'E_PCLT_COMMONS_TDLIM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3];&quot;'&quot;;&quot;''&quot;)" office:value-type="string" office:string-value="шаблон (ИД: @@|tpl_id@@|) на основном языке не дан, но дан для др. языков. ДЛЯ ВСЕХ ЯЗЫКОВ данный шаблон будет отвергнут">
            <text:p>шаблон (ИД: @@|tpl_id@@|) на основном языке не дан, но дан для др. языков. ДЛЯ ВСЕХ ЯЗЫКОВ данный шаблон будет отвергнут</text:p>
          </table:table-cell>
          <table:table-cell table:style-name="ce11" table:formula="of:=SUBSTITUTE([.H93];&quot;'&quot;;&quot;''&quot;)" office:value-type="string" office:string-value="A message template (ID: @@|tpl_id@@|) in default language is missing (while persisting for other languages). FOR ALL LANGUAGES the message template will be discarded">
            <text:p>A message template (ID: @@|tpl_id@@|) in default language is missing (while persisting for other languages). FOR ALL LANGUAGES the message template will be discarded</text:p>
          </table:table-cell>
          <table:table-cell table:style-name="ce11" table:formula="of:=SUBSTITUTE([.G93];&quot;&quot;&quot;&quot;;&quot;\&quot;&quot;&quot;)" office:value-type="string" office:string-value="шаблон (ИД: @@|tpl_id@@|) на основном языке не дан, но дан для др. языков. ДЛЯ ВСЕХ ЯЗЫКОВ данный шаблон будет отвергнут">
            <text:p>шаблон (ИД: @@|tpl_id@@|) на основном языке не дан, но дан для др. языков. ДЛЯ ВСЕХ ЯЗЫКОВ данный шаблон будет отвергнут</text:p>
          </table:table-cell>
          <table:table-cell table:style-name="ce11" table:formula="of:=SUBSTITUTE([.H93];&quot;&quot;&quot;&quot;;&quot;\&quot;&quot;&quot;)" office:value-type="string" office:string-value="A message template (ID: @@|tpl_id@@|) in default language is missing (while persisting for other languages). FOR ALL LANGUAGES the message template will be discarded">
            <text:p>A message template (ID: @@|tpl_id@@|) in default language is missing (while persisting for other languages). FOR ALL LANGUAGES the message template will be discarded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4]=&quot;General commons&quot;;1;IF([.B94]=&quot;General DB commons&quot;;2;IF([.B94]=&quot;General networking commons&quot;;3;IF([.B94]=&quot;PCLT messages&quot;;4;IF([.B94]=&quot;PCLT-DB messages&quot;;5;-1)))))" office:value-type="float" office:value="4">
            <text:p>4</text:p>
          </table:table-cell>
          <table:table-cell table:style-name="ce11" table:formula="of:=IF([.E94]=&quot;&quot;;&quot;&quot;;CONCATENATE(&quot;##|&quot;;[.E94];&quot;##|&quot;) )" office:value-type="string" office:string-value="##|E_PCLT_COMMONS_DLTCPSDFOON##|">
            <text:p>##|E_PCLT_COMMONS_DLTCPSDFOON##|</text:p>
          </table:table-cell>
          <table:table-cell table:style-name="ce11" office:value-type="string">
            <text:p>E_PCLT_COMMONS_DLTCPSDFOON</text:p>
          </table:table-cell>
          <table:table-cell table:style-name="ce11" office:value-type="string">
            <text:p>##|E_PCLT_COMMONS_CCYCL##|</text:p>
          </table:table-cell>
          <table:table-cell table:style-name="ce7" office:value-type="string">
            <text:p>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</text:p>
          </table:table-cell>
          <table:table-cell table:style-name="ce7" office:value-type="string">
            <text:p>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</text:p>
          </table:table-cell>
          <table:table-cell table:style-name="ce7" office:value-type="string">
            <text:p><text:s/></text:p>
          </table:table-cell>
          <table:table-cell table:style-name="ce7" table:formula="of:=IF([.E94]=&quot;&quot;;&quot;&quot;;CONCATENATE(&quot;, (&quot;;CHAR(34);[.E94];CHAR(34);&quot;, (M.fromList [(&quot; &amp; CHAR(34) &amp; [.P$20] &amp; CHAR(34) &amp; &quot;, &quot; &amp; IF([.P94]=&quot;&quot;;&quot;B.empty&quot;;&quot;B.pack &quot; &amp; CHAR(34) &amp; [.P94] &amp; CHAR(34)) &amp; &quot;), (&quot; &amp; CHAR(34) &amp; [.Q$20] &amp; CHAR(34) &amp; &quot;, &quot; &amp; IF([.Q94]=&quot;&quot;;&quot;B.empty&quot;;&quot;B.pack &quot; &amp; CHAR(34) &amp; [.Q94] &amp; CHAR(34)) &amp; &quot;)], str2PCLT_SDL Required_SDLM &quot;;CHAR(34);[.F94];CHAR(34);&quot; inner_cfg))&quot;))" office:value-type="string" office:string-value=", (&quot;E_PCLT_COMMONS_DLTCPSDFOON&quot;, (M.fromList [(&quot;rus&quot;, B.pack &quot;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&quot;), (&quot;eng&quot;, B.pack &quot;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&quot;)], str2PCLT_SDL Required_SDLM &quot;##|E_PCLT_COMMONS_CCYCL##|&quot; inner_cfg))">
            <text:p>, ("E_PCLT_COMMONS_DLTCPSDFOON", (M.fromList [("rus", B.pack "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"), ("eng", B.pack "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")], str2PCLT_SDL Required_SDLM "##|E_PCLT_COMMONS_CCYCL##|" inner_cfg))</text:p>
          </table:table-cell>
          <table:table-cell table:style-name="ce7" table:formula="of:=IF([.E94]=&quot;&quot;;&quot;&quot;;CONCATENATE([.E94];&quot;%&quot;;[.F94];&quot;%&quot;;[.G94];&quot;%&quot;;[.H94]))" office:value-type="string" office:string-value="E_PCLT_COMMONS_DLTCPSDFOON%##|E_PCLT_COMMONS_CCYCL##|%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%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">
            <text:p>E_PCLT_COMMONS_DLTCPSDFOON%##|E_PCLT_COMMONS_CCYCL##|%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%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</text:p>
          </table:table-cell>
          <table:table-cell table:style-name="ce11" table:formula="of:=IF([.E94]=&quot;&quot;;&quot;&quot;;&quot;INSERT INTO tpls (pclt_id) VALUES('&quot;&amp;[.E94]&amp;&quot;');&quot;&amp;CHAR(13)&amp;CHAR(10) &amp; IF([.N94]=&quot;&quot;;&quot;&quot;;&quot;INSERT INTO tpls_localized (lng, pclt_id, structured_text) VALUES('&quot;&amp; [.N$20] &amp; &quot;', '&quot;&amp;[.E94]&amp;&quot;', '&quot;&amp;[.N94]&amp;&quot;');&quot;) &amp; CHAR(13)&amp;CHAR(10) &amp; IF([.O94]=&quot;&quot;;&quot;&quot;;&quot;INSERT INTO tpls_localized (lng, pclt_id, structured_text) VALUES('&quot;&amp;[.O$20]&amp;&quot;', '&quot;&amp;[.E94]&amp;&quot;', '&quot;&amp;[.O94]&amp;&quot;');&quot;) &amp; CHAR(13)&amp;CHAR(10)&amp;&quot;INSERT INTO tpls_inclusions_in_collections (tpls_collection_id, pclt_id, tpl_dflt_req_sdl) VALUES (&quot;&amp;[.C94]&amp;&quot;,'&quot;&amp;[.E94]&amp;&quot;','&quot;&amp;[.F94]&amp;&quot;');&quot;)" office:value-type="string" office:string-value="INSERT INTO tpls (pclt_id) VALUES('E_PCLT_COMMONS_DLTCPSDFOON');&#13;&#10;INSERT INTO tpls_localized (lng, pclt_id, structured_text) VALUES('rus', 'E_PCLT_COMMONS_DLTCPSDFOON', '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');&#13;&#10;INSERT INTO tpls_localized (lng, pclt_id, structured_text) VALUES('eng', 'E_PCLT_COMMONS_DLTCPSDFOON', 'A message template''s (ID: @@|tpl_id@@|) sets of subcomposites and parameters differs for default and nondefault languages (''@@|lng@@|''). The template version for this nondefault language WILL BE DISCARDED (if such strictness doesn''t fit your needs, change catalog configuration parameter &lt;StrictOrient_ofParamsAndCmpsts_onDfltLngTplsSets&gt;)');&#13;&#10;INSERT INTO tpls_inclusions_in_collections (tpls_collection_id, pclt_id, tpl_dflt_req_sdl) VALUES (4,'E_PCLT_COMMONS_DLTCPSDFOON','##|E_PCLT_COMMONS_CCYCL##|');">
            <text:p>INSERT INTO tpls (pclt_id) VALUES('E_PCLT_COMMONS_DLTCPSDFOON');<text:line-break/>INSERT INTO tpls_localized (lng, pclt_id, structured_text) VALUES('rus', 'E_PCLT_COMMONS_DLTCPSDFOON', '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');<text:line-break/>INSERT INTO tpls_localized (lng, pclt_id, structured_text) VALUES('eng', 'E_PCLT_COMMONS_DLTCPSDFOON', 'A message template''s (ID: @@|tpl_id@@|) sets of subcomposites and parameters differs for default and nondefault languages (''@@|lng@@|''). The template version for this nondefault language WILL BE DISCARDED (if such strictness doesn''t fit your needs, change catalog configuration parameter &lt;StrictOrient_ofParamsAndCmpsts_onDfltLngTplsSets&gt;)');<text:line-break/>INSERT INTO tpls_inclusions_in_collections (tpls_collection_id, pclt_id, tpl_dflt_req_sdl) VALUES (4,'E_PCLT_COMMONS_DLTCPSDFOON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4];&quot;'&quot;;&quot;''&quot;)" office:value-type="string" office:string-value="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">
            <text:p>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</text:p>
          </table:table-cell>
          <table:table-cell table:style-name="ce11" table:formula="of:=SUBSTITUTE([.H94];&quot;'&quot;;&quot;''&quot;)" office:value-type="string" office:string-value="A message template''s (ID: @@|tpl_id@@|) sets of subcomposites and parameters differs for default and nondefault languages (''@@|lng@@|''). The template version for this nondefault language WILL BE DISCARDED (if such strictness doesn''t fit your needs, change catalog configuration parameter &lt;StrictOrient_ofParamsAndCmpsts_onDfltLngTplsSets&gt;)">
            <text:p>A message template''s (ID: @@|tpl_id@@|) sets of subcomposites and parameters differs for default and nondefault languages (''@@|lng@@|''). The template version for this nondefault language WILL BE DISCARDED (if such strictness doesn''t fit your needs, change catalog configuration parameter &lt;StrictOrient_ofParamsAndCmpsts_onDfltLngTplsSets&gt;)</text:p>
          </table:table-cell>
          <table:table-cell table:style-name="ce11" table:formula="of:=SUBSTITUTE([.G94];&quot;&quot;&quot;&quot;;&quot;\&quot;&quot;&quot;)" office:value-type="string" office:string-value="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">
            <text:p>шаблон (ИД: @@|tpl_id@@|) - его множества параметров и композитов отличаются для основного языка и для НЕосновного языка «@@|lng@@|». Версия шаблона на НЕосновном языке отвергнута (если такая строгость вас неустраивает, подрегулируйте параметр &lt;StrictOrient_ofParamsAndCmpsts_onDfltLngTplsSets&gt; в конфигурации каталога)</text:p>
          </table:table-cell>
          <table:table-cell table:style-name="ce11" table:formula="of:=SUBSTITUTE([.H94];&quot;&quot;&quot;&quot;;&quot;\&quot;&quot;&quot;)" office:value-type="string" office:string-value="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">
            <text:p>A message template's (ID: @@|tpl_id@@|) sets of subcomposites and parameters differs for default and nondefault languages ('@@|lng@@|'). The template version for this nondefault language WILL BE DISCARDED (if such strictness doesn't fit your needs, change catalog configuration parameter &lt;StrictOrient_ofParamsAndCmpsts_onDfltLngTplsSets&gt;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5]=&quot;General commons&quot;;1;IF([.B95]=&quot;General DB commons&quot;;2;IF([.B95]=&quot;General networking commons&quot;;3;IF([.B95]=&quot;PCLT messages&quot;;4;IF([.B95]=&quot;PCLT-DB messages&quot;;5;-1)))))" office:value-type="float" office:value="4">
            <text:p>4</text:p>
          </table:table-cell>
          <table:table-cell table:style-name="ce11" table:formula="of:=IF([.E95]=&quot;&quot;;&quot;&quot;;CONCATENATE(&quot;##|&quot;;[.E95];&quot;##|&quot;) )" office:value-type="string" office:string-value="##|E_PCLT_COMMONS_UNIQUEVIOL##|">
            <text:p>##|E_PCLT_COMMONS_UNIQUEVIOL##|</text:p>
          </table:table-cell>
          <table:table-cell table:style-name="ce11" office:value-type="string">
            <text:p>E_PCLT_COMMONS_UNIQUEVIOL</text:p>
          </table:table-cell>
          <table:table-cell table:style-name="ce11" office:value-type="string">
            <text:p>##|E_PCLT_COMMONS_CCYCL##|</text:p>
          </table:table-cell>
          <table:table-cell table:style-name="ce11" office:value-type="string">
            <text:p>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</text:p>
          </table:table-cell>
          <table:table-cell table:style-name="ce11" office:value-type="string">
            <text:p>the localizeble template (ID: @@|tpl_id@@|) is already localized in languages @@|lng_list@@|, - new localizations' versions can't be added (without throwing away old ones)</text:p>
          </table:table-cell>
          <table:table-cell table:style-name="ce7"/>
          <table:table-cell table:style-name="ce7" table:formula="of:=IF([.E95]=&quot;&quot;;&quot;&quot;;CONCATENATE(&quot;, (&quot;;CHAR(34);[.E95];CHAR(34);&quot;, (M.fromList [(&quot; &amp; CHAR(34) &amp; [.P$20] &amp; CHAR(34) &amp; &quot;, &quot; &amp; IF([.P95]=&quot;&quot;;&quot;B.empty&quot;;&quot;B.pack &quot; &amp; CHAR(34) &amp; [.P95] &amp; CHAR(34)) &amp; &quot;), (&quot; &amp; CHAR(34) &amp; [.Q$20] &amp; CHAR(34) &amp; &quot;, &quot; &amp; IF([.Q95]=&quot;&quot;;&quot;B.empty&quot;;&quot;B.pack &quot; &amp; CHAR(34) &amp; [.Q95] &amp; CHAR(34)) &amp; &quot;)], str2PCLT_SDL Required_SDLM &quot;;CHAR(34);[.F95];CHAR(34);&quot; inner_cfg))&quot;))" office:value-type="string" office:string-value=", (&quot;E_PCLT_COMMONS_UNIQUEVIOL&quot;, (M.fromList [(&quot;rus&quot;, B.pack &quot;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&quot;), (&quot;eng&quot;, B.pack &quot;the localizeble template (ID: @@|tpl_id@@|) is already localized in languages @@|lng_list@@|, - new localizations' versions can't be added (without throwing away old ones)&quot;)], str2PCLT_SDL Required_SDLM &quot;##|E_PCLT_COMMONS_CCYCL##|&quot; inner_cfg))">
            <text:p>, ("E_PCLT_COMMONS_UNIQUEVIOL", (M.fromList [("rus", B.pack "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"), ("eng", B.pack "the localizeble template (ID: @@|tpl_id@@|) is already localized in languages @@|lng_list@@|, - new localizations' versions can't be added (without throwing away old ones)")], str2PCLT_SDL Required_SDLM "##|E_PCLT_COMMONS_CCYCL##|" inner_cfg))</text:p>
          </table:table-cell>
          <table:table-cell table:style-name="ce7" table:formula="of:=IF([.E95]=&quot;&quot;;&quot;&quot;;CONCATENATE([.E95];&quot;%&quot;;[.F95];&quot;%&quot;;[.G95];&quot;%&quot;;[.H95]))" office:value-type="string" office:string-value="E_PCLT_COMMONS_UNIQUEVIOL%##|E_PCLT_COMMONS_CCYCL##|%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%the localizeble template (ID: @@|tpl_id@@|) is already localized in languages @@|lng_list@@|, - new localizations' versions can't be added (without throwing away old ones)">
            <text:p>E_PCLT_COMMONS_UNIQUEVIOL%##|E_PCLT_COMMONS_CCYCL##|%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%the localizeble template (ID: @@|tpl_id@@|) is already localized in languages @@|lng_list@@|, - new localizations' versions can't be added (without throwing away old ones)</text:p>
          </table:table-cell>
          <table:table-cell table:style-name="ce11" table:formula="of:=IF([.E95]=&quot;&quot;;&quot;&quot;;&quot;INSERT INTO tpls (pclt_id) VALUES('&quot;&amp;[.E95]&amp;&quot;');&quot;&amp;CHAR(13)&amp;CHAR(10) &amp; IF([.N95]=&quot;&quot;;&quot;&quot;;&quot;INSERT INTO tpls_localized (lng, pclt_id, structured_text) VALUES('&quot;&amp; [.N$20] &amp; &quot;', '&quot;&amp;[.E95]&amp;&quot;', '&quot;&amp;[.N95]&amp;&quot;');&quot;) &amp; CHAR(13)&amp;CHAR(10) &amp; IF([.O95]=&quot;&quot;;&quot;&quot;;&quot;INSERT INTO tpls_localized (lng, pclt_id, structured_text) VALUES('&quot;&amp;[.O$20]&amp;&quot;', '&quot;&amp;[.E95]&amp;&quot;', '&quot;&amp;[.O95]&amp;&quot;');&quot;) &amp; CHAR(13)&amp;CHAR(10)&amp;&quot;INSERT INTO tpls_inclusions_in_collections (tpls_collection_id, pclt_id, tpl_dflt_req_sdl) VALUES (&quot;&amp;[.C95]&amp;&quot;,'&quot;&amp;[.E95]&amp;&quot;','&quot;&amp;[.F95]&amp;&quot;');&quot;)" office:value-type="string" office:string-value="INSERT INTO tpls (pclt_id) VALUES('E_PCLT_COMMONS_UNIQUEVIOL');&#13;&#10;INSERT INTO tpls_localized (lng, pclt_id, structured_text) VALUES('rus', 'E_PCLT_COMMONS_UNIQUEVIOL', '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');&#13;&#10;INSERT INTO tpls_localized (lng, pclt_id, structured_text) VALUES('eng', 'E_PCLT_COMMONS_UNIQUEVIOL', 'the localizeble template (ID: @@|tpl_id@@|) is already localized in languages @@|lng_list@@|, - new localizations'' versions can''t be added (without throwing away old ones)');&#13;&#10;INSERT INTO tpls_inclusions_in_collections (tpls_collection_id, pclt_id, tpl_dflt_req_sdl) VALUES (4,'E_PCLT_COMMONS_UNIQUEVIOL','##|E_PCLT_COMMONS_CCYCL##|');">
            <text:p>INSERT INTO tpls (pclt_id) VALUES('E_PCLT_COMMONS_UNIQUEVIOL');<text:line-break/>INSERT INTO tpls_localized (lng, pclt_id, structured_text) VALUES('rus', 'E_PCLT_COMMONS_UNIQUEVIOL', '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');<text:line-break/>INSERT INTO tpls_localized (lng, pclt_id, structured_text) VALUES('eng', 'E_PCLT_COMMONS_UNIQUEVIOL', 'the localizeble template (ID: @@|tpl_id@@|) is already localized in languages @@|lng_list@@|, - new localizations'' versions can''t be added (without throwing away old ones)');<text:line-break/>INSERT INTO tpls_inclusions_in_collections (tpls_collection_id, pclt_id, tpl_dflt_req_sdl) VALUES (4,'E_PCLT_COMMONS_UNIQUEVIOL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5];&quot;'&quot;;&quot;''&quot;)" office:value-type="string" office:string-value="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">
            <text:p>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</text:p>
          </table:table-cell>
          <table:table-cell table:style-name="ce11" table:formula="of:=SUBSTITUTE([.H95];&quot;'&quot;;&quot;''&quot;)" office:value-type="string" office:string-value="the localizeble template (ID: @@|tpl_id@@|) is already localized in languages @@|lng_list@@|, - new localizations'' versions can''t be added (without throwing away old ones)">
            <text:p>the localizeble template (ID: @@|tpl_id@@|) is already localized in languages @@|lng_list@@|, - new localizations'' versions can''t be added (without throwing away old ones)</text:p>
          </table:table-cell>
          <table:table-cell table:style-name="ce11" table:formula="of:=SUBSTITUTE([.G95];&quot;&quot;&quot;&quot;;&quot;\&quot;&quot;&quot;)" office:value-type="string" office:string-value="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">
            <text:p>в локализуемом шаблоне (ИД: @@|tpl_id@@|), уже присутствует версия на языках @@|lng_list@@|, - языковые версии шаблона на этих языках добавить нельзя (не выкинув старые версии)</text:p>
          </table:table-cell>
          <table:table-cell table:style-name="ce11" table:formula="of:=SUBSTITUTE([.H95];&quot;&quot;&quot;&quot;;&quot;\&quot;&quot;&quot;)" office:value-type="string" office:string-value="the localizeble template (ID: @@|tpl_id@@|) is already localized in languages @@|lng_list@@|, - new localizations' versions can't be added (without throwing away old ones)">
            <text:p>the localizeble template (ID: @@|tpl_id@@|) is already localized in languages @@|lng_list@@|, - new localizations' versions can't be added (without throwing away old ones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6]=&quot;General commons&quot;;1;IF([.B96]=&quot;General DB commons&quot;;2;IF([.B96]=&quot;General networking commons&quot;;3;IF([.B96]=&quot;PCLT messages&quot;;4;IF([.B96]=&quot;PCLT-DB messages&quot;;5;-1)))))" office:value-type="float" office:value="4">
            <text:p>4</text:p>
          </table:table-cell>
          <table:table-cell table:style-name="ce11" table:formula="of:=IF([.E96]=&quot;&quot;;&quot;&quot;;CONCATENATE(&quot;##|&quot;;[.E96];&quot;##|&quot;) )" office:value-type="string" office:string-value="##|E_PCLT_COMMONS_DIFFSDLS##|">
            <text:p>##|E_PCLT_COMMONS_DIFFSDLS##|</text:p>
          </table:table-cell>
          <table:table-cell table:style-name="ce11" office:value-type="string">
            <text:p>E_PCLT_COMMONS_DIFFSDLS</text:p>
          </table:table-cell>
          <table:table-cell table:style-name="ce11" office:value-type="string">
            <text:p>##|E_PCLT_COMMONS_CCYCL##|</text:p>
          </table:table-cell>
          <table:table-cell table:style-name="ce7" office:value-type="string">
            <text:p>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</text:p>
          </table:table-cell>
          <table:table-cell table:style-name="ce7" office:value-type="string">
            <text:p>when adding up two localizables of one ID ("@@|tpl_id@@|") an inconsistency shows up - required show-detalization-levels differs for them. Required levels (of added tpl / of accumulator tpl): @@|add_sdl@@|/@@|main_sdl@@|</text:p>
          </table:table-cell>
          <table:table-cell table:style-name="ce7"/>
          <table:table-cell table:style-name="ce7" table:formula="of:=IF([.E96]=&quot;&quot;;&quot;&quot;;CONCATENATE(&quot;, (&quot;;CHAR(34);[.E96];CHAR(34);&quot;, (M.fromList [(&quot; &amp; CHAR(34) &amp; [.P$20] &amp; CHAR(34) &amp; &quot;, &quot; &amp; IF([.P96]=&quot;&quot;;&quot;B.empty&quot;;&quot;B.pack &quot; &amp; CHAR(34) &amp; [.P96] &amp; CHAR(34)) &amp; &quot;), (&quot; &amp; CHAR(34) &amp; [.Q$20] &amp; CHAR(34) &amp; &quot;, &quot; &amp; IF([.Q96]=&quot;&quot;;&quot;B.empty&quot;;&quot;B.pack &quot; &amp; CHAR(34) &amp; [.Q96] &amp; CHAR(34)) &amp; &quot;)], str2PCLT_SDL Required_SDLM &quot;;CHAR(34);[.F96];CHAR(34);&quot; inner_cfg))&quot;))" office:value-type="string" office:string-value=", (&quot;E_PCLT_COMMONS_DIFFSDLS&quot;, (M.fromList [(&quot;rus&quot;, B.pack &quot;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&quot;), (&quot;eng&quot;, B.pack &quot;when adding up two localizables of one ID (\&quot;@@|tpl_id@@|\&quot;) an inconsistency shows up - required show-detalization-levels differs for them. Required levels (of added tpl / of accumulator tpl): @@|add_sdl@@|/@@|main_sdl@@|&quot;)], str2PCLT_SDL Required_SDLM &quot;##|E_PCLT_COMMONS_CCYCL##|&quot; inner_cfg))">
            <text:p>, ("E_PCLT_COMMONS_DIFFSDLS", (M.fromList [("rus", B.pack "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"), ("eng", B.pack "when adding up two localizables of one ID (\"@@|tpl_id@@|\") an inconsistency shows up - required show-detalization-levels differs for them. Required levels (of added tpl / of accumulator tpl): @@|add_sdl@@|/@@|main_sdl@@|")], str2PCLT_SDL Required_SDLM "##|E_PCLT_COMMONS_CCYCL##|" inner_cfg))</text:p>
          </table:table-cell>
          <table:table-cell table:style-name="ce7" table:formula="of:=IF([.E96]=&quot;&quot;;&quot;&quot;;CONCATENATE([.E96];&quot;%&quot;;[.F96];&quot;%&quot;;[.G96];&quot;%&quot;;[.H96]))" office:value-type="string" office:string-value="E_PCLT_COMMONS_DIFFSDLS%##|E_PCLT_COMMONS_CCYCL##|%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%when adding up two localizables of one ID (&quot;@@|tpl_id@@|&quot;) an inconsistency shows up - required show-detalization-levels differs for them. Required levels (of added tpl / of accumulator tpl): @@|add_sdl@@|/@@|main_sdl@@|">
            <text:p>E_PCLT_COMMONS_DIFFSDLS%##|E_PCLT_COMMONS_CCYCL##|%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%when adding up two localizables of one ID ("@@|tpl_id@@|") an inconsistency shows up - required show-detalization-levels differs for them. Required levels (of added tpl / of accumulator tpl): @@|add_sdl@@|/@@|main_sdl@@|</text:p>
          </table:table-cell>
          <table:table-cell table:style-name="ce11" table:formula="of:=IF([.E96]=&quot;&quot;;&quot;&quot;;&quot;INSERT INTO tpls (pclt_id) VALUES('&quot;&amp;[.E96]&amp;&quot;');&quot;&amp;CHAR(13)&amp;CHAR(10) &amp; IF([.N96]=&quot;&quot;;&quot;&quot;;&quot;INSERT INTO tpls_localized (lng, pclt_id, structured_text) VALUES('&quot;&amp; [.N$20] &amp; &quot;', '&quot;&amp;[.E96]&amp;&quot;', '&quot;&amp;[.N96]&amp;&quot;');&quot;) &amp; CHAR(13)&amp;CHAR(10) &amp; IF([.O96]=&quot;&quot;;&quot;&quot;;&quot;INSERT INTO tpls_localized (lng, pclt_id, structured_text) VALUES('&quot;&amp;[.O$20]&amp;&quot;', '&quot;&amp;[.E96]&amp;&quot;', '&quot;&amp;[.O96]&amp;&quot;');&quot;) &amp; CHAR(13)&amp;CHAR(10)&amp;&quot;INSERT INTO tpls_inclusions_in_collections (tpls_collection_id, pclt_id, tpl_dflt_req_sdl) VALUES (&quot;&amp;[.C96]&amp;&quot;,'&quot;&amp;[.E96]&amp;&quot;','&quot;&amp;[.F96]&amp;&quot;');&quot;)" office:value-type="string" office:string-value="INSERT INTO tpls (pclt_id) VALUES('E_PCLT_COMMONS_DIFFSDLS');&#13;&#10;INSERT INTO tpls_localized (lng, pclt_id, structured_text) VALUES('rus', 'E_PCLT_COMMONS_DIFFSDLS', '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');&#13;&#10;INSERT INTO tpls_localized (lng, pclt_id, structured_text) VALUES('eng', 'E_PCLT_COMMONS_DIFFSDLS', 'when adding up two localizables of one ID (&quot;@@|tpl_id@@|&quot;) an inconsistency shows up - required show-detalization-levels differs for them. Required levels (of added tpl / of accumulator tpl): @@|add_sdl@@|/@@|main_sdl@@|');&#13;&#10;INSERT INTO tpls_inclusions_in_collections (tpls_collection_id, pclt_id, tpl_dflt_req_sdl) VALUES (4,'E_PCLT_COMMONS_DIFFSDLS','##|E_PCLT_COMMONS_CCYCL##|');">
            <text:p>INSERT INTO tpls (pclt_id) VALUES('E_PCLT_COMMONS_DIFFSDLS');<text:line-break/>INSERT INTO tpls_localized (lng, pclt_id, structured_text) VALUES('rus', 'E_PCLT_COMMONS_DIFFSDLS', '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');<text:line-break/>INSERT INTO tpls_localized (lng, pclt_id, structured_text) VALUES('eng', 'E_PCLT_COMMONS_DIFFSDLS', 'when adding up two localizables of one ID ("@@|tpl_id@@|") an inconsistency shows up - required show-detalization-levels differs for them. Required levels (of added tpl / of accumulator tpl): @@|add_sdl@@|/@@|main_sdl@@|');<text:line-break/>INSERT INTO tpls_inclusions_in_collections (tpls_collection_id, pclt_id, tpl_dflt_req_sdl) VALUES (4,'E_PCLT_COMMONS_DIFFSDLS','##|E_PCLT_COMMONS_CCYC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6];&quot;'&quot;;&quot;''&quot;)" office:value-type="string" office:string-value="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">
            <text:p>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</text:p>
          </table:table-cell>
          <table:table-cell table:style-name="ce11" table:formula="of:=SUBSTITUTE([.H96];&quot;'&quot;;&quot;''&quot;)" office:value-type="string" office:string-value="when adding up two localizables of one ID (&quot;@@|tpl_id@@|&quot;) an inconsistency shows up - required show-detalization-levels differs for them. Required levels (of added tpl / of accumulator tpl): @@|add_sdl@@|/@@|main_sdl@@|">
            <text:p>when adding up two localizables of one ID ("@@|tpl_id@@|") an inconsistency shows up - required show-detalization-levels differs for them. Required levels (of added tpl / of accumulator tpl): @@|add_sdl@@|/@@|main_sdl@@|</text:p>
          </table:table-cell>
          <table:table-cell table:style-name="ce11" table:formula="of:=SUBSTITUTE([.G96];&quot;&quot;&quot;&quot;;&quot;\&quot;&quot;&quot;)" office:value-type="string" office:string-value="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">
            <text:p>при сложении локализуемых шаблонов (ИД: @@|tpl_id@@|) обнаружено расхождение в их требованиях к уровню детализации необходимому для отображения. Требуемые уровни (прибавляемы шаблоном / шаблоном аккумулятором): @@|add_sdl@@|/@@|main_sdl@@|</text:p>
          </table:table-cell>
          <table:table-cell table:style-name="ce11" table:formula="of:=SUBSTITUTE([.H96];&quot;&quot;&quot;&quot;;&quot;\&quot;&quot;&quot;)" office:value-type="string" office:string-value="when adding up two localizables of one ID (\&quot;@@|tpl_id@@|\&quot;) an inconsistency shows up - required show-detalization-levels differs for them. Required levels (of added tpl / of accumulator tpl): @@|add_sdl@@|/@@|main_sdl@@|">
            <text:p>when adding up two localizables of one ID (\"@@|tpl_id@@|\") an inconsistency shows up - required show-detalization-levels differs for them. Required levels (of added tpl / of accumulator tpl): @@|add_sdl@@|/@@|main_sdl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7]=&quot;General commons&quot;;1;IF([.B97]=&quot;General DB commons&quot;;2;IF([.B97]=&quot;General networking commons&quot;;3;IF([.B97]=&quot;PCLT messages&quot;;4;IF([.B97]=&quot;PCLT-DB messages&quot;;5;-1)))))" office:value-type="float" office:value="4">
            <text:p>4</text:p>
          </table:table-cell>
          <table:table-cell table:style-name="ce11" table:formula="of:=IF([.E97]=&quot;&quot;;&quot;&quot;;CONCATENATE(&quot;##|&quot;;[.E97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97]=&quot;&quot;;&quot;&quot;;CONCATENATE(&quot;, (&quot;;CHAR(34);[.E97];CHAR(34);&quot;, (M.fromList [(&quot; &amp; CHAR(34) &amp; [.P$20] &amp; CHAR(34) &amp; &quot;, &quot; &amp; IF([.P97]=&quot;&quot;;&quot;B.empty&quot;;&quot;B.pack &quot; &amp; CHAR(34) &amp; [.P97] &amp; CHAR(34)) &amp; &quot;), (&quot; &amp; CHAR(34) &amp; [.Q$20] &amp; CHAR(34) &amp; &quot;, &quot; &amp; IF([.Q97]=&quot;&quot;;&quot;B.empty&quot;;&quot;B.pack &quot; &amp; CHAR(34) &amp; [.Q97] &amp; CHAR(34)) &amp; &quot;)], str2PCLT_SDL Required_SDLM &quot;;CHAR(34);[.F97];CHAR(34);&quot; inner_cfg))&quot;))">
            <text:p/>
          </table:table-cell>
          <table:table-cell table:style-name="ce7" table:formula="of:=IF([.E97]=&quot;&quot;;&quot;&quot;;CONCATENATE([.E97];&quot;%&quot;;[.F97];&quot;%&quot;;[.G97];&quot;%&quot;;[.H97]))">
            <text:p/>
          </table:table-cell>
          <table:table-cell table:style-name="ce11" table:formula="of:=IF([.E97]=&quot;&quot;;&quot;&quot;;&quot;INSERT INTO tpls (pclt_id) VALUES('&quot;&amp;[.E97]&amp;&quot;');&quot;&amp;CHAR(13)&amp;CHAR(10) &amp; IF([.N97]=&quot;&quot;;&quot;&quot;;&quot;INSERT INTO tpls_localized (lng, pclt_id, structured_text) VALUES('&quot;&amp; [.N$20] &amp; &quot;', '&quot;&amp;[.E97]&amp;&quot;', '&quot;&amp;[.N97]&amp;&quot;');&quot;) &amp; CHAR(13)&amp;CHAR(10) &amp; IF([.O97]=&quot;&quot;;&quot;&quot;;&quot;INSERT INTO tpls_localized (lng, pclt_id, structured_text) VALUES('&quot;&amp;[.O$20]&amp;&quot;', '&quot;&amp;[.E97]&amp;&quot;', '&quot;&amp;[.O97]&amp;&quot;');&quot;) &amp; CHAR(13)&amp;CHAR(10)&amp;&quot;INSERT INTO tpls_inclusions_in_collections (tpls_collection_id, pclt_id, tpl_dflt_req_sdl) VALUES (&quot;&amp;[.C97]&amp;&quot;,'&quot;&amp;[.E97]&amp;&quot;','&quot;&amp;[.F97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97];&quot;'&quot;;&quot;''&quot;)">
            <text:p/>
          </table:table-cell>
          <table:table-cell table:style-name="ce11" table:formula="of:=SUBSTITUTE([.H97];&quot;'&quot;;&quot;''&quot;)">
            <text:p/>
          </table:table-cell>
          <table:table-cell table:style-name="ce11" table:formula="of:=SUBSTITUTE([.G97];&quot;&quot;&quot;&quot;;&quot;\&quot;&quot;&quot;)">
            <text:p/>
          </table:table-cell>
          <table:table-cell table:style-name="ce11" table:formula="of:=SUBSTITUTE([.H97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8]=&quot;General commons&quot;;1;IF([.B98]=&quot;General DB commons&quot;;2;IF([.B98]=&quot;General networking commons&quot;;3;IF([.B98]=&quot;PCLT messages&quot;;4;IF([.B98]=&quot;PCLT-DB messages&quot;;5;-1)))))" office:value-type="float" office:value="4">
            <text:p>4</text:p>
          </table:table-cell>
          <table:table-cell table:style-name="ce11" table:formula="of:=IF([.E98]=&quot;&quot;;&quot;&quot;;CONCATENATE(&quot;##|&quot;;[.E98];&quot;##|&quot;) )" office:value-type="string" office:string-value="##|PCLT_ESDL##|">
            <text:p>##|PCLT_ESDL##|</text:p>
          </table:table-cell>
          <table:table-cell table:style-name="ce7" office:value-type="string">
            <text:p>PCLT_ESDL</text:p>
          </table:table-cell>
          <table:table-cell table:style-name="ce11" office:value-type="string">
            <text:p>##|PCLT_PSDL##|</text:p>
          </table:table-cell>
          <table:table-cell table:style-name="ce7" office:value-type="string">
            <text:p>##|PCLT_ESDL_PREFIX##|@@|pclt_esdl_details@@|.</text:p>
          </table:table-cell>
          <table:table-cell table:style-name="ce7" office:value-type="string">
            <text:p>##|PCLT_ESDL_PREFIX##|@@|pclt_esdl_details@@|.</text:p>
          </table:table-cell>
          <table:table-cell table:style-name="ce7" office:value-type="string">
            <text:p><text:s/></text:p>
          </table:table-cell>
          <table:table-cell table:style-name="ce7" table:formula="of:=IF([.E98]=&quot;&quot;;&quot;&quot;;CONCATENATE(&quot;, (&quot;;CHAR(34);[.E98];CHAR(34);&quot;, (M.fromList [(&quot; &amp; CHAR(34) &amp; [.P$20] &amp; CHAR(34) &amp; &quot;, &quot; &amp; IF([.P98]=&quot;&quot;;&quot;B.empty&quot;;&quot;B.pack &quot; &amp; CHAR(34) &amp; [.P98] &amp; CHAR(34)) &amp; &quot;), (&quot; &amp; CHAR(34) &amp; [.Q$20] &amp; CHAR(34) &amp; &quot;, &quot; &amp; IF([.Q98]=&quot;&quot;;&quot;B.empty&quot;;&quot;B.pack &quot; &amp; CHAR(34) &amp; [.Q98] &amp; CHAR(34)) &amp; &quot;)], str2PCLT_SDL Required_SDLM &quot;;CHAR(34);[.F98];CHAR(34);&quot; inner_cfg))&quot;))" office:value-type="string" office:string-value=", (&quot;PCLT_ESDL&quot;, (M.fromList [(&quot;rus&quot;, B.pack &quot;##|PCLT_ESDL_PREFIX##|@@|pclt_esdl_details@@|.&quot;), (&quot;eng&quot;, B.pack &quot;##|PCLT_ESDL_PREFIX##|@@|pclt_esdl_details@@|.&quot;)], str2PCLT_SDL Required_SDLM &quot;##|PCLT_PSDL##|&quot; inner_cfg))">
            <text:p>, ("PCLT_ESDL", (M.fromList [("rus", B.pack "##|PCLT_ESDL_PREFIX##|@@|pclt_esdl_details@@|."), ("eng", B.pack "##|PCLT_ESDL_PREFIX##|@@|pclt_esdl_details@@|.")], str2PCLT_SDL Required_SDLM "##|PCLT_PSDL##|" inner_cfg))</text:p>
          </table:table-cell>
          <table:table-cell table:style-name="ce7" table:formula="of:=IF([.E98]=&quot;&quot;;&quot;&quot;;CONCATENATE([.E98];&quot;%&quot;;[.F98];&quot;%&quot;;[.G98];&quot;%&quot;;[.H98]))" office:value-type="string" office:string-value="PCLT_ESDL%##|PCLT_PSDL##|%##|PCLT_ESDL_PREFIX##|@@|pclt_esdl_details@@|.%##|PCLT_ESDL_PREFIX##|@@|pclt_esdl_details@@|.">
            <text:p>PCLT_ESDL%##|PCLT_PSDL##|%##|PCLT_ESDL_PREFIX##|@@|pclt_esdl_details@@|.%##|PCLT_ESDL_PREFIX##|@@|pclt_esdl_details@@|.</text:p>
          </table:table-cell>
          <table:table-cell table:style-name="ce11" table:formula="of:=IF([.E98]=&quot;&quot;;&quot;&quot;;&quot;INSERT INTO tpls (pclt_id) VALUES('&quot;&amp;[.E98]&amp;&quot;');&quot;&amp;CHAR(13)&amp;CHAR(10) &amp; IF([.N98]=&quot;&quot;;&quot;&quot;;&quot;INSERT INTO tpls_localized (lng, pclt_id, structured_text) VALUES('&quot;&amp; [.N$20] &amp; &quot;', '&quot;&amp;[.E98]&amp;&quot;', '&quot;&amp;[.N98]&amp;&quot;');&quot;) &amp; CHAR(13)&amp;CHAR(10) &amp; IF([.O98]=&quot;&quot;;&quot;&quot;;&quot;INSERT INTO tpls_localized (lng, pclt_id, structured_text) VALUES('&quot;&amp;[.O$20]&amp;&quot;', '&quot;&amp;[.E98]&amp;&quot;', '&quot;&amp;[.O98]&amp;&quot;');&quot;) &amp; CHAR(13)&amp;CHAR(10)&amp;&quot;INSERT INTO tpls_inclusions_in_collections (tpls_collection_id, pclt_id, tpl_dflt_req_sdl) VALUES (&quot;&amp;[.C98]&amp;&quot;,'&quot;&amp;[.E98]&amp;&quot;','&quot;&amp;[.F98]&amp;&quot;');&quot;)" office:value-type="string" office:string-value="INSERT INTO tpls (pclt_id) VALUES('PCLT_ESDL');&#13;&#10;INSERT INTO tpls_localized (lng, pclt_id, structured_text) VALUES('rus', 'PCLT_ESDL', '##|PCLT_ESDL_PREFIX##|@@|pclt_esdl_details@@|.');&#13;&#10;INSERT INTO tpls_localized (lng, pclt_id, structured_text) VALUES('eng', 'PCLT_ESDL', '##|PCLT_ESDL_PREFIX##|@@|pclt_esdl_details@@|.');&#13;&#10;INSERT INTO tpls_inclusions_in_collections (tpls_collection_id, pclt_id, tpl_dflt_req_sdl) VALUES (4,'PCLT_ESDL','##|PCLT_PSDL##|');">
            <text:p>INSERT INTO tpls (pclt_id) VALUES('PCLT_ESDL');<text:line-break/>INSERT INTO tpls_localized (lng, pclt_id, structured_text) VALUES('rus', 'PCLT_ESDL', '##|PCLT_ESDL_PREFIX##|@@|pclt_esdl_details@@|.');<text:line-break/>INSERT INTO tpls_localized (lng, pclt_id, structured_text) VALUES('eng', 'PCLT_ESDL', '##|PCLT_ESDL_PREFIX##|@@|pclt_esdl_details@@|.');<text:line-break/>INSERT INTO tpls_inclusions_in_collections (tpls_collection_id, pclt_id, tpl_dflt_req_sdl) VALUES (4,'PCLT_ESDL','##|PCLT_P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8];&quot;'&quot;;&quot;''&quot;)" office:value-type="string" office:string-value="##|PCLT_ESDL_PREFIX##|@@|pclt_esdl_details@@|.">
            <text:p>##|PCLT_ESDL_PREFIX##|@@|pclt_esdl_details@@|.</text:p>
          </table:table-cell>
          <table:table-cell table:style-name="ce11" table:formula="of:=SUBSTITUTE([.H98];&quot;'&quot;;&quot;''&quot;)" office:value-type="string" office:string-value="##|PCLT_ESDL_PREFIX##|@@|pclt_esdl_details@@|.">
            <text:p>##|PCLT_ESDL_PREFIX##|@@|pclt_esdl_details@@|.</text:p>
          </table:table-cell>
          <table:table-cell table:style-name="ce11" table:formula="of:=SUBSTITUTE([.G98];&quot;&quot;&quot;&quot;;&quot;\&quot;&quot;&quot;)" office:value-type="string" office:string-value="##|PCLT_ESDL_PREFIX##|@@|pclt_esdl_details@@|.">
            <text:p>##|PCLT_ESDL_PREFIX##|@@|pclt_esdl_details@@|.</text:p>
          </table:table-cell>
          <table:table-cell table:style-name="ce11" table:formula="of:=SUBSTITUTE([.H98];&quot;&quot;&quot;&quot;;&quot;\&quot;&quot;&quot;)" office:value-type="string" office:string-value="##|PCLT_ESDL_PREFIX##|@@|pclt_esdl_details@@|.">
            <text:p>##|PCLT_ESDL_PREFIX##|@@|pclt_esdl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99]=&quot;General commons&quot;;1;IF([.B99]=&quot;General DB commons&quot;;2;IF([.B99]=&quot;General networking commons&quot;;3;IF([.B99]=&quot;PCLT messages&quot;;4;IF([.B99]=&quot;PCLT-DB messages&quot;;5;-1)))))" office:value-type="float" office:value="4">
            <text:p>4</text:p>
          </table:table-cell>
          <table:table-cell table:style-name="ce11" table:formula="of:=IF([.E99]=&quot;&quot;;&quot;&quot;;CONCATENATE(&quot;##|&quot;;[.E99];&quot;##|&quot;) )" office:value-type="string" office:string-value="##|PCLT_ESDL_PREFIX##|">
            <text:p>##|PCLT_ESDL_PREFIX##|</text:p>
          </table:table-cell>
          <table:table-cell table:style-name="ce7" office:value-type="string">
            <text:p>PCLT_ESDL_PREFIX</text:p>
          </table:table-cell>
          <table:table-cell table:style-name="ce11" office:value-type="string">
            <text:p>##|PCLT_ESDL##|</text:p>
          </table:table-cell>
          <table:table-cell table:style-name="ce7" office:value-type="string">
            <text:p>Причина ошибочности данного уровня детализации отображения сообщения: </text:p>
          </table:table-cell>
          <table:table-cell table:style-name="ce7" office:value-type="string">
            <text:p>Error in definition of level of detalization of representation:</text:p>
          </table:table-cell>
          <table:table-cell table:style-name="ce7" office:value-type="string">
            <text:p><text:s/></text:p>
          </table:table-cell>
          <table:table-cell table:style-name="ce7" table:formula="of:=IF([.E99]=&quot;&quot;;&quot;&quot;;CONCATENATE(&quot;, (&quot;;CHAR(34);[.E99];CHAR(34);&quot;, (M.fromList [(&quot; &amp; CHAR(34) &amp; [.P$20] &amp; CHAR(34) &amp; &quot;, &quot; &amp; IF([.P99]=&quot;&quot;;&quot;B.empty&quot;;&quot;B.pack &quot; &amp; CHAR(34) &amp; [.P99] &amp; CHAR(34)) &amp; &quot;), (&quot; &amp; CHAR(34) &amp; [.Q$20] &amp; CHAR(34) &amp; &quot;, &quot; &amp; IF([.Q99]=&quot;&quot;;&quot;B.empty&quot;;&quot;B.pack &quot; &amp; CHAR(34) &amp; [.Q99] &amp; CHAR(34)) &amp; &quot;)], str2PCLT_SDL Required_SDLM &quot;;CHAR(34);[.F99];CHAR(34);&quot; inner_cfg))&quot;))" office:value-type="string" office:string-value=", (&quot;PCLT_ESDL_PREFIX&quot;, (M.fromList [(&quot;rus&quot;, B.pack &quot;Причина ошибочности данного уровня детализации отображения сообщения: &quot;), (&quot;eng&quot;, B.pack &quot;Error in definition of level of detalization of representation:&quot;)], str2PCLT_SDL Required_SDLM &quot;##|PCLT_ESDL##|&quot; inner_cfg))">
            <text:p>, ("PCLT_ESDL_PREFIX", (M.fromList [("rus", B.pack "Причина ошибочности данного уровня детализации отображения сообщения: "), ("eng", B.pack "Error in definition of level of detalization of representation:")], str2PCLT_SDL Required_SDLM "##|PCLT_ESDL##|" inner_cfg))</text:p>
          </table:table-cell>
          <table:table-cell table:style-name="ce7" table:formula="of:=IF([.E99]=&quot;&quot;;&quot;&quot;;CONCATENATE([.E99];&quot;%&quot;;[.F99];&quot;%&quot;;[.G99];&quot;%&quot;;[.H99]))" office:value-type="string" office:string-value="PCLT_ESDL_PREFIX%##|PCLT_ESDL##|%Причина ошибочности данного уровня детализации отображения сообщения: %Error in definition of level of detalization of representation:">
            <text:p>PCLT_ESDL_PREFIX%##|PCLT_ESDL##|%Причина ошибочности данного уровня детализации отображения сообщения: %Error in definition of level of detalization of representation:</text:p>
          </table:table-cell>
          <table:table-cell table:style-name="ce11" table:formula="of:=IF([.E99]=&quot;&quot;;&quot;&quot;;&quot;INSERT INTO tpls (pclt_id) VALUES('&quot;&amp;[.E99]&amp;&quot;');&quot;&amp;CHAR(13)&amp;CHAR(10) &amp; IF([.N99]=&quot;&quot;;&quot;&quot;;&quot;INSERT INTO tpls_localized (lng, pclt_id, structured_text) VALUES('&quot;&amp; [.N$20] &amp; &quot;', '&quot;&amp;[.E99]&amp;&quot;', '&quot;&amp;[.N99]&amp;&quot;');&quot;) &amp; CHAR(13)&amp;CHAR(10) &amp; IF([.O99]=&quot;&quot;;&quot;&quot;;&quot;INSERT INTO tpls_localized (lng, pclt_id, structured_text) VALUES('&quot;&amp;[.O$20]&amp;&quot;', '&quot;&amp;[.E99]&amp;&quot;', '&quot;&amp;[.O99]&amp;&quot;');&quot;) &amp; CHAR(13)&amp;CHAR(10)&amp;&quot;INSERT INTO tpls_inclusions_in_collections (tpls_collection_id, pclt_id, tpl_dflt_req_sdl) VALUES (&quot;&amp;[.C99]&amp;&quot;,'&quot;&amp;[.E99]&amp;&quot;','&quot;&amp;[.F99]&amp;&quot;');&quot;)" office:value-type="string" office:string-value="INSERT INTO tpls (pclt_id) VALUES('PCLT_ESDL_PREFIX');&#13;&#10;INSERT INTO tpls_localized (lng, pclt_id, structured_text) VALUES('rus', 'PCLT_ESDL_PREFIX', 'Причина ошибочности данного уровня детализации отображения сообщения: ');&#13;&#10;INSERT INTO tpls_localized (lng, pclt_id, structured_text) VALUES('eng', 'PCLT_ESDL_PREFIX', 'Error in definition of level of detalization of representation:');&#13;&#10;INSERT INTO tpls_inclusions_in_collections (tpls_collection_id, pclt_id, tpl_dflt_req_sdl) VALUES (4,'PCLT_ESDL_PREFIX','##|PCLT_ESDL##|');">
            <text:p>INSERT INTO tpls (pclt_id) VALUES('PCLT_ESDL_PREFIX');<text:line-break/>INSERT INTO tpls_localized (lng, pclt_id, structured_text) VALUES('rus', 'PCLT_ESDL_PREFIX', 'Причина ошибочности данного уровня детализации отображения сообщения: ');<text:line-break/>INSERT INTO tpls_localized (lng, pclt_id, structured_text) VALUES('eng', 'PCLT_ESDL_PREFIX', 'Error in definition of level of detalization of representation:');<text:line-break/>INSERT INTO tpls_inclusions_in_collections (tpls_collection_id, pclt_id, tpl_dflt_req_sdl) VALUES (4,'PCLT_ESDL_PREFIX','##|PCLT_E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99];&quot;'&quot;;&quot;''&quot;)" office:value-type="string" office:string-value="Причина ошибочности данного уровня детализации отображения сообщения: ">
            <text:p>Причина ошибочности данного уровня детализации отображения сообщения: </text:p>
          </table:table-cell>
          <table:table-cell table:style-name="ce11" table:formula="of:=SUBSTITUTE([.H99];&quot;'&quot;;&quot;''&quot;)" office:value-type="string" office:string-value="Error in definition of level of detalization of representation:">
            <text:p>Error in definition of level of detalization of representation:</text:p>
          </table:table-cell>
          <table:table-cell table:style-name="ce11" table:formula="of:=SUBSTITUTE([.G99];&quot;&quot;&quot;&quot;;&quot;\&quot;&quot;&quot;)" office:value-type="string" office:string-value="Причина ошибочности данного уровня детализации отображения сообщения: ">
            <text:p>Причина ошибочности данного уровня детализации отображения сообщения: </text:p>
          </table:table-cell>
          <table:table-cell table:style-name="ce11" table:formula="of:=SUBSTITUTE([.H99];&quot;&quot;&quot;&quot;;&quot;\&quot;&quot;&quot;)" office:value-type="string" office:string-value="Error in definition of level of detalization of representation:">
            <text:p>Error in definition of level of detalization of representation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0]=&quot;General commons&quot;;1;IF([.B100]=&quot;General DB commons&quot;;2;IF([.B100]=&quot;General networking commons&quot;;3;IF([.B100]=&quot;PCLT messages&quot;;4;IF([.B100]=&quot;PCLT-DB messages&quot;;5;-1)))))" office:value-type="float" office:value="4">
            <text:p>4</text:p>
          </table:table-cell>
          <table:table-cell table:style-name="ce11" table:formula="of:=IF([.E100]=&quot;&quot;;&quot;&quot;;CONCATENATE(&quot;##|&quot;;[.E100];&quot;##|&quot;) )" office:value-type="string" office:string-value="##|PCLT_ESDL_UNREAD##|">
            <text:p>##|PCLT_ESDL_UNREAD##|</text:p>
          </table:table-cell>
          <table:table-cell table:style-name="ce7" office:value-type="string">
            <text:p>PCLT_ESDL_UNREAD</text:p>
          </table:table-cell>
          <table:table-cell table:style-name="ce11" office:value-type="string">
            <text:p>##|PCLT_ESDL##|</text:p>
          </table:table-cell>
          <table:table-cell table:style-name="ce7" office:value-type="string">
            <text:p>задан нечитаемый уровень. ##|PCLT_SDLM##| Текст заданого: "@@|sdle_raw_inp@@|" </text:p>
          </table:table-cell>
          <table:table-cell table:style-name="ce7" office:value-type="string">
            <text:p>unreadable level specified. ##|PCLT_SDLM##| Input: "@@|sdle_raw_inp@@|"</text:p>
          </table:table-cell>
          <table:table-cell table:style-name="ce7" office:value-type="string">
            <text:p><text:s/></text:p>
          </table:table-cell>
          <table:table-cell table:style-name="ce7" table:formula="of:=IF([.E100]=&quot;&quot;;&quot;&quot;;CONCATENATE(&quot;, (&quot;;CHAR(34);[.E100];CHAR(34);&quot;, (M.fromList [(&quot; &amp; CHAR(34) &amp; [.P$20] &amp; CHAR(34) &amp; &quot;, &quot; &amp; IF([.P100]=&quot;&quot;;&quot;B.empty&quot;;&quot;B.pack &quot; &amp; CHAR(34) &amp; [.P100] &amp; CHAR(34)) &amp; &quot;), (&quot; &amp; CHAR(34) &amp; [.Q$20] &amp; CHAR(34) &amp; &quot;, &quot; &amp; IF([.Q100]=&quot;&quot;;&quot;B.empty&quot;;&quot;B.pack &quot; &amp; CHAR(34) &amp; [.Q100] &amp; CHAR(34)) &amp; &quot;)], str2PCLT_SDL Required_SDLM &quot;;CHAR(34);[.F100];CHAR(34);&quot; inner_cfg))&quot;))" office:value-type="string" office:string-value=", (&quot;PCLT_ESDL_UNREAD&quot;, (M.fromList [(&quot;rus&quot;, B.pack &quot;задан нечитаемый уровень. ##|PCLT_SDLM##| Текст заданого: \&quot;@@|sdle_raw_inp@@|\&quot; &quot;), (&quot;eng&quot;, B.pack &quot;unreadable level specified. ##|PCLT_SDLM##| Input: \&quot;@@|sdle_raw_inp@@|\&quot;&quot;)], str2PCLT_SDL Required_SDLM &quot;##|PCLT_ESDL##|&quot; inner_cfg))">
            <text:p>, ("PCLT_ESDL_UNREAD", (M.fromList [("rus", B.pack "задан нечитаемый уровень. ##|PCLT_SDLM##| Текст заданого: \"@@|sdle_raw_inp@@|\" "), ("eng", B.pack "unreadable level specified. ##|PCLT_SDLM##| Input: \"@@|sdle_raw_inp@@|\"")], str2PCLT_SDL Required_SDLM "##|PCLT_ESDL##|" inner_cfg))</text:p>
          </table:table-cell>
          <table:table-cell table:style-name="ce7" table:formula="of:=IF([.E100]=&quot;&quot;;&quot;&quot;;CONCATENATE([.E100];&quot;%&quot;;[.F100];&quot;%&quot;;[.G100];&quot;%&quot;;[.H100]))" office:value-type="string" office:string-value="PCLT_ESDL_UNREAD%##|PCLT_ESDL##|%задан нечитаемый уровень. ##|PCLT_SDLM##| Текст заданого: &quot;@@|sdle_raw_inp@@|&quot; %unreadable level specified. ##|PCLT_SDLM##| Input: &quot;@@|sdle_raw_inp@@|&quot;">
            <text:p>PCLT_ESDL_UNREAD%##|PCLT_ESDL##|%задан нечитаемый уровень. ##|PCLT_SDLM##| Текст заданого: "@@|sdle_raw_inp@@|" %unreadable level specified. ##|PCLT_SDLM##| Input: "@@|sdle_raw_inp@@|"</text:p>
          </table:table-cell>
          <table:table-cell table:style-name="ce11" table:formula="of:=IF([.E100]=&quot;&quot;;&quot;&quot;;&quot;INSERT INTO tpls (pclt_id) VALUES('&quot;&amp;[.E100]&amp;&quot;');&quot;&amp;CHAR(13)&amp;CHAR(10) &amp; IF([.N100]=&quot;&quot;;&quot;&quot;;&quot;INSERT INTO tpls_localized (lng, pclt_id, structured_text) VALUES('&quot;&amp; [.N$20] &amp; &quot;', '&quot;&amp;[.E100]&amp;&quot;', '&quot;&amp;[.N100]&amp;&quot;');&quot;) &amp; CHAR(13)&amp;CHAR(10) &amp; IF([.O100]=&quot;&quot;;&quot;&quot;;&quot;INSERT INTO tpls_localized (lng, pclt_id, structured_text) VALUES('&quot;&amp;[.O$20]&amp;&quot;', '&quot;&amp;[.E100]&amp;&quot;', '&quot;&amp;[.O100]&amp;&quot;');&quot;) &amp; CHAR(13)&amp;CHAR(10)&amp;&quot;INSERT INTO tpls_inclusions_in_collections (tpls_collection_id, pclt_id, tpl_dflt_req_sdl) VALUES (&quot;&amp;[.C100]&amp;&quot;,'&quot;&amp;[.E100]&amp;&quot;','&quot;&amp;[.F100]&amp;&quot;');&quot;)" office:value-type="string" office:string-value="INSERT INTO tpls (pclt_id) VALUES('PCLT_ESDL_UNREAD');&#13;&#10;INSERT INTO tpls_localized (lng, pclt_id, structured_text) VALUES('rus', 'PCLT_ESDL_UNREAD', 'задан нечитаемый уровень. ##|PCLT_SDLM##| Текст заданого: &quot;@@|sdle_raw_inp@@|&quot; ');&#13;&#10;INSERT INTO tpls_localized (lng, pclt_id, structured_text) VALUES('eng', 'PCLT_ESDL_UNREAD', 'unreadable level specified. ##|PCLT_SDLM##| Input: &quot;@@|sdle_raw_inp@@|&quot;');&#13;&#10;INSERT INTO tpls_inclusions_in_collections (tpls_collection_id, pclt_id, tpl_dflt_req_sdl) VALUES (4,'PCLT_ESDL_UNREAD','##|PCLT_ESDL##|');">
            <text:p>INSERT INTO tpls (pclt_id) VALUES('PCLT_ESDL_UNREAD');<text:line-break/>INSERT INTO tpls_localized (lng, pclt_id, structured_text) VALUES('rus', 'PCLT_ESDL_UNREAD', 'задан нечитаемый уровень. ##|PCLT_SDLM##| Текст заданого: "@@|sdle_raw_inp@@|" ');<text:line-break/>INSERT INTO tpls_localized (lng, pclt_id, structured_text) VALUES('eng', 'PCLT_ESDL_UNREAD', 'unreadable level specified. ##|PCLT_SDLM##| Input: "@@|sdle_raw_inp@@|"');<text:line-break/>INSERT INTO tpls_inclusions_in_collections (tpls_collection_id, pclt_id, tpl_dflt_req_sdl) VALUES (4,'PCLT_ESDL_UNREAD','##|PCLT_ESD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0];&quot;'&quot;;&quot;''&quot;)" office:value-type="string" office:string-value="задан нечитаемый уровень. ##|PCLT_SDLM##| Текст заданого: &quot;@@|sdle_raw_inp@@|&quot; ">
            <text:p>задан нечитаемый уровень. ##|PCLT_SDLM##| Текст заданого: "@@|sdle_raw_inp@@|" </text:p>
          </table:table-cell>
          <table:table-cell table:style-name="ce11" table:formula="of:=SUBSTITUTE([.H100];&quot;'&quot;;&quot;''&quot;)" office:value-type="string" office:string-value="unreadable level specified. ##|PCLT_SDLM##| Input: &quot;@@|sdle_raw_inp@@|&quot;">
            <text:p>unreadable level specified. ##|PCLT_SDLM##| Input: "@@|sdle_raw_inp@@|"</text:p>
          </table:table-cell>
          <table:table-cell table:style-name="ce11" table:formula="of:=SUBSTITUTE([.G100];&quot;&quot;&quot;&quot;;&quot;\&quot;&quot;&quot;)" office:value-type="string" office:string-value="задан нечитаемый уровень. ##|PCLT_SDLM##| Текст заданого: \&quot;@@|sdle_raw_inp@@|\&quot; ">
            <text:p>задан нечитаемый уровень. ##|PCLT_SDLM##| Текст заданого: \"@@|sdle_raw_inp@@|\" </text:p>
          </table:table-cell>
          <table:table-cell table:style-name="ce11" table:formula="of:=SUBSTITUTE([.H100];&quot;&quot;&quot;&quot;;&quot;\&quot;&quot;&quot;)" office:value-type="string" office:string-value="unreadable level specified. ##|PCLT_SDLM##| Input: \&quot;@@|sdle_raw_inp@@|\&quot;">
            <text:p>unreadable level specified. ##|PCLT_SDLM##| Input: \"@@|sdle_raw_inp@@|\"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1]=&quot;General commons&quot;;1;IF([.B101]=&quot;General DB commons&quot;;2;IF([.B101]=&quot;General networking commons&quot;;3;IF([.B101]=&quot;PCLT messages&quot;;4;IF([.B101]=&quot;PCLT-DB messages&quot;;5;-1)))))" office:value-type="float" office:value="4">
            <text:p>4</text:p>
          </table:table-cell>
          <table:table-cell table:style-name="ce11" table:formula="of:=IF([.E101]=&quot;&quot;;&quot;&quot;;CONCATENATE(&quot;##|&quot;;[.E101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01]=&quot;&quot;;&quot;&quot;;CONCATENATE(&quot;, (&quot;;CHAR(34);[.E101];CHAR(34);&quot;, (M.fromList [(&quot; &amp; CHAR(34) &amp; [.P$20] &amp; CHAR(34) &amp; &quot;, &quot; &amp; IF([.P101]=&quot;&quot;;&quot;B.empty&quot;;&quot;B.pack &quot; &amp; CHAR(34) &amp; [.P101] &amp; CHAR(34)) &amp; &quot;), (&quot; &amp; CHAR(34) &amp; [.Q$20] &amp; CHAR(34) &amp; &quot;, &quot; &amp; IF([.Q101]=&quot;&quot;;&quot;B.empty&quot;;&quot;B.pack &quot; &amp; CHAR(34) &amp; [.Q101] &amp; CHAR(34)) &amp; &quot;)], str2PCLT_SDL Required_SDLM &quot;;CHAR(34);[.F101];CHAR(34);&quot; inner_cfg))&quot;))">
            <text:p/>
          </table:table-cell>
          <table:table-cell table:style-name="ce7" table:formula="of:=IF([.E101]=&quot;&quot;;&quot;&quot;;CONCATENATE([.E101];&quot;%&quot;;[.F101];&quot;%&quot;;[.G101];&quot;%&quot;;[.H101]))">
            <text:p/>
          </table:table-cell>
          <table:table-cell table:style-name="ce11" table:formula="of:=IF([.E101]=&quot;&quot;;&quot;&quot;;&quot;INSERT INTO tpls (pclt_id) VALUES('&quot;&amp;[.E101]&amp;&quot;');&quot;&amp;CHAR(13)&amp;CHAR(10) &amp; IF([.N101]=&quot;&quot;;&quot;&quot;;&quot;INSERT INTO tpls_localized (lng, pclt_id, structured_text) VALUES('&quot;&amp; [.N$20] &amp; &quot;', '&quot;&amp;[.E101]&amp;&quot;', '&quot;&amp;[.N101]&amp;&quot;');&quot;) &amp; CHAR(13)&amp;CHAR(10) &amp; IF([.O101]=&quot;&quot;;&quot;&quot;;&quot;INSERT INTO tpls_localized (lng, pclt_id, structured_text) VALUES('&quot;&amp;[.O$20]&amp;&quot;', '&quot;&amp;[.E101]&amp;&quot;', '&quot;&amp;[.O101]&amp;&quot;');&quot;) &amp; CHAR(13)&amp;CHAR(10)&amp;&quot;INSERT INTO tpls_inclusions_in_collections (tpls_collection_id, pclt_id, tpl_dflt_req_sdl) VALUES (&quot;&amp;[.C101]&amp;&quot;,'&quot;&amp;[.E101]&amp;&quot;','&quot;&amp;[.F101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01];&quot;'&quot;;&quot;''&quot;)">
            <text:p/>
          </table:table-cell>
          <table:table-cell table:style-name="ce11" table:formula="of:=SUBSTITUTE([.H101];&quot;'&quot;;&quot;''&quot;)">
            <text:p/>
          </table:table-cell>
          <table:table-cell table:style-name="ce11" table:formula="of:=SUBSTITUTE([.G101];&quot;&quot;&quot;&quot;;&quot;\&quot;&quot;&quot;)">
            <text:p/>
          </table:table-cell>
          <table:table-cell table:style-name="ce11" table:formula="of:=SUBSTITUTE([.H101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2]=&quot;General commons&quot;;1;IF([.B102]=&quot;General DB commons&quot;;2;IF([.B102]=&quot;General networking commons&quot;;3;IF([.B102]=&quot;PCLT messages&quot;;4;IF([.B102]=&quot;PCLT-DB messages&quot;;5;-1)))))" office:value-type="float" office:value="4">
            <text:p>4</text:p>
          </table:table-cell>
          <table:table-cell table:style-name="ce11" table:formula="of:=IF([.E102]=&quot;&quot;;&quot;&quot;;CONCATENATE(&quot;##|&quot;;[.E102];&quot;##|&quot;) )" office:value-type="string" office:string-value="##|E_PCLT_RPCSCE##|">
            <text:p>##|E_PCLT_RPCSCE##|</text:p>
          </table:table-cell>
          <table:table-cell table:style-name="ce7" office:value-type="string">
            <text:p>E_PCLT_RPCSC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RPCSCE_PREFIX##|@@|pclt_rpcsce_err_details@@|.</text:p>
          </table:table-cell>
          <table:table-cell table:style-name="ce7" office:value-type="string">
            <text:p>##|E_PCLT_RPCSCE_PREFIX##|@@|pclt_rpcsc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02]=&quot;&quot;;&quot;&quot;;CONCATENATE(&quot;, (&quot;;CHAR(34);[.E102];CHAR(34);&quot;, (M.fromList [(&quot; &amp; CHAR(34) &amp; [.P$20] &amp; CHAR(34) &amp; &quot;, &quot; &amp; IF([.P102]=&quot;&quot;;&quot;B.empty&quot;;&quot;B.pack &quot; &amp; CHAR(34) &amp; [.P102] &amp; CHAR(34)) &amp; &quot;), (&quot; &amp; CHAR(34) &amp; [.Q$20] &amp; CHAR(34) &amp; &quot;, &quot; &amp; IF([.Q102]=&quot;&quot;;&quot;B.empty&quot;;&quot;B.pack &quot; &amp; CHAR(34) &amp; [.Q102] &amp; CHAR(34)) &amp; &quot;)], str2PCLT_SDL Required_SDLM &quot;;CHAR(34);[.F102];CHAR(34);&quot; inner_cfg))&quot;))" office:value-type="string" office:string-value=", (&quot;E_PCLT_RPCSCE&quot;, (M.fromList [(&quot;rus&quot;, B.pack &quot;##|E_PCLT_RPCSCE_PREFIX##|@@|pclt_rpcsce_err_details@@|.&quot;), (&quot;eng&quot;, B.pack &quot;##|E_PCLT_RPCSCE_PREFIX##|@@|pclt_rpcsce_err_details@@|.&quot;)], str2PCLT_SDL Required_SDLM &quot;##|LLEXCPT##|&quot; inner_cfg))">
            <text:p>, ("E_PCLT_RPCSCE", (M.fromList [("rus", B.pack "##|E_PCLT_RPCSCE_PREFIX##|@@|pclt_rpcsce_err_details@@|."), ("eng", B.pack "##|E_PCLT_RPCSCE_PREFIX##|@@|pclt_rpcsce_err_details@@|.")], str2PCLT_SDL Required_SDLM "##|LLEXCPT##|" inner_cfg))</text:p>
          </table:table-cell>
          <table:table-cell table:style-name="ce7" table:formula="of:=IF([.E102]=&quot;&quot;;&quot;&quot;;CONCATENATE([.E102];&quot;%&quot;;[.F102];&quot;%&quot;;[.G102];&quot;%&quot;;[.H102]))" office:value-type="string" office:string-value="E_PCLT_RPCSCE%##|LLEXCPT##|%##|E_PCLT_RPCSCE_PREFIX##|@@|pclt_rpcsce_err_details@@|.%##|E_PCLT_RPCSCE_PREFIX##|@@|pclt_rpcsce_err_details@@|.">
            <text:p>E_PCLT_RPCSCE%##|LLEXCPT##|%##|E_PCLT_RPCSCE_PREFIX##|@@|pclt_rpcsce_err_details@@|.%##|E_PCLT_RPCSCE_PREFIX##|@@|pclt_rpcsce_err_details@@|.</text:p>
          </table:table-cell>
          <table:table-cell table:style-name="ce11" table:formula="of:=IF([.E102]=&quot;&quot;;&quot;&quot;;&quot;INSERT INTO tpls (pclt_id) VALUES('&quot;&amp;[.E102]&amp;&quot;');&quot;&amp;CHAR(13)&amp;CHAR(10) &amp; IF([.N102]=&quot;&quot;;&quot;&quot;;&quot;INSERT INTO tpls_localized (lng, pclt_id, structured_text) VALUES('&quot;&amp; [.N$20] &amp; &quot;', '&quot;&amp;[.E102]&amp;&quot;', '&quot;&amp;[.N102]&amp;&quot;');&quot;) &amp; CHAR(13)&amp;CHAR(10) &amp; IF([.O102]=&quot;&quot;;&quot;&quot;;&quot;INSERT INTO tpls_localized (lng, pclt_id, structured_text) VALUES('&quot;&amp;[.O$20]&amp;&quot;', '&quot;&amp;[.E102]&amp;&quot;', '&quot;&amp;[.O102]&amp;&quot;');&quot;) &amp; CHAR(13)&amp;CHAR(10)&amp;&quot;INSERT INTO tpls_inclusions_in_collections (tpls_collection_id, pclt_id, tpl_dflt_req_sdl) VALUES (&quot;&amp;[.C102]&amp;&quot;,'&quot;&amp;[.E102]&amp;&quot;','&quot;&amp;[.F102]&amp;&quot;');&quot;)" office:value-type="string" office:string-value="INSERT INTO tpls (pclt_id) VALUES('E_PCLT_RPCSCE');&#13;&#10;INSERT INTO tpls_localized (lng, pclt_id, structured_text) VALUES('rus', 'E_PCLT_RPCSCE', '##|E_PCLT_RPCSCE_PREFIX##|@@|pclt_rpcsce_err_details@@|.');&#13;&#10;INSERT INTO tpls_localized (lng, pclt_id, structured_text) VALUES('eng', 'E_PCLT_RPCSCE', '##|E_PCLT_RPCSCE_PREFIX##|@@|pclt_rpcsce_err_details@@|.');&#13;&#10;INSERT INTO tpls_inclusions_in_collections (tpls_collection_id, pclt_id, tpl_dflt_req_sdl) VALUES (4,'E_PCLT_RPCSCE','##|LLEXCPT##|');">
            <text:p>INSERT INTO tpls (pclt_id) VALUES('E_PCLT_RPCSCE');<text:line-break/>INSERT INTO tpls_localized (lng, pclt_id, structured_text) VALUES('rus', 'E_PCLT_RPCSCE', '##|E_PCLT_RPCSCE_PREFIX##|@@|pclt_rpcsce_err_details@@|.');<text:line-break/>INSERT INTO tpls_localized (lng, pclt_id, structured_text) VALUES('eng', 'E_PCLT_RPCSCE', '##|E_PCLT_RPCSCE_PREFIX##|@@|pclt_rpcsce_err_details@@|.');<text:line-break/>INSERT INTO tpls_inclusions_in_collections (tpls_collection_id, pclt_id, tpl_dflt_req_sdl) VALUES (4,'E_PCLT_RPCSC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2];&quot;'&quot;;&quot;''&quot;)" office:value-type="string" office:string-value="##|E_PCLT_RPCSCE_PREFIX##|@@|pclt_rpcsce_err_details@@|.">
            <text:p>##|E_PCLT_RPCSCE_PREFIX##|@@|pclt_rpcsce_err_details@@|.</text:p>
          </table:table-cell>
          <table:table-cell table:style-name="ce11" table:formula="of:=SUBSTITUTE([.H102];&quot;'&quot;;&quot;''&quot;)" office:value-type="string" office:string-value="##|E_PCLT_RPCSCE_PREFIX##|@@|pclt_rpcsce_err_details@@|.">
            <text:p>##|E_PCLT_RPCSCE_PREFIX##|@@|pclt_rpcsce_err_details@@|.</text:p>
          </table:table-cell>
          <table:table-cell table:style-name="ce11" table:formula="of:=SUBSTITUTE([.G102];&quot;&quot;&quot;&quot;;&quot;\&quot;&quot;&quot;)" office:value-type="string" office:string-value="##|E_PCLT_RPCSCE_PREFIX##|@@|pclt_rpcsce_err_details@@|.">
            <text:p>##|E_PCLT_RPCSCE_PREFIX##|@@|pclt_rpcsce_err_details@@|.</text:p>
          </table:table-cell>
          <table:table-cell table:style-name="ce11" table:formula="of:=SUBSTITUTE([.H102];&quot;&quot;&quot;&quot;;&quot;\&quot;&quot;&quot;)" office:value-type="string" office:string-value="##|E_PCLT_RPCSCE_PREFIX##|@@|pclt_rpcsce_err_details@@|.">
            <text:p>##|E_PCLT_RPCSCE_PREFIX##|@@|pclt_rpcsc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3]=&quot;General commons&quot;;1;IF([.B103]=&quot;General DB commons&quot;;2;IF([.B103]=&quot;General networking commons&quot;;3;IF([.B103]=&quot;PCLT messages&quot;;4;IF([.B103]=&quot;PCLT-DB messages&quot;;5;-1)))))" office:value-type="float" office:value="4">
            <text:p>4</text:p>
          </table:table-cell>
          <table:table-cell table:style-name="ce11" table:formula="of:=IF([.E103]=&quot;&quot;;&quot;&quot;;CONCATENATE(&quot;##|&quot;;[.E103];&quot;##|&quot;) )" office:value-type="string" office:string-value="##|E_PCLT_RPCSCE_PREFIX##|">
            <text:p>##|E_PCLT_RPCSCE_PREFIX##|</text:p>
          </table:table-cell>
          <table:table-cell table:style-name="ce7" office:value-type="string">
            <text:p>E_PCLT_RPCSCE_PREFIX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Произошла ошибка при чтении/формировании каталога шаблонов стандартных локализуемых детализуемых сообщений: </text:p>
          </table:table-cell>
          <table:table-cell table:style-name="ce7" office:value-type="string">
            <text:p>An error occured during formation of standard messages templates catalog:</text:p>
          </table:table-cell>
          <table:table-cell table:style-name="ce7" office:value-type="string">
            <text:p><text:s/></text:p>
          </table:table-cell>
          <table:table-cell table:style-name="ce7" table:formula="of:=IF([.E103]=&quot;&quot;;&quot;&quot;;CONCATENATE(&quot;, (&quot;;CHAR(34);[.E103];CHAR(34);&quot;, (M.fromList [(&quot; &amp; CHAR(34) &amp; [.P$20] &amp; CHAR(34) &amp; &quot;, &quot; &amp; IF([.P103]=&quot;&quot;;&quot;B.empty&quot;;&quot;B.pack &quot; &amp; CHAR(34) &amp; [.P103] &amp; CHAR(34)) &amp; &quot;), (&quot; &amp; CHAR(34) &amp; [.Q$20] &amp; CHAR(34) &amp; &quot;, &quot; &amp; IF([.Q103]=&quot;&quot;;&quot;B.empty&quot;;&quot;B.pack &quot; &amp; CHAR(34) &amp; [.Q103] &amp; CHAR(34)) &amp; &quot;)], str2PCLT_SDL Required_SDLM &quot;;CHAR(34);[.F103];CHAR(34);&quot; inner_cfg))&quot;))" office:value-type="string" office:string-value=", (&quot;E_PCLT_RPCSCE_PREFIX&quot;, (M.fromList [(&quot;rus&quot;, B.pack &quot;Произошла ошибка при чтении/формировании каталога шаблонов стандартных локализуемых детализуемых сообщений: &quot;), (&quot;eng&quot;, B.pack &quot;An error occured during formation of standard messages templates catalog:&quot;)], str2PCLT_SDL Required_SDLM &quot;##|E_PCLT_RPCSCE##|&quot; inner_cfg))">
            <text:p>, ("E_PCLT_RPCSCE_PREFIX", (M.fromList [("rus", B.pack "Произошла ошибка при чтении/формировании каталога шаблонов стандартных локализуемых детализуемых сообщений: "), ("eng", B.pack "An error occured during formation of standard messages templates catalog:")], str2PCLT_SDL Required_SDLM "##|E_PCLT_RPCSCE##|" inner_cfg))</text:p>
          </table:table-cell>
          <table:table-cell table:style-name="ce7" table:formula="of:=IF([.E103]=&quot;&quot;;&quot;&quot;;CONCATENATE([.E103];&quot;%&quot;;[.F103];&quot;%&quot;;[.G103];&quot;%&quot;;[.H103]))" office:value-type="string" office:string-value="E_PCLT_RPCSCE_PREFIX%##|E_PCLT_RPCSCE##|%Произошла ошибка при чтении/формировании каталога шаблонов стандартных локализуемых детализуемых сообщений: %An error occured during formation of standard messages templates catalog:">
            <text:p>E_PCLT_RPCSCE_PREFIX%##|E_PCLT_RPCSCE##|%Произошла ошибка при чтении/формировании каталога шаблонов стандартных локализуемых детализуемых сообщений: %An error occured during formation of standard messages templates catalog:</text:p>
          </table:table-cell>
          <table:table-cell table:style-name="ce11" table:formula="of:=IF([.E103]=&quot;&quot;;&quot;&quot;;&quot;INSERT INTO tpls (pclt_id) VALUES('&quot;&amp;[.E103]&amp;&quot;');&quot;&amp;CHAR(13)&amp;CHAR(10) &amp; IF([.N103]=&quot;&quot;;&quot;&quot;;&quot;INSERT INTO tpls_localized (lng, pclt_id, structured_text) VALUES('&quot;&amp; [.N$20] &amp; &quot;', '&quot;&amp;[.E103]&amp;&quot;', '&quot;&amp;[.N103]&amp;&quot;');&quot;) &amp; CHAR(13)&amp;CHAR(10) &amp; IF([.O103]=&quot;&quot;;&quot;&quot;;&quot;INSERT INTO tpls_localized (lng, pclt_id, structured_text) VALUES('&quot;&amp;[.O$20]&amp;&quot;', '&quot;&amp;[.E103]&amp;&quot;', '&quot;&amp;[.O103]&amp;&quot;');&quot;) &amp; CHAR(13)&amp;CHAR(10)&amp;&quot;INSERT INTO tpls_inclusions_in_collections (tpls_collection_id, pclt_id, tpl_dflt_req_sdl) VALUES (&quot;&amp;[.C103]&amp;&quot;,'&quot;&amp;[.E103]&amp;&quot;','&quot;&amp;[.F103]&amp;&quot;');&quot;)" office:value-type="string" office:string-value="INSERT INTO tpls (pclt_id) VALUES('E_PCLT_RPCSCE_PREFIX');&#13;&#10;INSERT INTO tpls_localized (lng, pclt_id, structured_text) VALUES('rus', 'E_PCLT_RPCSCE_PREFIX', 'Произошла ошибка при чтении/формировании каталога шаблонов стандартных локализуемых детализуемых сообщений: ');&#13;&#10;INSERT INTO tpls_localized (lng, pclt_id, structured_text) VALUES('eng', 'E_PCLT_RPCSCE_PREFIX', 'An error occured during formation of standard messages templates catalog:');&#13;&#10;INSERT INTO tpls_inclusions_in_collections (tpls_collection_id, pclt_id, tpl_dflt_req_sdl) VALUES (4,'E_PCLT_RPCSCE_PREFIX','##|E_PCLT_RPCSCE##|');">
            <text:p>INSERT INTO tpls (pclt_id) VALUES('E_PCLT_RPCSCE_PREFIX');<text:line-break/>INSERT INTO tpls_localized (lng, pclt_id, structured_text) VALUES('rus', 'E_PCLT_RPCSCE_PREFIX', 'Произошла ошибка при чтении/формировании каталога шаблонов стандартных локализуемых детализуемых сообщений: ');<text:line-break/>INSERT INTO tpls_localized (lng, pclt_id, structured_text) VALUES('eng', 'E_PCLT_RPCSCE_PREFIX', 'An error occured during formation of standard messages templates catalog:');<text:line-break/>INSERT INTO tpls_inclusions_in_collections (tpls_collection_id, pclt_id, tpl_dflt_req_sdl) VALUES (4,'E_PCLT_RPCSCE_PREFIX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3];&quot;'&quot;;&quot;''&quot;)" office:value-type="string" office:string-value="Произошла ошибка при чтении/формировании каталога шаблонов стандартных локализуемых детализуемых сообщений: ">
            <text:p>Произошла ошибка при чтении/формировании каталога шаблонов стандартных локализуемых детализуемых сообщений: </text:p>
          </table:table-cell>
          <table:table-cell table:style-name="ce11" table:formula="of:=SUBSTITUTE([.H103];&quot;'&quot;;&quot;''&quot;)" office:value-type="string" office:string-value="An error occured during formation of standard messages templates catalog:">
            <text:p>An error occured during formation of standard messages templates catalog:</text:p>
          </table:table-cell>
          <table:table-cell table:style-name="ce11" table:formula="of:=SUBSTITUTE([.G103];&quot;&quot;&quot;&quot;;&quot;\&quot;&quot;&quot;)" office:value-type="string" office:string-value="Произошла ошибка при чтении/формировании каталога шаблонов стандартных локализуемых детализуемых сообщений: ">
            <text:p>Произошла ошибка при чтении/формировании каталога шаблонов стандартных локализуемых детализуемых сообщений: </text:p>
          </table:table-cell>
          <table:table-cell table:style-name="ce11" table:formula="of:=SUBSTITUTE([.H103];&quot;&quot;&quot;&quot;;&quot;\&quot;&quot;&quot;)" office:value-type="string" office:string-value="An error occured during formation of standard messages templates catalog:">
            <text:p>An error occured during formation of standard messages templates catalog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4]=&quot;General commons&quot;;1;IF([.B104]=&quot;General DB commons&quot;;2;IF([.B104]=&quot;General networking commons&quot;;3;IF([.B104]=&quot;PCLT messages&quot;;4;IF([.B104]=&quot;PCLT-DB messages&quot;;5;-1)))))" office:value-type="float" office:value="4">
            <text:p>4</text:p>
          </table:table-cell>
          <table:table-cell table:style-name="ce11" table:formula="of:=IF([.E104]=&quot;&quot;;&quot;&quot;;CONCATENATE(&quot;##|&quot;;[.E104];&quot;##|&quot;) )" office:value-type="string" office:string-value="##|E_PCLT_RPCSCE_CCYCL##|">
            <text:p>##|E_PCLT_RPCSCE_CCYCL##|</text:p>
          </table:table-cell>
          <table:table-cell table:style-name="ce7" office:value-type="string">
            <text:p>E_PCLT_RPCSCE_CCYCL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##|E_PCLT_COMMONS_CCYCL##|</text:p>
          </table:table-cell>
          <table:table-cell table:style-name="ce7" office:value-type="string">
            <text:p>##|E_PCLT_COMMONS_CCYCL##|</text:p>
          </table:table-cell>
          <table:table-cell table:style-name="ce7" office:value-type="string">
            <text:p><text:s/></text:p>
          </table:table-cell>
          <table:table-cell table:style-name="ce7" table:formula="of:=IF([.E104]=&quot;&quot;;&quot;&quot;;CONCATENATE(&quot;, (&quot;;CHAR(34);[.E104];CHAR(34);&quot;, (M.fromList [(&quot; &amp; CHAR(34) &amp; [.P$20] &amp; CHAR(34) &amp; &quot;, &quot; &amp; IF([.P104]=&quot;&quot;;&quot;B.empty&quot;;&quot;B.pack &quot; &amp; CHAR(34) &amp; [.P104] &amp; CHAR(34)) &amp; &quot;), (&quot; &amp; CHAR(34) &amp; [.Q$20] &amp; CHAR(34) &amp; &quot;, &quot; &amp; IF([.Q104]=&quot;&quot;;&quot;B.empty&quot;;&quot;B.pack &quot; &amp; CHAR(34) &amp; [.Q104] &amp; CHAR(34)) &amp; &quot;)], str2PCLT_SDL Required_SDLM &quot;;CHAR(34);[.F104];CHAR(34);&quot; inner_cfg))&quot;))" office:value-type="string" office:string-value=", (&quot;E_PCLT_RPCSCE_CCYCL&quot;, (M.fromList [(&quot;rus&quot;, B.pack &quot;##|E_PCLT_COMMONS_CCYCL##|&quot;), (&quot;eng&quot;, B.pack &quot;##|E_PCLT_COMMONS_CCYCL##|&quot;)], str2PCLT_SDL Required_SDLM &quot;##|E_PCLT_RPCSCE##|&quot; inner_cfg))">
            <text:p>, ("E_PCLT_RPCSCE_CCYCL", (M.fromList [("rus", B.pack "##|E_PCLT_COMMONS_CCYCL##|"), ("eng", B.pack "##|E_PCLT_COMMONS_CCYCL##|")], str2PCLT_SDL Required_SDLM "##|E_PCLT_RPCSCE##|" inner_cfg))</text:p>
          </table:table-cell>
          <table:table-cell table:style-name="ce7" table:formula="of:=IF([.E104]=&quot;&quot;;&quot;&quot;;CONCATENATE([.E104];&quot;%&quot;;[.F104];&quot;%&quot;;[.G104];&quot;%&quot;;[.H104]))" office:value-type="string" office:string-value="E_PCLT_RPCSCE_CCYCL%##|E_PCLT_RPCSCE##|%##|E_PCLT_COMMONS_CCYCL##|%##|E_PCLT_COMMONS_CCYCL##|">
            <text:p>E_PCLT_RPCSCE_CCYCL%##|E_PCLT_RPCSCE##|%##|E_PCLT_COMMONS_CCYCL##|%##|E_PCLT_COMMONS_CCYCL##|</text:p>
          </table:table-cell>
          <table:table-cell table:style-name="ce11" table:formula="of:=IF([.E104]=&quot;&quot;;&quot;&quot;;&quot;INSERT INTO tpls (pclt_id) VALUES('&quot;&amp;[.E104]&amp;&quot;');&quot;&amp;CHAR(13)&amp;CHAR(10) &amp; IF([.N104]=&quot;&quot;;&quot;&quot;;&quot;INSERT INTO tpls_localized (lng, pclt_id, structured_text) VALUES('&quot;&amp; [.N$20] &amp; &quot;', '&quot;&amp;[.E104]&amp;&quot;', '&quot;&amp;[.N104]&amp;&quot;');&quot;) &amp; CHAR(13)&amp;CHAR(10) &amp; IF([.O104]=&quot;&quot;;&quot;&quot;;&quot;INSERT INTO tpls_localized (lng, pclt_id, structured_text) VALUES('&quot;&amp;[.O$20]&amp;&quot;', '&quot;&amp;[.E104]&amp;&quot;', '&quot;&amp;[.O104]&amp;&quot;');&quot;) &amp; CHAR(13)&amp;CHAR(10)&amp;&quot;INSERT INTO tpls_inclusions_in_collections (tpls_collection_id, pclt_id, tpl_dflt_req_sdl) VALUES (&quot;&amp;[.C104]&amp;&quot;,'&quot;&amp;[.E104]&amp;&quot;','&quot;&amp;[.F104]&amp;&quot;');&quot;)" office:value-type="string" office:string-value="INSERT INTO tpls (pclt_id) VALUES('E_PCLT_RPCSCE_CCYCL');&#13;&#10;INSERT INTO tpls_localized (lng, pclt_id, structured_text) VALUES('rus', 'E_PCLT_RPCSCE_CCYCL', '##|E_PCLT_COMMONS_CCYCL##|');&#13;&#10;INSERT INTO tpls_localized (lng, pclt_id, structured_text) VALUES('eng', 'E_PCLT_RPCSCE_CCYCL', '##|E_PCLT_COMMONS_CCYCL##|');&#13;&#10;INSERT INTO tpls_inclusions_in_collections (tpls_collection_id, pclt_id, tpl_dflt_req_sdl) VALUES (4,'E_PCLT_RPCSCE_CCYCL','##|E_PCLT_RPCSCE##|');">
            <text:p>INSERT INTO tpls (pclt_id) VALUES('E_PCLT_RPCSCE_CCYCL');<text:line-break/>INSERT INTO tpls_localized (lng, pclt_id, structured_text) VALUES('rus', 'E_PCLT_RPCSCE_CCYCL', '##|E_PCLT_COMMONS_CCYCL##|');<text:line-break/>INSERT INTO tpls_localized (lng, pclt_id, structured_text) VALUES('eng', 'E_PCLT_RPCSCE_CCYCL', '##|E_PCLT_COMMONS_CCYCL##|');<text:line-break/>INSERT INTO tpls_inclusions_in_collections (tpls_collection_id, pclt_id, tpl_dflt_req_sdl) VALUES (4,'E_PCLT_RPCSCE_CCYCL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4];&quot;'&quot;;&quot;''&quot;)" office:value-type="string" office:string-value="##|E_PCLT_COMMONS_CCYCL##|">
            <text:p>##|E_PCLT_COMMONS_CCYCL##|</text:p>
          </table:table-cell>
          <table:table-cell table:style-name="ce11" table:formula="of:=SUBSTITUTE([.H104];&quot;'&quot;;&quot;''&quot;)" office:value-type="string" office:string-value="##|E_PCLT_COMMONS_CCYCL##|">
            <text:p>##|E_PCLT_COMMONS_CCYCL##|</text:p>
          </table:table-cell>
          <table:table-cell table:style-name="ce11" table:formula="of:=SUBSTITUTE([.G104];&quot;&quot;&quot;&quot;;&quot;\&quot;&quot;&quot;)" office:value-type="string" office:string-value="##|E_PCLT_COMMONS_CCYCL##|">
            <text:p>##|E_PCLT_COMMONS_CCYCL##|</text:p>
          </table:table-cell>
          <table:table-cell table:style-name="ce11" table:formula="of:=SUBSTITUTE([.H104];&quot;&quot;&quot;&quot;;&quot;\&quot;&quot;&quot;)" office:value-type="string" office:string-value="##|E_PCLT_COMMONS_CCYCL##|">
            <text:p>##|E_PCLT_COMMONS_CCYCL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5]=&quot;General commons&quot;;1;IF([.B105]=&quot;General DB commons&quot;;2;IF([.B105]=&quot;General networking commons&quot;;3;IF([.B105]=&quot;PCLT messages&quot;;4;IF([.B105]=&quot;PCLT-DB messages&quot;;5;-1)))))" office:value-type="float" office:value="4">
            <text:p>4</text:p>
          </table:table-cell>
          <table:table-cell table:style-name="ce11" table:formula="of:=IF([.E105]=&quot;&quot;;&quot;&quot;;CONCATENATE(&quot;##|&quot;;[.E105];&quot;##|&quot;) )" office:value-type="string" office:string-value="##|E_PCLT_RPCSCE_MISSINGCOMPST##|">
            <text:p>##|E_PCLT_RPCSCE_MISSINGCOMPST##|</text:p>
          </table:table-cell>
          <table:table-cell table:style-name="ce7" office:value-type="string">
            <text:p>E_PCLT_RPCSCE_MISSINGCOMPST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##|E_PCLT_COMMONS_MISSINGCOMPSTBYRER##|</text:p>
          </table:table-cell>
          <table:table-cell table:style-name="ce7" office:value-type="string">
            <text:p>##|E_PCLT_COMMONS_MISSINGCOMPSTBYRER##|</text:p>
          </table:table-cell>
          <table:table-cell table:style-name="ce7" office:value-type="string">
            <text:p><text:s/></text:p>
          </table:table-cell>
          <table:table-cell table:style-name="ce7" table:formula="of:=IF([.E105]=&quot;&quot;;&quot;&quot;;CONCATENATE(&quot;, (&quot;;CHAR(34);[.E105];CHAR(34);&quot;, (M.fromList [(&quot; &amp; CHAR(34) &amp; [.P$20] &amp; CHAR(34) &amp; &quot;, &quot; &amp; IF([.P105]=&quot;&quot;;&quot;B.empty&quot;;&quot;B.pack &quot; &amp; CHAR(34) &amp; [.P105] &amp; CHAR(34)) &amp; &quot;), (&quot; &amp; CHAR(34) &amp; [.Q$20] &amp; CHAR(34) &amp; &quot;, &quot; &amp; IF([.Q105]=&quot;&quot;;&quot;B.empty&quot;;&quot;B.pack &quot; &amp; CHAR(34) &amp; [.Q105] &amp; CHAR(34)) &amp; &quot;)], str2PCLT_SDL Required_SDLM &quot;;CHAR(34);[.F105];CHAR(34);&quot; inner_cfg))&quot;))" office:value-type="string" office:string-value=", (&quot;E_PCLT_RPCSCE_MISSINGCOMPST&quot;, (M.fromList [(&quot;rus&quot;, B.pack &quot;##|E_PCLT_COMMONS_MISSINGCOMPSTBYRER##|&quot;), (&quot;eng&quot;, B.pack &quot;##|E_PCLT_COMMONS_MISSINGCOMPSTBYRER##|&quot;)], str2PCLT_SDL Required_SDLM &quot;##|E_PCLT_RPCSCE##|&quot; inner_cfg))">
            <text:p>, ("E_PCLT_RPCSCE_MISSINGCOMPST", (M.fromList [("rus", B.pack "##|E_PCLT_COMMONS_MISSINGCOMPSTBYRER##|"), ("eng", B.pack "##|E_PCLT_COMMONS_MISSINGCOMPSTBYRER##|")], str2PCLT_SDL Required_SDLM "##|E_PCLT_RPCSCE##|" inner_cfg))</text:p>
          </table:table-cell>
          <table:table-cell table:style-name="ce7" table:formula="of:=IF([.E105]=&quot;&quot;;&quot;&quot;;CONCATENATE([.E105];&quot;%&quot;;[.F105];&quot;%&quot;;[.G105];&quot;%&quot;;[.H105]))" office:value-type="string" office:string-value="E_PCLT_RPCSCE_MISSINGCOMPST%##|E_PCLT_RPCSCE##|%##|E_PCLT_COMMONS_MISSINGCOMPSTBYRER##|%##|E_PCLT_COMMONS_MISSINGCOMPSTBYRER##|">
            <text:p>E_PCLT_RPCSCE_MISSINGCOMPST%##|E_PCLT_RPCSCE##|%##|E_PCLT_COMMONS_MISSINGCOMPSTBYRER##|%##|E_PCLT_COMMONS_MISSINGCOMPSTBYRER##|</text:p>
          </table:table-cell>
          <table:table-cell table:style-name="ce11" table:formula="of:=IF([.E105]=&quot;&quot;;&quot;&quot;;&quot;INSERT INTO tpls (pclt_id) VALUES('&quot;&amp;[.E105]&amp;&quot;');&quot;&amp;CHAR(13)&amp;CHAR(10) &amp; IF([.N105]=&quot;&quot;;&quot;&quot;;&quot;INSERT INTO tpls_localized (lng, pclt_id, structured_text) VALUES('&quot;&amp; [.N$20] &amp; &quot;', '&quot;&amp;[.E105]&amp;&quot;', '&quot;&amp;[.N105]&amp;&quot;');&quot;) &amp; CHAR(13)&amp;CHAR(10) &amp; IF([.O105]=&quot;&quot;;&quot;&quot;;&quot;INSERT INTO tpls_localized (lng, pclt_id, structured_text) VALUES('&quot;&amp;[.O$20]&amp;&quot;', '&quot;&amp;[.E105]&amp;&quot;', '&quot;&amp;[.O105]&amp;&quot;');&quot;) &amp; CHAR(13)&amp;CHAR(10)&amp;&quot;INSERT INTO tpls_inclusions_in_collections (tpls_collection_id, pclt_id, tpl_dflt_req_sdl) VALUES (&quot;&amp;[.C105]&amp;&quot;,'&quot;&amp;[.E105]&amp;&quot;','&quot;&amp;[.F105]&amp;&quot;');&quot;)" office:value-type="string" office:string-value="INSERT INTO tpls (pclt_id) VALUES('E_PCLT_RPCSCE_MISSINGCOMPST');&#13;&#10;INSERT INTO tpls_localized (lng, pclt_id, structured_text) VALUES('rus', 'E_PCLT_RPCSCE_MISSINGCOMPST', '##|E_PCLT_COMMONS_MISSINGCOMPSTBYRER##|');&#13;&#10;INSERT INTO tpls_localized (lng, pclt_id, structured_text) VALUES('eng', 'E_PCLT_RPCSCE_MISSINGCOMPST', '##|E_PCLT_COMMONS_MISSINGCOMPSTBYRER##|');&#13;&#10;INSERT INTO tpls_inclusions_in_collections (tpls_collection_id, pclt_id, tpl_dflt_req_sdl) VALUES (4,'E_PCLT_RPCSCE_MISSINGCOMPST','##|E_PCLT_RPCSCE##|');">
            <text:p>INSERT INTO tpls (pclt_id) VALUES('E_PCLT_RPCSCE_MISSINGCOMPST');<text:line-break/>INSERT INTO tpls_localized (lng, pclt_id, structured_text) VALUES('rus', 'E_PCLT_RPCSCE_MISSINGCOMPST', '##|E_PCLT_COMMONS_MISSINGCOMPSTBYRER##|');<text:line-break/>INSERT INTO tpls_localized (lng, pclt_id, structured_text) VALUES('eng', 'E_PCLT_RPCSCE_MISSINGCOMPST', '##|E_PCLT_COMMONS_MISSINGCOMPSTBYRER##|');<text:line-break/>INSERT INTO tpls_inclusions_in_collections (tpls_collection_id, pclt_id, tpl_dflt_req_sdl) VALUES (4,'E_PCLT_RPCSCE_MISSINGCOMPST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5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05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G105];&quot;&quot;&quot;&quot;;&quot;\&quot;&quot;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05];&quot;&quot;&quot;&quot;;&quot;\&quot;&quot;&quot;)" office:value-type="string" office:string-value="##|E_PCLT_COMMONS_MISSINGCOMPSTBYRER##|">
            <text:p>##|E_PCLT_COMMONS_MISSINGCOMPSTBYRE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6]=&quot;General commons&quot;;1;IF([.B106]=&quot;General DB commons&quot;;2;IF([.B106]=&quot;General networking commons&quot;;3;IF([.B106]=&quot;PCLT messages&quot;;4;IF([.B106]=&quot;PCLT-DB messages&quot;;5;-1)))))" office:value-type="float" office:value="4">
            <text:p>4</text:p>
          </table:table-cell>
          <table:table-cell table:style-name="ce11" table:formula="of:=IF([.E106]=&quot;&quot;;&quot;&quot;;CONCATENATE(&quot;##|&quot;;[.E106];&quot;##|&quot;) )" office:value-type="string" office:string-value="##|E_PCLT_RPCSCE_UNPARSABLECOMPST##|">
            <text:p>##|E_PCLT_RPCSCE_UNPARSABLECOMPST##|</text:p>
          </table:table-cell>
          <table:table-cell table:style-name="ce11" office:value-type="string">
            <text:p>E_PCLT_RPCSCE_UNPARSABLECOMPST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композит (ИД: @@|red_id@@|), на который ссылается шаблон (ИД: @@|rer_id@@|), наличествует во входе на формирование каталога, но (этот требуемый шаблон) не парсится</text:p>
          </table:table-cell>
          <table:table-cell table:style-name="ce7" office:value-type="string">
            <text:p>a composite (ID: @@|red_id@@|) required by the message template (ID: @@|rer_id@@|) is found in raw data for catalog, but parsing it failed</text:p>
          </table:table-cell>
          <table:table-cell table:style-name="ce7" office:value-type="string">
            <text:p><text:s/></text:p>
          </table:table-cell>
          <table:table-cell table:style-name="ce7" table:formula="of:=IF([.E106]=&quot;&quot;;&quot;&quot;;CONCATENATE(&quot;, (&quot;;CHAR(34);[.E106];CHAR(34);&quot;, (M.fromList [(&quot; &amp; CHAR(34) &amp; [.P$20] &amp; CHAR(34) &amp; &quot;, &quot; &amp; IF([.P106]=&quot;&quot;;&quot;B.empty&quot;;&quot;B.pack &quot; &amp; CHAR(34) &amp; [.P106] &amp; CHAR(34)) &amp; &quot;), (&quot; &amp; CHAR(34) &amp; [.Q$20] &amp; CHAR(34) &amp; &quot;, &quot; &amp; IF([.Q106]=&quot;&quot;;&quot;B.empty&quot;;&quot;B.pack &quot; &amp; CHAR(34) &amp; [.Q106] &amp; CHAR(34)) &amp; &quot;)], str2PCLT_SDL Required_SDLM &quot;;CHAR(34);[.F106];CHAR(34);&quot; inner_cfg))&quot;))" office:value-type="string" office:string-value=", (&quot;E_PCLT_RPCSCE_UNPARSABLECOMPST&quot;, (M.fromList [(&quot;rus&quot;, B.pack &quot;композит (ИД: @@|red_id@@|), на который ссылается шаблон (ИД: @@|rer_id@@|), наличествует во входе на формирование каталога, но (этот требуемый шаблон) не парсится&quot;), (&quot;eng&quot;, B.pack &quot;a composite (ID: @@|red_id@@|) required by the message template (ID: @@|rer_id@@|) is found in raw data for catalog, but parsing it failed&quot;)], str2PCLT_SDL Required_SDLM &quot;##|E_PCLT_RPCSCE##|&quot; inner_cfg))">
            <text:p>, ("E_PCLT_RPCSCE_UNPARSABLECOMPST", (M.fromList [("rus", B.pack "композит (ИД: @@|red_id@@|), на который ссылается шаблон (ИД: @@|rer_id@@|), наличествует во входе на формирование каталога, но (этот требуемый шаблон) не парсится"), ("eng", B.pack "a composite (ID: @@|red_id@@|) required by the message template (ID: @@|rer_id@@|) is found in raw data for catalog, but parsing it failed")], str2PCLT_SDL Required_SDLM "##|E_PCLT_RPCSCE##|" inner_cfg))</text:p>
          </table:table-cell>
          <table:table-cell table:style-name="ce7" table:formula="of:=IF([.E106]=&quot;&quot;;&quot;&quot;;CONCATENATE([.E106];&quot;%&quot;;[.F106];&quot;%&quot;;[.G106];&quot;%&quot;;[.H106]))" office:value-type="string" office:string-value="E_PCLT_RPCSCE_UNPARSABLECOMPST%##|E_PCLT_RPCSCE##|%композит (ИД: @@|red_id@@|), на который ссылается шаблон (ИД: @@|rer_id@@|), наличествует во входе на формирование каталога, но (этот требуемый шаблон) не парсится%a composite (ID: @@|red_id@@|) required by the message template (ID: @@|rer_id@@|) is found in raw data for catalog, but parsing it failed">
            <text:p>E_PCLT_RPCSCE_UNPARSABLECOMPST%##|E_PCLT_RPCSCE##|%композит (ИД: @@|red_id@@|), на который ссылается шаблон (ИД: @@|rer_id@@|), наличествует во входе на формирование каталога, но (этот требуемый шаблон) не парсится%a composite (ID: @@|red_id@@|) required by the message template (ID: @@|rer_id@@|) is found in raw data for catalog, but parsing it failed</text:p>
          </table:table-cell>
          <table:table-cell table:style-name="ce11" table:formula="of:=IF([.E106]=&quot;&quot;;&quot;&quot;;&quot;INSERT INTO tpls (pclt_id) VALUES('&quot;&amp;[.E106]&amp;&quot;');&quot;&amp;CHAR(13)&amp;CHAR(10) &amp; IF([.N106]=&quot;&quot;;&quot;&quot;;&quot;INSERT INTO tpls_localized (lng, pclt_id, structured_text) VALUES('&quot;&amp; [.N$20] &amp; &quot;', '&quot;&amp;[.E106]&amp;&quot;', '&quot;&amp;[.N106]&amp;&quot;');&quot;) &amp; CHAR(13)&amp;CHAR(10) &amp; IF([.O106]=&quot;&quot;;&quot;&quot;;&quot;INSERT INTO tpls_localized (lng, pclt_id, structured_text) VALUES('&quot;&amp;[.O$20]&amp;&quot;', '&quot;&amp;[.E106]&amp;&quot;', '&quot;&amp;[.O106]&amp;&quot;');&quot;) &amp; CHAR(13)&amp;CHAR(10)&amp;&quot;INSERT INTO tpls_inclusions_in_collections (tpls_collection_id, pclt_id, tpl_dflt_req_sdl) VALUES (&quot;&amp;[.C106]&amp;&quot;,'&quot;&amp;[.E106]&amp;&quot;','&quot;&amp;[.F106]&amp;&quot;');&quot;)" office:value-type="string" office:string-value="INSERT INTO tpls (pclt_id) VALUES('E_PCLT_RPCSCE_UNPARSABLECOMPST');&#13;&#10;INSERT INTO tpls_localized (lng, pclt_id, structured_text) VALUES('rus', 'E_PCLT_RPCSCE_UNPARSABLECOMPST', 'композит (ИД: @@|red_id@@|), на который ссылается шаблон (ИД: @@|rer_id@@|), наличествует во входе на формирование каталога, но (этот требуемый шаблон) не парсится');&#13;&#10;INSERT INTO tpls_localized (lng, pclt_id, structured_text) VALUES('eng', 'E_PCLT_RPCSCE_UNPARSABLECOMPST', 'a composite (ID: @@|red_id@@|) required by the message template (ID: @@|rer_id@@|) is found in raw data for catalog, but parsing it failed');&#13;&#10;INSERT INTO tpls_inclusions_in_collections (tpls_collection_id, pclt_id, tpl_dflt_req_sdl) VALUES (4,'E_PCLT_RPCSCE_UNPARSABLECOMPST','##|E_PCLT_RPCSCE##|');">
            <text:p>INSERT INTO tpls (pclt_id) VALUES('E_PCLT_RPCSCE_UNPARSABLECOMPST');<text:line-break/>INSERT INTO tpls_localized (lng, pclt_id, structured_text) VALUES('rus', 'E_PCLT_RPCSCE_UNPARSABLECOMPST', 'композит (ИД: @@|red_id@@|), на который ссылается шаблон (ИД: @@|rer_id@@|), наличествует во входе на формирование каталога, но (этот требуемый шаблон) не парсится');<text:line-break/>INSERT INTO tpls_localized (lng, pclt_id, structured_text) VALUES('eng', 'E_PCLT_RPCSCE_UNPARSABLECOMPST', 'a composite (ID: @@|red_id@@|) required by the message template (ID: @@|rer_id@@|) is found in raw data for catalog, but parsing it failed');<text:line-break/>INSERT INTO tpls_inclusions_in_collections (tpls_collection_id, pclt_id, tpl_dflt_req_sdl) VALUES (4,'E_PCLT_RPCSCE_UNPARSABLECOMPST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6];&quot;'&quot;;&quot;''&quot;)" office:value-type="string" office:string-value="композит (ИД: @@|red_id@@|), на который ссылается шаблон (ИД: @@|rer_id@@|), наличествует во входе на формирование каталога, но (этот требуемый шаблон) не парсится">
            <text:p>композит (ИД: @@|red_id@@|), на который ссылается шаблон (ИД: @@|rer_id@@|), наличествует во входе на формирование каталога, но (этот требуемый шаблон) не парсится</text:p>
          </table:table-cell>
          <table:table-cell table:style-name="ce11" table:formula="of:=SUBSTITUTE([.H106];&quot;'&quot;;&quot;''&quot;)" office:value-type="string" office:string-value="a composite (ID: @@|red_id@@|) required by the message template (ID: @@|rer_id@@|) is found in raw data for catalog, but parsing it failed">
            <text:p>a composite (ID: @@|red_id@@|) required by the message template (ID: @@|rer_id@@|) is found in raw data for catalog, but parsing it failed</text:p>
          </table:table-cell>
          <table:table-cell table:style-name="ce11" table:formula="of:=SUBSTITUTE([.G106];&quot;&quot;&quot;&quot;;&quot;\&quot;&quot;&quot;)" office:value-type="string" office:string-value="композит (ИД: @@|red_id@@|), на который ссылается шаблон (ИД: @@|rer_id@@|), наличествует во входе на формирование каталога, но (этот требуемый шаблон) не парсится">
            <text:p>композит (ИД: @@|red_id@@|), на который ссылается шаблон (ИД: @@|rer_id@@|), наличествует во входе на формирование каталога, но (этот требуемый шаблон) не парсится</text:p>
          </table:table-cell>
          <table:table-cell table:style-name="ce11" table:formula="of:=SUBSTITUTE([.H106];&quot;&quot;&quot;&quot;;&quot;\&quot;&quot;&quot;)" office:value-type="string" office:string-value="a composite (ID: @@|red_id@@|) required by the message template (ID: @@|rer_id@@|) is found in raw data for catalog, but parsing it failed">
            <text:p>a composite (ID: @@|red_id@@|) required by the message template (ID: @@|rer_id@@|) is found in raw data for catalog, but parsing it failed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7]=&quot;General commons&quot;;1;IF([.B107]=&quot;General DB commons&quot;;2;IF([.B107]=&quot;General networking commons&quot;;3;IF([.B107]=&quot;PCLT messages&quot;;4;IF([.B107]=&quot;PCLT-DB messages&quot;;5;-1)))))" office:value-type="float" office:value="4">
            <text:p>4</text:p>
          </table:table-cell>
          <table:table-cell table:style-name="ce11" table:formula="of:=IF([.E107]=&quot;&quot;;&quot;&quot;;CONCATENATE(&quot;##|&quot;;[.E107];&quot;##|&quot;) )" office:value-type="string" office:string-value="##|E_PCLT_RPCSCE_DFLTLNGPARSEFAIL##|">
            <text:p>##|E_PCLT_RPCSCE_DFLTLNGPARSEFAIL##|</text:p>
          </table:table-cell>
          <table:table-cell table:style-name="ce11" office:value-type="string">
            <text:p>E_PCLT_RPCSCE_DFLTLNGPARSEFAIL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шаблон (ИД: @@|tpl_id@@|) на основном языке не парсится без ошибок. @@|if_not_parsed@@|Список ошибок выданый парсером: @@|ll_errs_list@@|</text:p>
          </table:table-cell>
          <table:table-cell table:style-name="ce7" office:value-type="string">
            <text:p>a message template (ID: @@|tpl_id@@|) in default language is parsed (separation on composites, parameters and plain text) with errors. @@|if_not_parsed@@|Parse error(s): @@|ll_errs_list@@|</text:p>
          </table:table-cell>
          <table:table-cell table:style-name="ce7" office:value-type="string">
            <text:p><text:s/></text:p>
          </table:table-cell>
          <table:table-cell table:style-name="ce7" table:formula="of:=IF([.E107]=&quot;&quot;;&quot;&quot;;CONCATENATE(&quot;, (&quot;;CHAR(34);[.E107];CHAR(34);&quot;, (M.fromList [(&quot; &amp; CHAR(34) &amp; [.P$20] &amp; CHAR(34) &amp; &quot;, &quot; &amp; IF([.P107]=&quot;&quot;;&quot;B.empty&quot;;&quot;B.pack &quot; &amp; CHAR(34) &amp; [.P107] &amp; CHAR(34)) &amp; &quot;), (&quot; &amp; CHAR(34) &amp; [.Q$20] &amp; CHAR(34) &amp; &quot;, &quot; &amp; IF([.Q107]=&quot;&quot;;&quot;B.empty&quot;;&quot;B.pack &quot; &amp; CHAR(34) &amp; [.Q107] &amp; CHAR(34)) &amp; &quot;)], str2PCLT_SDL Required_SDLM &quot;;CHAR(34);[.F107];CHAR(34);&quot; inner_cfg))&quot;))" office:value-type="string" office:string-value=", (&quot;E_PCLT_RPCSCE_DFLTLNGPARSEFAIL&quot;, (M.fromList [(&quot;rus&quot;, B.pack &quot;шаблон (ИД: @@|tpl_id@@|) на основном языке не парсится без ошибок. @@|if_not_parsed@@|Список ошибок выданый парсером: @@|ll_errs_list@@|&quot;), (&quot;eng&quot;, B.pack &quot;a message template (ID: @@|tpl_id@@|) in default language is parsed (separation on composites, parameters and plain text) with errors. @@|if_not_parsed@@|Parse error(s): @@|ll_errs_list@@|&quot;)], str2PCLT_SDL Required_SDLM &quot;##|E_PCLT_RPCSCE##|&quot; inner_cfg))">
            <text:p>, ("E_PCLT_RPCSCE_DFLTLNGPARSEFAIL", (M.fromList [("rus", B.pack "шаблон (ИД: @@|tpl_id@@|) на основном языке не парсится без ошибок. @@|if_not_parsed@@|Список ошибок выданый парсером: @@|ll_errs_list@@|"), ("eng", B.pack "a message template (ID: @@|tpl_id@@|) in default language is parsed (separation on composites, parameters and plain text) with errors. @@|if_not_parsed@@|Parse error(s): @@|ll_errs_list@@|")], str2PCLT_SDL Required_SDLM "##|E_PCLT_RPCSCE##|" inner_cfg))</text:p>
          </table:table-cell>
          <table:table-cell table:style-name="ce7" table:formula="of:=IF([.E107]=&quot;&quot;;&quot;&quot;;CONCATENATE([.E107];&quot;%&quot;;[.F107];&quot;%&quot;;[.G107];&quot;%&quot;;[.H107]))" office:value-type="string" office:string-value="E_PCLT_RPCSCE_DFLTLNGPARSEFAIL%##|E_PCLT_RPCSCE##|%шаблон (ИД: @@|tpl_id@@|) на основном языке не парсится без ошибок. @@|if_not_parsed@@|Список ошибок выданый парсером: @@|ll_errs_list@@|%a message template (ID: @@|tpl_id@@|) in default language is parsed (separation on composites, parameters and plain text) with errors. @@|if_not_parsed@@|Parse error(s): @@|ll_errs_list@@|">
            <text:p>E_PCLT_RPCSCE_DFLTLNGPARSEFAIL%##|E_PCLT_RPCSCE##|%шаблон (ИД: @@|tpl_id@@|) на основном языке не парсится без ошибок. @@|if_not_parsed@@|Список ошибок выданый парсером: @@|ll_errs_list@@|%a message template (ID: @@|tpl_id@@|) in default language is parsed (separation on composites, parameters and plain text) with errors. @@|if_not_parsed@@|Parse error(s): @@|ll_errs_list@@|</text:p>
          </table:table-cell>
          <table:table-cell table:style-name="ce11" table:formula="of:=IF([.E107]=&quot;&quot;;&quot;&quot;;&quot;INSERT INTO tpls (pclt_id) VALUES('&quot;&amp;[.E107]&amp;&quot;');&quot;&amp;CHAR(13)&amp;CHAR(10) &amp; IF([.N107]=&quot;&quot;;&quot;&quot;;&quot;INSERT INTO tpls_localized (lng, pclt_id, structured_text) VALUES('&quot;&amp; [.N$20] &amp; &quot;', '&quot;&amp;[.E107]&amp;&quot;', '&quot;&amp;[.N107]&amp;&quot;');&quot;) &amp; CHAR(13)&amp;CHAR(10) &amp; IF([.O107]=&quot;&quot;;&quot;&quot;;&quot;INSERT INTO tpls_localized (lng, pclt_id, structured_text) VALUES('&quot;&amp;[.O$20]&amp;&quot;', '&quot;&amp;[.E107]&amp;&quot;', '&quot;&amp;[.O107]&amp;&quot;');&quot;) &amp; CHAR(13)&amp;CHAR(10)&amp;&quot;INSERT INTO tpls_inclusions_in_collections (tpls_collection_id, pclt_id, tpl_dflt_req_sdl) VALUES (&quot;&amp;[.C107]&amp;&quot;,'&quot;&amp;[.E107]&amp;&quot;','&quot;&amp;[.F107]&amp;&quot;');&quot;)" office:value-type="string" office:string-value="INSERT INTO tpls (pclt_id) VALUES('E_PCLT_RPCSCE_DFLTLNGPARSEFAIL');&#13;&#10;INSERT INTO tpls_localized (lng, pclt_id, structured_text) VALUES('rus', 'E_PCLT_RPCSCE_DFLTLNGPARSEFAIL', 'шаблон (ИД: @@|tpl_id@@|) на основном языке не парсится без ошибок. @@|if_not_parsed@@|Список ошибок выданый парсером: @@|ll_errs_list@@|');&#13;&#10;INSERT INTO tpls_localized (lng, pclt_id, structured_text) VALUES('eng', 'E_PCLT_RPCSCE_DFLTLNGPARSEFAIL', 'a message template (ID: @@|tpl_id@@|) in default language is parsed (separation on composites, parameters and plain text) with errors. @@|if_not_parsed@@|Parse error(s): @@|ll_errs_list@@|');&#13;&#10;INSERT INTO tpls_inclusions_in_collections (tpls_collection_id, pclt_id, tpl_dflt_req_sdl) VALUES (4,'E_PCLT_RPCSCE_DFLTLNGPARSEFAIL','##|E_PCLT_RPCSCE##|');">
            <text:p>INSERT INTO tpls (pclt_id) VALUES('E_PCLT_RPCSCE_DFLTLNGPARSEFAIL');<text:line-break/>INSERT INTO tpls_localized (lng, pclt_id, structured_text) VALUES('rus', 'E_PCLT_RPCSCE_DFLTLNGPARSEFAIL', 'шаблон (ИД: @@|tpl_id@@|) на основном языке не парсится без ошибок. @@|if_not_parsed@@|Список ошибок выданый парсером: @@|ll_errs_list@@|');<text:line-break/>INSERT INTO tpls_localized (lng, pclt_id, structured_text) VALUES('eng', 'E_PCLT_RPCSCE_DFLTLNGPARSEFAIL', 'a message template (ID: @@|tpl_id@@|) in default language is parsed (separation on composites, parameters and plain text) with errors. @@|if_not_parsed@@|Parse error(s): @@|ll_errs_list@@|');<text:line-break/>INSERT INTO tpls_inclusions_in_collections (tpls_collection_id, pclt_id, tpl_dflt_req_sdl) VALUES (4,'E_PCLT_RPCSCE_DFLTLNGPARSEFAIL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7];&quot;'&quot;;&quot;''&quot;)" office:value-type="string" office:string-value="шаблон (ИД: @@|tpl_id@@|) на основном языке не парсится без ошибок. @@|if_not_parsed@@|Список ошибок выданый парсером: @@|ll_errs_list@@|">
            <text:p>шаблон (ИД: @@|tpl_id@@|) на основном языке не парсится без ошибок. @@|if_not_parsed@@|Список ошибок выданый парсером: @@|ll_errs_list@@|</text:p>
          </table:table-cell>
          <table:table-cell table:style-name="ce11" table:formula="of:=SUBSTITUTE([.H107];&quot;'&quot;;&quot;''&quot;)" office:value-type="string" office:string-value="a message template (ID: @@|tpl_id@@|) in default language is parsed (separation on composites, parameters and plain text) with errors. @@|if_not_parsed@@|Parse error(s): @@|ll_errs_list@@|">
            <text:p>a message template (ID: @@|tpl_id@@|) in default language is parsed (separation on composites, parameters and plain text) with errors. @@|if_not_parsed@@|Parse error(s): @@|ll_errs_list@@|</text:p>
          </table:table-cell>
          <table:table-cell table:style-name="ce11" table:formula="of:=SUBSTITUTE([.G107];&quot;&quot;&quot;&quot;;&quot;\&quot;&quot;&quot;)" office:value-type="string" office:string-value="шаблон (ИД: @@|tpl_id@@|) на основном языке не парсится без ошибок. @@|if_not_parsed@@|Список ошибок выданый парсером: @@|ll_errs_list@@|">
            <text:p>шаблон (ИД: @@|tpl_id@@|) на основном языке не парсится без ошибок. @@|if_not_parsed@@|Список ошибок выданый парсером: @@|ll_errs_list@@|</text:p>
          </table:table-cell>
          <table:table-cell table:style-name="ce11" table:formula="of:=SUBSTITUTE([.H107];&quot;&quot;&quot;&quot;;&quot;\&quot;&quot;&quot;)" office:value-type="string" office:string-value="a message template (ID: @@|tpl_id@@|) in default language is parsed (separation on composites, parameters and plain text) with errors. @@|if_not_parsed@@|Parse error(s): @@|ll_errs_list@@|">
            <text:p>a message template (ID: @@|tpl_id@@|) in default language is parsed (separation on composites, parameters and plain text) with errors. @@|if_not_parsed@@|Parse error(s): @@|ll_errs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8]=&quot;General commons&quot;;1;IF([.B108]=&quot;General DB commons&quot;;2;IF([.B108]=&quot;General networking commons&quot;;3;IF([.B108]=&quot;PCLT messages&quot;;4;IF([.B108]=&quot;PCLT-DB messages&quot;;5;-1)))))" office:value-type="float" office:value="4">
            <text:p>4</text:p>
          </table:table-cell>
          <table:table-cell table:style-name="ce11" table:formula="of:=IF([.E108]=&quot;&quot;;&quot;&quot;;CONCATENATE(&quot;##|&quot;;[.E108];&quot;##|&quot;) )" office:value-type="string" office:string-value="##|E_PCLT_RPCSCE_DFLTLNGPARSEFAIL_C##|">
            <text:p>##|E_PCLT_RPCSCE_DFLTLNGPARSEFAIL_C##|</text:p>
          </table:table-cell>
          <table:table-cell table:style-name="ce11" office:value-type="string">
            <text:p>E_PCLT_RPCSCE_DFLTLNGPARSEFAIL_C</text:p>
          </table:table-cell>
          <table:table-cell table:style-name="ce11" office:value-type="string">
            <text:p>##|E_PCLT_RPCSCE_DFLTLNGPARSEFAIL##|</text:p>
          </table:table-cell>
          <table:table-cell table:style-name="ce7" office:value-type="string">
            <text:p>ДЛЯ ВСЕХ ЯЗЫКОВ данный шаблон будет отвергнут. </text:p>
          </table:table-cell>
          <table:table-cell table:style-name="ce7" office:value-type="string">
            <text:p>FOR ALL LANGUAGES the message template will be discarded. </text:p>
          </table:table-cell>
          <table:table-cell table:style-name="ce7"/>
          <table:table-cell table:style-name="ce7" table:formula="of:=IF([.E108]=&quot;&quot;;&quot;&quot;;CONCATENATE(&quot;, (&quot;;CHAR(34);[.E108];CHAR(34);&quot;, (M.fromList [(&quot; &amp; CHAR(34) &amp; [.P$20] &amp; CHAR(34) &amp; &quot;, &quot; &amp; IF([.P108]=&quot;&quot;;&quot;B.empty&quot;;&quot;B.pack &quot; &amp; CHAR(34) &amp; [.P108] &amp; CHAR(34)) &amp; &quot;), (&quot; &amp; CHAR(34) &amp; [.Q$20] &amp; CHAR(34) &amp; &quot;, &quot; &amp; IF([.Q108]=&quot;&quot;;&quot;B.empty&quot;;&quot;B.pack &quot; &amp; CHAR(34) &amp; [.Q108] &amp; CHAR(34)) &amp; &quot;)], str2PCLT_SDL Required_SDLM &quot;;CHAR(34);[.F108];CHAR(34);&quot; inner_cfg))&quot;))" office:value-type="string" office:string-value=", (&quot;E_PCLT_RPCSCE_DFLTLNGPARSEFAIL_C&quot;, (M.fromList [(&quot;rus&quot;, B.pack &quot;ДЛЯ ВСЕХ ЯЗЫКОВ данный шаблон будет отвергнут. &quot;), (&quot;eng&quot;, B.pack &quot;FOR ALL LANGUAGES the message template will be discarded. &quot;)], str2PCLT_SDL Required_SDLM &quot;##|E_PCLT_RPCSCE_DFLTLNGPARSEFAIL##|&quot; inner_cfg))">
            <text:p>, ("E_PCLT_RPCSCE_DFLTLNGPARSEFAIL_C", (M.fromList [("rus", B.pack "ДЛЯ ВСЕХ ЯЗЫКОВ данный шаблон будет отвергнут. "), ("eng", B.pack "FOR ALL LANGUAGES the message template will be discarded. ")], str2PCLT_SDL Required_SDLM "##|E_PCLT_RPCSCE_DFLTLNGPARSEFAIL##|" inner_cfg))</text:p>
          </table:table-cell>
          <table:table-cell table:style-name="ce7" table:formula="of:=IF([.E108]=&quot;&quot;;&quot;&quot;;CONCATENATE([.E108];&quot;%&quot;;[.F108];&quot;%&quot;;[.G108];&quot;%&quot;;[.H108]))" office:value-type="string" office:string-value="E_PCLT_RPCSCE_DFLTLNGPARSEFAIL_C%##|E_PCLT_RPCSCE_DFLTLNGPARSEFAIL##|%ДЛЯ ВСЕХ ЯЗЫКОВ данный шаблон будет отвергнут. %FOR ALL LANGUAGES the message template will be discarded. ">
            <text:p>E_PCLT_RPCSCE_DFLTLNGPARSEFAIL_C%##|E_PCLT_RPCSCE_DFLTLNGPARSEFAIL##|%ДЛЯ ВСЕХ ЯЗЫКОВ данный шаблон будет отвергнут. %FOR ALL LANGUAGES the message template will be discarded. </text:p>
          </table:table-cell>
          <table:table-cell table:style-name="ce11" table:formula="of:=IF([.E108]=&quot;&quot;;&quot;&quot;;&quot;INSERT INTO tpls (pclt_id) VALUES('&quot;&amp;[.E108]&amp;&quot;');&quot;&amp;CHAR(13)&amp;CHAR(10) &amp; IF([.N108]=&quot;&quot;;&quot;&quot;;&quot;INSERT INTO tpls_localized (lng, pclt_id, structured_text) VALUES('&quot;&amp; [.N$20] &amp; &quot;', '&quot;&amp;[.E108]&amp;&quot;', '&quot;&amp;[.N108]&amp;&quot;');&quot;) &amp; CHAR(13)&amp;CHAR(10) &amp; IF([.O108]=&quot;&quot;;&quot;&quot;;&quot;INSERT INTO tpls_localized (lng, pclt_id, structured_text) VALUES('&quot;&amp;[.O$20]&amp;&quot;', '&quot;&amp;[.E108]&amp;&quot;', '&quot;&amp;[.O108]&amp;&quot;');&quot;) &amp; CHAR(13)&amp;CHAR(10)&amp;&quot;INSERT INTO tpls_inclusions_in_collections (tpls_collection_id, pclt_id, tpl_dflt_req_sdl) VALUES (&quot;&amp;[.C108]&amp;&quot;,'&quot;&amp;[.E108]&amp;&quot;','&quot;&amp;[.F108]&amp;&quot;');&quot;)" office:value-type="string" office:string-value="INSERT INTO tpls (pclt_id) VALUES('E_PCLT_RPCSCE_DFLTLNGPARSEFAIL_C');&#13;&#10;INSERT INTO tpls_localized (lng, pclt_id, structured_text) VALUES('rus', 'E_PCLT_RPCSCE_DFLTLNGPARSEFAIL_C', 'ДЛЯ ВСЕХ ЯЗЫКОВ данный шаблон будет отвергнут. ');&#13;&#10;INSERT INTO tpls_localized (lng, pclt_id, structured_text) VALUES('eng', 'E_PCLT_RPCSCE_DFLTLNGPARSEFAIL_C', 'FOR ALL LANGUAGES the message template will be discarded. ');&#13;&#10;INSERT INTO tpls_inclusions_in_collections (tpls_collection_id, pclt_id, tpl_dflt_req_sdl) VALUES (4,'E_PCLT_RPCSCE_DFLTLNGPARSEFAIL_C','##|E_PCLT_RPCSCE_DFLTLNGPARSEFAIL##|');">
            <text:p>INSERT INTO tpls (pclt_id) VALUES('E_PCLT_RPCSCE_DFLTLNGPARSEFAIL_C');<text:line-break/>INSERT INTO tpls_localized (lng, pclt_id, structured_text) VALUES('rus', 'E_PCLT_RPCSCE_DFLTLNGPARSEFAIL_C', 'ДЛЯ ВСЕХ ЯЗЫКОВ данный шаблон будет отвергнут. ');<text:line-break/>INSERT INTO tpls_localized (lng, pclt_id, structured_text) VALUES('eng', 'E_PCLT_RPCSCE_DFLTLNGPARSEFAIL_C', 'FOR ALL LANGUAGES the message template will be discarded. ');<text:line-break/>INSERT INTO tpls_inclusions_in_collections (tpls_collection_id, pclt_id, tpl_dflt_req_sdl) VALUES (4,'E_PCLT_RPCSCE_DFLTLNGPARSEFAIL_C','##|E_PCLT_RPCSCE_DFLTLNGPARSEFAI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8];&quot;'&quot;;&quot;''&quot;)" office:value-type="string" office:string-value="ДЛЯ ВСЕХ ЯЗЫКОВ данный шаблон будет отвергнут. ">
            <text:p>ДЛЯ ВСЕХ ЯЗЫКОВ данный шаблон будет отвергнут. </text:p>
          </table:table-cell>
          <table:table-cell table:style-name="ce11" table:formula="of:=SUBSTITUTE([.H108];&quot;'&quot;;&quot;''&quot;)" office:value-type="string" office:string-value="FOR ALL LANGUAGES the message template will be discarded. ">
            <text:p>FOR ALL LANGUAGES the message template will be discarded. </text:p>
          </table:table-cell>
          <table:table-cell table:style-name="ce11" table:formula="of:=SUBSTITUTE([.G108];&quot;&quot;&quot;&quot;;&quot;\&quot;&quot;&quot;)" office:value-type="string" office:string-value="ДЛЯ ВСЕХ ЯЗЫКОВ данный шаблон будет отвергнут. ">
            <text:p>ДЛЯ ВСЕХ ЯЗЫКОВ данный шаблон будет отвергнут. </text:p>
          </table:table-cell>
          <table:table-cell table:style-name="ce11" table:formula="of:=SUBSTITUTE([.H108];&quot;&quot;&quot;&quot;;&quot;\&quot;&quot;&quot;)" office:value-type="string" office:string-value="FOR ALL LANGUAGES the message template will be discarded. ">
            <text:p>FOR ALL LANGUAGES the message template will be discarded.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09]=&quot;General commons&quot;;1;IF([.B109]=&quot;General DB commons&quot;;2;IF([.B109]=&quot;General networking commons&quot;;3;IF([.B109]=&quot;PCLT messages&quot;;4;IF([.B109]=&quot;PCLT-DB messages&quot;;5;-1)))))" office:value-type="float" office:value="4">
            <text:p>4</text:p>
          </table:table-cell>
          <table:table-cell table:style-name="ce11" table:formula="of:=IF([.E109]=&quot;&quot;;&quot;&quot;;CONCATENATE(&quot;##|&quot;;[.E109];&quot;##|&quot;) )" office:value-type="string" office:string-value="##|E_PCLT_RPCSCE_TDLIM##|">
            <text:p>##|E_PCLT_RPCSCE_TDLIM##|</text:p>
          </table:table-cell>
          <table:table-cell table:style-name="ce7" office:value-type="string">
            <text:p>E_PCLT_RPCSCE_TDLIM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##|E_PCLT_COMMONS_TDLIM##|</text:p>
          </table:table-cell>
          <table:table-cell table:style-name="ce7" office:value-type="string">
            <text:p>##|E_PCLT_COMMONS_TDLIM##|</text:p>
          </table:table-cell>
          <table:table-cell table:style-name="ce7" office:value-type="string">
            <text:p><text:s/></text:p>
          </table:table-cell>
          <table:table-cell table:style-name="ce7" table:formula="of:=IF([.E109]=&quot;&quot;;&quot;&quot;;CONCATENATE(&quot;, (&quot;;CHAR(34);[.E109];CHAR(34);&quot;, (M.fromList [(&quot; &amp; CHAR(34) &amp; [.P$20] &amp; CHAR(34) &amp; &quot;, &quot; &amp; IF([.P109]=&quot;&quot;;&quot;B.empty&quot;;&quot;B.pack &quot; &amp; CHAR(34) &amp; [.P109] &amp; CHAR(34)) &amp; &quot;), (&quot; &amp; CHAR(34) &amp; [.Q$20] &amp; CHAR(34) &amp; &quot;, &quot; &amp; IF([.Q109]=&quot;&quot;;&quot;B.empty&quot;;&quot;B.pack &quot; &amp; CHAR(34) &amp; [.Q109] &amp; CHAR(34)) &amp; &quot;)], str2PCLT_SDL Required_SDLM &quot;;CHAR(34);[.F109];CHAR(34);&quot; inner_cfg))&quot;))" office:value-type="string" office:string-value=", (&quot;E_PCLT_RPCSCE_TDLIM&quot;, (M.fromList [(&quot;rus&quot;, B.pack &quot;##|E_PCLT_COMMONS_TDLIM##|&quot;), (&quot;eng&quot;, B.pack &quot;##|E_PCLT_COMMONS_TDLIM##|&quot;)], str2PCLT_SDL Required_SDLM &quot;##|E_PCLT_RPCSCE##|&quot; inner_cfg))">
            <text:p>, ("E_PCLT_RPCSCE_TDLIM", (M.fromList [("rus", B.pack "##|E_PCLT_COMMONS_TDLIM##|"), ("eng", B.pack "##|E_PCLT_COMMONS_TDLIM##|")], str2PCLT_SDL Required_SDLM "##|E_PCLT_RPCSCE##|" inner_cfg))</text:p>
          </table:table-cell>
          <table:table-cell table:style-name="ce7" table:formula="of:=IF([.E109]=&quot;&quot;;&quot;&quot;;CONCATENATE([.E109];&quot;%&quot;;[.F109];&quot;%&quot;;[.G109];&quot;%&quot;;[.H109]))" office:value-type="string" office:string-value="E_PCLT_RPCSCE_TDLIM%##|E_PCLT_RPCSCE##|%##|E_PCLT_COMMONS_TDLIM##|%##|E_PCLT_COMMONS_TDLIM##|">
            <text:p>E_PCLT_RPCSCE_TDLIM%##|E_PCLT_RPCSCE##|%##|E_PCLT_COMMONS_TDLIM##|%##|E_PCLT_COMMONS_TDLIM##|</text:p>
          </table:table-cell>
          <table:table-cell table:style-name="ce11" table:formula="of:=IF([.E109]=&quot;&quot;;&quot;&quot;;&quot;INSERT INTO tpls (pclt_id) VALUES('&quot;&amp;[.E109]&amp;&quot;');&quot;&amp;CHAR(13)&amp;CHAR(10) &amp; IF([.N109]=&quot;&quot;;&quot;&quot;;&quot;INSERT INTO tpls_localized (lng, pclt_id, structured_text) VALUES('&quot;&amp; [.N$20] &amp; &quot;', '&quot;&amp;[.E109]&amp;&quot;', '&quot;&amp;[.N109]&amp;&quot;');&quot;) &amp; CHAR(13)&amp;CHAR(10) &amp; IF([.O109]=&quot;&quot;;&quot;&quot;;&quot;INSERT INTO tpls_localized (lng, pclt_id, structured_text) VALUES('&quot;&amp;[.O$20]&amp;&quot;', '&quot;&amp;[.E109]&amp;&quot;', '&quot;&amp;[.O109]&amp;&quot;');&quot;) &amp; CHAR(13)&amp;CHAR(10)&amp;&quot;INSERT INTO tpls_inclusions_in_collections (tpls_collection_id, pclt_id, tpl_dflt_req_sdl) VALUES (&quot;&amp;[.C109]&amp;&quot;,'&quot;&amp;[.E109]&amp;&quot;','&quot;&amp;[.F109]&amp;&quot;');&quot;)" office:value-type="string" office:string-value="INSERT INTO tpls (pclt_id) VALUES('E_PCLT_RPCSCE_TDLIM');&#13;&#10;INSERT INTO tpls_localized (lng, pclt_id, structured_text) VALUES('rus', 'E_PCLT_RPCSCE_TDLIM', '##|E_PCLT_COMMONS_TDLIM##|');&#13;&#10;INSERT INTO tpls_localized (lng, pclt_id, structured_text) VALUES('eng', 'E_PCLT_RPCSCE_TDLIM', '##|E_PCLT_COMMONS_TDLIM##|');&#13;&#10;INSERT INTO tpls_inclusions_in_collections (tpls_collection_id, pclt_id, tpl_dflt_req_sdl) VALUES (4,'E_PCLT_RPCSCE_TDLIM','##|E_PCLT_RPCSCE##|');">
            <text:p>INSERT INTO tpls (pclt_id) VALUES('E_PCLT_RPCSCE_TDLIM');<text:line-break/>INSERT INTO tpls_localized (lng, pclt_id, structured_text) VALUES('rus', 'E_PCLT_RPCSCE_TDLIM', '##|E_PCLT_COMMONS_TDLIM##|');<text:line-break/>INSERT INTO tpls_localized (lng, pclt_id, structured_text) VALUES('eng', 'E_PCLT_RPCSCE_TDLIM', '##|E_PCLT_COMMONS_TDLIM##|');<text:line-break/>INSERT INTO tpls_inclusions_in_collections (tpls_collection_id, pclt_id, tpl_dflt_req_sdl) VALUES (4,'E_PCLT_RPCSCE_TDLIM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09];&quot;'&quot;;&quot;''&quot;)" office:value-type="string" office:string-value="##|E_PCLT_COMMONS_TDLIM##|">
            <text:p>##|E_PCLT_COMMONS_TDLIM##|</text:p>
          </table:table-cell>
          <table:table-cell table:style-name="ce11" table:formula="of:=SUBSTITUTE([.H109];&quot;'&quot;;&quot;''&quot;)" office:value-type="string" office:string-value="##|E_PCLT_COMMONS_TDLIM##|">
            <text:p>##|E_PCLT_COMMONS_TDLIM##|</text:p>
          </table:table-cell>
          <table:table-cell table:style-name="ce11" table:formula="of:=SUBSTITUTE([.G109];&quot;&quot;&quot;&quot;;&quot;\&quot;&quot;&quot;)" office:value-type="string" office:string-value="##|E_PCLT_COMMONS_TDLIM##|">
            <text:p>##|E_PCLT_COMMONS_TDLIM##|</text:p>
          </table:table-cell>
          <table:table-cell table:style-name="ce11" table:formula="of:=SUBSTITUTE([.H109];&quot;&quot;&quot;&quot;;&quot;\&quot;&quot;&quot;)" office:value-type="string" office:string-value="##|E_PCLT_COMMONS_TDLIM##|">
            <text:p>##|E_PCLT_COMMONS_TDLIM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0]=&quot;General commons&quot;;1;IF([.B110]=&quot;General DB commons&quot;;2;IF([.B110]=&quot;General networking commons&quot;;3;IF([.B110]=&quot;PCLT messages&quot;;4;IF([.B110]=&quot;PCLT-DB messages&quot;;5;-1)))))" office:value-type="float" office:value="4">
            <text:p>4</text:p>
          </table:table-cell>
          <table:table-cell table:style-name="ce11" table:formula="of:=IF([.E110]=&quot;&quot;;&quot;&quot;;CONCATENATE(&quot;##|&quot;;[.E110];&quot;##|&quot;) )" office:value-type="string" office:string-value="##|E_PCLT_RPCSCE_NDFLTLNGPARSEFAIL##|">
            <text:p>##|E_PCLT_RPCSCE_NDFLTLNGPARSEFAIL##|</text:p>
          </table:table-cell>
          <table:table-cell table:style-name="ce11" office:value-type="string">
            <text:p>E_PCLT_RPCSCE_NDFLTLNGPARSEFAIL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шаблон (ИД: @@|tpl_id@@|) на НЕосновном языке ('@@|lng@@|') не парсится без ошибок. @@|if_not_parsed@@|Список ошибок выданый парсером: @@|ll_errs_list@@|</text:p>
          </table:table-cell>
          <table:table-cell table:style-name="ce7" office:value-type="string">
            <text:p>a message template (ID: @@|tpl_id@@|) in nondefault language ('@@|lng@@|') is parsed (separation on composites, parameters and plain text) with errors. @@|if_not_parsed@@|Parse error(s): @@|ll_errs_list@@|</text:p>
          </table:table-cell>
          <table:table-cell table:style-name="ce7" office:value-type="string">
            <text:p><text:s/></text:p>
          </table:table-cell>
          <table:table-cell table:style-name="ce7" table:formula="of:=IF([.E110]=&quot;&quot;;&quot;&quot;;CONCATENATE(&quot;, (&quot;;CHAR(34);[.E110];CHAR(34);&quot;, (M.fromList [(&quot; &amp; CHAR(34) &amp; [.P$20] &amp; CHAR(34) &amp; &quot;, &quot; &amp; IF([.P110]=&quot;&quot;;&quot;B.empty&quot;;&quot;B.pack &quot; &amp; CHAR(34) &amp; [.P110] &amp; CHAR(34)) &amp; &quot;), (&quot; &amp; CHAR(34) &amp; [.Q$20] &amp; CHAR(34) &amp; &quot;, &quot; &amp; IF([.Q110]=&quot;&quot;;&quot;B.empty&quot;;&quot;B.pack &quot; &amp; CHAR(34) &amp; [.Q110] &amp; CHAR(34)) &amp; &quot;)], str2PCLT_SDL Required_SDLM &quot;;CHAR(34);[.F110];CHAR(34);&quot; inner_cfg))&quot;))" office:value-type="string" office:string-value=", (&quot;E_PCLT_RPCSCE_NDFLTLNGPARSEFAIL&quot;, (M.fromList [(&quot;rus&quot;, B.pack &quot;шаблон (ИД: @@|tpl_id@@|) на НЕосновном языке ('@@|lng@@|') не парсится без ошибок. @@|if_not_parsed@@|Список ошибок выданый парсером: @@|ll_errs_list@@|&quot;), (&quot;eng&quot;, B.pack &quot;a message template (ID: @@|tpl_id@@|) in nondefault language ('@@|lng@@|') is parsed (separation on composites, parameters and plain text) with errors. @@|if_not_parsed@@|Parse error(s): @@|ll_errs_list@@|&quot;)], str2PCLT_SDL Required_SDLM &quot;##|E_PCLT_RPCSCE##|&quot; inner_cfg))">
            <text:p>, ("E_PCLT_RPCSCE_NDFLTLNGPARSEFAIL", (M.fromList [("rus", B.pack "шаблон (ИД: @@|tpl_id@@|) на НЕосновном языке ('@@|lng@@|') не парсится без ошибок. @@|if_not_parsed@@|Список ошибок выданый парсером: @@|ll_errs_list@@|"), ("eng", B.pack "a message template (ID: @@|tpl_id@@|) in nondefault language ('@@|lng@@|') is parsed (separation on composites, parameters and plain text) with errors. @@|if_not_parsed@@|Parse error(s): @@|ll_errs_list@@|")], str2PCLT_SDL Required_SDLM "##|E_PCLT_RPCSCE##|" inner_cfg))</text:p>
          </table:table-cell>
          <table:table-cell table:style-name="ce7" table:formula="of:=IF([.E110]=&quot;&quot;;&quot;&quot;;CONCATENATE([.E110];&quot;%&quot;;[.F110];&quot;%&quot;;[.G110];&quot;%&quot;;[.H110]))" office:value-type="string" office:string-value="E_PCLT_RPCSCE_NDFLTLNGPARSEFAIL%##|E_PCLT_RPCSCE##|%шаблон (ИД: @@|tpl_id@@|) на НЕосновном языке ('@@|lng@@|') не парсится без ошибок. @@|if_not_parsed@@|Список ошибок выданый парсером: @@|ll_errs_list@@|%a message template (ID: @@|tpl_id@@|) in nondefault language ('@@|lng@@|') is parsed (separation on composites, parameters and plain text) with errors. @@|if_not_parsed@@|Parse error(s): @@|ll_errs_list@@|">
            <text:p>E_PCLT_RPCSCE_NDFLTLNGPARSEFAIL%##|E_PCLT_RPCSCE##|%шаблон (ИД: @@|tpl_id@@|) на НЕосновном языке ('@@|lng@@|') не парсится без ошибок. @@|if_not_parsed@@|Список ошибок выданый парсером: @@|ll_errs_list@@|%a message template (ID: @@|tpl_id@@|) in nondefault language ('@@|lng@@|') is parsed (separation on composites, parameters and plain text) with errors. @@|if_not_parsed@@|Parse error(s): @@|ll_errs_list@@|</text:p>
          </table:table-cell>
          <table:table-cell table:style-name="ce11" table:formula="of:=IF([.E110]=&quot;&quot;;&quot;&quot;;&quot;INSERT INTO tpls (pclt_id) VALUES('&quot;&amp;[.E110]&amp;&quot;');&quot;&amp;CHAR(13)&amp;CHAR(10) &amp; IF([.N110]=&quot;&quot;;&quot;&quot;;&quot;INSERT INTO tpls_localized (lng, pclt_id, structured_text) VALUES('&quot;&amp; [.N$20] &amp; &quot;', '&quot;&amp;[.E110]&amp;&quot;', '&quot;&amp;[.N110]&amp;&quot;');&quot;) &amp; CHAR(13)&amp;CHAR(10) &amp; IF([.O110]=&quot;&quot;;&quot;&quot;;&quot;INSERT INTO tpls_localized (lng, pclt_id, structured_text) VALUES('&quot;&amp;[.O$20]&amp;&quot;', '&quot;&amp;[.E110]&amp;&quot;', '&quot;&amp;[.O110]&amp;&quot;');&quot;) &amp; CHAR(13)&amp;CHAR(10)&amp;&quot;INSERT INTO tpls_inclusions_in_collections (tpls_collection_id, pclt_id, tpl_dflt_req_sdl) VALUES (&quot;&amp;[.C110]&amp;&quot;,'&quot;&amp;[.E110]&amp;&quot;','&quot;&amp;[.F110]&amp;&quot;');&quot;)" office:value-type="string" office:string-value="INSERT INTO tpls (pclt_id) VALUES('E_PCLT_RPCSCE_NDFLTLNGPARSEFAIL');&#13;&#10;INSERT INTO tpls_localized (lng, pclt_id, structured_text) VALUES('rus', 'E_PCLT_RPCSCE_NDFLTLNGPARSEFAIL', 'шаблон (ИД: @@|tpl_id@@|) на НЕосновном языке (''@@|lng@@|'') не парсится без ошибок. @@|if_not_parsed@@|Список ошибок выданый парсером: @@|ll_errs_list@@|');&#13;&#10;INSERT INTO tpls_localized (lng, pclt_id, structured_text) VALUES('eng', 'E_PCLT_RPCSCE_NDFLTLNGPARSEFAIL', 'a message template (ID: @@|tpl_id@@|) in nondefault language (''@@|lng@@|'') is parsed (separation on composites, parameters and plain text) with errors. @@|if_not_parsed@@|Parse error(s): @@|ll_errs_list@@|');&#13;&#10;INSERT INTO tpls_inclusions_in_collections (tpls_collection_id, pclt_id, tpl_dflt_req_sdl) VALUES (4,'E_PCLT_RPCSCE_NDFLTLNGPARSEFAIL','##|E_PCLT_RPCSCE##|');">
            <text:p>INSERT INTO tpls (pclt_id) VALUES('E_PCLT_RPCSCE_NDFLTLNGPARSEFAIL');<text:line-break/>INSERT INTO tpls_localized (lng, pclt_id, structured_text) VALUES('rus', 'E_PCLT_RPCSCE_NDFLTLNGPARSEFAIL', 'шаблон (ИД: @@|tpl_id@@|) на НЕосновном языке (''@@|lng@@|'') не парсится без ошибок. @@|if_not_parsed@@|Список ошибок выданый парсером: @@|ll_errs_list@@|');<text:line-break/>INSERT INTO tpls_localized (lng, pclt_id, structured_text) VALUES('eng', 'E_PCLT_RPCSCE_NDFLTLNGPARSEFAIL', 'a message template (ID: @@|tpl_id@@|) in nondefault language (''@@|lng@@|'') is parsed (separation on composites, parameters and plain text) with errors. @@|if_not_parsed@@|Parse error(s): @@|ll_errs_list@@|');<text:line-break/>INSERT INTO tpls_inclusions_in_collections (tpls_collection_id, pclt_id, tpl_dflt_req_sdl) VALUES (4,'E_PCLT_RPCSCE_NDFLTLNGPARSEFAIL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0];&quot;'&quot;;&quot;''&quot;)" office:value-type="string" office:string-value="шаблон (ИД: @@|tpl_id@@|) на НЕосновном языке (''@@|lng@@|'') не парсится без ошибок. @@|if_not_parsed@@|Список ошибок выданый парсером: @@|ll_errs_list@@|">
            <text:p>шаблон (ИД: @@|tpl_id@@|) на НЕосновном языке (''@@|lng@@|'') не парсится без ошибок. @@|if_not_parsed@@|Список ошибок выданый парсером: @@|ll_errs_list@@|</text:p>
          </table:table-cell>
          <table:table-cell table:style-name="ce11" table:formula="of:=SUBSTITUTE([.H110];&quot;'&quot;;&quot;''&quot;)" office:value-type="string" office:string-value="a message template (ID: @@|tpl_id@@|) in nondefault language (''@@|lng@@|'') is parsed (separation on composites, parameters and plain text) with errors. @@|if_not_parsed@@|Parse error(s): @@|ll_errs_list@@|">
            <text:p>a message template (ID: @@|tpl_id@@|) in nondefault language (''@@|lng@@|'') is parsed (separation on composites, parameters and plain text) with errors. @@|if_not_parsed@@|Parse error(s): @@|ll_errs_list@@|</text:p>
          </table:table-cell>
          <table:table-cell table:style-name="ce11" table:formula="of:=SUBSTITUTE([.G110];&quot;&quot;&quot;&quot;;&quot;\&quot;&quot;&quot;)" office:value-type="string" office:string-value="шаблон (ИД: @@|tpl_id@@|) на НЕосновном языке ('@@|lng@@|') не парсится без ошибок. @@|if_not_parsed@@|Список ошибок выданый парсером: @@|ll_errs_list@@|">
            <text:p>шаблон (ИД: @@|tpl_id@@|) на НЕосновном языке ('@@|lng@@|') не парсится без ошибок. @@|if_not_parsed@@|Список ошибок выданый парсером: @@|ll_errs_list@@|</text:p>
          </table:table-cell>
          <table:table-cell table:style-name="ce11" table:formula="of:=SUBSTITUTE([.H110];&quot;&quot;&quot;&quot;;&quot;\&quot;&quot;&quot;)" office:value-type="string" office:string-value="a message template (ID: @@|tpl_id@@|) in nondefault language ('@@|lng@@|') is parsed (separation on composites, parameters and plain text) with errors. @@|if_not_parsed@@|Parse error(s): @@|ll_errs_list@@|">
            <text:p>a message template (ID: @@|tpl_id@@|) in nondefault language ('@@|lng@@|') is parsed (separation on composites, parameters and plain text) with errors. @@|if_not_parsed@@|Parse error(s): @@|ll_errs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1]=&quot;General commons&quot;;1;IF([.B111]=&quot;General DB commons&quot;;2;IF([.B111]=&quot;General networking commons&quot;;3;IF([.B111]=&quot;PCLT messages&quot;;4;IF([.B111]=&quot;PCLT-DB messages&quot;;5;-1)))))" office:value-type="float" office:value="4">
            <text:p>4</text:p>
          </table:table-cell>
          <table:table-cell table:style-name="ce11" table:formula="of:=IF([.E111]=&quot;&quot;;&quot;&quot;;CONCATENATE(&quot;##|&quot;;[.E111];&quot;##|&quot;) )" office:value-type="string" office:string-value="##|E_PCLT_RPCSCE_NDFLTLNGPARSEFAIL_C##|">
            <text:p>##|E_PCLT_RPCSCE_NDFLTLNGPARSEFAIL_C##|</text:p>
          </table:table-cell>
          <table:table-cell table:style-name="ce11" office:value-type="string">
            <text:p>E_PCLT_RPCSCE_NDFLTLNGPARSEFAIL_C</text:p>
          </table:table-cell>
          <table:table-cell table:style-name="ce11" office:value-type="string">
            <text:p>##|E_PCLT_RPCSCE_NDFLTLNGPARSEFAIL##|</text:p>
          </table:table-cell>
          <table:table-cell table:style-name="ce7" office:value-type="string">
            <text:p>Для данного языка этот шаблон будет отвергнут. </text:p>
          </table:table-cell>
          <table:table-cell table:style-name="ce7" office:value-type="string">
            <text:p>The message template for this language will be discarded. </text:p>
          </table:table-cell>
          <table:table-cell table:style-name="ce7"/>
          <table:table-cell table:style-name="ce7" table:formula="of:=IF([.E111]=&quot;&quot;;&quot;&quot;;CONCATENATE(&quot;, (&quot;;CHAR(34);[.E111];CHAR(34);&quot;, (M.fromList [(&quot; &amp; CHAR(34) &amp; [.P$20] &amp; CHAR(34) &amp; &quot;, &quot; &amp; IF([.P111]=&quot;&quot;;&quot;B.empty&quot;;&quot;B.pack &quot; &amp; CHAR(34) &amp; [.P111] &amp; CHAR(34)) &amp; &quot;), (&quot; &amp; CHAR(34) &amp; [.Q$20] &amp; CHAR(34) &amp; &quot;, &quot; &amp; IF([.Q111]=&quot;&quot;;&quot;B.empty&quot;;&quot;B.pack &quot; &amp; CHAR(34) &amp; [.Q111] &amp; CHAR(34)) &amp; &quot;)], str2PCLT_SDL Required_SDLM &quot;;CHAR(34);[.F111];CHAR(34);&quot; inner_cfg))&quot;))" office:value-type="string" office:string-value=", (&quot;E_PCLT_RPCSCE_NDFLTLNGPARSEFAIL_C&quot;, (M.fromList [(&quot;rus&quot;, B.pack &quot;Для данного языка этот шаблон будет отвергнут. &quot;), (&quot;eng&quot;, B.pack &quot;The message template for this language will be discarded. &quot;)], str2PCLT_SDL Required_SDLM &quot;##|E_PCLT_RPCSCE_NDFLTLNGPARSEFAIL##|&quot; inner_cfg))">
            <text:p>, ("E_PCLT_RPCSCE_NDFLTLNGPARSEFAIL_C", (M.fromList [("rus", B.pack "Для данного языка этот шаблон будет отвергнут. "), ("eng", B.pack "The message template for this language will be discarded. ")], str2PCLT_SDL Required_SDLM "##|E_PCLT_RPCSCE_NDFLTLNGPARSEFAIL##|" inner_cfg))</text:p>
          </table:table-cell>
          <table:table-cell table:style-name="ce7" table:formula="of:=IF([.E111]=&quot;&quot;;&quot;&quot;;CONCATENATE([.E111];&quot;%&quot;;[.F111];&quot;%&quot;;[.G111];&quot;%&quot;;[.H111]))" office:value-type="string" office:string-value="E_PCLT_RPCSCE_NDFLTLNGPARSEFAIL_C%##|E_PCLT_RPCSCE_NDFLTLNGPARSEFAIL##|%Для данного языка этот шаблон будет отвергнут. %The message template for this language will be discarded. ">
            <text:p>E_PCLT_RPCSCE_NDFLTLNGPARSEFAIL_C%##|E_PCLT_RPCSCE_NDFLTLNGPARSEFAIL##|%Для данного языка этот шаблон будет отвергнут. %The message template for this language will be discarded. </text:p>
          </table:table-cell>
          <table:table-cell table:style-name="ce11" table:formula="of:=IF([.E111]=&quot;&quot;;&quot;&quot;;&quot;INSERT INTO tpls (pclt_id) VALUES('&quot;&amp;[.E111]&amp;&quot;');&quot;&amp;CHAR(13)&amp;CHAR(10) &amp; IF([.N111]=&quot;&quot;;&quot;&quot;;&quot;INSERT INTO tpls_localized (lng, pclt_id, structured_text) VALUES('&quot;&amp; [.N$20] &amp; &quot;', '&quot;&amp;[.E111]&amp;&quot;', '&quot;&amp;[.N111]&amp;&quot;');&quot;) &amp; CHAR(13)&amp;CHAR(10) &amp; IF([.O111]=&quot;&quot;;&quot;&quot;;&quot;INSERT INTO tpls_localized (lng, pclt_id, structured_text) VALUES('&quot;&amp;[.O$20]&amp;&quot;', '&quot;&amp;[.E111]&amp;&quot;', '&quot;&amp;[.O111]&amp;&quot;');&quot;) &amp; CHAR(13)&amp;CHAR(10)&amp;&quot;INSERT INTO tpls_inclusions_in_collections (tpls_collection_id, pclt_id, tpl_dflt_req_sdl) VALUES (&quot;&amp;[.C111]&amp;&quot;,'&quot;&amp;[.E111]&amp;&quot;','&quot;&amp;[.F111]&amp;&quot;');&quot;)" office:value-type="string" office:string-value="INSERT INTO tpls (pclt_id) VALUES('E_PCLT_RPCSCE_NDFLTLNGPARSEFAIL_C');&#13;&#10;INSERT INTO tpls_localized (lng, pclt_id, structured_text) VALUES('rus', 'E_PCLT_RPCSCE_NDFLTLNGPARSEFAIL_C', 'Для данного языка этот шаблон будет отвергнут. ');&#13;&#10;INSERT INTO tpls_localized (lng, pclt_id, structured_text) VALUES('eng', 'E_PCLT_RPCSCE_NDFLTLNGPARSEFAIL_C', 'The message template for this language will be discarded. ');&#13;&#10;INSERT INTO tpls_inclusions_in_collections (tpls_collection_id, pclt_id, tpl_dflt_req_sdl) VALUES (4,'E_PCLT_RPCSCE_NDFLTLNGPARSEFAIL_C','##|E_PCLT_RPCSCE_NDFLTLNGPARSEFAIL##|');">
            <text:p>INSERT INTO tpls (pclt_id) VALUES('E_PCLT_RPCSCE_NDFLTLNGPARSEFAIL_C');<text:line-break/>INSERT INTO tpls_localized (lng, pclt_id, structured_text) VALUES('rus', 'E_PCLT_RPCSCE_NDFLTLNGPARSEFAIL_C', 'Для данного языка этот шаблон будет отвергнут. ');<text:line-break/>INSERT INTO tpls_localized (lng, pclt_id, structured_text) VALUES('eng', 'E_PCLT_RPCSCE_NDFLTLNGPARSEFAIL_C', 'The message template for this language will be discarded. ');<text:line-break/>INSERT INTO tpls_inclusions_in_collections (tpls_collection_id, pclt_id, tpl_dflt_req_sdl) VALUES (4,'E_PCLT_RPCSCE_NDFLTLNGPARSEFAIL_C','##|E_PCLT_RPCSCE_NDFLTLNGPARSEFAIL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1];&quot;'&quot;;&quot;''&quot;)" office:value-type="string" office:string-value="Для данного языка этот шаблон будет отвергнут. ">
            <text:p>Для данного языка этот шаблон будет отвергнут. </text:p>
          </table:table-cell>
          <table:table-cell table:style-name="ce11" table:formula="of:=SUBSTITUTE([.H111];&quot;'&quot;;&quot;''&quot;)" office:value-type="string" office:string-value="The message template for this language will be discarded. ">
            <text:p>The message template for this language will be discarded. </text:p>
          </table:table-cell>
          <table:table-cell table:style-name="ce11" table:formula="of:=SUBSTITUTE([.G111];&quot;&quot;&quot;&quot;;&quot;\&quot;&quot;&quot;)" office:value-type="string" office:string-value="Для данного языка этот шаблон будет отвергнут. ">
            <text:p>Для данного языка этот шаблон будет отвергнут. </text:p>
          </table:table-cell>
          <table:table-cell table:style-name="ce11" table:formula="of:=SUBSTITUTE([.H111];&quot;&quot;&quot;&quot;;&quot;\&quot;&quot;&quot;)" office:value-type="string" office:string-value="The message template for this language will be discarded. ">
            <text:p>The message template for this language will be discarded.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2]=&quot;General commons&quot;;1;IF([.B112]=&quot;General DB commons&quot;;2;IF([.B112]=&quot;General networking commons&quot;;3;IF([.B112]=&quot;PCLT messages&quot;;4;IF([.B112]=&quot;PCLT-DB messages&quot;;5;-1)))))" office:value-type="float" office:value="4">
            <text:p>4</text:p>
          </table:table-cell>
          <table:table-cell table:style-name="ce11" table:formula="of:=IF([.E112]=&quot;&quot;;&quot;&quot;;CONCATENATE(&quot;##|&quot;;[.E112];&quot;##|&quot;) )" office:value-type="string" office:string-value="##|E_PCLT_RPCSCE_DLTCPSDFOON##|">
            <text:p>##|E_PCLT_RPCSCE_DLTCPSDFOON##|</text:p>
          </table:table-cell>
          <table:table-cell table:style-name="ce7" office:value-type="string">
            <text:p>E_PCLT_RPCSCE_DLTCPSDFOON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##|E_PCLT_COMMONS_DLTCPSDFOON##|</text:p>
          </table:table-cell>
          <table:table-cell table:style-name="ce7" office:value-type="string">
            <text:p>##|E_PCLT_COMMONS_DLTCPSDFOON##|</text:p>
          </table:table-cell>
          <table:table-cell table:style-name="ce7" office:value-type="string">
            <text:p><text:s/></text:p>
          </table:table-cell>
          <table:table-cell table:style-name="ce7" table:formula="of:=IF([.E112]=&quot;&quot;;&quot;&quot;;CONCATENATE(&quot;, (&quot;;CHAR(34);[.E112];CHAR(34);&quot;, (M.fromList [(&quot; &amp; CHAR(34) &amp; [.P$20] &amp; CHAR(34) &amp; &quot;, &quot; &amp; IF([.P112]=&quot;&quot;;&quot;B.empty&quot;;&quot;B.pack &quot; &amp; CHAR(34) &amp; [.P112] &amp; CHAR(34)) &amp; &quot;), (&quot; &amp; CHAR(34) &amp; [.Q$20] &amp; CHAR(34) &amp; &quot;, &quot; &amp; IF([.Q112]=&quot;&quot;;&quot;B.empty&quot;;&quot;B.pack &quot; &amp; CHAR(34) &amp; [.Q112] &amp; CHAR(34)) &amp; &quot;)], str2PCLT_SDL Required_SDLM &quot;;CHAR(34);[.F112];CHAR(34);&quot; inner_cfg))&quot;))" office:value-type="string" office:string-value=", (&quot;E_PCLT_RPCSCE_DLTCPSDFOON&quot;, (M.fromList [(&quot;rus&quot;, B.pack &quot;##|E_PCLT_COMMONS_DLTCPSDFOON##|&quot;), (&quot;eng&quot;, B.pack &quot;##|E_PCLT_COMMONS_DLTCPSDFOON##|&quot;)], str2PCLT_SDL Required_SDLM &quot;##|E_PCLT_RPCSCE##|&quot; inner_cfg))">
            <text:p>, ("E_PCLT_RPCSCE_DLTCPSDFOON", (M.fromList [("rus", B.pack "##|E_PCLT_COMMONS_DLTCPSDFOON##|"), ("eng", B.pack "##|E_PCLT_COMMONS_DLTCPSDFOON##|")], str2PCLT_SDL Required_SDLM "##|E_PCLT_RPCSCE##|" inner_cfg))</text:p>
          </table:table-cell>
          <table:table-cell table:style-name="ce7" table:formula="of:=IF([.E112]=&quot;&quot;;&quot;&quot;;CONCATENATE([.E112];&quot;%&quot;;[.F112];&quot;%&quot;;[.G112];&quot;%&quot;;[.H112]))" office:value-type="string" office:string-value="E_PCLT_RPCSCE_DLTCPSDFOON%##|E_PCLT_RPCSCE##|%##|E_PCLT_COMMONS_DLTCPSDFOON##|%##|E_PCLT_COMMONS_DLTCPSDFOON##|">
            <text:p>E_PCLT_RPCSCE_DLTCPSDFOON%##|E_PCLT_RPCSCE##|%##|E_PCLT_COMMONS_DLTCPSDFOON##|%##|E_PCLT_COMMONS_DLTCPSDFOON##|</text:p>
          </table:table-cell>
          <table:table-cell table:style-name="ce11" table:formula="of:=IF([.E112]=&quot;&quot;;&quot;&quot;;&quot;INSERT INTO tpls (pclt_id) VALUES('&quot;&amp;[.E112]&amp;&quot;');&quot;&amp;CHAR(13)&amp;CHAR(10) &amp; IF([.N112]=&quot;&quot;;&quot;&quot;;&quot;INSERT INTO tpls_localized (lng, pclt_id, structured_text) VALUES('&quot;&amp; [.N$20] &amp; &quot;', '&quot;&amp;[.E112]&amp;&quot;', '&quot;&amp;[.N112]&amp;&quot;');&quot;) &amp; CHAR(13)&amp;CHAR(10) &amp; IF([.O112]=&quot;&quot;;&quot;&quot;;&quot;INSERT INTO tpls_localized (lng, pclt_id, structured_text) VALUES('&quot;&amp;[.O$20]&amp;&quot;', '&quot;&amp;[.E112]&amp;&quot;', '&quot;&amp;[.O112]&amp;&quot;');&quot;) &amp; CHAR(13)&amp;CHAR(10)&amp;&quot;INSERT INTO tpls_inclusions_in_collections (tpls_collection_id, pclt_id, tpl_dflt_req_sdl) VALUES (&quot;&amp;[.C112]&amp;&quot;,'&quot;&amp;[.E112]&amp;&quot;','&quot;&amp;[.F112]&amp;&quot;');&quot;)" office:value-type="string" office:string-value="INSERT INTO tpls (pclt_id) VALUES('E_PCLT_RPCSCE_DLTCPSDFOON');&#13;&#10;INSERT INTO tpls_localized (lng, pclt_id, structured_text) VALUES('rus', 'E_PCLT_RPCSCE_DLTCPSDFOON', '##|E_PCLT_COMMONS_DLTCPSDFOON##|');&#13;&#10;INSERT INTO tpls_localized (lng, pclt_id, structured_text) VALUES('eng', 'E_PCLT_RPCSCE_DLTCPSDFOON', '##|E_PCLT_COMMONS_DLTCPSDFOON##|');&#13;&#10;INSERT INTO tpls_inclusions_in_collections (tpls_collection_id, pclt_id, tpl_dflt_req_sdl) VALUES (4,'E_PCLT_RPCSCE_DLTCPSDFOON','##|E_PCLT_RPCSCE##|');">
            <text:p>INSERT INTO tpls (pclt_id) VALUES('E_PCLT_RPCSCE_DLTCPSDFOON');<text:line-break/>INSERT INTO tpls_localized (lng, pclt_id, structured_text) VALUES('rus', 'E_PCLT_RPCSCE_DLTCPSDFOON', '##|E_PCLT_COMMONS_DLTCPSDFOON##|');<text:line-break/>INSERT INTO tpls_localized (lng, pclt_id, structured_text) VALUES('eng', 'E_PCLT_RPCSCE_DLTCPSDFOON', '##|E_PCLT_COMMONS_DLTCPSDFOON##|');<text:line-break/>INSERT INTO tpls_inclusions_in_collections (tpls_collection_id, pclt_id, tpl_dflt_req_sdl) VALUES (4,'E_PCLT_RPCSCE_DLTCPSDFOON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2];&quot;'&quot;;&quot;''&quot;)" office:value-type="string" office:string-value="##|E_PCLT_COMMONS_DLTCPSDFOON##|">
            <text:p>##|E_PCLT_COMMONS_DLTCPSDFOON##|</text:p>
          </table:table-cell>
          <table:table-cell table:style-name="ce11" table:formula="of:=SUBSTITUTE([.H112];&quot;'&quot;;&quot;''&quot;)" office:value-type="string" office:string-value="##|E_PCLT_COMMONS_DLTCPSDFOON##|">
            <text:p>##|E_PCLT_COMMONS_DLTCPSDFOON##|</text:p>
          </table:table-cell>
          <table:table-cell table:style-name="ce11" table:formula="of:=SUBSTITUTE([.G112];&quot;&quot;&quot;&quot;;&quot;\&quot;&quot;&quot;)" office:value-type="string" office:string-value="##|E_PCLT_COMMONS_DLTCPSDFOON##|">
            <text:p>##|E_PCLT_COMMONS_DLTCPSDFOON##|</text:p>
          </table:table-cell>
          <table:table-cell table:style-name="ce11" table:formula="of:=SUBSTITUTE([.H112];&quot;&quot;&quot;&quot;;&quot;\&quot;&quot;&quot;)" office:value-type="string" office:string-value="##|E_PCLT_COMMONS_DLTCPSDFOON##|">
            <text:p>##|E_PCLT_COMMONS_DLTCPSDFOON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3]=&quot;General commons&quot;;1;IF([.B113]=&quot;General DB commons&quot;;2;IF([.B113]=&quot;General networking commons&quot;;3;IF([.B113]=&quot;PCLT messages&quot;;4;IF([.B113]=&quot;PCLT-DB messages&quot;;5;-1)))))" office:value-type="float" office:value="4">
            <text:p>4</text:p>
          </table:table-cell>
          <table:table-cell table:style-name="ce11" table:formula="of:=IF([.E113]=&quot;&quot;;&quot;&quot;;CONCATENATE(&quot;##|&quot;;[.E113];&quot;##|&quot;) )" office:value-type="string" office:string-value="##|E_PCLT_RPCSCE_DIFFSDLS##|">
            <text:p>##|E_PCLT_RPCSCE_DIFFSDLS##|</text:p>
          </table:table-cell>
          <table:table-cell table:style-name="ce7" office:value-type="string">
            <text:p>E_PCLT_RPCSCE_DIFFSDLS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##|E_PCLT_COMMONS_DIFFSDLS##|</text:p>
          </table:table-cell>
          <table:table-cell table:style-name="ce7" office:value-type="string">
            <text:p>##|E_PCLT_COMMONS_DIFFSDLS##|</text:p>
          </table:table-cell>
          <table:table-cell table:style-name="ce7"/>
          <table:table-cell table:style-name="ce7" table:formula="of:=IF([.E113]=&quot;&quot;;&quot;&quot;;CONCATENATE(&quot;, (&quot;;CHAR(34);[.E113];CHAR(34);&quot;, (M.fromList [(&quot; &amp; CHAR(34) &amp; [.P$20] &amp; CHAR(34) &amp; &quot;, &quot; &amp; IF([.P113]=&quot;&quot;;&quot;B.empty&quot;;&quot;B.pack &quot; &amp; CHAR(34) &amp; [.P113] &amp; CHAR(34)) &amp; &quot;), (&quot; &amp; CHAR(34) &amp; [.Q$20] &amp; CHAR(34) &amp; &quot;, &quot; &amp; IF([.Q113]=&quot;&quot;;&quot;B.empty&quot;;&quot;B.pack &quot; &amp; CHAR(34) &amp; [.Q113] &amp; CHAR(34)) &amp; &quot;)], str2PCLT_SDL Required_SDLM &quot;;CHAR(34);[.F113];CHAR(34);&quot; inner_cfg))&quot;))" office:value-type="string" office:string-value=", (&quot;E_PCLT_RPCSCE_DIFFSDLS&quot;, (M.fromList [(&quot;rus&quot;, B.pack &quot;##|E_PCLT_COMMONS_DIFFSDLS##|&quot;), (&quot;eng&quot;, B.pack &quot;##|E_PCLT_COMMONS_DIFFSDLS##|&quot;)], str2PCLT_SDL Required_SDLM &quot;##|E_PCLT_RPCSCE##|&quot; inner_cfg))">
            <text:p>, ("E_PCLT_RPCSCE_DIFFSDLS", (M.fromList [("rus", B.pack "##|E_PCLT_COMMONS_DIFFSDLS##|"), ("eng", B.pack "##|E_PCLT_COMMONS_DIFFSDLS##|")], str2PCLT_SDL Required_SDLM "##|E_PCLT_RPCSCE##|" inner_cfg))</text:p>
          </table:table-cell>
          <table:table-cell table:style-name="ce7" table:formula="of:=IF([.E113]=&quot;&quot;;&quot;&quot;;CONCATENATE([.E113];&quot;%&quot;;[.F113];&quot;%&quot;;[.G113];&quot;%&quot;;[.H113]))" office:value-type="string" office:string-value="E_PCLT_RPCSCE_DIFFSDLS%##|E_PCLT_RPCSCE##|%##|E_PCLT_COMMONS_DIFFSDLS##|%##|E_PCLT_COMMONS_DIFFSDLS##|">
            <text:p>E_PCLT_RPCSCE_DIFFSDLS%##|E_PCLT_RPCSCE##|%##|E_PCLT_COMMONS_DIFFSDLS##|%##|E_PCLT_COMMONS_DIFFSDLS##|</text:p>
          </table:table-cell>
          <table:table-cell table:style-name="ce11" table:formula="of:=IF([.E113]=&quot;&quot;;&quot;&quot;;&quot;INSERT INTO tpls (pclt_id) VALUES('&quot;&amp;[.E113]&amp;&quot;');&quot;&amp;CHAR(13)&amp;CHAR(10) &amp; IF([.N113]=&quot;&quot;;&quot;&quot;;&quot;INSERT INTO tpls_localized (lng, pclt_id, structured_text) VALUES('&quot;&amp; [.N$20] &amp; &quot;', '&quot;&amp;[.E113]&amp;&quot;', '&quot;&amp;[.N113]&amp;&quot;');&quot;) &amp; CHAR(13)&amp;CHAR(10) &amp; IF([.O113]=&quot;&quot;;&quot;&quot;;&quot;INSERT INTO tpls_localized (lng, pclt_id, structured_text) VALUES('&quot;&amp;[.O$20]&amp;&quot;', '&quot;&amp;[.E113]&amp;&quot;', '&quot;&amp;[.O113]&amp;&quot;');&quot;) &amp; CHAR(13)&amp;CHAR(10)&amp;&quot;INSERT INTO tpls_inclusions_in_collections (tpls_collection_id, pclt_id, tpl_dflt_req_sdl) VALUES (&quot;&amp;[.C113]&amp;&quot;,'&quot;&amp;[.E113]&amp;&quot;','&quot;&amp;[.F113]&amp;&quot;');&quot;)" office:value-type="string" office:string-value="INSERT INTO tpls (pclt_id) VALUES('E_PCLT_RPCSCE_DIFFSDLS');&#13;&#10;INSERT INTO tpls_localized (lng, pclt_id, structured_text) VALUES('rus', 'E_PCLT_RPCSCE_DIFFSDLS', '##|E_PCLT_COMMONS_DIFFSDLS##|');&#13;&#10;INSERT INTO tpls_localized (lng, pclt_id, structured_text) VALUES('eng', 'E_PCLT_RPCSCE_DIFFSDLS', '##|E_PCLT_COMMONS_DIFFSDLS##|');&#13;&#10;INSERT INTO tpls_inclusions_in_collections (tpls_collection_id, pclt_id, tpl_dflt_req_sdl) VALUES (4,'E_PCLT_RPCSCE_DIFFSDLS','##|E_PCLT_RPCSCE##|');">
            <text:p>INSERT INTO tpls (pclt_id) VALUES('E_PCLT_RPCSCE_DIFFSDLS');<text:line-break/>INSERT INTO tpls_localized (lng, pclt_id, structured_text) VALUES('rus', 'E_PCLT_RPCSCE_DIFFSDLS', '##|E_PCLT_COMMONS_DIFFSDLS##|');<text:line-break/>INSERT INTO tpls_localized (lng, pclt_id, structured_text) VALUES('eng', 'E_PCLT_RPCSCE_DIFFSDLS', '##|E_PCLT_COMMONS_DIFFSDLS##|');<text:line-break/>INSERT INTO tpls_inclusions_in_collections (tpls_collection_id, pclt_id, tpl_dflt_req_sdl) VALUES (4,'E_PCLT_RPCSCE_DIFFSDLS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3];&quot;'&quot;;&quot;''&quot;)" office:value-type="string" office:string-value="##|E_PCLT_COMMONS_DIFFSDLS##|">
            <text:p>##|E_PCLT_COMMONS_DIFFSDLS##|</text:p>
          </table:table-cell>
          <table:table-cell table:style-name="ce11" table:formula="of:=SUBSTITUTE([.H113];&quot;'&quot;;&quot;''&quot;)" office:value-type="string" office:string-value="##|E_PCLT_COMMONS_DIFFSDLS##|">
            <text:p>##|E_PCLT_COMMONS_DIFFSDLS##|</text:p>
          </table:table-cell>
          <table:table-cell table:style-name="ce11" table:formula="of:=SUBSTITUTE([.G113];&quot;&quot;&quot;&quot;;&quot;\&quot;&quot;&quot;)" office:value-type="string" office:string-value="##|E_PCLT_COMMONS_DIFFSDLS##|">
            <text:p>##|E_PCLT_COMMONS_DIFFSDLS##|</text:p>
          </table:table-cell>
          <table:table-cell table:style-name="ce11" table:formula="of:=SUBSTITUTE([.H113];&quot;&quot;&quot;&quot;;&quot;\&quot;&quot;&quot;)" office:value-type="string" office:string-value="##|E_PCLT_COMMONS_DIFFSDLS##|">
            <text:p>##|E_PCLT_COMMONS_DIFFSDLS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4]=&quot;General commons&quot;;1;IF([.B114]=&quot;General DB commons&quot;;2;IF([.B114]=&quot;General networking commons&quot;;3;IF([.B114]=&quot;PCLT messages&quot;;4;IF([.B114]=&quot;PCLT-DB messages&quot;;5;-1)))))" office:value-type="float" office:value="4">
            <text:p>4</text:p>
          </table:table-cell>
          <table:table-cell table:style-name="ce11" table:formula="of:=IF([.E114]=&quot;&quot;;&quot;&quot;;CONCATENATE(&quot;##|&quot;;[.E114];&quot;##|&quot;) )" office:value-type="string" office:string-value="##|E_PCLT_RPCSCE_UNIQUEVIOL##|">
            <text:p>##|E_PCLT_RPCSCE_UNIQUEVIOL##|</text:p>
          </table:table-cell>
          <table:table-cell table:style-name="ce11" office:value-type="string">
            <text:p>E_PCLT_RPCSCE_UNIQUEVIOL</text:p>
          </table:table-cell>
          <table:table-cell table:style-name="ce11" office:value-type="string">
            <text:p>##|E_PCLT_RPCSCE##|</text:p>
          </table:table-cell>
          <table:table-cell table:style-name="ce11" office:value-type="string">
            <text:p>##|E_PCLT_COMMONS_UNIQUEVIOL##|</text:p>
          </table:table-cell>
          <table:table-cell table:style-name="ce11" office:value-type="string">
            <text:p>##|E_PCLT_COMMONS_UNIQUEVIOL##|</text:p>
          </table:table-cell>
          <table:table-cell table:style-name="ce7"/>
          <table:table-cell table:style-name="ce7" table:formula="of:=IF([.E114]=&quot;&quot;;&quot;&quot;;CONCATENATE(&quot;, (&quot;;CHAR(34);[.E114];CHAR(34);&quot;, (M.fromList [(&quot; &amp; CHAR(34) &amp; [.P$20] &amp; CHAR(34) &amp; &quot;, &quot; &amp; IF([.P114]=&quot;&quot;;&quot;B.empty&quot;;&quot;B.pack &quot; &amp; CHAR(34) &amp; [.P114] &amp; CHAR(34)) &amp; &quot;), (&quot; &amp; CHAR(34) &amp; [.Q$20] &amp; CHAR(34) &amp; &quot;, &quot; &amp; IF([.Q114]=&quot;&quot;;&quot;B.empty&quot;;&quot;B.pack &quot; &amp; CHAR(34) &amp; [.Q114] &amp; CHAR(34)) &amp; &quot;)], str2PCLT_SDL Required_SDLM &quot;;CHAR(34);[.F114];CHAR(34);&quot; inner_cfg))&quot;))" office:value-type="string" office:string-value=", (&quot;E_PCLT_RPCSCE_UNIQUEVIOL&quot;, (M.fromList [(&quot;rus&quot;, B.pack &quot;##|E_PCLT_COMMONS_UNIQUEVIOL##|&quot;), (&quot;eng&quot;, B.pack &quot;##|E_PCLT_COMMONS_UNIQUEVIOL##|&quot;)], str2PCLT_SDL Required_SDLM &quot;##|E_PCLT_RPCSCE##|&quot; inner_cfg))">
            <text:p>, ("E_PCLT_RPCSCE_UNIQUEVIOL", (M.fromList [("rus", B.pack "##|E_PCLT_COMMONS_UNIQUEVIOL##|"), ("eng", B.pack "##|E_PCLT_COMMONS_UNIQUEVIOL##|")], str2PCLT_SDL Required_SDLM "##|E_PCLT_RPCSCE##|" inner_cfg))</text:p>
          </table:table-cell>
          <table:table-cell table:style-name="ce7" table:formula="of:=IF([.E114]=&quot;&quot;;&quot;&quot;;CONCATENATE([.E114];&quot;%&quot;;[.F114];&quot;%&quot;;[.G114];&quot;%&quot;;[.H114]))" office:value-type="string" office:string-value="E_PCLT_RPCSCE_UNIQUEVIOL%##|E_PCLT_RPCSCE##|%##|E_PCLT_COMMONS_UNIQUEVIOL##|%##|E_PCLT_COMMONS_UNIQUEVIOL##|">
            <text:p>E_PCLT_RPCSCE_UNIQUEVIOL%##|E_PCLT_RPCSCE##|%##|E_PCLT_COMMONS_UNIQUEVIOL##|%##|E_PCLT_COMMONS_UNIQUEVIOL##|</text:p>
          </table:table-cell>
          <table:table-cell table:style-name="ce11" table:formula="of:=IF([.E114]=&quot;&quot;;&quot;&quot;;&quot;INSERT INTO tpls (pclt_id) VALUES('&quot;&amp;[.E114]&amp;&quot;');&quot;&amp;CHAR(13)&amp;CHAR(10) &amp; IF([.N114]=&quot;&quot;;&quot;&quot;;&quot;INSERT INTO tpls_localized (lng, pclt_id, structured_text) VALUES('&quot;&amp; [.N$20] &amp; &quot;', '&quot;&amp;[.E114]&amp;&quot;', '&quot;&amp;[.N114]&amp;&quot;');&quot;) &amp; CHAR(13)&amp;CHAR(10) &amp; IF([.O114]=&quot;&quot;;&quot;&quot;;&quot;INSERT INTO tpls_localized (lng, pclt_id, structured_text) VALUES('&quot;&amp;[.O$20]&amp;&quot;', '&quot;&amp;[.E114]&amp;&quot;', '&quot;&amp;[.O114]&amp;&quot;');&quot;) &amp; CHAR(13)&amp;CHAR(10)&amp;&quot;INSERT INTO tpls_inclusions_in_collections (tpls_collection_id, pclt_id, tpl_dflt_req_sdl) VALUES (&quot;&amp;[.C114]&amp;&quot;,'&quot;&amp;[.E114]&amp;&quot;','&quot;&amp;[.F114]&amp;&quot;');&quot;)" office:value-type="string" office:string-value="INSERT INTO tpls (pclt_id) VALUES('E_PCLT_RPCSCE_UNIQUEVIOL');&#13;&#10;INSERT INTO tpls_localized (lng, pclt_id, structured_text) VALUES('rus', 'E_PCLT_RPCSCE_UNIQUEVIOL', '##|E_PCLT_COMMONS_UNIQUEVIOL##|');&#13;&#10;INSERT INTO tpls_localized (lng, pclt_id, structured_text) VALUES('eng', 'E_PCLT_RPCSCE_UNIQUEVIOL', '##|E_PCLT_COMMONS_UNIQUEVIOL##|');&#13;&#10;INSERT INTO tpls_inclusions_in_collections (tpls_collection_id, pclt_id, tpl_dflt_req_sdl) VALUES (4,'E_PCLT_RPCSCE_UNIQUEVIOL','##|E_PCLT_RPCSCE##|');">
            <text:p>INSERT INTO tpls (pclt_id) VALUES('E_PCLT_RPCSCE_UNIQUEVIOL');<text:line-break/>INSERT INTO tpls_localized (lng, pclt_id, structured_text) VALUES('rus', 'E_PCLT_RPCSCE_UNIQUEVIOL', '##|E_PCLT_COMMONS_UNIQUEVIOL##|');<text:line-break/>INSERT INTO tpls_localized (lng, pclt_id, structured_text) VALUES('eng', 'E_PCLT_RPCSCE_UNIQUEVIOL', '##|E_PCLT_COMMONS_UNIQUEVIOL##|');<text:line-break/>INSERT INTO tpls_inclusions_in_collections (tpls_collection_id, pclt_id, tpl_dflt_req_sdl) VALUES (4,'E_PCLT_RPCSCE_UNIQUEVIOL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4];&quot;'&quot;;&quot;''&quot;)" office:value-type="string" office:string-value="##|E_PCLT_COMMONS_UNIQUEVIOL##|">
            <text:p>##|E_PCLT_COMMONS_UNIQUEVIOL##|</text:p>
          </table:table-cell>
          <table:table-cell table:style-name="ce11" table:formula="of:=SUBSTITUTE([.H114];&quot;'&quot;;&quot;''&quot;)" office:value-type="string" office:string-value="##|E_PCLT_COMMONS_UNIQUEVIOL##|">
            <text:p>##|E_PCLT_COMMONS_UNIQUEVIOL##|</text:p>
          </table:table-cell>
          <table:table-cell table:style-name="ce11" table:formula="of:=SUBSTITUTE([.G114];&quot;&quot;&quot;&quot;;&quot;\&quot;&quot;&quot;)" office:value-type="string" office:string-value="##|E_PCLT_COMMONS_UNIQUEVIOL##|">
            <text:p>##|E_PCLT_COMMONS_UNIQUEVIOL##|</text:p>
          </table:table-cell>
          <table:table-cell table:style-name="ce11" table:formula="of:=SUBSTITUTE([.H114];&quot;&quot;&quot;&quot;;&quot;\&quot;&quot;&quot;)" office:value-type="string" office:string-value="##|E_PCLT_COMMONS_UNIQUEVIOL##|">
            <text:p>##|E_PCLT_COMMONS_UNIQUEVIOL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5]=&quot;General commons&quot;;1;IF([.B115]=&quot;General DB commons&quot;;2;IF([.B115]=&quot;General networking commons&quot;;3;IF([.B115]=&quot;PCLT messages&quot;;4;IF([.B115]=&quot;PCLT-DB messages&quot;;5;-1)))))" office:value-type="float" office:value="4">
            <text:p>4</text:p>
          </table:table-cell>
          <table:table-cell table:style-name="ce11" table:formula="of:=IF([.E115]=&quot;&quot;;&quot;&quot;;CONCATENATE(&quot;##|&quot;;[.E115];&quot;##|&quot;) )" office:value-type="string" office:string-value="##|E_PCLT_RPCSCE_SDLPTRTONONEXIST##|">
            <text:p>##|E_PCLT_RPCSCE_SDLPTRTONONEXIST##|</text:p>
          </table:table-cell>
          <table:table-cell table:style-name="ce11" office:value-type="string">
            <text:p>E_PCLT_RPCSCE_SDLPTRTONONEXIST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</text:p>
          </table:table-cell>
          <table:table-cell table:style-name="ce7" office:value-type="string">
            <text:p>for message template (ID: @@|rer_id@@|) representation required detailization level is referenced to be the same as of another composite, but referenced composite (ID: @@|red_id@@|) is missing</text:p>
          </table:table-cell>
          <table:table-cell table:style-name="ce7" office:value-type="string">
            <text:p><text:s/></text:p>
          </table:table-cell>
          <table:table-cell table:style-name="ce7" table:formula="of:=IF([.E115]=&quot;&quot;;&quot;&quot;;CONCATENATE(&quot;, (&quot;;CHAR(34);[.E115];CHAR(34);&quot;, (M.fromList [(&quot; &amp; CHAR(34) &amp; [.P$20] &amp; CHAR(34) &amp; &quot;, &quot; &amp; IF([.P115]=&quot;&quot;;&quot;B.empty&quot;;&quot;B.pack &quot; &amp; CHAR(34) &amp; [.P115] &amp; CHAR(34)) &amp; &quot;), (&quot; &amp; CHAR(34) &amp; [.Q$20] &amp; CHAR(34) &amp; &quot;, &quot; &amp; IF([.Q115]=&quot;&quot;;&quot;B.empty&quot;;&quot;B.pack &quot; &amp; CHAR(34) &amp; [.Q115] &amp; CHAR(34)) &amp; &quot;)], str2PCLT_SDL Required_SDLM &quot;;CHAR(34);[.F115];CHAR(34);&quot; inner_cfg))&quot;))" office:value-type="string" office:string-value=", (&quot;E_PCLT_RPCSCE_SDLPTRTONONEXIST&quot;, (M.fromList [(&quot;rus&quot;, B.pack &quot;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&quot;), (&quot;eng&quot;, B.pack &quot;for message template (ID: @@|rer_id@@|) representation required detailization level is referenced to be the same as of another composite, but referenced composite (ID: @@|red_id@@|) is missing&quot;)], str2PCLT_SDL Required_SDLM &quot;##|E_PCLT_RPCSCE##|&quot; inner_cfg))">
            <text:p>, ("E_PCLT_RPCSCE_SDLPTRTONONEXIST", (M.fromList [("rus", B.pack "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"), ("eng", B.pack "for message template (ID: @@|rer_id@@|) representation required detailization level is referenced to be the same as of another composite, but referenced composite (ID: @@|red_id@@|) is missing")], str2PCLT_SDL Required_SDLM "##|E_PCLT_RPCSCE##|" inner_cfg))</text:p>
          </table:table-cell>
          <table:table-cell table:style-name="ce7" table:formula="of:=IF([.E115]=&quot;&quot;;&quot;&quot;;CONCATENATE([.E115];&quot;%&quot;;[.F115];&quot;%&quot;;[.G115];&quot;%&quot;;[.H115]))" office:value-type="string" office:string-value="E_PCLT_RPCSCE_SDLPTRTONONEXIST%##|E_PCLT_RPCSCE##|%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%for message template (ID: @@|rer_id@@|) representation required detailization level is referenced to be the same as of another composite, but referenced composite (ID: @@|red_id@@|) is missing">
            <text:p>E_PCLT_RPCSCE_SDLPTRTONONEXIST%##|E_PCLT_RPCSCE##|%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%for message template (ID: @@|rer_id@@|) representation required detailization level is referenced to be the same as of another composite, but referenced composite (ID: @@|red_id@@|) is missing</text:p>
          </table:table-cell>
          <table:table-cell table:style-name="ce11" table:formula="of:=IF([.E115]=&quot;&quot;;&quot;&quot;;&quot;INSERT INTO tpls (pclt_id) VALUES('&quot;&amp;[.E115]&amp;&quot;');&quot;&amp;CHAR(13)&amp;CHAR(10) &amp; IF([.N115]=&quot;&quot;;&quot;&quot;;&quot;INSERT INTO tpls_localized (lng, pclt_id, structured_text) VALUES('&quot;&amp; [.N$20] &amp; &quot;', '&quot;&amp;[.E115]&amp;&quot;', '&quot;&amp;[.N115]&amp;&quot;');&quot;) &amp; CHAR(13)&amp;CHAR(10) &amp; IF([.O115]=&quot;&quot;;&quot;&quot;;&quot;INSERT INTO tpls_localized (lng, pclt_id, structured_text) VALUES('&quot;&amp;[.O$20]&amp;&quot;', '&quot;&amp;[.E115]&amp;&quot;', '&quot;&amp;[.O115]&amp;&quot;');&quot;) &amp; CHAR(13)&amp;CHAR(10)&amp;&quot;INSERT INTO tpls_inclusions_in_collections (tpls_collection_id, pclt_id, tpl_dflt_req_sdl) VALUES (&quot;&amp;[.C115]&amp;&quot;,'&quot;&amp;[.E115]&amp;&quot;','&quot;&amp;[.F115]&amp;&quot;');&quot;)" office:value-type="string" office:string-value="INSERT INTO tpls (pclt_id) VALUES('E_PCLT_RPCSCE_SDLPTRTONONEXIST');&#13;&#10;INSERT INTO tpls_localized (lng, pclt_id, structured_text) VALUES('rus', 'E_PCLT_RPCSCE_SDLPTRTONONEXIST', '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');&#13;&#10;INSERT INTO tpls_localized (lng, pclt_id, structured_text) VALUES('eng', 'E_PCLT_RPCSCE_SDLPTRTONONEXIST', 'for message template (ID: @@|rer_id@@|) representation required detailization level is referenced to be the same as of another composite, but referenced composite (ID: @@|red_id@@|) is missing');&#13;&#10;INSERT INTO tpls_inclusions_in_collections (tpls_collection_id, pclt_id, tpl_dflt_req_sdl) VALUES (4,'E_PCLT_RPCSCE_SDLPTRTONONEXIST','##|E_PCLT_RPCSCE##|');">
            <text:p>INSERT INTO tpls (pclt_id) VALUES('E_PCLT_RPCSCE_SDLPTRTONONEXIST');<text:line-break/>INSERT INTO tpls_localized (lng, pclt_id, structured_text) VALUES('rus', 'E_PCLT_RPCSCE_SDLPTRTONONEXIST', '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');<text:line-break/>INSERT INTO tpls_localized (lng, pclt_id, structured_text) VALUES('eng', 'E_PCLT_RPCSCE_SDLPTRTONONEXIST', 'for message template (ID: @@|rer_id@@|) representation required detailization level is referenced to be the same as of another composite, but referenced composite (ID: @@|red_id@@|) is missing');<text:line-break/>INSERT INTO tpls_inclusions_in_collections (tpls_collection_id, pclt_id, tpl_dflt_req_sdl) VALUES (4,'E_PCLT_RPCSCE_SDLPTRTONONEXIST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5];&quot;'&quot;;&quot;''&quot;)" office:value-type="string" office:string-value="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">
            <text:p>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</text:p>
          </table:table-cell>
          <table:table-cell table:style-name="ce11" table:formula="of:=SUBSTITUTE([.H115];&quot;'&quot;;&quot;''&quot;)" office:value-type="string" office:string-value="for message template (ID: @@|rer_id@@|) representation required detailization level is referenced to be the same as of another composite, but referenced composite (ID: @@|red_id@@|) is missing">
            <text:p>for message template (ID: @@|rer_id@@|) representation required detailization level is referenced to be the same as of another composite, but referenced composite (ID: @@|red_id@@|) is missing</text:p>
          </table:table-cell>
          <table:table-cell table:style-name="ce11" table:formula="of:=SUBSTITUTE([.G115];&quot;&quot;&quot;&quot;;&quot;\&quot;&quot;&quot;)" office:value-type="string" office:string-value="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">
            <text:p>необходимый для отображения (сообщения по шаблону ИД: @@|rer_id@@|)) уровень детализации определён быть таким же, как у композита [ИД: @@|red_id@@|], но последнего в каталоге нет</text:p>
          </table:table-cell>
          <table:table-cell table:style-name="ce11" table:formula="of:=SUBSTITUTE([.H115];&quot;&quot;&quot;&quot;;&quot;\&quot;&quot;&quot;)" office:value-type="string" office:string-value="for message template (ID: @@|rer_id@@|) representation required detailization level is referenced to be the same as of another composite, but referenced composite (ID: @@|red_id@@|) is missing">
            <text:p>for message template (ID: @@|rer_id@@|) representation required detailization level is referenced to be the same as of another composite, but referenced composite (ID: @@|red_id@@|) is missing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6]=&quot;General commons&quot;;1;IF([.B116]=&quot;General DB commons&quot;;2;IF([.B116]=&quot;General networking commons&quot;;3;IF([.B116]=&quot;PCLT messages&quot;;4;IF([.B116]=&quot;PCLT-DB messages&quot;;5;-1)))))" office:value-type="float" office:value="4">
            <text:p>4</text:p>
          </table:table-cell>
          <table:table-cell table:style-name="ce11" table:formula="of:=IF([.E116]=&quot;&quot;;&quot;&quot;;CONCATENATE(&quot;##|&quot;;[.E116];&quot;##|&quot;) )" office:value-type="string" office:string-value="##|E_PCLT_RPCSCE_DRLNE##|">
            <text:p>##|E_PCLT_RPCSCE_DRLNE##|</text:p>
          </table:table-cell>
          <table:table-cell table:style-name="ce7" office:value-type="string">
            <text:p>E_PCLT_RPCSCE_DRLNE</text:p>
          </table:table-cell>
          <table:table-cell table:style-name="ce11" office:value-type="string">
            <text:p>##|E_PCLT_RPCSCE##|</text:p>
          </table:table-cell>
          <table:table-cell table:style-name="ce7" office:value-type="string">
            <text:p>@@|drlne@@|</text:p>
          </table:table-cell>
          <table:table-cell table:style-name="ce7" office:value-type="string">
            <text:p>@@|drlne@@|</text:p>
          </table:table-cell>
          <table:table-cell table:style-name="ce7" office:value-type="string">
            <text:p><text:s/></text:p>
          </table:table-cell>
          <table:table-cell table:style-name="ce7" table:formula="of:=IF([.E116]=&quot;&quot;;&quot;&quot;;CONCATENATE(&quot;, (&quot;;CHAR(34);[.E116];CHAR(34);&quot;, (M.fromList [(&quot; &amp; CHAR(34) &amp; [.P$20] &amp; CHAR(34) &amp; &quot;, &quot; &amp; IF([.P116]=&quot;&quot;;&quot;B.empty&quot;;&quot;B.pack &quot; &amp; CHAR(34) &amp; [.P116] &amp; CHAR(34)) &amp; &quot;), (&quot; &amp; CHAR(34) &amp; [.Q$20] &amp; CHAR(34) &amp; &quot;, &quot; &amp; IF([.Q116]=&quot;&quot;;&quot;B.empty&quot;;&quot;B.pack &quot; &amp; CHAR(34) &amp; [.Q116] &amp; CHAR(34)) &amp; &quot;)], str2PCLT_SDL Required_SDLM &quot;;CHAR(34);[.F116];CHAR(34);&quot; inner_cfg))&quot;))" office:value-type="string" office:string-value=", (&quot;E_PCLT_RPCSCE_DRLNE&quot;, (M.fromList [(&quot;rus&quot;, B.pack &quot;@@|drlne@@|&quot;), (&quot;eng&quot;, B.pack &quot;@@|drlne@@|&quot;)], str2PCLT_SDL Required_SDLM &quot;##|E_PCLT_RPCSCE##|&quot; inner_cfg))">
            <text:p>, ("E_PCLT_RPCSCE_DRLNE", (M.fromList [("rus", B.pack "@@|drlne@@|"), ("eng", B.pack "@@|drlne@@|")], str2PCLT_SDL Required_SDLM "##|E_PCLT_RPCSCE##|" inner_cfg))</text:p>
          </table:table-cell>
          <table:table-cell table:style-name="ce7" table:formula="of:=IF([.E116]=&quot;&quot;;&quot;&quot;;CONCATENATE([.E116];&quot;%&quot;;[.F116];&quot;%&quot;;[.G116];&quot;%&quot;;[.H116]))" office:value-type="string" office:string-value="E_PCLT_RPCSCE_DRLNE%##|E_PCLT_RPCSCE##|%@@|drlne@@|%@@|drlne@@|">
            <text:p>E_PCLT_RPCSCE_DRLNE%##|E_PCLT_RPCSCE##|%@@|drlne@@|%@@|drlne@@|</text:p>
          </table:table-cell>
          <table:table-cell table:style-name="ce11" table:formula="of:=IF([.E116]=&quot;&quot;;&quot;&quot;;&quot;INSERT INTO tpls (pclt_id) VALUES('&quot;&amp;[.E116]&amp;&quot;');&quot;&amp;CHAR(13)&amp;CHAR(10) &amp; IF([.N116]=&quot;&quot;;&quot;&quot;;&quot;INSERT INTO tpls_localized (lng, pclt_id, structured_text) VALUES('&quot;&amp; [.N$20] &amp; &quot;', '&quot;&amp;[.E116]&amp;&quot;', '&quot;&amp;[.N116]&amp;&quot;');&quot;) &amp; CHAR(13)&amp;CHAR(10) &amp; IF([.O116]=&quot;&quot;;&quot;&quot;;&quot;INSERT INTO tpls_localized (lng, pclt_id, structured_text) VALUES('&quot;&amp;[.O$20]&amp;&quot;', '&quot;&amp;[.E116]&amp;&quot;', '&quot;&amp;[.O116]&amp;&quot;');&quot;) &amp; CHAR(13)&amp;CHAR(10)&amp;&quot;INSERT INTO tpls_inclusions_in_collections (tpls_collection_id, pclt_id, tpl_dflt_req_sdl) VALUES (&quot;&amp;[.C116]&amp;&quot;,'&quot;&amp;[.E116]&amp;&quot;','&quot;&amp;[.F116]&amp;&quot;');&quot;)" office:value-type="string" office:string-value="INSERT INTO tpls (pclt_id) VALUES('E_PCLT_RPCSCE_DRLNE');&#13;&#10;INSERT INTO tpls_localized (lng, pclt_id, structured_text) VALUES('rus', 'E_PCLT_RPCSCE_DRLNE', '@@|drlne@@|');&#13;&#10;INSERT INTO tpls_localized (lng, pclt_id, structured_text) VALUES('eng', 'E_PCLT_RPCSCE_DRLNE', '@@|drlne@@|');&#13;&#10;INSERT INTO tpls_inclusions_in_collections (tpls_collection_id, pclt_id, tpl_dflt_req_sdl) VALUES (4,'E_PCLT_RPCSCE_DRLNE','##|E_PCLT_RPCSCE##|');">
            <text:p>INSERT INTO tpls (pclt_id) VALUES('E_PCLT_RPCSCE_DRLNE');<text:line-break/>INSERT INTO tpls_localized (lng, pclt_id, structured_text) VALUES('rus', 'E_PCLT_RPCSCE_DRLNE', '@@|drlne@@|');<text:line-break/>INSERT INTO tpls_localized (lng, pclt_id, structured_text) VALUES('eng', 'E_PCLT_RPCSCE_DRLNE', '@@|drlne@@|');<text:line-break/>INSERT INTO tpls_inclusions_in_collections (tpls_collection_id, pclt_id, tpl_dflt_req_sdl) VALUES (4,'E_PCLT_RPCSCE_DRLNE','##|E_PCLT_RPCSC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6];&quot;'&quot;;&quot;''&quot;)" office:value-type="string" office:string-value="@@|drlne@@|">
            <text:p>@@|drlne@@|</text:p>
          </table:table-cell>
          <table:table-cell table:style-name="ce11" table:formula="of:=SUBSTITUTE([.H116];&quot;'&quot;;&quot;''&quot;)" office:value-type="string" office:string-value="@@|drlne@@|">
            <text:p>@@|drlne@@|</text:p>
          </table:table-cell>
          <table:table-cell table:style-name="ce11" table:formula="of:=SUBSTITUTE([.G116];&quot;&quot;&quot;&quot;;&quot;\&quot;&quot;&quot;)" office:value-type="string" office:string-value="@@|drlne@@|">
            <text:p>@@|drlne@@|</text:p>
          </table:table-cell>
          <table:table-cell table:style-name="ce11" table:formula="of:=SUBSTITUTE([.H116];&quot;&quot;&quot;&quot;;&quot;\&quot;&quot;&quot;)" office:value-type="string" office:string-value="@@|drlne@@|">
            <text:p>@@|drlne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7]=&quot;General commons&quot;;1;IF([.B117]=&quot;General DB commons&quot;;2;IF([.B117]=&quot;General networking commons&quot;;3;IF([.B117]=&quot;PCLT messages&quot;;4;IF([.B117]=&quot;PCLT-DB messages&quot;;5;-1)))))" office:value-type="float" office:value="4">
            <text:p>4</text:p>
          </table:table-cell>
          <table:table-cell table:style-name="ce11" table:formula="of:=IF([.E117]=&quot;&quot;;&quot;&quot;;CONCATENATE(&quot;##|&quot;;[.E117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17]=&quot;&quot;;&quot;&quot;;CONCATENATE(&quot;, (&quot;;CHAR(34);[.E117];CHAR(34);&quot;, (M.fromList [(&quot; &amp; CHAR(34) &amp; [.P$20] &amp; CHAR(34) &amp; &quot;, &quot; &amp; IF([.P117]=&quot;&quot;;&quot;B.empty&quot;;&quot;B.pack &quot; &amp; CHAR(34) &amp; [.P117] &amp; CHAR(34)) &amp; &quot;), (&quot; &amp; CHAR(34) &amp; [.Q$20] &amp; CHAR(34) &amp; &quot;, &quot; &amp; IF([.Q117]=&quot;&quot;;&quot;B.empty&quot;;&quot;B.pack &quot; &amp; CHAR(34) &amp; [.Q117] &amp; CHAR(34)) &amp; &quot;)], str2PCLT_SDL Required_SDLM &quot;;CHAR(34);[.F117];CHAR(34);&quot; inner_cfg))&quot;))">
            <text:p/>
          </table:table-cell>
          <table:table-cell table:style-name="ce7" table:formula="of:=IF([.E117]=&quot;&quot;;&quot;&quot;;CONCATENATE([.E117];&quot;%&quot;;[.F117];&quot;%&quot;;[.G117];&quot;%&quot;;[.H117]))">
            <text:p/>
          </table:table-cell>
          <table:table-cell table:style-name="ce11" table:formula="of:=IF([.E117]=&quot;&quot;;&quot;&quot;;&quot;INSERT INTO tpls (pclt_id) VALUES('&quot;&amp;[.E117]&amp;&quot;');&quot;&amp;CHAR(13)&amp;CHAR(10) &amp; IF([.N117]=&quot;&quot;;&quot;&quot;;&quot;INSERT INTO tpls_localized (lng, pclt_id, structured_text) VALUES('&quot;&amp; [.N$20] &amp; &quot;', '&quot;&amp;[.E117]&amp;&quot;', '&quot;&amp;[.N117]&amp;&quot;');&quot;) &amp; CHAR(13)&amp;CHAR(10) &amp; IF([.O117]=&quot;&quot;;&quot;&quot;;&quot;INSERT INTO tpls_localized (lng, pclt_id, structured_text) VALUES('&quot;&amp;[.O$20]&amp;&quot;', '&quot;&amp;[.E117]&amp;&quot;', '&quot;&amp;[.O117]&amp;&quot;');&quot;) &amp; CHAR(13)&amp;CHAR(10)&amp;&quot;INSERT INTO tpls_inclusions_in_collections (tpls_collection_id, pclt_id, tpl_dflt_req_sdl) VALUES (&quot;&amp;[.C117]&amp;&quot;,'&quot;&amp;[.E117]&amp;&quot;','&quot;&amp;[.F117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17];&quot;'&quot;;&quot;''&quot;)">
            <text:p/>
          </table:table-cell>
          <table:table-cell table:style-name="ce11" table:formula="of:=SUBSTITUTE([.H117];&quot;'&quot;;&quot;''&quot;)">
            <text:p/>
          </table:table-cell>
          <table:table-cell table:style-name="ce11" table:formula="of:=SUBSTITUTE([.G117];&quot;&quot;&quot;&quot;;&quot;\&quot;&quot;&quot;)">
            <text:p/>
          </table:table-cell>
          <table:table-cell table:style-name="ce11" table:formula="of:=SUBSTITUTE([.H117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8]=&quot;General commons&quot;;1;IF([.B118]=&quot;General DB commons&quot;;2;IF([.B118]=&quot;General networking commons&quot;;3;IF([.B118]=&quot;PCLT messages&quot;;4;IF([.B118]=&quot;PCLT-DB messages&quot;;5;-1)))))" office:value-type="float" office:value="4">
            <text:p>4</text:p>
          </table:table-cell>
          <table:table-cell table:style-name="ce11" table:formula="of:=IF([.E118]=&quot;&quot;;&quot;&quot;;CONCATENATE(&quot;##|&quot;;[.E118];&quot;##|&quot;) )" office:value-type="string" office:string-value="##|E_PCLT_AHS2PE##|">
            <text:p>##|E_PCLT_AHS2PE##|</text:p>
          </table:table-cell>
          <table:table-cell table:style-name="ce7" office:value-type="string">
            <text:p>E_PCLT_AHS2P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AHS2PE_PREFIX##|@@|pclt_ahs2pe_err_details@@|.</text:p>
          </table:table-cell>
          <table:table-cell table:style-name="ce7" office:value-type="string">
            <text:p>##|E_PCLT_AHS2PE_PREFIX##|@@|pclt_ahs2p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18]=&quot;&quot;;&quot;&quot;;CONCATENATE(&quot;, (&quot;;CHAR(34);[.E118];CHAR(34);&quot;, (M.fromList [(&quot; &amp; CHAR(34) &amp; [.P$20] &amp; CHAR(34) &amp; &quot;, &quot; &amp; IF([.P118]=&quot;&quot;;&quot;B.empty&quot;;&quot;B.pack &quot; &amp; CHAR(34) &amp; [.P118] &amp; CHAR(34)) &amp; &quot;), (&quot; &amp; CHAR(34) &amp; [.Q$20] &amp; CHAR(34) &amp; &quot;, &quot; &amp; IF([.Q118]=&quot;&quot;;&quot;B.empty&quot;;&quot;B.pack &quot; &amp; CHAR(34) &amp; [.Q118] &amp; CHAR(34)) &amp; &quot;)], str2PCLT_SDL Required_SDLM &quot;;CHAR(34);[.F118];CHAR(34);&quot; inner_cfg))&quot;))" office:value-type="string" office:string-value=", (&quot;E_PCLT_AHS2PE&quot;, (M.fromList [(&quot;rus&quot;, B.pack &quot;##|E_PCLT_AHS2PE_PREFIX##|@@|pclt_ahs2pe_err_details@@|.&quot;), (&quot;eng&quot;, B.pack &quot;##|E_PCLT_AHS2PE_PREFIX##|@@|pclt_ahs2pe_err_details@@|.&quot;)], str2PCLT_SDL Required_SDLM &quot;##|LLEXCPT##|&quot; inner_cfg))">
            <text:p>, ("E_PCLT_AHS2PE", (M.fromList [("rus", B.pack "##|E_PCLT_AHS2PE_PREFIX##|@@|pclt_ahs2pe_err_details@@|."), ("eng", B.pack "##|E_PCLT_AHS2PE_PREFIX##|@@|pclt_ahs2pe_err_details@@|.")], str2PCLT_SDL Required_SDLM "##|LLEXCPT##|" inner_cfg))</text:p>
          </table:table-cell>
          <table:table-cell table:style-name="ce7" table:formula="of:=IF([.E118]=&quot;&quot;;&quot;&quot;;CONCATENATE([.E118];&quot;%&quot;;[.F118];&quot;%&quot;;[.G118];&quot;%&quot;;[.H118]))" office:value-type="string" office:string-value="E_PCLT_AHS2PE%##|LLEXCPT##|%##|E_PCLT_AHS2PE_PREFIX##|@@|pclt_ahs2pe_err_details@@|.%##|E_PCLT_AHS2PE_PREFIX##|@@|pclt_ahs2pe_err_details@@|.">
            <text:p>E_PCLT_AHS2PE%##|LLEXCPT##|%##|E_PCLT_AHS2PE_PREFIX##|@@|pclt_ahs2pe_err_details@@|.%##|E_PCLT_AHS2PE_PREFIX##|@@|pclt_ahs2pe_err_details@@|.</text:p>
          </table:table-cell>
          <table:table-cell table:style-name="ce11" table:formula="of:=IF([.E118]=&quot;&quot;;&quot;&quot;;&quot;INSERT INTO tpls (pclt_id) VALUES('&quot;&amp;[.E118]&amp;&quot;');&quot;&amp;CHAR(13)&amp;CHAR(10) &amp; IF([.N118]=&quot;&quot;;&quot;&quot;;&quot;INSERT INTO tpls_localized (lng, pclt_id, structured_text) VALUES('&quot;&amp; [.N$20] &amp; &quot;', '&quot;&amp;[.E118]&amp;&quot;', '&quot;&amp;[.N118]&amp;&quot;');&quot;) &amp; CHAR(13)&amp;CHAR(10) &amp; IF([.O118]=&quot;&quot;;&quot;&quot;;&quot;INSERT INTO tpls_localized (lng, pclt_id, structured_text) VALUES('&quot;&amp;[.O$20]&amp;&quot;', '&quot;&amp;[.E118]&amp;&quot;', '&quot;&amp;[.O118]&amp;&quot;');&quot;) &amp; CHAR(13)&amp;CHAR(10)&amp;&quot;INSERT INTO tpls_inclusions_in_collections (tpls_collection_id, pclt_id, tpl_dflt_req_sdl) VALUES (&quot;&amp;[.C118]&amp;&quot;,'&quot;&amp;[.E118]&amp;&quot;','&quot;&amp;[.F118]&amp;&quot;');&quot;)" office:value-type="string" office:string-value="INSERT INTO tpls (pclt_id) VALUES('E_PCLT_AHS2PE');&#13;&#10;INSERT INTO tpls_localized (lng, pclt_id, structured_text) VALUES('rus', 'E_PCLT_AHS2PE', '##|E_PCLT_AHS2PE_PREFIX##|@@|pclt_ahs2pe_err_details@@|.');&#13;&#10;INSERT INTO tpls_localized (lng, pclt_id, structured_text) VALUES('eng', 'E_PCLT_AHS2PE', '##|E_PCLT_AHS2PE_PREFIX##|@@|pclt_ahs2pe_err_details@@|.');&#13;&#10;INSERT INTO tpls_inclusions_in_collections (tpls_collection_id, pclt_id, tpl_dflt_req_sdl) VALUES (4,'E_PCLT_AHS2PE','##|LLEXCPT##|');">
            <text:p>INSERT INTO tpls (pclt_id) VALUES('E_PCLT_AHS2PE');<text:line-break/>INSERT INTO tpls_localized (lng, pclt_id, structured_text) VALUES('rus', 'E_PCLT_AHS2PE', '##|E_PCLT_AHS2PE_PREFIX##|@@|pclt_ahs2pe_err_details@@|.');<text:line-break/>INSERT INTO tpls_localized (lng, pclt_id, structured_text) VALUES('eng', 'E_PCLT_AHS2PE', '##|E_PCLT_AHS2PE_PREFIX##|@@|pclt_ahs2pe_err_details@@|.');<text:line-break/>INSERT INTO tpls_inclusions_in_collections (tpls_collection_id, pclt_id, tpl_dflt_req_sdl) VALUES (4,'E_PCLT_AHS2P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8];&quot;'&quot;;&quot;''&quot;)" office:value-type="string" office:string-value="##|E_PCLT_AHS2PE_PREFIX##|@@|pclt_ahs2pe_err_details@@|.">
            <text:p>##|E_PCLT_AHS2PE_PREFIX##|@@|pclt_ahs2pe_err_details@@|.</text:p>
          </table:table-cell>
          <table:table-cell table:style-name="ce11" table:formula="of:=SUBSTITUTE([.H118];&quot;'&quot;;&quot;''&quot;)" office:value-type="string" office:string-value="##|E_PCLT_AHS2PE_PREFIX##|@@|pclt_ahs2pe_err_details@@|.">
            <text:p>##|E_PCLT_AHS2PE_PREFIX##|@@|pclt_ahs2pe_err_details@@|.</text:p>
          </table:table-cell>
          <table:table-cell table:style-name="ce11" table:formula="of:=SUBSTITUTE([.G118];&quot;&quot;&quot;&quot;;&quot;\&quot;&quot;&quot;)" office:value-type="string" office:string-value="##|E_PCLT_AHS2PE_PREFIX##|@@|pclt_ahs2pe_err_details@@|.">
            <text:p>##|E_PCLT_AHS2PE_PREFIX##|@@|pclt_ahs2pe_err_details@@|.</text:p>
          </table:table-cell>
          <table:table-cell table:style-name="ce11" table:formula="of:=SUBSTITUTE([.H118];&quot;&quot;&quot;&quot;;&quot;\&quot;&quot;&quot;)" office:value-type="string" office:string-value="##|E_PCLT_AHS2PE_PREFIX##|@@|pclt_ahs2pe_err_details@@|.">
            <text:p>##|E_PCLT_AHS2PE_PREFIX##|@@|pclt_ahs2p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19]=&quot;General commons&quot;;1;IF([.B119]=&quot;General DB commons&quot;;2;IF([.B119]=&quot;General networking commons&quot;;3;IF([.B119]=&quot;PCLT messages&quot;;4;IF([.B119]=&quot;PCLT-DB messages&quot;;5;-1)))))" office:value-type="float" office:value="4">
            <text:p>4</text:p>
          </table:table-cell>
          <table:table-cell table:style-name="ce11" table:formula="of:=IF([.E119]=&quot;&quot;;&quot;&quot;;CONCATENATE(&quot;##|&quot;;[.E119];&quot;##|&quot;) )" office:value-type="string" office:string-value="##|E_PCLT_AHS2PE_PREFIX##|">
            <text:p>##|E_PCLT_AHS2PE_PREFIX##|</text:p>
          </table:table-cell>
          <table:table-cell table:style-name="ce7" office:value-type="string">
            <text:p>E_PCLT_AHS2PE_PREFIX</text:p>
          </table:table-cell>
          <table:table-cell table:style-name="ce11" office:value-type="string">
            <text:p>##|E_PCLT_AHS2PE##|</text:p>
          </table:table-cell>
          <table:table-cell table:style-name="ce7" office:value-type="string">
            <text:p>Произошла ошибка при чтении шаблона (параметризуемого сообщения) в тексте. Ошибка: </text:p>
          </table:table-cell>
          <table:table-cell table:style-name="ce7" office:value-type="string">
            <text:p>An error occured in ad-hoc parsing of text, that's supposed to be a template for message:</text:p>
          </table:table-cell>
          <table:table-cell table:style-name="ce7" office:value-type="string">
            <text:p><text:s/></text:p>
          </table:table-cell>
          <table:table-cell table:style-name="ce7" table:formula="of:=IF([.E119]=&quot;&quot;;&quot;&quot;;CONCATENATE(&quot;, (&quot;;CHAR(34);[.E119];CHAR(34);&quot;, (M.fromList [(&quot; &amp; CHAR(34) &amp; [.P$20] &amp; CHAR(34) &amp; &quot;, &quot; &amp; IF([.P119]=&quot;&quot;;&quot;B.empty&quot;;&quot;B.pack &quot; &amp; CHAR(34) &amp; [.P119] &amp; CHAR(34)) &amp; &quot;), (&quot; &amp; CHAR(34) &amp; [.Q$20] &amp; CHAR(34) &amp; &quot;, &quot; &amp; IF([.Q119]=&quot;&quot;;&quot;B.empty&quot;;&quot;B.pack &quot; &amp; CHAR(34) &amp; [.Q119] &amp; CHAR(34)) &amp; &quot;)], str2PCLT_SDL Required_SDLM &quot;;CHAR(34);[.F119];CHAR(34);&quot; inner_cfg))&quot;))" office:value-type="string" office:string-value=", (&quot;E_PCLT_AHS2PE_PREFIX&quot;, (M.fromList [(&quot;rus&quot;, B.pack &quot;Произошла ошибка при чтении шаблона (параметризуемого сообщения) в тексте. Ошибка: &quot;), (&quot;eng&quot;, B.pack &quot;An error occured in ad-hoc parsing of text, that's supposed to be a template for message:&quot;)], str2PCLT_SDL Required_SDLM &quot;##|E_PCLT_AHS2PE##|&quot; inner_cfg))">
            <text:p>, ("E_PCLT_AHS2PE_PREFIX", (M.fromList [("rus", B.pack "Произошла ошибка при чтении шаблона (параметризуемого сообщения) в тексте. Ошибка: "), ("eng", B.pack "An error occured in ad-hoc parsing of text, that's supposed to be a template for message:")], str2PCLT_SDL Required_SDLM "##|E_PCLT_AHS2PE##|" inner_cfg))</text:p>
          </table:table-cell>
          <table:table-cell table:style-name="ce7" table:formula="of:=IF([.E119]=&quot;&quot;;&quot;&quot;;CONCATENATE([.E119];&quot;%&quot;;[.F119];&quot;%&quot;;[.G119];&quot;%&quot;;[.H119]))" office:value-type="string" office:string-value="E_PCLT_AHS2PE_PREFIX%##|E_PCLT_AHS2PE##|%Произошла ошибка при чтении шаблона (параметризуемого сообщения) в тексте. Ошибка: %An error occured in ad-hoc parsing of text, that's supposed to be a template for message:">
            <text:p>E_PCLT_AHS2PE_PREFIX%##|E_PCLT_AHS2PE##|%Произошла ошибка при чтении шаблона (параметризуемого сообщения) в тексте. Ошибка: %An error occured in ad-hoc parsing of text, that's supposed to be a template for message:</text:p>
          </table:table-cell>
          <table:table-cell table:style-name="ce11" table:formula="of:=IF([.E119]=&quot;&quot;;&quot;&quot;;&quot;INSERT INTO tpls (pclt_id) VALUES('&quot;&amp;[.E119]&amp;&quot;');&quot;&amp;CHAR(13)&amp;CHAR(10) &amp; IF([.N119]=&quot;&quot;;&quot;&quot;;&quot;INSERT INTO tpls_localized (lng, pclt_id, structured_text) VALUES('&quot;&amp; [.N$20] &amp; &quot;', '&quot;&amp;[.E119]&amp;&quot;', '&quot;&amp;[.N119]&amp;&quot;');&quot;) &amp; CHAR(13)&amp;CHAR(10) &amp; IF([.O119]=&quot;&quot;;&quot;&quot;;&quot;INSERT INTO tpls_localized (lng, pclt_id, structured_text) VALUES('&quot;&amp;[.O$20]&amp;&quot;', '&quot;&amp;[.E119]&amp;&quot;', '&quot;&amp;[.O119]&amp;&quot;');&quot;) &amp; CHAR(13)&amp;CHAR(10)&amp;&quot;INSERT INTO tpls_inclusions_in_collections (tpls_collection_id, pclt_id, tpl_dflt_req_sdl) VALUES (&quot;&amp;[.C119]&amp;&quot;,'&quot;&amp;[.E119]&amp;&quot;','&quot;&amp;[.F119]&amp;&quot;');&quot;)" office:value-type="string" office:string-value="INSERT INTO tpls (pclt_id) VALUES('E_PCLT_AHS2PE_PREFIX');&#13;&#10;INSERT INTO tpls_localized (lng, pclt_id, structured_text) VALUES('rus', 'E_PCLT_AHS2PE_PREFIX', 'Произошла ошибка при чтении шаблона (параметризуемого сообщения) в тексте. Ошибка: ');&#13;&#10;INSERT INTO tpls_localized (lng, pclt_id, structured_text) VALUES('eng', 'E_PCLT_AHS2PE_PREFIX', 'An error occured in ad-hoc parsing of text, that''s supposed to be a template for message:');&#13;&#10;INSERT INTO tpls_inclusions_in_collections (tpls_collection_id, pclt_id, tpl_dflt_req_sdl) VALUES (4,'E_PCLT_AHS2PE_PREFIX','##|E_PCLT_AHS2PE##|');">
            <text:p>INSERT INTO tpls (pclt_id) VALUES('E_PCLT_AHS2PE_PREFIX');<text:line-break/>INSERT INTO tpls_localized (lng, pclt_id, structured_text) VALUES('rus', 'E_PCLT_AHS2PE_PREFIX', 'Произошла ошибка при чтении шаблона (параметризуемого сообщения) в тексте. Ошибка: ');<text:line-break/>INSERT INTO tpls_localized (lng, pclt_id, structured_text) VALUES('eng', 'E_PCLT_AHS2PE_PREFIX', 'An error occured in ad-hoc parsing of text, that''s supposed to be a template for message:');<text:line-break/>INSERT INTO tpls_inclusions_in_collections (tpls_collection_id, pclt_id, tpl_dflt_req_sdl) VALUES (4,'E_PCLT_AHS2PE_PREFIX','##|E_PCLT_AHS2P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19];&quot;'&quot;;&quot;''&quot;)" office:value-type="string" office:string-value="Произошла ошибка при чтении шаблона (параметризуемого сообщения) в тексте. Ошибка: ">
            <text:p>Произошла ошибка при чтении шаблона (параметризуемого сообщения) в тексте. Ошибка: </text:p>
          </table:table-cell>
          <table:table-cell table:style-name="ce11" table:formula="of:=SUBSTITUTE([.H119];&quot;'&quot;;&quot;''&quot;)" office:value-type="string" office:string-value="An error occured in ad-hoc parsing of text, that''s supposed to be a template for message:">
            <text:p>An error occured in ad-hoc parsing of text, that''s supposed to be a template for message:</text:p>
          </table:table-cell>
          <table:table-cell table:style-name="ce11" table:formula="of:=SUBSTITUTE([.G119];&quot;&quot;&quot;&quot;;&quot;\&quot;&quot;&quot;)" office:value-type="string" office:string-value="Произошла ошибка при чтении шаблона (параметризуемого сообщения) в тексте. Ошибка: ">
            <text:p>Произошла ошибка при чтении шаблона (параметризуемого сообщения) в тексте. Ошибка: </text:p>
          </table:table-cell>
          <table:table-cell table:style-name="ce11" table:formula="of:=SUBSTITUTE([.H119];&quot;&quot;&quot;&quot;;&quot;\&quot;&quot;&quot;)" office:value-type="string" office:string-value="An error occured in ad-hoc parsing of text, that's supposed to be a template for message:">
            <text:p>An error occured in ad-hoc parsing of text, that's supposed to be a template for messag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0]=&quot;General commons&quot;;1;IF([.B120]=&quot;General DB commons&quot;;2;IF([.B120]=&quot;General networking commons&quot;;3;IF([.B120]=&quot;PCLT messages&quot;;4;IF([.B120]=&quot;PCLT-DB messages&quot;;5;-1)))))" office:value-type="float" office:value="4">
            <text:p>4</text:p>
          </table:table-cell>
          <table:table-cell table:style-name="ce11" table:formula="of:=IF([.E120]=&quot;&quot;;&quot;&quot;;CONCATENATE(&quot;##|&quot;;[.E120];&quot;##|&quot;) )" office:value-type="string" office:string-value="##|E_PCLT_AHS2PE_MISSINGCOMPST##|">
            <text:p>##|E_PCLT_AHS2PE_MISSINGCOMPST##|</text:p>
          </table:table-cell>
          <table:table-cell table:style-name="ce7" office:value-type="string">
            <text:p>E_PCLT_AHS2PE_MISSINGCOMPST</text:p>
          </table:table-cell>
          <table:table-cell table:style-name="ce11" office:value-type="string">
            <text:p>##|E_PCLT_AHS2PE##|</text:p>
          </table:table-cell>
          <table:table-cell table:style-name="ce7" office:value-type="string">
            <text:p>##|E_PCLT_COMMONS_MISSINGCOMPST##|</text:p>
          </table:table-cell>
          <table:table-cell table:style-name="ce7" office:value-type="string">
            <text:p>##|E_PCLT_COMMONS_MISSINGCOMPST##|</text:p>
          </table:table-cell>
          <table:table-cell table:style-name="ce7" office:value-type="string">
            <text:p><text:s/></text:p>
          </table:table-cell>
          <table:table-cell table:style-name="ce7" table:formula="of:=IF([.E120]=&quot;&quot;;&quot;&quot;;CONCATENATE(&quot;, (&quot;;CHAR(34);[.E120];CHAR(34);&quot;, (M.fromList [(&quot; &amp; CHAR(34) &amp; [.P$20] &amp; CHAR(34) &amp; &quot;, &quot; &amp; IF([.P120]=&quot;&quot;;&quot;B.empty&quot;;&quot;B.pack &quot; &amp; CHAR(34) &amp; [.P120] &amp; CHAR(34)) &amp; &quot;), (&quot; &amp; CHAR(34) &amp; [.Q$20] &amp; CHAR(34) &amp; &quot;, &quot; &amp; IF([.Q120]=&quot;&quot;;&quot;B.empty&quot;;&quot;B.pack &quot; &amp; CHAR(34) &amp; [.Q120] &amp; CHAR(34)) &amp; &quot;)], str2PCLT_SDL Required_SDLM &quot;;CHAR(34);[.F120];CHAR(34);&quot; inner_cfg))&quot;))" office:value-type="string" office:string-value=", (&quot;E_PCLT_AHS2PE_MISSINGCOMPST&quot;, (M.fromList [(&quot;rus&quot;, B.pack &quot;##|E_PCLT_COMMONS_MISSINGCOMPST##|&quot;), (&quot;eng&quot;, B.pack &quot;##|E_PCLT_COMMONS_MISSINGCOMPST##|&quot;)], str2PCLT_SDL Required_SDLM &quot;##|E_PCLT_AHS2PE##|&quot; inner_cfg))">
            <text:p>, ("E_PCLT_AHS2PE_MISSINGCOMPST", (M.fromList [("rus", B.pack "##|E_PCLT_COMMONS_MISSINGCOMPST##|"), ("eng", B.pack "##|E_PCLT_COMMONS_MISSINGCOMPST##|")], str2PCLT_SDL Required_SDLM "##|E_PCLT_AHS2PE##|" inner_cfg))</text:p>
          </table:table-cell>
          <table:table-cell table:style-name="ce7" table:formula="of:=IF([.E120]=&quot;&quot;;&quot;&quot;;CONCATENATE([.E120];&quot;%&quot;;[.F120];&quot;%&quot;;[.G120];&quot;%&quot;;[.H120]))" office:value-type="string" office:string-value="E_PCLT_AHS2PE_MISSINGCOMPST%##|E_PCLT_AHS2PE##|%##|E_PCLT_COMMONS_MISSINGCOMPST##|%##|E_PCLT_COMMONS_MISSINGCOMPST##|">
            <text:p>E_PCLT_AHS2PE_MISSINGCOMPST%##|E_PCLT_AHS2PE##|%##|E_PCLT_COMMONS_MISSINGCOMPST##|%##|E_PCLT_COMMONS_MISSINGCOMPST##|</text:p>
          </table:table-cell>
          <table:table-cell table:style-name="ce11" table:formula="of:=IF([.E120]=&quot;&quot;;&quot;&quot;;&quot;INSERT INTO tpls (pclt_id) VALUES('&quot;&amp;[.E120]&amp;&quot;');&quot;&amp;CHAR(13)&amp;CHAR(10) &amp; IF([.N120]=&quot;&quot;;&quot;&quot;;&quot;INSERT INTO tpls_localized (lng, pclt_id, structured_text) VALUES('&quot;&amp; [.N$20] &amp; &quot;', '&quot;&amp;[.E120]&amp;&quot;', '&quot;&amp;[.N120]&amp;&quot;');&quot;) &amp; CHAR(13)&amp;CHAR(10) &amp; IF([.O120]=&quot;&quot;;&quot;&quot;;&quot;INSERT INTO tpls_localized (lng, pclt_id, structured_text) VALUES('&quot;&amp;[.O$20]&amp;&quot;', '&quot;&amp;[.E120]&amp;&quot;', '&quot;&amp;[.O120]&amp;&quot;');&quot;) &amp; CHAR(13)&amp;CHAR(10)&amp;&quot;INSERT INTO tpls_inclusions_in_collections (tpls_collection_id, pclt_id, tpl_dflt_req_sdl) VALUES (&quot;&amp;[.C120]&amp;&quot;,'&quot;&amp;[.E120]&amp;&quot;','&quot;&amp;[.F120]&amp;&quot;');&quot;)" office:value-type="string" office:string-value="INSERT INTO tpls (pclt_id) VALUES('E_PCLT_AHS2PE_MISSINGCOMPST');&#13;&#10;INSERT INTO tpls_localized (lng, pclt_id, structured_text) VALUES('rus', 'E_PCLT_AHS2PE_MISSINGCOMPST', '##|E_PCLT_COMMONS_MISSINGCOMPST##|');&#13;&#10;INSERT INTO tpls_localized (lng, pclt_id, structured_text) VALUES('eng', 'E_PCLT_AHS2PE_MISSINGCOMPST', '##|E_PCLT_COMMONS_MISSINGCOMPST##|');&#13;&#10;INSERT INTO tpls_inclusions_in_collections (tpls_collection_id, pclt_id, tpl_dflt_req_sdl) VALUES (4,'E_PCLT_AHS2PE_MISSINGCOMPST','##|E_PCLT_AHS2PE##|');">
            <text:p>INSERT INTO tpls (pclt_id) VALUES('E_PCLT_AHS2PE_MISSINGCOMPST');<text:line-break/>INSERT INTO tpls_localized (lng, pclt_id, structured_text) VALUES('rus', 'E_PCLT_AHS2PE_MISSINGCOMPST', '##|E_PCLT_COMMONS_MISSINGCOMPST##|');<text:line-break/>INSERT INTO tpls_localized (lng, pclt_id, structured_text) VALUES('eng', 'E_PCLT_AHS2PE_MISSINGCOMPST', '##|E_PCLT_COMMONS_MISSINGCOMPST##|');<text:line-break/>INSERT INTO tpls_inclusions_in_collections (tpls_collection_id, pclt_id, tpl_dflt_req_sdl) VALUES (4,'E_PCLT_AHS2PE_MISSINGCOMPST','##|E_PCLT_AHS2P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0];&quot;'&quot;;&quot;''&quot;)" office:value-type="string" office:string-value="##|E_PCLT_COMMONS_MISSINGCOMPST##|">
            <text:p>##|E_PCLT_COMMONS_MISSINGCOMPST##|</text:p>
          </table:table-cell>
          <table:table-cell table:style-name="ce11" table:formula="of:=SUBSTITUTE([.H120];&quot;'&quot;;&quot;''&quot;)" office:value-type="string" office:string-value="##|E_PCLT_COMMONS_MISSINGCOMPST##|">
            <text:p>##|E_PCLT_COMMONS_MISSINGCOMPST##|</text:p>
          </table:table-cell>
          <table:table-cell table:style-name="ce11" table:formula="of:=SUBSTITUTE([.G120];&quot;&quot;&quot;&quot;;&quot;\&quot;&quot;&quot;)" office:value-type="string" office:string-value="##|E_PCLT_COMMONS_MISSINGCOMPST##|">
            <text:p>##|E_PCLT_COMMONS_MISSINGCOMPST##|</text:p>
          </table:table-cell>
          <table:table-cell table:style-name="ce11" table:formula="of:=SUBSTITUTE([.H120];&quot;&quot;&quot;&quot;;&quot;\&quot;&quot;&quot;)" office:value-type="string" office:string-value="##|E_PCLT_COMMONS_MISSINGCOMPST##|">
            <text:p>##|E_PCLT_COMMONS_MISSINGCOMPST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1]=&quot;General commons&quot;;1;IF([.B121]=&quot;General DB commons&quot;;2;IF([.B121]=&quot;General networking commons&quot;;3;IF([.B121]=&quot;PCLT messages&quot;;4;IF([.B121]=&quot;PCLT-DB messages&quot;;5;-1)))))" office:value-type="float" office:value="4">
            <text:p>4</text:p>
          </table:table-cell>
          <table:table-cell table:style-name="ce11" table:formula="of:=IF([.E121]=&quot;&quot;;&quot;&quot;;CONCATENATE(&quot;##|&quot;;[.E121];&quot;##|&quot;) )" office:value-type="string" office:string-value="##|E_PCLT_AHS2PE_PARSEFAIL##|">
            <text:p>##|E_PCLT_AHS2PE_PARSEFAIL##|</text:p>
          </table:table-cell>
          <table:table-cell table:style-name="ce7" office:value-type="string">
            <text:p>E_PCLT_AHS2PE_PARSEFAIL</text:p>
          </table:table-cell>
          <table:table-cell table:style-name="ce11" office:value-type="string">
            <text:p>##|E_PCLT_AHS2PE##|</text:p>
          </table:table-cell>
          <table:table-cell table:style-name="ce7" office:value-type="string">
            <text:p>данный текст не парсится в шаблон без ошибок. Список ошибок выданый парсером: @@|ll_errs_list@@|</text:p>
          </table:table-cell>
          <table:table-cell table:style-name="ce7" office:value-type="string">
            <text:p>the given text won't parse into a template. Parse error(s): @@|ll_errs_list@@|</text:p>
          </table:table-cell>
          <table:table-cell table:style-name="ce7" office:value-type="string">
            <text:p><text:s/></text:p>
          </table:table-cell>
          <table:table-cell table:style-name="ce7" table:formula="of:=IF([.E121]=&quot;&quot;;&quot;&quot;;CONCATENATE(&quot;, (&quot;;CHAR(34);[.E121];CHAR(34);&quot;, (M.fromList [(&quot; &amp; CHAR(34) &amp; [.P$20] &amp; CHAR(34) &amp; &quot;, &quot; &amp; IF([.P121]=&quot;&quot;;&quot;B.empty&quot;;&quot;B.pack &quot; &amp; CHAR(34) &amp; [.P121] &amp; CHAR(34)) &amp; &quot;), (&quot; &amp; CHAR(34) &amp; [.Q$20] &amp; CHAR(34) &amp; &quot;, &quot; &amp; IF([.Q121]=&quot;&quot;;&quot;B.empty&quot;;&quot;B.pack &quot; &amp; CHAR(34) &amp; [.Q121] &amp; CHAR(34)) &amp; &quot;)], str2PCLT_SDL Required_SDLM &quot;;CHAR(34);[.F121];CHAR(34);&quot; inner_cfg))&quot;))" office:value-type="string" office:string-value=", (&quot;E_PCLT_AHS2PE_PARSEFAIL&quot;, (M.fromList [(&quot;rus&quot;, B.pack &quot;данный текст не парсится в шаблон без ошибок. Список ошибок выданый парсером: @@|ll_errs_list@@|&quot;), (&quot;eng&quot;, B.pack &quot;the given text won't parse into a template. Parse error(s): @@|ll_errs_list@@|&quot;)], str2PCLT_SDL Required_SDLM &quot;##|E_PCLT_AHS2PE##|&quot; inner_cfg))">
            <text:p>, ("E_PCLT_AHS2PE_PARSEFAIL", (M.fromList [("rus", B.pack "данный текст не парсится в шаблон без ошибок. Список ошибок выданый парсером: @@|ll_errs_list@@|"), ("eng", B.pack "the given text won't parse into a template. Parse error(s): @@|ll_errs_list@@|")], str2PCLT_SDL Required_SDLM "##|E_PCLT_AHS2PE##|" inner_cfg))</text:p>
          </table:table-cell>
          <table:table-cell table:style-name="ce7" table:formula="of:=IF([.E121]=&quot;&quot;;&quot;&quot;;CONCATENATE([.E121];&quot;%&quot;;[.F121];&quot;%&quot;;[.G121];&quot;%&quot;;[.H121]))" office:value-type="string" office:string-value="E_PCLT_AHS2PE_PARSEFAIL%##|E_PCLT_AHS2PE##|%данный текст не парсится в шаблон без ошибок. Список ошибок выданый парсером: @@|ll_errs_list@@|%the given text won't parse into a template. Parse error(s): @@|ll_errs_list@@|">
            <text:p>E_PCLT_AHS2PE_PARSEFAIL%##|E_PCLT_AHS2PE##|%данный текст не парсится в шаблон без ошибок. Список ошибок выданый парсером: @@|ll_errs_list@@|%the given text won't parse into a template. Parse error(s): @@|ll_errs_list@@|</text:p>
          </table:table-cell>
          <table:table-cell table:style-name="ce11" table:formula="of:=IF([.E121]=&quot;&quot;;&quot;&quot;;&quot;INSERT INTO tpls (pclt_id) VALUES('&quot;&amp;[.E121]&amp;&quot;');&quot;&amp;CHAR(13)&amp;CHAR(10) &amp; IF([.N121]=&quot;&quot;;&quot;&quot;;&quot;INSERT INTO tpls_localized (lng, pclt_id, structured_text) VALUES('&quot;&amp; [.N$20] &amp; &quot;', '&quot;&amp;[.E121]&amp;&quot;', '&quot;&amp;[.N121]&amp;&quot;');&quot;) &amp; CHAR(13)&amp;CHAR(10) &amp; IF([.O121]=&quot;&quot;;&quot;&quot;;&quot;INSERT INTO tpls_localized (lng, pclt_id, structured_text) VALUES('&quot;&amp;[.O$20]&amp;&quot;', '&quot;&amp;[.E121]&amp;&quot;', '&quot;&amp;[.O121]&amp;&quot;');&quot;) &amp; CHAR(13)&amp;CHAR(10)&amp;&quot;INSERT INTO tpls_inclusions_in_collections (tpls_collection_id, pclt_id, tpl_dflt_req_sdl) VALUES (&quot;&amp;[.C121]&amp;&quot;,'&quot;&amp;[.E121]&amp;&quot;','&quot;&amp;[.F121]&amp;&quot;');&quot;)" office:value-type="string" office:string-value="INSERT INTO tpls (pclt_id) VALUES('E_PCLT_AHS2PE_PARSEFAIL');&#13;&#10;INSERT INTO tpls_localized (lng, pclt_id, structured_text) VALUES('rus', 'E_PCLT_AHS2PE_PARSEFAIL', 'данный текст не парсится в шаблон без ошибок. Список ошибок выданый парсером: @@|ll_errs_list@@|');&#13;&#10;INSERT INTO tpls_localized (lng, pclt_id, structured_text) VALUES('eng', 'E_PCLT_AHS2PE_PARSEFAIL', 'the given text won''t parse into a template. Parse error(s): @@|ll_errs_list@@|');&#13;&#10;INSERT INTO tpls_inclusions_in_collections (tpls_collection_id, pclt_id, tpl_dflt_req_sdl) VALUES (4,'E_PCLT_AHS2PE_PARSEFAIL','##|E_PCLT_AHS2PE##|');">
            <text:p>INSERT INTO tpls (pclt_id) VALUES('E_PCLT_AHS2PE_PARSEFAIL');<text:line-break/>INSERT INTO tpls_localized (lng, pclt_id, structured_text) VALUES('rus', 'E_PCLT_AHS2PE_PARSEFAIL', 'данный текст не парсится в шаблон без ошибок. Список ошибок выданый парсером: @@|ll_errs_list@@|');<text:line-break/>INSERT INTO tpls_localized (lng, pclt_id, structured_text) VALUES('eng', 'E_PCLT_AHS2PE_PARSEFAIL', 'the given text won''t parse into a template. Parse error(s): @@|ll_errs_list@@|');<text:line-break/>INSERT INTO tpls_inclusions_in_collections (tpls_collection_id, pclt_id, tpl_dflt_req_sdl) VALUES (4,'E_PCLT_AHS2PE_PARSEFAIL','##|E_PCLT_AHS2P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1];&quot;'&quot;;&quot;''&quot;)" office:value-type="string" office:string-value="данный текст не парсится в шаблон без ошибок. Список ошибок выданый парсером: @@|ll_errs_list@@|">
            <text:p>данный текст не парсится в шаблон без ошибок. Список ошибок выданый парсером: @@|ll_errs_list@@|</text:p>
          </table:table-cell>
          <table:table-cell table:style-name="ce11" table:formula="of:=SUBSTITUTE([.H121];&quot;'&quot;;&quot;''&quot;)" office:value-type="string" office:string-value="the given text won''t parse into a template. Parse error(s): @@|ll_errs_list@@|">
            <text:p>the given text won''t parse into a template. Parse error(s): @@|ll_errs_list@@|</text:p>
          </table:table-cell>
          <table:table-cell table:style-name="ce11" table:formula="of:=SUBSTITUTE([.G121];&quot;&quot;&quot;&quot;;&quot;\&quot;&quot;&quot;)" office:value-type="string" office:string-value="данный текст не парсится в шаблон без ошибок. Список ошибок выданый парсером: @@|ll_errs_list@@|">
            <text:p>данный текст не парсится в шаблон без ошибок. Список ошибок выданый парсером: @@|ll_errs_list@@|</text:p>
          </table:table-cell>
          <table:table-cell table:style-name="ce11" table:formula="of:=SUBSTITUTE([.H121];&quot;&quot;&quot;&quot;;&quot;\&quot;&quot;&quot;)" office:value-type="string" office:string-value="the given text won't parse into a template. Parse error(s): @@|ll_errs_list@@|">
            <text:p>the given text won't parse into a template. Parse error(s): @@|ll_errs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2]=&quot;General commons&quot;;1;IF([.B122]=&quot;General DB commons&quot;;2;IF([.B122]=&quot;General networking commons&quot;;3;IF([.B122]=&quot;PCLT messages&quot;;4;IF([.B122]=&quot;PCLT-DB messages&quot;;5;-1)))))" office:value-type="float" office:value="4">
            <text:p>4</text:p>
          </table:table-cell>
          <table:table-cell table:style-name="ce11" table:formula="of:=IF([.E122]=&quot;&quot;;&quot;&quot;;CONCATENATE(&quot;##|&quot;;[.E122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22]=&quot;&quot;;&quot;&quot;;CONCATENATE(&quot;, (&quot;;CHAR(34);[.E122];CHAR(34);&quot;, (M.fromList [(&quot; &amp; CHAR(34) &amp; [.P$20] &amp; CHAR(34) &amp; &quot;, &quot; &amp; IF([.P122]=&quot;&quot;;&quot;B.empty&quot;;&quot;B.pack &quot; &amp; CHAR(34) &amp; [.P122] &amp; CHAR(34)) &amp; &quot;), (&quot; &amp; CHAR(34) &amp; [.Q$20] &amp; CHAR(34) &amp; &quot;, &quot; &amp; IF([.Q122]=&quot;&quot;;&quot;B.empty&quot;;&quot;B.pack &quot; &amp; CHAR(34) &amp; [.Q122] &amp; CHAR(34)) &amp; &quot;)], str2PCLT_SDL Required_SDLM &quot;;CHAR(34);[.F122];CHAR(34);&quot; inner_cfg))&quot;))">
            <text:p/>
          </table:table-cell>
          <table:table-cell table:style-name="ce7" table:formula="of:=IF([.E122]=&quot;&quot;;&quot;&quot;;CONCATENATE([.E122];&quot;%&quot;;[.F122];&quot;%&quot;;[.G122];&quot;%&quot;;[.H122]))">
            <text:p/>
          </table:table-cell>
          <table:table-cell table:style-name="ce11" table:formula="of:=IF([.E122]=&quot;&quot;;&quot;&quot;;&quot;INSERT INTO tpls (pclt_id) VALUES('&quot;&amp;[.E122]&amp;&quot;');&quot;&amp;CHAR(13)&amp;CHAR(10) &amp; IF([.N122]=&quot;&quot;;&quot;&quot;;&quot;INSERT INTO tpls_localized (lng, pclt_id, structured_text) VALUES('&quot;&amp; [.N$20] &amp; &quot;', '&quot;&amp;[.E122]&amp;&quot;', '&quot;&amp;[.N122]&amp;&quot;');&quot;) &amp; CHAR(13)&amp;CHAR(10) &amp; IF([.O122]=&quot;&quot;;&quot;&quot;;&quot;INSERT INTO tpls_localized (lng, pclt_id, structured_text) VALUES('&quot;&amp;[.O$20]&amp;&quot;', '&quot;&amp;[.E122]&amp;&quot;', '&quot;&amp;[.O122]&amp;&quot;');&quot;) &amp; CHAR(13)&amp;CHAR(10)&amp;&quot;INSERT INTO tpls_inclusions_in_collections (tpls_collection_id, pclt_id, tpl_dflt_req_sdl) VALUES (&quot;&amp;[.C122]&amp;&quot;,'&quot;&amp;[.E122]&amp;&quot;','&quot;&amp;[.F122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22];&quot;'&quot;;&quot;''&quot;)">
            <text:p/>
          </table:table-cell>
          <table:table-cell table:style-name="ce11" table:formula="of:=SUBSTITUTE([.H122];&quot;'&quot;;&quot;''&quot;)">
            <text:p/>
          </table:table-cell>
          <table:table-cell table:style-name="ce11" table:formula="of:=SUBSTITUTE([.G122];&quot;&quot;&quot;&quot;;&quot;\&quot;&quot;&quot;)">
            <text:p/>
          </table:table-cell>
          <table:table-cell table:style-name="ce11" table:formula="of:=SUBSTITUTE([.H122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3]=&quot;General commons&quot;;1;IF([.B123]=&quot;General DB commons&quot;;2;IF([.B123]=&quot;General networking commons&quot;;3;IF([.B123]=&quot;PCLT messages&quot;;4;IF([.B123]=&quot;PCLT-DB messages&quot;;5;-1)))))" office:value-type="float" office:value="4">
            <text:p>4</text:p>
          </table:table-cell>
          <table:table-cell table:style-name="ce11" table:formula="of:=IF([.E123]=&quot;&quot;;&quot;&quot;;CONCATENATE(&quot;##|&quot;;[.E123];&quot;##|&quot;) )" office:value-type="string" office:string-value="##|E_PCLT_APSTPTE##|">
            <text:p>##|E_PCLT_APSTPTE##|</text:p>
          </table:table-cell>
          <table:table-cell table:style-name="ce7" office:value-type="string">
            <text:p>E_PCLT_APSTPT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APSTPTE_PREFIX##|@@|pclt_apstpte_err_details@@|.</text:p>
          </table:table-cell>
          <table:table-cell table:style-name="ce7" office:value-type="string">
            <text:p>##|E_PCLT_APSTPTE_PREFIX##|@@|pclt_apstpt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23]=&quot;&quot;;&quot;&quot;;CONCATENATE(&quot;, (&quot;;CHAR(34);[.E123];CHAR(34);&quot;, (M.fromList [(&quot; &amp; CHAR(34) &amp; [.P$20] &amp; CHAR(34) &amp; &quot;, &quot; &amp; IF([.P123]=&quot;&quot;;&quot;B.empty&quot;;&quot;B.pack &quot; &amp; CHAR(34) &amp; [.P123] &amp; CHAR(34)) &amp; &quot;), (&quot; &amp; CHAR(34) &amp; [.Q$20] &amp; CHAR(34) &amp; &quot;, &quot; &amp; IF([.Q123]=&quot;&quot;;&quot;B.empty&quot;;&quot;B.pack &quot; &amp; CHAR(34) &amp; [.Q123] &amp; CHAR(34)) &amp; &quot;)], str2PCLT_SDL Required_SDLM &quot;;CHAR(34);[.F123];CHAR(34);&quot; inner_cfg))&quot;))" office:value-type="string" office:string-value=", (&quot;E_PCLT_APSTPTE&quot;, (M.fromList [(&quot;rus&quot;, B.pack &quot;##|E_PCLT_APSTPTE_PREFIX##|@@|pclt_apstpte_err_details@@|.&quot;), (&quot;eng&quot;, B.pack &quot;##|E_PCLT_APSTPTE_PREFIX##|@@|pclt_apstpte_err_details@@|.&quot;)], str2PCLT_SDL Required_SDLM &quot;##|LLEXCPT##|&quot; inner_cfg))">
            <text:p>, ("E_PCLT_APSTPTE", (M.fromList [("rus", B.pack "##|E_PCLT_APSTPTE_PREFIX##|@@|pclt_apstpte_err_details@@|."), ("eng", B.pack "##|E_PCLT_APSTPTE_PREFIX##|@@|pclt_apstpte_err_details@@|.")], str2PCLT_SDL Required_SDLM "##|LLEXCPT##|" inner_cfg))</text:p>
          </table:table-cell>
          <table:table-cell table:style-name="ce7" table:formula="of:=IF([.E123]=&quot;&quot;;&quot;&quot;;CONCATENATE([.E123];&quot;%&quot;;[.F123];&quot;%&quot;;[.G123];&quot;%&quot;;[.H123]))" office:value-type="string" office:string-value="E_PCLT_APSTPTE%##|LLEXCPT##|%##|E_PCLT_APSTPTE_PREFIX##|@@|pclt_apstpte_err_details@@|.%##|E_PCLT_APSTPTE_PREFIX##|@@|pclt_apstpte_err_details@@|.">
            <text:p>E_PCLT_APSTPTE%##|LLEXCPT##|%##|E_PCLT_APSTPTE_PREFIX##|@@|pclt_apstpte_err_details@@|.%##|E_PCLT_APSTPTE_PREFIX##|@@|pclt_apstpte_err_details@@|.</text:p>
          </table:table-cell>
          <table:table-cell table:style-name="ce11" table:formula="of:=IF([.E123]=&quot;&quot;;&quot;&quot;;&quot;INSERT INTO tpls (pclt_id) VALUES('&quot;&amp;[.E123]&amp;&quot;');&quot;&amp;CHAR(13)&amp;CHAR(10) &amp; IF([.N123]=&quot;&quot;;&quot;&quot;;&quot;INSERT INTO tpls_localized (lng, pclt_id, structured_text) VALUES('&quot;&amp; [.N$20] &amp; &quot;', '&quot;&amp;[.E123]&amp;&quot;', '&quot;&amp;[.N123]&amp;&quot;');&quot;) &amp; CHAR(13)&amp;CHAR(10) &amp; IF([.O123]=&quot;&quot;;&quot;&quot;;&quot;INSERT INTO tpls_localized (lng, pclt_id, structured_text) VALUES('&quot;&amp;[.O$20]&amp;&quot;', '&quot;&amp;[.E123]&amp;&quot;', '&quot;&amp;[.O123]&amp;&quot;');&quot;) &amp; CHAR(13)&amp;CHAR(10)&amp;&quot;INSERT INTO tpls_inclusions_in_collections (tpls_collection_id, pclt_id, tpl_dflt_req_sdl) VALUES (&quot;&amp;[.C123]&amp;&quot;,'&quot;&amp;[.E123]&amp;&quot;','&quot;&amp;[.F123]&amp;&quot;');&quot;)" office:value-type="string" office:string-value="INSERT INTO tpls (pclt_id) VALUES('E_PCLT_APSTPTE');&#13;&#10;INSERT INTO tpls_localized (lng, pclt_id, structured_text) VALUES('rus', 'E_PCLT_APSTPTE', '##|E_PCLT_APSTPTE_PREFIX##|@@|pclt_apstpte_err_details@@|.');&#13;&#10;INSERT INTO tpls_localized (lng, pclt_id, structured_text) VALUES('eng', 'E_PCLT_APSTPTE', '##|E_PCLT_APSTPTE_PREFIX##|@@|pclt_apstpte_err_details@@|.');&#13;&#10;INSERT INTO tpls_inclusions_in_collections (tpls_collection_id, pclt_id, tpl_dflt_req_sdl) VALUES (4,'E_PCLT_APSTPTE','##|LLEXCPT##|');">
            <text:p>INSERT INTO tpls (pclt_id) VALUES('E_PCLT_APSTPTE');<text:line-break/>INSERT INTO tpls_localized (lng, pclt_id, structured_text) VALUES('rus', 'E_PCLT_APSTPTE', '##|E_PCLT_APSTPTE_PREFIX##|@@|pclt_apstpte_err_details@@|.');<text:line-break/>INSERT INTO tpls_localized (lng, pclt_id, structured_text) VALUES('eng', 'E_PCLT_APSTPTE', '##|E_PCLT_APSTPTE_PREFIX##|@@|pclt_apstpte_err_details@@|.');<text:line-break/>INSERT INTO tpls_inclusions_in_collections (tpls_collection_id, pclt_id, tpl_dflt_req_sdl) VALUES (4,'E_PCLT_APSTPT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3];&quot;'&quot;;&quot;''&quot;)" office:value-type="string" office:string-value="##|E_PCLT_APSTPTE_PREFIX##|@@|pclt_apstpte_err_details@@|.">
            <text:p>##|E_PCLT_APSTPTE_PREFIX##|@@|pclt_apstpte_err_details@@|.</text:p>
          </table:table-cell>
          <table:table-cell table:style-name="ce11" table:formula="of:=SUBSTITUTE([.H123];&quot;'&quot;;&quot;''&quot;)" office:value-type="string" office:string-value="##|E_PCLT_APSTPTE_PREFIX##|@@|pclt_apstpte_err_details@@|.">
            <text:p>##|E_PCLT_APSTPTE_PREFIX##|@@|pclt_apstpte_err_details@@|.</text:p>
          </table:table-cell>
          <table:table-cell table:style-name="ce11" table:formula="of:=SUBSTITUTE([.G123];&quot;&quot;&quot;&quot;;&quot;\&quot;&quot;&quot;)" office:value-type="string" office:string-value="##|E_PCLT_APSTPTE_PREFIX##|@@|pclt_apstpte_err_details@@|.">
            <text:p>##|E_PCLT_APSTPTE_PREFIX##|@@|pclt_apstpte_err_details@@|.</text:p>
          </table:table-cell>
          <table:table-cell table:style-name="ce11" table:formula="of:=SUBSTITUTE([.H123];&quot;&quot;&quot;&quot;;&quot;\&quot;&quot;&quot;)" office:value-type="string" office:string-value="##|E_PCLT_APSTPTE_PREFIX##|@@|pclt_apstpte_err_details@@|.">
            <text:p>##|E_PCLT_APSTPTE_PREFIX##|@@|pclt_apstpt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4]=&quot;General commons&quot;;1;IF([.B124]=&quot;General DB commons&quot;;2;IF([.B124]=&quot;General networking commons&quot;;3;IF([.B124]=&quot;PCLT messages&quot;;4;IF([.B124]=&quot;PCLT-DB messages&quot;;5;-1)))))" office:value-type="float" office:value="4">
            <text:p>4</text:p>
          </table:table-cell>
          <table:table-cell table:style-name="ce11" table:formula="of:=IF([.E124]=&quot;&quot;;&quot;&quot;;CONCATENATE(&quot;##|&quot;;[.E124];&quot;##|&quot;) )" office:value-type="string" office:string-value="##|E_PCLT_APSTPTE_PREFIX##|">
            <text:p>##|E_PCLT_APSTPTE_PREFIX##|</text:p>
          </table:table-cell>
          <table:table-cell table:style-name="ce7" office:value-type="string">
            <text:p>E_PCLT_APSTPTE_PREFIX</text:p>
          </table:table-cell>
          <table:table-cell table:style-name="ce11" office:value-type="string">
            <text:p>##|E_PCLT_APSTPTE##|</text:p>
          </table:table-cell>
          <table:table-cell table:style-name="ce7" office:value-type="string">
            <text:p>Произошла ошибка при прибавлен локализованой версии шаблона к локализуемому шаблону: </text:p>
          </table:table-cell>
          <table:table-cell table:style-name="ce7" office:value-type="string">
            <text:p>An error occured when adding a localized template version to localizable template:</text:p>
          </table:table-cell>
          <table:table-cell table:style-name="ce7" office:value-type="string">
            <text:p><text:s/></text:p>
          </table:table-cell>
          <table:table-cell table:style-name="ce7" table:formula="of:=IF([.E124]=&quot;&quot;;&quot;&quot;;CONCATENATE(&quot;, (&quot;;CHAR(34);[.E124];CHAR(34);&quot;, (M.fromList [(&quot; &amp; CHAR(34) &amp; [.P$20] &amp; CHAR(34) &amp; &quot;, &quot; &amp; IF([.P124]=&quot;&quot;;&quot;B.empty&quot;;&quot;B.pack &quot; &amp; CHAR(34) &amp; [.P124] &amp; CHAR(34)) &amp; &quot;), (&quot; &amp; CHAR(34) &amp; [.Q$20] &amp; CHAR(34) &amp; &quot;, &quot; &amp; IF([.Q124]=&quot;&quot;;&quot;B.empty&quot;;&quot;B.pack &quot; &amp; CHAR(34) &amp; [.Q124] &amp; CHAR(34)) &amp; &quot;)], str2PCLT_SDL Required_SDLM &quot;;CHAR(34);[.F124];CHAR(34);&quot; inner_cfg))&quot;))" office:value-type="string" office:string-value=", (&quot;E_PCLT_APSTPTE_PREFIX&quot;, (M.fromList [(&quot;rus&quot;, B.pack &quot;Произошла ошибка при прибавлен локализованой версии шаблона к локализуемому шаблону: &quot;), (&quot;eng&quot;, B.pack &quot;An error occured when adding a localized template version to localizable template:&quot;)], str2PCLT_SDL Required_SDLM &quot;##|E_PCLT_APSTPTE##|&quot; inner_cfg))">
            <text:p>, ("E_PCLT_APSTPTE_PREFIX", (M.fromList [("rus", B.pack "Произошла ошибка при прибавлен локализованой версии шаблона к локализуемому шаблону: "), ("eng", B.pack "An error occured when adding a localized template version to localizable template:")], str2PCLT_SDL Required_SDLM "##|E_PCLT_APSTPTE##|" inner_cfg))</text:p>
          </table:table-cell>
          <table:table-cell table:style-name="ce7" table:formula="of:=IF([.E124]=&quot;&quot;;&quot;&quot;;CONCATENATE([.E124];&quot;%&quot;;[.F124];&quot;%&quot;;[.G124];&quot;%&quot;;[.H124]))" office:value-type="string" office:string-value="E_PCLT_APSTPTE_PREFIX%##|E_PCLT_APSTPTE##|%Произошла ошибка при прибавлен локализованой версии шаблона к локализуемому шаблону: %An error occured when adding a localized template version to localizable template:">
            <text:p>E_PCLT_APSTPTE_PREFIX%##|E_PCLT_APSTPTE##|%Произошла ошибка при прибавлен локализованой версии шаблона к локализуемому шаблону: %An error occured when adding a localized template version to localizable template:</text:p>
          </table:table-cell>
          <table:table-cell table:style-name="ce11" table:formula="of:=IF([.E124]=&quot;&quot;;&quot;&quot;;&quot;INSERT INTO tpls (pclt_id) VALUES('&quot;&amp;[.E124]&amp;&quot;');&quot;&amp;CHAR(13)&amp;CHAR(10) &amp; IF([.N124]=&quot;&quot;;&quot;&quot;;&quot;INSERT INTO tpls_localized (lng, pclt_id, structured_text) VALUES('&quot;&amp; [.N$20] &amp; &quot;', '&quot;&amp;[.E124]&amp;&quot;', '&quot;&amp;[.N124]&amp;&quot;');&quot;) &amp; CHAR(13)&amp;CHAR(10) &amp; IF([.O124]=&quot;&quot;;&quot;&quot;;&quot;INSERT INTO tpls_localized (lng, pclt_id, structured_text) VALUES('&quot;&amp;[.O$20]&amp;&quot;', '&quot;&amp;[.E124]&amp;&quot;', '&quot;&amp;[.O124]&amp;&quot;');&quot;) &amp; CHAR(13)&amp;CHAR(10)&amp;&quot;INSERT INTO tpls_inclusions_in_collections (tpls_collection_id, pclt_id, tpl_dflt_req_sdl) VALUES (&quot;&amp;[.C124]&amp;&quot;,'&quot;&amp;[.E124]&amp;&quot;','&quot;&amp;[.F124]&amp;&quot;');&quot;)" office:value-type="string" office:string-value="INSERT INTO tpls (pclt_id) VALUES('E_PCLT_APSTPTE_PREFIX');&#13;&#10;INSERT INTO tpls_localized (lng, pclt_id, structured_text) VALUES('rus', 'E_PCLT_APSTPTE_PREFIX', 'Произошла ошибка при прибавлен локализованой версии шаблона к локализуемому шаблону: ');&#13;&#10;INSERT INTO tpls_localized (lng, pclt_id, structured_text) VALUES('eng', 'E_PCLT_APSTPTE_PREFIX', 'An error occured when adding a localized template version to localizable template:');&#13;&#10;INSERT INTO tpls_inclusions_in_collections (tpls_collection_id, pclt_id, tpl_dflt_req_sdl) VALUES (4,'E_PCLT_APSTPTE_PREFIX','##|E_PCLT_APSTPTE##|');">
            <text:p>INSERT INTO tpls (pclt_id) VALUES('E_PCLT_APSTPTE_PREFIX');<text:line-break/>INSERT INTO tpls_localized (lng, pclt_id, structured_text) VALUES('rus', 'E_PCLT_APSTPTE_PREFIX', 'Произошла ошибка при прибавлен локализованой версии шаблона к локализуемому шаблону: ');<text:line-break/>INSERT INTO tpls_localized (lng, pclt_id, structured_text) VALUES('eng', 'E_PCLT_APSTPTE_PREFIX', 'An error occured when adding a localized template version to localizable template:');<text:line-break/>INSERT INTO tpls_inclusions_in_collections (tpls_collection_id, pclt_id, tpl_dflt_req_sdl) VALUES (4,'E_PCLT_APSTPTE_PREFIX','##|E_PCLT_APS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4];&quot;'&quot;;&quot;''&quot;)" office:value-type="string" office:string-value="Произошла ошибка при прибавлен локализованой версии шаблона к локализуемому шаблону: ">
            <text:p>Произошла ошибка при прибавлен локализованой версии шаблона к локализуемому шаблону: </text:p>
          </table:table-cell>
          <table:table-cell table:style-name="ce11" table:formula="of:=SUBSTITUTE([.H124];&quot;'&quot;;&quot;''&quot;)" office:value-type="string" office:string-value="An error occured when adding a localized template version to localizable template:">
            <text:p>An error occured when adding a localized template version to localizable template:</text:p>
          </table:table-cell>
          <table:table-cell table:style-name="ce11" table:formula="of:=SUBSTITUTE([.G124];&quot;&quot;&quot;&quot;;&quot;\&quot;&quot;&quot;)" office:value-type="string" office:string-value="Произошла ошибка при прибавлен локализованой версии шаблона к локализуемому шаблону: ">
            <text:p>Произошла ошибка при прибавлен локализованой версии шаблона к локализуемому шаблону: </text:p>
          </table:table-cell>
          <table:table-cell table:style-name="ce11" table:formula="of:=SUBSTITUTE([.H124];&quot;&quot;&quot;&quot;;&quot;\&quot;&quot;&quot;)" office:value-type="string" office:string-value="An error occured when adding a localized template version to localizable template:">
            <text:p>An error occured when adding a localized template version to localizable templat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5]=&quot;General commons&quot;;1;IF([.B125]=&quot;General DB commons&quot;;2;IF([.B125]=&quot;General networking commons&quot;;3;IF([.B125]=&quot;PCLT messages&quot;;4;IF([.B125]=&quot;PCLT-DB messages&quot;;5;-1)))))" office:value-type="float" office:value="4">
            <text:p>4</text:p>
          </table:table-cell>
          <table:table-cell table:style-name="ce11" table:formula="of:=IF([.E125]=&quot;&quot;;&quot;&quot;;CONCATENATE(&quot;##|&quot;;[.E125];&quot;##|&quot;) )" office:value-type="string" office:string-value="##|E_PCLT_APSTPTE_TPLUNQVIOL##|">
            <text:p>##|E_PCLT_APSTPTE_TPLUNQVIOL##|</text:p>
          </table:table-cell>
          <table:table-cell table:style-name="ce11" office:value-type="string">
            <text:p>E_PCLT_APSTPTE_TPLUNQVIOL</text:p>
          </table:table-cell>
          <table:table-cell table:style-name="ce11" office:value-type="string">
            <text:p>##|E_PCLT_APSTPTE##|</text:p>
          </table:table-cell>
          <table:table-cell table:style-name="ce11" office:value-type="string">
            <text:p>##|E_PCLT_COMMONS_UNIQUEVIOL##|</text:p>
          </table:table-cell>
          <table:table-cell table:style-name="ce11" office:value-type="string">
            <text:p>##|E_PCLT_COMMONS_UNIQUEVIOL##|</text:p>
          </table:table-cell>
          <table:table-cell table:style-name="ce7" office:value-type="string">
            <text:p><text:s/></text:p>
          </table:table-cell>
          <table:table-cell table:style-name="ce7" table:formula="of:=IF([.E125]=&quot;&quot;;&quot;&quot;;CONCATENATE(&quot;, (&quot;;CHAR(34);[.E125];CHAR(34);&quot;, (M.fromList [(&quot; &amp; CHAR(34) &amp; [.P$20] &amp; CHAR(34) &amp; &quot;, &quot; &amp; IF([.P125]=&quot;&quot;;&quot;B.empty&quot;;&quot;B.pack &quot; &amp; CHAR(34) &amp; [.P125] &amp; CHAR(34)) &amp; &quot;), (&quot; &amp; CHAR(34) &amp; [.Q$20] &amp; CHAR(34) &amp; &quot;, &quot; &amp; IF([.Q125]=&quot;&quot;;&quot;B.empty&quot;;&quot;B.pack &quot; &amp; CHAR(34) &amp; [.Q125] &amp; CHAR(34)) &amp; &quot;)], str2PCLT_SDL Required_SDLM &quot;;CHAR(34);[.F125];CHAR(34);&quot; inner_cfg))&quot;))" office:value-type="string" office:string-value=", (&quot;E_PCLT_APSTPTE_TPLUNQVIOL&quot;, (M.fromList [(&quot;rus&quot;, B.pack &quot;##|E_PCLT_COMMONS_UNIQUEVIOL##|&quot;), (&quot;eng&quot;, B.pack &quot;##|E_PCLT_COMMONS_UNIQUEVIOL##|&quot;)], str2PCLT_SDL Required_SDLM &quot;##|E_PCLT_APSTPTE##|&quot; inner_cfg))">
            <text:p>, ("E_PCLT_APSTPTE_TPLUNQVIOL", (M.fromList [("rus", B.pack "##|E_PCLT_COMMONS_UNIQUEVIOL##|"), ("eng", B.pack "##|E_PCLT_COMMONS_UNIQUEVIOL##|")], str2PCLT_SDL Required_SDLM "##|E_PCLT_APSTPTE##|" inner_cfg))</text:p>
          </table:table-cell>
          <table:table-cell table:style-name="ce7" table:formula="of:=IF([.E125]=&quot;&quot;;&quot;&quot;;CONCATENATE([.E125];&quot;%&quot;;[.F125];&quot;%&quot;;[.G125];&quot;%&quot;;[.H125]))" office:value-type="string" office:string-value="E_PCLT_APSTPTE_TPLUNQVIOL%##|E_PCLT_APSTPTE##|%##|E_PCLT_COMMONS_UNIQUEVIOL##|%##|E_PCLT_COMMONS_UNIQUEVIOL##|">
            <text:p>E_PCLT_APSTPTE_TPLUNQVIOL%##|E_PCLT_APSTPTE##|%##|E_PCLT_COMMONS_UNIQUEVIOL##|%##|E_PCLT_COMMONS_UNIQUEVIOL##|</text:p>
          </table:table-cell>
          <table:table-cell table:style-name="ce11" table:formula="of:=IF([.E125]=&quot;&quot;;&quot;&quot;;&quot;INSERT INTO tpls (pclt_id) VALUES('&quot;&amp;[.E125]&amp;&quot;');&quot;&amp;CHAR(13)&amp;CHAR(10) &amp; IF([.N125]=&quot;&quot;;&quot;&quot;;&quot;INSERT INTO tpls_localized (lng, pclt_id, structured_text) VALUES('&quot;&amp; [.N$20] &amp; &quot;', '&quot;&amp;[.E125]&amp;&quot;', '&quot;&amp;[.N125]&amp;&quot;');&quot;) &amp; CHAR(13)&amp;CHAR(10) &amp; IF([.O125]=&quot;&quot;;&quot;&quot;;&quot;INSERT INTO tpls_localized (lng, pclt_id, structured_text) VALUES('&quot;&amp;[.O$20]&amp;&quot;', '&quot;&amp;[.E125]&amp;&quot;', '&quot;&amp;[.O125]&amp;&quot;');&quot;) &amp; CHAR(13)&amp;CHAR(10)&amp;&quot;INSERT INTO tpls_inclusions_in_collections (tpls_collection_id, pclt_id, tpl_dflt_req_sdl) VALUES (&quot;&amp;[.C125]&amp;&quot;,'&quot;&amp;[.E125]&amp;&quot;','&quot;&amp;[.F125]&amp;&quot;');&quot;)" office:value-type="string" office:string-value="INSERT INTO tpls (pclt_id) VALUES('E_PCLT_APSTPTE_TPLUNQVIOL');&#13;&#10;INSERT INTO tpls_localized (lng, pclt_id, structured_text) VALUES('rus', 'E_PCLT_APSTPTE_TPLUNQVIOL', '##|E_PCLT_COMMONS_UNIQUEVIOL##|');&#13;&#10;INSERT INTO tpls_localized (lng, pclt_id, structured_text) VALUES('eng', 'E_PCLT_APSTPTE_TPLUNQVIOL', '##|E_PCLT_COMMONS_UNIQUEVIOL##|');&#13;&#10;INSERT INTO tpls_inclusions_in_collections (tpls_collection_id, pclt_id, tpl_dflt_req_sdl) VALUES (4,'E_PCLT_APSTPTE_TPLUNQVIOL','##|E_PCLT_APSTPTE##|');">
            <text:p>INSERT INTO tpls (pclt_id) VALUES('E_PCLT_APSTPTE_TPLUNQVIOL');<text:line-break/>INSERT INTO tpls_localized (lng, pclt_id, structured_text) VALUES('rus', 'E_PCLT_APSTPTE_TPLUNQVIOL', '##|E_PCLT_COMMONS_UNIQUEVIOL##|');<text:line-break/>INSERT INTO tpls_localized (lng, pclt_id, structured_text) VALUES('eng', 'E_PCLT_APSTPTE_TPLUNQVIOL', '##|E_PCLT_COMMONS_UNIQUEVIOL##|');<text:line-break/>INSERT INTO tpls_inclusions_in_collections (tpls_collection_id, pclt_id, tpl_dflt_req_sdl) VALUES (4,'E_PCLT_APSTPTE_TPLUNQVIOL','##|E_PCLT_APS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5];&quot;'&quot;;&quot;''&quot;)" office:value-type="string" office:string-value="##|E_PCLT_COMMONS_UNIQUEVIOL##|">
            <text:p>##|E_PCLT_COMMONS_UNIQUEVIOL##|</text:p>
          </table:table-cell>
          <table:table-cell table:style-name="ce11" table:formula="of:=SUBSTITUTE([.H125];&quot;'&quot;;&quot;''&quot;)" office:value-type="string" office:string-value="##|E_PCLT_COMMONS_UNIQUEVIOL##|">
            <text:p>##|E_PCLT_COMMONS_UNIQUEVIOL##|</text:p>
          </table:table-cell>
          <table:table-cell table:style-name="ce11" table:formula="of:=SUBSTITUTE([.G125];&quot;&quot;&quot;&quot;;&quot;\&quot;&quot;&quot;)" office:value-type="string" office:string-value="##|E_PCLT_COMMONS_UNIQUEVIOL##|">
            <text:p>##|E_PCLT_COMMONS_UNIQUEVIOL##|</text:p>
          </table:table-cell>
          <table:table-cell table:style-name="ce11" table:formula="of:=SUBSTITUTE([.H125];&quot;&quot;&quot;&quot;;&quot;\&quot;&quot;&quot;)" office:value-type="string" office:string-value="##|E_PCLT_COMMONS_UNIQUEVIOL##|">
            <text:p>##|E_PCLT_COMMONS_UNIQUEVIOL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6]=&quot;General commons&quot;;1;IF([.B126]=&quot;General DB commons&quot;;2;IF([.B126]=&quot;General networking commons&quot;;3;IF([.B126]=&quot;PCLT messages&quot;;4;IF([.B126]=&quot;PCLT-DB messages&quot;;5;-1)))))" office:value-type="float" office:value="4">
            <text:p>4</text:p>
          </table:table-cell>
          <table:table-cell table:style-name="ce11" table:formula="of:=IF([.E126]=&quot;&quot;;&quot;&quot;;CONCATENATE(&quot;##|&quot;;[.E126];&quot;##|&quot;) )" office:value-type="string" office:string-value="##|E_PCLT_APSTPTE_DLTCPSDFOON##|">
            <text:p>##|E_PCLT_APSTPTE_DLTCPSDFOON##|</text:p>
          </table:table-cell>
          <table:table-cell table:style-name="ce7" office:value-type="string">
            <text:p>E_PCLT_APSTPTE_DLTCPSDFOON</text:p>
          </table:table-cell>
          <table:table-cell table:style-name="ce11" office:value-type="string">
            <text:p>##|E_PCLT_APSTPTE##|</text:p>
          </table:table-cell>
          <table:table-cell table:style-name="ce7" office:value-type="string">
            <text:p>##|E_PCLT_COMMONS_DLTCPSDFOON##|</text:p>
          </table:table-cell>
          <table:table-cell table:style-name="ce7" office:value-type="string">
            <text:p>##|E_PCLT_COMMONS_DLTCPSDFOON##|</text:p>
          </table:table-cell>
          <table:table-cell table:style-name="ce7" office:value-type="string">
            <text:p><text:s/></text:p>
          </table:table-cell>
          <table:table-cell table:style-name="ce7" table:formula="of:=IF([.E126]=&quot;&quot;;&quot;&quot;;CONCATENATE(&quot;, (&quot;;CHAR(34);[.E126];CHAR(34);&quot;, (M.fromList [(&quot; &amp; CHAR(34) &amp; [.P$20] &amp; CHAR(34) &amp; &quot;, &quot; &amp; IF([.P126]=&quot;&quot;;&quot;B.empty&quot;;&quot;B.pack &quot; &amp; CHAR(34) &amp; [.P126] &amp; CHAR(34)) &amp; &quot;), (&quot; &amp; CHAR(34) &amp; [.Q$20] &amp; CHAR(34) &amp; &quot;, &quot; &amp; IF([.Q126]=&quot;&quot;;&quot;B.empty&quot;;&quot;B.pack &quot; &amp; CHAR(34) &amp; [.Q126] &amp; CHAR(34)) &amp; &quot;)], str2PCLT_SDL Required_SDLM &quot;;CHAR(34);[.F126];CHAR(34);&quot; inner_cfg))&quot;))" office:value-type="string" office:string-value=", (&quot;E_PCLT_APSTPTE_DLTCPSDFOON&quot;, (M.fromList [(&quot;rus&quot;, B.pack &quot;##|E_PCLT_COMMONS_DLTCPSDFOON##|&quot;), (&quot;eng&quot;, B.pack &quot;##|E_PCLT_COMMONS_DLTCPSDFOON##|&quot;)], str2PCLT_SDL Required_SDLM &quot;##|E_PCLT_APSTPTE##|&quot; inner_cfg))">
            <text:p>, ("E_PCLT_APSTPTE_DLTCPSDFOON", (M.fromList [("rus", B.pack "##|E_PCLT_COMMONS_DLTCPSDFOON##|"), ("eng", B.pack "##|E_PCLT_COMMONS_DLTCPSDFOON##|")], str2PCLT_SDL Required_SDLM "##|E_PCLT_APSTPTE##|" inner_cfg))</text:p>
          </table:table-cell>
          <table:table-cell table:style-name="ce7" table:formula="of:=IF([.E126]=&quot;&quot;;&quot;&quot;;CONCATENATE([.E126];&quot;%&quot;;[.F126];&quot;%&quot;;[.G126];&quot;%&quot;;[.H126]))" office:value-type="string" office:string-value="E_PCLT_APSTPTE_DLTCPSDFOON%##|E_PCLT_APSTPTE##|%##|E_PCLT_COMMONS_DLTCPSDFOON##|%##|E_PCLT_COMMONS_DLTCPSDFOON##|">
            <text:p>E_PCLT_APSTPTE_DLTCPSDFOON%##|E_PCLT_APSTPTE##|%##|E_PCLT_COMMONS_DLTCPSDFOON##|%##|E_PCLT_COMMONS_DLTCPSDFOON##|</text:p>
          </table:table-cell>
          <table:table-cell table:style-name="ce11" table:formula="of:=IF([.E126]=&quot;&quot;;&quot;&quot;;&quot;INSERT INTO tpls (pclt_id) VALUES('&quot;&amp;[.E126]&amp;&quot;');&quot;&amp;CHAR(13)&amp;CHAR(10) &amp; IF([.N126]=&quot;&quot;;&quot;&quot;;&quot;INSERT INTO tpls_localized (lng, pclt_id, structured_text) VALUES('&quot;&amp; [.N$20] &amp; &quot;', '&quot;&amp;[.E126]&amp;&quot;', '&quot;&amp;[.N126]&amp;&quot;');&quot;) &amp; CHAR(13)&amp;CHAR(10) &amp; IF([.O126]=&quot;&quot;;&quot;&quot;;&quot;INSERT INTO tpls_localized (lng, pclt_id, structured_text) VALUES('&quot;&amp;[.O$20]&amp;&quot;', '&quot;&amp;[.E126]&amp;&quot;', '&quot;&amp;[.O126]&amp;&quot;');&quot;) &amp; CHAR(13)&amp;CHAR(10)&amp;&quot;INSERT INTO tpls_inclusions_in_collections (tpls_collection_id, pclt_id, tpl_dflt_req_sdl) VALUES (&quot;&amp;[.C126]&amp;&quot;,'&quot;&amp;[.E126]&amp;&quot;','&quot;&amp;[.F126]&amp;&quot;');&quot;)" office:value-type="string" office:string-value="INSERT INTO tpls (pclt_id) VALUES('E_PCLT_APSTPTE_DLTCPSDFOON');&#13;&#10;INSERT INTO tpls_localized (lng, pclt_id, structured_text) VALUES('rus', 'E_PCLT_APSTPTE_DLTCPSDFOON', '##|E_PCLT_COMMONS_DLTCPSDFOON##|');&#13;&#10;INSERT INTO tpls_localized (lng, pclt_id, structured_text) VALUES('eng', 'E_PCLT_APSTPTE_DLTCPSDFOON', '##|E_PCLT_COMMONS_DLTCPSDFOON##|');&#13;&#10;INSERT INTO tpls_inclusions_in_collections (tpls_collection_id, pclt_id, tpl_dflt_req_sdl) VALUES (4,'E_PCLT_APSTPTE_DLTCPSDFOON','##|E_PCLT_APSTPTE##|');">
            <text:p>INSERT INTO tpls (pclt_id) VALUES('E_PCLT_APSTPTE_DLTCPSDFOON');<text:line-break/>INSERT INTO tpls_localized (lng, pclt_id, structured_text) VALUES('rus', 'E_PCLT_APSTPTE_DLTCPSDFOON', '##|E_PCLT_COMMONS_DLTCPSDFOON##|');<text:line-break/>INSERT INTO tpls_localized (lng, pclt_id, structured_text) VALUES('eng', 'E_PCLT_APSTPTE_DLTCPSDFOON', '##|E_PCLT_COMMONS_DLTCPSDFOON##|');<text:line-break/>INSERT INTO tpls_inclusions_in_collections (tpls_collection_id, pclt_id, tpl_dflt_req_sdl) VALUES (4,'E_PCLT_APSTPTE_DLTCPSDFOON','##|E_PCLT_APS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6];&quot;'&quot;;&quot;''&quot;)" office:value-type="string" office:string-value="##|E_PCLT_COMMONS_DLTCPSDFOON##|">
            <text:p>##|E_PCLT_COMMONS_DLTCPSDFOON##|</text:p>
          </table:table-cell>
          <table:table-cell table:style-name="ce11" table:formula="of:=SUBSTITUTE([.H126];&quot;'&quot;;&quot;''&quot;)" office:value-type="string" office:string-value="##|E_PCLT_COMMONS_DLTCPSDFOON##|">
            <text:p>##|E_PCLT_COMMONS_DLTCPSDFOON##|</text:p>
          </table:table-cell>
          <table:table-cell table:style-name="ce11" table:formula="of:=SUBSTITUTE([.G126];&quot;&quot;&quot;&quot;;&quot;\&quot;&quot;&quot;)" office:value-type="string" office:string-value="##|E_PCLT_COMMONS_DLTCPSDFOON##|">
            <text:p>##|E_PCLT_COMMONS_DLTCPSDFOON##|</text:p>
          </table:table-cell>
          <table:table-cell table:style-name="ce11" table:formula="of:=SUBSTITUTE([.H126];&quot;&quot;&quot;&quot;;&quot;\&quot;&quot;&quot;)" office:value-type="string" office:string-value="##|E_PCLT_COMMONS_DLTCPSDFOON##|">
            <text:p>##|E_PCLT_COMMONS_DLTCPSDFOON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7]=&quot;General commons&quot;;1;IF([.B127]=&quot;General DB commons&quot;;2;IF([.B127]=&quot;General networking commons&quot;;3;IF([.B127]=&quot;PCLT messages&quot;;4;IF([.B127]=&quot;PCLT-DB messages&quot;;5;-1)))))" office:value-type="float" office:value="4">
            <text:p>4</text:p>
          </table:table-cell>
          <table:table-cell table:style-name="ce11" table:formula="of:=IF([.E127]=&quot;&quot;;&quot;&quot;;CONCATENATE(&quot;##|&quot;;[.E127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27]=&quot;&quot;;&quot;&quot;;CONCATENATE(&quot;, (&quot;;CHAR(34);[.E127];CHAR(34);&quot;, (M.fromList [(&quot; &amp; CHAR(34) &amp; [.P$20] &amp; CHAR(34) &amp; &quot;, &quot; &amp; IF([.P127]=&quot;&quot;;&quot;B.empty&quot;;&quot;B.pack &quot; &amp; CHAR(34) &amp; [.P127] &amp; CHAR(34)) &amp; &quot;), (&quot; &amp; CHAR(34) &amp; [.Q$20] &amp; CHAR(34) &amp; &quot;, &quot; &amp; IF([.Q127]=&quot;&quot;;&quot;B.empty&quot;;&quot;B.pack &quot; &amp; CHAR(34) &amp; [.Q127] &amp; CHAR(34)) &amp; &quot;)], str2PCLT_SDL Required_SDLM &quot;;CHAR(34);[.F127];CHAR(34);&quot; inner_cfg))&quot;))">
            <text:p/>
          </table:table-cell>
          <table:table-cell table:style-name="ce7" table:formula="of:=IF([.E127]=&quot;&quot;;&quot;&quot;;CONCATENATE([.E127];&quot;%&quot;;[.F127];&quot;%&quot;;[.G127];&quot;%&quot;;[.H127]))">
            <text:p/>
          </table:table-cell>
          <table:table-cell table:style-name="ce11" table:formula="of:=IF([.E127]=&quot;&quot;;&quot;&quot;;&quot;INSERT INTO tpls (pclt_id) VALUES('&quot;&amp;[.E127]&amp;&quot;');&quot;&amp;CHAR(13)&amp;CHAR(10) &amp; IF([.N127]=&quot;&quot;;&quot;&quot;;&quot;INSERT INTO tpls_localized (lng, pclt_id, structured_text) VALUES('&quot;&amp; [.N$20] &amp; &quot;', '&quot;&amp;[.E127]&amp;&quot;', '&quot;&amp;[.N127]&amp;&quot;');&quot;) &amp; CHAR(13)&amp;CHAR(10) &amp; IF([.O127]=&quot;&quot;;&quot;&quot;;&quot;INSERT INTO tpls_localized (lng, pclt_id, structured_text) VALUES('&quot;&amp;[.O$20]&amp;&quot;', '&quot;&amp;[.E127]&amp;&quot;', '&quot;&amp;[.O127]&amp;&quot;');&quot;) &amp; CHAR(13)&amp;CHAR(10)&amp;&quot;INSERT INTO tpls_inclusions_in_collections (tpls_collection_id, pclt_id, tpl_dflt_req_sdl) VALUES (&quot;&amp;[.C127]&amp;&quot;,'&quot;&amp;[.E127]&amp;&quot;','&quot;&amp;[.F127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27];&quot;'&quot;;&quot;''&quot;)">
            <text:p/>
          </table:table-cell>
          <table:table-cell table:style-name="ce11" table:formula="of:=SUBSTITUTE([.H127];&quot;'&quot;;&quot;''&quot;)">
            <text:p/>
          </table:table-cell>
          <table:table-cell table:style-name="ce11" table:formula="of:=SUBSTITUTE([.G127];&quot;&quot;&quot;&quot;;&quot;\&quot;&quot;&quot;)">
            <text:p/>
          </table:table-cell>
          <table:table-cell table:style-name="ce11" table:formula="of:=SUBSTITUTE([.H127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8]=&quot;General commons&quot;;1;IF([.B128]=&quot;General DB commons&quot;;2;IF([.B128]=&quot;General networking commons&quot;;3;IF([.B128]=&quot;PCLT messages&quot;;4;IF([.B128]=&quot;PCLT-DB messages&quot;;5;-1)))))" office:value-type="float" office:value="4">
            <text:p>4</text:p>
          </table:table-cell>
          <table:table-cell table:style-name="ce11" table:formula="of:=IF([.E128]=&quot;&quot;;&quot;&quot;;CONCATENATE(&quot;##|&quot;;[.E128];&quot;##|&quot;) )" office:value-type="string" office:string-value="##|E_PCLT_APTTPTE##|">
            <text:p>##|E_PCLT_APTTPTE##|</text:p>
          </table:table-cell>
          <table:table-cell table:style-name="ce7" office:value-type="string">
            <text:p>E_PCLT_APTTPT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APTTPTE_PREFIX##|@@|pclt_apttpte_err_details@@|.</text:p>
          </table:table-cell>
          <table:table-cell table:style-name="ce7" office:value-type="string">
            <text:p>##|E_PCLT_APTTPTE_PREFIX##|@@|pclt_apttpt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28]=&quot;&quot;;&quot;&quot;;CONCATENATE(&quot;, (&quot;;CHAR(34);[.E128];CHAR(34);&quot;, (M.fromList [(&quot; &amp; CHAR(34) &amp; [.P$20] &amp; CHAR(34) &amp; &quot;, &quot; &amp; IF([.P128]=&quot;&quot;;&quot;B.empty&quot;;&quot;B.pack &quot; &amp; CHAR(34) &amp; [.P128] &amp; CHAR(34)) &amp; &quot;), (&quot; &amp; CHAR(34) &amp; [.Q$20] &amp; CHAR(34) &amp; &quot;, &quot; &amp; IF([.Q128]=&quot;&quot;;&quot;B.empty&quot;;&quot;B.pack &quot; &amp; CHAR(34) &amp; [.Q128] &amp; CHAR(34)) &amp; &quot;)], str2PCLT_SDL Required_SDLM &quot;;CHAR(34);[.F128];CHAR(34);&quot; inner_cfg))&quot;))" office:value-type="string" office:string-value=", (&quot;E_PCLT_APTTPTE&quot;, (M.fromList [(&quot;rus&quot;, B.pack &quot;##|E_PCLT_APTTPTE_PREFIX##|@@|pclt_apttpte_err_details@@|.&quot;), (&quot;eng&quot;, B.pack &quot;##|E_PCLT_APTTPTE_PREFIX##|@@|pclt_apttpte_err_details@@|.&quot;)], str2PCLT_SDL Required_SDLM &quot;##|LLEXCPT##|&quot; inner_cfg))">
            <text:p>, ("E_PCLT_APTTPTE", (M.fromList [("rus", B.pack "##|E_PCLT_APTTPTE_PREFIX##|@@|pclt_apttpte_err_details@@|."), ("eng", B.pack "##|E_PCLT_APTTPTE_PREFIX##|@@|pclt_apttpte_err_details@@|.")], str2PCLT_SDL Required_SDLM "##|LLEXCPT##|" inner_cfg))</text:p>
          </table:table-cell>
          <table:table-cell table:style-name="ce7" table:formula="of:=IF([.E128]=&quot;&quot;;&quot;&quot;;CONCATENATE([.E128];&quot;%&quot;;[.F128];&quot;%&quot;;[.G128];&quot;%&quot;;[.H128]))" office:value-type="string" office:string-value="E_PCLT_APTTPTE%##|LLEXCPT##|%##|E_PCLT_APTTPTE_PREFIX##|@@|pclt_apttpte_err_details@@|.%##|E_PCLT_APTTPTE_PREFIX##|@@|pclt_apttpte_err_details@@|.">
            <text:p>E_PCLT_APTTPTE%##|LLEXCPT##|%##|E_PCLT_APTTPTE_PREFIX##|@@|pclt_apttpte_err_details@@|.%##|E_PCLT_APTTPTE_PREFIX##|@@|pclt_apttpte_err_details@@|.</text:p>
          </table:table-cell>
          <table:table-cell table:style-name="ce11" table:formula="of:=IF([.E128]=&quot;&quot;;&quot;&quot;;&quot;INSERT INTO tpls (pclt_id) VALUES('&quot;&amp;[.E128]&amp;&quot;');&quot;&amp;CHAR(13)&amp;CHAR(10) &amp; IF([.N128]=&quot;&quot;;&quot;&quot;;&quot;INSERT INTO tpls_localized (lng, pclt_id, structured_text) VALUES('&quot;&amp; [.N$20] &amp; &quot;', '&quot;&amp;[.E128]&amp;&quot;', '&quot;&amp;[.N128]&amp;&quot;');&quot;) &amp; CHAR(13)&amp;CHAR(10) &amp; IF([.O128]=&quot;&quot;;&quot;&quot;;&quot;INSERT INTO tpls_localized (lng, pclt_id, structured_text) VALUES('&quot;&amp;[.O$20]&amp;&quot;', '&quot;&amp;[.E128]&amp;&quot;', '&quot;&amp;[.O128]&amp;&quot;');&quot;) &amp; CHAR(13)&amp;CHAR(10)&amp;&quot;INSERT INTO tpls_inclusions_in_collections (tpls_collection_id, pclt_id, tpl_dflt_req_sdl) VALUES (&quot;&amp;[.C128]&amp;&quot;,'&quot;&amp;[.E128]&amp;&quot;','&quot;&amp;[.F128]&amp;&quot;');&quot;)" office:value-type="string" office:string-value="INSERT INTO tpls (pclt_id) VALUES('E_PCLT_APTTPTE');&#13;&#10;INSERT INTO tpls_localized (lng, pclt_id, structured_text) VALUES('rus', 'E_PCLT_APTTPTE', '##|E_PCLT_APTTPTE_PREFIX##|@@|pclt_apttpte_err_details@@|.');&#13;&#10;INSERT INTO tpls_localized (lng, pclt_id, structured_text) VALUES('eng', 'E_PCLT_APTTPTE', '##|E_PCLT_APTTPTE_PREFIX##|@@|pclt_apttpte_err_details@@|.');&#13;&#10;INSERT INTO tpls_inclusions_in_collections (tpls_collection_id, pclt_id, tpl_dflt_req_sdl) VALUES (4,'E_PCLT_APTTPTE','##|LLEXCPT##|');">
            <text:p>INSERT INTO tpls (pclt_id) VALUES('E_PCLT_APTTPTE');<text:line-break/>INSERT INTO tpls_localized (lng, pclt_id, structured_text) VALUES('rus', 'E_PCLT_APTTPTE', '##|E_PCLT_APTTPTE_PREFIX##|@@|pclt_apttpte_err_details@@|.');<text:line-break/>INSERT INTO tpls_localized (lng, pclt_id, structured_text) VALUES('eng', 'E_PCLT_APTTPTE', '##|E_PCLT_APTTPTE_PREFIX##|@@|pclt_apttpte_err_details@@|.');<text:line-break/>INSERT INTO tpls_inclusions_in_collections (tpls_collection_id, pclt_id, tpl_dflt_req_sdl) VALUES (4,'E_PCLT_APTTPT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8];&quot;'&quot;;&quot;''&quot;)" office:value-type="string" office:string-value="##|E_PCLT_APTTPTE_PREFIX##|@@|pclt_apttpte_err_details@@|.">
            <text:p>##|E_PCLT_APTTPTE_PREFIX##|@@|pclt_apttpte_err_details@@|.</text:p>
          </table:table-cell>
          <table:table-cell table:style-name="ce11" table:formula="of:=SUBSTITUTE([.H128];&quot;'&quot;;&quot;''&quot;)" office:value-type="string" office:string-value="##|E_PCLT_APTTPTE_PREFIX##|@@|pclt_apttpte_err_details@@|.">
            <text:p>##|E_PCLT_APTTPTE_PREFIX##|@@|pclt_apttpte_err_details@@|.</text:p>
          </table:table-cell>
          <table:table-cell table:style-name="ce11" table:formula="of:=SUBSTITUTE([.G128];&quot;&quot;&quot;&quot;;&quot;\&quot;&quot;&quot;)" office:value-type="string" office:string-value="##|E_PCLT_APTTPTE_PREFIX##|@@|pclt_apttpte_err_details@@|.">
            <text:p>##|E_PCLT_APTTPTE_PREFIX##|@@|pclt_apttpte_err_details@@|.</text:p>
          </table:table-cell>
          <table:table-cell table:style-name="ce11" table:formula="of:=SUBSTITUTE([.H128];&quot;&quot;&quot;&quot;;&quot;\&quot;&quot;&quot;)" office:value-type="string" office:string-value="##|E_PCLT_APTTPTE_PREFIX##|@@|pclt_apttpte_err_details@@|.">
            <text:p>##|E_PCLT_APTTPTE_PREFIX##|@@|pclt_apttpt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29]=&quot;General commons&quot;;1;IF([.B129]=&quot;General DB commons&quot;;2;IF([.B129]=&quot;General networking commons&quot;;3;IF([.B129]=&quot;PCLT messages&quot;;4;IF([.B129]=&quot;PCLT-DB messages&quot;;5;-1)))))" office:value-type="float" office:value="4">
            <text:p>4</text:p>
          </table:table-cell>
          <table:table-cell table:style-name="ce11" table:formula="of:=IF([.E129]=&quot;&quot;;&quot;&quot;;CONCATENATE(&quot;##|&quot;;[.E129];&quot;##|&quot;) )" office:value-type="string" office:string-value="##|E_PCLT_APTTPTE_PREFIX##|">
            <text:p>##|E_PCLT_APTTPTE_PREFIX##|</text:p>
          </table:table-cell>
          <table:table-cell table:style-name="ce7" office:value-type="string">
            <text:p>E_PCLT_APTTPTE_PREFIX</text:p>
          </table:table-cell>
          <table:table-cell table:style-name="ce11" office:value-type="string">
            <text:p>##|E_PCLT_APTTPTE##|</text:p>
          </table:table-cell>
          <table:table-cell table:style-name="ce7" office:value-type="string">
            <text:p>Произошла ошибка при слиянии 2-ух наборов локалицаций в один шаблон: </text:p>
          </table:table-cell>
          <table:table-cell table:style-name="ce7" office:value-type="string">
            <text:p>An error occured when when merging 2 localizations sets into one templatestructure:</text:p>
          </table:table-cell>
          <table:table-cell table:style-name="ce7" office:value-type="string">
            <text:p><text:s/></text:p>
          </table:table-cell>
          <table:table-cell table:style-name="ce7" table:formula="of:=IF([.E129]=&quot;&quot;;&quot;&quot;;CONCATENATE(&quot;, (&quot;;CHAR(34);[.E129];CHAR(34);&quot;, (M.fromList [(&quot; &amp; CHAR(34) &amp; [.P$20] &amp; CHAR(34) &amp; &quot;, &quot; &amp; IF([.P129]=&quot;&quot;;&quot;B.empty&quot;;&quot;B.pack &quot; &amp; CHAR(34) &amp; [.P129] &amp; CHAR(34)) &amp; &quot;), (&quot; &amp; CHAR(34) &amp; [.Q$20] &amp; CHAR(34) &amp; &quot;, &quot; &amp; IF([.Q129]=&quot;&quot;;&quot;B.empty&quot;;&quot;B.pack &quot; &amp; CHAR(34) &amp; [.Q129] &amp; CHAR(34)) &amp; &quot;)], str2PCLT_SDL Required_SDLM &quot;;CHAR(34);[.F129];CHAR(34);&quot; inner_cfg))&quot;))" office:value-type="string" office:string-value=", (&quot;E_PCLT_APTTPTE_PREFIX&quot;, (M.fromList [(&quot;rus&quot;, B.pack &quot;Произошла ошибка при слиянии 2-ух наборов локалицаций в один шаблон: &quot;), (&quot;eng&quot;, B.pack &quot;An error occured when when merging 2 localizations sets into one templatestructure:&quot;)], str2PCLT_SDL Required_SDLM &quot;##|E_PCLT_APTTPTE##|&quot; inner_cfg))">
            <text:p>, ("E_PCLT_APTTPTE_PREFIX", (M.fromList [("rus", B.pack "Произошла ошибка при слиянии 2-ух наборов локалицаций в один шаблон: "), ("eng", B.pack "An error occured when when merging 2 localizations sets into one templatestructure:")], str2PCLT_SDL Required_SDLM "##|E_PCLT_APTTPTE##|" inner_cfg))</text:p>
          </table:table-cell>
          <table:table-cell table:style-name="ce7" table:formula="of:=IF([.E129]=&quot;&quot;;&quot;&quot;;CONCATENATE([.E129];&quot;%&quot;;[.F129];&quot;%&quot;;[.G129];&quot;%&quot;;[.H129]))" office:value-type="string" office:string-value="E_PCLT_APTTPTE_PREFIX%##|E_PCLT_APTTPTE##|%Произошла ошибка при слиянии 2-ух наборов локалицаций в один шаблон: %An error occured when when merging 2 localizations sets into one templatestructure:">
            <text:p>E_PCLT_APTTPTE_PREFIX%##|E_PCLT_APTTPTE##|%Произошла ошибка при слиянии 2-ух наборов локалицаций в один шаблон: %An error occured when when merging 2 localizations sets into one templatestructure:</text:p>
          </table:table-cell>
          <table:table-cell table:style-name="ce11" table:formula="of:=IF([.E129]=&quot;&quot;;&quot;&quot;;&quot;INSERT INTO tpls (pclt_id) VALUES('&quot;&amp;[.E129]&amp;&quot;');&quot;&amp;CHAR(13)&amp;CHAR(10) &amp; IF([.N129]=&quot;&quot;;&quot;&quot;;&quot;INSERT INTO tpls_localized (lng, pclt_id, structured_text) VALUES('&quot;&amp; [.N$20] &amp; &quot;', '&quot;&amp;[.E129]&amp;&quot;', '&quot;&amp;[.N129]&amp;&quot;');&quot;) &amp; CHAR(13)&amp;CHAR(10) &amp; IF([.O129]=&quot;&quot;;&quot;&quot;;&quot;INSERT INTO tpls_localized (lng, pclt_id, structured_text) VALUES('&quot;&amp;[.O$20]&amp;&quot;', '&quot;&amp;[.E129]&amp;&quot;', '&quot;&amp;[.O129]&amp;&quot;');&quot;) &amp; CHAR(13)&amp;CHAR(10)&amp;&quot;INSERT INTO tpls_inclusions_in_collections (tpls_collection_id, pclt_id, tpl_dflt_req_sdl) VALUES (&quot;&amp;[.C129]&amp;&quot;,'&quot;&amp;[.E129]&amp;&quot;','&quot;&amp;[.F129]&amp;&quot;');&quot;)" office:value-type="string" office:string-value="INSERT INTO tpls (pclt_id) VALUES('E_PCLT_APTTPTE_PREFIX');&#13;&#10;INSERT INTO tpls_localized (lng, pclt_id, structured_text) VALUES('rus', 'E_PCLT_APTTPTE_PREFIX', 'Произошла ошибка при слиянии 2-ух наборов локалицаций в один шаблон: ');&#13;&#10;INSERT INTO tpls_localized (lng, pclt_id, structured_text) VALUES('eng', 'E_PCLT_APTTPTE_PREFIX', 'An error occured when when merging 2 localizations sets into one templatestructure:');&#13;&#10;INSERT INTO tpls_inclusions_in_collections (tpls_collection_id, pclt_id, tpl_dflt_req_sdl) VALUES (4,'E_PCLT_APTTPTE_PREFIX','##|E_PCLT_APTTPTE##|');">
            <text:p>INSERT INTO tpls (pclt_id) VALUES('E_PCLT_APTTPTE_PREFIX');<text:line-break/>INSERT INTO tpls_localized (lng, pclt_id, structured_text) VALUES('rus', 'E_PCLT_APTTPTE_PREFIX', 'Произошла ошибка при слиянии 2-ух наборов локалицаций в один шаблон: ');<text:line-break/>INSERT INTO tpls_localized (lng, pclt_id, structured_text) VALUES('eng', 'E_PCLT_APTTPTE_PREFIX', 'An error occured when when merging 2 localizations sets into one templatestructure:');<text:line-break/>INSERT INTO tpls_inclusions_in_collections (tpls_collection_id, pclt_id, tpl_dflt_req_sdl) VALUES (4,'E_PCLT_APTTPTE_PREFIX','##|E_PCLT_APT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29];&quot;'&quot;;&quot;''&quot;)" office:value-type="string" office:string-value="Произошла ошибка при слиянии 2-ух наборов локалицаций в один шаблон: ">
            <text:p>Произошла ошибка при слиянии 2-ух наборов локалицаций в один шаблон: </text:p>
          </table:table-cell>
          <table:table-cell table:style-name="ce11" table:formula="of:=SUBSTITUTE([.H129];&quot;'&quot;;&quot;''&quot;)" office:value-type="string" office:string-value="An error occured when when merging 2 localizations sets into one templatestructure:">
            <text:p>An error occured when when merging 2 localizations sets into one templatestructure:</text:p>
          </table:table-cell>
          <table:table-cell table:style-name="ce11" table:formula="of:=SUBSTITUTE([.G129];&quot;&quot;&quot;&quot;;&quot;\&quot;&quot;&quot;)" office:value-type="string" office:string-value="Произошла ошибка при слиянии 2-ух наборов локалицаций в один шаблон: ">
            <text:p>Произошла ошибка при слиянии 2-ух наборов локалицаций в один шаблон: </text:p>
          </table:table-cell>
          <table:table-cell table:style-name="ce11" table:formula="of:=SUBSTITUTE([.H129];&quot;&quot;&quot;&quot;;&quot;\&quot;&quot;&quot;)" office:value-type="string" office:string-value="An error occured when when merging 2 localizations sets into one templatestructure:">
            <text:p>An error occured when when merging 2 localizations sets into one templatestructur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0]=&quot;General commons&quot;;1;IF([.B130]=&quot;General DB commons&quot;;2;IF([.B130]=&quot;General networking commons&quot;;3;IF([.B130]=&quot;PCLT messages&quot;;4;IF([.B130]=&quot;PCLT-DB messages&quot;;5;-1)))))" office:value-type="float" office:value="4">
            <text:p>4</text:p>
          </table:table-cell>
          <table:table-cell table:style-name="ce11" table:formula="of:=IF([.E130]=&quot;&quot;;&quot;&quot;;CONCATENATE(&quot;##|&quot;;[.E130];&quot;##|&quot;) )" office:value-type="string" office:string-value="##|E_PCLT_APTTPTE_APSTPTE##|">
            <text:p>##|E_PCLT_APTTPTE_APSTPTE##|</text:p>
          </table:table-cell>
          <table:table-cell table:style-name="ce7" office:value-type="string">
            <text:p>E_PCLT_APTTPTE_APSTPTE</text:p>
          </table:table-cell>
          <table:table-cell table:style-name="ce11" office:value-type="string">
            <text:p>##|E_PCLT_APTTPTE##|</text:p>
          </table:table-cell>
          <table:table-cell table:style-name="ce7" office:value-type="string">
            <text:p>##|E_PCLT_APSTPTE##|</text:p>
          </table:table-cell>
          <table:table-cell table:style-name="ce7" office:value-type="string">
            <text:p>##|E_PCLT_APSTPTE##|</text:p>
          </table:table-cell>
          <table:table-cell table:style-name="ce7" office:value-type="string">
            <text:p><text:s/></text:p>
          </table:table-cell>
          <table:table-cell table:style-name="ce7" table:formula="of:=IF([.E130]=&quot;&quot;;&quot;&quot;;CONCATENATE(&quot;, (&quot;;CHAR(34);[.E130];CHAR(34);&quot;, (M.fromList [(&quot; &amp; CHAR(34) &amp; [.P$20] &amp; CHAR(34) &amp; &quot;, &quot; &amp; IF([.P130]=&quot;&quot;;&quot;B.empty&quot;;&quot;B.pack &quot; &amp; CHAR(34) &amp; [.P130] &amp; CHAR(34)) &amp; &quot;), (&quot; &amp; CHAR(34) &amp; [.Q$20] &amp; CHAR(34) &amp; &quot;, &quot; &amp; IF([.Q130]=&quot;&quot;;&quot;B.empty&quot;;&quot;B.pack &quot; &amp; CHAR(34) &amp; [.Q130] &amp; CHAR(34)) &amp; &quot;)], str2PCLT_SDL Required_SDLM &quot;;CHAR(34);[.F130];CHAR(34);&quot; inner_cfg))&quot;))" office:value-type="string" office:string-value=", (&quot;E_PCLT_APTTPTE_APSTPTE&quot;, (M.fromList [(&quot;rus&quot;, B.pack &quot;##|E_PCLT_APSTPTE##|&quot;), (&quot;eng&quot;, B.pack &quot;##|E_PCLT_APSTPTE##|&quot;)], str2PCLT_SDL Required_SDLM &quot;##|E_PCLT_APTTPTE##|&quot; inner_cfg))">
            <text:p>, ("E_PCLT_APTTPTE_APSTPTE", (M.fromList [("rus", B.pack "##|E_PCLT_APSTPTE##|"), ("eng", B.pack "##|E_PCLT_APSTPTE##|")], str2PCLT_SDL Required_SDLM "##|E_PCLT_APTTPTE##|" inner_cfg))</text:p>
          </table:table-cell>
          <table:table-cell table:style-name="ce7" table:formula="of:=IF([.E130]=&quot;&quot;;&quot;&quot;;CONCATENATE([.E130];&quot;%&quot;;[.F130];&quot;%&quot;;[.G130];&quot;%&quot;;[.H130]))" office:value-type="string" office:string-value="E_PCLT_APTTPTE_APSTPTE%##|E_PCLT_APTTPTE##|%##|E_PCLT_APSTPTE##|%##|E_PCLT_APSTPTE##|">
            <text:p>E_PCLT_APTTPTE_APSTPTE%##|E_PCLT_APTTPTE##|%##|E_PCLT_APSTPTE##|%##|E_PCLT_APSTPTE##|</text:p>
          </table:table-cell>
          <table:table-cell table:style-name="ce11" table:formula="of:=IF([.E130]=&quot;&quot;;&quot;&quot;;&quot;INSERT INTO tpls (pclt_id) VALUES('&quot;&amp;[.E130]&amp;&quot;');&quot;&amp;CHAR(13)&amp;CHAR(10) &amp; IF([.N130]=&quot;&quot;;&quot;&quot;;&quot;INSERT INTO tpls_localized (lng, pclt_id, structured_text) VALUES('&quot;&amp; [.N$20] &amp; &quot;', '&quot;&amp;[.E130]&amp;&quot;', '&quot;&amp;[.N130]&amp;&quot;');&quot;) &amp; CHAR(13)&amp;CHAR(10) &amp; IF([.O130]=&quot;&quot;;&quot;&quot;;&quot;INSERT INTO tpls_localized (lng, pclt_id, structured_text) VALUES('&quot;&amp;[.O$20]&amp;&quot;', '&quot;&amp;[.E130]&amp;&quot;', '&quot;&amp;[.O130]&amp;&quot;');&quot;) &amp; CHAR(13)&amp;CHAR(10)&amp;&quot;INSERT INTO tpls_inclusions_in_collections (tpls_collection_id, pclt_id, tpl_dflt_req_sdl) VALUES (&quot;&amp;[.C130]&amp;&quot;,'&quot;&amp;[.E130]&amp;&quot;','&quot;&amp;[.F130]&amp;&quot;');&quot;)" office:value-type="string" office:string-value="INSERT INTO tpls (pclt_id) VALUES('E_PCLT_APTTPTE_APSTPTE');&#13;&#10;INSERT INTO tpls_localized (lng, pclt_id, structured_text) VALUES('rus', 'E_PCLT_APTTPTE_APSTPTE', '##|E_PCLT_APSTPTE##|');&#13;&#10;INSERT INTO tpls_localized (lng, pclt_id, structured_text) VALUES('eng', 'E_PCLT_APTTPTE_APSTPTE', '##|E_PCLT_APSTPTE##|');&#13;&#10;INSERT INTO tpls_inclusions_in_collections (tpls_collection_id, pclt_id, tpl_dflt_req_sdl) VALUES (4,'E_PCLT_APTTPTE_APSTPTE','##|E_PCLT_APTTPTE##|');">
            <text:p>INSERT INTO tpls (pclt_id) VALUES('E_PCLT_APTTPTE_APSTPTE');<text:line-break/>INSERT INTO tpls_localized (lng, pclt_id, structured_text) VALUES('rus', 'E_PCLT_APTTPTE_APSTPTE', '##|E_PCLT_APSTPTE##|');<text:line-break/>INSERT INTO tpls_localized (lng, pclt_id, structured_text) VALUES('eng', 'E_PCLT_APTTPTE_APSTPTE', '##|E_PCLT_APSTPTE##|');<text:line-break/>INSERT INTO tpls_inclusions_in_collections (tpls_collection_id, pclt_id, tpl_dflt_req_sdl) VALUES (4,'E_PCLT_APTTPTE_APSTPTE','##|E_PCLT_APT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0];&quot;'&quot;;&quot;''&quot;)" office:value-type="string" office:string-value="##|E_PCLT_APSTPTE##|">
            <text:p>##|E_PCLT_APSTPTE##|</text:p>
          </table:table-cell>
          <table:table-cell table:style-name="ce11" table:formula="of:=SUBSTITUTE([.H130];&quot;'&quot;;&quot;''&quot;)" office:value-type="string" office:string-value="##|E_PCLT_APSTPTE##|">
            <text:p>##|E_PCLT_APSTPTE##|</text:p>
          </table:table-cell>
          <table:table-cell table:style-name="ce11" table:formula="of:=SUBSTITUTE([.G130];&quot;&quot;&quot;&quot;;&quot;\&quot;&quot;&quot;)" office:value-type="string" office:string-value="##|E_PCLT_APSTPTE##|">
            <text:p>##|E_PCLT_APSTPTE##|</text:p>
          </table:table-cell>
          <table:table-cell table:style-name="ce11" table:formula="of:=SUBSTITUTE([.H130];&quot;&quot;&quot;&quot;;&quot;\&quot;&quot;&quot;)" office:value-type="string" office:string-value="##|E_PCLT_APSTPTE##|">
            <text:p>##|E_PCLT_APSTPTE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1]=&quot;General commons&quot;;1;IF([.B131]=&quot;General DB commons&quot;;2;IF([.B131]=&quot;General networking commons&quot;;3;IF([.B131]=&quot;PCLT messages&quot;;4;IF([.B131]=&quot;PCLT-DB messages&quot;;5;-1)))))" office:value-type="float" office:value="4">
            <text:p>4</text:p>
          </table:table-cell>
          <table:table-cell table:style-name="ce11" table:formula="of:=IF([.E131]=&quot;&quot;;&quot;&quot;;CONCATENATE(&quot;##|&quot;;[.E131];&quot;##|&quot;) )" office:value-type="string" office:string-value="##|E_PCLT_APTTPTE_DIFFSDLS##|">
            <text:p>##|E_PCLT_APTTPTE_DIFFSDLS##|</text:p>
          </table:table-cell>
          <table:table-cell table:style-name="ce11" office:value-type="string">
            <text:p>E_PCLT_APTTPTE_DIFFSDLS</text:p>
          </table:table-cell>
          <table:table-cell table:style-name="ce11" office:value-type="string">
            <text:p>##|E_PCLT_APTTPTE##|</text:p>
          </table:table-cell>
          <table:table-cell table:style-name="ce7" office:value-type="string">
            <text:p>##|E_PCLT_COMMONS_DIFFSDLS##|</text:p>
          </table:table-cell>
          <table:table-cell table:style-name="ce7" office:value-type="string">
            <text:p>##|E_PCLT_COMMONS_DIFFSDLS##|</text:p>
          </table:table-cell>
          <table:table-cell table:style-name="ce7" office:value-type="string">
            <text:p><text:s/></text:p>
          </table:table-cell>
          <table:table-cell table:style-name="ce7" table:formula="of:=IF([.E131]=&quot;&quot;;&quot;&quot;;CONCATENATE(&quot;, (&quot;;CHAR(34);[.E131];CHAR(34);&quot;, (M.fromList [(&quot; &amp; CHAR(34) &amp; [.P$20] &amp; CHAR(34) &amp; &quot;, &quot; &amp; IF([.P131]=&quot;&quot;;&quot;B.empty&quot;;&quot;B.pack &quot; &amp; CHAR(34) &amp; [.P131] &amp; CHAR(34)) &amp; &quot;), (&quot; &amp; CHAR(34) &amp; [.Q$20] &amp; CHAR(34) &amp; &quot;, &quot; &amp; IF([.Q131]=&quot;&quot;;&quot;B.empty&quot;;&quot;B.pack &quot; &amp; CHAR(34) &amp; [.Q131] &amp; CHAR(34)) &amp; &quot;)], str2PCLT_SDL Required_SDLM &quot;;CHAR(34);[.F131];CHAR(34);&quot; inner_cfg))&quot;))" office:value-type="string" office:string-value=", (&quot;E_PCLT_APTTPTE_DIFFSDLS&quot;, (M.fromList [(&quot;rus&quot;, B.pack &quot;##|E_PCLT_COMMONS_DIFFSDLS##|&quot;), (&quot;eng&quot;, B.pack &quot;##|E_PCLT_COMMONS_DIFFSDLS##|&quot;)], str2PCLT_SDL Required_SDLM &quot;##|E_PCLT_APTTPTE##|&quot; inner_cfg))">
            <text:p>, ("E_PCLT_APTTPTE_DIFFSDLS", (M.fromList [("rus", B.pack "##|E_PCLT_COMMONS_DIFFSDLS##|"), ("eng", B.pack "##|E_PCLT_COMMONS_DIFFSDLS##|")], str2PCLT_SDL Required_SDLM "##|E_PCLT_APTTPTE##|" inner_cfg))</text:p>
          </table:table-cell>
          <table:table-cell table:style-name="ce7" table:formula="of:=IF([.E131]=&quot;&quot;;&quot;&quot;;CONCATENATE([.E131];&quot;%&quot;;[.F131];&quot;%&quot;;[.G131];&quot;%&quot;;[.H131]))" office:value-type="string" office:string-value="E_PCLT_APTTPTE_DIFFSDLS%##|E_PCLT_APTTPTE##|%##|E_PCLT_COMMONS_DIFFSDLS##|%##|E_PCLT_COMMONS_DIFFSDLS##|">
            <text:p>E_PCLT_APTTPTE_DIFFSDLS%##|E_PCLT_APTTPTE##|%##|E_PCLT_COMMONS_DIFFSDLS##|%##|E_PCLT_COMMONS_DIFFSDLS##|</text:p>
          </table:table-cell>
          <table:table-cell table:style-name="ce11" table:formula="of:=IF([.E131]=&quot;&quot;;&quot;&quot;;&quot;INSERT INTO tpls (pclt_id) VALUES('&quot;&amp;[.E131]&amp;&quot;');&quot;&amp;CHAR(13)&amp;CHAR(10) &amp; IF([.N131]=&quot;&quot;;&quot;&quot;;&quot;INSERT INTO tpls_localized (lng, pclt_id, structured_text) VALUES('&quot;&amp; [.N$20] &amp; &quot;', '&quot;&amp;[.E131]&amp;&quot;', '&quot;&amp;[.N131]&amp;&quot;');&quot;) &amp; CHAR(13)&amp;CHAR(10) &amp; IF([.O131]=&quot;&quot;;&quot;&quot;;&quot;INSERT INTO tpls_localized (lng, pclt_id, structured_text) VALUES('&quot;&amp;[.O$20]&amp;&quot;', '&quot;&amp;[.E131]&amp;&quot;', '&quot;&amp;[.O131]&amp;&quot;');&quot;) &amp; CHAR(13)&amp;CHAR(10)&amp;&quot;INSERT INTO tpls_inclusions_in_collections (tpls_collection_id, pclt_id, tpl_dflt_req_sdl) VALUES (&quot;&amp;[.C131]&amp;&quot;,'&quot;&amp;[.E131]&amp;&quot;','&quot;&amp;[.F131]&amp;&quot;');&quot;)" office:value-type="string" office:string-value="INSERT INTO tpls (pclt_id) VALUES('E_PCLT_APTTPTE_DIFFSDLS');&#13;&#10;INSERT INTO tpls_localized (lng, pclt_id, structured_text) VALUES('rus', 'E_PCLT_APTTPTE_DIFFSDLS', '##|E_PCLT_COMMONS_DIFFSDLS##|');&#13;&#10;INSERT INTO tpls_localized (lng, pclt_id, structured_text) VALUES('eng', 'E_PCLT_APTTPTE_DIFFSDLS', '##|E_PCLT_COMMONS_DIFFSDLS##|');&#13;&#10;INSERT INTO tpls_inclusions_in_collections (tpls_collection_id, pclt_id, tpl_dflt_req_sdl) VALUES (4,'E_PCLT_APTTPTE_DIFFSDLS','##|E_PCLT_APTTPTE##|');">
            <text:p>INSERT INTO tpls (pclt_id) VALUES('E_PCLT_APTTPTE_DIFFSDLS');<text:line-break/>INSERT INTO tpls_localized (lng, pclt_id, structured_text) VALUES('rus', 'E_PCLT_APTTPTE_DIFFSDLS', '##|E_PCLT_COMMONS_DIFFSDLS##|');<text:line-break/>INSERT INTO tpls_localized (lng, pclt_id, structured_text) VALUES('eng', 'E_PCLT_APTTPTE_DIFFSDLS', '##|E_PCLT_COMMONS_DIFFSDLS##|');<text:line-break/>INSERT INTO tpls_inclusions_in_collections (tpls_collection_id, pclt_id, tpl_dflt_req_sdl) VALUES (4,'E_PCLT_APTTPTE_DIFFSDLS','##|E_PCLT_APTTP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1];&quot;'&quot;;&quot;''&quot;)" office:value-type="string" office:string-value="##|E_PCLT_COMMONS_DIFFSDLS##|">
            <text:p>##|E_PCLT_COMMONS_DIFFSDLS##|</text:p>
          </table:table-cell>
          <table:table-cell table:style-name="ce11" table:formula="of:=SUBSTITUTE([.H131];&quot;'&quot;;&quot;''&quot;)" office:value-type="string" office:string-value="##|E_PCLT_COMMONS_DIFFSDLS##|">
            <text:p>##|E_PCLT_COMMONS_DIFFSDLS##|</text:p>
          </table:table-cell>
          <table:table-cell table:style-name="ce11" table:formula="of:=SUBSTITUTE([.G131];&quot;&quot;&quot;&quot;;&quot;\&quot;&quot;&quot;)" office:value-type="string" office:string-value="##|E_PCLT_COMMONS_DIFFSDLS##|">
            <text:p>##|E_PCLT_COMMONS_DIFFSDLS##|</text:p>
          </table:table-cell>
          <table:table-cell table:style-name="ce11" table:formula="of:=SUBSTITUTE([.H131];&quot;&quot;&quot;&quot;;&quot;\&quot;&quot;&quot;)" office:value-type="string" office:string-value="##|E_PCLT_COMMONS_DIFFSDLS##|">
            <text:p>##|E_PCLT_COMMONS_DIFFSDLS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2]=&quot;General commons&quot;;1;IF([.B132]=&quot;General DB commons&quot;;2;IF([.B132]=&quot;General networking commons&quot;;3;IF([.B132]=&quot;PCLT messages&quot;;4;IF([.B132]=&quot;PCLT-DB messages&quot;;5;-1)))))" office:value-type="float" office:value="4">
            <text:p>4</text:p>
          </table:table-cell>
          <table:table-cell table:style-name="ce11" table:formula="of:=IF([.E132]=&quot;&quot;;&quot;&quot;;CONCATENATE(&quot;##|&quot;;[.E132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32]=&quot;&quot;;&quot;&quot;;CONCATENATE(&quot;, (&quot;;CHAR(34);[.E132];CHAR(34);&quot;, (M.fromList [(&quot; &amp; CHAR(34) &amp; [.P$20] &amp; CHAR(34) &amp; &quot;, &quot; &amp; IF([.P132]=&quot;&quot;;&quot;B.empty&quot;;&quot;B.pack &quot; &amp; CHAR(34) &amp; [.P132] &amp; CHAR(34)) &amp; &quot;), (&quot; &amp; CHAR(34) &amp; [.Q$20] &amp; CHAR(34) &amp; &quot;, &quot; &amp; IF([.Q132]=&quot;&quot;;&quot;B.empty&quot;;&quot;B.pack &quot; &amp; CHAR(34) &amp; [.Q132] &amp; CHAR(34)) &amp; &quot;)], str2PCLT_SDL Required_SDLM &quot;;CHAR(34);[.F132];CHAR(34);&quot; inner_cfg))&quot;))">
            <text:p/>
          </table:table-cell>
          <table:table-cell table:style-name="ce7" table:formula="of:=IF([.E132]=&quot;&quot;;&quot;&quot;;CONCATENATE([.E132];&quot;%&quot;;[.F132];&quot;%&quot;;[.G132];&quot;%&quot;;[.H132]))">
            <text:p/>
          </table:table-cell>
          <table:table-cell table:style-name="ce11" table:formula="of:=IF([.E132]=&quot;&quot;;&quot;&quot;;&quot;INSERT INTO tpls (pclt_id) VALUES('&quot;&amp;[.E132]&amp;&quot;');&quot;&amp;CHAR(13)&amp;CHAR(10) &amp; IF([.N132]=&quot;&quot;;&quot;&quot;;&quot;INSERT INTO tpls_localized (lng, pclt_id, structured_text) VALUES('&quot;&amp; [.N$20] &amp; &quot;', '&quot;&amp;[.E132]&amp;&quot;', '&quot;&amp;[.N132]&amp;&quot;');&quot;) &amp; CHAR(13)&amp;CHAR(10) &amp; IF([.O132]=&quot;&quot;;&quot;&quot;;&quot;INSERT INTO tpls_localized (lng, pclt_id, structured_text) VALUES('&quot;&amp;[.O$20]&amp;&quot;', '&quot;&amp;[.E132]&amp;&quot;', '&quot;&amp;[.O132]&amp;&quot;');&quot;) &amp; CHAR(13)&amp;CHAR(10)&amp;&quot;INSERT INTO tpls_inclusions_in_collections (tpls_collection_id, pclt_id, tpl_dflt_req_sdl) VALUES (&quot;&amp;[.C132]&amp;&quot;,'&quot;&amp;[.E132]&amp;&quot;','&quot;&amp;[.F132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32];&quot;'&quot;;&quot;''&quot;)">
            <text:p/>
          </table:table-cell>
          <table:table-cell table:style-name="ce11" table:formula="of:=SUBSTITUTE([.H132];&quot;'&quot;;&quot;''&quot;)">
            <text:p/>
          </table:table-cell>
          <table:table-cell table:style-name="ce11" table:formula="of:=SUBSTITUTE([.G132];&quot;&quot;&quot;&quot;;&quot;\&quot;&quot;&quot;)">
            <text:p/>
          </table:table-cell>
          <table:table-cell table:style-name="ce11" table:formula="of:=SUBSTITUTE([.H132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3]=&quot;General commons&quot;;1;IF([.B133]=&quot;General DB commons&quot;;2;IF([.B133]=&quot;General networking commons&quot;;3;IF([.B133]=&quot;PCLT messages&quot;;4;IF([.B133]=&quot;PCLT-DB messages&quot;;5;-1)))))" office:value-type="float" office:value="4">
            <text:p>4</text:p>
          </table:table-cell>
          <table:table-cell table:style-name="ce11" table:formula="of:=IF([.E133]=&quot;&quot;;&quot;&quot;;CONCATENATE(&quot;##|&quot;;[.E133];&quot;##|&quot;) )" office:value-type="string" office:string-value="##|E_PCLT_P2TE##|">
            <text:p>##|E_PCLT_P2TE##|</text:p>
          </table:table-cell>
          <table:table-cell table:style-name="ce7" office:value-type="string">
            <text:p>E_PCLT_P2T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P2TE_PREFIX##|@@|pclt_p2te_err_details@@|.</text:p>
          </table:table-cell>
          <table:table-cell table:style-name="ce7" office:value-type="string">
            <text:p>##|E_PCLT_P2TE_PREFIX##|@@|pclt_p2t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33]=&quot;&quot;;&quot;&quot;;CONCATENATE(&quot;, (&quot;;CHAR(34);[.E133];CHAR(34);&quot;, (M.fromList [(&quot; &amp; CHAR(34) &amp; [.P$20] &amp; CHAR(34) &amp; &quot;, &quot; &amp; IF([.P133]=&quot;&quot;;&quot;B.empty&quot;;&quot;B.pack &quot; &amp; CHAR(34) &amp; [.P133] &amp; CHAR(34)) &amp; &quot;), (&quot; &amp; CHAR(34) &amp; [.Q$20] &amp; CHAR(34) &amp; &quot;, &quot; &amp; IF([.Q133]=&quot;&quot;;&quot;B.empty&quot;;&quot;B.pack &quot; &amp; CHAR(34) &amp; [.Q133] &amp; CHAR(34)) &amp; &quot;)], str2PCLT_SDL Required_SDLM &quot;;CHAR(34);[.F133];CHAR(34);&quot; inner_cfg))&quot;))" office:value-type="string" office:string-value=", (&quot;E_PCLT_P2TE&quot;, (M.fromList [(&quot;rus&quot;, B.pack &quot;##|E_PCLT_P2TE_PREFIX##|@@|pclt_p2te_err_details@@|.&quot;), (&quot;eng&quot;, B.pack &quot;##|E_PCLT_P2TE_PREFIX##|@@|pclt_p2te_err_details@@|.&quot;)], str2PCLT_SDL Required_SDLM &quot;##|LLEXCPT##|&quot; inner_cfg))">
            <text:p>, ("E_PCLT_P2TE", (M.fromList [("rus", B.pack "##|E_PCLT_P2TE_PREFIX##|@@|pclt_p2te_err_details@@|."), ("eng", B.pack "##|E_PCLT_P2TE_PREFIX##|@@|pclt_p2te_err_details@@|.")], str2PCLT_SDL Required_SDLM "##|LLEXCPT##|" inner_cfg))</text:p>
          </table:table-cell>
          <table:table-cell table:style-name="ce7" table:formula="of:=IF([.E133]=&quot;&quot;;&quot;&quot;;CONCATENATE([.E133];&quot;%&quot;;[.F133];&quot;%&quot;;[.G133];&quot;%&quot;;[.H133]))" office:value-type="string" office:string-value="E_PCLT_P2TE%##|LLEXCPT##|%##|E_PCLT_P2TE_PREFIX##|@@|pclt_p2te_err_details@@|.%##|E_PCLT_P2TE_PREFIX##|@@|pclt_p2te_err_details@@|.">
            <text:p>E_PCLT_P2TE%##|LLEXCPT##|%##|E_PCLT_P2TE_PREFIX##|@@|pclt_p2te_err_details@@|.%##|E_PCLT_P2TE_PREFIX##|@@|pclt_p2te_err_details@@|.</text:p>
          </table:table-cell>
          <table:table-cell table:style-name="ce11" table:formula="of:=IF([.E133]=&quot;&quot;;&quot;&quot;;&quot;INSERT INTO tpls (pclt_id) VALUES('&quot;&amp;[.E133]&amp;&quot;');&quot;&amp;CHAR(13)&amp;CHAR(10) &amp; IF([.N133]=&quot;&quot;;&quot;&quot;;&quot;INSERT INTO tpls_localized (lng, pclt_id, structured_text) VALUES('&quot;&amp; [.N$20] &amp; &quot;', '&quot;&amp;[.E133]&amp;&quot;', '&quot;&amp;[.N133]&amp;&quot;');&quot;) &amp; CHAR(13)&amp;CHAR(10) &amp; IF([.O133]=&quot;&quot;;&quot;&quot;;&quot;INSERT INTO tpls_localized (lng, pclt_id, structured_text) VALUES('&quot;&amp;[.O$20]&amp;&quot;', '&quot;&amp;[.E133]&amp;&quot;', '&quot;&amp;[.O133]&amp;&quot;');&quot;) &amp; CHAR(13)&amp;CHAR(10)&amp;&quot;INSERT INTO tpls_inclusions_in_collections (tpls_collection_id, pclt_id, tpl_dflt_req_sdl) VALUES (&quot;&amp;[.C133]&amp;&quot;,'&quot;&amp;[.E133]&amp;&quot;','&quot;&amp;[.F133]&amp;&quot;');&quot;)" office:value-type="string" office:string-value="INSERT INTO tpls (pclt_id) VALUES('E_PCLT_P2TE');&#13;&#10;INSERT INTO tpls_localized (lng, pclt_id, structured_text) VALUES('rus', 'E_PCLT_P2TE', '##|E_PCLT_P2TE_PREFIX##|@@|pclt_p2te_err_details@@|.');&#13;&#10;INSERT INTO tpls_localized (lng, pclt_id, structured_text) VALUES('eng', 'E_PCLT_P2TE', '##|E_PCLT_P2TE_PREFIX##|@@|pclt_p2te_err_details@@|.');&#13;&#10;INSERT INTO tpls_inclusions_in_collections (tpls_collection_id, pclt_id, tpl_dflt_req_sdl) VALUES (4,'E_PCLT_P2TE','##|LLEXCPT##|');">
            <text:p>INSERT INTO tpls (pclt_id) VALUES('E_PCLT_P2TE');<text:line-break/>INSERT INTO tpls_localized (lng, pclt_id, structured_text) VALUES('rus', 'E_PCLT_P2TE', '##|E_PCLT_P2TE_PREFIX##|@@|pclt_p2te_err_details@@|.');<text:line-break/>INSERT INTO tpls_localized (lng, pclt_id, structured_text) VALUES('eng', 'E_PCLT_P2TE', '##|E_PCLT_P2TE_PREFIX##|@@|pclt_p2te_err_details@@|.');<text:line-break/>INSERT INTO tpls_inclusions_in_collections (tpls_collection_id, pclt_id, tpl_dflt_req_sdl) VALUES (4,'E_PCLT_P2T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3];&quot;'&quot;;&quot;''&quot;)" office:value-type="string" office:string-value="##|E_PCLT_P2TE_PREFIX##|@@|pclt_p2te_err_details@@|.">
            <text:p>##|E_PCLT_P2TE_PREFIX##|@@|pclt_p2te_err_details@@|.</text:p>
          </table:table-cell>
          <table:table-cell table:style-name="ce11" table:formula="of:=SUBSTITUTE([.H133];&quot;'&quot;;&quot;''&quot;)" office:value-type="string" office:string-value="##|E_PCLT_P2TE_PREFIX##|@@|pclt_p2te_err_details@@|.">
            <text:p>##|E_PCLT_P2TE_PREFIX##|@@|pclt_p2te_err_details@@|.</text:p>
          </table:table-cell>
          <table:table-cell table:style-name="ce11" table:formula="of:=SUBSTITUTE([.G133];&quot;&quot;&quot;&quot;;&quot;\&quot;&quot;&quot;)" office:value-type="string" office:string-value="##|E_PCLT_P2TE_PREFIX##|@@|pclt_p2te_err_details@@|.">
            <text:p>##|E_PCLT_P2TE_PREFIX##|@@|pclt_p2te_err_details@@|.</text:p>
          </table:table-cell>
          <table:table-cell table:style-name="ce11" table:formula="of:=SUBSTITUTE([.H133];&quot;&quot;&quot;&quot;;&quot;\&quot;&quot;&quot;)" office:value-type="string" office:string-value="##|E_PCLT_P2TE_PREFIX##|@@|pclt_p2te_err_details@@|.">
            <text:p>##|E_PCLT_P2TE_PREFIX##|@@|pclt_p2t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4]=&quot;General commons&quot;;1;IF([.B134]=&quot;General DB commons&quot;;2;IF([.B134]=&quot;General networking commons&quot;;3;IF([.B134]=&quot;PCLT messages&quot;;4;IF([.B134]=&quot;PCLT-DB messages&quot;;5;-1)))))" office:value-type="float" office:value="4">
            <text:p>4</text:p>
          </table:table-cell>
          <table:table-cell table:style-name="ce11" table:formula="of:=IF([.E134]=&quot;&quot;;&quot;&quot;;CONCATENATE(&quot;##|&quot;;[.E134];&quot;##|&quot;) )" office:value-type="string" office:string-value="##|E_PCLT_P2TE_PREFIX##|">
            <text:p>##|E_PCLT_P2TE_PREFIX##|</text:p>
          </table:table-cell>
          <table:table-cell table:style-name="ce7" office:value-type="string">
            <text:p>E_PCLT_P2TE_PREFIX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Произошла ошибка (@@|short_err_mark@@|) при реализации сообщения из шаблона: </text:p>
          </table:table-cell>
          <table:table-cell table:style-name="ce7" office:value-type="string">
            <text:p>An error (@@|short_err_mark@@|) occurred, when trying to realize a message from a template: </text:p>
          </table:table-cell>
          <table:table-cell table:style-name="ce7" office:value-type="string">
            <text:p><text:s/></text:p>
          </table:table-cell>
          <table:table-cell table:style-name="ce7" table:formula="of:=IF([.E134]=&quot;&quot;;&quot;&quot;;CONCATENATE(&quot;, (&quot;;CHAR(34);[.E134];CHAR(34);&quot;, (M.fromList [(&quot; &amp; CHAR(34) &amp; [.P$20] &amp; CHAR(34) &amp; &quot;, &quot; &amp; IF([.P134]=&quot;&quot;;&quot;B.empty&quot;;&quot;B.pack &quot; &amp; CHAR(34) &amp; [.P134] &amp; CHAR(34)) &amp; &quot;), (&quot; &amp; CHAR(34) &amp; [.Q$20] &amp; CHAR(34) &amp; &quot;, &quot; &amp; IF([.Q134]=&quot;&quot;;&quot;B.empty&quot;;&quot;B.pack &quot; &amp; CHAR(34) &amp; [.Q134] &amp; CHAR(34)) &amp; &quot;)], str2PCLT_SDL Required_SDLM &quot;;CHAR(34);[.F134];CHAR(34);&quot; inner_cfg))&quot;))" office:value-type="string" office:string-value=", (&quot;E_PCLT_P2TE_PREFIX&quot;, (M.fromList [(&quot;rus&quot;, B.pack &quot;Произошла ошибка (@@|short_err_mark@@|) при реализации сообщения из шаблона: &quot;), (&quot;eng&quot;, B.pack &quot;An error (@@|short_err_mark@@|) occurred, when trying to realize a message from a template: &quot;)], str2PCLT_SDL Required_SDLM &quot;##|E_PCLT_P2TE##|&quot; inner_cfg))">
            <text:p>, ("E_PCLT_P2TE_PREFIX", (M.fromList [("rus", B.pack "Произошла ошибка (@@|short_err_mark@@|) при реализации сообщения из шаблона: "), ("eng", B.pack "An error (@@|short_err_mark@@|) occurred, when trying to realize a message from a template: ")], str2PCLT_SDL Required_SDLM "##|E_PCLT_P2TE##|" inner_cfg))</text:p>
          </table:table-cell>
          <table:table-cell table:style-name="ce7" table:formula="of:=IF([.E134]=&quot;&quot;;&quot;&quot;;CONCATENATE([.E134];&quot;%&quot;;[.F134];&quot;%&quot;;[.G134];&quot;%&quot;;[.H134]))" office:value-type="string" office:string-value="E_PCLT_P2TE_PREFIX%##|E_PCLT_P2TE##|%Произошла ошибка (@@|short_err_mark@@|) при реализации сообщения из шаблона: %An error (@@|short_err_mark@@|) occurred, when trying to realize a message from a template: ">
            <text:p>E_PCLT_P2TE_PREFIX%##|E_PCLT_P2TE##|%Произошла ошибка (@@|short_err_mark@@|) при реализации сообщения из шаблона: %An error (@@|short_err_mark@@|) occurred, when trying to realize a message from a template: </text:p>
          </table:table-cell>
          <table:table-cell table:style-name="ce11" table:formula="of:=IF([.E134]=&quot;&quot;;&quot;&quot;;&quot;INSERT INTO tpls (pclt_id) VALUES('&quot;&amp;[.E134]&amp;&quot;');&quot;&amp;CHAR(13)&amp;CHAR(10) &amp; IF([.N134]=&quot;&quot;;&quot;&quot;;&quot;INSERT INTO tpls_localized (lng, pclt_id, structured_text) VALUES('&quot;&amp; [.N$20] &amp; &quot;', '&quot;&amp;[.E134]&amp;&quot;', '&quot;&amp;[.N134]&amp;&quot;');&quot;) &amp; CHAR(13)&amp;CHAR(10) &amp; IF([.O134]=&quot;&quot;;&quot;&quot;;&quot;INSERT INTO tpls_localized (lng, pclt_id, structured_text) VALUES('&quot;&amp;[.O$20]&amp;&quot;', '&quot;&amp;[.E134]&amp;&quot;', '&quot;&amp;[.O134]&amp;&quot;');&quot;) &amp; CHAR(13)&amp;CHAR(10)&amp;&quot;INSERT INTO tpls_inclusions_in_collections (tpls_collection_id, pclt_id, tpl_dflt_req_sdl) VALUES (&quot;&amp;[.C134]&amp;&quot;,'&quot;&amp;[.E134]&amp;&quot;','&quot;&amp;[.F134]&amp;&quot;');&quot;)" office:value-type="string" office:string-value="INSERT INTO tpls (pclt_id) VALUES('E_PCLT_P2TE_PREFIX');&#13;&#10;INSERT INTO tpls_localized (lng, pclt_id, structured_text) VALUES('rus', 'E_PCLT_P2TE_PREFIX', 'Произошла ошибка (@@|short_err_mark@@|) при реализации сообщения из шаблона: ');&#13;&#10;INSERT INTO tpls_localized (lng, pclt_id, structured_text) VALUES('eng', 'E_PCLT_P2TE_PREFIX', 'An error (@@|short_err_mark@@|) occurred, when trying to realize a message from a template: ');&#13;&#10;INSERT INTO tpls_inclusions_in_collections (tpls_collection_id, pclt_id, tpl_dflt_req_sdl) VALUES (4,'E_PCLT_P2TE_PREFIX','##|E_PCLT_P2TE##|');">
            <text:p>INSERT INTO tpls (pclt_id) VALUES('E_PCLT_P2TE_PREFIX');<text:line-break/>INSERT INTO tpls_localized (lng, pclt_id, structured_text) VALUES('rus', 'E_PCLT_P2TE_PREFIX', 'Произошла ошибка (@@|short_err_mark@@|) при реализации сообщения из шаблона: ');<text:line-break/>INSERT INTO tpls_localized (lng, pclt_id, structured_text) VALUES('eng', 'E_PCLT_P2TE_PREFIX', 'An error (@@|short_err_mark@@|) occurred, when trying to realize a message from a template: ');<text:line-break/>INSERT INTO tpls_inclusions_in_collections (tpls_collection_id, pclt_id, tpl_dflt_req_sdl) VALUES (4,'E_PCLT_P2TE_PREFIX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4];&quot;'&quot;;&quot;''&quot;)" office:value-type="string" office:string-value="Произошла ошибка (@@|short_err_mark@@|) при реализации сообщения из шаблона: ">
            <text:p>Произошла ошибка (@@|short_err_mark@@|) при реализации сообщения из шаблона: </text:p>
          </table:table-cell>
          <table:table-cell table:style-name="ce11" table:formula="of:=SUBSTITUTE([.H134];&quot;'&quot;;&quot;''&quot;)" office:value-type="string" office:string-value="An error (@@|short_err_mark@@|) occurred, when trying to realize a message from a template: ">
            <text:p>An error (@@|short_err_mark@@|) occurred, when trying to realize a message from a template: </text:p>
          </table:table-cell>
          <table:table-cell table:style-name="ce11" table:formula="of:=SUBSTITUTE([.G134];&quot;&quot;&quot;&quot;;&quot;\&quot;&quot;&quot;)" office:value-type="string" office:string-value="Произошла ошибка (@@|short_err_mark@@|) при реализации сообщения из шаблона: ">
            <text:p>Произошла ошибка (@@|short_err_mark@@|) при реализации сообщения из шаблона: </text:p>
          </table:table-cell>
          <table:table-cell table:style-name="ce11" table:formula="of:=SUBSTITUTE([.H134];&quot;&quot;&quot;&quot;;&quot;\&quot;&quot;&quot;)" office:value-type="string" office:string-value="An error (@@|short_err_mark@@|) occurred, when trying to realize a message from a template: ">
            <text:p>An error (@@|short_err_mark@@|) occurred, when trying to realize a message from a template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5]=&quot;General commons&quot;;1;IF([.B135]=&quot;General DB commons&quot;;2;IF([.B135]=&quot;General networking commons&quot;;3;IF([.B135]=&quot;PCLT messages&quot;;4;IF([.B135]=&quot;PCLT-DB messages&quot;;5;-1)))))" office:value-type="float" office:value="4">
            <text:p>4</text:p>
          </table:table-cell>
          <table:table-cell table:style-name="ce11" table:formula="of:=IF([.E135]=&quot;&quot;;&quot;&quot;;CONCATENATE(&quot;##|&quot;;[.E135];&quot;##|&quot;) )" office:value-type="string" office:string-value="##|E_PCLT_P2TE_MISSINGCOMPST##|">
            <text:p>##|E_PCLT_P2TE_MISSINGCOMPST##|</text:p>
          </table:table-cell>
          <table:table-cell table:style-name="ce7" office:value-type="string">
            <text:p>E_PCLT_P2TE_MISSINGCOMPST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##|E_PCLT_COMMONS_MISSINGCOMPSTBYRER##|</text:p>
          </table:table-cell>
          <table:table-cell table:style-name="ce7" office:value-type="string">
            <text:p>##|E_PCLT_COMMONS_MISSINGCOMPSTBYRER##|</text:p>
          </table:table-cell>
          <table:table-cell table:style-name="ce7" office:value-type="string">
            <text:p><text:s/></text:p>
          </table:table-cell>
          <table:table-cell table:style-name="ce7" table:formula="of:=IF([.E135]=&quot;&quot;;&quot;&quot;;CONCATENATE(&quot;, (&quot;;CHAR(34);[.E135];CHAR(34);&quot;, (M.fromList [(&quot; &amp; CHAR(34) &amp; [.P$20] &amp; CHAR(34) &amp; &quot;, &quot; &amp; IF([.P135]=&quot;&quot;;&quot;B.empty&quot;;&quot;B.pack &quot; &amp; CHAR(34) &amp; [.P135] &amp; CHAR(34)) &amp; &quot;), (&quot; &amp; CHAR(34) &amp; [.Q$20] &amp; CHAR(34) &amp; &quot;, &quot; &amp; IF([.Q135]=&quot;&quot;;&quot;B.empty&quot;;&quot;B.pack &quot; &amp; CHAR(34) &amp; [.Q135] &amp; CHAR(34)) &amp; &quot;)], str2PCLT_SDL Required_SDLM &quot;;CHAR(34);[.F135];CHAR(34);&quot; inner_cfg))&quot;))" office:value-type="string" office:string-value=", (&quot;E_PCLT_P2TE_MISSINGCOMPST&quot;, (M.fromList [(&quot;rus&quot;, B.pack &quot;##|E_PCLT_COMMONS_MISSINGCOMPSTBYRER##|&quot;), (&quot;eng&quot;, B.pack &quot;##|E_PCLT_COMMONS_MISSINGCOMPSTBYRER##|&quot;)], str2PCLT_SDL Required_SDLM &quot;##|E_PCLT_P2TE##|&quot; inner_cfg))">
            <text:p>, ("E_PCLT_P2TE_MISSINGCOMPST", (M.fromList [("rus", B.pack "##|E_PCLT_COMMONS_MISSINGCOMPSTBYRER##|"), ("eng", B.pack "##|E_PCLT_COMMONS_MISSINGCOMPSTBYRER##|")], str2PCLT_SDL Required_SDLM "##|E_PCLT_P2TE##|" inner_cfg))</text:p>
          </table:table-cell>
          <table:table-cell table:style-name="ce7" table:formula="of:=IF([.E135]=&quot;&quot;;&quot;&quot;;CONCATENATE([.E135];&quot;%&quot;;[.F135];&quot;%&quot;;[.G135];&quot;%&quot;;[.H135]))" office:value-type="string" office:string-value="E_PCLT_P2TE_MISSINGCOMPST%##|E_PCLT_P2TE##|%##|E_PCLT_COMMONS_MISSINGCOMPSTBYRER##|%##|E_PCLT_COMMONS_MISSINGCOMPSTBYRER##|">
            <text:p>E_PCLT_P2TE_MISSINGCOMPST%##|E_PCLT_P2TE##|%##|E_PCLT_COMMONS_MISSINGCOMPSTBYRER##|%##|E_PCLT_COMMONS_MISSINGCOMPSTBYRER##|</text:p>
          </table:table-cell>
          <table:table-cell table:style-name="ce11" table:formula="of:=IF([.E135]=&quot;&quot;;&quot;&quot;;&quot;INSERT INTO tpls (pclt_id) VALUES('&quot;&amp;[.E135]&amp;&quot;');&quot;&amp;CHAR(13)&amp;CHAR(10) &amp; IF([.N135]=&quot;&quot;;&quot;&quot;;&quot;INSERT INTO tpls_localized (lng, pclt_id, structured_text) VALUES('&quot;&amp; [.N$20] &amp; &quot;', '&quot;&amp;[.E135]&amp;&quot;', '&quot;&amp;[.N135]&amp;&quot;');&quot;) &amp; CHAR(13)&amp;CHAR(10) &amp; IF([.O135]=&quot;&quot;;&quot;&quot;;&quot;INSERT INTO tpls_localized (lng, pclt_id, structured_text) VALUES('&quot;&amp;[.O$20]&amp;&quot;', '&quot;&amp;[.E135]&amp;&quot;', '&quot;&amp;[.O135]&amp;&quot;');&quot;) &amp; CHAR(13)&amp;CHAR(10)&amp;&quot;INSERT INTO tpls_inclusions_in_collections (tpls_collection_id, pclt_id, tpl_dflt_req_sdl) VALUES (&quot;&amp;[.C135]&amp;&quot;,'&quot;&amp;[.E135]&amp;&quot;','&quot;&amp;[.F135]&amp;&quot;');&quot;)" office:value-type="string" office:string-value="INSERT INTO tpls (pclt_id) VALUES('E_PCLT_P2TE_MISSINGCOMPST');&#13;&#10;INSERT INTO tpls_localized (lng, pclt_id, structured_text) VALUES('rus', 'E_PCLT_P2TE_MISSINGCOMPST', '##|E_PCLT_COMMONS_MISSINGCOMPSTBYRER##|');&#13;&#10;INSERT INTO tpls_localized (lng, pclt_id, structured_text) VALUES('eng', 'E_PCLT_P2TE_MISSINGCOMPST', '##|E_PCLT_COMMONS_MISSINGCOMPSTBYRER##|');&#13;&#10;INSERT INTO tpls_inclusions_in_collections (tpls_collection_id, pclt_id, tpl_dflt_req_sdl) VALUES (4,'E_PCLT_P2TE_MISSINGCOMPST','##|E_PCLT_P2TE##|');">
            <text:p>INSERT INTO tpls (pclt_id) VALUES('E_PCLT_P2TE_MISSINGCOMPST');<text:line-break/>INSERT INTO tpls_localized (lng, pclt_id, structured_text) VALUES('rus', 'E_PCLT_P2TE_MISSINGCOMPST', '##|E_PCLT_COMMONS_MISSINGCOMPSTBYRER##|');<text:line-break/>INSERT INTO tpls_localized (lng, pclt_id, structured_text) VALUES('eng', 'E_PCLT_P2TE_MISSINGCOMPST', '##|E_PCLT_COMMONS_MISSINGCOMPSTBYRER##|');<text:line-break/>INSERT INTO tpls_inclusions_in_collections (tpls_collection_id, pclt_id, tpl_dflt_req_sdl) VALUES (4,'E_PCLT_P2TE_MISSINGCOMPST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5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35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G135];&quot;&quot;&quot;&quot;;&quot;\&quot;&quot;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35];&quot;&quot;&quot;&quot;;&quot;\&quot;&quot;&quot;)" office:value-type="string" office:string-value="##|E_PCLT_COMMONS_MISSINGCOMPSTBYRER##|">
            <text:p>##|E_PCLT_COMMONS_MISSINGCOMPSTBYRE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6]=&quot;General commons&quot;;1;IF([.B136]=&quot;General DB commons&quot;;2;IF([.B136]=&quot;General networking commons&quot;;3;IF([.B136]=&quot;PCLT messages&quot;;4;IF([.B136]=&quot;PCLT-DB messages&quot;;5;-1)))))" office:value-type="float" office:value="4">
            <text:p>4</text:p>
          </table:table-cell>
          <table:table-cell table:style-name="ce11" table:formula="of:=IF([.E136]=&quot;&quot;;&quot;&quot;;CONCATENATE(&quot;##|&quot;;[.E136];&quot;##|&quot;) )" office:value-type="string" office:string-value="##|E_PCLT_P2TE_MISSINGLNGCOMPST##|">
            <text:p>##|E_PCLT_P2TE_MISSINGLNGCOMPST##|</text:p>
          </table:table-cell>
          <table:table-cell table:style-name="ce7" office:value-type="string">
            <text:p>E_PCLT_P2TE_MISSINGLNGCOMPST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(для языка "@@|lng@@|") ##|E_PCLT_COMMONS_MISSINGCOMPSTBYRER##|</text:p>
          </table:table-cell>
          <table:table-cell table:style-name="ce7" office:value-type="string">
            <text:p>(for language "@@|lng@@|") ##|E_PCLT_COMMONS_MISSINGCOMPSTBYRER##|</text:p>
          </table:table-cell>
          <table:table-cell table:style-name="ce7" office:value-type="string">
            <text:p><text:s/></text:p>
          </table:table-cell>
          <table:table-cell table:style-name="ce7" table:formula="of:=IF([.E136]=&quot;&quot;;&quot;&quot;;CONCATENATE(&quot;, (&quot;;CHAR(34);[.E136];CHAR(34);&quot;, (M.fromList [(&quot; &amp; CHAR(34) &amp; [.P$20] &amp; CHAR(34) &amp; &quot;, &quot; &amp; IF([.P136]=&quot;&quot;;&quot;B.empty&quot;;&quot;B.pack &quot; &amp; CHAR(34) &amp; [.P136] &amp; CHAR(34)) &amp; &quot;), (&quot; &amp; CHAR(34) &amp; [.Q$20] &amp; CHAR(34) &amp; &quot;, &quot; &amp; IF([.Q136]=&quot;&quot;;&quot;B.empty&quot;;&quot;B.pack &quot; &amp; CHAR(34) &amp; [.Q136] &amp; CHAR(34)) &amp; &quot;)], str2PCLT_SDL Required_SDLM &quot;;CHAR(34);[.F136];CHAR(34);&quot; inner_cfg))&quot;))" office:value-type="string" office:string-value=", (&quot;E_PCLT_P2TE_MISSINGLNGCOMPST&quot;, (M.fromList [(&quot;rus&quot;, B.pack &quot;(для языка \&quot;@@|lng@@|\&quot;) ##|E_PCLT_COMMONS_MISSINGCOMPSTBYRER##|&quot;), (&quot;eng&quot;, B.pack &quot;(for language \&quot;@@|lng@@|\&quot;) ##|E_PCLT_COMMONS_MISSINGCOMPSTBYRER##|&quot;)], str2PCLT_SDL Required_SDLM &quot;##|E_PCLT_P2TE##|&quot; inner_cfg))">
            <text:p>, ("E_PCLT_P2TE_MISSINGLNGCOMPST", (M.fromList [("rus", B.pack "(для языка \"@@|lng@@|\") ##|E_PCLT_COMMONS_MISSINGCOMPSTBYRER##|"), ("eng", B.pack "(for language \"@@|lng@@|\") ##|E_PCLT_COMMONS_MISSINGCOMPSTBYRER##|")], str2PCLT_SDL Required_SDLM "##|E_PCLT_P2TE##|" inner_cfg))</text:p>
          </table:table-cell>
          <table:table-cell table:style-name="ce7" table:formula="of:=IF([.E136]=&quot;&quot;;&quot;&quot;;CONCATENATE([.E136];&quot;%&quot;;[.F136];&quot;%&quot;;[.G136];&quot;%&quot;;[.H136]))" office:value-type="string" office:string-value="E_PCLT_P2TE_MISSINGLNGCOMPST%##|E_PCLT_P2TE##|%(для языка &quot;@@|lng@@|&quot;) ##|E_PCLT_COMMONS_MISSINGCOMPSTBYRER##|%(for language &quot;@@|lng@@|&quot;) ##|E_PCLT_COMMONS_MISSINGCOMPSTBYRER##|">
            <text:p>E_PCLT_P2TE_MISSINGLNGCOMPST%##|E_PCLT_P2TE##|%(для языка "@@|lng@@|") ##|E_PCLT_COMMONS_MISSINGCOMPSTBYRER##|%(for language "@@|lng@@|") ##|E_PCLT_COMMONS_MISSINGCOMPSTBYRER##|</text:p>
          </table:table-cell>
          <table:table-cell table:style-name="ce11" table:formula="of:=IF([.E136]=&quot;&quot;;&quot;&quot;;&quot;INSERT INTO tpls (pclt_id) VALUES('&quot;&amp;[.E136]&amp;&quot;');&quot;&amp;CHAR(13)&amp;CHAR(10) &amp; IF([.N136]=&quot;&quot;;&quot;&quot;;&quot;INSERT INTO tpls_localized (lng, pclt_id, structured_text) VALUES('&quot;&amp; [.N$20] &amp; &quot;', '&quot;&amp;[.E136]&amp;&quot;', '&quot;&amp;[.N136]&amp;&quot;');&quot;) &amp; CHAR(13)&amp;CHAR(10) &amp; IF([.O136]=&quot;&quot;;&quot;&quot;;&quot;INSERT INTO tpls_localized (lng, pclt_id, structured_text) VALUES('&quot;&amp;[.O$20]&amp;&quot;', '&quot;&amp;[.E136]&amp;&quot;', '&quot;&amp;[.O136]&amp;&quot;');&quot;) &amp; CHAR(13)&amp;CHAR(10)&amp;&quot;INSERT INTO tpls_inclusions_in_collections (tpls_collection_id, pclt_id, tpl_dflt_req_sdl) VALUES (&quot;&amp;[.C136]&amp;&quot;,'&quot;&amp;[.E136]&amp;&quot;','&quot;&amp;[.F136]&amp;&quot;');&quot;)" office:value-type="string" office:string-value="INSERT INTO tpls (pclt_id) VALUES('E_PCLT_P2TE_MISSINGLNGCOMPST');&#13;&#10;INSERT INTO tpls_localized (lng, pclt_id, structured_text) VALUES('rus', 'E_PCLT_P2TE_MISSINGLNGCOMPST', '(для языка &quot;@@|lng@@|&quot;) ##|E_PCLT_COMMONS_MISSINGCOMPSTBYRER##|');&#13;&#10;INSERT INTO tpls_localized (lng, pclt_id, structured_text) VALUES('eng', 'E_PCLT_P2TE_MISSINGLNGCOMPST', '(for language &quot;@@|lng@@|&quot;) ##|E_PCLT_COMMONS_MISSINGCOMPSTBYRER##|');&#13;&#10;INSERT INTO tpls_inclusions_in_collections (tpls_collection_id, pclt_id, tpl_dflt_req_sdl) VALUES (4,'E_PCLT_P2TE_MISSINGLNGCOMPST','##|E_PCLT_P2TE##|');">
            <text:p>INSERT INTO tpls (pclt_id) VALUES('E_PCLT_P2TE_MISSINGLNGCOMPST');<text:line-break/>INSERT INTO tpls_localized (lng, pclt_id, structured_text) VALUES('rus', 'E_PCLT_P2TE_MISSINGLNGCOMPST', '(для языка "@@|lng@@|") ##|E_PCLT_COMMONS_MISSINGCOMPSTBYRER##|');<text:line-break/>INSERT INTO tpls_localized (lng, pclt_id, structured_text) VALUES('eng', 'E_PCLT_P2TE_MISSINGLNGCOMPST', '(for language "@@|lng@@|") ##|E_PCLT_COMMONS_MISSINGCOMPSTBYRER##|');<text:line-break/>INSERT INTO tpls_inclusions_in_collections (tpls_collection_id, pclt_id, tpl_dflt_req_sdl) VALUES (4,'E_PCLT_P2TE_MISSINGLNGCOMPST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6];&quot;'&quot;;&quot;''&quot;)" office:value-type="string" office:string-value="(для языка &quot;@@|lng@@|&quot;) ##|E_PCLT_COMMONS_MISSINGCOMPSTBYRER##|">
            <text:p>(для языка "@@|lng@@|") ##|E_PCLT_COMMONS_MISSINGCOMPSTBYRER##|</text:p>
          </table:table-cell>
          <table:table-cell table:style-name="ce11" table:formula="of:=SUBSTITUTE([.H136];&quot;'&quot;;&quot;''&quot;)" office:value-type="string" office:string-value="(for language &quot;@@|lng@@|&quot;) ##|E_PCLT_COMMONS_MISSINGCOMPSTBYRER##|">
            <text:p>(for language "@@|lng@@|") ##|E_PCLT_COMMONS_MISSINGCOMPSTBYRER##|</text:p>
          </table:table-cell>
          <table:table-cell table:style-name="ce11" table:formula="of:=SUBSTITUTE([.G136];&quot;&quot;&quot;&quot;;&quot;\&quot;&quot;&quot;)" office:value-type="string" office:string-value="(для языка \&quot;@@|lng@@|\&quot;) ##|E_PCLT_COMMONS_MISSINGCOMPSTBYRER##|">
            <text:p>(для языка \"@@|lng@@|\") ##|E_PCLT_COMMONS_MISSINGCOMPSTBYRER##|</text:p>
          </table:table-cell>
          <table:table-cell table:style-name="ce11" table:formula="of:=SUBSTITUTE([.H136];&quot;&quot;&quot;&quot;;&quot;\&quot;&quot;&quot;)" office:value-type="string" office:string-value="(for language \&quot;@@|lng@@|\&quot;) ##|E_PCLT_COMMONS_MISSINGCOMPSTBYRER##|">
            <text:p>(for language \"@@|lng@@|\") ##|E_PCLT_COMMONS_MISSINGCOMPSTBYRE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7]=&quot;General commons&quot;;1;IF([.B137]=&quot;General DB commons&quot;;2;IF([.B137]=&quot;General networking commons&quot;;3;IF([.B137]=&quot;PCLT messages&quot;;4;IF([.B137]=&quot;PCLT-DB messages&quot;;5;-1)))))" office:value-type="float" office:value="4">
            <text:p>4</text:p>
          </table:table-cell>
          <table:table-cell table:style-name="ce11" table:formula="of:=IF([.E137]=&quot;&quot;;&quot;&quot;;CONCATENATE(&quot;##|&quot;;[.E137];&quot;##|&quot;) )" office:value-type="string" office:string-value="##|E_PCLT_P2TE_COMPCYCL##|">
            <text:p>##|E_PCLT_P2TE_COMPCYCL##|</text:p>
          </table:table-cell>
          <table:table-cell table:style-name="ce7" office:value-type="string">
            <text:p>E_PCLT_P2TE_COMPCYCL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##|E_PCLT_COMMONS_CCYCL##|</text:p>
          </table:table-cell>
          <table:table-cell table:style-name="ce7" office:value-type="string">
            <text:p>##|E_PCLT_COMMONS_CCYCL##|</text:p>
          </table:table-cell>
          <table:table-cell table:style-name="ce7" office:value-type="string">
            <text:p><text:s/></text:p>
          </table:table-cell>
          <table:table-cell table:style-name="ce7" table:formula="of:=IF([.E137]=&quot;&quot;;&quot;&quot;;CONCATENATE(&quot;, (&quot;;CHAR(34);[.E137];CHAR(34);&quot;, (M.fromList [(&quot; &amp; CHAR(34) &amp; [.P$20] &amp; CHAR(34) &amp; &quot;, &quot; &amp; IF([.P137]=&quot;&quot;;&quot;B.empty&quot;;&quot;B.pack &quot; &amp; CHAR(34) &amp; [.P137] &amp; CHAR(34)) &amp; &quot;), (&quot; &amp; CHAR(34) &amp; [.Q$20] &amp; CHAR(34) &amp; &quot;, &quot; &amp; IF([.Q137]=&quot;&quot;;&quot;B.empty&quot;;&quot;B.pack &quot; &amp; CHAR(34) &amp; [.Q137] &amp; CHAR(34)) &amp; &quot;)], str2PCLT_SDL Required_SDLM &quot;;CHAR(34);[.F137];CHAR(34);&quot; inner_cfg))&quot;))" office:value-type="string" office:string-value=", (&quot;E_PCLT_P2TE_COMPCYCL&quot;, (M.fromList [(&quot;rus&quot;, B.pack &quot;##|E_PCLT_COMMONS_CCYCL##|&quot;), (&quot;eng&quot;, B.pack &quot;##|E_PCLT_COMMONS_CCYCL##|&quot;)], str2PCLT_SDL Required_SDLM &quot;##|E_PCLT_P2TE##|&quot; inner_cfg))">
            <text:p>, ("E_PCLT_P2TE_COMPCYCL", (M.fromList [("rus", B.pack "##|E_PCLT_COMMONS_CCYCL##|"), ("eng", B.pack "##|E_PCLT_COMMONS_CCYCL##|")], str2PCLT_SDL Required_SDLM "##|E_PCLT_P2TE##|" inner_cfg))</text:p>
          </table:table-cell>
          <table:table-cell table:style-name="ce7" table:formula="of:=IF([.E137]=&quot;&quot;;&quot;&quot;;CONCATENATE([.E137];&quot;%&quot;;[.F137];&quot;%&quot;;[.G137];&quot;%&quot;;[.H137]))" office:value-type="string" office:string-value="E_PCLT_P2TE_COMPCYCL%##|E_PCLT_P2TE##|%##|E_PCLT_COMMONS_CCYCL##|%##|E_PCLT_COMMONS_CCYCL##|">
            <text:p>E_PCLT_P2TE_COMPCYCL%##|E_PCLT_P2TE##|%##|E_PCLT_COMMONS_CCYCL##|%##|E_PCLT_COMMONS_CCYCL##|</text:p>
          </table:table-cell>
          <table:table-cell table:style-name="ce11" table:formula="of:=IF([.E137]=&quot;&quot;;&quot;&quot;;&quot;INSERT INTO tpls (pclt_id) VALUES('&quot;&amp;[.E137]&amp;&quot;');&quot;&amp;CHAR(13)&amp;CHAR(10) &amp; IF([.N137]=&quot;&quot;;&quot;&quot;;&quot;INSERT INTO tpls_localized (lng, pclt_id, structured_text) VALUES('&quot;&amp; [.N$20] &amp; &quot;', '&quot;&amp;[.E137]&amp;&quot;', '&quot;&amp;[.N137]&amp;&quot;');&quot;) &amp; CHAR(13)&amp;CHAR(10) &amp; IF([.O137]=&quot;&quot;;&quot;&quot;;&quot;INSERT INTO tpls_localized (lng, pclt_id, structured_text) VALUES('&quot;&amp;[.O$20]&amp;&quot;', '&quot;&amp;[.E137]&amp;&quot;', '&quot;&amp;[.O137]&amp;&quot;');&quot;) &amp; CHAR(13)&amp;CHAR(10)&amp;&quot;INSERT INTO tpls_inclusions_in_collections (tpls_collection_id, pclt_id, tpl_dflt_req_sdl) VALUES (&quot;&amp;[.C137]&amp;&quot;,'&quot;&amp;[.E137]&amp;&quot;','&quot;&amp;[.F137]&amp;&quot;');&quot;)" office:value-type="string" office:string-value="INSERT INTO tpls (pclt_id) VALUES('E_PCLT_P2TE_COMPCYCL');&#13;&#10;INSERT INTO tpls_localized (lng, pclt_id, structured_text) VALUES('rus', 'E_PCLT_P2TE_COMPCYCL', '##|E_PCLT_COMMONS_CCYCL##|');&#13;&#10;INSERT INTO tpls_localized (lng, pclt_id, structured_text) VALUES('eng', 'E_PCLT_P2TE_COMPCYCL', '##|E_PCLT_COMMONS_CCYCL##|');&#13;&#10;INSERT INTO tpls_inclusions_in_collections (tpls_collection_id, pclt_id, tpl_dflt_req_sdl) VALUES (4,'E_PCLT_P2TE_COMPCYCL','##|E_PCLT_P2TE##|');">
            <text:p>INSERT INTO tpls (pclt_id) VALUES('E_PCLT_P2TE_COMPCYCL');<text:line-break/>INSERT INTO tpls_localized (lng, pclt_id, structured_text) VALUES('rus', 'E_PCLT_P2TE_COMPCYCL', '##|E_PCLT_COMMONS_CCYCL##|');<text:line-break/>INSERT INTO tpls_localized (lng, pclt_id, structured_text) VALUES('eng', 'E_PCLT_P2TE_COMPCYCL', '##|E_PCLT_COMMONS_CCYCL##|');<text:line-break/>INSERT INTO tpls_inclusions_in_collections (tpls_collection_id, pclt_id, tpl_dflt_req_sdl) VALUES (4,'E_PCLT_P2TE_COMPCYCL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7];&quot;'&quot;;&quot;''&quot;)" office:value-type="string" office:string-value="##|E_PCLT_COMMONS_CCYCL##|">
            <text:p>##|E_PCLT_COMMONS_CCYCL##|</text:p>
          </table:table-cell>
          <table:table-cell table:style-name="ce11" table:formula="of:=SUBSTITUTE([.H137];&quot;'&quot;;&quot;''&quot;)" office:value-type="string" office:string-value="##|E_PCLT_COMMONS_CCYCL##|">
            <text:p>##|E_PCLT_COMMONS_CCYCL##|</text:p>
          </table:table-cell>
          <table:table-cell table:style-name="ce11" table:formula="of:=SUBSTITUTE([.G137];&quot;&quot;&quot;&quot;;&quot;\&quot;&quot;&quot;)" office:value-type="string" office:string-value="##|E_PCLT_COMMONS_CCYCL##|">
            <text:p>##|E_PCLT_COMMONS_CCYCL##|</text:p>
          </table:table-cell>
          <table:table-cell table:style-name="ce11" table:formula="of:=SUBSTITUTE([.H137];&quot;&quot;&quot;&quot;;&quot;\&quot;&quot;&quot;)" office:value-type="string" office:string-value="##|E_PCLT_COMMONS_CCYCL##|">
            <text:p>##|E_PCLT_COMMONS_CCYCL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8]=&quot;General commons&quot;;1;IF([.B138]=&quot;General DB commons&quot;;2;IF([.B138]=&quot;General networking commons&quot;;3;IF([.B138]=&quot;PCLT messages&quot;;4;IF([.B138]=&quot;PCLT-DB messages&quot;;5;-1)))))" office:value-type="float" office:value="4">
            <text:p>4</text:p>
          </table:table-cell>
          <table:table-cell table:style-name="ce11" table:formula="of:=IF([.E138]=&quot;&quot;;&quot;&quot;;CONCATENATE(&quot;##|&quot;;[.E138];&quot;##|&quot;) )" office:value-type="string" office:string-value="##|E_PCLT_P2TE_SDLDF##|">
            <text:p>##|E_PCLT_P2TE_SDLDF##|</text:p>
          </table:table-cell>
          <table:table-cell table:style-name="ce7" office:value-type="string">
            <text:p>E_PCLT_P2TE_SDLDF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##|E_PCLT_SDLDF##|</text:p>
          </table:table-cell>
          <table:table-cell table:style-name="ce7" office:value-type="string">
            <text:p>##|E_PCLT_SDLDF##|</text:p>
          </table:table-cell>
          <table:table-cell table:style-name="ce7" office:value-type="string">
            <text:p><text:s/></text:p>
          </table:table-cell>
          <table:table-cell table:style-name="ce7" table:formula="of:=IF([.E138]=&quot;&quot;;&quot;&quot;;CONCATENATE(&quot;, (&quot;;CHAR(34);[.E138];CHAR(34);&quot;, (M.fromList [(&quot; &amp; CHAR(34) &amp; [.P$20] &amp; CHAR(34) &amp; &quot;, &quot; &amp; IF([.P138]=&quot;&quot;;&quot;B.empty&quot;;&quot;B.pack &quot; &amp; CHAR(34) &amp; [.P138] &amp; CHAR(34)) &amp; &quot;), (&quot; &amp; CHAR(34) &amp; [.Q$20] &amp; CHAR(34) &amp; &quot;, &quot; &amp; IF([.Q138]=&quot;&quot;;&quot;B.empty&quot;;&quot;B.pack &quot; &amp; CHAR(34) &amp; [.Q138] &amp; CHAR(34)) &amp; &quot;)], str2PCLT_SDL Required_SDLM &quot;;CHAR(34);[.F138];CHAR(34);&quot; inner_cfg))&quot;))" office:value-type="string" office:string-value=", (&quot;E_PCLT_P2TE_SDLDF&quot;, (M.fromList [(&quot;rus&quot;, B.pack &quot;##|E_PCLT_SDLDF##|&quot;), (&quot;eng&quot;, B.pack &quot;##|E_PCLT_SDLDF##|&quot;)], str2PCLT_SDL Required_SDLM &quot;##|E_PCLT_P2TE##|&quot; inner_cfg))">
            <text:p>, ("E_PCLT_P2TE_SDLDF", (M.fromList [("rus", B.pack "##|E_PCLT_SDLDF##|"), ("eng", B.pack "##|E_PCLT_SDLDF##|")], str2PCLT_SDL Required_SDLM "##|E_PCLT_P2TE##|" inner_cfg))</text:p>
          </table:table-cell>
          <table:table-cell table:style-name="ce7" table:formula="of:=IF([.E138]=&quot;&quot;;&quot;&quot;;CONCATENATE([.E138];&quot;%&quot;;[.F138];&quot;%&quot;;[.G138];&quot;%&quot;;[.H138]))" office:value-type="string" office:string-value="E_PCLT_P2TE_SDLDF%##|E_PCLT_P2TE##|%##|E_PCLT_SDLDF##|%##|E_PCLT_SDLDF##|">
            <text:p>E_PCLT_P2TE_SDLDF%##|E_PCLT_P2TE##|%##|E_PCLT_SDLDF##|%##|E_PCLT_SDLDF##|</text:p>
          </table:table-cell>
          <table:table-cell table:style-name="ce11" table:formula="of:=IF([.E138]=&quot;&quot;;&quot;&quot;;&quot;INSERT INTO tpls (pclt_id) VALUES('&quot;&amp;[.E138]&amp;&quot;');&quot;&amp;CHAR(13)&amp;CHAR(10) &amp; IF([.N138]=&quot;&quot;;&quot;&quot;;&quot;INSERT INTO tpls_localized (lng, pclt_id, structured_text) VALUES('&quot;&amp; [.N$20] &amp; &quot;', '&quot;&amp;[.E138]&amp;&quot;', '&quot;&amp;[.N138]&amp;&quot;');&quot;) &amp; CHAR(13)&amp;CHAR(10) &amp; IF([.O138]=&quot;&quot;;&quot;&quot;;&quot;INSERT INTO tpls_localized (lng, pclt_id, structured_text) VALUES('&quot;&amp;[.O$20]&amp;&quot;', '&quot;&amp;[.E138]&amp;&quot;', '&quot;&amp;[.O138]&amp;&quot;');&quot;) &amp; CHAR(13)&amp;CHAR(10)&amp;&quot;INSERT INTO tpls_inclusions_in_collections (tpls_collection_id, pclt_id, tpl_dflt_req_sdl) VALUES (&quot;&amp;[.C138]&amp;&quot;,'&quot;&amp;[.E138]&amp;&quot;','&quot;&amp;[.F138]&amp;&quot;');&quot;)" office:value-type="string" office:string-value="INSERT INTO tpls (pclt_id) VALUES('E_PCLT_P2TE_SDLDF');&#13;&#10;INSERT INTO tpls_localized (lng, pclt_id, structured_text) VALUES('rus', 'E_PCLT_P2TE_SDLDF', '##|E_PCLT_SDLDF##|');&#13;&#10;INSERT INTO tpls_localized (lng, pclt_id, structured_text) VALUES('eng', 'E_PCLT_P2TE_SDLDF', '##|E_PCLT_SDLDF##|');&#13;&#10;INSERT INTO tpls_inclusions_in_collections (tpls_collection_id, pclt_id, tpl_dflt_req_sdl) VALUES (4,'E_PCLT_P2TE_SDLDF','##|E_PCLT_P2TE##|');">
            <text:p>INSERT INTO tpls (pclt_id) VALUES('E_PCLT_P2TE_SDLDF');<text:line-break/>INSERT INTO tpls_localized (lng, pclt_id, structured_text) VALUES('rus', 'E_PCLT_P2TE_SDLDF', '##|E_PCLT_SDLDF##|');<text:line-break/>INSERT INTO tpls_localized (lng, pclt_id, structured_text) VALUES('eng', 'E_PCLT_P2TE_SDLDF', '##|E_PCLT_SDLDF##|');<text:line-break/>INSERT INTO tpls_inclusions_in_collections (tpls_collection_id, pclt_id, tpl_dflt_req_sdl) VALUES (4,'E_PCLT_P2TE_SDLDF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8];&quot;'&quot;;&quot;''&quot;)" office:value-type="string" office:string-value="##|E_PCLT_SDLDF##|">
            <text:p>##|E_PCLT_SDLDF##|</text:p>
          </table:table-cell>
          <table:table-cell table:style-name="ce11" table:formula="of:=SUBSTITUTE([.H138];&quot;'&quot;;&quot;''&quot;)" office:value-type="string" office:string-value="##|E_PCLT_SDLDF##|">
            <text:p>##|E_PCLT_SDLDF##|</text:p>
          </table:table-cell>
          <table:table-cell table:style-name="ce11" table:formula="of:=SUBSTITUTE([.G138];&quot;&quot;&quot;&quot;;&quot;\&quot;&quot;&quot;)" office:value-type="string" office:string-value="##|E_PCLT_SDLDF##|">
            <text:p>##|E_PCLT_SDLDF##|</text:p>
          </table:table-cell>
          <table:table-cell table:style-name="ce11" table:formula="of:=SUBSTITUTE([.H138];&quot;&quot;&quot;&quot;;&quot;\&quot;&quot;&quot;)" office:value-type="string" office:string-value="##|E_PCLT_SDLDF##|">
            <text:p>##|E_PCLT_SDLDF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39]=&quot;General commons&quot;;1;IF([.B139]=&quot;General DB commons&quot;;2;IF([.B139]=&quot;General networking commons&quot;;3;IF([.B139]=&quot;PCLT messages&quot;;4;IF([.B139]=&quot;PCLT-DB messages&quot;;5;-1)))))" office:value-type="float" office:value="4">
            <text:p>4</text:p>
          </table:table-cell>
          <table:table-cell table:style-name="ce11" table:formula="of:=IF([.E139]=&quot;&quot;;&quot;&quot;;CONCATENATE(&quot;##|&quot;;[.E139];&quot;##|&quot;) )" office:value-type="string" office:string-value="##|E_PCLT_P2TE_USUPMARK##|">
            <text:p>##|E_PCLT_P2TE_USUPMARK##|</text:p>
          </table:table-cell>
          <table:table-cell table:style-name="ce7" office:value-type="string">
            <text:p>E_PCLT_P2TE_USUPMARK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неизвестный маркер обнаружен в шаблоне [ИД: @@|tpl_id@@|; язык: "@@|lng@@|"]. @@|ssm@@| Содержимое под маркером: @@|contents@@|</text:p>
          </table:table-cell>
          <table:table-cell table:style-name="ce7" office:value-type="string">
            <text:p>unsupported marker appeara in the template [ID: @@|tpl_id@@|; language: "@@|lng@@|"]. @@|ssm@@| Marked text chunk: @@|contents@@|</text:p>
          </table:table-cell>
          <table:table-cell table:style-name="ce7" office:value-type="string">
            <text:p><text:s/></text:p>
          </table:table-cell>
          <table:table-cell table:style-name="ce7" table:formula="of:=IF([.E139]=&quot;&quot;;&quot;&quot;;CONCATENATE(&quot;, (&quot;;CHAR(34);[.E139];CHAR(34);&quot;, (M.fromList [(&quot; &amp; CHAR(34) &amp; [.P$20] &amp; CHAR(34) &amp; &quot;, &quot; &amp; IF([.P139]=&quot;&quot;;&quot;B.empty&quot;;&quot;B.pack &quot; &amp; CHAR(34) &amp; [.P139] &amp; CHAR(34)) &amp; &quot;), (&quot; &amp; CHAR(34) &amp; [.Q$20] &amp; CHAR(34) &amp; &quot;, &quot; &amp; IF([.Q139]=&quot;&quot;;&quot;B.empty&quot;;&quot;B.pack &quot; &amp; CHAR(34) &amp; [.Q139] &amp; CHAR(34)) &amp; &quot;)], str2PCLT_SDL Required_SDLM &quot;;CHAR(34);[.F139];CHAR(34);&quot; inner_cfg))&quot;))" office:value-type="string" office:string-value=", (&quot;E_PCLT_P2TE_USUPMARK&quot;, (M.fromList [(&quot;rus&quot;, B.pack &quot;неизвестный маркер обнаружен в шаблоне [ИД: @@|tpl_id@@|; язык: \&quot;@@|lng@@|\&quot;]. @@|ssm@@| Содержимое под маркером: @@|contents@@|&quot;), (&quot;eng&quot;, B.pack &quot;unsupported marker appeara in the template [ID: @@|tpl_id@@|; language: \&quot;@@|lng@@|\&quot;]. @@|ssm@@| Marked text chunk: @@|contents@@|&quot;)], str2PCLT_SDL Required_SDLM &quot;##|E_PCLT_P2TE##|&quot; inner_cfg))">
            <text:p>, ("E_PCLT_P2TE_USUPMARK", (M.fromList [("rus", B.pack "неизвестный маркер обнаружен в шаблоне [ИД: @@|tpl_id@@|; язык: \"@@|lng@@|\"]. @@|ssm@@| Содержимое под маркером: @@|contents@@|"), ("eng", B.pack "unsupported marker appeara in the template [ID: @@|tpl_id@@|; language: \"@@|lng@@|\"]. @@|ssm@@| Marked text chunk: @@|contents@@|")], str2PCLT_SDL Required_SDLM "##|E_PCLT_P2TE##|" inner_cfg))</text:p>
          </table:table-cell>
          <table:table-cell table:style-name="ce7" table:formula="of:=IF([.E139]=&quot;&quot;;&quot;&quot;;CONCATENATE([.E139];&quot;%&quot;;[.F139];&quot;%&quot;;[.G139];&quot;%&quot;;[.H139]))" office:value-type="string" office:string-value="E_PCLT_P2TE_USUPMARK%##|E_PCLT_P2TE##|%неизвестный маркер обнаружен в шаблоне [ИД: @@|tpl_id@@|; язык: &quot;@@|lng@@|&quot;]. @@|ssm@@| Содержимое под маркером: @@|contents@@|%unsupported marker appeara in the template [ID: @@|tpl_id@@|; language: &quot;@@|lng@@|&quot;]. @@|ssm@@| Marked text chunk: @@|contents@@|">
            <text:p>E_PCLT_P2TE_USUPMARK%##|E_PCLT_P2TE##|%неизвестный маркер обнаружен в шаблоне [ИД: @@|tpl_id@@|; язык: "@@|lng@@|"]. @@|ssm@@| Содержимое под маркером: @@|contents@@|%unsupported marker appeara in the template [ID: @@|tpl_id@@|; language: "@@|lng@@|"]. @@|ssm@@| Marked text chunk: @@|contents@@|</text:p>
          </table:table-cell>
          <table:table-cell table:style-name="ce11" table:formula="of:=IF([.E139]=&quot;&quot;;&quot;&quot;;&quot;INSERT INTO tpls (pclt_id) VALUES('&quot;&amp;[.E139]&amp;&quot;');&quot;&amp;CHAR(13)&amp;CHAR(10) &amp; IF([.N139]=&quot;&quot;;&quot;&quot;;&quot;INSERT INTO tpls_localized (lng, pclt_id, structured_text) VALUES('&quot;&amp; [.N$20] &amp; &quot;', '&quot;&amp;[.E139]&amp;&quot;', '&quot;&amp;[.N139]&amp;&quot;');&quot;) &amp; CHAR(13)&amp;CHAR(10) &amp; IF([.O139]=&quot;&quot;;&quot;&quot;;&quot;INSERT INTO tpls_localized (lng, pclt_id, structured_text) VALUES('&quot;&amp;[.O$20]&amp;&quot;', '&quot;&amp;[.E139]&amp;&quot;', '&quot;&amp;[.O139]&amp;&quot;');&quot;) &amp; CHAR(13)&amp;CHAR(10)&amp;&quot;INSERT INTO tpls_inclusions_in_collections (tpls_collection_id, pclt_id, tpl_dflt_req_sdl) VALUES (&quot;&amp;[.C139]&amp;&quot;,'&quot;&amp;[.E139]&amp;&quot;','&quot;&amp;[.F139]&amp;&quot;');&quot;)" office:value-type="string" office:string-value="INSERT INTO tpls (pclt_id) VALUES('E_PCLT_P2TE_USUPMARK');&#13;&#10;INSERT INTO tpls_localized (lng, pclt_id, structured_text) VALUES('rus', 'E_PCLT_P2TE_USUPMARK', 'неизвестный маркер обнаружен в шаблоне [ИД: @@|tpl_id@@|; язык: &quot;@@|lng@@|&quot;]. @@|ssm@@| Содержимое под маркером: @@|contents@@|');&#13;&#10;INSERT INTO tpls_localized (lng, pclt_id, structured_text) VALUES('eng', 'E_PCLT_P2TE_USUPMARK', 'unsupported marker appeara in the template [ID: @@|tpl_id@@|; language: &quot;@@|lng@@|&quot;]. @@|ssm@@| Marked text chunk: @@|contents@@|');&#13;&#10;INSERT INTO tpls_inclusions_in_collections (tpls_collection_id, pclt_id, tpl_dflt_req_sdl) VALUES (4,'E_PCLT_P2TE_USUPMARK','##|E_PCLT_P2TE##|');">
            <text:p>INSERT INTO tpls (pclt_id) VALUES('E_PCLT_P2TE_USUPMARK');<text:line-break/>INSERT INTO tpls_localized (lng, pclt_id, structured_text) VALUES('rus', 'E_PCLT_P2TE_USUPMARK', 'неизвестный маркер обнаружен в шаблоне [ИД: @@|tpl_id@@|; язык: "@@|lng@@|"]. @@|ssm@@| Содержимое под маркером: @@|contents@@|');<text:line-break/>INSERT INTO tpls_localized (lng, pclt_id, structured_text) VALUES('eng', 'E_PCLT_P2TE_USUPMARK', 'unsupported marker appeara in the template [ID: @@|tpl_id@@|; language: "@@|lng@@|"]. @@|ssm@@| Marked text chunk: @@|contents@@|');<text:line-break/>INSERT INTO tpls_inclusions_in_collections (tpls_collection_id, pclt_id, tpl_dflt_req_sdl) VALUES (4,'E_PCLT_P2TE_USUPMARK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39];&quot;'&quot;;&quot;''&quot;)" office:value-type="string" office:string-value="неизвестный маркер обнаружен в шаблоне [ИД: @@|tpl_id@@|; язык: &quot;@@|lng@@|&quot;]. @@|ssm@@| Содержимое под маркером: @@|contents@@|">
            <text:p>неизвестный маркер обнаружен в шаблоне [ИД: @@|tpl_id@@|; язык: "@@|lng@@|"]. @@|ssm@@| Содержимое под маркером: @@|contents@@|</text:p>
          </table:table-cell>
          <table:table-cell table:style-name="ce11" table:formula="of:=SUBSTITUTE([.H139];&quot;'&quot;;&quot;''&quot;)" office:value-type="string" office:string-value="unsupported marker appeara in the template [ID: @@|tpl_id@@|; language: &quot;@@|lng@@|&quot;]. @@|ssm@@| Marked text chunk: @@|contents@@|">
            <text:p>unsupported marker appeara in the template [ID: @@|tpl_id@@|; language: "@@|lng@@|"]. @@|ssm@@| Marked text chunk: @@|contents@@|</text:p>
          </table:table-cell>
          <table:table-cell table:style-name="ce11" table:formula="of:=SUBSTITUTE([.G139];&quot;&quot;&quot;&quot;;&quot;\&quot;&quot;&quot;)" office:value-type="string" office:string-value="неизвестный маркер обнаружен в шаблоне [ИД: @@|tpl_id@@|; язык: \&quot;@@|lng@@|\&quot;]. @@|ssm@@| Содержимое под маркером: @@|contents@@|">
            <text:p>неизвестный маркер обнаружен в шаблоне [ИД: @@|tpl_id@@|; язык: \"@@|lng@@|\"]. @@|ssm@@| Содержимое под маркером: @@|contents@@|</text:p>
          </table:table-cell>
          <table:table-cell table:style-name="ce11" table:formula="of:=SUBSTITUTE([.H139];&quot;&quot;&quot;&quot;;&quot;\&quot;&quot;&quot;)" office:value-type="string" office:string-value="unsupported marker appeara in the template [ID: @@|tpl_id@@|; language: \&quot;@@|lng@@|\&quot;]. @@|ssm@@| Marked text chunk: @@|contents@@|">
            <text:p>unsupported marker appeara in the template [ID: @@|tpl_id@@|; language: \"@@|lng@@|\"]. @@|ssm@@| Marked text chunk: @@|contents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0]=&quot;General commons&quot;;1;IF([.B140]=&quot;General DB commons&quot;;2;IF([.B140]=&quot;General networking commons&quot;;3;IF([.B140]=&quot;PCLT messages&quot;;4;IF([.B140]=&quot;PCLT-DB messages&quot;;5;-1)))))" office:value-type="float" office:value="4">
            <text:p>4</text:p>
          </table:table-cell>
          <table:table-cell table:style-name="ce11" table:formula="of:=IF([.E140]=&quot;&quot;;&quot;&quot;;CONCATENATE(&quot;##|&quot;;[.E140];&quot;##|&quot;) )" office:value-type="string" office:string-value="##|E_PCLT_P2TE_NOPARAMVAL##|">
            <text:p>##|E_PCLT_P2TE_NOPARAMVAL##|</text:p>
          </table:table-cell>
          <table:table-cell table:style-name="ce7" office:value-type="string">
            <text:p>E_PCLT_P2TE_NOPARAMVAL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для параметра "@@|param_id@@|" к реализации шаблона [ИД: @@|tpl_id@@|; язык: "@@|lng@@|"] не указано значение</text:p>
          </table:table-cell>
          <table:table-cell table:style-name="ce7" office:value-type="string">
            <text:p>no value specified for parameter "@@|param_id@@|" of template [ID: @@|tpl_id@@|; lng: "@@|lng@@|"]</text:p>
          </table:table-cell>
          <table:table-cell table:style-name="ce7" office:value-type="string">
            <text:p><text:s/></text:p>
          </table:table-cell>
          <table:table-cell table:style-name="ce7" table:formula="of:=IF([.E140]=&quot;&quot;;&quot;&quot;;CONCATENATE(&quot;, (&quot;;CHAR(34);[.E140];CHAR(34);&quot;, (M.fromList [(&quot; &amp; CHAR(34) &amp; [.P$20] &amp; CHAR(34) &amp; &quot;, &quot; &amp; IF([.P140]=&quot;&quot;;&quot;B.empty&quot;;&quot;B.pack &quot; &amp; CHAR(34) &amp; [.P140] &amp; CHAR(34)) &amp; &quot;), (&quot; &amp; CHAR(34) &amp; [.Q$20] &amp; CHAR(34) &amp; &quot;, &quot; &amp; IF([.Q140]=&quot;&quot;;&quot;B.empty&quot;;&quot;B.pack &quot; &amp; CHAR(34) &amp; [.Q140] &amp; CHAR(34)) &amp; &quot;)], str2PCLT_SDL Required_SDLM &quot;;CHAR(34);[.F140];CHAR(34);&quot; inner_cfg))&quot;))" office:value-type="string" office:string-value=", (&quot;E_PCLT_P2TE_NOPARAMVAL&quot;, (M.fromList [(&quot;rus&quot;, B.pack &quot;для параметра \&quot;@@|param_id@@|\&quot; к реализации шаблона [ИД: @@|tpl_id@@|; язык: \&quot;@@|lng@@|\&quot;] не указано значение&quot;), (&quot;eng&quot;, B.pack &quot;no value specified for parameter \&quot;@@|param_id@@|\&quot; of template [ID: @@|tpl_id@@|; lng: \&quot;@@|lng@@|\&quot;]&quot;)], str2PCLT_SDL Required_SDLM &quot;##|E_PCLT_P2TE##|&quot; inner_cfg))">
            <text:p>, ("E_PCLT_P2TE_NOPARAMVAL", (M.fromList [("rus", B.pack "для параметра \"@@|param_id@@|\" к реализации шаблона [ИД: @@|tpl_id@@|; язык: \"@@|lng@@|\"] не указано значение"), ("eng", B.pack "no value specified for parameter \"@@|param_id@@|\" of template [ID: @@|tpl_id@@|; lng: \"@@|lng@@|\"]")], str2PCLT_SDL Required_SDLM "##|E_PCLT_P2TE##|" inner_cfg))</text:p>
          </table:table-cell>
          <table:table-cell table:style-name="ce7" table:formula="of:=IF([.E140]=&quot;&quot;;&quot;&quot;;CONCATENATE([.E140];&quot;%&quot;;[.F140];&quot;%&quot;;[.G140];&quot;%&quot;;[.H140]))" office:value-type="string" office:string-value="E_PCLT_P2TE_NOPARAMVAL%##|E_PCLT_P2TE##|%для параметра &quot;@@|param_id@@|&quot; к реализации шаблона [ИД: @@|tpl_id@@|; язык: &quot;@@|lng@@|&quot;] не указано значение%no value specified for parameter &quot;@@|param_id@@|&quot; of template [ID: @@|tpl_id@@|; lng: &quot;@@|lng@@|&quot;]">
            <text:p>E_PCLT_P2TE_NOPARAMVAL%##|E_PCLT_P2TE##|%для параметра "@@|param_id@@|" к реализации шаблона [ИД: @@|tpl_id@@|; язык: "@@|lng@@|"] не указано значение%no value specified for parameter "@@|param_id@@|" of template [ID: @@|tpl_id@@|; lng: "@@|lng@@|"]</text:p>
          </table:table-cell>
          <table:table-cell table:style-name="ce11" table:formula="of:=IF([.E140]=&quot;&quot;;&quot;&quot;;&quot;INSERT INTO tpls (pclt_id) VALUES('&quot;&amp;[.E140]&amp;&quot;');&quot;&amp;CHAR(13)&amp;CHAR(10) &amp; IF([.N140]=&quot;&quot;;&quot;&quot;;&quot;INSERT INTO tpls_localized (lng, pclt_id, structured_text) VALUES('&quot;&amp; [.N$20] &amp; &quot;', '&quot;&amp;[.E140]&amp;&quot;', '&quot;&amp;[.N140]&amp;&quot;');&quot;) &amp; CHAR(13)&amp;CHAR(10) &amp; IF([.O140]=&quot;&quot;;&quot;&quot;;&quot;INSERT INTO tpls_localized (lng, pclt_id, structured_text) VALUES('&quot;&amp;[.O$20]&amp;&quot;', '&quot;&amp;[.E140]&amp;&quot;', '&quot;&amp;[.O140]&amp;&quot;');&quot;) &amp; CHAR(13)&amp;CHAR(10)&amp;&quot;INSERT INTO tpls_inclusions_in_collections (tpls_collection_id, pclt_id, tpl_dflt_req_sdl) VALUES (&quot;&amp;[.C140]&amp;&quot;,'&quot;&amp;[.E140]&amp;&quot;','&quot;&amp;[.F140]&amp;&quot;');&quot;)" office:value-type="string" office:string-value="INSERT INTO tpls (pclt_id) VALUES('E_PCLT_P2TE_NOPARAMVAL');&#13;&#10;INSERT INTO tpls_localized (lng, pclt_id, structured_text) VALUES('rus', 'E_PCLT_P2TE_NOPARAMVAL', 'для параметра &quot;@@|param_id@@|&quot; к реализации шаблона [ИД: @@|tpl_id@@|; язык: &quot;@@|lng@@|&quot;] не указано значение');&#13;&#10;INSERT INTO tpls_localized (lng, pclt_id, structured_text) VALUES('eng', 'E_PCLT_P2TE_NOPARAMVAL', 'no value specified for parameter &quot;@@|param_id@@|&quot; of template [ID: @@|tpl_id@@|; lng: &quot;@@|lng@@|&quot;]');&#13;&#10;INSERT INTO tpls_inclusions_in_collections (tpls_collection_id, pclt_id, tpl_dflt_req_sdl) VALUES (4,'E_PCLT_P2TE_NOPARAMVAL','##|E_PCLT_P2TE##|');">
            <text:p>INSERT INTO tpls (pclt_id) VALUES('E_PCLT_P2TE_NOPARAMVAL');<text:line-break/>INSERT INTO tpls_localized (lng, pclt_id, structured_text) VALUES('rus', 'E_PCLT_P2TE_NOPARAMVAL', 'для параметра "@@|param_id@@|" к реализации шаблона [ИД: @@|tpl_id@@|; язык: "@@|lng@@|"] не указано значение');<text:line-break/>INSERT INTO tpls_localized (lng, pclt_id, structured_text) VALUES('eng', 'E_PCLT_P2TE_NOPARAMVAL', 'no value specified for parameter "@@|param_id@@|" of template [ID: @@|tpl_id@@|; lng: "@@|lng@@|"]');<text:line-break/>INSERT INTO tpls_inclusions_in_collections (tpls_collection_id, pclt_id, tpl_dflt_req_sdl) VALUES (4,'E_PCLT_P2TE_NOPARAMVAL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0];&quot;'&quot;;&quot;''&quot;)" office:value-type="string" office:string-value="для параметра &quot;@@|param_id@@|&quot; к реализации шаблона [ИД: @@|tpl_id@@|; язык: &quot;@@|lng@@|&quot;] не указано значение">
            <text:p>для параметра "@@|param_id@@|" к реализации шаблона [ИД: @@|tpl_id@@|; язык: "@@|lng@@|"] не указано значение</text:p>
          </table:table-cell>
          <table:table-cell table:style-name="ce11" table:formula="of:=SUBSTITUTE([.H140];&quot;'&quot;;&quot;''&quot;)" office:value-type="string" office:string-value="no value specified for parameter &quot;@@|param_id@@|&quot; of template [ID: @@|tpl_id@@|; lng: &quot;@@|lng@@|&quot;]">
            <text:p>no value specified for parameter "@@|param_id@@|" of template [ID: @@|tpl_id@@|; lng: "@@|lng@@|"]</text:p>
          </table:table-cell>
          <table:table-cell table:style-name="ce11" table:formula="of:=SUBSTITUTE([.G140];&quot;&quot;&quot;&quot;;&quot;\&quot;&quot;&quot;)" office:value-type="string" office:string-value="для параметра \&quot;@@|param_id@@|\&quot; к реализации шаблона [ИД: @@|tpl_id@@|; язык: \&quot;@@|lng@@|\&quot;] не указано значение">
            <text:p>для параметра \"@@|param_id@@|\" к реализации шаблона [ИД: @@|tpl_id@@|; язык: \"@@|lng@@|\"] не указано значение</text:p>
          </table:table-cell>
          <table:table-cell table:style-name="ce11" table:formula="of:=SUBSTITUTE([.H140];&quot;&quot;&quot;&quot;;&quot;\&quot;&quot;&quot;)" office:value-type="string" office:string-value="no value specified for parameter \&quot;@@|param_id@@|\&quot; of template [ID: @@|tpl_id@@|; lng: \&quot;@@|lng@@|\&quot;]">
            <text:p>no value specified for parameter \"@@|param_id@@|\" of template [ID: @@|tpl_id@@|; lng: \"@@|lng@@|\"]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1]=&quot;General commons&quot;;1;IF([.B141]=&quot;General DB commons&quot;;2;IF([.B141]=&quot;General networking commons&quot;;3;IF([.B141]=&quot;PCLT messages&quot;;4;IF([.B141]=&quot;PCLT-DB messages&quot;;5;-1)))))" office:value-type="float" office:value="4">
            <text:p>4</text:p>
          </table:table-cell>
          <table:table-cell table:style-name="ce11" table:formula="of:=IF([.E141]=&quot;&quot;;&quot;&quot;;CONCATENATE(&quot;##|&quot;;[.E141];&quot;##|&quot;) )" office:value-type="string" office:string-value="##|E_PCLT_P2TE_REPRSFAIL##|">
            <text:p>##|E_PCLT_P2TE_REPRSFAIL##|</text:p>
          </table:table-cell>
          <table:table-cell table:style-name="ce11" office:value-type="string">
            <text:p>E_PCLT_P2TE_REPRSFAIL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произошла ошибка при репарсинге значения параметра "@@|param_id@@|" при реализации шаблона [ИД: @@|tpl_id@@|; язык: "@@|lng@@|"]. Ошибка: @@|rpcsce@@|</text:p>
          </table:table-cell>
          <table:table-cell table:style-name="ce7" office:value-type="string">
            <text:p>an error occurred, when reparsing a value specified for parameter "@@|param_id@@|" of template [ID: @@|tpl_id@@|; lng: "@@|lng@@|"]: @@|rpcsce@@|</text:p>
          </table:table-cell>
          <table:table-cell table:style-name="ce7" office:value-type="string">
            <text:p><text:s/></text:p>
          </table:table-cell>
          <table:table-cell table:style-name="ce7" table:formula="of:=IF([.E141]=&quot;&quot;;&quot;&quot;;CONCATENATE(&quot;, (&quot;;CHAR(34);[.E141];CHAR(34);&quot;, (M.fromList [(&quot; &amp; CHAR(34) &amp; [.P$20] &amp; CHAR(34) &amp; &quot;, &quot; &amp; IF([.P141]=&quot;&quot;;&quot;B.empty&quot;;&quot;B.pack &quot; &amp; CHAR(34) &amp; [.P141] &amp; CHAR(34)) &amp; &quot;), (&quot; &amp; CHAR(34) &amp; [.Q$20] &amp; CHAR(34) &amp; &quot;, &quot; &amp; IF([.Q141]=&quot;&quot;;&quot;B.empty&quot;;&quot;B.pack &quot; &amp; CHAR(34) &amp; [.Q141] &amp; CHAR(34)) &amp; &quot;)], str2PCLT_SDL Required_SDLM &quot;;CHAR(34);[.F141];CHAR(34);&quot; inner_cfg))&quot;))" office:value-type="string" office:string-value=", (&quot;E_PCLT_P2TE_REPRSFAIL&quot;, (M.fromList [(&quot;rus&quot;, B.pack &quot;произошла ошибка при репарсинге значения параметра \&quot;@@|param_id@@|\&quot; при реализации шаблона [ИД: @@|tpl_id@@|; язык: \&quot;@@|lng@@|\&quot;]. Ошибка: @@|rpcsce@@|&quot;), (&quot;eng&quot;, B.pack &quot;an error occurred, when reparsing a value specified for parameter \&quot;@@|param_id@@|\&quot; of template [ID: @@|tpl_id@@|; lng: \&quot;@@|lng@@|\&quot;]: @@|rpcsce@@|&quot;)], str2PCLT_SDL Required_SDLM &quot;##|E_PCLT_P2TE##|&quot; inner_cfg))">
            <text:p>, ("E_PCLT_P2TE_REPRSFAIL", (M.fromList [("rus", B.pack "произошла ошибка при репарсинге значения параметра \"@@|param_id@@|\" при реализации шаблона [ИД: @@|tpl_id@@|; язык: \"@@|lng@@|\"]. Ошибка: @@|rpcsce@@|"), ("eng", B.pack "an error occurred, when reparsing a value specified for parameter \"@@|param_id@@|\" of template [ID: @@|tpl_id@@|; lng: \"@@|lng@@|\"]: @@|rpcsce@@|")], str2PCLT_SDL Required_SDLM "##|E_PCLT_P2TE##|" inner_cfg))</text:p>
          </table:table-cell>
          <table:table-cell table:style-name="ce7" table:formula="of:=IF([.E141]=&quot;&quot;;&quot;&quot;;CONCATENATE([.E141];&quot;%&quot;;[.F141];&quot;%&quot;;[.G141];&quot;%&quot;;[.H141]))" office:value-type="string" office:string-value="E_PCLT_P2TE_REPRSFAIL%##|E_PCLT_P2TE##|%произошла ошибка при репарсинге значения параметра &quot;@@|param_id@@|&quot; при реализации шаблона [ИД: @@|tpl_id@@|; язык: &quot;@@|lng@@|&quot;]. Ошибка: @@|rpcsce@@|%an error occurred, when reparsing a value specified for parameter &quot;@@|param_id@@|&quot; of template [ID: @@|tpl_id@@|; lng: &quot;@@|lng@@|&quot;]: @@|rpcsce@@|">
            <text:p>E_PCLT_P2TE_REPRSFAIL%##|E_PCLT_P2TE##|%произошла ошибка при репарсинге значения параметра "@@|param_id@@|" при реализации шаблона [ИД: @@|tpl_id@@|; язык: "@@|lng@@|"]. Ошибка: @@|rpcsce@@|%an error occurred, when reparsing a value specified for parameter "@@|param_id@@|" of template [ID: @@|tpl_id@@|; lng: "@@|lng@@|"]: @@|rpcsce@@|</text:p>
          </table:table-cell>
          <table:table-cell table:style-name="ce11" table:formula="of:=IF([.E141]=&quot;&quot;;&quot;&quot;;&quot;INSERT INTO tpls (pclt_id) VALUES('&quot;&amp;[.E141]&amp;&quot;');&quot;&amp;CHAR(13)&amp;CHAR(10) &amp; IF([.N141]=&quot;&quot;;&quot;&quot;;&quot;INSERT INTO tpls_localized (lng, pclt_id, structured_text) VALUES('&quot;&amp; [.N$20] &amp; &quot;', '&quot;&amp;[.E141]&amp;&quot;', '&quot;&amp;[.N141]&amp;&quot;');&quot;) &amp; CHAR(13)&amp;CHAR(10) &amp; IF([.O141]=&quot;&quot;;&quot;&quot;;&quot;INSERT INTO tpls_localized (lng, pclt_id, structured_text) VALUES('&quot;&amp;[.O$20]&amp;&quot;', '&quot;&amp;[.E141]&amp;&quot;', '&quot;&amp;[.O141]&amp;&quot;');&quot;) &amp; CHAR(13)&amp;CHAR(10)&amp;&quot;INSERT INTO tpls_inclusions_in_collections (tpls_collection_id, pclt_id, tpl_dflt_req_sdl) VALUES (&quot;&amp;[.C141]&amp;&quot;,'&quot;&amp;[.E141]&amp;&quot;','&quot;&amp;[.F141]&amp;&quot;');&quot;)" office:value-type="string" office:string-value="INSERT INTO tpls (pclt_id) VALUES('E_PCLT_P2TE_REPRSFAIL');&#13;&#10;INSERT INTO tpls_localized (lng, pclt_id, structured_text) VALUES('rus', 'E_PCLT_P2TE_REPRSFAIL', 'произошла ошибка при репарсинге значения параметра &quot;@@|param_id@@|&quot; при реализации шаблона [ИД: @@|tpl_id@@|; язык: &quot;@@|lng@@|&quot;]. Ошибка: @@|rpcsce@@|');&#13;&#10;INSERT INTO tpls_localized (lng, pclt_id, structured_text) VALUES('eng', 'E_PCLT_P2TE_REPRSFAIL', 'an error occurred, when reparsing a value specified for parameter &quot;@@|param_id@@|&quot; of template [ID: @@|tpl_id@@|; lng: &quot;@@|lng@@|&quot;]: @@|rpcsce@@|');&#13;&#10;INSERT INTO tpls_inclusions_in_collections (tpls_collection_id, pclt_id, tpl_dflt_req_sdl) VALUES (4,'E_PCLT_P2TE_REPRSFAIL','##|E_PCLT_P2TE##|');">
            <text:p>INSERT INTO tpls (pclt_id) VALUES('E_PCLT_P2TE_REPRSFAIL');<text:line-break/>INSERT INTO tpls_localized (lng, pclt_id, structured_text) VALUES('rus', 'E_PCLT_P2TE_REPRSFAIL', 'произошла ошибка при репарсинге значения параметра "@@|param_id@@|" при реализации шаблона [ИД: @@|tpl_id@@|; язык: "@@|lng@@|"]. Ошибка: @@|rpcsce@@|');<text:line-break/>INSERT INTO tpls_localized (lng, pclt_id, structured_text) VALUES('eng', 'E_PCLT_P2TE_REPRSFAIL', 'an error occurred, when reparsing a value specified for parameter "@@|param_id@@|" of template [ID: @@|tpl_id@@|; lng: "@@|lng@@|"]: @@|rpcsce@@|');<text:line-break/>INSERT INTO tpls_inclusions_in_collections (tpls_collection_id, pclt_id, tpl_dflt_req_sdl) VALUES (4,'E_PCLT_P2TE_REPRSFAIL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1];&quot;'&quot;;&quot;''&quot;)" office:value-type="string" office:string-value="произошла ошибка при репарсинге значения параметра &quot;@@|param_id@@|&quot; при реализации шаблона [ИД: @@|tpl_id@@|; язык: &quot;@@|lng@@|&quot;]. Ошибка: @@|rpcsce@@|">
            <text:p>произошла ошибка при репарсинге значения параметра "@@|param_id@@|" при реализации шаблона [ИД: @@|tpl_id@@|; язык: "@@|lng@@|"]. Ошибка: @@|rpcsce@@|</text:p>
          </table:table-cell>
          <table:table-cell table:style-name="ce11" table:formula="of:=SUBSTITUTE([.H141];&quot;'&quot;;&quot;''&quot;)" office:value-type="string" office:string-value="an error occurred, when reparsing a value specified for parameter &quot;@@|param_id@@|&quot; of template [ID: @@|tpl_id@@|; lng: &quot;@@|lng@@|&quot;]: @@|rpcsce@@|">
            <text:p>an error occurred, when reparsing a value specified for parameter "@@|param_id@@|" of template [ID: @@|tpl_id@@|; lng: "@@|lng@@|"]: @@|rpcsce@@|</text:p>
          </table:table-cell>
          <table:table-cell table:style-name="ce11" table:formula="of:=SUBSTITUTE([.G141];&quot;&quot;&quot;&quot;;&quot;\&quot;&quot;&quot;)" office:value-type="string" office:string-value="произошла ошибка при репарсинге значения параметра \&quot;@@|param_id@@|\&quot; при реализации шаблона [ИД: @@|tpl_id@@|; язык: \&quot;@@|lng@@|\&quot;]. Ошибка: @@|rpcsce@@|">
            <text:p>произошла ошибка при репарсинге значения параметра \"@@|param_id@@|\" при реализации шаблона [ИД: @@|tpl_id@@|; язык: \"@@|lng@@|\"]. Ошибка: @@|rpcsce@@|</text:p>
          </table:table-cell>
          <table:table-cell table:style-name="ce11" table:formula="of:=SUBSTITUTE([.H141];&quot;&quot;&quot;&quot;;&quot;\&quot;&quot;&quot;)" office:value-type="string" office:string-value="an error occurred, when reparsing a value specified for parameter \&quot;@@|param_id@@|\&quot; of template [ID: @@|tpl_id@@|; lng: \&quot;@@|lng@@|\&quot;]: @@|rpcsce@@|">
            <text:p>an error occurred, when reparsing a value specified for parameter \"@@|param_id@@|\" of template [ID: @@|tpl_id@@|; lng: \"@@|lng@@|\"]: @@|rpcsce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2]=&quot;General commons&quot;;1;IF([.B142]=&quot;General DB commons&quot;;2;IF([.B142]=&quot;General networking commons&quot;;3;IF([.B142]=&quot;PCLT messages&quot;;4;IF([.B142]=&quot;PCLT-DB messages&quot;;5;-1)))))" office:value-type="float" office:value="4">
            <text:p>4</text:p>
          </table:table-cell>
          <table:table-cell table:style-name="ce11" table:formula="of:=IF([.E142]=&quot;&quot;;&quot;&quot;;CONCATENATE(&quot;##|&quot;;[.E142];&quot;##|&quot;) )" office:value-type="string" office:string-value="##|E_PCLT_P2TE_REPRSDEPTH##|">
            <text:p>##|E_PCLT_P2TE_REPRSDEPTH##|</text:p>
          </table:table-cell>
          <table:table-cell table:style-name="ce11" office:value-type="string">
            <text:p>E_PCLT_P2TE_REPRSDEPTH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достигнута максимальная глубина репарсинга (@@|reparsing_depth@@|). Дальнейшее углубление остановлено на репарсинге значения параметра "@@|param_id@@|" при реализации шаблона [ИД: @@|tpl_id@@|; язык: "@@|lng@@|"]</text:p>
          </table:table-cell>
          <table:table-cell table:style-name="ce7" office:value-type="string">
            <text:p>reparsing depth maximum (@@|reparsing_depth@@|) reached, - halted a reparsing of a value specified for parameter "@@|param_id@@|" of template [ID: @@|tpl_id@@|; lng: "@@|lng@@|"]</text:p>
          </table:table-cell>
          <table:table-cell table:style-name="ce7" office:value-type="string">
            <text:p><text:s/></text:p>
          </table:table-cell>
          <table:table-cell table:style-name="ce7" table:formula="of:=IF([.E142]=&quot;&quot;;&quot;&quot;;CONCATENATE(&quot;, (&quot;;CHAR(34);[.E142];CHAR(34);&quot;, (M.fromList [(&quot; &amp; CHAR(34) &amp; [.P$20] &amp; CHAR(34) &amp; &quot;, &quot; &amp; IF([.P142]=&quot;&quot;;&quot;B.empty&quot;;&quot;B.pack &quot; &amp; CHAR(34) &amp; [.P142] &amp; CHAR(34)) &amp; &quot;), (&quot; &amp; CHAR(34) &amp; [.Q$20] &amp; CHAR(34) &amp; &quot;, &quot; &amp; IF([.Q142]=&quot;&quot;;&quot;B.empty&quot;;&quot;B.pack &quot; &amp; CHAR(34) &amp; [.Q142] &amp; CHAR(34)) &amp; &quot;)], str2PCLT_SDL Required_SDLM &quot;;CHAR(34);[.F142];CHAR(34);&quot; inner_cfg))&quot;))" office:value-type="string" office:string-value=", (&quot;E_PCLT_P2TE_REPRSDEPTH&quot;, (M.fromList [(&quot;rus&quot;, B.pack &quot;достигнута максимальная глубина репарсинга (@@|reparsing_depth@@|). Дальнейшее углубление остановлено на репарсинге значения параметра \&quot;@@|param_id@@|\&quot; при реализации шаблона [ИД: @@|tpl_id@@|; язык: \&quot;@@|lng@@|\&quot;]&quot;), (&quot;eng&quot;, B.pack &quot;reparsing depth maximum (@@|reparsing_depth@@|) reached, - halted a reparsing of a value specified for parameter \&quot;@@|param_id@@|\&quot; of template [ID: @@|tpl_id@@|; lng: \&quot;@@|lng@@|\&quot;]&quot;)], str2PCLT_SDL Required_SDLM &quot;##|E_PCLT_P2TE##|&quot; inner_cfg))">
            <text:p>, ("E_PCLT_P2TE_REPRSDEPTH", (M.fromList [("rus", B.pack "достигнута максимальная глубина репарсинга (@@|reparsing_depth@@|). Дальнейшее углубление остановлено на репарсинге значения параметра \"@@|param_id@@|\" при реализации шаблона [ИД: @@|tpl_id@@|; язык: \"@@|lng@@|\"]"), ("eng", B.pack "reparsing depth maximum (@@|reparsing_depth@@|) reached, - halted a reparsing of a value specified for parameter \"@@|param_id@@|\" of template [ID: @@|tpl_id@@|; lng: \"@@|lng@@|\"]")], str2PCLT_SDL Required_SDLM "##|E_PCLT_P2TE##|" inner_cfg))</text:p>
          </table:table-cell>
          <table:table-cell table:style-name="ce7" table:formula="of:=IF([.E142]=&quot;&quot;;&quot;&quot;;CONCATENATE([.E142];&quot;%&quot;;[.F142];&quot;%&quot;;[.G142];&quot;%&quot;;[.H142]))" office:value-type="string" office:string-value="E_PCLT_P2TE_REPRSDEPTH%##|E_PCLT_P2TE##|%достигнута максимальная глубина репарсинга (@@|reparsing_depth@@|). Дальнейшее углубление остановлено на репарсинге значения параметра &quot;@@|param_id@@|&quot; при реализации шаблона [ИД: @@|tpl_id@@|; язык: &quot;@@|lng@@|&quot;]%reparsing depth maximum (@@|reparsing_depth@@|) reached, - halted a reparsing of a value specified for parameter &quot;@@|param_id@@|&quot; of template [ID: @@|tpl_id@@|; lng: &quot;@@|lng@@|&quot;]">
            <text:p>E_PCLT_P2TE_REPRSDEPTH%##|E_PCLT_P2TE##|%достигнута максимальная глубина репарсинга (@@|reparsing_depth@@|). Дальнейшее углубление остановлено на репарсинге значения параметра "@@|param_id@@|" при реализации шаблона [ИД: @@|tpl_id@@|; язык: "@@|lng@@|"]%reparsing depth maximum (@@|reparsing_depth@@|) reached, - halted a reparsing of a value specified for parameter "@@|param_id@@|" of template [ID: @@|tpl_id@@|; lng: "@@|lng@@|"]</text:p>
          </table:table-cell>
          <table:table-cell table:style-name="ce11" table:formula="of:=IF([.E142]=&quot;&quot;;&quot;&quot;;&quot;INSERT INTO tpls (pclt_id) VALUES('&quot;&amp;[.E142]&amp;&quot;');&quot;&amp;CHAR(13)&amp;CHAR(10) &amp; IF([.N142]=&quot;&quot;;&quot;&quot;;&quot;INSERT INTO tpls_localized (lng, pclt_id, structured_text) VALUES('&quot;&amp; [.N$20] &amp; &quot;', '&quot;&amp;[.E142]&amp;&quot;', '&quot;&amp;[.N142]&amp;&quot;');&quot;) &amp; CHAR(13)&amp;CHAR(10) &amp; IF([.O142]=&quot;&quot;;&quot;&quot;;&quot;INSERT INTO tpls_localized (lng, pclt_id, structured_text) VALUES('&quot;&amp;[.O$20]&amp;&quot;', '&quot;&amp;[.E142]&amp;&quot;', '&quot;&amp;[.O142]&amp;&quot;');&quot;) &amp; CHAR(13)&amp;CHAR(10)&amp;&quot;INSERT INTO tpls_inclusions_in_collections (tpls_collection_id, pclt_id, tpl_dflt_req_sdl) VALUES (&quot;&amp;[.C142]&amp;&quot;,'&quot;&amp;[.E142]&amp;&quot;','&quot;&amp;[.F142]&amp;&quot;');&quot;)" office:value-type="string" office:string-value="INSERT INTO tpls (pclt_id) VALUES('E_PCLT_P2TE_REPRSDEPTH');&#13;&#10;INSERT INTO tpls_localized (lng, pclt_id, structured_text) VALUES('rus', 'E_PCLT_P2TE_REPRSDEPTH', 'достигнута максимальная глубина репарсинга (@@|reparsing_depth@@|). Дальнейшее углубление остановлено на репарсинге значения параметра &quot;@@|param_id@@|&quot; при реализации шаблона [ИД: @@|tpl_id@@|; язык: &quot;@@|lng@@|&quot;]');&#13;&#10;INSERT INTO tpls_localized (lng, pclt_id, structured_text) VALUES('eng', 'E_PCLT_P2TE_REPRSDEPTH', 'reparsing depth maximum (@@|reparsing_depth@@|) reached, - halted a reparsing of a value specified for parameter &quot;@@|param_id@@|&quot; of template [ID: @@|tpl_id@@|; lng: &quot;@@|lng@@|&quot;]');&#13;&#10;INSERT INTO tpls_inclusions_in_collections (tpls_collection_id, pclt_id, tpl_dflt_req_sdl) VALUES (4,'E_PCLT_P2TE_REPRSDEPTH','##|E_PCLT_P2TE##|');">
            <text:p>INSERT INTO tpls (pclt_id) VALUES('E_PCLT_P2TE_REPRSDEPTH');<text:line-break/>INSERT INTO tpls_localized (lng, pclt_id, structured_text) VALUES('rus', 'E_PCLT_P2TE_REPRSDEPTH', 'достигнута максимальная глубина репарсинга (@@|reparsing_depth@@|). Дальнейшее углубление остановлено на репарсинге значения параметра "@@|param_id@@|" при реализации шаблона [ИД: @@|tpl_id@@|; язык: "@@|lng@@|"]');<text:line-break/>INSERT INTO tpls_localized (lng, pclt_id, structured_text) VALUES('eng', 'E_PCLT_P2TE_REPRSDEPTH', 'reparsing depth maximum (@@|reparsing_depth@@|) reached, - halted a reparsing of a value specified for parameter "@@|param_id@@|" of template [ID: @@|tpl_id@@|; lng: "@@|lng@@|"]');<text:line-break/>INSERT INTO tpls_inclusions_in_collections (tpls_collection_id, pclt_id, tpl_dflt_req_sdl) VALUES (4,'E_PCLT_P2TE_REPRSDEPTH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2];&quot;'&quot;;&quot;''&quot;)" office:value-type="string" office:string-value="достигнута максимальная глубина репарсинга (@@|reparsing_depth@@|). Дальнейшее углубление остановлено на репарсинге значения параметра &quot;@@|param_id@@|&quot; при реализации шаблона [ИД: @@|tpl_id@@|; язык: &quot;@@|lng@@|&quot;]">
            <text:p>достигнута максимальная глубина репарсинга (@@|reparsing_depth@@|). Дальнейшее углубление остановлено на репарсинге значения параметра "@@|param_id@@|" при реализации шаблона [ИД: @@|tpl_id@@|; язык: "@@|lng@@|"]</text:p>
          </table:table-cell>
          <table:table-cell table:style-name="ce11" table:formula="of:=SUBSTITUTE([.H142];&quot;'&quot;;&quot;''&quot;)" office:value-type="string" office:string-value="reparsing depth maximum (@@|reparsing_depth@@|) reached, - halted a reparsing of a value specified for parameter &quot;@@|param_id@@|&quot; of template [ID: @@|tpl_id@@|; lng: &quot;@@|lng@@|&quot;]">
            <text:p>reparsing depth maximum (@@|reparsing_depth@@|) reached, - halted a reparsing of a value specified for parameter "@@|param_id@@|" of template [ID: @@|tpl_id@@|; lng: "@@|lng@@|"]</text:p>
          </table:table-cell>
          <table:table-cell table:style-name="ce11" table:formula="of:=SUBSTITUTE([.G142];&quot;&quot;&quot;&quot;;&quot;\&quot;&quot;&quot;)" office:value-type="string" office:string-value="достигнута максимальная глубина репарсинга (@@|reparsing_depth@@|). Дальнейшее углубление остановлено на репарсинге значения параметра \&quot;@@|param_id@@|\&quot; при реализации шаблона [ИД: @@|tpl_id@@|; язык: \&quot;@@|lng@@|\&quot;]">
            <text:p>достигнута максимальная глубина репарсинга (@@|reparsing_depth@@|). Дальнейшее углубление остановлено на репарсинге значения параметра \"@@|param_id@@|\" при реализации шаблона [ИД: @@|tpl_id@@|; язык: \"@@|lng@@|\"]</text:p>
          </table:table-cell>
          <table:table-cell table:style-name="ce11" table:formula="of:=SUBSTITUTE([.H142];&quot;&quot;&quot;&quot;;&quot;\&quot;&quot;&quot;)" office:value-type="string" office:string-value="reparsing depth maximum (@@|reparsing_depth@@|) reached, - halted a reparsing of a value specified for parameter \&quot;@@|param_id@@|\&quot; of template [ID: @@|tpl_id@@|; lng: \&quot;@@|lng@@|\&quot;]">
            <text:p>reparsing depth maximum (@@|reparsing_depth@@|) reached, - halted a reparsing of a value specified for parameter \"@@|param_id@@|\" of template [ID: @@|tpl_id@@|; lng: \"@@|lng@@|\"]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3]=&quot;General commons&quot;;1;IF([.B143]=&quot;General DB commons&quot;;2;IF([.B143]=&quot;General networking commons&quot;;3;IF([.B143]=&quot;PCLT messages&quot;;4;IF([.B143]=&quot;PCLT-DB messages&quot;;5;-1)))))" office:value-type="float" office:value="4">
            <text:p>4</text:p>
          </table:table-cell>
          <table:table-cell table:style-name="ce11" table:formula="of:=IF([.E143]=&quot;&quot;;&quot;&quot;;CONCATENATE(&quot;##|&quot;;[.E143];&quot;##|&quot;) )" office:value-type="string" office:string-value="##|E_PCLT_P2TE_REPRSLEN##|">
            <text:p>##|E_PCLT_P2TE_REPRSLEN##|</text:p>
          </table:table-cell>
          <table:table-cell table:style-name="ce11" office:value-type="string">
            <text:p>E_PCLT_P2TE_REPRSLEN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достигнута максимальная длина (@@|max_len@@|) сторки подготавливаемой к репарсингу, при репарсинге значения параметра "@@|param_id@@|" при реализации шаблона [ИД: @@|tpl_id@@|; язык: "@@|lng@@|"]</text:p>
          </table:table-cell>
          <table:table-cell table:style-name="ce7" office:value-type="string">
            <text:p>the text, that is to be reparsed, length maximum (@@|max_len@@|) reached, when reparsing a value specified for parameter "@@|param_id@@|" of template [ID: @@|tpl_id@@|; lng: "@@|lng@@|"]</text:p>
          </table:table-cell>
          <table:table-cell table:style-name="ce7" office:value-type="string">
            <text:p><text:s/></text:p>
          </table:table-cell>
          <table:table-cell table:style-name="ce7" table:formula="of:=IF([.E143]=&quot;&quot;;&quot;&quot;;CONCATENATE(&quot;, (&quot;;CHAR(34);[.E143];CHAR(34);&quot;, (M.fromList [(&quot; &amp; CHAR(34) &amp; [.P$20] &amp; CHAR(34) &amp; &quot;, &quot; &amp; IF([.P143]=&quot;&quot;;&quot;B.empty&quot;;&quot;B.pack &quot; &amp; CHAR(34) &amp; [.P143] &amp; CHAR(34)) &amp; &quot;), (&quot; &amp; CHAR(34) &amp; [.Q$20] &amp; CHAR(34) &amp; &quot;, &quot; &amp; IF([.Q143]=&quot;&quot;;&quot;B.empty&quot;;&quot;B.pack &quot; &amp; CHAR(34) &amp; [.Q143] &amp; CHAR(34)) &amp; &quot;)], str2PCLT_SDL Required_SDLM &quot;;CHAR(34);[.F143];CHAR(34);&quot; inner_cfg))&quot;))" office:value-type="string" office:string-value=", (&quot;E_PCLT_P2TE_REPRSLEN&quot;, (M.fromList [(&quot;rus&quot;, B.pack &quot;достигнута максимальная длина (@@|max_len@@|) сторки подготавливаемой к репарсингу, при репарсинге значения параметра \&quot;@@|param_id@@|\&quot; при реализации шаблона [ИД: @@|tpl_id@@|; язык: \&quot;@@|lng@@|\&quot;]&quot;), (&quot;eng&quot;, B.pack &quot;the text, that is to be reparsed, length maximum (@@|max_len@@|) reached, when reparsing a value specified for parameter \&quot;@@|param_id@@|\&quot; of template [ID: @@|tpl_id@@|; lng: \&quot;@@|lng@@|\&quot;]&quot;)], str2PCLT_SDL Required_SDLM &quot;##|E_PCLT_P2TE##|&quot; inner_cfg))">
            <text:p>, ("E_PCLT_P2TE_REPRSLEN", (M.fromList [("rus", B.pack "достигнута максимальная длина (@@|max_len@@|) сторки подготавливаемой к репарсингу, при репарсинге значения параметра \"@@|param_id@@|\" при реализации шаблона [ИД: @@|tpl_id@@|; язык: \"@@|lng@@|\"]"), ("eng", B.pack "the text, that is to be reparsed, length maximum (@@|max_len@@|) reached, when reparsing a value specified for parameter \"@@|param_id@@|\" of template [ID: @@|tpl_id@@|; lng: \"@@|lng@@|\"]")], str2PCLT_SDL Required_SDLM "##|E_PCLT_P2TE##|" inner_cfg))</text:p>
          </table:table-cell>
          <table:table-cell table:style-name="ce7" table:formula="of:=IF([.E143]=&quot;&quot;;&quot;&quot;;CONCATENATE([.E143];&quot;%&quot;;[.F143];&quot;%&quot;;[.G143];&quot;%&quot;;[.H143]))" office:value-type="string" office:string-value="E_PCLT_P2TE_REPRSLEN%##|E_PCLT_P2TE##|%достигнута максимальная длина (@@|max_len@@|) сторки подготавливаемой к репарсингу, при репарсинге значения параметра &quot;@@|param_id@@|&quot; при реализации шаблона [ИД: @@|tpl_id@@|; язык: &quot;@@|lng@@|&quot;]%the text, that is to be reparsed, length maximum (@@|max_len@@|) reached, when reparsing a value specified for parameter &quot;@@|param_id@@|&quot; of template [ID: @@|tpl_id@@|; lng: &quot;@@|lng@@|&quot;]">
            <text:p>E_PCLT_P2TE_REPRSLEN%##|E_PCLT_P2TE##|%достигнута максимальная длина (@@|max_len@@|) сторки подготавливаемой к репарсингу, при репарсинге значения параметра "@@|param_id@@|" при реализации шаблона [ИД: @@|tpl_id@@|; язык: "@@|lng@@|"]%the text, that is to be reparsed, length maximum (@@|max_len@@|) reached, when reparsing a value specified for parameter "@@|param_id@@|" of template [ID: @@|tpl_id@@|; lng: "@@|lng@@|"]</text:p>
          </table:table-cell>
          <table:table-cell table:style-name="ce11" table:formula="of:=IF([.E143]=&quot;&quot;;&quot;&quot;;&quot;INSERT INTO tpls (pclt_id) VALUES('&quot;&amp;[.E143]&amp;&quot;');&quot;&amp;CHAR(13)&amp;CHAR(10) &amp; IF([.N143]=&quot;&quot;;&quot;&quot;;&quot;INSERT INTO tpls_localized (lng, pclt_id, structured_text) VALUES('&quot;&amp; [.N$20] &amp; &quot;', '&quot;&amp;[.E143]&amp;&quot;', '&quot;&amp;[.N143]&amp;&quot;');&quot;) &amp; CHAR(13)&amp;CHAR(10) &amp; IF([.O143]=&quot;&quot;;&quot;&quot;;&quot;INSERT INTO tpls_localized (lng, pclt_id, structured_text) VALUES('&quot;&amp;[.O$20]&amp;&quot;', '&quot;&amp;[.E143]&amp;&quot;', '&quot;&amp;[.O143]&amp;&quot;');&quot;) &amp; CHAR(13)&amp;CHAR(10)&amp;&quot;INSERT INTO tpls_inclusions_in_collections (tpls_collection_id, pclt_id, tpl_dflt_req_sdl) VALUES (&quot;&amp;[.C143]&amp;&quot;,'&quot;&amp;[.E143]&amp;&quot;','&quot;&amp;[.F143]&amp;&quot;');&quot;)" office:value-type="string" office:string-value="INSERT INTO tpls (pclt_id) VALUES('E_PCLT_P2TE_REPRSLEN');&#13;&#10;INSERT INTO tpls_localized (lng, pclt_id, structured_text) VALUES('rus', 'E_PCLT_P2TE_REPRSLEN', 'достигнута максимальная длина (@@|max_len@@|) сторки подготавливаемой к репарсингу, при репарсинге значения параметра &quot;@@|param_id@@|&quot; при реализации шаблона [ИД: @@|tpl_id@@|; язык: &quot;@@|lng@@|&quot;]');&#13;&#10;INSERT INTO tpls_localized (lng, pclt_id, structured_text) VALUES('eng', 'E_PCLT_P2TE_REPRSLEN', 'the text, that is to be reparsed, length maximum (@@|max_len@@|) reached, when reparsing a value specified for parameter &quot;@@|param_id@@|&quot; of template [ID: @@|tpl_id@@|; lng: &quot;@@|lng@@|&quot;]');&#13;&#10;INSERT INTO tpls_inclusions_in_collections (tpls_collection_id, pclt_id, tpl_dflt_req_sdl) VALUES (4,'E_PCLT_P2TE_REPRSLEN','##|E_PCLT_P2TE##|');">
            <text:p>INSERT INTO tpls (pclt_id) VALUES('E_PCLT_P2TE_REPRSLEN');<text:line-break/>INSERT INTO tpls_localized (lng, pclt_id, structured_text) VALUES('rus', 'E_PCLT_P2TE_REPRSLEN', 'достигнута максимальная длина (@@|max_len@@|) сторки подготавливаемой к репарсингу, при репарсинге значения параметра "@@|param_id@@|" при реализации шаблона [ИД: @@|tpl_id@@|; язык: "@@|lng@@|"]');<text:line-break/>INSERT INTO tpls_localized (lng, pclt_id, structured_text) VALUES('eng', 'E_PCLT_P2TE_REPRSLEN', 'the text, that is to be reparsed, length maximum (@@|max_len@@|) reached, when reparsing a value specified for parameter "@@|param_id@@|" of template [ID: @@|tpl_id@@|; lng: "@@|lng@@|"]');<text:line-break/>INSERT INTO tpls_inclusions_in_collections (tpls_collection_id, pclt_id, tpl_dflt_req_sdl) VALUES (4,'E_PCLT_P2TE_REPRSLEN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3];&quot;'&quot;;&quot;''&quot;)" office:value-type="string" office:string-value="достигнута максимальная длина (@@|max_len@@|) сторки подготавливаемой к репарсингу, при репарсинге значения параметра &quot;@@|param_id@@|&quot; при реализации шаблона [ИД: @@|tpl_id@@|; язык: &quot;@@|lng@@|&quot;]">
            <text:p>достигнута максимальная длина (@@|max_len@@|) сторки подготавливаемой к репарсингу, при репарсинге значения параметра "@@|param_id@@|" при реализации шаблона [ИД: @@|tpl_id@@|; язык: "@@|lng@@|"]</text:p>
          </table:table-cell>
          <table:table-cell table:style-name="ce11" table:formula="of:=SUBSTITUTE([.H143];&quot;'&quot;;&quot;''&quot;)" office:value-type="string" office:string-value="the text, that is to be reparsed, length maximum (@@|max_len@@|) reached, when reparsing a value specified for parameter &quot;@@|param_id@@|&quot; of template [ID: @@|tpl_id@@|; lng: &quot;@@|lng@@|&quot;]">
            <text:p>the text, that is to be reparsed, length maximum (@@|max_len@@|) reached, when reparsing a value specified for parameter "@@|param_id@@|" of template [ID: @@|tpl_id@@|; lng: "@@|lng@@|"]</text:p>
          </table:table-cell>
          <table:table-cell table:style-name="ce11" table:formula="of:=SUBSTITUTE([.G143];&quot;&quot;&quot;&quot;;&quot;\&quot;&quot;&quot;)" office:value-type="string" office:string-value="достигнута максимальная длина (@@|max_len@@|) сторки подготавливаемой к репарсингу, при репарсинге значения параметра \&quot;@@|param_id@@|\&quot; при реализации шаблона [ИД: @@|tpl_id@@|; язык: \&quot;@@|lng@@|\&quot;]">
            <text:p>достигнута максимальная длина (@@|max_len@@|) сторки подготавливаемой к репарсингу, при репарсинге значения параметра \"@@|param_id@@|\" при реализации шаблона [ИД: @@|tpl_id@@|; язык: \"@@|lng@@|\"]</text:p>
          </table:table-cell>
          <table:table-cell table:style-name="ce11" table:formula="of:=SUBSTITUTE([.H143];&quot;&quot;&quot;&quot;;&quot;\&quot;&quot;&quot;)" office:value-type="string" office:string-value="the text, that is to be reparsed, length maximum (@@|max_len@@|) reached, when reparsing a value specified for parameter \&quot;@@|param_id@@|\&quot; of template [ID: @@|tpl_id@@|; lng: \&quot;@@|lng@@|\&quot;]">
            <text:p>the text, that is to be reparsed, length maximum (@@|max_len@@|) reached, when reparsing a value specified for parameter \"@@|param_id@@|\" of template [ID: @@|tpl_id@@|; lng: \"@@|lng@@|\"]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4]=&quot;General commons&quot;;1;IF([.B144]=&quot;General DB commons&quot;;2;IF([.B144]=&quot;General networking commons&quot;;3;IF([.B144]=&quot;PCLT messages&quot;;4;IF([.B144]=&quot;PCLT-DB messages&quot;;5;-1)))))" office:value-type="float" office:value="4">
            <text:p>4</text:p>
          </table:table-cell>
          <table:table-cell table:style-name="ce11" table:formula="of:=IF([.E144]=&quot;&quot;;&quot;&quot;;CONCATENATE(&quot;##|&quot;;[.E144];&quot;##|&quot;) )" office:value-type="string" office:string-value="##|E_PCLT_P2TE_INSTLEN##|">
            <text:p>##|E_PCLT_P2TE_INSTLEN##|</text:p>
          </table:table-cell>
          <table:table-cell table:style-name="ce11" office:value-type="string">
            <text:p>E_PCLT_P2TE_INSTLEN</text:p>
          </table:table-cell>
          <table:table-cell table:style-name="ce11" office:value-type="string">
            <text:p>##|E_PCLT_P2TE##|</text:p>
          </table:table-cell>
          <table:table-cell table:style-name="ce7" office:value-type="string">
            <text:p>достигнута максимальная длина (@@|max_len@@|) реализации сообщения из шаблона [ИД: @@|tpl_id@@|; язык: "@@|lng@@|"]</text:p>
          </table:table-cell>
          <table:table-cell table:style-name="ce7" office:value-type="string">
            <text:p>the realization length maximum (@@|max_len@@|) is reached, when realizing template [ID: @@|tpl_id@@|; lng: "@@|lng@@|"]</text:p>
          </table:table-cell>
          <table:table-cell table:style-name="ce7" office:value-type="string">
            <text:p><text:s/></text:p>
          </table:table-cell>
          <table:table-cell table:style-name="ce7" table:formula="of:=IF([.E144]=&quot;&quot;;&quot;&quot;;CONCATENATE(&quot;, (&quot;;CHAR(34);[.E144];CHAR(34);&quot;, (M.fromList [(&quot; &amp; CHAR(34) &amp; [.P$20] &amp; CHAR(34) &amp; &quot;, &quot; &amp; IF([.P144]=&quot;&quot;;&quot;B.empty&quot;;&quot;B.pack &quot; &amp; CHAR(34) &amp; [.P144] &amp; CHAR(34)) &amp; &quot;), (&quot; &amp; CHAR(34) &amp; [.Q$20] &amp; CHAR(34) &amp; &quot;, &quot; &amp; IF([.Q144]=&quot;&quot;;&quot;B.empty&quot;;&quot;B.pack &quot; &amp; CHAR(34) &amp; [.Q144] &amp; CHAR(34)) &amp; &quot;)], str2PCLT_SDL Required_SDLM &quot;;CHAR(34);[.F144];CHAR(34);&quot; inner_cfg))&quot;))" office:value-type="string" office:string-value=", (&quot;E_PCLT_P2TE_INSTLEN&quot;, (M.fromList [(&quot;rus&quot;, B.pack &quot;достигнута максимальная длина (@@|max_len@@|) реализации сообщения из шаблона [ИД: @@|tpl_id@@|; язык: \&quot;@@|lng@@|\&quot;]&quot;), (&quot;eng&quot;, B.pack &quot;the realization length maximum (@@|max_len@@|) is reached, when realizing template [ID: @@|tpl_id@@|; lng: \&quot;@@|lng@@|\&quot;]&quot;)], str2PCLT_SDL Required_SDLM &quot;##|E_PCLT_P2TE##|&quot; inner_cfg))">
            <text:p>, ("E_PCLT_P2TE_INSTLEN", (M.fromList [("rus", B.pack "достигнута максимальная длина (@@|max_len@@|) реализации сообщения из шаблона [ИД: @@|tpl_id@@|; язык: \"@@|lng@@|\"]"), ("eng", B.pack "the realization length maximum (@@|max_len@@|) is reached, when realizing template [ID: @@|tpl_id@@|; lng: \"@@|lng@@|\"]")], str2PCLT_SDL Required_SDLM "##|E_PCLT_P2TE##|" inner_cfg))</text:p>
          </table:table-cell>
          <table:table-cell table:style-name="ce7" table:formula="of:=IF([.E144]=&quot;&quot;;&quot;&quot;;CONCATENATE([.E144];&quot;%&quot;;[.F144];&quot;%&quot;;[.G144];&quot;%&quot;;[.H144]))" office:value-type="string" office:string-value="E_PCLT_P2TE_INSTLEN%##|E_PCLT_P2TE##|%достигнута максимальная длина (@@|max_len@@|) реализации сообщения из шаблона [ИД: @@|tpl_id@@|; язык: &quot;@@|lng@@|&quot;]%the realization length maximum (@@|max_len@@|) is reached, when realizing template [ID: @@|tpl_id@@|; lng: &quot;@@|lng@@|&quot;]">
            <text:p>E_PCLT_P2TE_INSTLEN%##|E_PCLT_P2TE##|%достигнута максимальная длина (@@|max_len@@|) реализации сообщения из шаблона [ИД: @@|tpl_id@@|; язык: "@@|lng@@|"]%the realization length maximum (@@|max_len@@|) is reached, when realizing template [ID: @@|tpl_id@@|; lng: "@@|lng@@|"]</text:p>
          </table:table-cell>
          <table:table-cell table:style-name="ce11" table:formula="of:=IF([.E144]=&quot;&quot;;&quot;&quot;;&quot;INSERT INTO tpls (pclt_id) VALUES('&quot;&amp;[.E144]&amp;&quot;');&quot;&amp;CHAR(13)&amp;CHAR(10) &amp; IF([.N144]=&quot;&quot;;&quot;&quot;;&quot;INSERT INTO tpls_localized (lng, pclt_id, structured_text) VALUES('&quot;&amp; [.N$20] &amp; &quot;', '&quot;&amp;[.E144]&amp;&quot;', '&quot;&amp;[.N144]&amp;&quot;');&quot;) &amp; CHAR(13)&amp;CHAR(10) &amp; IF([.O144]=&quot;&quot;;&quot;&quot;;&quot;INSERT INTO tpls_localized (lng, pclt_id, structured_text) VALUES('&quot;&amp;[.O$20]&amp;&quot;', '&quot;&amp;[.E144]&amp;&quot;', '&quot;&amp;[.O144]&amp;&quot;');&quot;) &amp; CHAR(13)&amp;CHAR(10)&amp;&quot;INSERT INTO tpls_inclusions_in_collections (tpls_collection_id, pclt_id, tpl_dflt_req_sdl) VALUES (&quot;&amp;[.C144]&amp;&quot;,'&quot;&amp;[.E144]&amp;&quot;','&quot;&amp;[.F144]&amp;&quot;');&quot;)" office:value-type="string" office:string-value="INSERT INTO tpls (pclt_id) VALUES('E_PCLT_P2TE_INSTLEN');&#13;&#10;INSERT INTO tpls_localized (lng, pclt_id, structured_text) VALUES('rus', 'E_PCLT_P2TE_INSTLEN', 'достигнута максимальная длина (@@|max_len@@|) реализации сообщения из шаблона [ИД: @@|tpl_id@@|; язык: &quot;@@|lng@@|&quot;]');&#13;&#10;INSERT INTO tpls_localized (lng, pclt_id, structured_text) VALUES('eng', 'E_PCLT_P2TE_INSTLEN', 'the realization length maximum (@@|max_len@@|) is reached, when realizing template [ID: @@|tpl_id@@|; lng: &quot;@@|lng@@|&quot;]');&#13;&#10;INSERT INTO tpls_inclusions_in_collections (tpls_collection_id, pclt_id, tpl_dflt_req_sdl) VALUES (4,'E_PCLT_P2TE_INSTLEN','##|E_PCLT_P2TE##|');">
            <text:p>INSERT INTO tpls (pclt_id) VALUES('E_PCLT_P2TE_INSTLEN');<text:line-break/>INSERT INTO tpls_localized (lng, pclt_id, structured_text) VALUES('rus', 'E_PCLT_P2TE_INSTLEN', 'достигнута максимальная длина (@@|max_len@@|) реализации сообщения из шаблона [ИД: @@|tpl_id@@|; язык: "@@|lng@@|"]');<text:line-break/>INSERT INTO tpls_localized (lng, pclt_id, structured_text) VALUES('eng', 'E_PCLT_P2TE_INSTLEN', 'the realization length maximum (@@|max_len@@|) is reached, when realizing template [ID: @@|tpl_id@@|; lng: "@@|lng@@|"]');<text:line-break/>INSERT INTO tpls_inclusions_in_collections (tpls_collection_id, pclt_id, tpl_dflt_req_sdl) VALUES (4,'E_PCLT_P2TE_INSTLEN','##|E_PCLT_P2T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4];&quot;'&quot;;&quot;''&quot;)" office:value-type="string" office:string-value="достигнута максимальная длина (@@|max_len@@|) реализации сообщения из шаблона [ИД: @@|tpl_id@@|; язык: &quot;@@|lng@@|&quot;]">
            <text:p>достигнута максимальная длина (@@|max_len@@|) реализации сообщения из шаблона [ИД: @@|tpl_id@@|; язык: "@@|lng@@|"]</text:p>
          </table:table-cell>
          <table:table-cell table:style-name="ce11" table:formula="of:=SUBSTITUTE([.H144];&quot;'&quot;;&quot;''&quot;)" office:value-type="string" office:string-value="the realization length maximum (@@|max_len@@|) is reached, when realizing template [ID: @@|tpl_id@@|; lng: &quot;@@|lng@@|&quot;]">
            <text:p>the realization length maximum (@@|max_len@@|) is reached, when realizing template [ID: @@|tpl_id@@|; lng: "@@|lng@@|"]</text:p>
          </table:table-cell>
          <table:table-cell table:style-name="ce11" table:formula="of:=SUBSTITUTE([.G144];&quot;&quot;&quot;&quot;;&quot;\&quot;&quot;&quot;)" office:value-type="string" office:string-value="достигнута максимальная длина (@@|max_len@@|) реализации сообщения из шаблона [ИД: @@|tpl_id@@|; язык: \&quot;@@|lng@@|\&quot;]">
            <text:p>достигнута максимальная длина (@@|max_len@@|) реализации сообщения из шаблона [ИД: @@|tpl_id@@|; язык: \"@@|lng@@|\"]</text:p>
          </table:table-cell>
          <table:table-cell table:style-name="ce11" table:formula="of:=SUBSTITUTE([.H144];&quot;&quot;&quot;&quot;;&quot;\&quot;&quot;&quot;)" office:value-type="string" office:string-value="the realization length maximum (@@|max_len@@|) is reached, when realizing template [ID: @@|tpl_id@@|; lng: \&quot;@@|lng@@|\&quot;]">
            <text:p>the realization length maximum (@@|max_len@@|) is reached, when realizing template [ID: @@|tpl_id@@|; lng: \"@@|lng@@|\"]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5]=&quot;General commons&quot;;1;IF([.B145]=&quot;General DB commons&quot;;2;IF([.B145]=&quot;General networking commons&quot;;3;IF([.B145]=&quot;PCLT messages&quot;;4;IF([.B145]=&quot;PCLT-DB messages&quot;;5;-1)))))" office:value-type="float" office:value="4">
            <text:p>4</text:p>
          </table:table-cell>
          <table:table-cell table:style-name="ce11" table:formula="of:=IF([.E145]=&quot;&quot;;&quot;&quot;;CONCATENATE(&quot;##|&quot;;[.E145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45]=&quot;&quot;;&quot;&quot;;CONCATENATE(&quot;, (&quot;;CHAR(34);[.E145];CHAR(34);&quot;, (M.fromList [(&quot; &amp; CHAR(34) &amp; [.P$20] &amp; CHAR(34) &amp; &quot;, &quot; &amp; IF([.P145]=&quot;&quot;;&quot;B.empty&quot;;&quot;B.pack &quot; &amp; CHAR(34) &amp; [.P145] &amp; CHAR(34)) &amp; &quot;), (&quot; &amp; CHAR(34) &amp; [.Q$20] &amp; CHAR(34) &amp; &quot;, &quot; &amp; IF([.Q145]=&quot;&quot;;&quot;B.empty&quot;;&quot;B.pack &quot; &amp; CHAR(34) &amp; [.Q145] &amp; CHAR(34)) &amp; &quot;)], str2PCLT_SDL Required_SDLM &quot;;CHAR(34);[.F145];CHAR(34);&quot; inner_cfg))&quot;))">
            <text:p/>
          </table:table-cell>
          <table:table-cell table:style-name="ce7" table:formula="of:=IF([.E145]=&quot;&quot;;&quot;&quot;;CONCATENATE([.E145];&quot;%&quot;;[.F145];&quot;%&quot;;[.G145];&quot;%&quot;;[.H145]))">
            <text:p/>
          </table:table-cell>
          <table:table-cell table:style-name="ce11" table:formula="of:=IF([.E145]=&quot;&quot;;&quot;&quot;;&quot;INSERT INTO tpls (pclt_id) VALUES('&quot;&amp;[.E145]&amp;&quot;');&quot;&amp;CHAR(13)&amp;CHAR(10) &amp; IF([.N145]=&quot;&quot;;&quot;&quot;;&quot;INSERT INTO tpls_localized (lng, pclt_id, structured_text) VALUES('&quot;&amp; [.N$20] &amp; &quot;', '&quot;&amp;[.E145]&amp;&quot;', '&quot;&amp;[.N145]&amp;&quot;');&quot;) &amp; CHAR(13)&amp;CHAR(10) &amp; IF([.O145]=&quot;&quot;;&quot;&quot;;&quot;INSERT INTO tpls_localized (lng, pclt_id, structured_text) VALUES('&quot;&amp;[.O$20]&amp;&quot;', '&quot;&amp;[.E145]&amp;&quot;', '&quot;&amp;[.O145]&amp;&quot;');&quot;) &amp; CHAR(13)&amp;CHAR(10)&amp;&quot;INSERT INTO tpls_inclusions_in_collections (tpls_collection_id, pclt_id, tpl_dflt_req_sdl) VALUES (&quot;&amp;[.C145]&amp;&quot;,'&quot;&amp;[.E145]&amp;&quot;','&quot;&amp;[.F145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45];&quot;'&quot;;&quot;''&quot;)">
            <text:p/>
          </table:table-cell>
          <table:table-cell table:style-name="ce11" table:formula="of:=SUBSTITUTE([.H145];&quot;'&quot;;&quot;''&quot;)">
            <text:p/>
          </table:table-cell>
          <table:table-cell table:style-name="ce11" table:formula="of:=SUBSTITUTE([.G145];&quot;&quot;&quot;&quot;;&quot;\&quot;&quot;&quot;)">
            <text:p/>
          </table:table-cell>
          <table:table-cell table:style-name="ce11" table:formula="of:=SUBSTITUTE([.H145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6]=&quot;General commons&quot;;1;IF([.B146]=&quot;General DB commons&quot;;2;IF([.B146]=&quot;General networking commons&quot;;3;IF([.B146]=&quot;PCLT messages&quot;;4;IF([.B146]=&quot;PCLT-DB messages&quot;;5;-1)))))" office:value-type="float" office:value="4">
            <text:p>4</text:p>
          </table:table-cell>
          <table:table-cell table:style-name="ce11" table:formula="of:=IF([.E146]=&quot;&quot;;&quot;&quot;;CONCATENATE(&quot;##|&quot;;[.E146];&quot;##|&quot;) )" office:value-type="string" office:string-value="##|E_PCLT_SDLDF##|">
            <text:p>##|E_PCLT_SDLDF##|</text:p>
          </table:table-cell>
          <table:table-cell table:style-name="ce7" office:value-type="string">
            <text:p>E_PCLT_SDLDF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_SDLDF_PREFIX##|@@|pclt_sdldf_err_details@@|.</text:p>
          </table:table-cell>
          <table:table-cell table:style-name="ce7" office:value-type="string">
            <text:p>##|E_PCLT_SDLDF_PREFIX##|@@|pclt_sdldf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146]=&quot;&quot;;&quot;&quot;;CONCATENATE(&quot;, (&quot;;CHAR(34);[.E146];CHAR(34);&quot;, (M.fromList [(&quot; &amp; CHAR(34) &amp; [.P$20] &amp; CHAR(34) &amp; &quot;, &quot; &amp; IF([.P146]=&quot;&quot;;&quot;B.empty&quot;;&quot;B.pack &quot; &amp; CHAR(34) &amp; [.P146] &amp; CHAR(34)) &amp; &quot;), (&quot; &amp; CHAR(34) &amp; [.Q$20] &amp; CHAR(34) &amp; &quot;, &quot; &amp; IF([.Q146]=&quot;&quot;;&quot;B.empty&quot;;&quot;B.pack &quot; &amp; CHAR(34) &amp; [.Q146] &amp; CHAR(34)) &amp; &quot;)], str2PCLT_SDL Required_SDLM &quot;;CHAR(34);[.F146];CHAR(34);&quot; inner_cfg))&quot;))" office:value-type="string" office:string-value=", (&quot;E_PCLT_SDLDF&quot;, (M.fromList [(&quot;rus&quot;, B.pack &quot;##|E_PCLT_SDLDF_PREFIX##|@@|pclt_sdldf_err_details@@|.&quot;), (&quot;eng&quot;, B.pack &quot;##|E_PCLT_SDLDF_PREFIX##|@@|pclt_sdldf_err_details@@|.&quot;)], str2PCLT_SDL Required_SDLM &quot;##|LLEXCPT##|&quot; inner_cfg))">
            <text:p>, ("E_PCLT_SDLDF", (M.fromList [("rus", B.pack "##|E_PCLT_SDLDF_PREFIX##|@@|pclt_sdldf_err_details@@|."), ("eng", B.pack "##|E_PCLT_SDLDF_PREFIX##|@@|pclt_sdldf_err_details@@|.")], str2PCLT_SDL Required_SDLM "##|LLEXCPT##|" inner_cfg))</text:p>
          </table:table-cell>
          <table:table-cell table:style-name="ce7" table:formula="of:=IF([.E146]=&quot;&quot;;&quot;&quot;;CONCATENATE([.E146];&quot;%&quot;;[.F146];&quot;%&quot;;[.G146];&quot;%&quot;;[.H146]))" office:value-type="string" office:string-value="E_PCLT_SDLDF%##|LLEXCPT##|%##|E_PCLT_SDLDF_PREFIX##|@@|pclt_sdldf_err_details@@|.%##|E_PCLT_SDLDF_PREFIX##|@@|pclt_sdldf_err_details@@|.">
            <text:p>E_PCLT_SDLDF%##|LLEXCPT##|%##|E_PCLT_SDLDF_PREFIX##|@@|pclt_sdldf_err_details@@|.%##|E_PCLT_SDLDF_PREFIX##|@@|pclt_sdldf_err_details@@|.</text:p>
          </table:table-cell>
          <table:table-cell table:style-name="ce11" table:formula="of:=IF([.E146]=&quot;&quot;;&quot;&quot;;&quot;INSERT INTO tpls (pclt_id) VALUES('&quot;&amp;[.E146]&amp;&quot;');&quot;&amp;CHAR(13)&amp;CHAR(10) &amp; IF([.N146]=&quot;&quot;;&quot;&quot;;&quot;INSERT INTO tpls_localized (lng, pclt_id, structured_text) VALUES('&quot;&amp; [.N$20] &amp; &quot;', '&quot;&amp;[.E146]&amp;&quot;', '&quot;&amp;[.N146]&amp;&quot;');&quot;) &amp; CHAR(13)&amp;CHAR(10) &amp; IF([.O146]=&quot;&quot;;&quot;&quot;;&quot;INSERT INTO tpls_localized (lng, pclt_id, structured_text) VALUES('&quot;&amp;[.O$20]&amp;&quot;', '&quot;&amp;[.E146]&amp;&quot;', '&quot;&amp;[.O146]&amp;&quot;');&quot;) &amp; CHAR(13)&amp;CHAR(10)&amp;&quot;INSERT INTO tpls_inclusions_in_collections (tpls_collection_id, pclt_id, tpl_dflt_req_sdl) VALUES (&quot;&amp;[.C146]&amp;&quot;,'&quot;&amp;[.E146]&amp;&quot;','&quot;&amp;[.F146]&amp;&quot;');&quot;)" office:value-type="string" office:string-value="INSERT INTO tpls (pclt_id) VALUES('E_PCLT_SDLDF');&#13;&#10;INSERT INTO tpls_localized (lng, pclt_id, structured_text) VALUES('rus', 'E_PCLT_SDLDF', '##|E_PCLT_SDLDF_PREFIX##|@@|pclt_sdldf_err_details@@|.');&#13;&#10;INSERT INTO tpls_localized (lng, pclt_id, structured_text) VALUES('eng', 'E_PCLT_SDLDF', '##|E_PCLT_SDLDF_PREFIX##|@@|pclt_sdldf_err_details@@|.');&#13;&#10;INSERT INTO tpls_inclusions_in_collections (tpls_collection_id, pclt_id, tpl_dflt_req_sdl) VALUES (4,'E_PCLT_SDLDF','##|LLEXCPT##|');">
            <text:p>INSERT INTO tpls (pclt_id) VALUES('E_PCLT_SDLDF');<text:line-break/>INSERT INTO tpls_localized (lng, pclt_id, structured_text) VALUES('rus', 'E_PCLT_SDLDF', '##|E_PCLT_SDLDF_PREFIX##|@@|pclt_sdldf_err_details@@|.');<text:line-break/>INSERT INTO tpls_localized (lng, pclt_id, structured_text) VALUES('eng', 'E_PCLT_SDLDF', '##|E_PCLT_SDLDF_PREFIX##|@@|pclt_sdldf_err_details@@|.');<text:line-break/>INSERT INTO tpls_inclusions_in_collections (tpls_collection_id, pclt_id, tpl_dflt_req_sdl) VALUES (4,'E_PCLT_SDLDF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6];&quot;'&quot;;&quot;''&quot;)" office:value-type="string" office:string-value="##|E_PCLT_SDLDF_PREFIX##|@@|pclt_sdldf_err_details@@|.">
            <text:p>##|E_PCLT_SDLDF_PREFIX##|@@|pclt_sdldf_err_details@@|.</text:p>
          </table:table-cell>
          <table:table-cell table:style-name="ce11" table:formula="of:=SUBSTITUTE([.H146];&quot;'&quot;;&quot;''&quot;)" office:value-type="string" office:string-value="##|E_PCLT_SDLDF_PREFIX##|@@|pclt_sdldf_err_details@@|.">
            <text:p>##|E_PCLT_SDLDF_PREFIX##|@@|pclt_sdldf_err_details@@|.</text:p>
          </table:table-cell>
          <table:table-cell table:style-name="ce11" table:formula="of:=SUBSTITUTE([.G146];&quot;&quot;&quot;&quot;;&quot;\&quot;&quot;&quot;)" office:value-type="string" office:string-value="##|E_PCLT_SDLDF_PREFIX##|@@|pclt_sdldf_err_details@@|.">
            <text:p>##|E_PCLT_SDLDF_PREFIX##|@@|pclt_sdldf_err_details@@|.</text:p>
          </table:table-cell>
          <table:table-cell table:style-name="ce11" table:formula="of:=SUBSTITUTE([.H146];&quot;&quot;&quot;&quot;;&quot;\&quot;&quot;&quot;)" office:value-type="string" office:string-value="##|E_PCLT_SDLDF_PREFIX##|@@|pclt_sdldf_err_details@@|.">
            <text:p>##|E_PCLT_SDLDF_PREFIX##|@@|pclt_sdldf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7]=&quot;General commons&quot;;1;IF([.B147]=&quot;General DB commons&quot;;2;IF([.B147]=&quot;General networking commons&quot;;3;IF([.B147]=&quot;PCLT messages&quot;;4;IF([.B147]=&quot;PCLT-DB messages&quot;;5;-1)))))" office:value-type="float" office:value="4">
            <text:p>4</text:p>
          </table:table-cell>
          <table:table-cell table:style-name="ce11" table:formula="of:=IF([.E147]=&quot;&quot;;&quot;&quot;;CONCATENATE(&quot;##|&quot;;[.E147];&quot;##|&quot;) )" office:value-type="string" office:string-value="##|E_PCLT_SDLDF_PREFIX##|">
            <text:p>##|E_PCLT_SDLDF_PREFIX##|</text:p>
          </table:table-cell>
          <table:table-cell table:style-name="ce7" office:value-type="string">
            <text:p>E_PCLT_SDLDF_PREFIX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Произошла ошибка при определении шаблоном {ИД: "@@|tpl_id@@|"} требуемого для отображения уровня детализации: </text:p>
          </table:table-cell>
          <table:table-cell table:style-name="ce7" office:value-type="string">
            <text:p>An error occured when trying to determine required by the template {ID: "@@|tpl_id@@|"} representation detalization level: </text:p>
          </table:table-cell>
          <table:table-cell table:style-name="ce7" office:value-type="string">
            <text:p><text:s/></text:p>
          </table:table-cell>
          <table:table-cell table:style-name="ce7" table:formula="of:=IF([.E147]=&quot;&quot;;&quot;&quot;;CONCATENATE(&quot;, (&quot;;CHAR(34);[.E147];CHAR(34);&quot;, (M.fromList [(&quot; &amp; CHAR(34) &amp; [.P$20] &amp; CHAR(34) &amp; &quot;, &quot; &amp; IF([.P147]=&quot;&quot;;&quot;B.empty&quot;;&quot;B.pack &quot; &amp; CHAR(34) &amp; [.P147] &amp; CHAR(34)) &amp; &quot;), (&quot; &amp; CHAR(34) &amp; [.Q$20] &amp; CHAR(34) &amp; &quot;, &quot; &amp; IF([.Q147]=&quot;&quot;;&quot;B.empty&quot;;&quot;B.pack &quot; &amp; CHAR(34) &amp; [.Q147] &amp; CHAR(34)) &amp; &quot;)], str2PCLT_SDL Required_SDLM &quot;;CHAR(34);[.F147];CHAR(34);&quot; inner_cfg))&quot;))" office:value-type="string" office:string-value=", (&quot;E_PCLT_SDLDF_PREFIX&quot;, (M.fromList [(&quot;rus&quot;, B.pack &quot;Произошла ошибка при определении шаблоном {ИД: \&quot;@@|tpl_id@@|\&quot;} требуемого для отображения уровня детализации: &quot;), (&quot;eng&quot;, B.pack &quot;An error occured when trying to determine required by the template {ID: \&quot;@@|tpl_id@@|\&quot;} representation detalization level: &quot;)], str2PCLT_SDL Required_SDLM &quot;##|E_PCLT_SDLDF##|&quot; inner_cfg))">
            <text:p>, ("E_PCLT_SDLDF_PREFIX", (M.fromList [("rus", B.pack "Произошла ошибка при определении шаблоном {ИД: \"@@|tpl_id@@|\"} требуемого для отображения уровня детализации: "), ("eng", B.pack "An error occured when trying to determine required by the template {ID: \"@@|tpl_id@@|\"} representation detalization level: ")], str2PCLT_SDL Required_SDLM "##|E_PCLT_SDLDF##|" inner_cfg))</text:p>
          </table:table-cell>
          <table:table-cell table:style-name="ce7" table:formula="of:=IF([.E147]=&quot;&quot;;&quot;&quot;;CONCATENATE([.E147];&quot;%&quot;;[.F147];&quot;%&quot;;[.G147];&quot;%&quot;;[.H147]))" office:value-type="string" office:string-value="E_PCLT_SDLDF_PREFIX%##|E_PCLT_SDLDF##|%Произошла ошибка при определении шаблоном {ИД: &quot;@@|tpl_id@@|&quot;} требуемого для отображения уровня детализации: %An error occured when trying to determine required by the template {ID: &quot;@@|tpl_id@@|&quot;} representation detalization level: ">
            <text:p>E_PCLT_SDLDF_PREFIX%##|E_PCLT_SDLDF##|%Произошла ошибка при определении шаблоном {ИД: "@@|tpl_id@@|"} требуемого для отображения уровня детализации: %An error occured when trying to determine required by the template {ID: "@@|tpl_id@@|"} representation detalization level: </text:p>
          </table:table-cell>
          <table:table-cell table:style-name="ce11" table:formula="of:=IF([.E147]=&quot;&quot;;&quot;&quot;;&quot;INSERT INTO tpls (pclt_id) VALUES('&quot;&amp;[.E147]&amp;&quot;');&quot;&amp;CHAR(13)&amp;CHAR(10) &amp; IF([.N147]=&quot;&quot;;&quot;&quot;;&quot;INSERT INTO tpls_localized (lng, pclt_id, structured_text) VALUES('&quot;&amp; [.N$20] &amp; &quot;', '&quot;&amp;[.E147]&amp;&quot;', '&quot;&amp;[.N147]&amp;&quot;');&quot;) &amp; CHAR(13)&amp;CHAR(10) &amp; IF([.O147]=&quot;&quot;;&quot;&quot;;&quot;INSERT INTO tpls_localized (lng, pclt_id, structured_text) VALUES('&quot;&amp;[.O$20]&amp;&quot;', '&quot;&amp;[.E147]&amp;&quot;', '&quot;&amp;[.O147]&amp;&quot;');&quot;) &amp; CHAR(13)&amp;CHAR(10)&amp;&quot;INSERT INTO tpls_inclusions_in_collections (tpls_collection_id, pclt_id, tpl_dflt_req_sdl) VALUES (&quot;&amp;[.C147]&amp;&quot;,'&quot;&amp;[.E147]&amp;&quot;','&quot;&amp;[.F147]&amp;&quot;');&quot;)" office:value-type="string" office:string-value="INSERT INTO tpls (pclt_id) VALUES('E_PCLT_SDLDF_PREFIX');&#13;&#10;INSERT INTO tpls_localized (lng, pclt_id, structured_text) VALUES('rus', 'E_PCLT_SDLDF_PREFIX', 'Произошла ошибка при определении шаблоном {ИД: &quot;@@|tpl_id@@|&quot;} требуемого для отображения уровня детализации: ');&#13;&#10;INSERT INTO tpls_localized (lng, pclt_id, structured_text) VALUES('eng', 'E_PCLT_SDLDF_PREFIX', 'An error occured when trying to determine required by the template {ID: &quot;@@|tpl_id@@|&quot;} representation detalization level: ');&#13;&#10;INSERT INTO tpls_inclusions_in_collections (tpls_collection_id, pclt_id, tpl_dflt_req_sdl) VALUES (4,'E_PCLT_SDLDF_PREFIX','##|E_PCLT_SDLDF##|');">
            <text:p>INSERT INTO tpls (pclt_id) VALUES('E_PCLT_SDLDF_PREFIX');<text:line-break/>INSERT INTO tpls_localized (lng, pclt_id, structured_text) VALUES('rus', 'E_PCLT_SDLDF_PREFIX', 'Произошла ошибка при определении шаблоном {ИД: "@@|tpl_id@@|"} требуемого для отображения уровня детализации: ');<text:line-break/>INSERT INTO tpls_localized (lng, pclt_id, structured_text) VALUES('eng', 'E_PCLT_SDLDF_PREFIX', 'An error occured when trying to determine required by the template {ID: "@@|tpl_id@@|"} representation detalization level: ');<text:line-break/>INSERT INTO tpls_inclusions_in_collections (tpls_collection_id, pclt_id, tpl_dflt_req_sdl) VALUES (4,'E_PCLT_SDLDF_PREFIX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7];&quot;'&quot;;&quot;''&quot;)" office:value-type="string" office:string-value="Произошла ошибка при определении шаблоном {ИД: &quot;@@|tpl_id@@|&quot;} требуемого для отображения уровня детализации: ">
            <text:p>Произошла ошибка при определении шаблоном {ИД: "@@|tpl_id@@|"} требуемого для отображения уровня детализации: </text:p>
          </table:table-cell>
          <table:table-cell table:style-name="ce11" table:formula="of:=SUBSTITUTE([.H147];&quot;'&quot;;&quot;''&quot;)" office:value-type="string" office:string-value="An error occured when trying to determine required by the template {ID: &quot;@@|tpl_id@@|&quot;} representation detalization level: ">
            <text:p>An error occured when trying to determine required by the template {ID: "@@|tpl_id@@|"} representation detalization level: </text:p>
          </table:table-cell>
          <table:table-cell table:style-name="ce11" table:formula="of:=SUBSTITUTE([.G147];&quot;&quot;&quot;&quot;;&quot;\&quot;&quot;&quot;)" office:value-type="string" office:string-value="Произошла ошибка при определении шаблоном {ИД: \&quot;@@|tpl_id@@|\&quot;} требуемого для отображения уровня детализации: ">
            <text:p>Произошла ошибка при определении шаблоном {ИД: \"@@|tpl_id@@|\"} требуемого для отображения уровня детализации: </text:p>
          </table:table-cell>
          <table:table-cell table:style-name="ce11" table:formula="of:=SUBSTITUTE([.H147];&quot;&quot;&quot;&quot;;&quot;\&quot;&quot;&quot;)" office:value-type="string" office:string-value="An error occured when trying to determine required by the template {ID: \&quot;@@|tpl_id@@|\&quot;} representation detalization level: ">
            <text:p>An error occured when trying to determine required by the template {ID: \"@@|tpl_id@@|\"} representation detalization level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8]=&quot;General commons&quot;;1;IF([.B148]=&quot;General DB commons&quot;;2;IF([.B148]=&quot;General networking commons&quot;;3;IF([.B148]=&quot;PCLT messages&quot;;4;IF([.B148]=&quot;PCLT-DB messages&quot;;5;-1)))))" office:value-type="float" office:value="4">
            <text:p>4</text:p>
          </table:table-cell>
          <table:table-cell table:style-name="ce11" table:formula="of:=IF([.E148]=&quot;&quot;;&quot;&quot;;CONCATENATE(&quot;##|&quot;;[.E148];&quot;##|&quot;) )" office:value-type="string" office:string-value="##|E_PCLT_SDLDF_MISSCMPST##|">
            <text:p>##|E_PCLT_SDLDF_MISSCMPST##|</text:p>
          </table:table-cell>
          <table:table-cell table:style-name="ce7" office:value-type="string">
            <text:p>E_PCLT_SDLDF_MISSCMPST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##|E_PCLT_COMMONS_MISSINGCOMPSTBYRER##|</text:p>
          </table:table-cell>
          <table:table-cell table:style-name="ce7" office:value-type="string">
            <text:p>##|E_PCLT_COMMONS_MISSINGCOMPSTBYRER##|</text:p>
          </table:table-cell>
          <table:table-cell table:style-name="ce7"/>
          <table:table-cell table:style-name="ce7" table:formula="of:=IF([.E148]=&quot;&quot;;&quot;&quot;;CONCATENATE(&quot;, (&quot;;CHAR(34);[.E148];CHAR(34);&quot;, (M.fromList [(&quot; &amp; CHAR(34) &amp; [.P$20] &amp; CHAR(34) &amp; &quot;, &quot; &amp; IF([.P148]=&quot;&quot;;&quot;B.empty&quot;;&quot;B.pack &quot; &amp; CHAR(34) &amp; [.P148] &amp; CHAR(34)) &amp; &quot;), (&quot; &amp; CHAR(34) &amp; [.Q$20] &amp; CHAR(34) &amp; &quot;, &quot; &amp; IF([.Q148]=&quot;&quot;;&quot;B.empty&quot;;&quot;B.pack &quot; &amp; CHAR(34) &amp; [.Q148] &amp; CHAR(34)) &amp; &quot;)], str2PCLT_SDL Required_SDLM &quot;;CHAR(34);[.F148];CHAR(34);&quot; inner_cfg))&quot;))" office:value-type="string" office:string-value=", (&quot;E_PCLT_SDLDF_MISSCMPST&quot;, (M.fromList [(&quot;rus&quot;, B.pack &quot;##|E_PCLT_COMMONS_MISSINGCOMPSTBYRER##|&quot;), (&quot;eng&quot;, B.pack &quot;##|E_PCLT_COMMONS_MISSINGCOMPSTBYRER##|&quot;)], str2PCLT_SDL Required_SDLM &quot;##|E_PCLT_SDLDF##|&quot; inner_cfg))">
            <text:p>, ("E_PCLT_SDLDF_MISSCMPST", (M.fromList [("rus", B.pack "##|E_PCLT_COMMONS_MISSINGCOMPSTBYRER##|"), ("eng", B.pack "##|E_PCLT_COMMONS_MISSINGCOMPSTBYRER##|")], str2PCLT_SDL Required_SDLM "##|E_PCLT_SDLDF##|" inner_cfg))</text:p>
          </table:table-cell>
          <table:table-cell table:style-name="ce7" table:formula="of:=IF([.E148]=&quot;&quot;;&quot;&quot;;CONCATENATE([.E148];&quot;%&quot;;[.F148];&quot;%&quot;;[.G148];&quot;%&quot;;[.H148]))" office:value-type="string" office:string-value="E_PCLT_SDLDF_MISSCMPST%##|E_PCLT_SDLDF##|%##|E_PCLT_COMMONS_MISSINGCOMPSTBYRER##|%##|E_PCLT_COMMONS_MISSINGCOMPSTBYRER##|">
            <text:p>E_PCLT_SDLDF_MISSCMPST%##|E_PCLT_SDLDF##|%##|E_PCLT_COMMONS_MISSINGCOMPSTBYRER##|%##|E_PCLT_COMMONS_MISSINGCOMPSTBYRER##|</text:p>
          </table:table-cell>
          <table:table-cell table:style-name="ce11" table:formula="of:=IF([.E148]=&quot;&quot;;&quot;&quot;;&quot;INSERT INTO tpls (pclt_id) VALUES('&quot;&amp;[.E148]&amp;&quot;');&quot;&amp;CHAR(13)&amp;CHAR(10) &amp; IF([.N148]=&quot;&quot;;&quot;&quot;;&quot;INSERT INTO tpls_localized (lng, pclt_id, structured_text) VALUES('&quot;&amp; [.N$20] &amp; &quot;', '&quot;&amp;[.E148]&amp;&quot;', '&quot;&amp;[.N148]&amp;&quot;');&quot;) &amp; CHAR(13)&amp;CHAR(10) &amp; IF([.O148]=&quot;&quot;;&quot;&quot;;&quot;INSERT INTO tpls_localized (lng, pclt_id, structured_text) VALUES('&quot;&amp;[.O$20]&amp;&quot;', '&quot;&amp;[.E148]&amp;&quot;', '&quot;&amp;[.O148]&amp;&quot;');&quot;) &amp; CHAR(13)&amp;CHAR(10)&amp;&quot;INSERT INTO tpls_inclusions_in_collections (tpls_collection_id, pclt_id, tpl_dflt_req_sdl) VALUES (&quot;&amp;[.C148]&amp;&quot;,'&quot;&amp;[.E148]&amp;&quot;','&quot;&amp;[.F148]&amp;&quot;');&quot;)" office:value-type="string" office:string-value="INSERT INTO tpls (pclt_id) VALUES('E_PCLT_SDLDF_MISSCMPST');&#13;&#10;INSERT INTO tpls_localized (lng, pclt_id, structured_text) VALUES('rus', 'E_PCLT_SDLDF_MISSCMPST', '##|E_PCLT_COMMONS_MISSINGCOMPSTBYRER##|');&#13;&#10;INSERT INTO tpls_localized (lng, pclt_id, structured_text) VALUES('eng', 'E_PCLT_SDLDF_MISSCMPST', '##|E_PCLT_COMMONS_MISSINGCOMPSTBYRER##|');&#13;&#10;INSERT INTO tpls_inclusions_in_collections (tpls_collection_id, pclt_id, tpl_dflt_req_sdl) VALUES (4,'E_PCLT_SDLDF_MISSCMPST','##|E_PCLT_SDLDF##|');">
            <text:p>INSERT INTO tpls (pclt_id) VALUES('E_PCLT_SDLDF_MISSCMPST');<text:line-break/>INSERT INTO tpls_localized (lng, pclt_id, structured_text) VALUES('rus', 'E_PCLT_SDLDF_MISSCMPST', '##|E_PCLT_COMMONS_MISSINGCOMPSTBYRER##|');<text:line-break/>INSERT INTO tpls_localized (lng, pclt_id, structured_text) VALUES('eng', 'E_PCLT_SDLDF_MISSCMPST', '##|E_PCLT_COMMONS_MISSINGCOMPSTBYRER##|');<text:line-break/>INSERT INTO tpls_inclusions_in_collections (tpls_collection_id, pclt_id, tpl_dflt_req_sdl) VALUES (4,'E_PCLT_SDLDF_MISSCMPST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8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48];&quot;'&quot;;&quot;''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G148];&quot;&quot;&quot;&quot;;&quot;\&quot;&quot;&quot;)" office:value-type="string" office:string-value="##|E_PCLT_COMMONS_MISSINGCOMPSTBYRER##|">
            <text:p>##|E_PCLT_COMMONS_MISSINGCOMPSTBYRER##|</text:p>
          </table:table-cell>
          <table:table-cell table:style-name="ce11" table:formula="of:=SUBSTITUTE([.H148];&quot;&quot;&quot;&quot;;&quot;\&quot;&quot;&quot;)" office:value-type="string" office:string-value="##|E_PCLT_COMMONS_MISSINGCOMPSTBYRER##|">
            <text:p>##|E_PCLT_COMMONS_MISSINGCOMPSTBYRE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49]=&quot;General commons&quot;;1;IF([.B149]=&quot;General DB commons&quot;;2;IF([.B149]=&quot;General networking commons&quot;;3;IF([.B149]=&quot;PCLT messages&quot;;4;IF([.B149]=&quot;PCLT-DB messages&quot;;5;-1)))))" office:value-type="float" office:value="4">
            <text:p>4</text:p>
          </table:table-cell>
          <table:table-cell table:style-name="ce11" table:formula="of:=IF([.E149]=&quot;&quot;;&quot;&quot;;CONCATENATE(&quot;##|&quot;;[.E149];&quot;##|&quot;) )" office:value-type="string" office:string-value="##|E_PCLT_SDLDF_CMPZPARAMREF##|">
            <text:p>##|E_PCLT_SDLDF_CMPZPARAMREF##|</text:p>
          </table:table-cell>
          <table:table-cell table:style-name="ce11" office:value-type="string">
            <text:p>E_PCLT_SDLDF_CMPZPARAMREF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</text:p>
          </table:table-cell>
          <table:table-cell table:style-name="ce7" office:value-type="string">
            <text:p>of template (ID: @@|tpl_id@@|) for message representation required detailization level is referenced to be the same as is one of composite put behind parameter (ID: @@|param_id@@|)</text:p>
          </table:table-cell>
          <table:table-cell table:style-name="ce7" office:value-type="string">
            <text:p><text:s/></text:p>
          </table:table-cell>
          <table:table-cell table:style-name="ce7" table:formula="of:=IF([.E149]=&quot;&quot;;&quot;&quot;;CONCATENATE(&quot;, (&quot;;CHAR(34);[.E149];CHAR(34);&quot;, (M.fromList [(&quot; &amp; CHAR(34) &amp; [.P$20] &amp; CHAR(34) &amp; &quot;, &quot; &amp; IF([.P149]=&quot;&quot;;&quot;B.empty&quot;;&quot;B.pack &quot; &amp; CHAR(34) &amp; [.P149] &amp; CHAR(34)) &amp; &quot;), (&quot; &amp; CHAR(34) &amp; [.Q$20] &amp; CHAR(34) &amp; &quot;, &quot; &amp; IF([.Q149]=&quot;&quot;;&quot;B.empty&quot;;&quot;B.pack &quot; &amp; CHAR(34) &amp; [.Q149] &amp; CHAR(34)) &amp; &quot;)], str2PCLT_SDL Required_SDLM &quot;;CHAR(34);[.F149];CHAR(34);&quot; inner_cfg))&quot;))" office:value-type="string" office:string-value=", (&quot;E_PCLT_SDLDF_CMPZPARAMREF&quot;, (M.fromList [(&quot;rus&quot;, B.pack &quot;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&quot;), (&quot;eng&quot;, B.pack &quot;of template (ID: @@|tpl_id@@|) for message representation required detailization level is referenced to be the same as is one of composite put behind parameter (ID: @@|param_id@@|)&quot;)], str2PCLT_SDL Required_SDLM &quot;##|E_PCLT_SDLDF##|&quot; inner_cfg))">
            <text:p>, ("E_PCLT_SDLDF_CMPZPARAMREF", (M.fromList [("rus", B.pack "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"), ("eng", B.pack "of template (ID: @@|tpl_id@@|) for message representation required detailization level is referenced to be the same as is one of composite put behind parameter (ID: @@|param_id@@|)")], str2PCLT_SDL Required_SDLM "##|E_PCLT_SDLDF##|" inner_cfg))</text:p>
          </table:table-cell>
          <table:table-cell table:style-name="ce7" table:formula="of:=IF([.E149]=&quot;&quot;;&quot;&quot;;CONCATENATE([.E149];&quot;%&quot;;[.F149];&quot;%&quot;;[.G149];&quot;%&quot;;[.H149]))" office:value-type="string" office:string-value="E_PCLT_SDLDF_CMPZPARAMREF%##|E_PCLT_SDLDF##|%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%of template (ID: @@|tpl_id@@|) for message representation required detailization level is referenced to be the same as is one of composite put behind parameter (ID: @@|param_id@@|)">
            <text:p>E_PCLT_SDLDF_CMPZPARAMREF%##|E_PCLT_SDLDF##|%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%of template (ID: @@|tpl_id@@|) for message representation required detailization level is referenced to be the same as is one of composite put behind parameter (ID: @@|param_id@@|)</text:p>
          </table:table-cell>
          <table:table-cell table:style-name="ce11" table:formula="of:=IF([.E149]=&quot;&quot;;&quot;&quot;;&quot;INSERT INTO tpls (pclt_id) VALUES('&quot;&amp;[.E149]&amp;&quot;');&quot;&amp;CHAR(13)&amp;CHAR(10) &amp; IF([.N149]=&quot;&quot;;&quot;&quot;;&quot;INSERT INTO tpls_localized (lng, pclt_id, structured_text) VALUES('&quot;&amp; [.N$20] &amp; &quot;', '&quot;&amp;[.E149]&amp;&quot;', '&quot;&amp;[.N149]&amp;&quot;');&quot;) &amp; CHAR(13)&amp;CHAR(10) &amp; IF([.O149]=&quot;&quot;;&quot;&quot;;&quot;INSERT INTO tpls_localized (lng, pclt_id, structured_text) VALUES('&quot;&amp;[.O$20]&amp;&quot;', '&quot;&amp;[.E149]&amp;&quot;', '&quot;&amp;[.O149]&amp;&quot;');&quot;) &amp; CHAR(13)&amp;CHAR(10)&amp;&quot;INSERT INTO tpls_inclusions_in_collections (tpls_collection_id, pclt_id, tpl_dflt_req_sdl) VALUES (&quot;&amp;[.C149]&amp;&quot;,'&quot;&amp;[.E149]&amp;&quot;','&quot;&amp;[.F149]&amp;&quot;');&quot;)" office:value-type="string" office:string-value="INSERT INTO tpls (pclt_id) VALUES('E_PCLT_SDLDF_CMPZPARAMREF');&#13;&#10;INSERT INTO tpls_localized (lng, pclt_id, structured_text) VALUES('rus', 'E_PCLT_SDLDF_CMPZPARAMREF', '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');&#13;&#10;INSERT INTO tpls_localized (lng, pclt_id, structured_text) VALUES('eng', 'E_PCLT_SDLDF_CMPZPARAMREF', 'of template (ID: @@|tpl_id@@|) for message representation required detailization level is referenced to be the same as is one of composite put behind parameter (ID: @@|param_id@@|)');&#13;&#10;INSERT INTO tpls_inclusions_in_collections (tpls_collection_id, pclt_id, tpl_dflt_req_sdl) VALUES (4,'E_PCLT_SDLDF_CMPZPARAMREF','##|E_PCLT_SDLDF##|');">
            <text:p>INSERT INTO tpls (pclt_id) VALUES('E_PCLT_SDLDF_CMPZPARAMREF');<text:line-break/>INSERT INTO tpls_localized (lng, pclt_id, structured_text) VALUES('rus', 'E_PCLT_SDLDF_CMPZPARAMREF', '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');<text:line-break/>INSERT INTO tpls_localized (lng, pclt_id, structured_text) VALUES('eng', 'E_PCLT_SDLDF_CMPZPARAMREF', 'of template (ID: @@|tpl_id@@|) for message representation required detailization level is referenced to be the same as is one of composite put behind parameter (ID: @@|param_id@@|)');<text:line-break/>INSERT INTO tpls_inclusions_in_collections (tpls_collection_id, pclt_id, tpl_dflt_req_sdl) VALUES (4,'E_PCLT_SDLDF_CMPZPARAMREF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49];&quot;'&quot;;&quot;''&quot;)" office:value-type="string" office:string-value="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">
            <text:p>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</text:p>
          </table:table-cell>
          <table:table-cell table:style-name="ce11" table:formula="of:=SUBSTITUTE([.H149];&quot;'&quot;;&quot;''&quot;)" office:value-type="string" office:string-value="of template (ID: @@|tpl_id@@|) for message representation required detailization level is referenced to be the same as is one of composite put behind parameter (ID: @@|param_id@@|)">
            <text:p>of template (ID: @@|tpl_id@@|) for message representation required detailization level is referenced to be the same as is one of composite put behind parameter (ID: @@|param_id@@|)</text:p>
          </table:table-cell>
          <table:table-cell table:style-name="ce11" table:formula="of:=SUBSTITUTE([.G149];&quot;&quot;&quot;&quot;;&quot;\&quot;&quot;&quot;)" office:value-type="string" office:string-value="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">
            <text:p>необходимый уровень детализации для отображения шаблона [ИД: @@|tpl_id@@|], указан быть таким же, как у шаблона, который подставляется под параметр [ИД: @@|param_id@@|]</text:p>
          </table:table-cell>
          <table:table-cell table:style-name="ce11" table:formula="of:=SUBSTITUTE([.H149];&quot;&quot;&quot;&quot;;&quot;\&quot;&quot;&quot;)" office:value-type="string" office:string-value="of template (ID: @@|tpl_id@@|) for message representation required detailization level is referenced to be the same as is one of composite put behind parameter (ID: @@|param_id@@|)">
            <text:p>of template (ID: @@|tpl_id@@|) for message representation required detailization level is referenced to be the same as is one of composite put behind parameter (ID: @@|param_id@@|)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0]=&quot;General commons&quot;;1;IF([.B150]=&quot;General DB commons&quot;;2;IF([.B150]=&quot;General networking commons&quot;;3;IF([.B150]=&quot;PCLT messages&quot;;4;IF([.B150]=&quot;PCLT-DB messages&quot;;5;-1)))))" office:value-type="float" office:value="4">
            <text:p>4</text:p>
          </table:table-cell>
          <table:table-cell table:style-name="ce11" table:formula="of:=IF([.E150]=&quot;&quot;;&quot;&quot;;CONCATENATE(&quot;##|&quot;;[.E150];&quot;##|&quot;) )" office:value-type="string" office:string-value="##|E_PCLT_SDLDF_MISSPARAM##|">
            <text:p>##|E_PCLT_SDLDF_MISSPARAM##|</text:p>
          </table:table-cell>
          <table:table-cell table:style-name="ce7" office:value-type="string">
            <text:p>E_PCLT_SDLDF_MISSPARAM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##|E_PCLT_SDLDF_CMPZPARAMREF##|, однако такой параметр вообще отсутствует на входе в реализацию шаблона</text:p>
          </table:table-cell>
          <table:table-cell table:style-name="ce7" office:value-type="string">
            <text:p>##|E_PCLT_SDLDF_CMPZPARAMREF##|, but referenced parameter is missing in realization input</text:p>
          </table:table-cell>
          <table:table-cell table:style-name="ce7" office:value-type="string">
            <text:p><text:s/></text:p>
          </table:table-cell>
          <table:table-cell table:style-name="ce7" table:formula="of:=IF([.E150]=&quot;&quot;;&quot;&quot;;CONCATENATE(&quot;, (&quot;;CHAR(34);[.E150];CHAR(34);&quot;, (M.fromList [(&quot; &amp; CHAR(34) &amp; [.P$20] &amp; CHAR(34) &amp; &quot;, &quot; &amp; IF([.P150]=&quot;&quot;;&quot;B.empty&quot;;&quot;B.pack &quot; &amp; CHAR(34) &amp; [.P150] &amp; CHAR(34)) &amp; &quot;), (&quot; &amp; CHAR(34) &amp; [.Q$20] &amp; CHAR(34) &amp; &quot;, &quot; &amp; IF([.Q150]=&quot;&quot;;&quot;B.empty&quot;;&quot;B.pack &quot; &amp; CHAR(34) &amp; [.Q150] &amp; CHAR(34)) &amp; &quot;)], str2PCLT_SDL Required_SDLM &quot;;CHAR(34);[.F150];CHAR(34);&quot; inner_cfg))&quot;))" office:value-type="string" office:string-value=", (&quot;E_PCLT_SDLDF_MISSPARAM&quot;, (M.fromList [(&quot;rus&quot;, B.pack &quot;##|E_PCLT_SDLDF_CMPZPARAMREF##|, однако такой параметр вообще отсутствует на входе в реализацию шаблона&quot;), (&quot;eng&quot;, B.pack &quot;##|E_PCLT_SDLDF_CMPZPARAMREF##|, but referenced parameter is missing in realization input&quot;)], str2PCLT_SDL Required_SDLM &quot;##|E_PCLT_SDLDF##|&quot; inner_cfg))">
            <text:p>, ("E_PCLT_SDLDF_MISSPARAM", (M.fromList [("rus", B.pack "##|E_PCLT_SDLDF_CMPZPARAMREF##|, однако такой параметр вообще отсутствует на входе в реализацию шаблона"), ("eng", B.pack "##|E_PCLT_SDLDF_CMPZPARAMREF##|, but referenced parameter is missing in realization input")], str2PCLT_SDL Required_SDLM "##|E_PCLT_SDLDF##|" inner_cfg))</text:p>
          </table:table-cell>
          <table:table-cell table:style-name="ce7" table:formula="of:=IF([.E150]=&quot;&quot;;&quot;&quot;;CONCATENATE([.E150];&quot;%&quot;;[.F150];&quot;%&quot;;[.G150];&quot;%&quot;;[.H150]))" office:value-type="string" office:string-value="E_PCLT_SDLDF_MISSPARAM%##|E_PCLT_SDLDF##|%##|E_PCLT_SDLDF_CMPZPARAMREF##|, однако такой параметр вообще отсутствует на входе в реализацию шаблона%##|E_PCLT_SDLDF_CMPZPARAMREF##|, but referenced parameter is missing in realization input">
            <text:p>E_PCLT_SDLDF_MISSPARAM%##|E_PCLT_SDLDF##|%##|E_PCLT_SDLDF_CMPZPARAMREF##|, однако такой параметр вообще отсутствует на входе в реализацию шаблона%##|E_PCLT_SDLDF_CMPZPARAMREF##|, but referenced parameter is missing in realization input</text:p>
          </table:table-cell>
          <table:table-cell table:style-name="ce11" table:formula="of:=IF([.E150]=&quot;&quot;;&quot;&quot;;&quot;INSERT INTO tpls (pclt_id) VALUES('&quot;&amp;[.E150]&amp;&quot;');&quot;&amp;CHAR(13)&amp;CHAR(10) &amp; IF([.N150]=&quot;&quot;;&quot;&quot;;&quot;INSERT INTO tpls_localized (lng, pclt_id, structured_text) VALUES('&quot;&amp; [.N$20] &amp; &quot;', '&quot;&amp;[.E150]&amp;&quot;', '&quot;&amp;[.N150]&amp;&quot;');&quot;) &amp; CHAR(13)&amp;CHAR(10) &amp; IF([.O150]=&quot;&quot;;&quot;&quot;;&quot;INSERT INTO tpls_localized (lng, pclt_id, structured_text) VALUES('&quot;&amp;[.O$20]&amp;&quot;', '&quot;&amp;[.E150]&amp;&quot;', '&quot;&amp;[.O150]&amp;&quot;');&quot;) &amp; CHAR(13)&amp;CHAR(10)&amp;&quot;INSERT INTO tpls_inclusions_in_collections (tpls_collection_id, pclt_id, tpl_dflt_req_sdl) VALUES (&quot;&amp;[.C150]&amp;&quot;,'&quot;&amp;[.E150]&amp;&quot;','&quot;&amp;[.F150]&amp;&quot;');&quot;)" office:value-type="string" office:string-value="INSERT INTO tpls (pclt_id) VALUES('E_PCLT_SDLDF_MISSPARAM');&#13;&#10;INSERT INTO tpls_localized (lng, pclt_id, structured_text) VALUES('rus', 'E_PCLT_SDLDF_MISSPARAM', '##|E_PCLT_SDLDF_CMPZPARAMREF##|, однако такой параметр вообще отсутствует на входе в реализацию шаблона');&#13;&#10;INSERT INTO tpls_localized (lng, pclt_id, structured_text) VALUES('eng', 'E_PCLT_SDLDF_MISSPARAM', '##|E_PCLT_SDLDF_CMPZPARAMREF##|, but referenced parameter is missing in realization input');&#13;&#10;INSERT INTO tpls_inclusions_in_collections (tpls_collection_id, pclt_id, tpl_dflt_req_sdl) VALUES (4,'E_PCLT_SDLDF_MISSPARAM','##|E_PCLT_SDLDF##|');">
            <text:p>INSERT INTO tpls (pclt_id) VALUES('E_PCLT_SDLDF_MISSPARAM');<text:line-break/>INSERT INTO tpls_localized (lng, pclt_id, structured_text) VALUES('rus', 'E_PCLT_SDLDF_MISSPARAM', '##|E_PCLT_SDLDF_CMPZPARAMREF##|, однако такой параметр вообще отсутствует на входе в реализацию шаблона');<text:line-break/>INSERT INTO tpls_localized (lng, pclt_id, structured_text) VALUES('eng', 'E_PCLT_SDLDF_MISSPARAM', '##|E_PCLT_SDLDF_CMPZPARAMREF##|, but referenced parameter is missing in realization input');<text:line-break/>INSERT INTO tpls_inclusions_in_collections (tpls_collection_id, pclt_id, tpl_dflt_req_sdl) VALUES (4,'E_PCLT_SDLDF_MISSPARAM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0];&quot;'&quot;;&quot;''&quot;)" office:value-type="string" office:string-value="##|E_PCLT_SDLDF_CMPZPARAMREF##|, однако такой параметр вообще отсутствует на входе в реализацию шаблона">
            <text:p>##|E_PCLT_SDLDF_CMPZPARAMREF##|, однако такой параметр вообще отсутствует на входе в реализацию шаблона</text:p>
          </table:table-cell>
          <table:table-cell table:style-name="ce11" table:formula="of:=SUBSTITUTE([.H150];&quot;'&quot;;&quot;''&quot;)" office:value-type="string" office:string-value="##|E_PCLT_SDLDF_CMPZPARAMREF##|, but referenced parameter is missing in realization input">
            <text:p>##|E_PCLT_SDLDF_CMPZPARAMREF##|, but referenced parameter is missing in realization input</text:p>
          </table:table-cell>
          <table:table-cell table:style-name="ce11" table:formula="of:=SUBSTITUTE([.G150];&quot;&quot;&quot;&quot;;&quot;\&quot;&quot;&quot;)" office:value-type="string" office:string-value="##|E_PCLT_SDLDF_CMPZPARAMREF##|, однако такой параметр вообще отсутствует на входе в реализацию шаблона">
            <text:p>##|E_PCLT_SDLDF_CMPZPARAMREF##|, однако такой параметр вообще отсутствует на входе в реализацию шаблона</text:p>
          </table:table-cell>
          <table:table-cell table:style-name="ce11" table:formula="of:=SUBSTITUTE([.H150];&quot;&quot;&quot;&quot;;&quot;\&quot;&quot;&quot;)" office:value-type="string" office:string-value="##|E_PCLT_SDLDF_CMPZPARAMREF##|, but referenced parameter is missing in realization input">
            <text:p>##|E_PCLT_SDLDF_CMPZPARAMREF##|, but referenced parameter is missing in realization input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1]=&quot;General commons&quot;;1;IF([.B151]=&quot;General DB commons&quot;;2;IF([.B151]=&quot;General networking commons&quot;;3;IF([.B151]=&quot;PCLT messages&quot;;4;IF([.B151]=&quot;PCLT-DB messages&quot;;5;-1)))))" office:value-type="float" office:value="4">
            <text:p>4</text:p>
          </table:table-cell>
          <table:table-cell table:style-name="ce11" table:formula="of:=IF([.E151]=&quot;&quot;;&quot;&quot;;CONCATENATE(&quot;##|&quot;;[.E151];&quot;##|&quot;) )" office:value-type="string" office:string-value="##|E_PCLT_SDLDF_WRNGPRMTYP##|">
            <text:p>##|E_PCLT_SDLDF_WRNGPRMTYP##|</text:p>
          </table:table-cell>
          <table:table-cell table:style-name="ce7" office:value-type="string">
            <text:p>E_PCLT_SDLDF_WRNGPRMTYP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##|E_PCLT_SDLDF_CMPZPARAMREF##|, однако под параметр подставлен не шаблон</text:p>
          </table:table-cell>
          <table:table-cell table:style-name="ce7" office:value-type="string">
            <text:p>##|E_PCLT_SDLDF_CMPZPARAMREF##|, but referenced parameter value is not a template</text:p>
          </table:table-cell>
          <table:table-cell table:style-name="ce7" office:value-type="string">
            <text:p><text:s/></text:p>
          </table:table-cell>
          <table:table-cell table:style-name="ce7" table:formula="of:=IF([.E151]=&quot;&quot;;&quot;&quot;;CONCATENATE(&quot;, (&quot;;CHAR(34);[.E151];CHAR(34);&quot;, (M.fromList [(&quot; &amp; CHAR(34) &amp; [.P$20] &amp; CHAR(34) &amp; &quot;, &quot; &amp; IF([.P151]=&quot;&quot;;&quot;B.empty&quot;;&quot;B.pack &quot; &amp; CHAR(34) &amp; [.P151] &amp; CHAR(34)) &amp; &quot;), (&quot; &amp; CHAR(34) &amp; [.Q$20] &amp; CHAR(34) &amp; &quot;, &quot; &amp; IF([.Q151]=&quot;&quot;;&quot;B.empty&quot;;&quot;B.pack &quot; &amp; CHAR(34) &amp; [.Q151] &amp; CHAR(34)) &amp; &quot;)], str2PCLT_SDL Required_SDLM &quot;;CHAR(34);[.F151];CHAR(34);&quot; inner_cfg))&quot;))" office:value-type="string" office:string-value=", (&quot;E_PCLT_SDLDF_WRNGPRMTYP&quot;, (M.fromList [(&quot;rus&quot;, B.pack &quot;##|E_PCLT_SDLDF_CMPZPARAMREF##|, однако под параметр подставлен не шаблон&quot;), (&quot;eng&quot;, B.pack &quot;##|E_PCLT_SDLDF_CMPZPARAMREF##|, but referenced parameter value is not a template&quot;)], str2PCLT_SDL Required_SDLM &quot;##|E_PCLT_SDLDF##|&quot; inner_cfg))">
            <text:p>, ("E_PCLT_SDLDF_WRNGPRMTYP", (M.fromList [("rus", B.pack "##|E_PCLT_SDLDF_CMPZPARAMREF##|, однако под параметр подставлен не шаблон"), ("eng", B.pack "##|E_PCLT_SDLDF_CMPZPARAMREF##|, but referenced parameter value is not a template")], str2PCLT_SDL Required_SDLM "##|E_PCLT_SDLDF##|" inner_cfg))</text:p>
          </table:table-cell>
          <table:table-cell table:style-name="ce7" table:formula="of:=IF([.E151]=&quot;&quot;;&quot;&quot;;CONCATENATE([.E151];&quot;%&quot;;[.F151];&quot;%&quot;;[.G151];&quot;%&quot;;[.H151]))" office:value-type="string" office:string-value="E_PCLT_SDLDF_WRNGPRMTYP%##|E_PCLT_SDLDF##|%##|E_PCLT_SDLDF_CMPZPARAMREF##|, однако под параметр подставлен не шаблон%##|E_PCLT_SDLDF_CMPZPARAMREF##|, but referenced parameter value is not a template">
            <text:p>E_PCLT_SDLDF_WRNGPRMTYP%##|E_PCLT_SDLDF##|%##|E_PCLT_SDLDF_CMPZPARAMREF##|, однако под параметр подставлен не шаблон%##|E_PCLT_SDLDF_CMPZPARAMREF##|, but referenced parameter value is not a template</text:p>
          </table:table-cell>
          <table:table-cell table:style-name="ce11" table:formula="of:=IF([.E151]=&quot;&quot;;&quot;&quot;;&quot;INSERT INTO tpls (pclt_id) VALUES('&quot;&amp;[.E151]&amp;&quot;');&quot;&amp;CHAR(13)&amp;CHAR(10) &amp; IF([.N151]=&quot;&quot;;&quot;&quot;;&quot;INSERT INTO tpls_localized (lng, pclt_id, structured_text) VALUES('&quot;&amp; [.N$20] &amp; &quot;', '&quot;&amp;[.E151]&amp;&quot;', '&quot;&amp;[.N151]&amp;&quot;');&quot;) &amp; CHAR(13)&amp;CHAR(10) &amp; IF([.O151]=&quot;&quot;;&quot;&quot;;&quot;INSERT INTO tpls_localized (lng, pclt_id, structured_text) VALUES('&quot;&amp;[.O$20]&amp;&quot;', '&quot;&amp;[.E151]&amp;&quot;', '&quot;&amp;[.O151]&amp;&quot;');&quot;) &amp; CHAR(13)&amp;CHAR(10)&amp;&quot;INSERT INTO tpls_inclusions_in_collections (tpls_collection_id, pclt_id, tpl_dflt_req_sdl) VALUES (&quot;&amp;[.C151]&amp;&quot;,'&quot;&amp;[.E151]&amp;&quot;','&quot;&amp;[.F151]&amp;&quot;');&quot;)" office:value-type="string" office:string-value="INSERT INTO tpls (pclt_id) VALUES('E_PCLT_SDLDF_WRNGPRMTYP');&#13;&#10;INSERT INTO tpls_localized (lng, pclt_id, structured_text) VALUES('rus', 'E_PCLT_SDLDF_WRNGPRMTYP', '##|E_PCLT_SDLDF_CMPZPARAMREF##|, однако под параметр подставлен не шаблон');&#13;&#10;INSERT INTO tpls_localized (lng, pclt_id, structured_text) VALUES('eng', 'E_PCLT_SDLDF_WRNGPRMTYP', '##|E_PCLT_SDLDF_CMPZPARAMREF##|, but referenced parameter value is not a template');&#13;&#10;INSERT INTO tpls_inclusions_in_collections (tpls_collection_id, pclt_id, tpl_dflt_req_sdl) VALUES (4,'E_PCLT_SDLDF_WRNGPRMTYP','##|E_PCLT_SDLDF##|');">
            <text:p>INSERT INTO tpls (pclt_id) VALUES('E_PCLT_SDLDF_WRNGPRMTYP');<text:line-break/>INSERT INTO tpls_localized (lng, pclt_id, structured_text) VALUES('rus', 'E_PCLT_SDLDF_WRNGPRMTYP', '##|E_PCLT_SDLDF_CMPZPARAMREF##|, однако под параметр подставлен не шаблон');<text:line-break/>INSERT INTO tpls_localized (lng, pclt_id, structured_text) VALUES('eng', 'E_PCLT_SDLDF_WRNGPRMTYP', '##|E_PCLT_SDLDF_CMPZPARAMREF##|, but referenced parameter value is not a template');<text:line-break/>INSERT INTO tpls_inclusions_in_collections (tpls_collection_id, pclt_id, tpl_dflt_req_sdl) VALUES (4,'E_PCLT_SDLDF_WRNGPRMTYP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1];&quot;'&quot;;&quot;''&quot;)" office:value-type="string" office:string-value="##|E_PCLT_SDLDF_CMPZPARAMREF##|, однако под параметр подставлен не шаблон">
            <text:p>##|E_PCLT_SDLDF_CMPZPARAMREF##|, однако под параметр подставлен не шаблон</text:p>
          </table:table-cell>
          <table:table-cell table:style-name="ce11" table:formula="of:=SUBSTITUTE([.H151];&quot;'&quot;;&quot;''&quot;)" office:value-type="string" office:string-value="##|E_PCLT_SDLDF_CMPZPARAMREF##|, but referenced parameter value is not a template">
            <text:p>##|E_PCLT_SDLDF_CMPZPARAMREF##|, but referenced parameter value is not a template</text:p>
          </table:table-cell>
          <table:table-cell table:style-name="ce11" table:formula="of:=SUBSTITUTE([.G151];&quot;&quot;&quot;&quot;;&quot;\&quot;&quot;&quot;)" office:value-type="string" office:string-value="##|E_PCLT_SDLDF_CMPZPARAMREF##|, однако под параметр подставлен не шаблон">
            <text:p>##|E_PCLT_SDLDF_CMPZPARAMREF##|, однако под параметр подставлен не шаблон</text:p>
          </table:table-cell>
          <table:table-cell table:style-name="ce11" table:formula="of:=SUBSTITUTE([.H151];&quot;&quot;&quot;&quot;;&quot;\&quot;&quot;&quot;)" office:value-type="string" office:string-value="##|E_PCLT_SDLDF_CMPZPARAMREF##|, but referenced parameter value is not a template">
            <text:p>##|E_PCLT_SDLDF_CMPZPARAMREF##|, but referenced parameter value is not a template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2]=&quot;General commons&quot;;1;IF([.B152]=&quot;General DB commons&quot;;2;IF([.B152]=&quot;General networking commons&quot;;3;IF([.B152]=&quot;PCLT messages&quot;;4;IF([.B152]=&quot;PCLT-DB messages&quot;;5;-1)))))" office:value-type="float" office:value="4">
            <text:p>4</text:p>
          </table:table-cell>
          <table:table-cell table:style-name="ce11" table:formula="of:=IF([.E152]=&quot;&quot;;&quot;&quot;;CONCATENATE(&quot;##|&quot;;[.E152];&quot;##|&quot;) )" office:value-type="string" office:string-value="##|E_PCLT_SDLDF_WRNGPRMCMPST##|">
            <text:p>##|E_PCLT_SDLDF_WRNGPRMCMPST##|</text:p>
          </table:table-cell>
          <table:table-cell table:style-name="ce11" office:value-type="string">
            <text:p>E_PCLT_SDLDF_WRNGPRMCMPST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##|E_PCLT_SDLDF_CMPZPARAMREF##|, однако под параметр подставлен шаблон [ИД: @@|wrng_tpl_id@@|] - каталогу неизвестный</text:p>
          </table:table-cell>
          <table:table-cell table:style-name="ce7" office:value-type="string">
            <text:p>##|E_PCLT_SDLDF_CMPZPARAMREF##|, but referenced parameter value is set to a template [ID: @@|wrng_tpl_id@@|], which is not in the catalog</text:p>
          </table:table-cell>
          <table:table-cell table:style-name="ce7" office:value-type="string">
            <text:p><text:s/></text:p>
          </table:table-cell>
          <table:table-cell table:style-name="ce7" table:formula="of:=IF([.E152]=&quot;&quot;;&quot;&quot;;CONCATENATE(&quot;, (&quot;;CHAR(34);[.E152];CHAR(34);&quot;, (M.fromList [(&quot; &amp; CHAR(34) &amp; [.P$20] &amp; CHAR(34) &amp; &quot;, &quot; &amp; IF([.P152]=&quot;&quot;;&quot;B.empty&quot;;&quot;B.pack &quot; &amp; CHAR(34) &amp; [.P152] &amp; CHAR(34)) &amp; &quot;), (&quot; &amp; CHAR(34) &amp; [.Q$20] &amp; CHAR(34) &amp; &quot;, &quot; &amp; IF([.Q152]=&quot;&quot;;&quot;B.empty&quot;;&quot;B.pack &quot; &amp; CHAR(34) &amp; [.Q152] &amp; CHAR(34)) &amp; &quot;)], str2PCLT_SDL Required_SDLM &quot;;CHAR(34);[.F152];CHAR(34);&quot; inner_cfg))&quot;))" office:value-type="string" office:string-value=", (&quot;E_PCLT_SDLDF_WRNGPRMCMPST&quot;, (M.fromList [(&quot;rus&quot;, B.pack &quot;##|E_PCLT_SDLDF_CMPZPARAMREF##|, однако под параметр подставлен шаблон [ИД: @@|wrng_tpl_id@@|] - каталогу неизвестный&quot;), (&quot;eng&quot;, B.pack &quot;##|E_PCLT_SDLDF_CMPZPARAMREF##|, but referenced parameter value is set to a template [ID: @@|wrng_tpl_id@@|], which is not in the catalog&quot;)], str2PCLT_SDL Required_SDLM &quot;##|E_PCLT_SDLDF##|&quot; inner_cfg))">
            <text:p>, ("E_PCLT_SDLDF_WRNGPRMCMPST", (M.fromList [("rus", B.pack "##|E_PCLT_SDLDF_CMPZPARAMREF##|, однако под параметр подставлен шаблон [ИД: @@|wrng_tpl_id@@|] - каталогу неизвестный"), ("eng", B.pack "##|E_PCLT_SDLDF_CMPZPARAMREF##|, but referenced parameter value is set to a template [ID: @@|wrng_tpl_id@@|], which is not in the catalog")], str2PCLT_SDL Required_SDLM "##|E_PCLT_SDLDF##|" inner_cfg))</text:p>
          </table:table-cell>
          <table:table-cell table:style-name="ce7" table:formula="of:=IF([.E152]=&quot;&quot;;&quot;&quot;;CONCATENATE([.E152];&quot;%&quot;;[.F152];&quot;%&quot;;[.G152];&quot;%&quot;;[.H152]))" office:value-type="string" office:string-value="E_PCLT_SDLDF_WRNGPRMCMPST%##|E_PCLT_SDLDF##|%##|E_PCLT_SDLDF_CMPZPARAMREF##|, однако под параметр подставлен шаблон [ИД: @@|wrng_tpl_id@@|] - каталогу неизвестный%##|E_PCLT_SDLDF_CMPZPARAMREF##|, but referenced parameter value is set to a template [ID: @@|wrng_tpl_id@@|], which is not in the catalog">
            <text:p>E_PCLT_SDLDF_WRNGPRMCMPST%##|E_PCLT_SDLDF##|%##|E_PCLT_SDLDF_CMPZPARAMREF##|, однако под параметр подставлен шаблон [ИД: @@|wrng_tpl_id@@|] - каталогу неизвестный%##|E_PCLT_SDLDF_CMPZPARAMREF##|, but referenced parameter value is set to a template [ID: @@|wrng_tpl_id@@|], which is not in the catalog</text:p>
          </table:table-cell>
          <table:table-cell table:style-name="ce11" table:formula="of:=IF([.E152]=&quot;&quot;;&quot;&quot;;&quot;INSERT INTO tpls (pclt_id) VALUES('&quot;&amp;[.E152]&amp;&quot;');&quot;&amp;CHAR(13)&amp;CHAR(10) &amp; IF([.N152]=&quot;&quot;;&quot;&quot;;&quot;INSERT INTO tpls_localized (lng, pclt_id, structured_text) VALUES('&quot;&amp; [.N$20] &amp; &quot;', '&quot;&amp;[.E152]&amp;&quot;', '&quot;&amp;[.N152]&amp;&quot;');&quot;) &amp; CHAR(13)&amp;CHAR(10) &amp; IF([.O152]=&quot;&quot;;&quot;&quot;;&quot;INSERT INTO tpls_localized (lng, pclt_id, structured_text) VALUES('&quot;&amp;[.O$20]&amp;&quot;', '&quot;&amp;[.E152]&amp;&quot;', '&quot;&amp;[.O152]&amp;&quot;');&quot;) &amp; CHAR(13)&amp;CHAR(10)&amp;&quot;INSERT INTO tpls_inclusions_in_collections (tpls_collection_id, pclt_id, tpl_dflt_req_sdl) VALUES (&quot;&amp;[.C152]&amp;&quot;,'&quot;&amp;[.E152]&amp;&quot;','&quot;&amp;[.F152]&amp;&quot;');&quot;)" office:value-type="string" office:string-value="INSERT INTO tpls (pclt_id) VALUES('E_PCLT_SDLDF_WRNGPRMCMPST');&#13;&#10;INSERT INTO tpls_localized (lng, pclt_id, structured_text) VALUES('rus', 'E_PCLT_SDLDF_WRNGPRMCMPST', '##|E_PCLT_SDLDF_CMPZPARAMREF##|, однако под параметр подставлен шаблон [ИД: @@|wrng_tpl_id@@|] - каталогу неизвестный');&#13;&#10;INSERT INTO tpls_localized (lng, pclt_id, structured_text) VALUES('eng', 'E_PCLT_SDLDF_WRNGPRMCMPST', '##|E_PCLT_SDLDF_CMPZPARAMREF##|, but referenced parameter value is set to a template [ID: @@|wrng_tpl_id@@|], which is not in the catalog');&#13;&#10;INSERT INTO tpls_inclusions_in_collections (tpls_collection_id, pclt_id, tpl_dflt_req_sdl) VALUES (4,'E_PCLT_SDLDF_WRNGPRMCMPST','##|E_PCLT_SDLDF##|');">
            <text:p>INSERT INTO tpls (pclt_id) VALUES('E_PCLT_SDLDF_WRNGPRMCMPST');<text:line-break/>INSERT INTO tpls_localized (lng, pclt_id, structured_text) VALUES('rus', 'E_PCLT_SDLDF_WRNGPRMCMPST', '##|E_PCLT_SDLDF_CMPZPARAMREF##|, однако под параметр подставлен шаблон [ИД: @@|wrng_tpl_id@@|] - каталогу неизвестный');<text:line-break/>INSERT INTO tpls_localized (lng, pclt_id, structured_text) VALUES('eng', 'E_PCLT_SDLDF_WRNGPRMCMPST', '##|E_PCLT_SDLDF_CMPZPARAMREF##|, but referenced parameter value is set to a template [ID: @@|wrng_tpl_id@@|], which is not in the catalog');<text:line-break/>INSERT INTO tpls_inclusions_in_collections (tpls_collection_id, pclt_id, tpl_dflt_req_sdl) VALUES (4,'E_PCLT_SDLDF_WRNGPRMCMPST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2];&quot;'&quot;;&quot;''&quot;)" office:value-type="string" office:string-value="##|E_PCLT_SDLDF_CMPZPARAMREF##|, однако под параметр подставлен шаблон [ИД: @@|wrng_tpl_id@@|] - каталогу неизвестный">
            <text:p>##|E_PCLT_SDLDF_CMPZPARAMREF##|, однако под параметр подставлен шаблон [ИД: @@|wrng_tpl_id@@|] - каталогу неизвестный</text:p>
          </table:table-cell>
          <table:table-cell table:style-name="ce11" table:formula="of:=SUBSTITUTE([.H152];&quot;'&quot;;&quot;''&quot;)" office:value-type="string" office:string-value="##|E_PCLT_SDLDF_CMPZPARAMREF##|, but referenced parameter value is set to a template [ID: @@|wrng_tpl_id@@|], which is not in the catalog">
            <text:p>##|E_PCLT_SDLDF_CMPZPARAMREF##|, but referenced parameter value is set to a template [ID: @@|wrng_tpl_id@@|], which is not in the catalog</text:p>
          </table:table-cell>
          <table:table-cell table:style-name="ce11" table:formula="of:=SUBSTITUTE([.G152];&quot;&quot;&quot;&quot;;&quot;\&quot;&quot;&quot;)" office:value-type="string" office:string-value="##|E_PCLT_SDLDF_CMPZPARAMREF##|, однако под параметр подставлен шаблон [ИД: @@|wrng_tpl_id@@|] - каталогу неизвестный">
            <text:p>##|E_PCLT_SDLDF_CMPZPARAMREF##|, однако под параметр подставлен шаблон [ИД: @@|wrng_tpl_id@@|] - каталогу неизвестный</text:p>
          </table:table-cell>
          <table:table-cell table:style-name="ce11" table:formula="of:=SUBSTITUTE([.H152];&quot;&quot;&quot;&quot;;&quot;\&quot;&quot;&quot;)" office:value-type="string" office:string-value="##|E_PCLT_SDLDF_CMPZPARAMREF##|, but referenced parameter value is set to a template [ID: @@|wrng_tpl_id@@|], which is not in the catalog">
            <text:p>##|E_PCLT_SDLDF_CMPZPARAMREF##|, but referenced parameter value is set to a template [ID: @@|wrng_tpl_id@@|], which is not in the catalog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3]=&quot;General commons&quot;;1;IF([.B153]=&quot;General DB commons&quot;;2;IF([.B153]=&quot;General networking commons&quot;;3;IF([.B153]=&quot;PCLT messages&quot;;4;IF([.B153]=&quot;PCLT-DB messages&quot;;5;-1)))))" office:value-type="float" office:value="4">
            <text:p>4</text:p>
          </table:table-cell>
          <table:table-cell table:style-name="ce11" table:formula="of:=IF([.E153]=&quot;&quot;;&quot;&quot;;CONCATENATE(&quot;##|&quot;;[.E153];&quot;##|&quot;) )" office:value-type="string" office:string-value="##|E_PCLT_SDLDF_REFCYCL##|">
            <text:p>##|E_PCLT_SDLDF_REFCYCL##|</text:p>
          </table:table-cell>
          <table:table-cell table:style-name="ce11" office:value-type="string">
            <text:p>E_PCLT_SDLDF_REFCYCL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</text:p>
          </table:table-cell>
          <table:table-cell table:style-name="ce7" office:value-type="string">
            <text:p>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</text:p>
          </table:table-cell>
          <table:table-cell table:style-name="ce7" office:value-type="string">
            <text:p><text:s/></text:p>
          </table:table-cell>
          <table:table-cell table:style-name="ce7" table:formula="of:=IF([.E153]=&quot;&quot;;&quot;&quot;;CONCATENATE(&quot;, (&quot;;CHAR(34);[.E153];CHAR(34);&quot;, (M.fromList [(&quot; &amp; CHAR(34) &amp; [.P$20] &amp; CHAR(34) &amp; &quot;, &quot; &amp; IF([.P153]=&quot;&quot;;&quot;B.empty&quot;;&quot;B.pack &quot; &amp; CHAR(34) &amp; [.P153] &amp; CHAR(34)) &amp; &quot;), (&quot; &amp; CHAR(34) &amp; [.Q$20] &amp; CHAR(34) &amp; &quot;, &quot; &amp; IF([.Q153]=&quot;&quot;;&quot;B.empty&quot;;&quot;B.pack &quot; &amp; CHAR(34) &amp; [.Q153] &amp; CHAR(34)) &amp; &quot;)], str2PCLT_SDL Required_SDLM &quot;;CHAR(34);[.F153];CHAR(34);&quot; inner_cfg))&quot;))" office:value-type="string" office:string-value=", (&quot;E_PCLT_SDLDF_REFCYCL&quot;, (M.fromList [(&quot;rus&quot;, B.pack &quot;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&quot;), (&quot;eng&quot;, B.pack &quot;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&quot;)], str2PCLT_SDL Required_SDLM &quot;##|E_PCLT_SDLDF##|&quot; inner_cfg))">
            <text:p>, ("E_PCLT_SDLDF_REFCYCL", (M.fromList [("rus", B.pack "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"), ("eng", B.pack "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")], str2PCLT_SDL Required_SDLM "##|E_PCLT_SDLDF##|" inner_cfg))</text:p>
          </table:table-cell>
          <table:table-cell table:style-name="ce7" table:formula="of:=IF([.E153]=&quot;&quot;;&quot;&quot;;CONCATENATE([.E153];&quot;%&quot;;[.F153];&quot;%&quot;;[.G153];&quot;%&quot;;[.H153]))" office:value-type="string" office:string-value="E_PCLT_SDLDF_REFCYCL%##|E_PCLT_SDLDF##|%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%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">
            <text:p>E_PCLT_SDLDF_REFCYCL%##|E_PCLT_SDLDF##|%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%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</text:p>
          </table:table-cell>
          <table:table-cell table:style-name="ce11" table:formula="of:=IF([.E153]=&quot;&quot;;&quot;&quot;;&quot;INSERT INTO tpls (pclt_id) VALUES('&quot;&amp;[.E153]&amp;&quot;');&quot;&amp;CHAR(13)&amp;CHAR(10) &amp; IF([.N153]=&quot;&quot;;&quot;&quot;;&quot;INSERT INTO tpls_localized (lng, pclt_id, structured_text) VALUES('&quot;&amp; [.N$20] &amp; &quot;', '&quot;&amp;[.E153]&amp;&quot;', '&quot;&amp;[.N153]&amp;&quot;');&quot;) &amp; CHAR(13)&amp;CHAR(10) &amp; IF([.O153]=&quot;&quot;;&quot;&quot;;&quot;INSERT INTO tpls_localized (lng, pclt_id, structured_text) VALUES('&quot;&amp;[.O$20]&amp;&quot;', '&quot;&amp;[.E153]&amp;&quot;', '&quot;&amp;[.O153]&amp;&quot;');&quot;) &amp; CHAR(13)&amp;CHAR(10)&amp;&quot;INSERT INTO tpls_inclusions_in_collections (tpls_collection_id, pclt_id, tpl_dflt_req_sdl) VALUES (&quot;&amp;[.C153]&amp;&quot;,'&quot;&amp;[.E153]&amp;&quot;','&quot;&amp;[.F153]&amp;&quot;');&quot;)" office:value-type="string" office:string-value="INSERT INTO tpls (pclt_id) VALUES('E_PCLT_SDLDF_REFCYCL');&#13;&#10;INSERT INTO tpls_localized (lng, pclt_id, structured_text) VALUES('rus', 'E_PCLT_SDLDF_REFCYCL', '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');&#13;&#10;INSERT INTO tpls_localized (lng, pclt_id, structured_text) VALUES('eng', 'E_PCLT_SDLDF_REFCYCL', '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');&#13;&#10;INSERT INTO tpls_inclusions_in_collections (tpls_collection_id, pclt_id, tpl_dflt_req_sdl) VALUES (4,'E_PCLT_SDLDF_REFCYCL','##|E_PCLT_SDLDF##|');">
            <text:p>INSERT INTO tpls (pclt_id) VALUES('E_PCLT_SDLDF_REFCYCL');<text:line-break/>INSERT INTO tpls_localized (lng, pclt_id, structured_text) VALUES('rus', 'E_PCLT_SDLDF_REFCYCL', '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');<text:line-break/>INSERT INTO tpls_localized (lng, pclt_id, structured_text) VALUES('eng', 'E_PCLT_SDLDF_REFCYCL', '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');<text:line-break/>INSERT INTO tpls_inclusions_in_collections (tpls_collection_id, pclt_id, tpl_dflt_req_sdl) VALUES (4,'E_PCLT_SDLDF_REFCYCL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3];&quot;'&quot;;&quot;''&quot;)" office:value-type="string" office:string-value="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">
            <text:p>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</text:p>
          </table:table-cell>
          <table:table-cell table:style-name="ce11" table:formula="of:=SUBSTITUTE([.H153];&quot;'&quot;;&quot;''&quot;)" office:value-type="string" office:string-value="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">
            <text:p>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</text:p>
          </table:table-cell>
          <table:table-cell table:style-name="ce11" table:formula="of:=SUBSTITUTE([.G153];&quot;&quot;&quot;&quot;;&quot;\&quot;&quot;&quot;)" office:value-type="string" office:string-value="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">
            <text:p>у данного шаблона для отображения требуемый уровнь детализации такой же, как у указанного - при определении требуемого уровня детализации (остановлен на шаблоне [ИД: @@|tpl_id@@|]) обнаружен цикл таких ссылок. Буфер зацикленных шаблонов: @@|super_buf@@|</text:p>
          </table:table-cell>
          <table:table-cell table:style-name="ce11" table:formula="of:=SUBSTITUTE([.H153];&quot;&quot;&quot;&quot;;&quot;\&quot;&quot;&quot;)" office:value-type="string" office:string-value="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">
            <text:p>for message (of given template) representation required detailization level is referenced to be the same as is defined for the referenced template - in a group of such definitions a referential cycle is detected. Procedure of level requirements determination halted on template [ID: @@|tpl_id@@|]. Cycled tpls buffer: @@|super_buf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4]=&quot;General commons&quot;;1;IF([.B154]=&quot;General DB commons&quot;;2;IF([.B154]=&quot;General networking commons&quot;;3;IF([.B154]=&quot;PCLT messages&quot;;4;IF([.B154]=&quot;PCLT-DB messages&quot;;5;-1)))))" office:value-type="float" office:value="4">
            <text:p>4</text:p>
          </table:table-cell>
          <table:table-cell table:style-name="ce11" table:formula="of:=IF([.E154]=&quot;&quot;;&quot;&quot;;CONCATENATE(&quot;##|&quot;;[.E154];&quot;##|&quot;) )" office:value-type="string" office:string-value="##|E_PCLT_SDLDF_ESDL##|">
            <text:p>##|E_PCLT_SDLDF_ESDL##|</text:p>
          </table:table-cell>
          <table:table-cell table:style-name="ce11" office:value-type="string">
            <text:p>E_PCLT_SDLDF_ESDL</text:p>
          </table:table-cell>
          <table:table-cell table:style-name="ce11" office:value-type="string">
            <text:p>##|E_PCLT_SDLDF##|</text:p>
          </table:table-cell>
          <table:table-cell table:style-name="ce7" office:value-type="string">
            <text:p>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</text:p>
          </table:table-cell>
          <table:table-cell table:style-name="ce7" office:value-type="string">
            <text:p>for message (of template [ИД: @@|tpl_id@@|]) representation required detailization level is errornous. @@|esdl_reason@@| The requirement of infinite level is used instead</text:p>
          </table:table-cell>
          <table:table-cell table:style-name="ce7" office:value-type="string">
            <text:p><text:s/></text:p>
          </table:table-cell>
          <table:table-cell table:style-name="ce7" table:formula="of:=IF([.E154]=&quot;&quot;;&quot;&quot;;CONCATENATE(&quot;, (&quot;;CHAR(34);[.E154];CHAR(34);&quot;, (M.fromList [(&quot; &amp; CHAR(34) &amp; [.P$20] &amp; CHAR(34) &amp; &quot;, &quot; &amp; IF([.P154]=&quot;&quot;;&quot;B.empty&quot;;&quot;B.pack &quot; &amp; CHAR(34) &amp; [.P154] &amp; CHAR(34)) &amp; &quot;), (&quot; &amp; CHAR(34) &amp; [.Q$20] &amp; CHAR(34) &amp; &quot;, &quot; &amp; IF([.Q154]=&quot;&quot;;&quot;B.empty&quot;;&quot;B.pack &quot; &amp; CHAR(34) &amp; [.Q154] &amp; CHAR(34)) &amp; &quot;)], str2PCLT_SDL Required_SDLM &quot;;CHAR(34);[.F154];CHAR(34);&quot; inner_cfg))&quot;))" office:value-type="string" office:string-value=", (&quot;E_PCLT_SDLDF_ESDL&quot;, (M.fromList [(&quot;rus&quot;, B.pack &quot;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&quot;), (&quot;eng&quot;, B.pack &quot;for message (of template [ИД: @@|tpl_id@@|]) representation required detailization level is errornous. @@|esdl_reason@@| The requirement of infinite level is used instead&quot;)], str2PCLT_SDL Required_SDLM &quot;##|E_PCLT_SDLDF##|&quot; inner_cfg))">
            <text:p>, ("E_PCLT_SDLDF_ESDL", (M.fromList [("rus", B.pack "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"), ("eng", B.pack "for message (of template [ИД: @@|tpl_id@@|]) representation required detailization level is errornous. @@|esdl_reason@@| The requirement of infinite level is used instead")], str2PCLT_SDL Required_SDLM "##|E_PCLT_SDLDF##|" inner_cfg))</text:p>
          </table:table-cell>
          <table:table-cell table:style-name="ce7" table:formula="of:=IF([.E154]=&quot;&quot;;&quot;&quot;;CONCATENATE([.E154];&quot;%&quot;;[.F154];&quot;%&quot;;[.G154];&quot;%&quot;;[.H154]))" office:value-type="string" office:string-value="E_PCLT_SDLDF_ESDL%##|E_PCLT_SDLDF##|%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%for message (of template [ИД: @@|tpl_id@@|]) representation required detailization level is errornous. @@|esdl_reason@@| The requirement of infinite level is used instead">
            <text:p>E_PCLT_SDLDF_ESDL%##|E_PCLT_SDLDF##|%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%for message (of template [ИД: @@|tpl_id@@|]) representation required detailization level is errornous. @@|esdl_reason@@| The requirement of infinite level is used instead</text:p>
          </table:table-cell>
          <table:table-cell table:style-name="ce11" table:formula="of:=IF([.E154]=&quot;&quot;;&quot;&quot;;&quot;INSERT INTO tpls (pclt_id) VALUES('&quot;&amp;[.E154]&amp;&quot;');&quot;&amp;CHAR(13)&amp;CHAR(10) &amp; IF([.N154]=&quot;&quot;;&quot;&quot;;&quot;INSERT INTO tpls_localized (lng, pclt_id, structured_text) VALUES('&quot;&amp; [.N$20] &amp; &quot;', '&quot;&amp;[.E154]&amp;&quot;', '&quot;&amp;[.N154]&amp;&quot;');&quot;) &amp; CHAR(13)&amp;CHAR(10) &amp; IF([.O154]=&quot;&quot;;&quot;&quot;;&quot;INSERT INTO tpls_localized (lng, pclt_id, structured_text) VALUES('&quot;&amp;[.O$20]&amp;&quot;', '&quot;&amp;[.E154]&amp;&quot;', '&quot;&amp;[.O154]&amp;&quot;');&quot;) &amp; CHAR(13)&amp;CHAR(10)&amp;&quot;INSERT INTO tpls_inclusions_in_collections (tpls_collection_id, pclt_id, tpl_dflt_req_sdl) VALUES (&quot;&amp;[.C154]&amp;&quot;,'&quot;&amp;[.E154]&amp;&quot;','&quot;&amp;[.F154]&amp;&quot;');&quot;)" office:value-type="string" office:string-value="INSERT INTO tpls (pclt_id) VALUES('E_PCLT_SDLDF_ESDL');&#13;&#10;INSERT INTO tpls_localized (lng, pclt_id, structured_text) VALUES('rus', 'E_PCLT_SDLDF_ESDL', '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');&#13;&#10;INSERT INTO tpls_localized (lng, pclt_id, structured_text) VALUES('eng', 'E_PCLT_SDLDF_ESDL', 'for message (of template [ИД: @@|tpl_id@@|]) representation required detailization level is errornous. @@|esdl_reason@@| The requirement of infinite level is used instead');&#13;&#10;INSERT INTO tpls_inclusions_in_collections (tpls_collection_id, pclt_id, tpl_dflt_req_sdl) VALUES (4,'E_PCLT_SDLDF_ESDL','##|E_PCLT_SDLDF##|');">
            <text:p>INSERT INTO tpls (pclt_id) VALUES('E_PCLT_SDLDF_ESDL');<text:line-break/>INSERT INTO tpls_localized (lng, pclt_id, structured_text) VALUES('rus', 'E_PCLT_SDLDF_ESDL', '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');<text:line-break/>INSERT INTO tpls_localized (lng, pclt_id, structured_text) VALUES('eng', 'E_PCLT_SDLDF_ESDL', 'for message (of template [ИД: @@|tpl_id@@|]) representation required detailization level is errornous. @@|esdl_reason@@| The requirement of infinite level is used instead');<text:line-break/>INSERT INTO tpls_inclusions_in_collections (tpls_collection_id, pclt_id, tpl_dflt_req_sdl) VALUES (4,'E_PCLT_SDLDF_ESDL','##|E_PCLT_SDLDF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4];&quot;'&quot;;&quot;''&quot;)" office:value-type="string" office:string-value="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">
            <text:p>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</text:p>
          </table:table-cell>
          <table:table-cell table:style-name="ce11" table:formula="of:=SUBSTITUTE([.H154];&quot;'&quot;;&quot;''&quot;)" office:value-type="string" office:string-value="for message (of template [ИД: @@|tpl_id@@|]) representation required detailization level is errornous. @@|esdl_reason@@| The requirement of infinite level is used instead">
            <text:p>for message (of template [ИД: @@|tpl_id@@|]) representation required detailization level is errornous. @@|esdl_reason@@| The requirement of infinite level is used instead</text:p>
          </table:table-cell>
          <table:table-cell table:style-name="ce11" table:formula="of:=SUBSTITUTE([.G154];&quot;&quot;&quot;&quot;;&quot;\&quot;&quot;&quot;)" office:value-type="string" office:string-value="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">
            <text:p>у шаблона [ИД: @@|tpl_id@@|] для отображения требуемый уровнь детализации ошибочен. @@|esdl_reason@@| Вместо определённого используется требование бесконечного уровня</text:p>
          </table:table-cell>
          <table:table-cell table:style-name="ce11" table:formula="of:=SUBSTITUTE([.H154];&quot;&quot;&quot;&quot;;&quot;\&quot;&quot;&quot;)" office:value-type="string" office:string-value="for message (of template [ИД: @@|tpl_id@@|]) representation required detailization level is errornous. @@|esdl_reason@@| The requirement of infinite level is used instead">
            <text:p>for message (of template [ИД: @@|tpl_id@@|]) representation required detailization level is errornous. @@|esdl_reason@@| The requirement of infinite level is used instead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5]=&quot;General commons&quot;;1;IF([.B155]=&quot;General DB commons&quot;;2;IF([.B155]=&quot;General networking commons&quot;;3;IF([.B155]=&quot;PCLT messages&quot;;4;IF([.B155]=&quot;PCLT-DB messages&quot;;5;-1)))))" office:value-type="float" office:value="4">
            <text:p>4</text:p>
          </table:table-cell>
          <table:table-cell table:style-name="ce11" table:formula="of:=IF([.E155]=&quot;&quot;;&quot;&quot;;CONCATENATE(&quot;##|&quot;;[.E155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55]=&quot;&quot;;&quot;&quot;;CONCATENATE(&quot;, (&quot;;CHAR(34);[.E155];CHAR(34);&quot;, (M.fromList [(&quot; &amp; CHAR(34) &amp; [.P$20] &amp; CHAR(34) &amp; &quot;, &quot; &amp; IF([.P155]=&quot;&quot;;&quot;B.empty&quot;;&quot;B.pack &quot; &amp; CHAR(34) &amp; [.P155] &amp; CHAR(34)) &amp; &quot;), (&quot; &amp; CHAR(34) &amp; [.Q$20] &amp; CHAR(34) &amp; &quot;, &quot; &amp; IF([.Q155]=&quot;&quot;;&quot;B.empty&quot;;&quot;B.pack &quot; &amp; CHAR(34) &amp; [.Q155] &amp; CHAR(34)) &amp; &quot;)], str2PCLT_SDL Required_SDLM &quot;;CHAR(34);[.F155];CHAR(34);&quot; inner_cfg))&quot;))">
            <text:p/>
          </table:table-cell>
          <table:table-cell table:style-name="ce7" table:formula="of:=IF([.E155]=&quot;&quot;;&quot;&quot;;CONCATENATE([.E155];&quot;%&quot;;[.F155];&quot;%&quot;;[.G155];&quot;%&quot;;[.H155]))">
            <text:p/>
          </table:table-cell>
          <table:table-cell table:style-name="ce11" table:formula="of:=IF([.E155]=&quot;&quot;;&quot;&quot;;&quot;INSERT INTO tpls (pclt_id) VALUES('&quot;&amp;[.E155]&amp;&quot;');&quot;&amp;CHAR(13)&amp;CHAR(10) &amp; IF([.N155]=&quot;&quot;;&quot;&quot;;&quot;INSERT INTO tpls_localized (lng, pclt_id, structured_text) VALUES('&quot;&amp; [.N$20] &amp; &quot;', '&quot;&amp;[.E155]&amp;&quot;', '&quot;&amp;[.N155]&amp;&quot;');&quot;) &amp; CHAR(13)&amp;CHAR(10) &amp; IF([.O155]=&quot;&quot;;&quot;&quot;;&quot;INSERT INTO tpls_localized (lng, pclt_id, structured_text) VALUES('&quot;&amp;[.O$20]&amp;&quot;', '&quot;&amp;[.E155]&amp;&quot;', '&quot;&amp;[.O155]&amp;&quot;');&quot;) &amp; CHAR(13)&amp;CHAR(10)&amp;&quot;INSERT INTO tpls_inclusions_in_collections (tpls_collection_id, pclt_id, tpl_dflt_req_sdl) VALUES (&quot;&amp;[.C155]&amp;&quot;,'&quot;&amp;[.E155]&amp;&quot;','&quot;&amp;[.F155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55];&quot;'&quot;;&quot;''&quot;)">
            <text:p/>
          </table:table-cell>
          <table:table-cell table:style-name="ce11" table:formula="of:=SUBSTITUTE([.H155];&quot;'&quot;;&quot;''&quot;)">
            <text:p/>
          </table:table-cell>
          <table:table-cell table:style-name="ce11" table:formula="of:=SUBSTITUTE([.G155];&quot;&quot;&quot;&quot;;&quot;\&quot;&quot;&quot;)">
            <text:p/>
          </table:table-cell>
          <table:table-cell table:style-name="ce11" table:formula="of:=SUBSTITUTE([.H155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6]=&quot;General commons&quot;;1;IF([.B156]=&quot;General DB commons&quot;;2;IF([.B156]=&quot;General networking commons&quot;;3;IF([.B156]=&quot;PCLT messages&quot;;4;IF([.B156]=&quot;PCLT-DB messages&quot;;5;-1)))))" office:value-type="float" office:value="4">
            <text:p>4</text:p>
          </table:table-cell>
          <table:table-cell table:style-name="ce11" table:formula="of:=IF([.E156]=&quot;&quot;;&quot;&quot;;CONCATENATE(&quot;##|&quot;;[.E156];&quot;##|&quot;) )" office:value-type="string" office:string-value="##|E_PCSC##|">
            <text:p>##|E_PCSC##|</text:p>
          </table:table-cell>
          <table:table-cell table:style-name="ce7" office:value-type="string">
            <text:p>E_PCSC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SC_PREFIX##| @@|pclt_wpcsc_err_details@@|</text:p>
          </table:table-cell>
          <table:table-cell table:style-name="ce7" office:value-type="string">
            <text:p>##|E_PCSC_PREFIX##| @@|pclt_wpcsc_err_details@@|</text:p>
          </table:table-cell>
          <table:table-cell table:style-name="ce7" office:value-type="string">
            <text:p><text:s/></text:p>
          </table:table-cell>
          <table:table-cell table:style-name="ce7" table:formula="of:=IF([.E156]=&quot;&quot;;&quot;&quot;;CONCATENATE(&quot;, (&quot;;CHAR(34);[.E156];CHAR(34);&quot;, (M.fromList [(&quot; &amp; CHAR(34) &amp; [.P$20] &amp; CHAR(34) &amp; &quot;, &quot; &amp; IF([.P156]=&quot;&quot;;&quot;B.empty&quot;;&quot;B.pack &quot; &amp; CHAR(34) &amp; [.P156] &amp; CHAR(34)) &amp; &quot;), (&quot; &amp; CHAR(34) &amp; [.Q$20] &amp; CHAR(34) &amp; &quot;, &quot; &amp; IF([.Q156]=&quot;&quot;;&quot;B.empty&quot;;&quot;B.pack &quot; &amp; CHAR(34) &amp; [.Q156] &amp; CHAR(34)) &amp; &quot;)], str2PCLT_SDL Required_SDLM &quot;;CHAR(34);[.F156];CHAR(34);&quot; inner_cfg))&quot;))" office:value-type="string" office:string-value=", (&quot;E_PCSC&quot;, (M.fromList [(&quot;rus&quot;, B.pack &quot;##|E_PCSC_PREFIX##| @@|pclt_wpcsc_err_details@@|&quot;), (&quot;eng&quot;, B.pack &quot;##|E_PCSC_PREFIX##| @@|pclt_wpcsc_err_details@@|&quot;)], str2PCLT_SDL Required_SDLM &quot;##|LLEXCPT##|&quot; inner_cfg))">
            <text:p>, ("E_PCSC", (M.fromList [("rus", B.pack "##|E_PCSC_PREFIX##| @@|pclt_wpcsc_err_details@@|"), ("eng", B.pack "##|E_PCSC_PREFIX##| @@|pclt_wpcsc_err_details@@|")], str2PCLT_SDL Required_SDLM "##|LLEXCPT##|" inner_cfg))</text:p>
          </table:table-cell>
          <table:table-cell table:style-name="ce7" table:formula="of:=IF([.E156]=&quot;&quot;;&quot;&quot;;CONCATENATE([.E156];&quot;%&quot;;[.F156];&quot;%&quot;;[.G156];&quot;%&quot;;[.H156]))" office:value-type="string" office:string-value="E_PCSC%##|LLEXCPT##|%##|E_PCSC_PREFIX##| @@|pclt_wpcsc_err_details@@|%##|E_PCSC_PREFIX##| @@|pclt_wpcsc_err_details@@|">
            <text:p>E_PCSC%##|LLEXCPT##|%##|E_PCSC_PREFIX##| @@|pclt_wpcsc_err_details@@|%##|E_PCSC_PREFIX##| @@|pclt_wpcsc_err_details@@|</text:p>
          </table:table-cell>
          <table:table-cell table:style-name="ce11" table:formula="of:=IF([.E156]=&quot;&quot;;&quot;&quot;;&quot;INSERT INTO tpls (pclt_id) VALUES('&quot;&amp;[.E156]&amp;&quot;');&quot;&amp;CHAR(13)&amp;CHAR(10) &amp; IF([.N156]=&quot;&quot;;&quot;&quot;;&quot;INSERT INTO tpls_localized (lng, pclt_id, structured_text) VALUES('&quot;&amp; [.N$20] &amp; &quot;', '&quot;&amp;[.E156]&amp;&quot;', '&quot;&amp;[.N156]&amp;&quot;');&quot;) &amp; CHAR(13)&amp;CHAR(10) &amp; IF([.O156]=&quot;&quot;;&quot;&quot;;&quot;INSERT INTO tpls_localized (lng, pclt_id, structured_text) VALUES('&quot;&amp;[.O$20]&amp;&quot;', '&quot;&amp;[.E156]&amp;&quot;', '&quot;&amp;[.O156]&amp;&quot;');&quot;) &amp; CHAR(13)&amp;CHAR(10)&amp;&quot;INSERT INTO tpls_inclusions_in_collections (tpls_collection_id, pclt_id, tpl_dflt_req_sdl) VALUES (&quot;&amp;[.C156]&amp;&quot;,'&quot;&amp;[.E156]&amp;&quot;','&quot;&amp;[.F156]&amp;&quot;');&quot;)" office:value-type="string" office:string-value="INSERT INTO tpls (pclt_id) VALUES('E_PCSC');&#13;&#10;INSERT INTO tpls_localized (lng, pclt_id, structured_text) VALUES('rus', 'E_PCSC', '##|E_PCSC_PREFIX##| @@|pclt_wpcsc_err_details@@|');&#13;&#10;INSERT INTO tpls_localized (lng, pclt_id, structured_text) VALUES('eng', 'E_PCSC', '##|E_PCSC_PREFIX##| @@|pclt_wpcsc_err_details@@|');&#13;&#10;INSERT INTO tpls_inclusions_in_collections (tpls_collection_id, pclt_id, tpl_dflt_req_sdl) VALUES (4,'E_PCSC','##|LLEXCPT##|');">
            <text:p>INSERT INTO tpls (pclt_id) VALUES('E_PCSC');<text:line-break/>INSERT INTO tpls_localized (lng, pclt_id, structured_text) VALUES('rus', 'E_PCSC', '##|E_PCSC_PREFIX##| @@|pclt_wpcsc_err_details@@|');<text:line-break/>INSERT INTO tpls_localized (lng, pclt_id, structured_text) VALUES('eng', 'E_PCSC', '##|E_PCSC_PREFIX##| @@|pclt_wpcsc_err_details@@|');<text:line-break/>INSERT INTO tpls_inclusions_in_collections (tpls_collection_id, pclt_id, tpl_dflt_req_sdl) VALUES (4,'E_PCSC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6];&quot;'&quot;;&quot;''&quot;)" office:value-type="string" office:string-value="##|E_PCSC_PREFIX##| @@|pclt_wpcsc_err_details@@|">
            <text:p>##|E_PCSC_PREFIX##| @@|pclt_wpcsc_err_details@@|</text:p>
          </table:table-cell>
          <table:table-cell table:style-name="ce11" table:formula="of:=SUBSTITUTE([.H156];&quot;'&quot;;&quot;''&quot;)" office:value-type="string" office:string-value="##|E_PCSC_PREFIX##| @@|pclt_wpcsc_err_details@@|">
            <text:p>##|E_PCSC_PREFIX##| @@|pclt_wpcsc_err_details@@|</text:p>
          </table:table-cell>
          <table:table-cell table:style-name="ce11" table:formula="of:=SUBSTITUTE([.G156];&quot;&quot;&quot;&quot;;&quot;\&quot;&quot;&quot;)" office:value-type="string" office:string-value="##|E_PCSC_PREFIX##| @@|pclt_wpcsc_err_details@@|">
            <text:p>##|E_PCSC_PREFIX##| @@|pclt_wpcsc_err_details@@|</text:p>
          </table:table-cell>
          <table:table-cell table:style-name="ce11" table:formula="of:=SUBSTITUTE([.H156];&quot;&quot;&quot;&quot;;&quot;\&quot;&quot;&quot;)" office:value-type="string" office:string-value="##|E_PCSC_PREFIX##| @@|pclt_wpcsc_err_details@@|">
            <text:p>##|E_PCSC_PREFIX##| @@|pclt_wpcsc_err_details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7]=&quot;General commons&quot;;1;IF([.B157]=&quot;General DB commons&quot;;2;IF([.B157]=&quot;General networking commons&quot;;3;IF([.B157]=&quot;PCLT messages&quot;;4;IF([.B157]=&quot;PCLT-DB messages&quot;;5;-1)))))" office:value-type="float" office:value="4">
            <text:p>4</text:p>
          </table:table-cell>
          <table:table-cell table:style-name="ce11" table:formula="of:=IF([.E157]=&quot;&quot;;&quot;&quot;;CONCATENATE(&quot;##|&quot;;[.E157];&quot;##|&quot;) )" office:value-type="string" office:string-value="##|E_PCSC_PREFIX##|">
            <text:p>##|E_PCSC_PREFIX##|</text:p>
          </table:table-cell>
          <table:table-cell table:style-name="ce11" office:value-type="string">
            <text:p>E_PCSC_PREFIX</text:p>
          </table:table-cell>
          <table:table-cell table:style-name="ce11" office:value-type="string">
            <text:p>##|E_PCSC##|</text:p>
          </table:table-cell>
          <table:table-cell table:style-name="ce7" office:value-type="string">
            <text:p>Произошла ошибка в связи с каталогом [ИД: @@|cat_id@@|] шаблонов стандартных локализуемых детализуемых сообщений. </text:p>
          </table:table-cell>
          <table:table-cell table:style-name="ce7" office:value-type="string">
            <text:p>An error occured in context of messages templates catalog [ID: @@|cat_id@@|].</text:p>
          </table:table-cell>
          <table:table-cell table:style-name="ce7" office:value-type="string">
            <text:p><text:s/></text:p>
          </table:table-cell>
          <table:table-cell table:style-name="ce7" table:formula="of:=IF([.E157]=&quot;&quot;;&quot;&quot;;CONCATENATE(&quot;, (&quot;;CHAR(34);[.E157];CHAR(34);&quot;, (M.fromList [(&quot; &amp; CHAR(34) &amp; [.P$20] &amp; CHAR(34) &amp; &quot;, &quot; &amp; IF([.P157]=&quot;&quot;;&quot;B.empty&quot;;&quot;B.pack &quot; &amp; CHAR(34) &amp; [.P157] &amp; CHAR(34)) &amp; &quot;), (&quot; &amp; CHAR(34) &amp; [.Q$20] &amp; CHAR(34) &amp; &quot;, &quot; &amp; IF([.Q157]=&quot;&quot;;&quot;B.empty&quot;;&quot;B.pack &quot; &amp; CHAR(34) &amp; [.Q157] &amp; CHAR(34)) &amp; &quot;)], str2PCLT_SDL Required_SDLM &quot;;CHAR(34);[.F157];CHAR(34);&quot; inner_cfg))&quot;))" office:value-type="string" office:string-value=", (&quot;E_PCSC_PREFIX&quot;, (M.fromList [(&quot;rus&quot;, B.pack &quot;Произошла ошибка в связи с каталогом [ИД: @@|cat_id@@|] шаблонов стандартных локализуемых детализуемых сообщений. &quot;), (&quot;eng&quot;, B.pack &quot;An error occured in context of messages templates catalog [ID: @@|cat_id@@|].&quot;)], str2PCLT_SDL Required_SDLM &quot;##|E_PCSC##|&quot; inner_cfg))">
            <text:p>, ("E_PCSC_PREFIX", (M.fromList [("rus", B.pack "Произошла ошибка в связи с каталогом [ИД: @@|cat_id@@|] шаблонов стандартных локализуемых детализуемых сообщений. "), ("eng", B.pack "An error occured in context of messages templates catalog [ID: @@|cat_id@@|].")], str2PCLT_SDL Required_SDLM "##|E_PCSC##|" inner_cfg))</text:p>
          </table:table-cell>
          <table:table-cell table:style-name="ce7" table:formula="of:=IF([.E157]=&quot;&quot;;&quot;&quot;;CONCATENATE([.E157];&quot;%&quot;;[.F157];&quot;%&quot;;[.G157];&quot;%&quot;;[.H157]))" office:value-type="string" office:string-value="E_PCSC_PREFIX%##|E_PCSC##|%Произошла ошибка в связи с каталогом [ИД: @@|cat_id@@|] шаблонов стандартных локализуемых детализуемых сообщений. %An error occured in context of messages templates catalog [ID: @@|cat_id@@|].">
            <text:p>E_PCSC_PREFIX%##|E_PCSC##|%Произошла ошибка в связи с каталогом [ИД: @@|cat_id@@|] шаблонов стандартных локализуемых детализуемых сообщений. %An error occured in context of messages templates catalog [ID: @@|cat_id@@|].</text:p>
          </table:table-cell>
          <table:table-cell table:style-name="ce11" table:formula="of:=IF([.E157]=&quot;&quot;;&quot;&quot;;&quot;INSERT INTO tpls (pclt_id) VALUES('&quot;&amp;[.E157]&amp;&quot;');&quot;&amp;CHAR(13)&amp;CHAR(10) &amp; IF([.N157]=&quot;&quot;;&quot;&quot;;&quot;INSERT INTO tpls_localized (lng, pclt_id, structured_text) VALUES('&quot;&amp; [.N$20] &amp; &quot;', '&quot;&amp;[.E157]&amp;&quot;', '&quot;&amp;[.N157]&amp;&quot;');&quot;) &amp; CHAR(13)&amp;CHAR(10) &amp; IF([.O157]=&quot;&quot;;&quot;&quot;;&quot;INSERT INTO tpls_localized (lng, pclt_id, structured_text) VALUES('&quot;&amp;[.O$20]&amp;&quot;', '&quot;&amp;[.E157]&amp;&quot;', '&quot;&amp;[.O157]&amp;&quot;');&quot;) &amp; CHAR(13)&amp;CHAR(10)&amp;&quot;INSERT INTO tpls_inclusions_in_collections (tpls_collection_id, pclt_id, tpl_dflt_req_sdl) VALUES (&quot;&amp;[.C157]&amp;&quot;,'&quot;&amp;[.E157]&amp;&quot;','&quot;&amp;[.F157]&amp;&quot;');&quot;)" office:value-type="string" office:string-value="INSERT INTO tpls (pclt_id) VALUES('E_PCSC_PREFIX');&#13;&#10;INSERT INTO tpls_localized (lng, pclt_id, structured_text) VALUES('rus', 'E_PCSC_PREFIX', 'Произошла ошибка в связи с каталогом [ИД: @@|cat_id@@|] шаблонов стандартных локализуемых детализуемых сообщений. ');&#13;&#10;INSERT INTO tpls_localized (lng, pclt_id, structured_text) VALUES('eng', 'E_PCSC_PREFIX', 'An error occured in context of messages templates catalog [ID: @@|cat_id@@|].');&#13;&#10;INSERT INTO tpls_inclusions_in_collections (tpls_collection_id, pclt_id, tpl_dflt_req_sdl) VALUES (4,'E_PCSC_PREFIX','##|E_PCSC##|');">
            <text:p>INSERT INTO tpls (pclt_id) VALUES('E_PCSC_PREFIX');<text:line-break/>INSERT INTO tpls_localized (lng, pclt_id, structured_text) VALUES('rus', 'E_PCSC_PREFIX', 'Произошла ошибка в связи с каталогом [ИД: @@|cat_id@@|] шаблонов стандартных локализуемых детализуемых сообщений. ');<text:line-break/>INSERT INTO tpls_localized (lng, pclt_id, structured_text) VALUES('eng', 'E_PCSC_PREFIX', 'An error occured in context of messages templates catalog [ID: @@|cat_id@@|].');<text:line-break/>INSERT INTO tpls_inclusions_in_collections (tpls_collection_id, pclt_id, tpl_dflt_req_sdl) VALUES (4,'E_PCSC_PREFIX','##|E_PCSC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7];&quot;'&quot;;&quot;''&quot;)" office:value-type="string" office:string-value="Произошла ошибка в связи с каталогом [ИД: @@|cat_id@@|] шаблонов стандартных локализуемых детализуемых сообщений. ">
            <text:p>Произошла ошибка в связи с каталогом [ИД: @@|cat_id@@|] шаблонов стандартных локализуемых детализуемых сообщений. </text:p>
          </table:table-cell>
          <table:table-cell table:style-name="ce11" table:formula="of:=SUBSTITUTE([.H157];&quot;'&quot;;&quot;''&quot;)" office:value-type="string" office:string-value="An error occured in context of messages templates catalog [ID: @@|cat_id@@|].">
            <text:p>An error occured in context of messages templates catalog [ID: @@|cat_id@@|].</text:p>
          </table:table-cell>
          <table:table-cell table:style-name="ce11" table:formula="of:=SUBSTITUTE([.G157];&quot;&quot;&quot;&quot;;&quot;\&quot;&quot;&quot;)" office:value-type="string" office:string-value="Произошла ошибка в связи с каталогом [ИД: @@|cat_id@@|] шаблонов стандартных локализуемых детализуемых сообщений. ">
            <text:p>Произошла ошибка в связи с каталогом [ИД: @@|cat_id@@|] шаблонов стандартных локализуемых детализуемых сообщений. </text:p>
          </table:table-cell>
          <table:table-cell table:style-name="ce11" table:formula="of:=SUBSTITUTE([.H157];&quot;&quot;&quot;&quot;;&quot;\&quot;&quot;&quot;)" office:value-type="string" office:string-value="An error occured in context of messages templates catalog [ID: @@|cat_id@@|].">
            <text:p>An error occured in context of messages templates catalog [ID: @@|cat_id@@|]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8]=&quot;General commons&quot;;1;IF([.B158]=&quot;General DB commons&quot;;2;IF([.B158]=&quot;General networking commons&quot;;3;IF([.B158]=&quot;PCLT messages&quot;;4;IF([.B158]=&quot;PCLT-DB messages&quot;;5;-1)))))" office:value-type="float" office:value="4">
            <text:p>4</text:p>
          </table:table-cell>
          <table:table-cell table:style-name="ce11" table:formula="of:=IF([.E158]=&quot;&quot;;&quot;&quot;;CONCATENATE(&quot;##|&quot;;[.E158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158]=&quot;&quot;;&quot;&quot;;CONCATENATE(&quot;, (&quot;;CHAR(34);[.E158];CHAR(34);&quot;, (M.fromList [(&quot; &amp; CHAR(34) &amp; [.P$20] &amp; CHAR(34) &amp; &quot;, &quot; &amp; IF([.P158]=&quot;&quot;;&quot;B.empty&quot;;&quot;B.pack &quot; &amp; CHAR(34) &amp; [.P158] &amp; CHAR(34)) &amp; &quot;), (&quot; &amp; CHAR(34) &amp; [.Q$20] &amp; CHAR(34) &amp; &quot;, &quot; &amp; IF([.Q158]=&quot;&quot;;&quot;B.empty&quot;;&quot;B.pack &quot; &amp; CHAR(34) &amp; [.Q158] &amp; CHAR(34)) &amp; &quot;)], str2PCLT_SDL Required_SDLM &quot;;CHAR(34);[.F158];CHAR(34);&quot; inner_cfg))&quot;))">
            <text:p/>
          </table:table-cell>
          <table:table-cell table:style-name="ce7" table:formula="of:=IF([.E158]=&quot;&quot;;&quot;&quot;;CONCATENATE([.E158];&quot;%&quot;;[.F158];&quot;%&quot;;[.G158];&quot;%&quot;;[.H158]))">
            <text:p/>
          </table:table-cell>
          <table:table-cell table:style-name="ce11" table:formula="of:=IF([.E158]=&quot;&quot;;&quot;&quot;;&quot;INSERT INTO tpls (pclt_id) VALUES('&quot;&amp;[.E158]&amp;&quot;');&quot;&amp;CHAR(13)&amp;CHAR(10) &amp; IF([.N158]=&quot;&quot;;&quot;&quot;;&quot;INSERT INTO tpls_localized (lng, pclt_id, structured_text) VALUES('&quot;&amp; [.N$20] &amp; &quot;', '&quot;&amp;[.E158]&amp;&quot;', '&quot;&amp;[.N158]&amp;&quot;');&quot;) &amp; CHAR(13)&amp;CHAR(10) &amp; IF([.O158]=&quot;&quot;;&quot;&quot;;&quot;INSERT INTO tpls_localized (lng, pclt_id, structured_text) VALUES('&quot;&amp;[.O$20]&amp;&quot;', '&quot;&amp;[.E158]&amp;&quot;', '&quot;&amp;[.O158]&amp;&quot;');&quot;) &amp; CHAR(13)&amp;CHAR(10)&amp;&quot;INSERT INTO tpls_inclusions_in_collections (tpls_collection_id, pclt_id, tpl_dflt_req_sdl) VALUES (&quot;&amp;[.C158]&amp;&quot;,'&quot;&amp;[.E158]&amp;&quot;','&quot;&amp;[.F158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158];&quot;'&quot;;&quot;''&quot;)">
            <text:p/>
          </table:table-cell>
          <table:table-cell table:style-name="ce11" table:formula="of:=SUBSTITUTE([.H158];&quot;'&quot;;&quot;''&quot;)">
            <text:p/>
          </table:table-cell>
          <table:table-cell table:style-name="ce11" table:formula="of:=SUBSTITUTE([.G158];&quot;&quot;&quot;&quot;;&quot;\&quot;&quot;&quot;)">
            <text:p/>
          </table:table-cell>
          <table:table-cell table:style-name="ce11" table:formula="of:=SUBSTITUTE([.H158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59]=&quot;General commons&quot;;1;IF([.B159]=&quot;General DB commons&quot;;2;IF([.B159]=&quot;General networking commons&quot;;3;IF([.B159]=&quot;PCLT messages&quot;;4;IF([.B159]=&quot;PCLT-DB messages&quot;;5;-1)))))" office:value-type="float" office:value="4">
            <text:p>4</text:p>
          </table:table-cell>
          <table:table-cell table:style-name="ce11" table:formula="of:=IF([.E159]=&quot;&quot;;&quot;&quot;;CONCATENATE(&quot;##|&quot;;[.E159];&quot;##|&quot;) )" office:value-type="string" office:string-value="##|E_PCSC_CFHIE##|">
            <text:p>##|E_PCSC_CFHIE##|</text:p>
          </table:table-cell>
          <table:table-cell table:style-name="ce7" office:value-type="string">
            <text:p>E_PCSC_CFHI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SC_CFHIE_PREFIX##| @@|pclt_cfhie_err_details@@|\n##|E_PCSC_CFHIE_POSTFIX##|</text:p>
          </table:table-cell>
          <table:table-cell table:style-name="ce7" office:value-type="string">
            <text:p>##|E_PCSC_CFHIE_PREFIX##| @@|pclt_cfhie_err_details@@|\n##|E_PCSC_CFHIE_POSTFIX##|</text:p>
          </table:table-cell>
          <table:table-cell table:style-name="ce7" office:value-type="string">
            <text:p><text:s/></text:p>
          </table:table-cell>
          <table:table-cell table:style-name="ce7" table:formula="of:=IF([.E159]=&quot;&quot;;&quot;&quot;;CONCATENATE(&quot;, (&quot;;CHAR(34);[.E159];CHAR(34);&quot;, (M.fromList [(&quot; &amp; CHAR(34) &amp; [.P$20] &amp; CHAR(34) &amp; &quot;, &quot; &amp; IF([.P159]=&quot;&quot;;&quot;B.empty&quot;;&quot;B.pack &quot; &amp; CHAR(34) &amp; [.P159] &amp; CHAR(34)) &amp; &quot;), (&quot; &amp; CHAR(34) &amp; [.Q$20] &amp; CHAR(34) &amp; &quot;, &quot; &amp; IF([.Q159]=&quot;&quot;;&quot;B.empty&quot;;&quot;B.pack &quot; &amp; CHAR(34) &amp; [.Q159] &amp; CHAR(34)) &amp; &quot;)], str2PCLT_SDL Required_SDLM &quot;;CHAR(34);[.F159];CHAR(34);&quot; inner_cfg))&quot;))" office:value-type="string" office:string-value=", (&quot;E_PCSC_CFHIE&quot;, (M.fromList [(&quot;rus&quot;, B.pack &quot;##|E_PCSC_CFHIE_PREFIX##| @@|pclt_cfhie_err_details@@|\n##|E_PCSC_CFHIE_POSTFIX##|&quot;), (&quot;eng&quot;, B.pack &quot;##|E_PCSC_CFHIE_PREFIX##| @@|pclt_cfhie_err_details@@|\n##|E_PCSC_CFHIE_POSTFIX##|&quot;)], str2PCLT_SDL Required_SDLM &quot;##|LLEXCPT##|&quot; inner_cfg))">
            <text:p>, ("E_PCSC_CFHIE", (M.fromList [("rus", B.pack "##|E_PCSC_CFHIE_PREFIX##| @@|pclt_cfhie_err_details@@|\n##|E_PCSC_CFHIE_POSTFIX##|"), ("eng", B.pack "##|E_PCSC_CFHIE_PREFIX##| @@|pclt_cfhie_err_details@@|\n##|E_PCSC_CFHIE_POSTFIX##|")], str2PCLT_SDL Required_SDLM "##|LLEXCPT##|" inner_cfg))</text:p>
          </table:table-cell>
          <table:table-cell table:style-name="ce7" table:formula="of:=IF([.E159]=&quot;&quot;;&quot;&quot;;CONCATENATE([.E159];&quot;%&quot;;[.F159];&quot;%&quot;;[.G159];&quot;%&quot;;[.H159]))" office:value-type="string" office:string-value="E_PCSC_CFHIE%##|LLEXCPT##|%##|E_PCSC_CFHIE_PREFIX##| @@|pclt_cfhie_err_details@@|\n##|E_PCSC_CFHIE_POSTFIX##|%##|E_PCSC_CFHIE_PREFIX##| @@|pclt_cfhie_err_details@@|\n##|E_PCSC_CFHIE_POSTFIX##|">
            <text:p>E_PCSC_CFHIE%##|LLEXCPT##|%##|E_PCSC_CFHIE_PREFIX##| @@|pclt_cfhie_err_details@@|\n##|E_PCSC_CFHIE_POSTFIX##|%##|E_PCSC_CFHIE_PREFIX##| @@|pclt_cfhie_err_details@@|\n##|E_PCSC_CFHIE_POSTFIX##|</text:p>
          </table:table-cell>
          <table:table-cell table:style-name="ce11" table:formula="of:=IF([.E159]=&quot;&quot;;&quot;&quot;;&quot;INSERT INTO tpls (pclt_id) VALUES('&quot;&amp;[.E159]&amp;&quot;');&quot;&amp;CHAR(13)&amp;CHAR(10) &amp; IF([.N159]=&quot;&quot;;&quot;&quot;;&quot;INSERT INTO tpls_localized (lng, pclt_id, structured_text) VALUES('&quot;&amp; [.N$20] &amp; &quot;', '&quot;&amp;[.E159]&amp;&quot;', '&quot;&amp;[.N159]&amp;&quot;');&quot;) &amp; CHAR(13)&amp;CHAR(10) &amp; IF([.O159]=&quot;&quot;;&quot;&quot;;&quot;INSERT INTO tpls_localized (lng, pclt_id, structured_text) VALUES('&quot;&amp;[.O$20]&amp;&quot;', '&quot;&amp;[.E159]&amp;&quot;', '&quot;&amp;[.O159]&amp;&quot;');&quot;) &amp; CHAR(13)&amp;CHAR(10)&amp;&quot;INSERT INTO tpls_inclusions_in_collections (tpls_collection_id, pclt_id, tpl_dflt_req_sdl) VALUES (&quot;&amp;[.C159]&amp;&quot;,'&quot;&amp;[.E159]&amp;&quot;','&quot;&amp;[.F159]&amp;&quot;');&quot;)" office:value-type="string" office:string-value="INSERT INTO tpls (pclt_id) VALUES('E_PCSC_CFHIE');&#13;&#10;INSERT INTO tpls_localized (lng, pclt_id, structured_text) VALUES('rus', 'E_PCSC_CFHIE', '##|E_PCSC_CFHIE_PREFIX##| @@|pclt_cfhie_err_details@@|\n##|E_PCSC_CFHIE_POSTFIX##|');&#13;&#10;INSERT INTO tpls_localized (lng, pclt_id, structured_text) VALUES('eng', 'E_PCSC_CFHIE', '##|E_PCSC_CFHIE_PREFIX##| @@|pclt_cfhie_err_details@@|\n##|E_PCSC_CFHIE_POSTFIX##|');&#13;&#10;INSERT INTO tpls_inclusions_in_collections (tpls_collection_id, pclt_id, tpl_dflt_req_sdl) VALUES (4,'E_PCSC_CFHIE','##|LLEXCPT##|');">
            <text:p>INSERT INTO tpls (pclt_id) VALUES('E_PCSC_CFHIE');<text:line-break/>INSERT INTO tpls_localized (lng, pclt_id, structured_text) VALUES('rus', 'E_PCSC_CFHIE', '##|E_PCSC_CFHIE_PREFIX##| @@|pclt_cfhie_err_details@@|\n##|E_PCSC_CFHIE_POSTFIX##|');<text:line-break/>INSERT INTO tpls_localized (lng, pclt_id, structured_text) VALUES('eng', 'E_PCSC_CFHIE', '##|E_PCSC_CFHIE_PREFIX##| @@|pclt_cfhie_err_details@@|\n##|E_PCSC_CFHIE_POSTFIX##|');<text:line-break/>INSERT INTO tpls_inclusions_in_collections (tpls_collection_id, pclt_id, tpl_dflt_req_sdl) VALUES (4,'E_PCSC_CFHI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59];&quot;'&quot;;&quot;''&quot;)" office:value-type="string" office:string-value="##|E_PCSC_CFHIE_PREFIX##| @@|pclt_cfhie_err_details@@|\n##|E_PCSC_CFHIE_POSTFIX##|">
            <text:p>##|E_PCSC_CFHIE_PREFIX##| @@|pclt_cfhie_err_details@@|\n##|E_PCSC_CFHIE_POSTFIX##|</text:p>
          </table:table-cell>
          <table:table-cell table:style-name="ce11" table:formula="of:=SUBSTITUTE([.H159];&quot;'&quot;;&quot;''&quot;)" office:value-type="string" office:string-value="##|E_PCSC_CFHIE_PREFIX##| @@|pclt_cfhie_err_details@@|\n##|E_PCSC_CFHIE_POSTFIX##|">
            <text:p>##|E_PCSC_CFHIE_PREFIX##| @@|pclt_cfhie_err_details@@|\n##|E_PCSC_CFHIE_POSTFIX##|</text:p>
          </table:table-cell>
          <table:table-cell table:style-name="ce11" table:formula="of:=SUBSTITUTE([.G159];&quot;&quot;&quot;&quot;;&quot;\&quot;&quot;&quot;)" office:value-type="string" office:string-value="##|E_PCSC_CFHIE_PREFIX##| @@|pclt_cfhie_err_details@@|\n##|E_PCSC_CFHIE_POSTFIX##|">
            <text:p>##|E_PCSC_CFHIE_PREFIX##| @@|pclt_cfhie_err_details@@|\n##|E_PCSC_CFHIE_POSTFIX##|</text:p>
          </table:table-cell>
          <table:table-cell table:style-name="ce11" table:formula="of:=SUBSTITUTE([.H159];&quot;&quot;&quot;&quot;;&quot;\&quot;&quot;&quot;)" office:value-type="string" office:string-value="##|E_PCSC_CFHIE_PREFIX##| @@|pclt_cfhie_err_details@@|\n##|E_PCSC_CFHIE_POSTFIX##|">
            <text:p>##|E_PCSC_CFHIE_PREFIX##| @@|pclt_cfhie_err_details@@|\n##|E_PCSC_CFHIE_POSTFIX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60]=&quot;General commons&quot;;1;IF([.B160]=&quot;General DB commons&quot;;2;IF([.B160]=&quot;General networking commons&quot;;3;IF([.B160]=&quot;PCLT messages&quot;;4;IF([.B160]=&quot;PCLT-DB messages&quot;;5;-1)))))" office:value-type="float" office:value="4">
            <text:p>4</text:p>
          </table:table-cell>
          <table:table-cell table:style-name="ce11" table:formula="of:=IF([.E160]=&quot;&quot;;&quot;&quot;;CONCATENATE(&quot;##|&quot;;[.E160];&quot;##|&quot;) )" office:value-type="string" office:string-value="##|E_PCSC_CFHIE_PREFIX##|">
            <text:p>##|E_PCSC_CFHIE_PREFIX##|</text:p>
          </table:table-cell>
          <table:table-cell table:style-name="ce11" office:value-type="string">
            <text:p>E_PCSC_CFHIE_PREFIX</text:p>
          </table:table-cell>
          <table:table-cell table:style-name="ce7" office:value-type="string">
            <text:p>##|E_PCSC_CFHIE##|</text:p>
          </table:table-cell>
          <table:table-cell table:style-name="ce11" office:value-type="string">
            <text:p>Произошла одна или несколько ошибок при попытке инициализировать каталог [ИД: @@|cat_id@@|] из данных определённых через воплощение класса "HasStaticRawPCSTs": </text:p>
          </table:table-cell>
          <table:table-cell table:style-name="ce7" office:value-type="string">
            <text:p>One on more errors occurred when trying to initialize a catalog [ID: @@|cat_id@@|] from an instance of class "HasStaticRawPCSTs": </text:p>
          </table:table-cell>
          <table:table-cell table:style-name="ce7" office:value-type="string">
            <text:p><text:s/></text:p>
          </table:table-cell>
          <table:table-cell table:style-name="ce7" table:formula="of:=IF([.E160]=&quot;&quot;;&quot;&quot;;CONCATENATE(&quot;, (&quot;;CHAR(34);[.E160];CHAR(34);&quot;, (M.fromList [(&quot; &amp; CHAR(34) &amp; [.P$20] &amp; CHAR(34) &amp; &quot;, &quot; &amp; IF([.P160]=&quot;&quot;;&quot;B.empty&quot;;&quot;B.pack &quot; &amp; CHAR(34) &amp; [.P160] &amp; CHAR(34)) &amp; &quot;), (&quot; &amp; CHAR(34) &amp; [.Q$20] &amp; CHAR(34) &amp; &quot;, &quot; &amp; IF([.Q160]=&quot;&quot;;&quot;B.empty&quot;;&quot;B.pack &quot; &amp; CHAR(34) &amp; [.Q160] &amp; CHAR(34)) &amp; &quot;)], str2PCLT_SDL Required_SDLM &quot;;CHAR(34);[.F160];CHAR(34);&quot; inner_cfg))&quot;))" office:value-type="string" office:string-value=", (&quot;E_PCSC_CFHIE_PREFIX&quot;, (M.fromList [(&quot;rus&quot;, B.pack &quot;Произошла одна или несколько ошибок при попытке инициализировать каталог [ИД: @@|cat_id@@|] из данных определённых через воплощение класса \&quot;HasStaticRawPCSTs\&quot;: &quot;), (&quot;eng&quot;, B.pack &quot;One on more errors occurred when trying to initialize a catalog [ID: @@|cat_id@@|] from an instance of class \&quot;HasStaticRawPCSTs\&quot;: &quot;)], str2PCLT_SDL Required_SDLM &quot;##|E_PCSC_CFHIE##|&quot; inner_cfg))">
            <text:p>, ("E_PCSC_CFHIE_PREFIX", (M.fromList [("rus", B.pack "Произошла одна или несколько ошибок при попытке инициализировать каталог [ИД: @@|cat_id@@|] из данных определённых через воплощение класса \"HasStaticRawPCSTs\": "), ("eng", B.pack "One on more errors occurred when trying to initialize a catalog [ID: @@|cat_id@@|] from an instance of class \"HasStaticRawPCSTs\": ")], str2PCLT_SDL Required_SDLM "##|E_PCSC_CFHIE##|" inner_cfg))</text:p>
          </table:table-cell>
          <table:table-cell table:style-name="ce7" table:formula="of:=IF([.E160]=&quot;&quot;;&quot;&quot;;CONCATENATE([.E160];&quot;%&quot;;[.F160];&quot;%&quot;;[.G160];&quot;%&quot;;[.H160]))" office:value-type="string" office:string-value="E_PCSC_CFHIE_PREFIX%##|E_PCSC_CFHIE##|%Произошла одна или несколько ошибок при попытке инициализировать каталог [ИД: @@|cat_id@@|] из данных определённых через воплощение класса &quot;HasStaticRawPCSTs&quot;: %One on more errors occurred when trying to initialize a catalog [ID: @@|cat_id@@|] from an instance of class &quot;HasStaticRawPCSTs&quot;: ">
            <text:p>E_PCSC_CFHIE_PREFIX%##|E_PCSC_CFHIE##|%Произошла одна или несколько ошибок при попытке инициализировать каталог [ИД: @@|cat_id@@|] из данных определённых через воплощение класса "HasStaticRawPCSTs": %One on more errors occurred when trying to initialize a catalog [ID: @@|cat_id@@|] from an instance of class "HasStaticRawPCSTs": </text:p>
          </table:table-cell>
          <table:table-cell table:style-name="ce11" table:formula="of:=IF([.E160]=&quot;&quot;;&quot;&quot;;&quot;INSERT INTO tpls (pclt_id) VALUES('&quot;&amp;[.E160]&amp;&quot;');&quot;&amp;CHAR(13)&amp;CHAR(10) &amp; IF([.N160]=&quot;&quot;;&quot;&quot;;&quot;INSERT INTO tpls_localized (lng, pclt_id, structured_text) VALUES('&quot;&amp; [.N$20] &amp; &quot;', '&quot;&amp;[.E160]&amp;&quot;', '&quot;&amp;[.N160]&amp;&quot;');&quot;) &amp; CHAR(13)&amp;CHAR(10) &amp; IF([.O160]=&quot;&quot;;&quot;&quot;;&quot;INSERT INTO tpls_localized (lng, pclt_id, structured_text) VALUES('&quot;&amp;[.O$20]&amp;&quot;', '&quot;&amp;[.E160]&amp;&quot;', '&quot;&amp;[.O160]&amp;&quot;');&quot;) &amp; CHAR(13)&amp;CHAR(10)&amp;&quot;INSERT INTO tpls_inclusions_in_collections (tpls_collection_id, pclt_id, tpl_dflt_req_sdl) VALUES (&quot;&amp;[.C160]&amp;&quot;,'&quot;&amp;[.E160]&amp;&quot;','&quot;&amp;[.F160]&amp;&quot;');&quot;)" office:value-type="string" office:string-value="INSERT INTO tpls (pclt_id) VALUES('E_PCSC_CFHIE_PREFIX');&#13;&#10;INSERT INTO tpls_localized (lng, pclt_id, structured_text) VALUES('rus', 'E_PCSC_CFHIE_PREFIX', 'Произошла одна или несколько ошибок при попытке инициализировать каталог [ИД: @@|cat_id@@|] из данных определённых через воплощение класса &quot;HasStaticRawPCSTs&quot;: ');&#13;&#10;INSERT INTO tpls_localized (lng, pclt_id, structured_text) VALUES('eng', 'E_PCSC_CFHIE_PREFIX', 'One on more errors occurred when trying to initialize a catalog [ID: @@|cat_id@@|] from an instance of class &quot;HasStaticRawPCSTs&quot;: ');&#13;&#10;INSERT INTO tpls_inclusions_in_collections (tpls_collection_id, pclt_id, tpl_dflt_req_sdl) VALUES (4,'E_PCSC_CFHIE_PREFIX','##|E_PCSC_CFHIE##|');">
            <text:p>INSERT INTO tpls (pclt_id) VALUES('E_PCSC_CFHIE_PREFIX');<text:line-break/>INSERT INTO tpls_localized (lng, pclt_id, structured_text) VALUES('rus', 'E_PCSC_CFHIE_PREFIX', 'Произошла одна или несколько ошибок при попытке инициализировать каталог [ИД: @@|cat_id@@|] из данных определённых через воплощение класса "HasStaticRawPCSTs": ');<text:line-break/>INSERT INTO tpls_localized (lng, pclt_id, structured_text) VALUES('eng', 'E_PCSC_CFHIE_PREFIX', 'One on more errors occurred when trying to initialize a catalog [ID: @@|cat_id@@|] from an instance of class "HasStaticRawPCSTs": ');<text:line-break/>INSERT INTO tpls_inclusions_in_collections (tpls_collection_id, pclt_id, tpl_dflt_req_sdl) VALUES (4,'E_PCSC_CFHIE_PREFIX','##|E_PCSC_CFHI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60];&quot;'&quot;;&quot;''&quot;)" office:value-type="string" office:string-value="Произошла одна или несколько ошибок при попытке инициализировать каталог [ИД: @@|cat_id@@|] из данных определённых через воплощение класса &quot;HasStaticRawPCSTs&quot;: ">
            <text:p>Произошла одна или несколько ошибок при попытке инициализировать каталог [ИД: @@|cat_id@@|] из данных определённых через воплощение класса "HasStaticRawPCSTs": </text:p>
          </table:table-cell>
          <table:table-cell table:style-name="ce11" table:formula="of:=SUBSTITUTE([.H160];&quot;'&quot;;&quot;''&quot;)" office:value-type="string" office:string-value="One on more errors occurred when trying to initialize a catalog [ID: @@|cat_id@@|] from an instance of class &quot;HasStaticRawPCSTs&quot;: ">
            <text:p>One on more errors occurred when trying to initialize a catalog [ID: @@|cat_id@@|] from an instance of class "HasStaticRawPCSTs": </text:p>
          </table:table-cell>
          <table:table-cell table:style-name="ce11" table:formula="of:=SUBSTITUTE([.G160];&quot;&quot;&quot;&quot;;&quot;\&quot;&quot;&quot;)" office:value-type="string" office:string-value="Произошла одна или несколько ошибок при попытке инициализировать каталог [ИД: @@|cat_id@@|] из данных определённых через воплощение класса \&quot;HasStaticRawPCSTs\&quot;: ">
            <text:p>Произошла одна или несколько ошибок при попытке инициализировать каталог [ИД: @@|cat_id@@|] из данных определённых через воплощение класса \"HasStaticRawPCSTs\": </text:p>
          </table:table-cell>
          <table:table-cell table:style-name="ce11" table:formula="of:=SUBSTITUTE([.H160];&quot;&quot;&quot;&quot;;&quot;\&quot;&quot;&quot;)" office:value-type="string" office:string-value="One on more errors occurred when trying to initialize a catalog [ID: @@|cat_id@@|] from an instance of class \&quot;HasStaticRawPCSTs\&quot;: ">
            <text:p>One on more errors occurred when trying to initialize a catalog [ID: @@|cat_id@@|] from an instance of class \"HasStaticRawPCSTs\": 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61]=&quot;General commons&quot;;1;IF([.B161]=&quot;General DB commons&quot;;2;IF([.B161]=&quot;General networking commons&quot;;3;IF([.B161]=&quot;PCLT messages&quot;;4;IF([.B161]=&quot;PCLT-DB messages&quot;;5;-1)))))" office:value-type="float" office:value="4">
            <text:p>4</text:p>
          </table:table-cell>
          <table:table-cell table:style-name="ce11" table:formula="of:=IF([.E161]=&quot;&quot;;&quot;&quot;;CONCATENATE(&quot;##|&quot;;[.E161];&quot;##|&quot;) )" office:value-type="string" office:string-value="##|E_PCSC_CFHIE_APTTPTE_L##|">
            <text:p>##|E_PCSC_CFHIE_APTTPTE_L##|</text:p>
          </table:table-cell>
          <table:table-cell table:style-name="ce11" office:value-type="string">
            <text:p>E_PCSC_CFHIE_APTTPTE_L</text:p>
          </table:table-cell>
          <table:table-cell table:style-name="ce7" office:value-type="string">
            <text:p>##|E_PCSC_CFHIE##|</text:p>
          </table:table-cell>
          <table:table-cell table:style-name="ce11" office:value-type="string">
            <text:p>\n ** Ошибки сборки множества шаблонов, из которых необходимо сформировать каталог: @@|cole_list@@|</text:p>
          </table:table-cell>
          <table:table-cell table:style-name="ce7" office:value-type="string">
            <text:p>\n ** Errors of collecting templates for catalog formation input: @@|cole_list@@|</text:p>
          </table:table-cell>
          <table:table-cell table:style-name="ce7" office:value-type="string">
            <text:p><text:s/></text:p>
          </table:table-cell>
          <table:table-cell table:style-name="ce7" table:formula="of:=IF([.E161]=&quot;&quot;;&quot;&quot;;CONCATENATE(&quot;, (&quot;;CHAR(34);[.E161];CHAR(34);&quot;, (M.fromList [(&quot; &amp; CHAR(34) &amp; [.P$20] &amp; CHAR(34) &amp; &quot;, &quot; &amp; IF([.P161]=&quot;&quot;;&quot;B.empty&quot;;&quot;B.pack &quot; &amp; CHAR(34) &amp; [.P161] &amp; CHAR(34)) &amp; &quot;), (&quot; &amp; CHAR(34) &amp; [.Q$20] &amp; CHAR(34) &amp; &quot;, &quot; &amp; IF([.Q161]=&quot;&quot;;&quot;B.empty&quot;;&quot;B.pack &quot; &amp; CHAR(34) &amp; [.Q161] &amp; CHAR(34)) &amp; &quot;)], str2PCLT_SDL Required_SDLM &quot;;CHAR(34);[.F161];CHAR(34);&quot; inner_cfg))&quot;))" office:value-type="string" office:string-value=", (&quot;E_PCSC_CFHIE_APTTPTE_L&quot;, (M.fromList [(&quot;rus&quot;, B.pack &quot;\n ** Ошибки сборки множества шаблонов, из которых необходимо сформировать каталог: @@|cole_list@@|&quot;), (&quot;eng&quot;, B.pack &quot;\n ** Errors of collecting templates for catalog formation input: @@|cole_list@@|&quot;)], str2PCLT_SDL Required_SDLM &quot;##|E_PCSC_CFHIE##|&quot; inner_cfg))">
            <text:p>, ("E_PCSC_CFHIE_APTTPTE_L", (M.fromList [("rus", B.pack "\n ** Ошибки сборки множества шаблонов, из которых необходимо сформировать каталог: @@|cole_list@@|"), ("eng", B.pack "\n ** Errors of collecting templates for catalog formation input: @@|cole_list@@|")], str2PCLT_SDL Required_SDLM "##|E_PCSC_CFHIE##|" inner_cfg))</text:p>
          </table:table-cell>
          <table:table-cell table:style-name="ce7" table:formula="of:=IF([.E161]=&quot;&quot;;&quot;&quot;;CONCATENATE([.E161];&quot;%&quot;;[.F161];&quot;%&quot;;[.G161];&quot;%&quot;;[.H161]))" office:value-type="string" office:string-value="E_PCSC_CFHIE_APTTPTE_L%##|E_PCSC_CFHIE##|%\n ** Ошибки сборки множества шаблонов, из которых необходимо сформировать каталог: @@|cole_list@@|%\n ** Errors of collecting templates for catalog formation input: @@|cole_list@@|">
            <text:p>E_PCSC_CFHIE_APTTPTE_L%##|E_PCSC_CFHIE##|%\n ** Ошибки сборки множества шаблонов, из которых необходимо сформировать каталог: @@|cole_list@@|%\n ** Errors of collecting templates for catalog formation input: @@|cole_list@@|</text:p>
          </table:table-cell>
          <table:table-cell table:style-name="ce11" table:formula="of:=IF([.E161]=&quot;&quot;;&quot;&quot;;&quot;INSERT INTO tpls (pclt_id) VALUES('&quot;&amp;[.E161]&amp;&quot;');&quot;&amp;CHAR(13)&amp;CHAR(10) &amp; IF([.N161]=&quot;&quot;;&quot;&quot;;&quot;INSERT INTO tpls_localized (lng, pclt_id, structured_text) VALUES('&quot;&amp; [.N$20] &amp; &quot;', '&quot;&amp;[.E161]&amp;&quot;', '&quot;&amp;[.N161]&amp;&quot;');&quot;) &amp; CHAR(13)&amp;CHAR(10) &amp; IF([.O161]=&quot;&quot;;&quot;&quot;;&quot;INSERT INTO tpls_localized (lng, pclt_id, structured_text) VALUES('&quot;&amp;[.O$20]&amp;&quot;', '&quot;&amp;[.E161]&amp;&quot;', '&quot;&amp;[.O161]&amp;&quot;');&quot;) &amp; CHAR(13)&amp;CHAR(10)&amp;&quot;INSERT INTO tpls_inclusions_in_collections (tpls_collection_id, pclt_id, tpl_dflt_req_sdl) VALUES (&quot;&amp;[.C161]&amp;&quot;,'&quot;&amp;[.E161]&amp;&quot;','&quot;&amp;[.F161]&amp;&quot;');&quot;)" office:value-type="string" office:string-value="INSERT INTO tpls (pclt_id) VALUES('E_PCSC_CFHIE_APTTPTE_L');&#13;&#10;INSERT INTO tpls_localized (lng, pclt_id, structured_text) VALUES('rus', 'E_PCSC_CFHIE_APTTPTE_L', '\n ** Ошибки сборки множества шаблонов, из которых необходимо сформировать каталог: @@|cole_list@@|');&#13;&#10;INSERT INTO tpls_localized (lng, pclt_id, structured_text) VALUES('eng', 'E_PCSC_CFHIE_APTTPTE_L', '\n ** Errors of collecting templates for catalog formation input: @@|cole_list@@|');&#13;&#10;INSERT INTO tpls_inclusions_in_collections (tpls_collection_id, pclt_id, tpl_dflt_req_sdl) VALUES (4,'E_PCSC_CFHIE_APTTPTE_L','##|E_PCSC_CFHIE##|');">
            <text:p>INSERT INTO tpls (pclt_id) VALUES('E_PCSC_CFHIE_APTTPTE_L');<text:line-break/>INSERT INTO tpls_localized (lng, pclt_id, structured_text) VALUES('rus', 'E_PCSC_CFHIE_APTTPTE_L', '\n ** Ошибки сборки множества шаблонов, из которых необходимо сформировать каталог: @@|cole_list@@|');<text:line-break/>INSERT INTO tpls_localized (lng, pclt_id, structured_text) VALUES('eng', 'E_PCSC_CFHIE_APTTPTE_L', '\n ** Errors of collecting templates for catalog formation input: @@|cole_list@@|');<text:line-break/>INSERT INTO tpls_inclusions_in_collections (tpls_collection_id, pclt_id, tpl_dflt_req_sdl) VALUES (4,'E_PCSC_CFHIE_APTTPTE_L','##|E_PCSC_CFHI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61];&quot;'&quot;;&quot;''&quot;)" office:value-type="string" office:string-value="\n ** Ошибки сборки множества шаблонов, из которых необходимо сформировать каталог: @@|cole_list@@|">
            <text:p>\n ** Ошибки сборки множества шаблонов, из которых необходимо сформировать каталог: @@|cole_list@@|</text:p>
          </table:table-cell>
          <table:table-cell table:style-name="ce11" table:formula="of:=SUBSTITUTE([.H161];&quot;'&quot;;&quot;''&quot;)" office:value-type="string" office:string-value="\n ** Errors of collecting templates for catalog formation input: @@|cole_list@@|">
            <text:p>\n ** Errors of collecting templates for catalog formation input: @@|cole_list@@|</text:p>
          </table:table-cell>
          <table:table-cell table:style-name="ce11" table:formula="of:=SUBSTITUTE([.G161];&quot;&quot;&quot;&quot;;&quot;\&quot;&quot;&quot;)" office:value-type="string" office:string-value="\n ** Ошибки сборки множества шаблонов, из которых необходимо сформировать каталог: @@|cole_list@@|">
            <text:p>\n ** Ошибки сборки множества шаблонов, из которых необходимо сформировать каталог: @@|cole_list@@|</text:p>
          </table:table-cell>
          <table:table-cell table:style-name="ce11" table:formula="of:=SUBSTITUTE([.H161];&quot;&quot;&quot;&quot;;&quot;\&quot;&quot;&quot;)" office:value-type="string" office:string-value="\n ** Errors of collecting templates for catalog formation input: @@|cole_list@@|">
            <text:p>\n ** Errors of collecting templates for catalog formation input: @@|cole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62]=&quot;General commons&quot;;1;IF([.B162]=&quot;General DB commons&quot;;2;IF([.B162]=&quot;General networking commons&quot;;3;IF([.B162]=&quot;PCLT messages&quot;;4;IF([.B162]=&quot;PCLT-DB messages&quot;;5;-1)))))" office:value-type="float" office:value="4">
            <text:p>4</text:p>
          </table:table-cell>
          <table:table-cell table:style-name="ce11" table:formula="of:=IF([.E162]=&quot;&quot;;&quot;&quot;;CONCATENATE(&quot;##|&quot;;[.E162];&quot;##|&quot;) )" office:value-type="string" office:string-value="##|E_PCSC_CFHIE_RPCSCE_L##|">
            <text:p>##|E_PCSC_CFHIE_RPCSCE_L##|</text:p>
          </table:table-cell>
          <table:table-cell table:style-name="ce11" office:value-type="string">
            <text:p>E_PCSC_CFHIE_RPCSCE_L</text:p>
          </table:table-cell>
          <table:table-cell table:style-name="ce7" office:value-type="string">
            <text:p>##|E_PCSC_CFHIE##|</text:p>
          </table:table-cell>
          <table:table-cell table:style-name="ce11" office:value-type="string">
            <text:p>\n ** Ошибки чтения и формирования образа каталога: @@|cre_list@@|</text:p>
          </table:table-cell>
          <table:table-cell table:style-name="ce7" office:value-type="string">
            <text:p>\n ** Catalog parsing errors: @@|cre_list@@|</text:p>
          </table:table-cell>
          <table:table-cell table:style-name="ce7" office:value-type="string">
            <text:p><text:s/></text:p>
          </table:table-cell>
          <table:table-cell table:style-name="ce7" table:formula="of:=IF([.E162]=&quot;&quot;;&quot;&quot;;CONCATENATE(&quot;, (&quot;;CHAR(34);[.E162];CHAR(34);&quot;, (M.fromList [(&quot; &amp; CHAR(34) &amp; [.P$20] &amp; CHAR(34) &amp; &quot;, &quot; &amp; IF([.P162]=&quot;&quot;;&quot;B.empty&quot;;&quot;B.pack &quot; &amp; CHAR(34) &amp; [.P162] &amp; CHAR(34)) &amp; &quot;), (&quot; &amp; CHAR(34) &amp; [.Q$20] &amp; CHAR(34) &amp; &quot;, &quot; &amp; IF([.Q162]=&quot;&quot;;&quot;B.empty&quot;;&quot;B.pack &quot; &amp; CHAR(34) &amp; [.Q162] &amp; CHAR(34)) &amp; &quot;)], str2PCLT_SDL Required_SDLM &quot;;CHAR(34);[.F162];CHAR(34);&quot; inner_cfg))&quot;))" office:value-type="string" office:string-value=", (&quot;E_PCSC_CFHIE_RPCSCE_L&quot;, (M.fromList [(&quot;rus&quot;, B.pack &quot;\n ** Ошибки чтения и формирования образа каталога: @@|cre_list@@|&quot;), (&quot;eng&quot;, B.pack &quot;\n ** Catalog parsing errors: @@|cre_list@@|&quot;)], str2PCLT_SDL Required_SDLM &quot;##|E_PCSC_CFHIE##|&quot; inner_cfg))">
            <text:p>, ("E_PCSC_CFHIE_RPCSCE_L", (M.fromList [("rus", B.pack "\n ** Ошибки чтения и формирования образа каталога: @@|cre_list@@|"), ("eng", B.pack "\n ** Catalog parsing errors: @@|cre_list@@|")], str2PCLT_SDL Required_SDLM "##|E_PCSC_CFHIE##|" inner_cfg))</text:p>
          </table:table-cell>
          <table:table-cell table:style-name="ce7" table:formula="of:=IF([.E162]=&quot;&quot;;&quot;&quot;;CONCATENATE([.E162];&quot;%&quot;;[.F162];&quot;%&quot;;[.G162];&quot;%&quot;;[.H162]))" office:value-type="string" office:string-value="E_PCSC_CFHIE_RPCSCE_L%##|E_PCSC_CFHIE##|%\n ** Ошибки чтения и формирования образа каталога: @@|cre_list@@|%\n ** Catalog parsing errors: @@|cre_list@@|">
            <text:p>E_PCSC_CFHIE_RPCSCE_L%##|E_PCSC_CFHIE##|%\n ** Ошибки чтения и формирования образа каталога: @@|cre_list@@|%\n ** Catalog parsing errors: @@|cre_list@@|</text:p>
          </table:table-cell>
          <table:table-cell table:style-name="ce11" table:formula="of:=IF([.E162]=&quot;&quot;;&quot;&quot;;&quot;INSERT INTO tpls (pclt_id) VALUES('&quot;&amp;[.E162]&amp;&quot;');&quot;&amp;CHAR(13)&amp;CHAR(10) &amp; IF([.N162]=&quot;&quot;;&quot;&quot;;&quot;INSERT INTO tpls_localized (lng, pclt_id, structured_text) VALUES('&quot;&amp; [.N$20] &amp; &quot;', '&quot;&amp;[.E162]&amp;&quot;', '&quot;&amp;[.N162]&amp;&quot;');&quot;) &amp; CHAR(13)&amp;CHAR(10) &amp; IF([.O162]=&quot;&quot;;&quot;&quot;;&quot;INSERT INTO tpls_localized (lng, pclt_id, structured_text) VALUES('&quot;&amp;[.O$20]&amp;&quot;', '&quot;&amp;[.E162]&amp;&quot;', '&quot;&amp;[.O162]&amp;&quot;');&quot;) &amp; CHAR(13)&amp;CHAR(10)&amp;&quot;INSERT INTO tpls_inclusions_in_collections (tpls_collection_id, pclt_id, tpl_dflt_req_sdl) VALUES (&quot;&amp;[.C162]&amp;&quot;,'&quot;&amp;[.E162]&amp;&quot;','&quot;&amp;[.F162]&amp;&quot;');&quot;)" office:value-type="string" office:string-value="INSERT INTO tpls (pclt_id) VALUES('E_PCSC_CFHIE_RPCSCE_L');&#13;&#10;INSERT INTO tpls_localized (lng, pclt_id, structured_text) VALUES('rus', 'E_PCSC_CFHIE_RPCSCE_L', '\n ** Ошибки чтения и формирования образа каталога: @@|cre_list@@|');&#13;&#10;INSERT INTO tpls_localized (lng, pclt_id, structured_text) VALUES('eng', 'E_PCSC_CFHIE_RPCSCE_L', '\n ** Catalog parsing errors: @@|cre_list@@|');&#13;&#10;INSERT INTO tpls_inclusions_in_collections (tpls_collection_id, pclt_id, tpl_dflt_req_sdl) VALUES (4,'E_PCSC_CFHIE_RPCSCE_L','##|E_PCSC_CFHIE##|');">
            <text:p>INSERT INTO tpls (pclt_id) VALUES('E_PCSC_CFHIE_RPCSCE_L');<text:line-break/>INSERT INTO tpls_localized (lng, pclt_id, structured_text) VALUES('rus', 'E_PCSC_CFHIE_RPCSCE_L', '\n ** Ошибки чтения и формирования образа каталога: @@|cre_list@@|');<text:line-break/>INSERT INTO tpls_localized (lng, pclt_id, structured_text) VALUES('eng', 'E_PCSC_CFHIE_RPCSCE_L', '\n ** Catalog parsing errors: @@|cre_list@@|');<text:line-break/>INSERT INTO tpls_inclusions_in_collections (tpls_collection_id, pclt_id, tpl_dflt_req_sdl) VALUES (4,'E_PCSC_CFHIE_RPCSCE_L','##|E_PCSC_CFHI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62];&quot;'&quot;;&quot;''&quot;)" office:value-type="string" office:string-value="\n ** Ошибки чтения и формирования образа каталога: @@|cre_list@@|">
            <text:p>\n ** Ошибки чтения и формирования образа каталога: @@|cre_list@@|</text:p>
          </table:table-cell>
          <table:table-cell table:style-name="ce11" table:formula="of:=SUBSTITUTE([.H162];&quot;'&quot;;&quot;''&quot;)" office:value-type="string" office:string-value="\n ** Catalog parsing errors: @@|cre_list@@|">
            <text:p>\n ** Catalog parsing errors: @@|cre_list@@|</text:p>
          </table:table-cell>
          <table:table-cell table:style-name="ce11" table:formula="of:=SUBSTITUTE([.G162];&quot;&quot;&quot;&quot;;&quot;\&quot;&quot;&quot;)" office:value-type="string" office:string-value="\n ** Ошибки чтения и формирования образа каталога: @@|cre_list@@|">
            <text:p>\n ** Ошибки чтения и формирования образа каталога: @@|cre_list@@|</text:p>
          </table:table-cell>
          <table:table-cell table:style-name="ce11" table:formula="of:=SUBSTITUTE([.H162];&quot;&quot;&quot;&quot;;&quot;\&quot;&quot;&quot;)" office:value-type="string" office:string-value="\n ** Catalog parsing errors: @@|cre_list@@|">
            <text:p>\n ** Catalog parsing errors: @@|cre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 messages</text:p>
          </table:table-cell>
          <table:table-cell table:style-name="ce11" table:formula="of:=IF([.B163]=&quot;General commons&quot;;1;IF([.B163]=&quot;General DB commons&quot;;2;IF([.B163]=&quot;General networking commons&quot;;3;IF([.B163]=&quot;PCLT messages&quot;;4;IF([.B163]=&quot;PCLT-DB messages&quot;;5;-1)))))" office:value-type="float" office:value="4">
            <text:p>4</text:p>
          </table:table-cell>
          <table:table-cell table:style-name="ce11" table:formula="of:=IF([.E163]=&quot;&quot;;&quot;&quot;;CONCATENATE(&quot;##|&quot;;[.E163];&quot;##|&quot;) )" office:value-type="string" office:string-value="##|E_PCSC_CFHIE_POSTFIX##|">
            <text:p>##|E_PCSC_CFHIE_POSTFIX##|</text:p>
          </table:table-cell>
          <table:table-cell table:style-name="ce7" office:value-type="string">
            <text:p>E_PCSC_CFHIE_POSTFIX</text:p>
          </table:table-cell>
          <table:table-cell table:style-name="ce11" office:value-type="string">
            <text:p>##|E_PCSC_CFHIE##|</text:p>
          </table:table-cell>
          <table:table-cell table:style-name="ce7" office:value-type="string">
            <text:p>С упущениями, но всё же каталог (частично) считан.</text:p>
          </table:table-cell>
          <table:table-cell table:style-name="ce7" office:value-type="string">
            <text:p>Despite of losses, the catalog is (partly) read.</text:p>
          </table:table-cell>
          <table:table-cell table:style-name="ce7" office:value-type="string">
            <text:p><text:s/></text:p>
          </table:table-cell>
          <table:table-cell table:style-name="ce7" table:formula="of:=IF([.E163]=&quot;&quot;;&quot;&quot;;CONCATENATE(&quot;, (&quot;;CHAR(34);[.E163];CHAR(34);&quot;, (M.fromList [(&quot; &amp; CHAR(34) &amp; [.P$20] &amp; CHAR(34) &amp; &quot;, &quot; &amp; IF([.P163]=&quot;&quot;;&quot;B.empty&quot;;&quot;B.pack &quot; &amp; CHAR(34) &amp; [.P163] &amp; CHAR(34)) &amp; &quot;), (&quot; &amp; CHAR(34) &amp; [.Q$20] &amp; CHAR(34) &amp; &quot;, &quot; &amp; IF([.Q163]=&quot;&quot;;&quot;B.empty&quot;;&quot;B.pack &quot; &amp; CHAR(34) &amp; [.Q163] &amp; CHAR(34)) &amp; &quot;)], str2PCLT_SDL Required_SDLM &quot;;CHAR(34);[.F163];CHAR(34);&quot; inner_cfg))&quot;))" office:value-type="string" office:string-value=", (&quot;E_PCSC_CFHIE_POSTFIX&quot;, (M.fromList [(&quot;rus&quot;, B.pack &quot;С упущениями, но всё же каталог (частично) считан.&quot;), (&quot;eng&quot;, B.pack &quot;Despite of losses, the catalog is (partly) read.&quot;)], str2PCLT_SDL Required_SDLM &quot;##|E_PCSC_CFHIE##|&quot; inner_cfg))">
            <text:p>, ("E_PCSC_CFHIE_POSTFIX", (M.fromList [("rus", B.pack "С упущениями, но всё же каталог (частично) считан."), ("eng", B.pack "Despite of losses, the catalog is (partly) read.")], str2PCLT_SDL Required_SDLM "##|E_PCSC_CFHIE##|" inner_cfg))</text:p>
          </table:table-cell>
          <table:table-cell table:style-name="ce7" table:formula="of:=IF([.E163]=&quot;&quot;;&quot;&quot;;CONCATENATE([.E163];&quot;%&quot;;[.F163];&quot;%&quot;;[.G163];&quot;%&quot;;[.H163]))" office:value-type="string" office:string-value="E_PCSC_CFHIE_POSTFIX%##|E_PCSC_CFHIE##|%С упущениями, но всё же каталог (частично) считан.%Despite of losses, the catalog is (partly) read.">
            <text:p>E_PCSC_CFHIE_POSTFIX%##|E_PCSC_CFHIE##|%С упущениями, но всё же каталог (частично) считан.%Despite of losses, the catalog is (partly) read.</text:p>
          </table:table-cell>
          <table:table-cell table:style-name="ce11" table:formula="of:=IF([.E163]=&quot;&quot;;&quot;&quot;;&quot;INSERT INTO tpls (pclt_id) VALUES('&quot;&amp;[.E163]&amp;&quot;');&quot;&amp;CHAR(13)&amp;CHAR(10) &amp; IF([.N163]=&quot;&quot;;&quot;&quot;;&quot;INSERT INTO tpls_localized (lng, pclt_id, structured_text) VALUES('&quot;&amp; [.N$20] &amp; &quot;', '&quot;&amp;[.E163]&amp;&quot;', '&quot;&amp;[.N163]&amp;&quot;');&quot;) &amp; CHAR(13)&amp;CHAR(10) &amp; IF([.O163]=&quot;&quot;;&quot;&quot;;&quot;INSERT INTO tpls_localized (lng, pclt_id, structured_text) VALUES('&quot;&amp;[.O$20]&amp;&quot;', '&quot;&amp;[.E163]&amp;&quot;', '&quot;&amp;[.O163]&amp;&quot;');&quot;) &amp; CHAR(13)&amp;CHAR(10)&amp;&quot;INSERT INTO tpls_inclusions_in_collections (tpls_collection_id, pclt_id, tpl_dflt_req_sdl) VALUES (&quot;&amp;[.C163]&amp;&quot;,'&quot;&amp;[.E163]&amp;&quot;','&quot;&amp;[.F163]&amp;&quot;');&quot;)" office:value-type="string" office:string-value="INSERT INTO tpls (pclt_id) VALUES('E_PCSC_CFHIE_POSTFIX');&#13;&#10;INSERT INTO tpls_localized (lng, pclt_id, structured_text) VALUES('rus', 'E_PCSC_CFHIE_POSTFIX', 'С упущениями, но всё же каталог (частично) считан.');&#13;&#10;INSERT INTO tpls_localized (lng, pclt_id, structured_text) VALUES('eng', 'E_PCSC_CFHIE_POSTFIX', 'Despite of losses, the catalog is (partly) read.');&#13;&#10;INSERT INTO tpls_inclusions_in_collections (tpls_collection_id, pclt_id, tpl_dflt_req_sdl) VALUES (4,'E_PCSC_CFHIE_POSTFIX','##|E_PCSC_CFHIE##|');">
            <text:p>INSERT INTO tpls (pclt_id) VALUES('E_PCSC_CFHIE_POSTFIX');<text:line-break/>INSERT INTO tpls_localized (lng, pclt_id, structured_text) VALUES('rus', 'E_PCSC_CFHIE_POSTFIX', 'С упущениями, но всё же каталог (частично) считан.');<text:line-break/>INSERT INTO tpls_localized (lng, pclt_id, structured_text) VALUES('eng', 'E_PCSC_CFHIE_POSTFIX', 'Despite of losses, the catalog is (partly) read.');<text:line-break/>INSERT INTO tpls_inclusions_in_collections (tpls_collection_id, pclt_id, tpl_dflt_req_sdl) VALUES (4,'E_PCSC_CFHIE_POSTFIX','##|E_PCSC_CFHI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163];&quot;'&quot;;&quot;''&quot;)" office:value-type="string" office:string-value="С упущениями, но всё же каталог (частично) считан.">
            <text:p>С упущениями, но всё же каталог (частично) считан.</text:p>
          </table:table-cell>
          <table:table-cell table:style-name="ce11" table:formula="of:=SUBSTITUTE([.H163];&quot;'&quot;;&quot;''&quot;)" office:value-type="string" office:string-value="Despite of losses, the catalog is (partly) read.">
            <text:p>Despite of losses, the catalog is (partly) read.</text:p>
          </table:table-cell>
          <table:table-cell table:style-name="ce11" table:formula="of:=SUBSTITUTE([.G163];&quot;&quot;&quot;&quot;;&quot;\&quot;&quot;&quot;)" office:value-type="string" office:string-value="С упущениями, но всё же каталог (частично) считан.">
            <text:p>С упущениями, но всё же каталог (частично) считан.</text:p>
          </table:table-cell>
          <table:table-cell table:style-name="ce11" table:formula="of:=SUBSTITUTE([.H163];&quot;&quot;&quot;&quot;;&quot;\&quot;&quot;&quot;)" office:value-type="string" office:string-value="Despite of losses, the catalog is (partly) read.">
            <text:p>Despite of losses, the catalog is (partly) read.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/>
          <table:table-cell table:style-name="ce11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formula="of:=IF([.E164]=&quot;&quot;;&quot;&quot;;CONCATENATE(&quot;, (&quot;;CHAR(34);[.E164];CHAR(34);&quot;, (M.fromList [&quot;;&quot;(&quot;;CHAR(34);&quot;rus&quot;;CHAR(34);&quot;, &quot;;CHAR(34);[.G164];CHAR(34);&quot;), (&quot;;CHAR(34);&quot;eng&quot;;CHAR(34);&quot;, &quot;;CHAR(34);[.H164];CHAR(34);&quot;)], str2PCST_SDL &quot;;CHAR(34);[.F164];CHAR(34);&quot; inner_cfg))&quot;))">
            <text:p/>
          </table:table-cell>
          <table:table-cell table:style-name="ce7" table:formula="of:=IF([.E164]=&quot;&quot;;&quot;&quot;;CONCATENATE([.E164];&quot;%&quot;;[.F164];&quot;%&quot;;[.G164];&quot;%&quot;;[.H164]))">
            <text:p/>
          </table:table-cell>
          <table:table-cell table:style-name="ce11" table:formula="of:=IF([.E164]=&quot;&quot;;&quot;&quot;;&quot;INSERT INTO tpls (pcst_id) VALUES('&quot;&amp;[.E164]&amp;&quot;');&quot;&amp;CHAR(13)&amp;CHAR(10)&amp;&quot;INSERT INTO tpls_localized (lng, pcst_id, structured_text) VALUES('rus', '&quot;&amp;[.E164]&amp;&quot;', '&quot;&amp;[.G164]&amp;&quot;');&quot;&amp;CHAR(13)&amp;CHAR(10)&amp;&quot;INSERT INTO tpls_localized (lng, pcst_id, structured_text) VALUES('eng', '&quot;&amp;[.E164]&amp;&quot;', '&quot;&amp;[.H164]&amp;&quot;');&quot;&amp;CHAR(13)&amp;CHAR(10)&amp;&quot;INSERT INTO tpls_inclusions_in_collections (tpls_collection_id, pcst_id, tpl_dflt_req_sdl) VALUES (&quot;&amp;[.C164]&amp;&quot;,'&quot;&amp;[.E164]&amp;&quot;','&quot;&amp;[.F164]&amp;&quot;');&quot;)">
            <text:p/>
          </table:table-cell>
          <table:table-cell table:style-name="ce7"/>
          <table:table-cell table:style-name="ce11" table:number-columns-repeated="4"/>
          <table:table-cell table:number-columns-repeated="1007"/>
        </table:table-row>
        <table:table-row table:style-name="ro3">
          <table:table-cell/>
          <table:table-cell table:style-name="ce7"/>
          <table:table-cell table:style-name="ce11"/>
          <table:table-cell table:style-name="ce11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formula="of:=IF([.E165]=&quot;&quot;;&quot;&quot;;CONCATENATE(&quot;, (&quot;;CHAR(34);[.E165];CHAR(34);&quot;, (M.fromList [&quot;;&quot;(&quot;;CHAR(34);&quot;rus&quot;;CHAR(34);&quot;, &quot;;CHAR(34);[.G165];CHAR(34);&quot;), (&quot;;CHAR(34);&quot;eng&quot;;CHAR(34);&quot;, &quot;;CHAR(34);[.H165];CHAR(34);&quot;)], str2PCST_SDL &quot;;CHAR(34);[.F165];CHAR(34);&quot; inner_cfg))&quot;))">
            <text:p/>
          </table:table-cell>
          <table:table-cell table:style-name="ce7" table:formula="of:=IF([.E165]=&quot;&quot;;&quot;&quot;;CONCATENATE([.E165];&quot;%&quot;;[.F165];&quot;%&quot;;[.G165];&quot;%&quot;;[.H165]))">
            <text:p/>
          </table:table-cell>
          <table:table-cell table:style-name="ce11" table:formula="of:=IF([.E165]=&quot;&quot;;&quot;&quot;;&quot;INSERT INTO tpls (pcst_id) VALUES('&quot;&amp;[.E165]&amp;&quot;');&quot;&amp;CHAR(13)&amp;CHAR(10)&amp;&quot;INSERT INTO tpls_localized (lng, pcst_id, structured_text) VALUES('rus', '&quot;&amp;[.E165]&amp;&quot;', '&quot;&amp;[.G165]&amp;&quot;');&quot;&amp;CHAR(13)&amp;CHAR(10)&amp;&quot;INSERT INTO tpls_localized (lng, pcst_id, structured_text) VALUES('eng', '&quot;&amp;[.E165]&amp;&quot;', '&quot;&amp;[.H165]&amp;&quot;');&quot;&amp;CHAR(13)&amp;CHAR(10)&amp;&quot;INSERT INTO tpls_inclusions_in_collections (tpls_collection_id, pcst_id, tpl_dflt_req_sdl) VALUES (&quot;&amp;[.C165]&amp;&quot;,'&quot;&amp;[.E165]&amp;&quot;','&quot;&amp;[.F165]&amp;&quot;');&quot;)">
            <text:p/>
          </table:table-cell>
          <table:table-cell table:style-name="ce7"/>
          <table:table-cell table:style-name="ce11" table:number-columns-repeated="4"/>
          <table:table-cell table:number-columns-repeated="1007"/>
        </table:table-row>
        <table:table-row table:style-name="ro3">
          <table:table-cell/>
          <table:table-cell table:style-name="ce7"/>
          <table:table-cell table:style-name="ce11"/>
          <table:table-cell table:style-name="ce11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formula="of:=IF([.E166]=&quot;&quot;;&quot;&quot;;CONCATENATE(&quot;, (&quot;;CHAR(34);[.E166];CHAR(34);&quot;, (M.fromList [&quot;;&quot;(&quot;;CHAR(34);&quot;rus&quot;;CHAR(34);&quot;, &quot;;CHAR(34);[.G166];CHAR(34);&quot;), (&quot;;CHAR(34);&quot;eng&quot;;CHAR(34);&quot;, &quot;;CHAR(34);[.H166];CHAR(34);&quot;)], str2PCST_SDL &quot;;CHAR(34);[.F166];CHAR(34);&quot; inner_cfg))&quot;))">
            <text:p/>
          </table:table-cell>
          <table:table-cell table:style-name="ce7" table:formula="of:=IF([.E166]=&quot;&quot;;&quot;&quot;;CONCATENATE([.E166];&quot;%&quot;;[.F166];&quot;%&quot;;[.G166];&quot;%&quot;;[.H166]))">
            <text:p/>
          </table:table-cell>
          <table:table-cell table:style-name="ce11" table:formula="of:=IF([.E166]=&quot;&quot;;&quot;&quot;;&quot;INSERT INTO tpls (pcst_id) VALUES('&quot;&amp;[.E166]&amp;&quot;');&quot;&amp;CHAR(13)&amp;CHAR(10)&amp;&quot;INSERT INTO tpls_localized (lng, pcst_id, structured_text) VALUES('rus', '&quot;&amp;[.E166]&amp;&quot;', '&quot;&amp;[.G166]&amp;&quot;');&quot;&amp;CHAR(13)&amp;CHAR(10)&amp;&quot;INSERT INTO tpls_localized (lng, pcst_id, structured_text) VALUES('eng', '&quot;&amp;[.E166]&amp;&quot;', '&quot;&amp;[.H166]&amp;&quot;');&quot;&amp;CHAR(13)&amp;CHAR(10)&amp;&quot;INSERT INTO tpls_inclusions_in_collections (tpls_collection_id, pcst_id, tpl_dflt_req_sdl) VALUES (&quot;&amp;[.C166]&amp;&quot;,'&quot;&amp;[.E166]&amp;&quot;','&quot;&amp;[.F166]&amp;&quot;');&quot;)">
            <text:p/>
          </table:table-cell>
          <table:table-cell table:style-name="ce7"/>
          <table:table-cell table:style-name="ce11" table:number-columns-repeated="4"/>
          <table:table-cell table:number-columns-repeated="1007"/>
        </table:table-row>
        <table:table-row table:style-name="ro3">
          <table:table-cell/>
          <table:table-cell table:style-name="ce7"/>
          <table:table-cell table:style-name="ce11"/>
          <table:table-cell table:style-name="ce11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formula="of:=IF([.E167]=&quot;&quot;;&quot;&quot;;CONCATENATE(&quot;, (&quot;;CHAR(34);[.E167];CHAR(34);&quot;, (M.fromList [&quot;;&quot;(&quot;;CHAR(34);&quot;rus&quot;;CHAR(34);&quot;, &quot;;CHAR(34);[.G167];CHAR(34);&quot;), (&quot;;CHAR(34);&quot;eng&quot;;CHAR(34);&quot;, &quot;;CHAR(34);[.H167];CHAR(34);&quot;)], str2PCST_SDL &quot;;CHAR(34);[.F167];CHAR(34);&quot; inner_cfg))&quot;))">
            <text:p/>
          </table:table-cell>
          <table:table-cell table:style-name="ce7" table:formula="of:=IF([.E167]=&quot;&quot;;&quot;&quot;;CONCATENATE([.E167];&quot;%&quot;;[.F167];&quot;%&quot;;[.G167];&quot;%&quot;;[.H167]))">
            <text:p/>
          </table:table-cell>
          <table:table-cell table:style-name="ce11" table:formula="of:=IF([.E167]=&quot;&quot;;&quot;&quot;;&quot;INSERT INTO tpls (pcst_id) VALUES('&quot;&amp;[.E167]&amp;&quot;');&quot;&amp;CHAR(13)&amp;CHAR(10)&amp;&quot;INSERT INTO tpls_localized (lng, pcst_id, structured_text) VALUES('rus', '&quot;&amp;[.E167]&amp;&quot;', '&quot;&amp;[.G167]&amp;&quot;');&quot;&amp;CHAR(13)&amp;CHAR(10)&amp;&quot;INSERT INTO tpls_localized (lng, pcst_id, structured_text) VALUES('eng', '&quot;&amp;[.E167]&amp;&quot;', '&quot;&amp;[.H167]&amp;&quot;');&quot;&amp;CHAR(13)&amp;CHAR(10)&amp;&quot;INSERT INTO tpls_inclusions_in_collections (tpls_collection_id, pcst_id, tpl_dflt_req_sdl) VALUES (&quot;&amp;[.C167]&amp;&quot;,'&quot;&amp;[.E167]&amp;&quot;','&quot;&amp;[.F167]&amp;&quot;');&quot;)">
            <text:p/>
          </table:table-cell>
          <table:table-cell table:style-name="ce7"/>
          <table:table-cell table:style-name="ce11" table:number-columns-repeated="4"/>
          <table:table-cell table:number-columns-repeated="1007"/>
        </table:table-row>
        <table:table-row table:style-name="ro3" table:number-rows-repeated="108">
          <table:table-cell/>
          <table:table-cell table:style-name="ce8"/>
          <table:table-cell table:style-name="ce12" table:number-columns-repeated="2"/>
          <table:table-cell table:style-name="ce17" table:number-columns-repeated="13"/>
          <table:table-cell table:number-columns-repeated="1007"/>
        </table:table-row>
        <table:table-row table:style-name="ro3">
          <table:table-cell/>
          <table:table-cell table:style-name="ce9"/>
          <table:table-cell table:style-name="ce13" table:number-columns-repeated="2"/>
          <table:table-cell table:style-name="ce18" table:number-columns-repeated="13"/>
          <table:table-cell table:number-columns-repeated="1007"/>
        </table:table-row>
        <table:table-row table:style-name="ro3" table:number-rows-repeated="652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number:number-style style:name="N108P0" style:volatile="true">
      <number:text>Ls </number:text>
      <number:number number:decimal-places="0" number:min-integer-digits="1" number:grouping="true"/>
    </number:number-style>
    <number:number-style style:name="N108">
      <number:text>-Ls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Ls </number:text>
      <number:number number:decimal-places="0" number:min-integer-digits="1" number:grouping="true"/>
    </number:number-style>
    <number:number-style style:name="N109">
      <style:text-properties fo:color="#ff0000"/>
      <number:text>-Ls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Ls </number:text>
      <number:number number:decimal-places="2" number:min-integer-digits="1" number:grouping="true"/>
    </number:number-style>
    <number:number-style style:name="N111">
      <number:text>-Ls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Ls </number:text>
      <number:number number:decimal-places="2" number:min-integer-digits="1" number:grouping="true"/>
    </number:number-style>
    <number:number-style style:name="N112">
      <style:text-properties fo:color="#ff0000"/>
      <number:text>-Ls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Ls </number:text>
      <number:number number:decimal-places="0" number:min-integer-digits="1" number:grouping="true"/>
      <number:text> </number:text>
    </number:number-style>
    <number:number-style style:name="N124P1" style:volatile="true">
      <number:text>-Ls </number:text>
      <number:number number:decimal-places="0" number:min-integer-digits="1" number:grouping="true"/>
      <number:text> </number:text>
    </number:number-style>
    <number:number-style style:name="N124P2" style:volatile="true">
      <number:text> L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Ls </number:text>
      <number:number number:decimal-places="2" number:min-integer-digits="1" number:grouping="true"/>
      <number:text> </number:text>
    </number:number-style>
    <number:number-style style:name="N132P1" style:volatile="true">
      <number:text>-Ls </number:text>
      <number:number number:decimal-places="2" number:min-integer-digits="1" number:grouping="true"/>
      <number:text> </number:text>
    </number:number-style>
    <number:number-style style:name="N132P2" style:volatile="true">
      <number:text> L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.12.2009</text:date>, <text:time>23:07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CLT_5f_data_5f_pageStyle" style:display-name="PCLT_data_pag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02:14:14.21</meta:creation-date>
    <meta:editing-duration>PT134H23M04S</meta:editing-duration>
    <meta:editing-cycles>42</meta:editing-cycles>
    <dc:date>2009-12-07T23:07:45.21</dc:date>
    <dc:creator>Belka </dc:creator>
    <meta:generator>OpenOffice.org/3.1$Win32 OpenOffice.org_project/310m19$Build-9420</meta:generator>
    <meta:document-statistic meta:table-count="1" meta:cell-count="2319" meta:object-count="0"/>
  </office:meta>
</office:document-meta>
</file>